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71in"/>
    </style:style>
    <style:style style:name="co3" style:family="table-column">
      <style:table-column-properties fo:break-before="auto" style:column-width="1.272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1008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2.1583in"/>
    </style:style>
    <style:style style:name="co9" style:family="table-column">
      <style:table-column-properties fo:break-before="auto" style:column-width="2.1866in"/>
    </style:style>
    <style:style style:name="co10" style:family="table-column">
      <style:table-column-properties fo:break-before="auto" style:column-width="1.7008in"/>
    </style:style>
    <style:style style:name="co11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1.172in"/>
    </style:style>
    <style:style style:name="co13" style:family="table-column">
      <style:table-column-properties fo:break-before="auto" style:column-width="1.2008in"/>
    </style:style>
    <style:style style:name="co14" style:family="table-column">
      <style:table-column-properties fo:break-before="auto" style:column-width="1.0862in"/>
    </style:style>
    <style:style style:name="co15" style:family="table-column">
      <style:table-column-properties fo:break-before="auto" style:column-width="2.5728in"/>
    </style:style>
    <style:style style:name="co16" style:family="table-column">
      <style:table-column-properties fo:break-before="auto" style:column-width="1.7583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1.1575in"/>
    </style:style>
    <style:style style:name="co19" style:family="table-column">
      <style:table-column-properties fo:break-before="auto" style:column-width="2.2016in"/>
    </style:style>
    <style:style style:name="co20" style:family="table-column">
      <style:table-column-properties fo:break-before="auto" style:column-width="2.3728in"/>
    </style:style>
    <style:style style:name="co21" style:family="table-column">
      <style:table-column-properties fo:break-before="auto" style:column-width="0.9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4693in" fo:break-before="auto" style:use-optimal-row-height="true"/>
    </style:style>
    <style:style style:name="ro6" style:family="table-row">
      <style:table-row-properties style:row-height="0.9945in" fo:break-before="auto" style:use-optimal-row-height="false"/>
    </style:style>
    <style:style style:name="ro7" style:family="table-row">
      <style:table-row-properties style:row-height="1.078in" fo:break-before="auto" style:use-optimal-row-height="false"/>
    </style:style>
    <style:style style:name="ro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69a2e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true" fo:background-color="transparent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tru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69a2e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transparent"/>
    </style:style>
    <style:style style:name="ce122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3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vertical-align="middle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5" style:family="table-cell" style:parent-style-name="Default">
      <style:table-cell-properties style:vertical-align="middle"/>
      <style:text-properties fo:color="#c9211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ext-properties fo:color="#c9211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49" style:family="table-cell" style:parent-style-name="Default">
      <style:table-cell-properties style:vertical-align="middle"/>
      <style:text-properties style:use-window-font-color="true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52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134" style:family="table-cell" style:parent-style-name="Default">
      <style:table-cell-properties fo:background-color="transparent"/>
      <style:text-properties fo:color="#c9211e" fo:font-size="12pt" style:font-size-asian="12pt" style:font-size-complex="12pt"/>
    </style:style>
    <style:style style:name="ce1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in"/>
    </style:style>
    <style:style style:name="ce136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</style:style>
    <style:style style:name="ce1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8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0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 style:data-style-name="N11"/>
    <style:style style:name="ce66" style:family="table-cell" style:parent-style-name="Default">
      <style:table-cell-properties fo:wrap-option="wrap" style:vertical-align="middle"/>
      <style:text-properties style:use-window-font-color="true" fo:font-size="12pt" style:font-size-asian="12pt" style:font-size-complex="12pt"/>
    </style:style>
    <style:style style:name="ce16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70" style:family="table-cell" style:parent-style-name="Default">
      <style:text-properties style:use-window-font-color="true"/>
    </style:style>
    <style:style style:name="ce73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ffff00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7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2" style:family="table-cell" style:parent-style-name="Default">
      <style:text-properties style:use-window-font-color="true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 style:text-underline-color="font-color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/>
    </style:style>
    <style:style style:name="T2" style:family="text">
      <style:text-properties style:text-underline-style="none" style:text-underline-color="font-color" style:font-name-asian="Noto Sans CJK SC" style:font-relief="none" style:text-emphasize="none" style:font-style-complex="normal" style:font-style-asian="normal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 style:font-size-asian="14pt" style:font-size-complex="14pt" style:font-weight-asian="bold" style:font-weight-complex="bold"/>
    </style:style>
    <style:style style:name="T3" style:family="text">
      <style:text-properties style:text-overline-style="none" style:text-overline-color="font-color" style:use-window-font-color="true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4" style:family="text">
      <style:text-properties style:text-overline-style="none" style:text-overline-color="font-color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language-complex="hi" style:country-complex="IN" fo:color="#c9211e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 on 385 benchmarks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27"/>
        <table:table-column table:style-name="co3" table:default-cell-style-name="ce11"/>
        <table:table-column table:style-name="co1" table:number-columns-repeated="3" table:default-cell-style-name="ce24"/>
        <table:table-column table:style-name="co1" table:number-columns-repeated="2" table:default-cell-style-name="ce119"/>
        <table:table-column table:style-name="co4" table:default-cell-style-name="ce119"/>
        <table:table-column table:style-name="co1" table:number-columns-repeated="4" table:default-cell-style-name="ce119"/>
        <table:table-column table:style-name="co5" table:default-cell-style-name="ce119"/>
        <table:table-column table:style-name="co1" table:number-columns-repeated="4" table:default-cell-style-name="ce119"/>
        <table:table-column table:style-name="co6" table:default-cell-style-name="ce119"/>
        <table:table-column table:style-name="co1" table:default-cell-style-name="ce119"/>
        <table:table-column table:style-name="co1" table:number-columns-repeated="997" table:default-cell-style-name="Default"/>
        <table:table-row table:style-name="ro1">
          <table:table-cell table:style-name="Default" table:number-columns-repeated="20"/>
          <table:table-cell table:number-columns-repeated="997"/>
        </table:table-row>
        <table:table-row table:style-name="ro2">
          <table:table-cell table:style-name="Default" table:number-columns-repeated="3"/>
          <table:table-cell table:style-name="ce121" office:value-type="string" calcext:value-type="string" table:number-columns-spanned="3" table:number-rows-spanned="1">
            <text:p>2024 PB Competition</text:p>
          </table:table-cell>
          <table:covered-table-cell table:number-columns-repeated="2" table:style-name="ce8"/>
          <table:table-cell table:style-name="ce21" office:value-type="string" calcext:value-type="string">
            <text:p>Our Original Solver</text:p>
          </table:table-cell>
          <table:table-cell table:style-name="Default" table:number-columns-repeated="4"/>
          <table:table-cell table:style-name="ce21" office:value-type="string" calcext:value-type="string">
            <text:p>Our Symbolic Solver</text:p>
          </table:table-cell>
          <table:table-cell table:style-name="ce86"/>
          <table:table-cell table:style-name="Default" table:number-columns-repeated="3"/>
          <table:table-cell table:style-name="ce123" office:value-type="string" calcext:value-type="string">
            <text:p><text:span text:style-name="T1">RoundingSat-Linear-</text:span><text:span text:style-name="T2">Search</text:span>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table:number-columns-repeated="20"/>
          <table:table-cell table:number-columns-repeated="997"/>
        </table:table-row>
        <table:table-row table:style-name="ro3">
          <table:table-cell/>
          <table:table-cell table:style-name="ce8"/>
          <table:table-cell table:style-name="ce71" office:value-type="string" calcext:value-type="string">
            <text:p>Benchmarks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Best</text:p>
            <text:p>Cost ever</text:p>
          </table:table-cell>
          <table:table-cell table:style-name="ce20" office:value-type="string" calcext:value-type="string">
            <text:p>T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bestCost</text:p>
          </table:table-cell>
          <table:table-cell table:style-name="ce4" office:value-type="string" calcext:value-type="string">
            <text:p>#Solutions</text:p>
          </table:table-cell>
          <table:table-cell table:style-name="ce122" office:value-type="string" calcext:value-type="string">
            <text:p>time</text:p>
          </table:table-cell>
          <table:table-cell table:style-name="ce4"/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bestCost</text:p>
          </table:table-cell>
          <table:table-cell table:style-name="ce4" office:value-type="string" calcext:value-type="string">
            <text:p>#Solutions</text:p>
          </table:table-cell>
          <table:table-cell table:style-name="ce122" office:value-type="string" calcext:value-type="string">
            <text:p>time</text:p>
          </table:table-cell>
          <table:table-cell table:style-name="ce4"/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bestCost</text:p>
          </table:table-cell>
          <table:table-cell table:style-name="ce4" office:value-type="string" calcext:value-type="string">
            <text:p>#Solutions</text:p>
          </table:table-cell>
          <table:table-cell table:style-name="ce122" office:value-type="string" calcext:value-type="string">
            <text:p>time</text:p>
          </table:table-cell>
          <table:table-cell table:style-name="ce8"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1-normalized-market-split_5_40_2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40876.6" calcext:value-type="float">
            <text:p>40876.6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-normalized-mul_8_3_shg.opb</text:p>
          </table:table-cell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74.521" calcext:value-type="float">
            <text:p>74.521</text:p>
          </table:table-cell>
          <table:table-cell office:value-type="string" calcext:value-type="string">
            <text:p>Some_solution_found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-normalized-wnq_n100_mw99_5.opb.PB06.opb</text:p>
          </table:table-cell>
          <table:table-cell office:value-type="string" calcext:value-type="string">
            <text:p>SAT</text:p>
          </table:table-cell>
          <table:table-cell office:value-type="float" office:value="239" calcext:value-type="float">
            <text:p>239</text:p>
          </table:table-cell>
          <table:table-cell office:value-type="float" office:value="3558.03" calcext:value-type="float">
            <text:p>3558.03</text:p>
          </table:table-cell>
          <table:table-cell office:value-type="string" calcext:value-type="string">
            <text:p>Some_solution_found</text:p>
          </table:table-cell>
          <table:table-cell office:value-type="float" office:value="5410" calcext:value-type="float">
            <text:p>5410</text:p>
          </table:table-cell>
          <table:table-cell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440" calcext:value-type="float">
            <text:p>5440</text:p>
          </table:table-cell>
          <table:table-cell office:value-type="float" office:value="17" calcext:value-type="float">
            <text:p>1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01" calcext:value-type="float">
            <text:p>401</text:p>
          </table:table-cell>
          <table:table-cell office:value-type="float" office:value="416" calcext:value-type="float">
            <text:p>416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101-normalized-fir06_trarea_ac.opb</text:p>
          </table:table-cell>
          <table:table-cell office:value-type="string" calcext:value-type="string">
            <text:p>OPT</text:p>
          </table:table-cell>
          <table:table-cell office:value-type="float" office:value="33456" calcext:value-type="float">
            <text:p>33456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Some_solution_found</text:p>
          </table:table-cell>
          <table:table-cell office:value-type="float" office:value="34952" calcext:value-type="float">
            <text:p>34952</text:p>
          </table:table-cell>
          <table:table-cell office:value-type="float" office:value="24" calcext:value-type="float">
            <text:p>2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4333" calcext:value-type="float">
            <text:p>34333</text:p>
          </table:table-cell>
          <table:table-cell office:value-type="float" office:value="35" calcext:value-type="float">
            <text:p>35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4120" calcext:value-type="float">
            <text:p>34120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2-normalized-m50_100_70_70.r.opb</text:p>
          </table:table-cell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4-normalized-cc.opb</text:p>
          </table:table-cell>
          <table:table-cell office:value-type="string" calcext:value-type="string">
            <text:p>OPT</text:p>
          </table:table-cell>
          <table:table-cell office:value-type="float" office:value="1567" calcext:value-type="float">
            <text:p>156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Optimum_found</text:p>
          </table:table-cell>
          <table:table-cell office:value-type="float" office:value="1567" calcext:value-type="float">
            <text:p>1567</text:p>
          </table:table-cell>
          <table:table-cell office:value-type="float" office:value="31" calcext:value-type="float">
            <text:p>31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567" calcext:value-type="float">
            <text:p>1567</text:p>
          </table:table-cell>
          <table:table-cell office:value-type="float" office:value="40" calcext:value-type="float">
            <text:p>40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567" calcext:value-type="float">
            <text:p>1567</text:p>
          </table:table-cell>
          <table:table-cell office:value-type="float" office:value="15" calcext:value-type="float">
            <text:p>15</text:p>
          </table:table-cell>
          <table:table-cell office:value-type="float" office:value="3.72014" calcext:value-type="float">
            <text:p>3.72014</text:p>
          </table:table-cell>
          <table:table-cell table:number-columns-repeated="997"/>
        </table:table-row>
        <table:table-row table:style-name="ro4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7-normalized-NG.dot_fibo_20null20mast_rapportOE2.0_TMAX60_K192_cod2.opb</text:p>
          </table:table-cell>
          <table:table-cell office:value-type="string" calcext:value-type="string">
            <text:p>SAT</text:p>
          </table:table-cell>
          <table:table-cell office:value-type="float" office:value="-140091" calcext:value-type="float">
            <text:p>-140091</text:p>
          </table:table-cell>
          <table:table-cell office:value-type="float" office:value="3558.38" calcext:value-type="float">
            <text:p>3558.38</text:p>
          </table:table-cell>
          <table:table-cell office:value-type="string" calcext:value-type="string">
            <text:p>Some_solution_found</text:p>
          </table:table-cell>
          <table:table-cell office:value-type="float" office:value="-75614" calcext:value-type="float">
            <text:p>-75614</text:p>
          </table:table-cell>
          <table:table-cell office:value-type="float" office:value="28" calcext:value-type="float">
            <text:p>28</text:p>
          </table:table-cell>
          <table:table-cell office:value-type="float" office:value="3600.14" calcext:value-type="float">
            <text:p>3600.14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76038" calcext:value-type="float">
            <text:p>-76038</text:p>
          </table:table-cell>
          <table:table-cell office:value-type="float" office:value="24" calcext:value-type="float">
            <text:p>24</text:p>
          </table:table-cell>
          <table:table-cell office:value-type="float" office:value="3600.17" calcext:value-type="float">
            <text:p>3600.17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68260" calcext:value-type="float">
            <text:p>-68260</text:p>
          </table:table-cell>
          <table:table-cell office:value-type="float" office:value="25" calcext:value-type="float">
            <text:p>25</text:p>
          </table:table-cell>
          <table:table-cell office:value-type="float" office:value="3600.29" calcext:value-type="float">
            <text:p>3600.29</text:p>
          </table:table-cell>
          <table:table-cell table:number-columns-repeated="997"/>
        </table:table-row>
        <table:table-row table:style-name="ro4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08-normalized-6_12.opb</text:p>
          </table:table-cell>
          <table:table-cell office:value-type="string" calcext:value-type="string">
            <text:p>OPT</text:p>
          </table:table-cell>
          <table:table-cell office:value-type="float" office:value="5867" calcext:value-type="float">
            <text:p>5867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Optimum_found</text:p>
          </table:table-cell>
          <table:table-cell office:value-type="float" office:value="5867" calcext:value-type="float">
            <text:p>5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867" calcext:value-type="float">
            <text:p>5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867" calcext:value-type="float">
            <text:p>5867</text:p>
          </table:table-cell>
          <table:table-cell office:value-type="float" office:value="7" calcext:value-type="float">
            <text:p>7</text:p>
          </table:table-cell>
          <table:table-cell office:value-type="float" office:value="0.006317" calcext:value-type="float">
            <text:p>0.006317</text:p>
          </table:table-cell>
          <table:table-cell table:number-columns-repeated="997"/>
        </table:table-row>
        <table:table-row table:style-name="ro4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10-normalized-clique-coloring-max-clique-n=5-t=3.opb</text:p>
          </table:table-cell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39445" calcext:value-type="float">
            <text:p>0.039445</text:p>
          </table:table-cell>
          <table:table-cell table:number-columns-repeated="997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2-normalized-injcomp_opt_3layers_maxfirst_lastlayerdiv2_size_31.opb</text:p>
          </table:table-cell>
          <table:table-cell office:value-type="string" calcext:value-type="string">
            <text:p>OPT</text:p>
          </table:table-cell>
          <table:table-cell office:value-type="float" office:value="-15" calcext:value-type="float">
            <text:p>-15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Some_solution_found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13-normalized-matrix_5x3_2.opb</text:p>
          </table:table-cell>
          <table:table-cell office:value-type="string" calcext:value-type="string">
            <text:p>OPT</text:p>
          </table:table-cell>
          <table:table-cell office:value-type="float" office:value="19" calcext:value-type="float">
            <text:p>19</text:p>
          </table:table-cell>
          <table:table-cell office:value-type="float" office:value="263.345" calcext:value-type="float">
            <text:p>263.345</text:p>
          </table:table-cell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14-normalized-fir05_area_partials.opb</text:p>
          </table:table-cell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03455" calcext:value-type="float">
            <text:p>0.003455</text:p>
          </table:table-cell>
          <table:table-cell table:number-columns-repeated="997"/>
        </table:table-row>
        <table:table-row table:style-name="ro4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15-normalized-wnq_n100_mw99_13.opb.PB06.opb</text:p>
          </table:table-cell>
          <table:table-cell office:value-type="string" calcext:value-type="string">
            <text:p>SAT</text:p>
          </table:table-cell>
          <table:table-cell office:value-type="float" office:value="220" calcext:value-type="float">
            <text:p>220</text:p>
          </table:table-cell>
          <table:table-cell office:value-type="float" office:value="3558.15" calcext:value-type="float">
            <text:p>3558.15</text:p>
          </table:table-cell>
          <table:table-cell office:value-type="string" calcext:value-type="string">
            <text:p>Some_solution_found</text:p>
          </table:table-cell>
          <table:table-cell office:value-type="float" office:value="5650" calcext:value-type="float">
            <text:p>5650</text:p>
          </table:table-cell>
          <table:table-cell office:value-type="float" office:value="17" calcext:value-type="float">
            <text:p>1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701" calcext:value-type="float">
            <text:p>5701</text:p>
          </table:table-cell>
          <table:table-cell office:value-type="float" office:value="11" calcext:value-type="float">
            <text:p>11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78" calcext:value-type="float">
            <text:p>278</text:p>
          </table:table-cell>
          <table:table-cell office:value-type="float" office:value="422" calcext:value-type="float">
            <text:p>422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17-Init-x2-i10_pp_100.opb</text:p>
          </table:table-cell>
          <table:table-cell office:value-type="string" calcext:value-type="string">
            <text:p>OPT</text:p>
          </table:table-cell>
          <table:table-cell office:value-type="float" office:value="2232" calcext:value-type="float">
            <text:p>223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ptimum_found</text:p>
          </table:table-cell>
          <table:table-cell office:value-type="float" office:value="2232" calcext:value-type="float">
            <text:p>2232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32" calcext:value-type="float">
            <text:p>2232</text:p>
          </table:table-cell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232" calcext:value-type="float">
            <text:p>2232</text:p>
          </table:table-cell>
          <table:table-cell office:value-type="float" office:value="37" calcext:value-type="float">
            <text:p>37</text:p>
          </table:table-cell>
          <table:table-cell office:value-type="float" office:value="0.18287" calcext:value-type="float">
            <text:p>0.18287</text:p>
          </table:table-cell>
          <table:table-cell table:number-columns-repeated="997"/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18-normalized-clique-coloring-max-clique-n=14-t=9.opb</text:p>
          </table:table-cell>
          <table:table-cell office:value-type="string" calcext:value-type="string">
            <text:p>SAT</text:p>
          </table:table-cell>
          <table:table-cell office:value-type="float" office:value="5" calcext:value-type="float">
            <text:p>5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19-normalized-frb40-19-2.opb</text:p>
          </table:table-cell>
          <table:table-cell office:value-type="string" calcext:value-type="string">
            <text:p>OPT</text:p>
          </table:table-cell>
          <table:table-cell office:value-type="float" office:value="-40" calcext:value-type="float">
            <text:p>-40</text:p>
          </table:table-cell>
          <table:table-cell office:value-type="float" office:value="30.088" calcext:value-type="float">
            <text:p>30.088</text:p>
          </table:table-cell>
          <table:table-cell office:value-type="string" calcext:value-type="string">
            <text:p>Some_solution_found</text:p>
          </table:table-cell>
          <table:table-cell office:value-type="float" office:value="-35" calcext:value-type="float">
            <text:p>-35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5" calcext:value-type="float">
            <text:p>-35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4" calcext:value-type="float">
            <text:p>-34</text:p>
          </table:table-cell>
          <table:table-cell office:value-type="float" office:value="35" calcext:value-type="float">
            <text:p>3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7" calcext:value-type="float">
            <text:p>17</text:p>
          </table:table-cell>
          <table:table-cell/>
          <table:table-cell table:style-name="ce10" office:value-type="string" calcext:value-type="string">
            <text:p>12-normalized-50-750-false-45-90-4-7000opt.opb</text:p>
          </table:table-cell>
          <table:table-cell office:value-type="string" calcext:value-type="string">
            <text:p>OPT</text:p>
          </table:table-cell>
          <table:table-cell office:value-type="float" office:value="-68" calcext:value-type="float">
            <text:p>-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Optimum_found</text:p>
          </table:table-cell>
          <table:table-cell office:value-type="float" office:value="-68" calcext:value-type="float">
            <text:p>-68</text:p>
          </table:table-cell>
          <table:table-cell office:value-type="float" office:value="14" calcext:value-type="float">
            <text:p>14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68" calcext:value-type="float">
            <text:p>-68</text:p>
          </table:table-cell>
          <table:table-cell office:value-type="float" office:value="10" calcext:value-type="float">
            <text:p>10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68" calcext:value-type="float">
            <text:p>-68</text:p>
          </table:table-cell>
          <table:table-cell office:value-type="float" office:value="24" calcext:value-type="float">
            <text:p>24</text:p>
          </table:table-cell>
          <table:table-cell office:value-type="float" office:value="7.43004" calcext:value-type="float">
            <text:p>7.43004</text:p>
          </table:table-cell>
          <table:table-cell table:number-columns-repeated="997"/>
        </table:table-row>
        <table:table-row table:style-name="ro4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20-normalized-OGR_18.opb</text:p>
          </table:table-cell>
          <table:table-cell office:value-type="string" calcext:value-type="string">
            <text:p>SAT</text:p>
          </table:table-cell>
          <table:table-cell office:value-type="float" office:value="293" calcext:value-type="float">
            <text:p>293</text:p>
          </table:table-cell>
          <table:table-cell office:value-type="float" office:value="3600.07" calcext:value-type="float">
            <text:p>3600.07</text:p>
          </table:table-cell>
          <table:table-cell office:value-type="string" calcext:value-type="string">
            <text:p>Some_solution_found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21-normalized-Generated_notes_20140709_1000_0.10-021.opb</text:p>
          </table:table-cell>
          <table:table-cell office:value-type="string" calcext:value-type="string">
            <text:p>OPT</text:p>
          </table:table-cell>
          <table:table-cell office:value-type="float" office:value="-116824" calcext:value-type="float">
            <text:p>-116824</text:p>
          </table:table-cell>
          <table:table-cell office:value-type="float" office:value="11.83" calcext:value-type="float">
            <text:p>11.83</text:p>
          </table:table-cell>
          <table:table-cell office:value-type="string" calcext:value-type="string">
            <text:p>Some_solution_found</text:p>
          </table:table-cell>
          <table:table-cell office:value-type="float" office:value="-55745" calcext:value-type="float">
            <text:p>-55745</text:p>
          </table:table-cell>
          <table:table-cell office:value-type="float" office:value="33" calcext:value-type="float">
            <text:p>33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61039" calcext:value-type="float">
            <text:p>-61039</text:p>
          </table:table-cell>
          <table:table-cell office:value-type="float" office:value="28" calcext:value-type="float">
            <text:p>28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55525" calcext:value-type="float">
            <text:p>-55525</text:p>
          </table:table-cell>
          <table:table-cell office:value-type="float" office:value="385" calcext:value-type="float">
            <text:p>38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122-normalized-evencolouring_opt_linear_random6regular_nvert_401.opb</text:p>
          </table:table-cell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3.942" calcext:value-type="float">
            <text:p>3.942</text:p>
          </table:table-cell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2.49269" calcext:value-type="float">
            <text:p>2.49269</text:p>
          </table:table-cell>
          <table:table-cell table:number-columns-repeated="997"/>
        </table:table-row>
        <table:table-row table:style-name="ro4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23-normalized-787.cudf.trendy.opb</text:p>
          </table:table-cell>
          <table:table-cell office:value-type="string" calcext:value-type="string">
            <text:p>OPT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25-normalized-factor-size=9-P=397-Q=449.opb</text:p>
          </table:table-cell>
          <table:table-cell office:value-type="string" calcext:value-type="string">
            <text:p>OPT</text:p>
          </table:table-cell>
          <table:table-cell office:value-type="float" office:value="397" calcext:value-type="float">
            <text:p>39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Optimum_found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012767" calcext:value-type="float">
            <text:p>0.012767</text:p>
          </table:table-cell>
          <table:table-cell table:number-columns-repeated="997"/>
        </table:table-row>
        <table:table-row table:style-name="ro4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26-normalized-10_20.opb</text:p>
          </table:table-cell>
          <table:table-cell office:value-type="string" calcext:value-type="string">
            <text:p>OPT</text:p>
          </table:table-cell>
          <table:table-cell office:value-type="float" office:value="8034" calcext:value-type="float">
            <text:p>803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8034" calcext:value-type="float">
            <text:p>8034</text:p>
          </table:table-cell>
          <table:table-cell office:value-type="float" office:value="17" calcext:value-type="float">
            <text:p>17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034" calcext:value-type="float">
            <text:p>8034</text:p>
          </table:table-cell>
          <table:table-cell office:value-type="float" office:value="24" calcext:value-type="float">
            <text:p>24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8034" calcext:value-type="float">
            <text:p>8034</text:p>
          </table:table-cell>
          <table:table-cell office:value-type="float" office:value="15" calcext:value-type="float">
            <text:p>15</text:p>
          </table:table-cell>
          <table:table-cell office:value-type="float" office:value="0.071178" calcext:value-type="float">
            <text:p>0.071178</text:p>
          </table:table-cell>
          <table:table-cell table:number-columns-repeated="997"/>
        </table:table-row>
        <table:table-row table:style-name="ro4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28-normalized-wnq_n100_mw99_0.opb.PB06.opb</text:p>
          </table:table-cell>
          <table:table-cell office:value-type="string" calcext:value-type="string">
            <text:p>SAT</text:p>
          </table:table-cell>
          <table:table-cell office:value-type="float" office:value="245" calcext:value-type="float">
            <text:p>245</text:p>
          </table:table-cell>
          <table:table-cell office:value-type="float" office:value="3558.03" calcext:value-type="float">
            <text:p>3558.03</text:p>
          </table:table-cell>
          <table:table-cell office:value-type="string" calcext:value-type="string">
            <text:p>Some_solution_found</text:p>
          </table:table-cell>
          <table:table-cell office:value-type="float" office:value="5533" calcext:value-type="float">
            <text:p>5533</text:p>
          </table:table-cell>
          <table:table-cell office:value-type="float" office:value="23" calcext:value-type="float">
            <text:p>23</text:p>
          </table:table-cell>
          <table:table-cell office:value-type="float" office:value="3600.05" calcext:value-type="float">
            <text:p>3600.05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249" calcext:value-type="float">
            <text:p>5249</text:p>
          </table:table-cell>
          <table:table-cell office:value-type="float" office:value="13" calcext:value-type="float">
            <text:p>1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53" calcext:value-type="float">
            <text:p>353</text:p>
          </table:table-cell>
          <table:table-cell office:value-type="float" office:value="427" calcext:value-type="float">
            <text:p>427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29-normalized-wnq_n100_mw99_10.opb.PB06.opb</text:p>
          </table:table-cell>
          <table:table-cell office:value-type="string" calcext:value-type="string">
            <text:p>SAT</text:p>
          </table:table-cell>
          <table:table-cell office:value-type="float" office:value="248" calcext:value-type="float">
            <text:p>248</text:p>
          </table:table-cell>
          <table:table-cell office:value-type="float" office:value="3558.03" calcext:value-type="float">
            <text:p>3558.03</text:p>
          </table:table-cell>
          <table:table-cell office:value-type="string" calcext:value-type="string">
            <text:p>Some_solution_found</text:p>
          </table:table-cell>
          <table:table-cell office:value-type="float" office:value="5578" calcext:value-type="float">
            <text:p>5578</text:p>
          </table:table-cell>
          <table:table-cell office:value-type="float" office:value="24" calcext:value-type="float">
            <text:p>2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589" calcext:value-type="float">
            <text:p>5589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0-normalized-vtxcov_v2000_e4000_11.opb.PB06.opb</text:p>
          </table:table-cell>
          <table:table-cell office:value-type="string" calcext:value-type="string">
            <text:p>SAT</text:p>
          </table:table-cell>
          <table:table-cell office:value-type="float" office:value="1028" calcext:value-type="float">
            <text:p>1028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1134" calcext:value-type="float">
            <text:p>1134</text:p>
          </table:table-cell>
          <table:table-cell office:value-type="float" office:value="39" calcext:value-type="float">
            <text:p>3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36" calcext:value-type="float">
            <text:p>1136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34" calcext:value-type="float">
            <text:p>1034</text:p>
          </table:table-cell>
          <table:table-cell office:value-type="float" office:value="142" calcext:value-type="float">
            <text:p>14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31-normalized-neos-631710.opb</text:p>
          </table:table-cell>
          <table:table-cell office:value-type="string" calcext:value-type="string">
            <text:p>SAT</text:p>
          </table:table-cell>
          <table:table-cell office:value-type="float" office:value="203" calcext:value-type="float">
            <text:p>203</text:p>
          </table:table-cell>
          <table:table-cell office:value-type="float" office:value="3558.05" calcext:value-type="float">
            <text:p>3558.05</text:p>
          </table:table-cell>
          <table:table-cell office:value-type="string" calcext:value-type="string">
            <text:p>Some_solution_found</text:p>
          </table:table-cell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 office:value-type="float" office:value="3600.05" calcext:value-type="float">
            <text:p>3600.05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3" calcext:value-type="float">
            <text:p>203</text:p>
          </table:table-cell>
          <table:table-cell office:value-type="float" office:value="31" calcext:value-type="float">
            <text:p>31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03" calcext:value-type="float">
            <text:p>203</text:p>
          </table:table-cell>
          <table:table-cell office:value-type="float" office:value="354" calcext:value-type="float">
            <text:p>35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32-normalized-vtxcov_v2000_e4000_21.opb.PB06.opb</text:p>
          </table:table-cell>
          <table:table-cell office:value-type="string" calcext:value-type="string">
            <text:p>SAT</text:p>
          </table:table-cell>
          <table:table-cell office:value-type="float" office:value="1030" calcext:value-type="float">
            <text:p>1030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1142" calcext:value-type="float">
            <text:p>1142</text:p>
          </table:table-cell>
          <table:table-cell office:value-type="float" office:value="39" calcext:value-type="float">
            <text:p>3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41" calcext:value-type="float">
            <text:p>1141</text:p>
          </table:table-cell>
          <table:table-cell office:value-type="float" office:value="47" calcext:value-type="float">
            <text:p>4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49" calcext:value-type="float">
            <text:p>1049</text:p>
          </table:table-cell>
          <table:table-cell office:value-type="float" office:value="141" calcext:value-type="float">
            <text:p>141</text:p>
          </table:table-cell>
          <table:table-cell office:value-type="float" office:value="3600.02" calcext:value-type="float">
            <text:p>3600.02</text:p>
          </table:table-cell>
          <table:table-cell table:number-columns-repeated="997"/>
        </table:table-row>
        <table:table-row table:style-name="ro4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34-normalized-domset_v500_e2000_w30_mw19_20.opb.PB06.opb</text:p>
          </table:table-cell>
          <table:table-cell office:value-type="string" calcext:value-type="string">
            <text:p>SAT</text:p>
          </table:table-cell>
          <table:table-cell office:value-type="float" office:value="180" calcext:value-type="float">
            <text:p>180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09" calcext:value-type="float">
            <text:p>209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3600.26" calcext:value-type="float">
            <text:p>3600.26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1" calcext:value-type="float">
            <text:p>191</text:p>
          </table:table-cell>
          <table:table-cell office:value-type="float" office:value="34" calcext:value-type="float">
            <text:p>3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35-normalized-single-obj-f54-DCTotalLoss.seq-B-3-combined-EDCBAir.opb</text:p>
          </table:table-cell>
          <table:table-cell office:value-type="string" calcext:value-type="string">
            <text:p>OPT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Optimum_found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28" calcext:value-type="float">
            <text:p>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8" calcext:value-type="float">
            <text:p>8</text:p>
          </table:table-cell>
          <table:table-cell office:value-type="float" office:value="0.00859" calcext:value-type="float">
            <text:p>0.00859</text:p>
          </table:table-cell>
          <table:table-cell table:number-columns-repeated="997"/>
        </table:table-row>
        <table:table-row table:style-name="ro4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36-normalized-j6033_9.std.opb</text:p>
          </table:table-cell>
          <table:table-cell office:value-type="string" calcext:value-type="string">
            <text:p>OPT</text:p>
          </table:table-cell>
          <table:table-cell office:value-type="float" office:value="108" calcext:value-type="float">
            <text:p>108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Optimum_found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08" calcext:value-type="float">
            <text:p>108</text:p>
          </table:table-cell>
          <table:table-cell office:value-type="float" office:value="193" calcext:value-type="float">
            <text:p>193</text:p>
          </table:table-cell>
          <table:table-cell office:value-type="float" office:value="0.648559" calcext:value-type="float">
            <text:p>0.648559</text:p>
          </table:table-cell>
          <table:table-cell table:number-columns-repeated="997"/>
        </table:table-row>
        <table:table-row table:style-name="ro4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37-normalized-domset_v500_e2000_w30_mw19_16.opb.PB06.opb</text:p>
          </table:table-cell>
          <table:table-cell office:value-type="string" calcext:value-type="string">
            <text:p>SAT</text:p>
          </table:table-cell>
          <table:table-cell office:value-type="float" office:value="181" calcext:value-type="float">
            <text:p>181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13" calcext:value-type="float">
            <text:p>213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139-normalized-fir08_trarea_ac.opb</text:p>
          </table:table-cell>
          <table:table-cell office:value-type="string" calcext:value-type="string">
            <text:p>OPT</text:p>
          </table:table-cell>
          <table:table-cell office:value-type="float" office:value="70311" calcext:value-type="float">
            <text:p>70311</text:p>
          </table:table-cell>
          <table:table-cell office:value-type="float" office:value="2.848" calcext:value-type="float">
            <text:p>2.848</text:p>
          </table:table-cell>
          <table:table-cell office:value-type="string" calcext:value-type="string">
            <text:p>Some_solution_found</text:p>
          </table:table-cell>
          <table:table-cell office:value-type="float" office:value="87686" calcext:value-type="float">
            <text:p>87686</text:p>
          </table:table-cell>
          <table:table-cell office:value-type="float" office:value="24" calcext:value-type="float">
            <text:p>24</text:p>
          </table:table-cell>
          <table:table-cell office:value-type="float" office:value="3601.68" calcext:value-type="float">
            <text:p>3601.68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83805" calcext:value-type="float">
            <text:p>83805</text:p>
          </table:table-cell>
          <table:table-cell office:value-type="float" office:value="29" calcext:value-type="float">
            <text:p>29</text:p>
          </table:table-cell>
          <table:table-cell office:value-type="float" office:value="3600.13" calcext:value-type="float">
            <text:p>3600.1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77525" calcext:value-type="float">
            <text:p>77525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14-normalized-m4.r.opb</text:p>
          </table:table-cell>
          <table:table-cell office:value-type="string" calcext:value-type="string">
            <text:p>OPT</text:p>
          </table:table-cell>
          <table:table-cell office:value-type="float" office:value="90" calcext:value-type="float">
            <text:p>90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Some_solution_found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40-normalized-hw64-vm75p-opt.opb.negationfix.opb</text:p>
          </table:table-cell>
          <table:table-cell office:value-type="string" calcext:value-type="string">
            <text:p>OPT</text:p>
          </table:table-cell>
          <table:table-cell office:value-type="float" office:value="47" calcext:value-type="float">
            <text:p>47</text:p>
          </table:table-cell>
          <table:table-cell office:value-type="float" office:value="211.651" calcext:value-type="float">
            <text:p>211.651</text:p>
          </table:table-cell>
          <table:table-cell office:value-type="string" calcext:value-type="string">
            <text:p>Some_solution_found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41-normalized-vertexcover_opt_grid_evenrowoddcolsquare_dim_100.opb</text:p>
          </table:table-cell>
          <table:table-cell office:value-type="string" calcext:value-type="string">
            <text:p>OPT</text:p>
          </table:table-cell>
          <table:table-cell office:value-type="float" office:value="5100" calcext:value-type="float">
            <text:p>5100</text:p>
          </table:table-cell>
          <table:table-cell office:value-type="float" office:value="4.529" calcext:value-type="float">
            <text:p>4.529</text:p>
          </table:table-cell>
          <table:table-cell office:value-type="string" calcext:value-type="string">
            <text:p>Some_solution_found</text:p>
          </table:table-cell>
          <table:table-cell office:value-type="float" office:value="5100" calcext:value-type="float">
            <text:p>5100</text:p>
          </table:table-cell>
          <table:table-cell office:value-type="float" office:value="4" calcext:value-type="float">
            <text:p>4</text:p>
          </table:table-cell>
          <table:table-cell office:value-type="float" office:value="3600.17" calcext:value-type="float">
            <text:p>3600.1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100" calcext:value-type="float">
            <text:p>5100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100" calcext:value-type="float">
            <text:p>510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142-normalized-NG.dot_fibo_10null0mast_rapportOE1.0_TMAX180_K192_cod2.opb</text:p>
          </table:table-cell>
          <table:table-cell office:value-type="string" calcext:value-type="string">
            <text:p>SAT</text:p>
          </table:table-cell>
          <table:table-cell office:value-type="float" office:value="-375879" calcext:value-type="float">
            <text:p>-375879</text:p>
          </table:table-cell>
          <table:table-cell office:value-type="float" office:value="3558.78" calcext:value-type="float">
            <text:p>3558.78</text:p>
          </table:table-cell>
          <table:table-cell office:value-type="string" calcext:value-type="string">
            <text:p>Some_solution_found</text:p>
          </table:table-cell>
          <table:table-cell office:value-type="float" office:value="-46042" calcext:value-type="float">
            <text:p>-46042</text:p>
          </table:table-cell>
          <table:table-cell office:value-type="float" office:value="4" calcext:value-type="float">
            <text:p>4</text:p>
          </table:table-cell>
          <table:table-cell office:value-type="float" office:value="3600.48" calcext:value-type="float">
            <text:p>3600.48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6042" calcext:value-type="float">
            <text:p>-46042</text:p>
          </table:table-cell>
          <table:table-cell office:value-type="float" office:value="4" calcext:value-type="float">
            <text:p>4</text:p>
          </table:table-cell>
          <table:table-cell office:value-type="float" office:value="3600.18" calcext:value-type="float">
            <text:p>3600.18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66926" calcext:value-type="float">
            <text:p>-66926</text:p>
          </table:table-cell>
          <table:table-cell office:value-type="float" office:value="58" calcext:value-type="float">
            <text:p>58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143-normalized-g15x15.opb</text:p>
          </table:table-cell>
          <table:table-cell office:value-type="string" calcext:value-type="string">
            <text:p>OPT</text:p>
          </table:table-cell>
          <table:table-cell office:value-type="float" office:value="53" calcext:value-type="float">
            <text:p>53</text:p>
          </table:table-cell>
          <table:table-cell office:value-type="float" office:value="26.701" calcext:value-type="float">
            <text:p>26.701</text:p>
          </table:table-cell>
          <table:table-cell office:value-type="string" calcext:value-type="string">
            <text:p>Some_solution_found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144-normalized-vtxcov_v2000_e4000_6.opb.PB06.opb</text:p>
          </table:table-cell>
          <table:table-cell office:value-type="string" calcext:value-type="string">
            <text:p>SAT</text:p>
          </table:table-cell>
          <table:table-cell office:value-type="float" office:value="1036" calcext:value-type="float">
            <text:p>1036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1154" calcext:value-type="float">
            <text:p>1154</text:p>
          </table:table-cell>
          <table:table-cell office:value-type="float" office:value="39" calcext:value-type="float">
            <text:p>39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58" calcext:value-type="float">
            <text:p>1158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52" calcext:value-type="float">
            <text:p>1052</text:p>
          </table:table-cell>
          <table:table-cell office:value-type="float" office:value="140" calcext:value-type="float">
            <text:p>14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45-normalized-acc-tight5.opb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7471" calcext:value-type="float">
            <text:p>0.047471</text:p>
          </table:table-cell>
          <table:table-cell table:number-columns-repeated="997"/>
        </table:table-row>
        <table:table-row table:style-name="ro4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146-normalized-lo_14x14_000.opb.metafix.opb</text:p>
          </table:table-cell>
          <table:table-cell office:value-type="string" calcext:value-type="string">
            <text:p>OPT</text:p>
          </table:table-cell>
          <table:table-cell office:value-type="float" office:value="95" calcext:value-type="float">
            <text:p>95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Optimum_foun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380.22" calcext:value-type="float">
            <text:p>3380.2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500.43" calcext:value-type="float">
            <text:p>3500.4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47-normalized-30:30:4.5:0.95:100.opb</text:p>
          </table:table-cell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1.935" calcext:value-type="float">
            <text:p>1.935</text:p>
          </table:table-cell>
          <table:table-cell office:value-type="string" calcext:value-type="string">
            <text:p>Some_solution_found</text:p>
          </table:table-cell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7" calcext:value-type="float">
            <text:p>207</text:p>
          </table:table-cell>
          <table:table-cell office:value-type="float" office:value="54" calcext:value-type="float">
            <text:p>5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7" calcext:value-type="float">
            <text:p>47</text:p>
          </table:table-cell>
          <table:table-cell office:value-type="float" office:value="171" calcext:value-type="float">
            <text:p>171</text:p>
          </table:table-cell>
          <table:table-cell office:value-type="float" office:value="3600.03" calcext:value-type="float">
            <text:p>3600.03</text:p>
          </table:table-cell>
          <table:table-cell table:number-columns-repeated="997"/>
        </table:table-row>
        <table:table-row table:style-name="ro4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148-normalized-mult_diagcomm_opt_greater_teq_nbits_08.opb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7" calcext:value-type="float">
            <text:p>85.7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64" calcext:value-type="float">
            <text:p>87.6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1.579" calcext:value-type="float">
            <text:p>341.579</text:p>
          </table:table-cell>
          <table:table-cell table:number-columns-repeated="997"/>
        </table:table-row>
        <table:table-row table:style-name="ro4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15-normalized-exam.pi.opb</text:p>
          </table:table-cell>
          <table:table-cell office:value-type="string" calcext:value-type="string">
            <text:p>OPT</text:p>
          </table:table-cell>
          <table:table-cell office:value-type="float" office:value="63" calcext:value-type="float">
            <text:p>63</text:p>
          </table:table-cell>
          <table:table-cell office:value-type="float" office:value="2.082" calcext:value-type="float">
            <text:p>2.082</text:p>
          </table:table-cell>
          <table:table-cell office:value-type="string" calcext:value-type="string">
            <text:p>Some_solution_found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50-normalized-maxcut_opt_complete_5-partite_inlv_nvert_27.opb</text:p>
          </table:table-cell>
          <table:table-cell office:value-type="string" calcext:value-type="string">
            <text:p>OPT</text:p>
          </table:table-cell>
          <table:table-cell office:value-type="float" office:value="-180" calcext:value-type="float">
            <text:p>-180</text:p>
          </table:table-cell>
          <table:table-cell office:value-type="float" office:value="1.998" calcext:value-type="float">
            <text:p>1.998</text:p>
          </table:table-cell>
          <table:table-cell office:value-type="string" calcext:value-type="string">
            <text:p>Some_solution_found</text:p>
          </table:table-cell>
          <table:table-cell office:value-type="float" office:value="-180" calcext:value-type="float">
            <text:p>-180</text:p>
          </table:table-cell>
          <table:table-cell office:value-type="float" office:value="21" calcext:value-type="float">
            <text:p>2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80" calcext:value-type="float">
            <text:p>-180</text:p>
          </table:table-cell>
          <table:table-cell office:value-type="float" office:value="13" calcext:value-type="float">
            <text:p>13</text:p>
          </table:table-cell>
          <table:table-cell office:value-type="float" office:value="2386.37" calcext:value-type="float">
            <text:p>2386.3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80" calcext:value-type="float">
            <text:p>-180</text:p>
          </table:table-cell>
          <table:table-cell office:value-type="float" office:value="22" calcext:value-type="float">
            <text:p>22</text:p>
          </table:table-cell>
          <table:table-cell office:value-type="float" office:value="205.344" calcext:value-type="float">
            <text:p>205.344</text:p>
          </table:table-cell>
          <table:table-cell table:number-columns-repeated="997"/>
        </table:table-row>
        <table:table-row table:style-name="ro4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151-normalized-circ10-3.opb</text:p>
          </table:table-cell>
          <table:table-cell office:value-type="string" calcext:value-type="string">
            <text:p>SAT</text:p>
          </table:table-cell>
          <table:table-cell office:value-type="float" office:value="276" calcext:value-type="float">
            <text:p>276</text:p>
          </table:table-cell>
          <table:table-cell office:value-type="float" office:value="3600.04" calcext:value-type="float">
            <text:p>3600.04</text:p>
          </table:table-cell>
          <table:table-cell office:value-type="string" calcext:value-type="string">
            <text:p>Some_solution_found</text:p>
          </table:table-cell>
          <table:table-cell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42" calcext:value-type="float">
            <text:p>342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82" calcext:value-type="float">
            <text:p>282</text:p>
          </table:table-cell>
          <table:table-cell office:value-type="float" office:value="39" calcext:value-type="float">
            <text:p>3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52-normalized-knapPI_1_2000_1000_1_-110625.opb</text:p>
          </table:table-cell>
          <table:table-cell office:value-type="string" calcext:value-type="string">
            <text:p>OPT</text:p>
          </table:table-cell>
          <table:table-cell office:value-type="float" office:value="-110625" calcext:value-type="float">
            <text:p>-110625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Some_solution_found</text:p>
          </table:table-cell>
          <table:table-cell office:value-type="float" office:value="-32831" calcext:value-type="float">
            <text:p>-32831</text:p>
          </table:table-cell>
          <table:table-cell office:value-type="float" office:value="33" calcext:value-type="float">
            <text:p>3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1486" calcext:value-type="float">
            <text:p>-31486</text:p>
          </table:table-cell>
          <table:table-cell office:value-type="float" office:value="16" calcext:value-type="float">
            <text:p>16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10625" calcext:value-type="float">
            <text:p>-110625</text:p>
          </table:table-cell>
          <table:table-cell office:value-type="float" office:value="960" calcext:value-type="float">
            <text:p>960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153-normalized-j909_1.std.opb</text:p>
          </table:table-cell>
          <table:table-cell office:value-type="string" calcext:value-type="string">
            <text:p>SAT</text:p>
          </table:table-cell>
          <table:table-cell office:value-type="float" office:value="106" calcext:value-type="float">
            <text:p>106</text:p>
          </table:table-cell>
          <table:table-cell office:value-type="float" office:value="3600.05" calcext:value-type="float">
            <text:p>3600.05</text:p>
          </table:table-cell>
          <table:table-cell office:value-type="string" calcext:value-type="string">
            <text:p>Some_solution_found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7" calcext:value-type="float">
            <text:p>107</text:p>
          </table:table-cell>
          <table:table-cell office:value-type="float" office:value="145" calcext:value-type="float">
            <text:p>14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156-normalized-matrix_5x3_6.opb</text:p>
          </table:table-cell>
          <table:table-cell office:value-type="string" calcext:value-type="string">
            <text:p>OPT</text:p>
          </table:table-cell>
          <table:table-cell office:value-type="float" office:value="20" calcext:value-type="float">
            <text:p>20</text:p>
          </table:table-cell>
          <table:table-cell office:value-type="float" office:value="71.656" calcext:value-type="float">
            <text:p>71.656</text:p>
          </table:table-cell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57-Init-x2-i5_pp_93.opb</text:p>
          </table:table-cell>
          <table:table-cell office:value-type="string" calcext:value-type="string">
            <text:p>OPT</text:p>
          </table:table-cell>
          <table:table-cell office:value-type="float" office:value="750" calcext:value-type="float">
            <text:p>750</text:p>
          </table:table-cell>
          <table:table-cell office:value-type="float" office:value="4.295" calcext:value-type="float">
            <text:p>4.295</text:p>
          </table:table-cell>
          <table:table-cell office:value-type="string" calcext:value-type="string">
            <text:p>Optimum_found</text:p>
          </table:table-cell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166.01" calcext:value-type="float">
            <text:p>166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office:value-type="float" office:value="147.23" calcext:value-type="float">
            <text:p>147.2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50" calcext:value-type="float">
            <text:p>750</text:p>
          </table:table-cell>
          <table:table-cell office:value-type="float" office:value="46" calcext:value-type="float">
            <text:p>46</text:p>
          </table:table-cell>
          <table:table-cell office:value-type="float" office:value="6.81488" calcext:value-type="float">
            <text:p>6.81488</text:p>
          </table:table-cell>
          <table:table-cell table:number-columns-repeated="997"/>
        </table:table-row>
        <table:table-row table:style-name="ro4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158-normalized-10:10:4.5:0.95:98.opb</text:p>
          </table:table-cell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Some_solution_found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.56125" calcext:value-type="float">
            <text:p>7.56125</text:p>
          </table:table-cell>
          <table:table-cell table:number-columns-repeated="997"/>
        </table:table-row>
        <table:table-row table:style-name="ro4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59-normalized-fir03_trarea_ac.opb</text:p>
          </table:table-cell>
          <table:table-cell office:value-type="string" calcext:value-type="string">
            <text:p>OPT</text:p>
          </table:table-cell>
          <table:table-cell office:value-type="float" office:value="23978" calcext:value-type="float">
            <text:p>23978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Some_solution_found</text:p>
          </table:table-cell>
          <table:table-cell office:value-type="float" office:value="24036" calcext:value-type="float">
            <text:p>24036</text:p>
          </table:table-cell>
          <table:table-cell office:value-type="float" office:value="29" calcext:value-type="float">
            <text:p>29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3978" calcext:value-type="float">
            <text:p>23978</text:p>
          </table:table-cell>
          <table:table-cell office:value-type="float" office:value="26" calcext:value-type="float">
            <text:p>26</text:p>
          </table:table-cell>
          <table:table-cell office:value-type="float" office:value="81.52" calcext:value-type="float">
            <text:p>81.5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3978" calcext:value-type="float">
            <text:p>23978</text:p>
          </table:table-cell>
          <table:table-cell office:value-type="float" office:value="3" calcext:value-type="float">
            <text:p>3</text:p>
          </table:table-cell>
          <table:table-cell office:value-type="float" office:value="330.379" calcext:value-type="float">
            <text:p>330.379</text:p>
          </table:table-cell>
          <table:table-cell table:number-columns-repeated="997"/>
        </table:table-row>
        <table:table-row table:style-name="ro4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16-normalized-knapPI_1_50_1000_4_-4888.opb</text:p>
          </table:table-cell>
          <table:table-cell office:value-type="string" calcext:value-type="string">
            <text:p>OPT</text:p>
          </table:table-cell>
          <table:table-cell office:value-type="float" office:value="-12104" calcext:value-type="float">
            <text:p>-1210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Some_solution_found</text:p>
          </table:table-cell>
          <table:table-cell office:value-type="float" office:value="-11643" calcext:value-type="float">
            <text:p>-11643</text:p>
          </table:table-cell>
          <table:table-cell office:value-type="float" office:value="33" calcext:value-type="float">
            <text:p>3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1584" calcext:value-type="float">
            <text:p>-11584</text:p>
          </table:table-cell>
          <table:table-cell office:value-type="float" office:value="35" calcext:value-type="float">
            <text:p>3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2104" calcext:value-type="float">
            <text:p>-12104</text:p>
          </table:table-cell>
          <table:table-cell office:value-type="float" office:value="39" calcext:value-type="float">
            <text:p>39</text:p>
          </table:table-cell>
          <table:table-cell office:value-type="float" office:value="0.069734" calcext:value-type="float">
            <text:p>0.069734</text:p>
          </table:table-cell>
          <table:table-cell table:number-columns-repeated="997"/>
        </table:table-row>
        <table:table-row table:style-name="ro4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160-normalized-neos-859770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9.772" calcext:value-type="float">
            <text:p>9.772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5.05" calcext:value-type="float">
            <text:p>295.05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.62" calcext:value-type="float">
            <text:p>289.62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.3027" calcext:value-type="float">
            <text:p>82.3027</text:p>
          </table:table-cell>
          <table:table-cell table:number-columns-repeated="997"/>
        </table:table-row>
        <table:table-row table:style-name="ro4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161-normalized-BA_RDC4.dot_unif_20null10mast_rapportOE2.0_TMAX180_K67_cod2_pbEq1_newVersion_product.opb</text:p>
          </table:table-cell>
          <table:table-cell office:value-type="string" calcext:value-type="string">
            <text:p>SAT</text:p>
          </table:table-cell>
          <table:table-cell office:value-type="float" office:value="-47392" calcext:value-type="float">
            <text:p>-47392</text:p>
          </table:table-cell>
          <table:table-cell office:value-type="float" office:value="3533.67" calcext:value-type="float">
            <text:p>3533.67</text:p>
          </table:table-cell>
          <table:table-cell office:value-type="string" calcext:value-type="string">
            <text:p>Some_solution_found</text:p>
          </table:table-cell>
          <table:table-cell office:value-type="float" office:value="-32454" calcext:value-type="float">
            <text:p>-32454</text:p>
          </table:table-cell>
          <table:table-cell office:value-type="float" office:value="181" calcext:value-type="float">
            <text:p>18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7314" calcext:value-type="float">
            <text:p>-27314</text:p>
          </table:table-cell>
          <table:table-cell office:value-type="float" office:value="163" calcext:value-type="float">
            <text:p>16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45892" calcext:value-type="float">
            <text:p>-45892</text:p>
          </table:table-cell>
          <table:table-cell office:value-type="float" office:value="485" calcext:value-type="float">
            <text:p>485</text:p>
          </table:table-cell>
          <table:table-cell office:value-type="float" office:value="3600.06" calcext:value-type="float">
            <text:p>3600.06</text:p>
          </table:table-cell>
          <table:table-cell table:number-columns-repeated="997"/>
        </table:table-row>
        <table:table-row table:style-name="ro4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162-normalized-linearized_pebbling_opt_layeredfan_up_r33_c65_a6.opb</text:p>
          </table:table-cell>
          <table:table-cell office:value-type="string" calcext:value-type="string">
            <text:p>OPT</text:p>
          </table:table-cell>
          <table:table-cell office:value-type="float" office:value="12675" calcext:value-type="float">
            <text:p>1267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2675" calcext:value-type="float">
            <text:p>12675</text:p>
          </table:table-cell>
          <table:table-cell office:value-type="float" office:value="1" calcext:value-type="float">
            <text:p>1</text:p>
          </table:table-cell>
          <table:table-cell office:value-type="float" office:value="3602.05" calcext:value-type="float">
            <text:p>3602.05</text:p>
          </table:table-cell>
          <table:table-cell table:number-columns-repeated="997"/>
        </table:table-row>
        <table:table-row table:style-name="ro4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163-normalized-fir05_trarea_ac.opb</text:p>
          </table:table-cell>
          <table:table-cell office:value-type="string" calcext:value-type="string">
            <text:p>OPT</text:p>
          </table:table-cell>
          <table:table-cell office:value-type="float" office:value="47342" calcext:value-type="float">
            <text:p>47342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Some_solution_found</text:p>
          </table:table-cell>
          <table:table-cell office:value-type="float" office:value="48552" calcext:value-type="float">
            <text:p>48552</text:p>
          </table:table-cell>
          <table:table-cell office:value-type="float" office:value="48" calcext:value-type="float">
            <text:p>4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7342" calcext:value-type="float">
            <text:p>47342</text:p>
          </table:table-cell>
          <table:table-cell office:value-type="float" office:value="106" calcext:value-type="float">
            <text:p>106</text:p>
          </table:table-cell>
          <table:table-cell office:value-type="float" office:value="64.03" calcext:value-type="float">
            <text:p>64.0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7342" calcext:value-type="float">
            <text:p>47342</text:p>
          </table:table-cell>
          <table:table-cell office:value-type="float" office:value="21" calcext:value-type="float">
            <text:p>21</text:p>
          </table:table-cell>
          <table:table-cell office:value-type="float" office:value="167.819" calcext:value-type="float">
            <text:p>167.819</text:p>
          </table:table-cell>
          <table:table-cell table:number-columns-repeated="997"/>
        </table:table-row>
        <table:table-row table:style-name="ro4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164-normalized-domset_v500_e2000_w30_mw19_10.opb.PB06.opb</text:p>
          </table:table-cell>
          <table:table-cell office:value-type="string" calcext:value-type="string">
            <text:p>SAT</text:p>
          </table:table-cell>
          <table:table-cell office:value-type="float" office:value="181" calcext:value-type="float">
            <text:p>181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07" calcext:value-type="float">
            <text:p>207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3" calcext:value-type="float">
            <text:p>193</text:p>
          </table:table-cell>
          <table:table-cell office:value-type="float" office:value="32" calcext:value-type="float">
            <text:p>32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165-normalized-fir04_trarea_ac.opb</text:p>
          </table:table-cell>
          <table:table-cell office:value-type="string" calcext:value-type="string">
            <text:p>OPT</text:p>
          </table:table-cell>
          <table:table-cell office:value-type="float" office:value="41202" calcext:value-type="float">
            <text:p>41202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Some_solution_found</text:p>
          </table:table-cell>
          <table:table-cell office:value-type="float" office:value="42383" calcext:value-type="float">
            <text:p>42383</text:p>
          </table:table-cell>
          <table:table-cell office:value-type="float" office:value="45" calcext:value-type="float">
            <text:p>4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1202" calcext:value-type="float">
            <text:p>41202</text:p>
          </table:table-cell>
          <table:table-cell office:value-type="float" office:value="55" calcext:value-type="float">
            <text:p>55</text:p>
          </table:table-cell>
          <table:table-cell office:value-type="float" office:value="14.73" calcext:value-type="float">
            <text:p>14.7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1202" calcext:value-type="float">
            <text:p>41202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166-normalized-rmine15.opb</text:p>
          </table:table-cell>
          <table:table-cell office:value-type="string" calcext:value-type="string">
            <text:p>SAT</text:p>
          </table:table-cell>
          <table:table-cell office:value-type="float" office:value="-218422812" calcext:value-type="float">
            <text:p>-218422812</text:p>
          </table:table-cell>
          <table:table-cell office:value-type="float" office:value="3558.11" calcext:value-type="float">
            <text:p>3558.11</text:p>
          </table:table-cell>
          <table:table-cell office:value-type="string" calcext:value-type="string">
            <text:p>Some_solution_found</text:p>
          </table:table-cell>
          <table:table-cell office:value-type="float" office:value="-193993720" calcext:value-type="float">
            <text:p>-193993720</text:p>
          </table:table-cell>
          <table:table-cell office:value-type="float" office:value="4" calcext:value-type="float">
            <text:p>4</text:p>
          </table:table-cell>
          <table:table-cell office:value-type="float" office:value="3600.15" calcext:value-type="float">
            <text:p>3600.15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13269941" calcext:value-type="float">
            <text:p>-113269941</text:p>
          </table:table-cell>
          <table:table-cell office:value-type="float" office:value="4" calcext:value-type="float">
            <text:p>4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02963733" calcext:value-type="float">
            <text:p>-102963733</text:p>
          </table:table-cell>
          <table:table-cell office:value-type="float" office:value="8018" calcext:value-type="float">
            <text:p>801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167-normalized-domset_opt_hexgrid_nrowsdiv30add5_ncols_460.opb</text:p>
          </table:table-cell>
          <table:table-cell office:value-type="string" calcext:value-type="string">
            <text:p>OPT</text:p>
          </table:table-cell>
          <table:table-cell office:value-type="float" office:value="2300" calcext:value-type="float">
            <text:p>2300</text:p>
          </table:table-cell>
          <table:table-cell office:value-type="float" office:value="0.377" calcext:value-type="float">
            <text:p>0.377</text:p>
          </table:table-cell>
          <table:table-cell office:value-type="string" calcext:value-type="string">
            <text:p>Some_solution_found</text:p>
          </table:table-cell>
          <table:table-cell office:value-type="float" office:value="2378" calcext:value-type="float">
            <text:p>2378</text:p>
          </table:table-cell>
          <table:table-cell office:value-type="float" office:value="5" calcext:value-type="float">
            <text:p>5</text:p>
          </table:table-cell>
          <table:table-cell office:value-type="float" office:value="3600.33" calcext:value-type="float">
            <text:p>3600.3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312" calcext:value-type="float">
            <text:p>2312</text:p>
          </table:table-cell>
          <table:table-cell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905" calcext:value-type="float">
            <text:p>2905</text:p>
          </table:table-cell>
          <table:table-cell office:value-type="float" office:value="176" calcext:value-type="float">
            <text:p>17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168-normalized-frb50-23-3.opb</text:p>
          </table:table-cell>
          <table:table-cell office:value-type="string" calcext:value-type="string">
            <text:p>SAT</text:p>
          </table:table-cell>
          <table:table-cell office:value-type="float" office:value="-50" calcext:value-type="float">
            <text:p>-50</text:p>
          </table:table-cell>
          <table:table-cell office:value-type="float" office:value="72002.1" calcext:value-type="float">
            <text:p>72002.1</text:p>
          </table:table-cell>
          <table:table-cell office:value-type="string" calcext:value-type="string">
            <text:p>Some_solution_found</text:p>
          </table:table-cell>
          <table:table-cell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8" calcext:value-type="float">
            <text:p>-38</text:p>
          </table:table-cell>
          <table:table-cell office:value-type="float" office:value="39" calcext:value-type="float">
            <text:p>3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17-normalized-30:70:4.5:0.95:98.opb</text:p>
          </table:table-cell>
          <table:table-cell office:value-type="string" calcext:value-type="string">
            <text:p>OPT</text:p>
          </table:table-cell>
          <table:table-cell office:value-type="float" office:value="12" calcext:value-type="float">
            <text:p>12</text:p>
          </table:table-cell>
          <table:table-cell office:value-type="float" office:value="6.574" calcext:value-type="float">
            <text:p>6.574</text:p>
          </table:table-cell>
          <table:table-cell office:value-type="string" calcext:value-type="string">
            <text:p>Some_solution_found</text:p>
          </table:table-cell>
          <table:table-cell office:value-type="float" office:value="673" calcext:value-type="float">
            <text:p>673</text:p>
          </table:table-cell>
          <table:table-cell office:value-type="float" office:value="38" calcext:value-type="float">
            <text:p>3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675" calcext:value-type="float">
            <text:p>675</text:p>
          </table:table-cell>
          <table:table-cell office:value-type="float" office:value="49" calcext:value-type="float">
            <text:p>4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91" calcext:value-type="float">
            <text:p>291</text:p>
          </table:table-cell>
          <table:table-cell office:value-type="float" office:value="349" calcext:value-type="float">
            <text:p>34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70-normalized-KE_410_004.opb</text:p>
          </table:table-cell>
          <table:table-cell office:value-type="string" calcext:value-type="string">
            <text:p>OPT</text:p>
          </table:table-cell>
          <table:table-cell office:value-type="float" office:value="-13862" calcext:value-type="float">
            <text:p>-13862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Some_solution_found</text:p>
          </table:table-cell>
          <table:table-cell office:value-type="float" office:value="-10933" calcext:value-type="float">
            <text:p>-10933</text:p>
          </table:table-cell>
          <table:table-cell office:value-type="float" office:value="68" calcext:value-type="float">
            <text:p>6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0463" calcext:value-type="float">
            <text:p>-10463</text:p>
          </table:table-cell>
          <table:table-cell office:value-type="float" office:value="75" calcext:value-type="float">
            <text:p>7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2884" calcext:value-type="float">
            <text:p>-12884</text:p>
          </table:table-cell>
          <table:table-cell office:value-type="float" office:value="239" calcext:value-type="float">
            <text:p>23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65" calcext:value-type="float">
            <text:p>65</text:p>
          </table:table-cell>
          <table:table-cell/>
          <table:table-cell table:style-name="ce10" office:value-type="string" calcext:value-type="string">
            <text:p>171-normalized-50-250-false-45-90-4-5000opt.opb</text:p>
          </table:table-cell>
          <table:table-cell office:value-type="string" calcext:value-type="string">
            <text:p>OPT</text:p>
          </table:table-cell>
          <table:table-cell office:value-type="float" office:value="-169" calcext:value-type="float">
            <text:p>-169</text:p>
          </table:table-cell>
          <table:table-cell office:value-type="float" office:value="2.386" calcext:value-type="float">
            <text:p>2.386</text:p>
          </table:table-cell>
          <table:table-cell office:value-type="string" calcext:value-type="string">
            <text:p>Optimum_found</text:p>
          </table:table-cell>
          <table:table-cell office:value-type="float" office:value="-169" calcext:value-type="float">
            <text:p>-169</text:p>
          </table:table-cell>
          <table:table-cell office:value-type="float" office:value="27" calcext:value-type="float">
            <text:p>27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9" calcext:value-type="float">
            <text:p>-169</text:p>
          </table:table-cell>
          <table:table-cell office:value-type="float" office:value="15" calcext:value-type="float">
            <text:p>15</text:p>
          </table:table-cell>
          <table:table-cell office:value-type="float" office:value="8.26" calcext:value-type="float">
            <text:p>8.2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69" calcext:value-type="float">
            <text:p>-169</text:p>
          </table:table-cell>
          <table:table-cell office:value-type="float" office:value="59" calcext:value-type="float">
            <text:p>59</text:p>
          </table:table-cell>
          <table:table-cell office:value-type="float" office:value="7.16104" calcext:value-type="float">
            <text:p>7.16104</text:p>
          </table:table-cell>
          <table:table-cell table:number-columns-repeated="997"/>
        </table:table-row>
        <table:table-row table:style-name="ro4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172-normalized-1077.cudf.paranoid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5413" calcext:value-type="float">
            <text:p>0.005413</text:p>
          </table:table-cell>
          <table:table-cell table:number-columns-repeated="997"/>
        </table:table-row>
        <table:table-row table:style-name="ro4">
          <table:table-cell office:value-type="float" office:value="67" calcext:value-type="float">
            <text:p>67</text:p>
          </table:table-cell>
          <table:table-cell/>
          <table:table-cell table:style-name="ce10" office:value-type="string" calcext:value-type="string">
            <text:p>173-normalized-KE_340_006.opb</text:p>
          </table:table-cell>
          <table:table-cell office:value-type="string" calcext:value-type="string">
            <text:p>OPT</text:p>
          </table:table-cell>
          <table:table-cell office:value-type="float" office:value="-10524" calcext:value-type="float">
            <text:p>-10524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Some_solution_found</text:p>
          </table:table-cell>
          <table:table-cell office:value-type="float" office:value="-8215" calcext:value-type="float">
            <text:p>-8215</text:p>
          </table:table-cell>
          <table:table-cell office:value-type="float" office:value="84" calcext:value-type="float">
            <text:p>8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7879" calcext:value-type="float">
            <text:p>-7879</text:p>
          </table:table-cell>
          <table:table-cell office:value-type="float" office:value="98" calcext:value-type="float">
            <text:p>9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0292" calcext:value-type="float">
            <text:p>-10292</text:p>
          </table:table-cell>
          <table:table-cell office:value-type="float" office:value="199" calcext:value-type="float">
            <text:p>19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68" calcext:value-type="float">
            <text:p>68</text:p>
          </table:table-cell>
          <table:table-cell/>
          <table:table-cell table:style-name="ce10" office:value-type="string" calcext:value-type="string">
            <text:p>176-normalized-50-250-false-45-90-4-10000opt.opb</text:p>
          </table:table-cell>
          <table:table-cell office:value-type="string" calcext:value-type="string">
            <text:p>OPT</text:p>
          </table:table-cell>
          <table:table-cell office:value-type="float" office:value="-164" calcext:value-type="float">
            <text:p>-164</text:p>
          </table:table-cell>
          <table:table-cell office:value-type="float" office:value="2.314" calcext:value-type="float">
            <text:p>2.314</text:p>
          </table:table-cell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17" calcext:value-type="float">
            <text:p>17</text:p>
          </table:table-cell>
          <table:table-cell office:value-type="float" office:value="8.93" calcext:value-type="float">
            <text:p>8.9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16" calcext:value-type="float">
            <text:p>16</text:p>
          </table:table-cell>
          <table:table-cell office:value-type="float" office:value="6.97" calcext:value-type="float">
            <text:p>6.9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64" calcext:value-type="float">
            <text:p>-164</text:p>
          </table:table-cell>
          <table:table-cell office:value-type="float" office:value="66" calcext:value-type="float">
            <text:p>66</text:p>
          </table:table-cell>
          <table:table-cell office:value-type="float" office:value="9.51838" calcext:value-type="float">
            <text:p>9.51838</text:p>
          </table:table-cell>
          <table:table-cell table:number-columns-repeated="997"/>
        </table:table-row>
        <table:table-row table:style-name="ro4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177-normalized-j609_2.std.opb</text:p>
          </table:table-cell>
          <table:table-cell office:value-type="string" calcext:value-type="string">
            <text:p>OPT</text:p>
          </table:table-cell>
          <table:table-cell office:value-type="float" office:value="82" calcext:value-type="float">
            <text:p>82</text:p>
          </table:table-cell>
          <table:table-cell office:value-type="float" office:value="25.102" calcext:value-type="float">
            <text:p>25.102</text:p>
          </table:table-cell>
          <table:table-cell office:value-type="string" calcext:value-type="string">
            <text:p>Optimum_found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77.59" calcext:value-type="float">
            <text:p>277.5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78.74" calcext:value-type="float">
            <text:p>278.7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82" calcext:value-type="float">
            <text:p>82</text:p>
          </table:table-cell>
          <table:table-cell office:value-type="float" office:value="212" calcext:value-type="float">
            <text:p>212</text:p>
          </table:table-cell>
          <table:table-cell office:value-type="float" office:value="34.3808" calcext:value-type="float">
            <text:p>34.3808</text:p>
          </table:table-cell>
          <table:table-cell table:number-columns-repeated="997"/>
        </table:table-row>
        <table:table-row table:style-name="ro4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179-normalized-lo_10x10_006.opb.metafix.opb</text:p>
          </table:table-cell>
          <table:table-cell office:value-type="string" calcext:value-type="string">
            <text:p>OPT</text:p>
          </table:table-cell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ptimum_foun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48877" calcext:value-type="float">
            <text:p>0.148877</text:p>
          </table:table-cell>
          <table:table-cell table:number-columns-repeated="997"/>
        </table:table-row>
        <table:table-row table:style-name="ro4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18-normalized-ii16d1.opb</text:p>
          </table:table-cell>
          <table:table-cell office:value-type="string" calcext:value-type="string">
            <text:p>SAT</text:p>
          </table:table-cell>
          <table:table-cell office:value-type="float" office:value="890" calcext:value-type="float">
            <text:p>890</text:p>
          </table:table-cell>
          <table:table-cell office:value-type="float" office:value="3478.26" calcext:value-type="float">
            <text:p>3478.26</text:p>
          </table:table-cell>
          <table:table-cell office:value-type="string" calcext:value-type="string">
            <text:p>Some_solution_found</text:p>
          </table:table-cell>
          <table:table-cell office:value-type="float" office:value="965" calcext:value-type="float">
            <text:p>965</text:p>
          </table:table-cell>
          <table:table-cell office:value-type="float" office:value="13" calcext:value-type="float">
            <text:p>13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928" calcext:value-type="float">
            <text:p>928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890" calcext:value-type="float">
            <text:p>890</text:p>
          </table:table-cell>
          <table:table-cell office:value-type="float" office:value="276" calcext:value-type="float">
            <text:p>27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180-normalized-ii32e4.opb</text:p>
          </table:table-cell>
          <table:table-cell office:value-type="string" calcext:value-type="string">
            <text:p>OPT</text:p>
          </table:table-cell>
          <table:table-cell office:value-type="float" office:value="364" calcext:value-type="float">
            <text:p>364</text:p>
          </table:table-cell>
          <table:table-cell office:value-type="float" office:value="11.462" calcext:value-type="float">
            <text:p>11.462</text:p>
          </table:table-cell>
          <table:table-cell office:value-type="string" calcext:value-type="string">
            <text:p>Optimum_found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64" calcext:value-type="float">
            <text:p>364</text:p>
          </table:table-cell>
          <table:table-cell office:value-type="float" office:value="24" calcext:value-type="float">
            <text:p>24</text:p>
          </table:table-cell>
          <table:table-cell office:value-type="float" office:value="6.80143" calcext:value-type="float">
            <text:p>6.80143</text:p>
          </table:table-cell>
          <table:table-cell table:number-columns-repeated="997"/>
        </table:table-row>
        <table:table-row table:style-name="ro4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181-normalized-ns1853823.opb</text:p>
          </table:table-cell>
          <table:table-cell office:value-type="string" calcext:value-type="string">
            <text:p>SAT</text:p>
          </table:table-cell>
          <table:table-cell office:value-type="float" office:value="41" calcext:value-type="float">
            <text:p>41</text:p>
          </table:table-cell>
          <table:table-cell office:value-type="float" office:value="3600.14" calcext:value-type="float">
            <text:p>3600.14</text:p>
          </table:table-cell>
          <table:table-cell office:value-type="string" calcext:value-type="string">
            <text:p>Some_solution_found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182-normalized-g7x7.opb</text:p>
          </table:table-cell>
          <table:table-cell office:value-type="string" calcext:value-type="string">
            <text:p>OPT</text:p>
          </table:table-cell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008239" calcext:value-type="float">
            <text:p>0.008239</text:p>
          </table:table-cell>
          <table:table-cell table:number-columns-repeated="997"/>
        </table:table-row>
        <table:table-row table:style-name="ro4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183-normalized-1336.cudf.paranoid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058" calcext:value-type="float">
            <text:p>0.058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958" calcext:value-type="float">
            <text:p>0.03958</text:p>
          </table:table-cell>
          <table:table-cell table:number-columns-repeated="997"/>
        </table:table-row>
        <table:table-row table:style-name="ro4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184-normalized-circ10_3.opb</text:p>
          </table:table-cell>
          <table:table-cell office:value-type="string" calcext:value-type="string">
            <text:p>SAT</text:p>
          </table:table-cell>
          <table:table-cell office:value-type="float" office:value="276" calcext:value-type="float">
            <text:p>276</text:p>
          </table:table-cell>
          <table:table-cell office:value-type="float" office:value="72000.9" calcext:value-type="float">
            <text:p>72000.9</text:p>
          </table:table-cell>
          <table:table-cell office:value-type="string" calcext:value-type="string">
            <text:p>Some_solution_found</text:p>
          </table:table-cell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84" calcext:value-type="float">
            <text:p>284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187-normalized-wnq_n100_mw99_7.opb.PB06.opb</text:p>
          </table:table-cell>
          <table:table-cell office:value-type="string" calcext:value-type="string">
            <text:p>SAT</text:p>
          </table:table-cell>
          <table:table-cell office:value-type="float" office:value="241" calcext:value-type="float">
            <text:p>241</text:p>
          </table:table-cell>
          <table:table-cell office:value-type="float" office:value="3558.02" calcext:value-type="float">
            <text:p>3558.02</text:p>
          </table:table-cell>
          <table:table-cell office:value-type="string" calcext:value-type="string">
            <text:p>Some_solution_found</text:p>
          </table:table-cell>
          <table:table-cell office:value-type="float" office:value="5539" calcext:value-type="float">
            <text:p>5539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468" calcext:value-type="float">
            <text:p>5468</text:p>
          </table:table-cell>
          <table:table-cell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53" calcext:value-type="float">
            <text:p>353</text:p>
          </table:table-cell>
          <table:table-cell office:value-type="float" office:value="440" calcext:value-type="float">
            <text:p>440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188-normalized-KE_250_005.opb</text:p>
          </table:table-cell>
          <table:table-cell office:value-type="string" calcext:value-type="string">
            <text:p>OPT</text:p>
          </table:table-cell>
          <table:table-cell office:value-type="float" office:value="-7323" calcext:value-type="float">
            <text:p>-7323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Some_solution_found</text:p>
          </table:table-cell>
          <table:table-cell office:value-type="float" office:value="-5825" calcext:value-type="float">
            <text:p>-5825</text:p>
          </table:table-cell>
          <table:table-cell office:value-type="float" office:value="48" calcext:value-type="float">
            <text:p>4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5979" calcext:value-type="float">
            <text:p>-5979</text:p>
          </table:table-cell>
          <table:table-cell office:value-type="float" office:value="75" calcext:value-type="float">
            <text:p>7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7286" calcext:value-type="float">
            <text:p>-7286</text:p>
          </table:table-cell>
          <table:table-cell office:value-type="float" office:value="132" calcext:value-type="float">
            <text:p>132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189-normalized-randa13f2d.cudf.paranoid.opb</text:p>
          </table:table-cell>
          <table:table-cell office:value-type="string" calcext:value-type="string">
            <text:p>OPT</text:p>
          </table:table-cell>
          <table:table-cell office:value-type="float" office:value="2477" calcext:value-type="float">
            <text:p>2477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Optimum_found</text:p>
          </table:table-cell>
          <table:table-cell office:value-type="float" office:value="2477" calcext:value-type="float">
            <text:p>2477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477" calcext:value-type="float">
            <text:p>2477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477" calcext:value-type="float">
            <text:p>2477</text:p>
          </table:table-cell>
          <table:table-cell office:value-type="float" office:value="992" calcext:value-type="float">
            <text:p>992</text:p>
          </table:table-cell>
          <table:table-cell office:value-type="float" office:value="2.26312" calcext:value-type="float">
            <text:p>2.26312</text:p>
          </table:table-cell>
          <table:table-cell table:number-columns-repeated="997"/>
        </table:table-row>
        <table:table-row table:style-name="ro4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19-SMTI_25000_5_0.95_7.opb</text:p>
          </table:table-cell>
          <table:table-cell office:value-type="string" calcext:value-type="string">
            <text:p>OPT</text:p>
          </table:table-cell>
          <table:table-cell office:value-type="float" office:value="336" calcext:value-type="float">
            <text:p>336</text:p>
          </table:table-cell>
          <table:table-cell office:value-type="float" office:value="6.837" calcext:value-type="float">
            <text:p>6.837</text:p>
          </table:table-cell>
          <table:table-cell office:value-type="string" calcext:value-type="string">
            <text:p>Optimum_found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4.88" calcext:value-type="float">
            <text:p>4.8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36" calcext:value-type="float">
            <text:p>336</text:p>
          </table:table-cell>
          <table:table-cell office:value-type="float" office:value="1007" calcext:value-type="float">
            <text:p>1007</text:p>
          </table:table-cell>
          <table:table-cell office:value-type="float" office:value="117.054" calcext:value-type="float">
            <text:p>117.054</text:p>
          </table:table-cell>
          <table:table-cell table:number-columns-repeated="997"/>
        </table:table-row>
        <table:table-row table:style-name="ro4">
          <table:table-cell office:value-type="float" office:value="81" calcext:value-type="float">
            <text:p>81</text:p>
          </table:table-cell>
          <table:table-cell/>
          <table:table-cell table:style-name="ce10" office:value-type="string" calcext:value-type="string">
            <text:p>190-normalized-graph20-20-1rand.opb</text:p>
          </table:table-cell>
          <table:table-cell office:value-type="string" calcext:value-type="string">
            <text:p>OPT</text:p>
          </table:table-cell>
          <table:table-cell office:value-type="float" office:value="-9" calcext:value-type="float">
            <text:p>-9</text:p>
          </table:table-cell>
          <table:table-cell office:value-type="float" office:value="2.451" calcext:value-type="float">
            <text:p>2.451</text:p>
          </table:table-cell>
          <table:table-cell office:value-type="string" calcext:value-type="string">
            <text:p>Some_solution_found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 table:number-columns-repeated="997"/>
        </table:table-row>
        <table:table-row table:style-name="ro4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191-normalized-matrix_5x3_1.opb</text:p>
          </table:table-cell>
          <table:table-cell office:value-type="string" calcext:value-type="string">
            <text:p>OPT</text:p>
          </table:table-cell>
          <table:table-cell office:value-type="float" office:value="23" calcext:value-type="float">
            <text:p>23</text:p>
          </table:table-cell>
          <table:table-cell office:value-type="float" office:value="445.42" calcext:value-type="float">
            <text:p>445.42</text:p>
          </table:table-cell>
          <table:table-cell office:value-type="string" calcext:value-type="string">
            <text:p>Some_solution_found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600.09" calcext:value-type="float">
            <text:p>3600.09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6" calcext:value-type="float">
            <text:p>3600.06</text:p>
          </table:table-cell>
          <table:table-cell table:number-columns-repeated="997"/>
        </table:table-row>
        <table:table-row table:style-name="ro4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192-normalized-mps-v2-20-10-lseu.opb</text:p>
          </table:table-cell>
          <table:table-cell office:value-type="string" calcext:value-type="string">
            <text:p>OPT</text:p>
          </table:table-cell>
          <table:table-cell office:value-type="float" office:value="1120" calcext:value-type="float">
            <text:p>1120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Optimum_found</text:p>
          </table:table-cell>
          <table:table-cell office:value-type="float" office:value="1120" calcext:value-type="float">
            <text:p>1120</text:p>
          </table:table-cell>
          <table:table-cell office:value-type="float" office:value="22" calcext:value-type="float">
            <text:p>22</text:p>
          </table:table-cell>
          <table:table-cell office:value-type="float" office:value="1096.92" calcext:value-type="float">
            <text:p>1096.9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120" calcext:value-type="float">
            <text:p>1120</text:p>
          </table:table-cell>
          <table:table-cell office:value-type="float" office:value="20" calcext:value-type="float">
            <text:p>20</text:p>
          </table:table-cell>
          <table:table-cell office:value-type="float" office:value="972.47" calcext:value-type="float">
            <text:p>972.4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120" calcext:value-type="float">
            <text:p>1120</text:p>
          </table:table-cell>
          <table:table-cell office:value-type="float" office:value="32" calcext:value-type="float">
            <text:p>32</text:p>
          </table:table-cell>
          <table:table-cell office:value-type="float" office:value="15.6537" calcext:value-type="float">
            <text:p>15.6537</text:p>
          </table:table-cell>
          <table:table-cell table:number-columns-repeated="997"/>
        </table:table-row>
        <table:table-row table:style-name="ro4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193-normalized-hw64-vm25p-opt.opb.negationfix.opb</text:p>
          </table:table-cell>
          <table:table-cell office:value-type="string" calcext:value-type="string">
            <text:p>OPT</text:p>
          </table:table-cell>
          <table:table-cell office:value-type="float" office:value="13" calcext:value-type="float">
            <text:p>13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Optimum_foun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.44" calcext:value-type="float">
            <text:p>8.4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.77" calcext:value-type="float">
            <text:p>10.7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.07962" calcext:value-type="float">
            <text:p>3.07962</text:p>
          </table:table-cell>
          <table:table-cell table:number-columns-repeated="997"/>
        </table:table-row>
        <table:table-row table:style-name="ro4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194-normalized-vertexcover_opt_grid_oddrowevencolsquare_dim_072.opb</text:p>
          </table:table-cell>
          <table:table-cell office:value-type="string" calcext:value-type="string">
            <text:p>OPT</text:p>
          </table:table-cell>
          <table:table-cell office:value-type="float" office:value="2664" calcext:value-type="float">
            <text:p>2664</text:p>
          </table:table-cell>
          <table:table-cell office:value-type="float" office:value="2.298" calcext:value-type="float">
            <text:p>2.298</text:p>
          </table:table-cell>
          <table:table-cell office:value-type="string" calcext:value-type="string">
            <text:p>Some_solution_found</text:p>
          </table:table-cell>
          <table:table-cell office:value-type="float" office:value="2664" calcext:value-type="float">
            <text:p>2664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664" calcext:value-type="float">
            <text:p>2664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664" calcext:value-type="float">
            <text:p>2664</text:p>
          </table:table-cell>
          <table:table-cell office:value-type="float" office:value="1" calcext:value-type="float">
            <text:p>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195-normalized-knapPI_6_200_10000_5_-48992.opb</text:p>
          </table:table-cell>
          <table:table-cell office:value-type="string" calcext:value-type="string">
            <text:p>OPT</text:p>
          </table:table-cell>
          <table:table-cell office:value-type="float" office:value="-48992" calcext:value-type="float">
            <text:p>-48992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Some_solution_found</text:p>
          </table:table-cell>
          <table:table-cell office:value-type="float" office:value="-48992" calcext:value-type="float">
            <text:p>-48992</text:p>
          </table:table-cell>
          <table:table-cell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8992" calcext:value-type="float">
            <text:p>-48992</text:p>
          </table:table-cell>
          <table:table-cell office:value-type="float" office:value="4" calcext:value-type="float">
            <text:p>4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48992" calcext:value-type="float">
            <text:p>-48992</text:p>
          </table:table-cell>
          <table:table-cell office:value-type="float" office:value="21" calcext:value-type="float">
            <text:p>2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196-normalized-ped3.G.recomb10-0.01-5.opb</text:p>
          </table:table-cell>
          <table:table-cell office:value-type="string" calcext:value-type="string">
            <text:p>OPT</text:p>
          </table:table-cell>
          <table:table-cell office:value-type="float" office:value="14043" calcext:value-type="float">
            <text:p>14043</text:p>
          </table:table-cell>
          <table:table-cell office:value-type="float" office:value="4.103" calcext:value-type="float">
            <text:p>4.103</text:p>
          </table:table-cell>
          <table:table-cell office:value-type="string" calcext:value-type="string">
            <text:p>Some_solution_found</text:p>
          </table:table-cell>
          <table:table-cell office:value-type="float" office:value="33841" calcext:value-type="float">
            <text:p>33841</text:p>
          </table:table-cell>
          <table:table-cell office:value-type="float" office:value="18" calcext:value-type="float">
            <text:p>18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2139" calcext:value-type="float">
            <text:p>32139</text:p>
          </table:table-cell>
          <table:table-cell office:value-type="float" office:value="19" calcext:value-type="float">
            <text:p>19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4045" calcext:value-type="float">
            <text:p>14045</text:p>
          </table:table-cell>
          <table:table-cell office:value-type="float" office:value="851" calcext:value-type="float">
            <text:p>851</text:p>
          </table:table-cell>
          <table:table-cell office:value-type="float" office:value="3602.07" calcext:value-type="float">
            <text:p>3602.07</text:p>
          </table:table-cell>
          <table:table-cell table:number-columns-repeated="997"/>
        </table:table-row>
        <table:table-row table:style-name="ro4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197-normalized-fir02_trarea_ac.opb</text:p>
          </table:table-cell>
          <table:table-cell office:value-type="string" calcext:value-type="string">
            <text:p>OPT</text:p>
          </table:table-cell>
          <table:table-cell office:value-type="float" office:value="24890" calcext:value-type="float">
            <text:p>24890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Optimum_found</text:p>
          </table:table-cell>
          <table:table-cell office:value-type="float" office:value="24890" calcext:value-type="float">
            <text:p>24890</text:p>
          </table:table-cell>
          <table:table-cell office:value-type="float" office:value="26" calcext:value-type="float">
            <text:p>26</text:p>
          </table:table-cell>
          <table:table-cell office:value-type="float" office:value="21.93" calcext:value-type="float">
            <text:p>21.9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4890" calcext:value-type="float">
            <text:p>24890</text:p>
          </table:table-cell>
          <table:table-cell office:value-type="float" office:value="31" calcext:value-type="float">
            <text:p>31</text:p>
          </table:table-cell>
          <table:table-cell office:value-type="float" office:value="6.66" calcext:value-type="float">
            <text:p>6.6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4890" calcext:value-type="float">
            <text:p>24890</text:p>
          </table:table-cell>
          <table:table-cell office:value-type="float" office:value="13" calcext:value-type="float">
            <text:p>13</text:p>
          </table:table-cell>
          <table:table-cell office:value-type="float" office:value="63.8916" calcext:value-type="float">
            <text:p>63.8916</text:p>
          </table:table-cell>
          <table:table-cell table:number-columns-repeated="997"/>
        </table:table-row>
        <table:table-row table:style-name="ro4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198-normalized-hw32-vm50p-opt.opb.negationfix.opb</text:p>
          </table:table-cell>
          <table:table-cell office:value-type="string" calcext:value-type="string">
            <text:p>SAT</text:p>
          </table:table-cell>
          <table:table-cell office:value-type="float" office:value="16" calcext:value-type="float">
            <text:p>16</text:p>
          </table:table-cell>
          <table:table-cell office:value-type="float" office:value="3419.49" calcext:value-type="float">
            <text:p>3419.49</text:p>
          </table:table-cell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99-normalized-s3-3-3-2pb.opb</text:p>
          </table:table-cell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02255" calcext:value-type="float">
            <text:p>0.002255</text:p>
          </table:table-cell>
          <table:table-cell table:number-columns-repeated="997"/>
        </table:table-row>
        <table:table-row table:style-name="ro4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2-normalized-simp-nonunif-100_100.02.opb</text:p>
          </table:table-cell>
          <table:table-cell office:value-type="string" calcext:value-type="string">
            <text:p>OPT</text:p>
          </table:table-cell>
          <table:table-cell office:value-type="float" office:value="44" calcext:value-type="float">
            <text:p>44</text:p>
          </table:table-cell>
          <table:table-cell office:value-type="float" office:value="2.526" calcext:value-type="float">
            <text:p>2.526</text:p>
          </table:table-cell>
          <table:table-cell office:value-type="string" calcext:value-type="string">
            <text:p>Optimum_found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.94135" calcext:value-type="float">
            <text:p>3.94135</text:p>
          </table:table-cell>
          <table:table-cell table:number-columns-repeated="997"/>
        </table:table-row>
        <table:table-row table:style-name="ro4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200-normalized-g4x4.opb</text:p>
          </table:table-cell>
          <table:table-cell office:value-type="string" calcext:value-type="string">
            <text:p>OPT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201-normalized-domset_v500_e2000_w30_mw19_23.opb.PB06.opb</text:p>
          </table:table-cell>
          <table:table-cell office:value-type="string" calcext:value-type="string">
            <text:p>SAT</text:p>
          </table:table-cell>
          <table:table-cell office:value-type="float" office:value="186" calcext:value-type="float">
            <text:p>186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17" calcext:value-type="float">
            <text:p>217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7" calcext:value-type="float">
            <text:p>217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202-normalized-g2x2.opb</text:p>
          </table:table-cell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204-normalized-OGR_14.opb</text:p>
          </table:table-cell>
          <table:table-cell office:value-type="string" calcext:value-type="string">
            <text:p>SAT</text:p>
          </table:table-cell>
          <table:table-cell office:value-type="float" office:value="141" calcext:value-type="float">
            <text:p>141</text:p>
          </table:table-cell>
          <table:table-cell office:value-type="float" office:value="3600.07" calcext:value-type="float">
            <text:p>3600.07</text:p>
          </table:table-cell>
          <table:table-cell office:value-type="string" calcext:value-type="string">
            <text:p>Some_solution_found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206-normalized-simp-nonunif-100_100.14.opb</text:p>
          </table:table-cell>
          <table:table-cell office:value-type="string" calcext:value-type="string">
            <text:p>OPT</text:p>
          </table:table-cell>
          <table:table-cell office:value-type="float" office:value="42" calcext:value-type="float">
            <text:p>42</text:p>
          </table:table-cell>
          <table:table-cell office:value-type="float" office:value="2.944" calcext:value-type="float">
            <text:p>2.944</text:p>
          </table:table-cell>
          <table:table-cell office:value-type="string" calcext:value-type="string">
            <text:p>Optimum_found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.83" calcext:value-type="float">
            <text:p>5.8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9.1139" calcext:value-type="float">
            <text:p>9.1139</text:p>
          </table:table-cell>
          <table:table-cell table:number-columns-repeated="997"/>
        </table:table-row>
        <table:table-row table:style-name="ro4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207-normalized-f20c10b_025_area_delay.opb</text:p>
          </table:table-cell>
          <table:table-cell office:value-type="string" calcext:value-type="string">
            <text:p>OPT</text:p>
          </table:table-cell>
          <table:table-cell office:value-type="float" office:value="25" calcext:value-type="float">
            <text:p>25</text:p>
          </table:table-cell>
          <table:table-cell office:value-type="float" office:value="4.847" calcext:value-type="float">
            <text:p>4.847</text:p>
          </table:table-cell>
          <table:table-cell office:value-type="string" calcext:value-type="string">
            <text:p>Some_solution_found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208-normalized-knapPI_4_50_1000_1_-994.opb</text:p>
          </table:table-cell>
          <table:table-cell office:value-type="string" calcext:value-type="string">
            <text:p>OPT</text:p>
          </table:table-cell>
          <table:table-cell office:value-type="float" office:value="-994" calcext:value-type="float">
            <text:p>-99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Optimum_found</text:p>
          </table:table-cell>
          <table:table-cell office:value-type="float" office:value="-994" calcext:value-type="float">
            <text:p>-994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994" calcext:value-type="float">
            <text:p>-994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994" calcext:value-type="float">
            <text:p>-994</text:p>
          </table:table-cell>
          <table:table-cell office:value-type="float" office:value="12" calcext:value-type="float">
            <text:p>12</text:p>
          </table:table-cell>
          <table:table-cell office:value-type="float" office:value="0.004959" calcext:value-type="float">
            <text:p>0.004959</text:p>
          </table:table-cell>
          <table:table-cell table:number-columns-repeated="997"/>
        </table:table-row>
        <table:table-row table:style-name="ro4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209-normalized-evencolouring_opt_linear_random6regular_nvert_051.opb</text:p>
          </table:table-cell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58269" calcext:value-type="float">
            <text:p>0.058269</text:p>
          </table:table-cell>
          <table:table-cell table:number-columns-repeated="997"/>
        </table:table-row>
        <table:table-row table:style-name="ro4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1-normalized-fir09_trarea_ac.opb</text:p>
          </table:table-cell>
          <table:table-cell office:value-type="string" calcext:value-type="string">
            <text:p>OPT</text:p>
          </table:table-cell>
          <table:table-cell office:value-type="float" office:value="50769" calcext:value-type="float">
            <text:p>50769</text:p>
          </table:table-cell>
          <table:table-cell office:value-type="float" office:value="12.398" calcext:value-type="float">
            <text:p>12.398</text:p>
          </table:table-cell>
          <table:table-cell office:value-type="string" calcext:value-type="string">
            <text:p>Some_solution_found</text:p>
          </table:table-cell>
          <table:table-cell office:value-type="float" office:value="56765" calcext:value-type="float">
            <text:p>56765</text:p>
          </table:table-cell>
          <table:table-cell office:value-type="float" office:value="30" calcext:value-type="float">
            <text:p>3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6463" calcext:value-type="float">
            <text:p>56463</text:p>
          </table:table-cell>
          <table:table-cell office:value-type="float" office:value="37" calcext:value-type="float">
            <text:p>37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1886" calcext:value-type="float">
            <text:p>51886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210-normalized-aim-50-2_0-yes1-4.opb</text:p>
          </table:table-cell>
          <table:table-cell office:value-type="string" calcext:value-type="string">
            <text:p>OPT</text:p>
          </table:table-cell>
          <table:table-cell office:value-type="float" office:value="50" calcext:value-type="float">
            <text:p>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1915" calcext:value-type="float">
            <text:p>0.001915</text:p>
          </table:table-cell>
          <table:table-cell table:number-columns-repeated="997"/>
        </table:table-row>
        <table:table-row table:style-name="ro4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211-normalized-vtxcov_v2000_e4000_1.opb.PB06.opb</text:p>
          </table:table-cell>
          <table:table-cell office:value-type="string" calcext:value-type="string">
            <text:p>SAT</text:p>
          </table:table-cell>
          <table:table-cell office:value-type="float" office:value="1037" calcext:value-type="float">
            <text:p>1037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1149" calcext:value-type="float">
            <text:p>1149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46" calcext:value-type="float">
            <text:p>1146</text:p>
          </table:table-cell>
          <table:table-cell office:value-type="float" office:value="26" calcext:value-type="float">
            <text:p>26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59" calcext:value-type="float">
            <text:p>1059</text:p>
          </table:table-cell>
          <table:table-cell office:value-type="float" office:value="152" calcext:value-type="float">
            <text:p>15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212-normalized-NG.dot_unif_50null10mast_rapportOE2.0_TMAX180_K192_cod2.opb</text:p>
          </table:table-cell>
          <table:table-cell office:value-type="string" calcext:value-type="string">
            <text:p>SAT</text:p>
          </table:table-cell>
          <table:table-cell office:value-type="float" office:value="-59356" calcext:value-type="float">
            <text:p>-59356</text:p>
          </table:table-cell>
          <table:table-cell office:value-type="float" office:value="72001.1" calcext:value-type="float">
            <text:p>72001.1</text:p>
          </table:table-cell>
          <table:table-cell office:value-type="string" calcext:value-type="string">
            <text:p>Some_solution_found</text:p>
          </table:table-cell>
          <table:table-cell office:value-type="float" office:value="-21105" calcext:value-type="float">
            <text:p>-21105</text:p>
          </table:table-cell>
          <table:table-cell office:value-type="float" office:value="13" calcext:value-type="float">
            <text:p>13</text:p>
          </table:table-cell>
          <table:table-cell office:value-type="float" office:value="3600.17" calcext:value-type="float">
            <text:p>3600.1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6306" calcext:value-type="float">
            <text:p>-26306</text:p>
          </table:table-cell>
          <table:table-cell office:value-type="float" office:value="83" calcext:value-type="float">
            <text:p>83</text:p>
          </table:table-cell>
          <table:table-cell office:value-type="float" office:value="3600.05" calcext:value-type="float">
            <text:p>3600.0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2189" calcext:value-type="float">
            <text:p>-32189</text:p>
          </table:table-cell>
          <table:table-cell office:value-type="float" office:value="169" calcext:value-type="float">
            <text:p>16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213-normalized-graphpart_2pm-0066-0066.lin.opb</text:p>
          </table:table-cell>
          <table:table-cell office:value-type="string" calcext:value-type="string">
            <text:p>OPT</text:p>
          </table:table-cell>
          <table:table-cell office:value-type="float" office:value="-29" calcext:value-type="float">
            <text:p>-29</text:p>
          </table:table-cell>
          <table:table-cell office:value-type="float" office:value="0.145" calcext:value-type="float">
            <text:p>0.145</text:p>
          </table:table-cell>
          <table:table-cell office:value-type="string" calcext:value-type="string">
            <text:p>Some_solution_found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9" calcext:value-type="float">
            <text:p>-29</text:p>
          </table:table-cell>
          <table:table-cell office:value-type="float" office:value="22" calcext:value-type="float">
            <text:p>2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215-normalized-faclay60.lin.opb</text:p>
          </table:table-cell>
          <table:table-cell office:value-type="string" calcext:value-type="string">
            <text:p>SAT</text:p>
          </table:table-cell>
          <table:table-cell office:value-type="float" office:value="1521089" calcext:value-type="float">
            <text:p>1521089</text:p>
          </table:table-cell>
          <table:table-cell office:value-type="float" office:value="72002" calcext:value-type="float">
            <text:p>72002</text:p>
          </table:table-cell>
          <table:table-cell office:value-type="string" calcext:value-type="string">
            <text:p>Some_solution_found</text:p>
          </table:table-cell>
          <table:table-cell office:value-type="float" office:value="2088918" calcext:value-type="float">
            <text:p>2088918</text:p>
          </table:table-cell>
          <table:table-cell office:value-type="float" office:value="4" calcext:value-type="float">
            <text:p>4</text:p>
          </table:table-cell>
          <table:table-cell office:value-type="float" office:value="3603.07" calcext:value-type="float">
            <text:p>3603.0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88918" calcext:value-type="float">
            <text:p>2088918</text:p>
          </table:table-cell>
          <table:table-cell office:value-type="float" office:value="4" calcext:value-type="float">
            <text:p>4</text:p>
          </table:table-cell>
          <table:table-cell office:value-type="float" office:value="3601.44" calcext:value-type="float">
            <text:p>3601.44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577590" calcext:value-type="float">
            <text:p>1577590</text:p>
          </table:table-cell>
          <table:table-cell office:value-type="float" office:value="511" calcext:value-type="float">
            <text:p>51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216-normalized-simp-unif-100_100.08.opb</text:p>
          </table:table-cell>
          <table:table-cell office:value-type="string" calcext:value-type="string">
            <text:p>OPT</text:p>
          </table:table-cell>
          <table:table-cell office:value-type="float" office:value="34" calcext:value-type="float">
            <text:p>34</text:p>
          </table:table-cell>
          <table:table-cell office:value-type="float" office:value="1.191" calcext:value-type="float">
            <text:p>1.191</text:p>
          </table:table-cell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0.53" calcext:value-type="float">
            <text:p>10.5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.63" calcext:value-type="float">
            <text:p>12.6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0.0061" calcext:value-type="float">
            <text:p>20.0061</text:p>
          </table:table-cell>
          <table:table-cell table:number-columns-repeated="997"/>
        </table:table-row>
        <table:table-row table:style-name="ro4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217-normalized-single-obj-f26-ACDoubleLoss.seq-A-2-combined-abcdeir.opb</text:p>
          </table:table-cell>
          <table:table-cell office:value-type="string" calcext:value-type="string">
            <text:p>OPT</text:p>
          </table:table-cell>
          <table:table-cell office:value-type="float" office:value="37833" calcext:value-type="float">
            <text:p>3783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Optimum_found</text:p>
          </table:table-cell>
          <table:table-cell office:value-type="float" office:value="37833" calcext:value-type="float">
            <text:p>378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7833" calcext:value-type="float">
            <text:p>378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7833" calcext:value-type="float">
            <text:p>37833</text:p>
          </table:table-cell>
          <table:table-cell office:value-type="float" office:value="4" calcext:value-type="float">
            <text:p>4</text:p>
          </table:table-cell>
          <table:table-cell office:value-type="float" office:value="0.002402" calcext:value-type="float">
            <text:p>0.002402</text:p>
          </table:table-cell>
          <table:table-cell table:number-columns-repeated="997"/>
        </table:table-row>
        <table:table-row table:style-name="ro4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219-normalized-11_22.opb</text:p>
          </table:table-cell>
          <table:table-cell office:value-type="string" calcext:value-type="string">
            <text:p>OPT</text:p>
          </table:table-cell>
          <table:table-cell office:value-type="float" office:value="8908" calcext:value-type="float">
            <text:p>8908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Optimum_found</text:p>
          </table:table-cell>
          <table:table-cell office:value-type="float" office:value="8908" calcext:value-type="float">
            <text:p>8908</text:p>
          </table:table-cell>
          <table:table-cell office:value-type="float" office:value="35" calcext:value-type="float">
            <text:p>35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908" calcext:value-type="float">
            <text:p>8908</text:p>
          </table:table-cell>
          <table:table-cell office:value-type="float" office:value="28" calcext:value-type="float">
            <text:p>2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8908" calcext:value-type="float">
            <text:p>8908</text:p>
          </table:table-cell>
          <table:table-cell office:value-type="float" office:value="25" calcext:value-type="float">
            <text:p>25</text:p>
          </table:table-cell>
          <table:table-cell office:value-type="float" office:value="0.579944" calcext:value-type="float">
            <text:p>0.579944</text:p>
          </table:table-cell>
          <table:table-cell table:number-columns-repeated="997"/>
        </table:table-row>
        <table:table-row table:style-name="ro4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220-normalized-mul_8_14_shg.opb</text:p>
          </table:table-cell>
          <table:table-cell office:value-type="string" calcext:value-type="string">
            <text:p>SAT</text:p>
          </table:table-cell>
          <table:table-cell office:value-type="float" office:value="56" calcext:value-type="float">
            <text:p>56</text:p>
          </table:table-cell>
          <table:table-cell office:value-type="float" office:value="3558.02" calcext:value-type="float">
            <text:p>3558.02</text:p>
          </table:table-cell>
          <table:table-cell office:value-type="string" calcext:value-type="string">
            <text:p>Some_solution_found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0" calcext:value-type="float">
            <text:p>60</text:p>
          </table:table-cell>
          <table:table-cell office:value-type="float" office:value="1157" calcext:value-type="float">
            <text:p>115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221-normalized-ns1745726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338" calcext:value-type="float">
            <text:p>0.338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90473" calcext:value-type="float">
            <text:p>0.990473</text:p>
          </table:table-cell>
          <table:table-cell table:number-columns-repeated="997"/>
        </table:table-row>
        <table:table-row table:style-name="ro4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222-normalized-clique-coloring-max-clique-n=8-t=6.opb</text:p>
          </table:table-cell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0.88" calcext:value-type="float">
            <text:p>140.8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6.96" calcext:value-type="float">
            <text:p>126.9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0.58" calcext:value-type="float">
            <text:p>420.58</text:p>
          </table:table-cell>
          <table:table-cell table:number-columns-repeated="997"/>
        </table:table-row>
        <table:table-row table:style-name="ro4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223-normalized-1094.cudf.trendy.opb</text:p>
          </table:table-cell>
          <table:table-cell office:value-type="string" calcext:value-type="string">
            <text:p>OPT</text:p>
          </table:table-cell>
          <table:table-cell office:value-type="float" office:value="25090" calcext:value-type="float">
            <text:p>2509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Optimum_found</text:p>
          </table:table-cell>
          <table:table-cell office:value-type="float" office:value="25090" calcext:value-type="float">
            <text:p>2509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5090" calcext:value-type="float">
            <text:p>2509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5090" calcext:value-type="float">
            <text:p>25090</text:p>
          </table:table-cell>
          <table:table-cell office:value-type="float" office:value="8" calcext:value-type="float">
            <text:p>8</text:p>
          </table:table-cell>
          <table:table-cell office:value-type="float" office:value="0.005037" calcext:value-type="float">
            <text:p>0.005037</text:p>
          </table:table-cell>
          <table:table-cell table:number-columns-repeated="997"/>
        </table:table-row>
        <table:table-row table:style-name="ro4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224-normalized-vtxcov_v2000_e4000_43.opb.PB06.opb</text:p>
          </table:table-cell>
          <table:table-cell office:value-type="string" calcext:value-type="string">
            <text:p>SAT</text:p>
          </table:table-cell>
          <table:table-cell office:value-type="float" office:value="1036" calcext:value-type="float">
            <text:p>1036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1153" calcext:value-type="float">
            <text:p>1153</text:p>
          </table:table-cell>
          <table:table-cell office:value-type="float" office:value="33" calcext:value-type="float">
            <text:p>3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52" calcext:value-type="float">
            <text:p>1152</text:p>
          </table:table-cell>
          <table:table-cell office:value-type="float" office:value="35" calcext:value-type="float">
            <text:p>3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51" calcext:value-type="float">
            <text:p>1051</text:p>
          </table:table-cell>
          <table:table-cell office:value-type="float" office:value="137" calcext:value-type="float">
            <text:p>13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225-normalized-data10_3.opb</text:p>
          </table:table-cell>
          <table:table-cell office:value-type="string" calcext:value-type="string">
            <text:p>SAT</text:p>
          </table:table-cell>
          <table:table-cell office:value-type="float" office:value="64210" calcext:value-type="float">
            <text:p>64210</text:p>
          </table:table-cell>
          <table:table-cell office:value-type="float" office:value="72000.8" calcext:value-type="float">
            <text:p>72000.8</text:p>
          </table:table-cell>
          <table:table-cell office:value-type="string" calcext:value-type="string">
            <text:p>Some_solution_found</text:p>
          </table:table-cell>
          <table:table-cell office:value-type="float" office:value="78527" calcext:value-type="float">
            <text:p>78527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78034" calcext:value-type="float">
            <text:p>78034</text:p>
          </table:table-cell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6153" calcext:value-type="float">
            <text:p>66153</text:p>
          </table:table-cell>
          <table:table-cell office:value-type="float" office:value="66" calcext:value-type="float">
            <text:p>6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229-normalized-opt-market-split_7_60_2.opb</text:p>
          </table:table-cell>
          <table:table-cell office:value-type="string" calcext:value-type="string">
            <text:p>SAT</text:p>
          </table:table-cell>
          <table:table-cell office:value-type="float" office:value="6" calcext:value-type="float">
            <text:p>6</text:p>
          </table:table-cell>
          <table:table-cell office:value-type="float" office:value="3600.05" calcext:value-type="float">
            <text:p>3600.05</text:p>
          </table:table-cell>
          <table:table-cell office:value-type="string" calcext:value-type="string">
            <text:p>Some_solution_found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23-normalized-f20c10b_010_area_delay.opb</text:p>
          </table:table-cell>
          <table:table-cell office:value-type="string" calcext:value-type="string">
            <text:p>OPT</text:p>
          </table:table-cell>
          <table:table-cell office:value-type="float" office:value="26" calcext:value-type="float">
            <text:p>26</text:p>
          </table:table-cell>
          <table:table-cell office:value-type="float" office:value="17.797" calcext:value-type="float">
            <text:p>17.797</text:p>
          </table:table-cell>
          <table:table-cell office:value-type="string" calcext:value-type="string">
            <text:p>Some_solution_found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230-normalized-opt-market-split_5_40_1.opb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602.754" calcext:value-type="float">
            <text:p>602.754</text:p>
          </table:table-cell>
          <table:table-cell office:value-type="string" calcext:value-type="string">
            <text:p>Some_solution_found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231-normalized-50-250-false-45-90-4-3000opt.opb</text:p>
          </table:table-cell>
          <table:table-cell office:value-type="string" calcext:value-type="string">
            <text:p>OPT</text:p>
          </table:table-cell>
          <table:table-cell office:value-type="float" office:value="-187" calcext:value-type="float">
            <text:p>-187</text:p>
          </table:table-cell>
          <table:table-cell office:value-type="float" office:value="1.816" calcext:value-type="float">
            <text:p>1.816</text:p>
          </table:table-cell>
          <table:table-cell office:value-type="string" calcext:value-type="string">
            <text:p>Optimum_found</text:p>
          </table:table-cell>
          <table:table-cell office:value-type="float" office:value="-187" calcext:value-type="float">
            <text:p>-187</text:p>
          </table:table-cell>
          <table:table-cell office:value-type="float" office:value="14" calcext:value-type="float">
            <text:p>14</text:p>
          </table:table-cell>
          <table:table-cell office:value-type="float" office:value="11.14" calcext:value-type="float">
            <text:p>11.1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87" calcext:value-type="float">
            <text:p>-187</text:p>
          </table:table-cell>
          <table:table-cell office:value-type="float" office:value="16" calcext:value-type="float">
            <text:p>16</text:p>
          </table:table-cell>
          <table:table-cell office:value-type="float" office:value="11.45" calcext:value-type="float">
            <text:p>11.4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87" calcext:value-type="float">
            <text:p>-187</text:p>
          </table:table-cell>
          <table:table-cell office:value-type="float" office:value="76" calcext:value-type="float">
            <text:p>76</text:p>
          </table:table-cell>
          <table:table-cell office:value-type="float" office:value="10.1132" calcext:value-type="float">
            <text:p>10.1132</text:p>
          </table:table-cell>
          <table:table-cell table:number-columns-repeated="997"/>
        </table:table-row>
        <table:table-row table:style-name="ro4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232-normalized-BA_RDC4.dot_unif_10null0mast_rapportOE2.0_TMAX60_K67_cod2_pbEq1_newVersion.opb</text:p>
          </table:table-cell>
          <table:table-cell office:value-type="string" calcext:value-type="string">
            <text:p>SAT</text:p>
          </table:table-cell>
          <table:table-cell office:value-type="float" office:value="-20111" calcext:value-type="float">
            <text:p>-20111</text:p>
          </table:table-cell>
          <table:table-cell office:value-type="float" office:value="3583.89" calcext:value-type="float">
            <text:p>3583.89</text:p>
          </table:table-cell>
          <table:table-cell office:value-type="string" calcext:value-type="string">
            <text:p>Some_solution_found</text:p>
          </table:table-cell>
          <table:table-cell office:value-type="float" office:value="-10261" calcext:value-type="float">
            <text:p>-10261</text:p>
          </table:table-cell>
          <table:table-cell office:value-type="float" office:value="46" calcext:value-type="float">
            <text:p>46</text:p>
          </table:table-cell>
          <table:table-cell office:value-type="float" office:value="3600.13" calcext:value-type="float">
            <text:p>3600.1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0713" calcext:value-type="float">
            <text:p>-10713</text:p>
          </table:table-cell>
          <table:table-cell office:value-type="float" office:value="37" calcext:value-type="float">
            <text:p>3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0111" calcext:value-type="float">
            <text:p>-20111</text:p>
          </table:table-cell>
          <table:table-cell office:value-type="float" office:value="137" calcext:value-type="float">
            <text:p>137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33-normalized-fir06_area_opers.opb</text:p>
          </table:table-cell>
          <table:table-cell office:value-type="string" calcext:value-type="string">
            <text:p>OPT</text:p>
          </table:table-cell>
          <table:table-cell office:value-type="float" office:value="23" calcext:value-type="float">
            <text:p>23</text:p>
          </table:table-cell>
          <table:table-cell office:value-type="float" office:value="1.817" calcext:value-type="float">
            <text:p>1.817</text:p>
          </table:table-cell>
          <table:table-cell office:value-type="string" calcext:value-type="string">
            <text:p>Some_solution_foun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600.15" calcext:value-type="float">
            <text:p>3600.15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600.23" calcext:value-type="float">
            <text:p>3600.2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21" calcext:value-type="float">
            <text:p>121</text:p>
          </table:table-cell>
          <table:table-cell/>
          <table:table-cell table:style-name="ce10" office:value-type="string" calcext:value-type="string">
            <text:p>236-normalized-mps-v2-20-10-core4284-1064.opb</text:p>
          </table:table-cell>
          <table:table-cell office:value-type="string" calcext:value-type="string">
            <text:p>SAT</text:p>
          </table:table-cell>
          <table:table-cell office:value-type="float" office:value="1073" calcext:value-type="float">
            <text:p>1073</text:p>
          </table:table-cell>
          <table:table-cell office:value-type="float" office:value="70845.7" calcext:value-type="float">
            <text:p>70845.7</text:p>
          </table:table-cell>
          <table:table-cell office:value-type="string" calcext:value-type="string">
            <text:p>Some_solution_found</text:p>
          </table:table-cell>
          <table:table-cell office:value-type="float" office:value="1578" calcext:value-type="float">
            <text:p>1578</text:p>
          </table:table-cell>
          <table:table-cell office:value-type="float" office:value="26" calcext:value-type="float">
            <text:p>26</text:p>
          </table:table-cell>
          <table:table-cell office:value-type="float" office:value="3600.07" calcext:value-type="float">
            <text:p>3600.0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574" calcext:value-type="float">
            <text:p>1574</text:p>
          </table:table-cell>
          <table:table-cell office:value-type="float" office:value="19" calcext:value-type="float">
            <text:p>19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360" calcext:value-type="float">
            <text:p>1360</text:p>
          </table:table-cell>
          <table:table-cell office:value-type="float" office:value="282" calcext:value-type="float">
            <text:p>282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237-normalized-domset_v500_e2000_w30_mw19_21.opb.PB06.opb</text:p>
          </table:table-cell>
          <table:table-cell office:value-type="string" calcext:value-type="string">
            <text:p>SAT</text:p>
          </table:table-cell>
          <table:table-cell office:value-type="float" office:value="182" calcext:value-type="float">
            <text:p>182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38-normalized-fir01_trarea_ac.opb</text:p>
          </table:table-cell>
          <table:table-cell office:value-type="string" calcext:value-type="string">
            <text:p>OPT</text:p>
          </table:table-cell>
          <table:table-cell office:value-type="float" office:value="13949" calcext:value-type="float">
            <text:p>13949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Optimum_found</text:p>
          </table:table-cell>
          <table:table-cell office:value-type="float" office:value="13949" calcext:value-type="float">
            <text:p>13949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949" calcext:value-type="float">
            <text:p>13949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3949" calcext:value-type="float">
            <text:p>13949</text:p>
          </table:table-cell>
          <table:table-cell office:value-type="float" office:value="6" calcext:value-type="float">
            <text:p>6</text:p>
          </table:table-cell>
          <table:table-cell office:value-type="float" office:value="0.095304" calcext:value-type="float">
            <text:p>0.095304</text:p>
          </table:table-cell>
          <table:table-cell table:number-columns-repeated="997"/>
        </table:table-row>
        <table:table-row table:style-name="ro4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239-normalized-hw32-vm75p-opt.opb.negationfix.opb</text:p>
          </table:table-cell>
          <table:table-cell office:value-type="string" calcext:value-type="string">
            <text:p>OPT</text:p>
          </table:table-cell>
          <table:table-cell office:value-type="float" office:value="24" calcext:value-type="float">
            <text:p>24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.52" calcext:value-type="float">
            <text:p>9.5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.58" calcext:value-type="float">
            <text:p>20.5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8.6998" calcext:value-type="float">
            <text:p>38.6998</text:p>
          </table:table-cell>
          <table:table-cell table:number-columns-repeated="997"/>
        </table:table-row>
        <table:table-row table:style-name="ro4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24-normalized-fx63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71553.6" calcext:value-type="float">
            <text:p>71553.6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240-normalized-frb30-15-1.opb</text:p>
          </table:table-cell>
          <table:table-cell office:value-type="string" calcext:value-type="string">
            <text:p>OPT</text:p>
          </table:table-cell>
          <table:table-cell office:value-type="float" office:value="-30" calcext:value-type="float">
            <text:p>-30</text:p>
          </table:table-cell>
          <table:table-cell office:value-type="float" office:value="5.159" calcext:value-type="float">
            <text:p>5.159</text:p>
          </table:table-cell>
          <table:table-cell office:value-type="string" calcext:value-type="string">
            <text:p>Some_solution_found</text:p>
          </table:table-cell>
          <table:table-cell office:value-type="float" office:value="-27" calcext:value-type="float">
            <text:p>-27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7" calcext:value-type="float">
            <text:p>-27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5" calcext:value-type="float">
            <text:p>-25</text:p>
          </table:table-cell>
          <table:table-cell office:value-type="float" office:value="26" calcext:value-type="float">
            <text:p>2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242-normalized-10:20:4.5:0.95:98.opb</text:p>
          </table:table-cell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Some_solution_found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50.759" calcext:value-type="float">
            <text:p>250.759</text:p>
          </table:table-cell>
          <table:table-cell table:number-columns-repeated="997"/>
        </table:table-row>
        <table:table-row table:style-name="ro4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243-normalized-sbox_4_shg.opb</text:p>
          </table:table-cell>
          <table:table-cell office:value-type="string" calcext:value-type="string">
            <text:p>OPT</text:p>
          </table:table-cell>
          <table:table-cell office:value-type="float" office:value="22" calcext:value-type="float">
            <text:p>22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Optimum_found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.72" calcext:value-type="float">
            <text:p>11.7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.816806" calcext:value-type="float">
            <text:p>0.816806</text:p>
          </table:table-cell>
          <table:table-cell table:number-columns-repeated="997"/>
        </table:table-row>
        <table:table-row table:style-name="ro4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244-normalized-frb59-26-2.opb</text:p>
          </table:table-cell>
          <table:table-cell office:value-type="string" calcext:value-type="string">
            <text:p>SAT</text:p>
          </table:table-cell>
          <table:table-cell office:value-type="float" office:value="-58" calcext:value-type="float">
            <text:p>-58</text:p>
          </table:table-cell>
          <table:table-cell office:value-type="float" office:value="3558.04" calcext:value-type="float">
            <text:p>3558.04</text:p>
          </table:table-cell>
          <table:table-cell office:value-type="string" calcext:value-type="string">
            <text:p>Some_solution_found</text:p>
          </table:table-cell>
          <table:table-cell office:value-type="float" office:value="-49" calcext:value-type="float">
            <text:p>-49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8" calcext:value-type="float">
            <text:p>-48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48" calcext:value-type="float">
            <text:p>-48</text:p>
          </table:table-cell>
          <table:table-cell office:value-type="float" office:value="49" calcext:value-type="float">
            <text:p>4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245-normalized-ws97-5.opb</text:p>
          </table:table-cell>
          <table:table-cell office:value-type="string" calcext:value-type="string">
            <text:p>OPT</text:p>
          </table:table-cell>
          <table:table-cell office:value-type="float" office:value="2642" calcext:value-type="float">
            <text:p>2642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Optimum_found</text:p>
          </table:table-cell>
          <table:table-cell office:value-type="float" office:value="2642" calcext:value-type="float">
            <text:p>2642</text:p>
          </table:table-cell>
          <table:table-cell office:value-type="float" office:value="9" calcext:value-type="float">
            <text:p>9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642" calcext:value-type="float">
            <text:p>2642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642" calcext:value-type="float">
            <text:p>2642</text:p>
          </table:table-cell>
          <table:table-cell office:value-type="float" office:value="136" calcext:value-type="float">
            <text:p>13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247-normalized-s4-4-3-2pb.opb</text:p>
          </table:table-cell>
          <table:table-cell office:value-type="string" calcext:value-type="string">
            <text:p>OPT</text:p>
          </table:table-cell>
          <table:table-cell office:value-type="float" office:value="64" calcext:value-type="float">
            <text:p>64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Optimum_found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743986" calcext:value-type="float">
            <text:p>0.743986</text:p>
          </table:table-cell>
          <table:table-cell table:number-columns-repeated="997"/>
        </table:table-row>
        <table:table-row table:style-name="ro4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248-normalized-wnq_n100_mw99_11.opb.PB06.opb</text:p>
          </table:table-cell>
          <table:table-cell office:value-type="string" calcext:value-type="string">
            <text:p>SAT</text:p>
          </table:table-cell>
          <table:table-cell office:value-type="float" office:value="240" calcext:value-type="float">
            <text:p>240</text:p>
          </table:table-cell>
          <table:table-cell office:value-type="float" office:value="3558.03" calcext:value-type="float">
            <text:p>3558.03</text:p>
          </table:table-cell>
          <table:table-cell office:value-type="string" calcext:value-type="string">
            <text:p>Some_solution_found</text:p>
          </table:table-cell>
          <table:table-cell office:value-type="float" office:value="5359" calcext:value-type="float">
            <text:p>5359</text:p>
          </table:table-cell>
          <table:table-cell office:value-type="float" office:value="9" calcext:value-type="float">
            <text:p>9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359" calcext:value-type="float">
            <text:p>5359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87" calcext:value-type="float">
            <text:p>387</text:p>
          </table:table-cell>
          <table:table-cell office:value-type="float" office:value="399" calcext:value-type="float">
            <text:p>399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249-normalized-aug6.5.opb</text:p>
          </table:table-cell>
          <table:table-cell office:value-type="string" calcext:value-type="string">
            <text:p>SAT</text:p>
          </table:table-cell>
          <table:table-cell office:value-type="float" office:value="48" calcext:value-type="float">
            <text:p>48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25-normalized-frb53-24-2.opb</text:p>
          </table:table-cell>
          <table:table-cell office:value-type="string" calcext:value-type="string">
            <text:p>SAT</text:p>
          </table:table-cell>
          <table:table-cell office:value-type="float" office:value="-53" calcext:value-type="float">
            <text:p>-53</text:p>
          </table:table-cell>
          <table:table-cell office:value-type="float" office:value="3600.01" calcext:value-type="float">
            <text:p>3600.01</text:p>
          </table:table-cell>
          <table:table-cell office:value-type="string" calcext:value-type="string">
            <text:p>Some_solution_found</text:p>
          </table:table-cell>
          <table:table-cell office:value-type="float" office:value="-44" calcext:value-type="float">
            <text:p>-44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5" calcext:value-type="float">
            <text:p>-45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43" calcext:value-type="float">
            <text:p>-43</text:p>
          </table:table-cell>
          <table:table-cell office:value-type="float" office:value="44" calcext:value-type="float">
            <text:p>4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250-normalized-matrix_5x3_8.opb</text:p>
          </table:table-cell>
          <table:table-cell office:value-type="string" calcext:value-type="string">
            <text:p>OPT</text:p>
          </table:table-cell>
          <table:table-cell office:value-type="float" office:value="18" calcext:value-type="float">
            <text:p>18</text:p>
          </table:table-cell>
          <table:table-cell office:value-type="float" office:value="16.507" calcext:value-type="float">
            <text:p>16.507</text:p>
          </table:table-cell>
          <table:table-cell office:value-type="string" calcext:value-type="string">
            <text:p>Some_solution_found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251-normalized-rand18b530.cudf.paranoid.opb</text:p>
          </table:table-cell>
          <table:table-cell office:value-type="string" calcext:value-type="string">
            <text:p>OPT</text:p>
          </table:table-cell>
          <table:table-cell office:value-type="float" office:value="6563" calcext:value-type="float">
            <text:p>6563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Optimum_found</text:p>
          </table:table-cell>
          <table:table-cell office:value-type="float" office:value="6563" calcext:value-type="float">
            <text:p>6563</text:p>
          </table:table-cell>
          <table:table-cell office:value-type="float" office:value="17" calcext:value-type="float">
            <text:p>1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563" calcext:value-type="float">
            <text:p>6563</text:p>
          </table:table-cell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563" calcext:value-type="float">
            <text:p>6563</text:p>
          </table:table-cell>
          <table:table-cell office:value-type="float" office:value="841" calcext:value-type="float">
            <text:p>841</text:p>
          </table:table-cell>
          <table:table-cell office:value-type="float" office:value="1.84567" calcext:value-type="float">
            <text:p>1.84567</text:p>
          </table:table-cell>
          <table:table-cell table:number-columns-repeated="997"/>
        </table:table-row>
        <table:table-row table:style-name="ro4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252-normalized-658.cudf.trendy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84" calcext:value-type="float">
            <text:p>0.00084</text:p>
          </table:table-cell>
          <table:table-cell table:number-columns-repeated="997"/>
        </table:table-row>
        <table:table-row table:style-name="ro4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254-normalized-fir07_trarea_ac.opb</text:p>
          </table:table-cell>
          <table:table-cell office:value-type="string" calcext:value-type="string">
            <text:p>OPT</text:p>
          </table:table-cell>
          <table:table-cell office:value-type="float" office:value="50162" calcext:value-type="float">
            <text:p>50162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Some_solution_found</text:p>
          </table:table-cell>
          <table:table-cell office:value-type="float" office:value="52929" calcext:value-type="float">
            <text:p>52929</text:p>
          </table:table-cell>
          <table:table-cell office:value-type="float" office:value="34" calcext:value-type="float">
            <text:p>3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0483" calcext:value-type="float">
            <text:p>50483</text:p>
          </table:table-cell>
          <table:table-cell office:value-type="float" office:value="47" calcext:value-type="float">
            <text:p>4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1193" calcext:value-type="float">
            <text:p>51193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255-normalized-j302_9.std.opb</text:p>
          </table:table-cell>
          <table:table-cell office:value-type="string" calcext:value-type="string">
            <text:p>OPT</text:p>
          </table:table-cell>
          <table:table-cell office:value-type="float" office:value="54" calcext:value-type="float">
            <text:p>54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Optimum_found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4" calcext:value-type="float">
            <text:p>54</text:p>
          </table:table-cell>
          <table:table-cell office:value-type="float" office:value="247" calcext:value-type="float">
            <text:p>247</text:p>
          </table:table-cell>
          <table:table-cell office:value-type="float" office:value="0.478043" calcext:value-type="float">
            <text:p>0.478043</text:p>
          </table:table-cell>
          <table:table-cell table:number-columns-repeated="997"/>
        </table:table-row>
        <table:table-row table:style-name="ro4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257-normalized-ex1010.pi.opb</text:p>
          </table:table-cell>
          <table:table-cell office:value-type="string" calcext:value-type="string">
            <text:p>SAT</text:p>
          </table:table-cell>
          <table:table-cell office:value-type="float" office:value="235" calcext:value-type="float">
            <text:p>235</text:p>
          </table:table-cell>
          <table:table-cell office:value-type="float" office:value="71175" calcext:value-type="float">
            <text:p>71175</text:p>
          </table:table-cell>
          <table:table-cell office:value-type="string" calcext:value-type="string">
            <text:p>Some_solution_found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08" calcext:value-type="float">
            <text:p>408</text:p>
          </table:table-cell>
          <table:table-cell office:value-type="float" office:value="22" calcext:value-type="float">
            <text:p>22</text:p>
          </table:table-cell>
          <table:table-cell office:value-type="float" office:value="3600.05" calcext:value-type="float">
            <text:p>3600.0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48" calcext:value-type="float">
            <text:p>348</text:p>
          </table:table-cell>
          <table:table-cell office:value-type="float" office:value="294" calcext:value-type="float">
            <text:p>29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258-normalized-s4-4-3-9pb.opb</text:p>
          </table:table-cell>
          <table:table-cell office:value-type="string" calcext:value-type="string">
            <text:p>OPT</text:p>
          </table:table-cell>
          <table:table-cell office:value-type="float" office:value="68" calcext:value-type="float">
            <text:p>68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Optimum_found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0.439346" calcext:value-type="float">
            <text:p>0.439346</text:p>
          </table:table-cell>
          <table:table-cell table:number-columns-repeated="997"/>
        </table:table-row>
        <table:table-row table:style-name="ro4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259-normalized-frb35-17-1.opb</text:p>
          </table:table-cell>
          <table:table-cell office:value-type="string" calcext:value-type="string">
            <text:p>OPT</text:p>
          </table:table-cell>
          <table:table-cell office:value-type="float" office:value="-35" calcext:value-type="float">
            <text:p>-35</text:p>
          </table:table-cell>
          <table:table-cell office:value-type="float" office:value="5.636" calcext:value-type="float">
            <text:p>5.636</text:p>
          </table:table-cell>
          <table:table-cell office:value-type="string" calcext:value-type="string">
            <text:p>Some_solution_found</text:p>
          </table:table-cell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9" calcext:value-type="float">
            <text:p>-29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26-normalized-ns903616.opb</text:p>
          </table:table-cell>
          <table:table-cell office:value-type="string" calcext:value-type="string">
            <text:p>SAT</text:p>
          </table:table-cell>
          <table:table-cell office:value-type="float" office:value="20" calcext:value-type="float">
            <text:p>20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260-normalized-opt-market-split_6_50_1.opb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3583.48" calcext:value-type="float">
            <text:p>3583.48</text:p>
          </table:table-cell>
          <table:table-cell office:value-type="string" calcext:value-type="string">
            <text:p>Some_solution_found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261-normalized-f20c10b_001_area_delay.opb</text:p>
          </table:table-cell>
          <table:table-cell office:value-type="string" calcext:value-type="string">
            <text:p>OPT</text:p>
          </table:table-cell>
          <table:table-cell office:value-type="float" office:value="28" calcext:value-type="float">
            <text:p>28</text:p>
          </table:table-cell>
          <table:table-cell office:value-type="float" office:value="10.403" calcext:value-type="float">
            <text:p>10.403</text:p>
          </table:table-cell>
          <table:table-cell office:value-type="string" calcext:value-type="string">
            <text:p>Some_solution_found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600.06" calcext:value-type="float">
            <text:p>3600.06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262-normalized-30:70:4.5:0.95:100.opb</text:p>
          </table:table-cell>
          <table:table-cell office:value-type="string" calcext:value-type="string">
            <text:p>OPT</text:p>
          </table:table-cell>
          <table:table-cell office:value-type="float" office:value="3" calcext:value-type="float">
            <text:p>3</text:p>
          </table:table-cell>
          <table:table-cell office:value-type="float" office:value="5.043" calcext:value-type="float">
            <text:p>5.043</text:p>
          </table:table-cell>
          <table:table-cell office:value-type="string" calcext:value-type="string">
            <text:p>Some_solution_found</text:p>
          </table:table-cell>
          <table:table-cell office:value-type="float" office:value="566" calcext:value-type="float">
            <text:p>566</text:p>
          </table:table-cell>
          <table:table-cell office:value-type="float" office:value="57" calcext:value-type="float">
            <text:p>5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70" calcext:value-type="float">
            <text:p>570</text:p>
          </table:table-cell>
          <table:table-cell office:value-type="float" office:value="51" calcext:value-type="float">
            <text:p>51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71" calcext:value-type="float">
            <text:p>271</text:p>
          </table:table-cell>
          <table:table-cell office:value-type="float" office:value="302" calcext:value-type="float">
            <text:p>30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264-normalized-7_14.opb</text:p>
          </table:table-cell>
          <table:table-cell office:value-type="string" calcext:value-type="string">
            <text:p>OPT</text:p>
          </table:table-cell>
          <table:table-cell office:value-type="float" office:value="5148" calcext:value-type="float">
            <text:p>514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Optimum_found</text:p>
          </table:table-cell>
          <table:table-cell office:value-type="float" office:value="5148" calcext:value-type="float">
            <text:p>5148</text:p>
          </table:table-cell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148" calcext:value-type="float">
            <text:p>5148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148" calcext:value-type="float">
            <text:p>5148</text:p>
          </table:table-cell>
          <table:table-cell office:value-type="float" office:value="15" calcext:value-type="float">
            <text:p>15</text:p>
          </table:table-cell>
          <table:table-cell office:value-type="float" office:value="0.045533" calcext:value-type="float">
            <text:p>0.045533</text:p>
          </table:table-cell>
          <table:table-cell table:number-columns-repeated="997"/>
        </table:table-row>
        <table:table-row table:style-name="ro4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265-normalized-iis-glass-cov.opb</text:p>
          </table:table-cell>
          <table:table-cell office:value-type="string" calcext:value-type="string">
            <text:p>OPT</text:p>
          </table:table-cell>
          <table:table-cell office:value-type="float" office:value="21" calcext:value-type="float">
            <text:p>21</text:p>
          </table:table-cell>
          <table:table-cell office:value-type="float" office:value="378.449" calcext:value-type="float">
            <text:p>378.449</text:p>
          </table:table-cell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266-normalized-vtxcov_v2000_e4000_5.opb.PB06.opb</text:p>
          </table:table-cell>
          <table:table-cell office:value-type="string" calcext:value-type="string">
            <text:p>SAT</text:p>
          </table:table-cell>
          <table:table-cell office:value-type="float" office:value="1036" calcext:value-type="float">
            <text:p>1036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1138" calcext:value-type="float">
            <text:p>1138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37" calcext:value-type="float">
            <text:p>1137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54" calcext:value-type="float">
            <text:p>1054</text:p>
          </table:table-cell>
          <table:table-cell office:value-type="float" office:value="142" calcext:value-type="float">
            <text:p>14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267-normalized-aries-da_network_50_2__8_45__8.opb</text:p>
          </table:table-cell>
          <table:table-cell office:value-type="string" calcext:value-type="string">
            <text:p>OPT</text:p>
          </table:table-cell>
          <table:table-cell office:value-type="float" office:value="45008" calcext:value-type="float">
            <text:p>4500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ptimum_found</text:p>
          </table:table-cell>
          <table:table-cell office:value-type="float" office:value="45008" calcext:value-type="float">
            <text:p>45008</text:p>
          </table:table-cell>
          <table:table-cell office:value-type="float" office:value="11" calcext:value-type="float">
            <text:p>11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5008" calcext:value-type="float">
            <text:p>45008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5008" calcext:value-type="float">
            <text:p>45008</text:p>
          </table:table-cell>
          <table:table-cell office:value-type="float" office:value="11" calcext:value-type="float">
            <text:p>11</text:p>
          </table:table-cell>
          <table:table-cell office:value-type="float" office:value="24.2035" calcext:value-type="float">
            <text:p>24.2035</text:p>
          </table:table-cell>
          <table:table-cell table:number-columns-repeated="997"/>
        </table:table-row>
        <table:table-row table:style-name="ro4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27-normalized-knapPI_5_2000_10000_5_-952740.opb</text:p>
          </table:table-cell>
          <table:table-cell office:value-type="string" calcext:value-type="string">
            <text:p>OPT</text:p>
          </table:table-cell>
          <table:table-cell office:value-type="float" office:value="-1487946" calcext:value-type="float">
            <text:p>-1487946</text:p>
          </table:table-cell>
          <table:table-cell office:value-type="float" office:value="1.242" calcext:value-type="float">
            <text:p>1.242</text:p>
          </table:table-cell>
          <table:table-cell office:value-type="string" calcext:value-type="string">
            <text:p>Some_solution_found</text:p>
          </table:table-cell>
          <table:table-cell office:value-type="float" office:value="-666591" calcext:value-type="float">
            <text:p>-666591</text:p>
          </table:table-cell>
          <table:table-cell office:value-type="float" office:value="10" calcext:value-type="float">
            <text:p>1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666591" calcext:value-type="float">
            <text:p>-666591</text:p>
          </table:table-cell>
          <table:table-cell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854729" calcext:value-type="float">
            <text:p>-854729</text:p>
          </table:table-cell>
          <table:table-cell office:value-type="float" office:value="558" calcext:value-type="float">
            <text:p>55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270-Init-x1-i4_pp_92_merged.opb</text:p>
          </table:table-cell>
          <table:table-cell office:value-type="string" calcext:value-type="string">
            <text:p>OPT</text:p>
          </table:table-cell>
          <table:table-cell office:value-type="float" office:value="390" calcext:value-type="float">
            <text:p>390</text:p>
          </table:table-cell>
          <table:table-cell office:value-type="float" office:value="1.671" calcext:value-type="float">
            <text:p>1.671</text:p>
          </table:table-cell>
          <table:table-cell office:value-type="string" calcext:value-type="string">
            <text:p>Optimum_found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0.463978" calcext:value-type="float">
            <text:p>0.463978</text:p>
          </table:table-cell>
          <table:table-cell table:number-columns-repeated="997"/>
        </table:table-row>
        <table:table-row table:style-name="ro4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271-normalized-fir04_area_opers.opb</text:p>
          </table:table-cell>
          <table:table-cell office:value-type="string" calcext:value-type="string">
            <text:p>OPT</text:p>
          </table:table-cell>
          <table:table-cell office:value-type="float" office:value="29" calcext:value-type="float">
            <text:p>29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Optimum_found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9.99" calcext:value-type="float">
            <text:p>219.9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054861" calcext:value-type="float">
            <text:p>0.054861</text:p>
          </table:table-cell>
          <table:table-cell table:number-columns-repeated="997"/>
        </table:table-row>
        <table:table-row table:style-name="ro4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273-normalized-ped2.G.recomb1-0.01-5.opb</text:p>
          </table:table-cell>
          <table:table-cell office:value-type="string" calcext:value-type="string">
            <text:p>OPT</text:p>
          </table:table-cell>
          <table:table-cell office:value-type="float" office:value="3521" calcext:value-type="float">
            <text:p>3521</text:p>
          </table:table-cell>
          <table:table-cell office:value-type="float" office:value="7.211" calcext:value-type="float">
            <text:p>7.211</text:p>
          </table:table-cell>
          <table:table-cell office:value-type="string" calcext:value-type="string">
            <text:p>Some_solution_found</text:p>
          </table:table-cell>
          <table:table-cell office:value-type="float" office:value="23294" calcext:value-type="float">
            <text:p>23294</text:p>
          </table:table-cell>
          <table:table-cell office:value-type="float" office:value="27" calcext:value-type="float">
            <text:p>27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8646" calcext:value-type="float">
            <text:p>18646</text:p>
          </table:table-cell>
          <table:table-cell office:value-type="float" office:value="19" calcext:value-type="float">
            <text:p>19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521" calcext:value-type="float">
            <text:p>3521</text:p>
          </table:table-cell>
          <table:table-cell office:value-type="float" office:value="1464" calcext:value-type="float">
            <text:p>1464</text:p>
          </table:table-cell>
          <table:table-cell office:value-type="float" office:value="165.484" calcext:value-type="float">
            <text:p>165.484</text:p>
          </table:table-cell>
          <table:table-cell table:number-columns-repeated="997"/>
        </table:table-row>
        <table:table-row table:style-name="ro4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274-SMTI_10000_5_0.85_3.opb</text:p>
          </table:table-cell>
          <table:table-cell office:value-type="string" calcext:value-type="string">
            <text:p>OPT</text:p>
          </table:table-cell>
          <table:table-cell office:value-type="float" office:value="132" calcext:value-type="float">
            <text:p>132</text:p>
          </table:table-cell>
          <table:table-cell office:value-type="float" office:value="3.356" calcext:value-type="float">
            <text:p>3.356</text:p>
          </table:table-cell>
          <table:table-cell office:value-type="string" calcext:value-type="string">
            <text:p>Optimum_found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4.09" calcext:value-type="float">
            <text:p>4.0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32" calcext:value-type="float">
            <text:p>132</text:p>
          </table:table-cell>
          <table:table-cell office:value-type="float" office:value="1786" calcext:value-type="float">
            <text:p>1786</text:p>
          </table:table-cell>
          <table:table-cell office:value-type="float" office:value="99.189" calcext:value-type="float">
            <text:p>99.189</text:p>
          </table:table-cell>
          <table:table-cell table:number-columns-repeated="997"/>
        </table:table-row>
        <table:table-row table:style-name="ro4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275-normalized-hw64-vm98p-opt.opb.negationfix.opb</text:p>
          </table:table-cell>
          <table:table-cell office:value-type="string" calcext:value-type="string">
            <text:p>OPT</text:p>
          </table:table-cell>
          <table:table-cell office:value-type="float" office:value="63" calcext:value-type="float">
            <text:p>63</text:p>
          </table:table-cell>
          <table:table-cell office:value-type="float" office:value="76.986" calcext:value-type="float">
            <text:p>76.986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276-normalized-kjumpingcube.cudf.paranoid.opb</text:p>
          </table:table-cell>
          <table:table-cell office:value-type="string" calcext:value-type="string">
            <text:p>OPT</text:p>
          </table:table-cell>
          <table:table-cell office:value-type="float" office:value="141778" calcext:value-type="float">
            <text:p>141778</text:p>
          </table:table-cell>
          <table:table-cell office:value-type="float" office:value="2.045" calcext:value-type="float">
            <text:p>2.045</text:p>
          </table:table-cell>
          <table:table-cell office:value-type="string" calcext:value-type="string">
            <text:p>Optimum_found</text:p>
          </table:table-cell>
          <table:table-cell office:value-type="float" office:value="141778" calcext:value-type="float">
            <text:p>141778</text:p>
          </table:table-cell>
          <table:table-cell office:value-type="float" office:value="11" calcext:value-type="float">
            <text:p>11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1778" calcext:value-type="float">
            <text:p>141778</text:p>
          </table:table-cell>
          <table:table-cell office:value-type="float" office:value="21" calcext:value-type="float">
            <text:p>21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41778" calcext:value-type="float">
            <text:p>141778</text:p>
          </table:table-cell>
          <table:table-cell office:value-type="float" office:value="5240" calcext:value-type="float">
            <text:p>5240</text:p>
          </table:table-cell>
          <table:table-cell office:value-type="float" office:value="81.487" calcext:value-type="float">
            <text:p>81.487</text:p>
          </table:table-cell>
          <table:table-cell table:number-columns-repeated="997"/>
        </table:table-row>
        <table:table-row table:style-name="ro4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277-normalized-knapPI_6_2000_1000_4_-39215.opb</text:p>
          </table:table-cell>
          <table:table-cell office:value-type="string" calcext:value-type="string">
            <text:p>OPT</text:p>
          </table:table-cell>
          <table:table-cell office:value-type="float" office:value="-39215" calcext:value-type="float">
            <text:p>-39215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Optimum_found</text:p>
          </table:table-cell>
          <table:table-cell office:value-type="float" office:value="-39215" calcext:value-type="float">
            <text:p>-3921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39215" calcext:value-type="float">
            <text:p>-3921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39215" calcext:value-type="float">
            <text:p>-39215</text:p>
          </table:table-cell>
          <table:table-cell office:value-type="float" office:value="84" calcext:value-type="float">
            <text:p>84</text:p>
          </table:table-cell>
          <table:table-cell office:value-type="float" office:value="0.573793" calcext:value-type="float">
            <text:p>0.573793</text:p>
          </table:table-cell>
          <table:table-cell table:number-columns-repeated="997"/>
        </table:table-row>
        <table:table-row table:style-name="ro4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278-normalized-mps-v2-20-10-mod008.opb</text:p>
          </table:table-cell>
          <table:table-cell office:value-type="string" calcext:value-type="string">
            <text:p>OPT</text:p>
          </table:table-cell>
          <table:table-cell office:value-type="float" office:value="307" calcext:value-type="float">
            <text:p>307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Some_solution_found</text:p>
          </table:table-cell>
          <table:table-cell office:value-type="float" office:value="307" calcext:value-type="float">
            <text:p>307</text:p>
          </table:table-cell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07" calcext:value-type="float">
            <text:p>307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07" calcext:value-type="float">
            <text:p>307</text:p>
          </table:table-cell>
          <table:table-cell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279-normalized-aries-da_network_20_2__17_12__128.opb</text:p>
          </table:table-cell>
          <table:table-cell office:value-type="string" calcext:value-type="string">
            <text:p>OPT</text:p>
          </table:table-cell>
          <table:table-cell office:value-type="float" office:value="46877" calcext:value-type="float">
            <text:p>46877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1" calcext:value-type="float">
            <text:p>11</text:p>
          </table:table-cell>
          <table:table-cell office:value-type="float" office:value="41.93" calcext:value-type="float">
            <text:p>41.9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1" calcext:value-type="float">
            <text:p>11</text:p>
          </table:table-cell>
          <table:table-cell office:value-type="float" office:value="26.95" calcext:value-type="float">
            <text:p>26.9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51396" calcext:value-type="float">
            <text:p>151396</text:p>
          </table:table-cell>
          <table:table-cell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280-normalized-vertexcover_opt_grid_oddrowevencolsquare_dim_076.opb</text:p>
          </table:table-cell>
          <table:table-cell office:value-type="string" calcext:value-type="string">
            <text:p>OPT</text:p>
          </table:table-cell>
          <table:table-cell office:value-type="float" office:value="2964" calcext:value-type="float">
            <text:p>2964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ome_solution_found</text:p>
          </table:table-cell>
          <table:table-cell office:value-type="float" office:value="2964" calcext:value-type="float">
            <text:p>2964</text:p>
          </table:table-cell>
          <table:table-cell office:value-type="float" office:value="5" calcext:value-type="float">
            <text:p>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964" calcext:value-type="float">
            <text:p>2964</text:p>
          </table:table-cell>
          <table:table-cell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964" calcext:value-type="float">
            <text:p>2964</text:p>
          </table:table-cell>
          <table:table-cell office:value-type="float" office:value="1" calcext:value-type="float">
            <text:p>1</text:p>
          </table:table-cell>
          <table:table-cell office:value-type="float" office:value="3600.02" calcext:value-type="float">
            <text:p>3600.02</text:p>
          </table:table-cell>
          <table:table-cell table:number-columns-repeated="997"/>
        </table:table-row>
        <table:table-row table:style-name="ro4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281-normalized-lo_6x6_001.opb.metafix.opb</text:p>
          </table:table-cell>
          <table:table-cell office:value-type="string" calcext:value-type="string">
            <text:p>OPT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01525" calcext:value-type="float">
            <text:p>0.001525</text:p>
          </table:table-cell>
          <table:table-cell table:number-columns-repeated="997"/>
        </table:table-row>
        <table:table-row table:style-name="ro4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282-normalized-NG.dot_unif_0null10mast_rapportOE1.0_TMAX15_K192_cod1.opb</text:p>
          </table:table-cell>
          <table:table-cell office:value-type="string" calcext:value-type="string">
            <text:p>OPT</text:p>
          </table:table-cell>
          <table:table-cell office:value-type="float" office:value="-12494" calcext:value-type="float">
            <text:p>-12494</text:p>
          </table:table-cell>
          <table:table-cell office:value-type="float" office:value="1514.15" calcext:value-type="float">
            <text:p>1514.15</text:p>
          </table:table-cell>
          <table:table-cell office:value-type="string" calcext:value-type="string">
            <text:p>Some_solution_found</text:p>
          </table:table-cell>
          <table:table-cell office:value-type="float" office:value="-6804" calcext:value-type="float">
            <text:p>-6804</text:p>
          </table:table-cell>
          <table:table-cell office:value-type="float" office:value="35" calcext:value-type="float">
            <text:p>35</text:p>
          </table:table-cell>
          <table:table-cell office:value-type="float" office:value="6736.21" calcext:value-type="float">
            <text:p>6736.2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884" calcext:value-type="float">
            <text:p>-4884</text:p>
          </table:table-cell>
          <table:table-cell office:value-type="float" office:value="16" calcext:value-type="float">
            <text:p>16</text:p>
          </table:table-cell>
          <table:table-cell office:value-type="float" office:value="5694.98" calcext:value-type="float">
            <text:p>5694.98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5110" calcext:value-type="float">
            <text:p>-5110</text:p>
          </table:table-cell>
          <table:table-cell office:value-type="float" office:value="21" calcext:value-type="float">
            <text:p>21</text:p>
          </table:table-cell>
          <table:table-cell office:value-type="float" office:value="4064.85" calcext:value-type="float">
            <text:p>4064.85</text:p>
          </table:table-cell>
          <table:table-cell table:number-columns-repeated="997"/>
        </table:table-row>
        <table:table-row table:style-name="ro4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283-normalized-graphpart_2g-0044-1601.lin.opb</text:p>
          </table:table-cell>
          <table:table-cell office:value-type="string" calcext:value-type="string">
            <text:p>OPT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Optimum_found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24" calcext:value-type="float">
            <text:p>24</text:p>
          </table:table-cell>
          <table:table-cell office:value-type="float" office:value="0.076489" calcext:value-type="float">
            <text:p>0.076489</text:p>
          </table:table-cell>
          <table:table-cell table:number-columns-repeated="997"/>
        </table:table-row>
        <table:table-row table:style-name="ro4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284-normalized-factor-size=9-P=269-Q=359.opb</text:p>
          </table:table-cell>
          <table:table-cell office:value-type="string" calcext:value-type="string">
            <text:p>OPT</text:p>
          </table:table-cell>
          <table:table-cell office:value-type="float" office:value="269" calcext:value-type="float">
            <text:p>26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Optimum_found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0.023861" calcext:value-type="float">
            <text:p>0.023861</text:p>
          </table:table-cell>
          <table:table-cell table:number-columns-repeated="997"/>
        </table:table-row>
        <table:table-row table:style-name="ro4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285-normalized-rand88811a.cudf.paranoid.opb</text:p>
          </table:table-cell>
          <table:table-cell office:value-type="string" calcext:value-type="string">
            <text:p>OPT</text:p>
          </table:table-cell>
          <table:table-cell office:value-type="float" office:value="2256" calcext:value-type="float">
            <text:p>2256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Optimum_found</text:p>
          </table:table-cell>
          <table:table-cell office:value-type="float" office:value="2256" calcext:value-type="float">
            <text:p>2256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56" calcext:value-type="float">
            <text:p>2256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256" calcext:value-type="float">
            <text:p>2256</text:p>
          </table:table-cell>
          <table:table-cell office:value-type="float" office:value="957" calcext:value-type="float">
            <text:p>957</text:p>
          </table:table-cell>
          <table:table-cell office:value-type="float" office:value="1.93638" calcext:value-type="float">
            <text:p>1.93638</text:p>
          </table:table-cell>
          <table:table-cell table:number-columns-repeated="997"/>
        </table:table-row>
        <table:table-row table:style-name="ro4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286-normalized-OGR_12.opb</text:p>
          </table:table-cell>
          <table:table-cell office:value-type="string" calcext:value-type="string">
            <text:p>SAT</text:p>
          </table:table-cell>
          <table:table-cell office:value-type="float" office:value="92" calcext:value-type="float">
            <text:p>92</text:p>
          </table:table-cell>
          <table:table-cell office:value-type="float" office:value="3600.04" calcext:value-type="float">
            <text:p>3600.04</text:p>
          </table:table-cell>
          <table:table-cell office:value-type="string" calcext:value-type="string">
            <text:p>Some_solution_found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289-normalized-circ6_3.opb</text:p>
          </table:table-cell>
          <table:table-cell office:value-type="string" calcext:value-type="string">
            <text:p>SAT</text:p>
          </table:table-cell>
          <table:table-cell office:value-type="float" office:value="64" calcext:value-type="float">
            <text:p>64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29-normalized-frb40-19-1.opb</text:p>
          </table:table-cell>
          <table:table-cell office:value-type="string" calcext:value-type="string">
            <text:p>OPT</text:p>
          </table:table-cell>
          <table:table-cell office:value-type="float" office:value="-40" calcext:value-type="float">
            <text:p>-40</text:p>
          </table:table-cell>
          <table:table-cell office:value-type="float" office:value="15.972" calcext:value-type="float">
            <text:p>15.972</text:p>
          </table:table-cell>
          <table:table-cell office:value-type="string" calcext:value-type="string">
            <text:p>Some_solution_found</text:p>
          </table:table-cell>
          <table:table-cell office:value-type="float" office:value="-35" calcext:value-type="float">
            <text:p>-35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3" calcext:value-type="float">
            <text:p>-33</text:p>
          </table:table-cell>
          <table:table-cell office:value-type="float" office:value="34" calcext:value-type="float">
            <text:p>3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290-normalized-frb53-24-1.opb</text:p>
          </table:table-cell>
          <table:table-cell office:value-type="string" calcext:value-type="string">
            <text:p>SAT</text:p>
          </table:table-cell>
          <table:table-cell office:value-type="float" office:value="-53" calcext:value-type="float">
            <text:p>-53</text:p>
          </table:table-cell>
          <table:table-cell office:value-type="float" office:value="72001.3" calcext:value-type="float">
            <text:p>72001.3</text:p>
          </table:table-cell>
          <table:table-cell office:value-type="string" calcext:value-type="string">
            <text:p>Some_solution_found</text:p>
          </table:table-cell>
          <table:table-cell office:value-type="float" office:value="-44" calcext:value-type="float">
            <text:p>-44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5" calcext:value-type="float">
            <text:p>-45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43" calcext:value-type="float">
            <text:p>-43</text:p>
          </table:table-cell>
          <table:table-cell office:value-type="float" office:value="44" calcext:value-type="float">
            <text:p>44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293-normalized-frb30-15-5.opb</text:p>
          </table:table-cell>
          <table:table-cell office:value-type="string" calcext:value-type="string">
            <text:p>OPT</text:p>
          </table:table-cell>
          <table:table-cell office:value-type="float" office:value="-30" calcext:value-type="float">
            <text:p>-30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Some_solution_found</text:p>
          </table:table-cell>
          <table:table-cell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6" calcext:value-type="float">
            <text:p>-26</text:p>
          </table:table-cell>
          <table:table-cell office:value-type="float" office:value="27" calcext:value-type="float">
            <text:p>2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294-normalized-opt-market-split_8_70_3.opb</text:p>
          </table:table-cell>
          <table:table-cell office:value-type="string" calcext:value-type="string">
            <text:p>SAT</text:p>
          </table:table-cell>
          <table:table-cell office:value-type="float" office:value="13" calcext:value-type="float">
            <text:p>13</text:p>
          </table:table-cell>
          <table:table-cell office:value-type="float" office:value="3600.02" calcext:value-type="float">
            <text:p>3600.02</text:p>
          </table:table-cell>
          <table:table-cell office:value-type="string" calcext:value-type="string">
            <text:p>Some_solution_found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295-normalized-f20c10b_026_area_delay.opb</text:p>
          </table:table-cell>
          <table:table-cell office:value-type="string" calcext:value-type="string">
            <text:p>OPT</text:p>
          </table:table-cell>
          <table:table-cell office:value-type="float" office:value="28" calcext:value-type="float">
            <text:p>28</text:p>
          </table:table-cell>
          <table:table-cell office:value-type="float" office:value="8.012" calcext:value-type="float">
            <text:p>8.012</text:p>
          </table:table-cell>
          <table:table-cell office:value-type="string" calcext:value-type="string">
            <text:p>Some_solution_found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296-normalized-domset_v500_e2000_w30_mw19_19.opb.PB06.opb</text:p>
          </table:table-cell>
          <table:table-cell office:value-type="string" calcext:value-type="string">
            <text:p>SAT</text:p>
          </table:table-cell>
          <table:table-cell office:value-type="float" office:value="176" calcext:value-type="float">
            <text:p>176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297-normalized-KE_690_001.opb</text:p>
          </table:table-cell>
          <table:table-cell office:value-type="string" calcext:value-type="string">
            <text:p>OPT</text:p>
          </table:table-cell>
          <table:table-cell office:value-type="float" office:value="-30339" calcext:value-type="float">
            <text:p>-3033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Some_solution_found</text:p>
          </table:table-cell>
          <table:table-cell office:value-type="float" office:value="-20253" calcext:value-type="float">
            <text:p>-20253</text:p>
          </table:table-cell>
          <table:table-cell office:value-type="float" office:value="41" calcext:value-type="float">
            <text:p>4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0206" calcext:value-type="float">
            <text:p>-20206</text:p>
          </table:table-cell>
          <table:table-cell office:value-type="float" office:value="39" calcext:value-type="float">
            <text:p>39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9716" calcext:value-type="float">
            <text:p>-19716</text:p>
          </table:table-cell>
          <table:table-cell office:value-type="float" office:value="257" calcext:value-type="float">
            <text:p>257</text:p>
          </table:table-cell>
          <table:table-cell office:value-type="float" office:value="3600.12" calcext:value-type="float">
            <text:p>3600.12</text:p>
          </table:table-cell>
          <table:table-cell table:number-columns-repeated="997"/>
        </table:table-row>
        <table:table-row table:style-name="ro4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299-normalized-jun5.5.opb</text:p>
          </table:table-cell>
          <table:table-cell office:value-type="string" calcext:value-type="string">
            <text:p>OPT</text:p>
          </table:table-cell>
          <table:table-cell office:value-type="float" office:value="145" calcext:value-type="float">
            <text:p>145</text:p>
          </table:table-cell>
          <table:table-cell office:value-type="float" office:value="3.244" calcext:value-type="float">
            <text:p>3.244</text:p>
          </table:table-cell>
          <table:table-cell office:value-type="string" calcext:value-type="string">
            <text:p>Some_solution_found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3-normalized-fout.r.opb</text:p>
          </table:table-cell>
          <table:table-cell office:value-type="string" calcext:value-type="string">
            <text:p>OPT</text:p>
          </table:table-cell>
          <table:table-cell office:value-type="float" office:value="38" calcext:value-type="float">
            <text:p>38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0.1" calcext:value-type="float">
            <text:p>160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.53943" calcext:value-type="float">
            <text:p>1.53943</text:p>
          </table:table-cell>
          <table:table-cell table:number-columns-repeated="997"/>
        </table:table-row>
        <table:table-row table:style-name="ro4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30-normalized-hw128-vm99p-opt.opb.negationfix.opb</text:p>
          </table:table-cell>
          <table:table-cell office:value-type="string" calcext:value-type="string">
            <text:p>SAT</text:p>
          </table:table-cell>
          <table:table-cell office:value-type="float" office:value="127" calcext:value-type="float">
            <text:p>127</text:p>
          </table:table-cell>
          <table:table-cell office:value-type="float" office:value="2000.3" calcext:value-type="float">
            <text:p>2000.3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5" calcext:value-type="float">
            <text:p>3600.05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2" calcext:value-type="float">
            <text:p>3600.02</text:p>
          </table:table-cell>
          <table:table-cell table:number-columns-repeated="997"/>
        </table:table-row>
        <table:table-row table:style-name="ro4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300-normalized-fx92.opb</text:p>
          </table:table-cell>
          <table:table-cell office:value-type="string" calcext:value-type="string">
            <text:p>OPT</text:p>
          </table:table-cell>
          <table:table-cell office:value-type="float" office:value="9" calcext:value-type="float">
            <text:p>9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Optimum_foun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.14" calcext:value-type="float">
            <text:p>12.1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.04" calcext:value-type="float">
            <text:p>12.0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17408" calcext:value-type="float">
            <text:p>1.17408</text:p>
          </table:table-cell>
          <table:table-cell table:number-columns-repeated="997"/>
        </table:table-row>
        <table:table-row table:style-name="ro4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301-normalized-opt-market-split_6_50_3.opb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3600.07" calcext:value-type="float">
            <text:p>3600.07</text:p>
          </table:table-cell>
          <table:table-cell office:value-type="string" calcext:value-type="string">
            <text:p>Some_solution_found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302-normalized-522.cudf.paranoid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054" calcext:value-type="float">
            <text:p>0.054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4347" calcext:value-type="float">
            <text:p>0.044347</text:p>
          </table:table-cell>
          <table:table-cell table:number-columns-repeated="997"/>
        </table:table-row>
        <table:table-row table:style-name="ro4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303-normalized-50-250-false-45-90-4-1000opt.opb</text:p>
          </table:table-cell>
          <table:table-cell office:value-type="string" calcext:value-type="string">
            <text:p>OPT</text:p>
          </table:table-cell>
          <table:table-cell office:value-type="float" office:value="-178" calcext:value-type="float">
            <text:p>-178</text:p>
          </table:table-cell>
          <table:table-cell office:value-type="float" office:value="1.011" calcext:value-type="float">
            <text:p>1.011</text:p>
          </table:table-cell>
          <table:table-cell office:value-type="string" calcext:value-type="string">
            <text:p>Optimum_found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  <table:table-cell office:value-type="float" office:value="2.63" calcext:value-type="float">
            <text:p>2.6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78" calcext:value-type="float">
            <text:p>-178</text:p>
          </table:table-cell>
          <table:table-cell office:value-type="float" office:value="23" calcext:value-type="float">
            <text:p>23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78" calcext:value-type="float">
            <text:p>-178</text:p>
          </table:table-cell>
          <table:table-cell office:value-type="float" office:value="69" calcext:value-type="float">
            <text:p>69</text:p>
          </table:table-cell>
          <table:table-cell office:value-type="float" office:value="4.07125" calcext:value-type="float">
            <text:p>4.07125</text:p>
          </table:table-cell>
          <table:table-cell table:number-columns-repeated="997"/>
        </table:table-row>
        <table:table-row table:style-name="ro4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304-normalized-8_16.opb</text:p>
          </table:table-cell>
          <table:table-cell office:value-type="string" calcext:value-type="string">
            <text:p>OPT</text:p>
          </table:table-cell>
          <table:table-cell office:value-type="float" office:value="5852" calcext:value-type="float">
            <text:p>5852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Optimum_found</text:p>
          </table:table-cell>
          <table:table-cell office:value-type="float" office:value="5852" calcext:value-type="float">
            <text:p>5852</text:p>
          </table:table-cell>
          <table:table-cell office:value-type="float" office:value="17" calcext:value-type="float">
            <text:p>1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852" calcext:value-type="float">
            <text:p>5852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852" calcext:value-type="float">
            <text:p>5852</text:p>
          </table:table-cell>
          <table:table-cell office:value-type="float" office:value="17" calcext:value-type="float">
            <text:p>17</text:p>
          </table:table-cell>
          <table:table-cell office:value-type="float" office:value="0.293888" calcext:value-type="float">
            <text:p>0.293888</text:p>
          </table:table-cell>
          <table:table-cell table:number-columns-repeated="997"/>
        </table:table-row>
        <table:table-row table:style-name="ro4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305-normalized-vtxcov_v2000_e4000_12.opb.PB06.opb</text:p>
          </table:table-cell>
          <table:table-cell office:value-type="string" calcext:value-type="string">
            <text:p>SAT</text:p>
          </table:table-cell>
          <table:table-cell office:value-type="float" office:value="1038" calcext:value-type="float">
            <text:p>1038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1139" calcext:value-type="float">
            <text:p>1139</text:p>
          </table:table-cell>
          <table:table-cell office:value-type="float" office:value="28" calcext:value-type="float">
            <text:p>2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45" calcext:value-type="float">
            <text:p>1145</text:p>
          </table:table-cell>
          <table:table-cell office:value-type="float" office:value="27" calcext:value-type="float">
            <text:p>2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58" calcext:value-type="float">
            <text:p>1058</text:p>
          </table:table-cell>
          <table:table-cell office:value-type="float" office:value="133" calcext:value-type="float">
            <text:p>13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85" calcext:value-type="float">
            <text:p>185</text:p>
          </table:table-cell>
          <table:table-cell/>
          <table:table-cell table:style-name="ce10" office:value-type="string" calcext:value-type="string">
            <text:p>306-normalized-OGR_7.opb</text:p>
          </table:table-cell>
          <table:table-cell office:value-type="string" calcext:value-type="string">
            <text:p>OPT</text:p>
          </table:table-cell>
          <table:table-cell office:value-type="float" office:value="25" calcext:value-type="float">
            <text:p>25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303933" calcext:value-type="float">
            <text:p>0.303933</text:p>
          </table:table-cell>
          <table:table-cell table:number-columns-repeated="997"/>
        </table:table-row>
        <table:table-row table:style-name="ro4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307-normalized-aries-da_network_20_2__17_12__256.opb</text:p>
          </table:table-cell>
          <table:table-cell office:value-type="string" calcext:value-type="string">
            <text:p>OPT</text:p>
          </table:table-cell>
          <table:table-cell office:value-type="float" office:value="46877" calcext:value-type="float">
            <text:p>46877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6" calcext:value-type="float">
            <text:p>16</text:p>
          </table:table-cell>
          <table:table-cell office:value-type="float" office:value="852.32" calcext:value-type="float">
            <text:p>852.3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6" calcext:value-type="float">
            <text:p>6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6877" calcext:value-type="float">
            <text:p>46877</text:p>
          </table:table-cell>
          <table:table-cell office:value-type="float" office:value="7" calcext:value-type="float">
            <text:p>7</text:p>
          </table:table-cell>
          <table:table-cell office:value-type="float" office:value="1200.86" calcext:value-type="float">
            <text:p>1200.86</text:p>
          </table:table-cell>
          <table:table-cell table:number-columns-repeated="997"/>
        </table:table-row>
        <table:table-row table:style-name="ro4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309-normalized-ss97-2.opb</text:p>
          </table:table-cell>
          <table:table-cell office:value-type="string" calcext:value-type="string">
            <text:p>OPT</text:p>
          </table:table-cell>
          <table:table-cell office:value-type="float" office:value="939" calcext:value-type="float">
            <text:p>939</text:p>
          </table:table-cell>
          <table:table-cell office:value-type="float" office:value="4.635" calcext:value-type="float">
            <text:p>4.635</text:p>
          </table:table-cell>
          <table:table-cell office:value-type="string" calcext:value-type="string">
            <text:p>Some_solution_found</text:p>
          </table:table-cell>
          <table:table-cell office:value-type="float" office:value="4202" calcext:value-type="float">
            <text:p>4202</text:p>
          </table:table-cell>
          <table:table-cell office:value-type="float" office:value="43" calcext:value-type="float">
            <text:p>4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095" calcext:value-type="float">
            <text:p>4095</text:p>
          </table:table-cell>
          <table:table-cell office:value-type="float" office:value="106" calcext:value-type="float">
            <text:p>10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751" calcext:value-type="float">
            <text:p>10751</text:p>
          </table:table-cell>
          <table:table-cell office:value-type="float" office:value="441" calcext:value-type="float">
            <text:p>44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31-normalized-wnq_n100_mw99_8.opb.PB06.opb</text:p>
          </table:table-cell>
          <table:table-cell office:value-type="string" calcext:value-type="string">
            <text:p>SAT</text:p>
          </table:table-cell>
          <table:table-cell office:value-type="float" office:value="211" calcext:value-type="float">
            <text:p>211</text:p>
          </table:table-cell>
          <table:table-cell office:value-type="float" office:value="3558.02" calcext:value-type="float">
            <text:p>3558.02</text:p>
          </table:table-cell>
          <table:table-cell office:value-type="string" calcext:value-type="string">
            <text:p>Some_solution_found</text:p>
          </table:table-cell>
          <table:table-cell office:value-type="float" office:value="5330" calcext:value-type="float">
            <text:p>5330</text:p>
          </table:table-cell>
          <table:table-cell office:value-type="float" office:value="16" calcext:value-type="float">
            <text:p>16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635" calcext:value-type="float">
            <text:p>5635</text:p>
          </table:table-cell>
          <table:table-cell office:value-type="float" office:value="20" calcext:value-type="float">
            <text:p>20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33" calcext:value-type="float">
            <text:p>333</text:p>
          </table:table-cell>
          <table:table-cell office:value-type="float" office:value="448" calcext:value-type="float">
            <text:p>44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310-normalized-market-split_4_30_2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13.339" calcext:value-type="float">
            <text:p>13.339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9.03" calcext:value-type="float">
            <text:p>299.03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8.76" calcext:value-type="float">
            <text:p>308.76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.1725" calcext:value-type="float">
            <text:p>84.1725</text:p>
          </table:table-cell>
          <table:table-cell table:number-columns-repeated="997"/>
        </table:table-row>
        <table:table-row table:style-name="ro4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311-normalized-lo_16x16_001.opb.metafix.opb</text:p>
          </table:table-cell>
          <table:table-cell office:value-type="string" calcext:value-type="string">
            <text:p>OPT</text:p>
          </table:table-cell>
          <table:table-cell office:value-type="float" office:value="125" calcext:value-type="float">
            <text:p>125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Some_solution_found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312-normalized-10:20:4.5:0.95:100.opb</text:p>
          </table:table-cell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313-normalized-rand362510.cudf.paranoid.opb</text:p>
          </table:table-cell>
          <table:table-cell office:value-type="string" calcext:value-type="string">
            <text:p>OPT</text:p>
          </table:table-cell>
          <table:table-cell office:value-type="float" office:value="1964" calcext:value-type="float">
            <text:p>1964</text:p>
          </table:table-cell>
          <table:table-cell office:value-type="float" office:value="0.391" calcext:value-type="float">
            <text:p>0.391</text:p>
          </table:table-cell>
          <table:table-cell office:value-type="string" calcext:value-type="string">
            <text:p>Optimum_found</text:p>
          </table:table-cell>
          <table:table-cell office:value-type="float" office:value="1964" calcext:value-type="float">
            <text:p>1964</text:p>
          </table:table-cell>
          <table:table-cell office:value-type="float" office:value="9" calcext:value-type="float">
            <text:p>9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964" calcext:value-type="float">
            <text:p>1964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964" calcext:value-type="float">
            <text:p>1964</text:p>
          </table:table-cell>
          <table:table-cell office:value-type="float" office:value="799" calcext:value-type="float">
            <text:p>799</text:p>
          </table:table-cell>
          <table:table-cell office:value-type="float" office:value="2.6668" calcext:value-type="float">
            <text:p>2.6668</text:p>
          </table:table-cell>
          <table:table-cell table:number-columns-repeated="997"/>
        </table:table-row>
        <table:table-row table:style-name="ro4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315-normalized-matrix_5x3_10.opb</text:p>
          </table:table-cell>
          <table:table-cell office:value-type="string" calcext:value-type="string">
            <text:p>SAT</text:p>
          </table:table-cell>
          <table:table-cell office:value-type="float" office:value="23" calcext:value-type="float">
            <text:p>23</text:p>
          </table:table-cell>
          <table:table-cell office:value-type="float" office:value="3600.02" calcext:value-type="float">
            <text:p>3600.02</text:p>
          </table:table-cell>
          <table:table-cell office:value-type="string" calcext:value-type="string">
            <text:p>Some_solution_found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2" calcext:value-type="float">
            <text:p>3600.2</text:p>
          </table:table-cell>
          <table:table-cell table:number-columns-repeated="997"/>
        </table:table-row>
        <table:table-row table:style-name="ro4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316-normalized-wnq_n100_mw99_1.opb.PB06.opb</text:p>
          </table:table-cell>
          <table:table-cell office:value-type="string" calcext:value-type="string">
            <text:p>SAT</text:p>
          </table:table-cell>
          <table:table-cell office:value-type="float" office:value="225" calcext:value-type="float">
            <text:p>225</text:p>
          </table:table-cell>
          <table:table-cell office:value-type="float" office:value="3558.15" calcext:value-type="float">
            <text:p>3558.15</text:p>
          </table:table-cell>
          <table:table-cell office:value-type="string" calcext:value-type="string">
            <text:p>Some_solution_found</text:p>
          </table:table-cell>
          <table:table-cell office:value-type="float" office:value="5333" calcext:value-type="float">
            <text:p>5333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529" calcext:value-type="float">
            <text:p>5529</text:p>
          </table:table-cell>
          <table:table-cell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19" calcext:value-type="float">
            <text:p>319</text:p>
          </table:table-cell>
          <table:table-cell office:value-type="float" office:value="431" calcext:value-type="float">
            <text:p>43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318-normalized-1037.cudf.trendy.opb</text:p>
          </table:table-cell>
          <table:table-cell office:value-type="string" calcext:value-type="string">
            <text:p>OPT</text:p>
          </table:table-cell>
          <table:table-cell office:value-type="float" office:value="51573" calcext:value-type="float">
            <text:p>51573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Optimum_found</text:p>
          </table:table-cell>
          <table:table-cell office:value-type="float" office:value="51573" calcext:value-type="float">
            <text:p>515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1573" calcext:value-type="float">
            <text:p>515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1573" calcext:value-type="float">
            <text:p>51573</text:p>
          </table:table-cell>
          <table:table-cell office:value-type="float" office:value="9" calcext:value-type="float">
            <text:p>9</text:p>
          </table:table-cell>
          <table:table-cell office:value-type="float" office:value="0.005398" calcext:value-type="float">
            <text:p>0.005398</text:p>
          </table:table-cell>
          <table:table-cell table:number-columns-repeated="997"/>
        </table:table-row>
        <table:table-row table:style-name="ro4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319-normalized-sep4.5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826" calcext:value-type="float">
            <text:p>0.826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32-normalized-single-obj-f27-DC2Loss.seq-A-2-1-irabcde.opb</text:p>
          </table:table-cell>
          <table:table-cell office:value-type="string" calcext:value-type="string">
            <text:p>OPT</text:p>
          </table:table-cell>
          <table:table-cell office:value-type="float" office:value="737472" calcext:value-type="float">
            <text:p>73747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Optimum_found</text:p>
          </table:table-cell>
          <table:table-cell office:value-type="float" office:value="737472" calcext:value-type="float">
            <text:p>737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37472" calcext:value-type="float">
            <text:p>737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37472" calcext:value-type="float">
            <text:p>737472</text:p>
          </table:table-cell>
          <table:table-cell office:value-type="float" office:value="1" calcext:value-type="float">
            <text:p>1</text:p>
          </table:table-cell>
          <table:table-cell office:value-type="float" office:value="0.001744" calcext:value-type="float">
            <text:p>0.001744</text:p>
          </table:table-cell>
          <table:table-cell table:number-columns-repeated="997"/>
        </table:table-row>
        <table:table-row table:style-name="ro4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320-normalized-linearized_pebbling_opt_layeredfan_up_r24_c47_a5.opb</text:p>
          </table:table-cell>
          <table:table-cell office:value-type="string" calcext:value-type="string">
            <text:p>OPT</text:p>
          </table:table-cell>
          <table:table-cell office:value-type="float" office:value="6627" calcext:value-type="float">
            <text:p>662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ome_solution_found</text:p>
          </table:table-cell>
          <table:table-cell office:value-type="float" office:value="6627" calcext:value-type="float">
            <text:p>6627</text:p>
          </table:table-cell>
          <table:table-cell office:value-type="float" office:value="1" calcext:value-type="float">
            <text:p>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6627" calcext:value-type="float">
            <text:p>6627</text:p>
          </table:table-cell>
          <table:table-cell office:value-type="float" office:value="1" calcext:value-type="float">
            <text:p>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627" calcext:value-type="float">
            <text:p>6627</text:p>
          </table:table-cell>
          <table:table-cell office:value-type="float" office:value="1" calcext:value-type="float">
            <text:p>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321-normalized-BA_RDC4.dot_fibo_50null0mast_rapportOE1.0_TMAX300_K67_cod2_pbEq1_newVersion_binary.opb</text:p>
          </table:table-cell>
          <table:table-cell office:value-type="string" calcext:value-type="string">
            <text:p>SAT</text:p>
          </table:table-cell>
          <table:table-cell office:value-type="float" office:value="-206754" calcext:value-type="float">
            <text:p>-206754</text:p>
          </table:table-cell>
          <table:table-cell office:value-type="float" office:value="3553.95" calcext:value-type="float">
            <text:p>3553.95</text:p>
          </table:table-cell>
          <table:table-cell office:value-type="string" calcext:value-type="string">
            <text:p>Some_solution_found</text:p>
          </table:table-cell>
          <table:table-cell office:value-type="float" office:value="-176123" calcext:value-type="float">
            <text:p>-176123</text:p>
          </table:table-cell>
          <table:table-cell office:value-type="float" office:value="189" calcext:value-type="float">
            <text:p>189</text:p>
          </table:table-cell>
          <table:table-cell office:value-type="float" office:value="3600.12" calcext:value-type="float">
            <text:p>3600.1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51963" calcext:value-type="float">
            <text:p>-151963</text:p>
          </table:table-cell>
          <table:table-cell office:value-type="float" office:value="165" calcext:value-type="float">
            <text:p>16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06644" calcext:value-type="float">
            <text:p>-206644</text:p>
          </table:table-cell>
          <table:table-cell office:value-type="float" office:value="392" calcext:value-type="float">
            <text:p>392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322-normalized-mul_8_13_shg.opb</text:p>
          </table:table-cell>
          <table:table-cell office:value-type="string" calcext:value-type="string">
            <text:p>SAT</text:p>
          </table:table-cell>
          <table:table-cell office:value-type="float" office:value="60" calcext:value-type="float">
            <text:p>60</text:p>
          </table:table-cell>
          <table:table-cell office:value-type="float" office:value="3558.02" calcext:value-type="float">
            <text:p>3558.02</text:p>
          </table:table-cell>
          <table:table-cell office:value-type="string" calcext:value-type="string">
            <text:p>Some_solution_found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0" calcext:value-type="float">
            <text:p>60</text:p>
          </table:table-cell>
          <table:table-cell office:value-type="float" office:value="1125" calcext:value-type="float">
            <text:p>1125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323-normalized-f20c10b_023_area_delay.opb</text:p>
          </table:table-cell>
          <table:table-cell office:value-type="string" calcext:value-type="string">
            <text:p>OPT</text:p>
          </table:table-cell>
          <table:table-cell office:value-type="float" office:value="22" calcext:value-type="float">
            <text:p>22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Some_solution_found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600.07" calcext:value-type="float">
            <text:p>3600.0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600.05" calcext:value-type="float">
            <text:p>3600.0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600.02" calcext:value-type="float">
            <text:p>3600.02</text:p>
          </table:table-cell>
          <table:table-cell table:style-name="ce119" table:number-columns-repeated="997"/>
        </table:table-row>
        <table:table-row table:style-name="ro4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325-normalized-autocorr_bern30-04.lin.opb</text:p>
          </table:table-cell>
          <table:table-cell office:value-type="string" calcext:value-type="string">
            <text:p>OPT</text:p>
          </table:table-cell>
          <table:table-cell office:value-type="float" office:value="-81" calcext:value-type="float">
            <text:p>-81</text:p>
          </table:table-cell>
          <table:table-cell office:value-type="float" office:value="7.649" calcext:value-type="float">
            <text:p>7.649</text:p>
          </table:table-cell>
          <table:table-cell office:value-type="string" calcext:value-type="string">
            <text:p>Some_solution_found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81" calcext:value-type="float">
            <text:p>-81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81" calcext:value-type="float">
            <text:p>-81</text:p>
          </table:table-cell>
          <table:table-cell office:value-type="float" office:value="25" calcext:value-type="float">
            <text:p>25</text:p>
          </table:table-cell>
          <table:table-cell office:value-type="float" office:value="3600" calcext:value-type="float">
            <text:p>3600</text:p>
          </table:table-cell>
          <table:table-cell table:style-name="ce119" table:number-columns-repeated="997"/>
        </table:table-row>
        <table:table-row table:style-name="ro4">
          <table:table-cell office:value-type="float" office:value="203" calcext:value-type="float">
            <text:p>203</text:p>
          </table:table-cell>
          <table:table-cell/>
          <table:table-cell table:style-name="ce10" office:value-type="string" calcext:value-type="string">
            <text:p>326-normalized-KE_630_002.opb</text:p>
          </table:table-cell>
          <table:table-cell office:value-type="string" calcext:value-type="string">
            <text:p>OPT</text:p>
          </table:table-cell>
          <table:table-cell office:value-type="float" office:value="-26056" calcext:value-type="float">
            <text:p>-26056</text:p>
          </table:table-cell>
          <table:table-cell office:value-type="float" office:value="3.107" calcext:value-type="float">
            <text:p>3.107</text:p>
          </table:table-cell>
          <table:table-cell office:value-type="string" calcext:value-type="string">
            <text:p>Some_solution_found</text:p>
          </table:table-cell>
          <table:table-cell office:value-type="float" office:value="-18453" calcext:value-type="float">
            <text:p>-18453</text:p>
          </table:table-cell>
          <table:table-cell office:value-type="float" office:value="30" calcext:value-type="float">
            <text:p>30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9136" calcext:value-type="float">
            <text:p>-19136</text:p>
          </table:table-cell>
          <table:table-cell office:value-type="float" office:value="60" calcext:value-type="float">
            <text:p>60</text:p>
          </table:table-cell>
          <table:table-cell office:value-type="float" office:value="3600.05" calcext:value-type="float">
            <text:p>3600.0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7845" calcext:value-type="float">
            <text:p>-17845</text:p>
          </table:table-cell>
          <table:table-cell office:value-type="float" office:value="287" calcext:value-type="float">
            <text:p>287</text:p>
          </table:table-cell>
          <table:table-cell office:value-type="float" office:value="3600.02" calcext:value-type="float">
            <text:p>3600.02</text:p>
          </table:table-cell>
          <table:table-cell table:style-name="ce119" table:number-columns-repeated="997"/>
        </table:table-row>
        <table:table-row table:style-name="ro4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327-normalized-ii16a2.opb</text:p>
          </table:table-cell>
          <table:table-cell office:value-type="string" calcext:value-type="string">
            <text:p>OPT</text:p>
          </table:table-cell>
          <table:table-cell office:value-type="float" office:value="1164" calcext:value-type="float">
            <text:p>1164</text:p>
          </table:table-cell>
          <table:table-cell office:value-type="float" office:value="984.157" calcext:value-type="float">
            <text:p>984.157</text:p>
          </table:table-cell>
          <table:table-cell office:value-type="string" calcext:value-type="string">
            <text:p>Some_solution_found</text:p>
          </table:table-cell>
          <table:table-cell office:value-type="float" office:value="1164" calcext:value-type="float">
            <text:p>1164</text:p>
          </table:table-cell>
          <table:table-cell office:value-type="float" office:value="8" calcext:value-type="float">
            <text:p>8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64" calcext:value-type="float">
            <text:p>1164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164" calcext:value-type="float">
            <text:p>1164</text:p>
          </table:table-cell>
          <table:table-cell office:value-type="float" office:value="439" calcext:value-type="float">
            <text:p>439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328-normalized-aries-da_network_100_3__3_91__8.opb</text:p>
          </table:table-cell>
          <table:table-cell office:value-type="string" calcext:value-type="string">
            <text:p>OPT</text:p>
          </table:table-cell>
          <table:table-cell office:value-type="float" office:value="70998" calcext:value-type="float">
            <text:p>70998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Optimum_found</text:p>
          </table:table-cell>
          <table:table-cell office:value-type="float" office:value="70998" calcext:value-type="float">
            <text:p>70998</text:p>
          </table:table-cell>
          <table:table-cell office:value-type="float" office:value="37" calcext:value-type="float">
            <text:p>37</text:p>
          </table:table-cell>
          <table:table-cell office:value-type="float" office:value="79.15" calcext:value-type="float">
            <text:p>79.1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0998" calcext:value-type="float">
            <text:p>70998</text:p>
          </table:table-cell>
          <table:table-cell office:value-type="float" office:value="31" calcext:value-type="float">
            <text:p>31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0998" calcext:value-type="float">
            <text:p>70998</text:p>
          </table:table-cell>
          <table:table-cell office:value-type="float" office:value="37" calcext:value-type="float">
            <text:p>37</text:p>
          </table:table-cell>
          <table:table-cell office:value-type="float" office:value="799.665" calcext:value-type="float">
            <text:p>799.665</text:p>
          </table:table-cell>
          <table:table-cell table:number-columns-repeated="997"/>
        </table:table-row>
        <table:table-row table:style-name="ro4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332-normalized-fir10_trarea_ac.opb</text:p>
          </table:table-cell>
          <table:table-cell office:value-type="string" calcext:value-type="string">
            <text:p>OPT</text:p>
          </table:table-cell>
          <table:table-cell office:value-type="float" office:value="73649" calcext:value-type="float">
            <text:p>73649</text:p>
          </table:table-cell>
          <table:table-cell office:value-type="float" office:value="12.82" calcext:value-type="float">
            <text:p>12.82</text:p>
          </table:table-cell>
          <table:table-cell office:value-type="string" calcext:value-type="string">
            <text:p>Some_solution_found</text:p>
          </table:table-cell>
          <table:table-cell office:value-type="float" office:value="98100" calcext:value-type="float">
            <text:p>98100</text:p>
          </table:table-cell>
          <table:table-cell office:value-type="float" office:value="26" calcext:value-type="float">
            <text:p>26</text:p>
          </table:table-cell>
          <table:table-cell office:value-type="float" office:value="3600.82" calcext:value-type="float">
            <text:p>3600.8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94589" calcext:value-type="float">
            <text:p>94589</text:p>
          </table:table-cell>
          <table:table-cell office:value-type="float" office:value="20" calcext:value-type="float">
            <text:p>20</text:p>
          </table:table-cell>
          <table:table-cell office:value-type="float" office:value="3601.38" calcext:value-type="float">
            <text:p>3601.38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82180" calcext:value-type="float">
            <text:p>82180</text:p>
          </table:table-cell>
          <table:table-cell office:value-type="float" office:value="14" calcext:value-type="float">
            <text:p>14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333-normalized-factor-size=9-P=47-Q=197.opb</text:p>
          </table:table-cell>
          <table:table-cell office:value-type="string" calcext:value-type="string">
            <text:p>OPT</text:p>
          </table:table-cell>
          <table:table-cell office:value-type="float" office:value="47" calcext:value-type="float">
            <text:p>4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Optimum_found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014029" calcext:value-type="float">
            <text:p>0.014029</text:p>
          </table:table-cell>
          <table:table-cell table:number-columns-repeated="997"/>
        </table:table-row>
        <table:table-row table:style-name="ro4">
          <table:table-cell office:value-type="float" office:value="208" calcext:value-type="float">
            <text:p>208</text:p>
          </table:table-cell>
          <table:table-cell/>
          <table:table-cell table:style-name="ce10" office:value-type="string" calcext:value-type="string">
            <text:p>334-normalized-fx75.opb</text:p>
          </table:table-cell>
          <table:table-cell office:value-type="string" calcext:value-type="string">
            <text:p>OPT</text:p>
          </table:table-cell>
          <table:table-cell office:value-type="float" office:value="7" calcext:value-type="float">
            <text:p>7</text:p>
          </table:table-cell>
          <table:table-cell office:value-type="float" office:value="1363.02" calcext:value-type="float">
            <text:p>1363.02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335-normalized-10:20:4.5:0.5:100.opb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336-normalized-g9x3.opb</text:p>
          </table:table-cell>
          <table:table-cell office:value-type="string" calcext:value-type="string">
            <text:p>OPT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1025" calcext:value-type="float">
            <text:p>0.001025</text:p>
          </table:table-cell>
          <table:table-cell table:number-columns-repeated="997"/>
        </table:table-row>
        <table:table-row table:style-name="ro4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337-normalized-knapPI_14_50_1000_5_-3237.opb</text:p>
          </table:table-cell>
          <table:table-cell office:value-type="string" calcext:value-type="string">
            <text:p>OPT</text:p>
          </table:table-cell>
          <table:table-cell office:value-type="float" office:value="-5737" calcext:value-type="float">
            <text:p>-573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Some_solution_found</text:p>
          </table:table-cell>
          <table:table-cell office:value-type="float" office:value="-5636" calcext:value-type="float">
            <text:p>-5636</text:p>
          </table:table-cell>
          <table:table-cell office:value-type="float" office:value="23" calcext:value-type="float">
            <text:p>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5724" calcext:value-type="float">
            <text:p>-5724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5737" calcext:value-type="float">
            <text:p>-5737</text:p>
          </table:table-cell>
          <table:table-cell office:value-type="float" office:value="41" calcext:value-type="float">
            <text:p>41</text:p>
          </table:table-cell>
          <table:table-cell office:value-type="float" office:value="10.2374" calcext:value-type="float">
            <text:p>10.2374</text:p>
          </table:table-cell>
          <table:table-cell table:number-columns-repeated="997"/>
        </table:table-row>
        <table:table-row table:style-name="ro4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338-normalized-bogr_11.opb</text:p>
          </table:table-cell>
          <table:table-cell office:value-type="string" calcext:value-type="string">
            <text:p>SAT</text:p>
          </table:table-cell>
          <table:table-cell office:value-type="float" office:value="72" calcext:value-type="float">
            <text:p>72</text:p>
          </table:table-cell>
          <table:table-cell office:value-type="float" office:value="3600.08" calcext:value-type="float">
            <text:p>3600.08</text:p>
          </table:table-cell>
          <table:table-cell office:value-type="string" calcext:value-type="string">
            <text:p>Some_solution_found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339-normalized-wnq_n100_mw99_9.opb.PB06.opb</text:p>
          </table:table-cell>
          <table:table-cell office:value-type="string" calcext:value-type="string">
            <text:p>SAT</text:p>
          </table:table-cell>
          <table:table-cell office:value-type="float" office:value="254" calcext:value-type="float">
            <text:p>254</text:p>
          </table:table-cell>
          <table:table-cell office:value-type="float" office:value="3558.02" calcext:value-type="float">
            <text:p>3558.02</text:p>
          </table:table-cell>
          <table:table-cell office:value-type="string" calcext:value-type="string">
            <text:p>Some_solution_found</text:p>
          </table:table-cell>
          <table:table-cell office:value-type="float" office:value="5213" calcext:value-type="float">
            <text:p>5213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585" calcext:value-type="float">
            <text:p>5585</text:p>
          </table:table-cell>
          <table:table-cell office:value-type="float" office:value="26" calcext:value-type="float">
            <text:p>2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35" calcext:value-type="float">
            <text:p>335</text:p>
          </table:table-cell>
          <table:table-cell office:value-type="float" office:value="440" calcext:value-type="float">
            <text:p>44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34-normalized-s3-3-3-5pb.opb</text:p>
          </table:table-cell>
          <table:table-cell office:value-type="string" calcext:value-type="string">
            <text:p>OPT</text:p>
          </table:table-cell>
          <table:table-cell office:value-type="float" office:value="34" calcext:value-type="float">
            <text:p>3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010244" calcext:value-type="float">
            <text:p>0.010244</text:p>
          </table:table-cell>
          <table:table-cell table:number-columns-repeated="997"/>
        </table:table-row>
        <table:table-row table:style-name="ro4"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340-normalized-domset_opt_hexgrid_nrowsdiv30add5_ncols_340.opb</text:p>
          </table:table-cell>
          <table:table-cell office:value-type="string" calcext:value-type="string">
            <text:p>OPT</text:p>
          </table:table-cell>
          <table:table-cell office:value-type="float" office:value="1360" calcext:value-type="float">
            <text:p>1360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Some_solution_found</text:p>
          </table:table-cell>
          <table:table-cell office:value-type="float" office:value="1416" calcext:value-type="float">
            <text:p>1416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416" calcext:value-type="float">
            <text:p>1416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610" calcext:value-type="float">
            <text:p>1610</text:p>
          </table:table-cell>
          <table:table-cell office:value-type="float" office:value="215" calcext:value-type="float">
            <text:p>215</text:p>
          </table:table-cell>
          <table:table-cell office:value-type="float" office:value="3600.3" calcext:value-type="float">
            <text:p>3600.3</text:p>
          </table:table-cell>
          <table:table-cell table:number-columns-repeated="997"/>
        </table:table-row>
        <table:table-row table:style-name="ro4"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341-normalized-comppebphp_opt_pyrheightequalsnholes_50.opb</text:p>
          </table:table-cell>
          <table:table-cell office:value-type="string" calcext:value-type="string">
            <text:p>OPT</text:p>
          </table:table-cell>
          <table:table-cell office:value-type="float" office:value="1326" calcext:value-type="float">
            <text:p>1326</text:p>
          </table:table-cell>
          <table:table-cell office:value-type="float" office:value="1025.76" calcext:value-type="float">
            <text:p>1025.76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39" calcext:value-type="float">
            <text:p>3600.39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39" calcext:value-type="float">
            <text:p>3600.39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17" calcext:value-type="float">
            <text:p>217</text:p>
          </table:table-cell>
          <table:table-cell/>
          <table:table-cell table:style-name="ce10" office:value-type="string" calcext:value-type="string">
            <text:p>342-normalized-addm4.r.opb</text:p>
          </table:table-cell>
          <table:table-cell office:value-type="string" calcext:value-type="string">
            <text:p>OPT</text:p>
          </table:table-cell>
          <table:table-cell office:value-type="float" office:value="165" calcext:value-type="float">
            <text:p>165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Some_solution_found</text:p>
          </table:table-cell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343-normalized-domset_v500_e2000_w30_mw19_13.opb.PB06.opb</text:p>
          </table:table-cell>
          <table:table-cell office:value-type="string" calcext:value-type="string">
            <text:p>SAT</text:p>
          </table:table-cell>
          <table:table-cell office:value-type="float" office:value="183" calcext:value-type="float">
            <text:p>183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12" calcext:value-type="float">
            <text:p>212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4" calcext:value-type="float">
            <text:p>194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345-normalized-BA_RDC4.dot_unif_20null10mast_rapportOE1.0_TMAX15_K67_cod2_pbEq1_newVersion_ladder.opb</text:p>
          </table:table-cell>
          <table:table-cell office:value-type="string" calcext:value-type="string">
            <text:p>OPT</text:p>
          </table:table-cell>
          <table:table-cell office:value-type="float" office:value="-5433" calcext:value-type="float">
            <text:p>-5433</text:p>
          </table:table-cell>
          <table:table-cell office:value-type="float" office:value="176.654" calcext:value-type="float">
            <text:p>176.654</text:p>
          </table:table-cell>
          <table:table-cell office:value-type="string" calcext:value-type="string">
            <text:p>Optimum_found</text:p>
          </table:table-cell>
          <table:table-cell office:value-type="float" office:value="-5433" calcext:value-type="float">
            <text:p>-5433</text:p>
          </table:table-cell>
          <table:table-cell office:value-type="float" office:value="44" calcext:value-type="float">
            <text:p>44</text:p>
          </table:table-cell>
          <table:table-cell office:value-type="float" office:value="1344.38" calcext:value-type="float">
            <text:p>1344.3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5433" calcext:value-type="float">
            <text:p>-5433</text:p>
          </table:table-cell>
          <table:table-cell office:value-type="float" office:value="43" calcext:value-type="float">
            <text:p>43</text:p>
          </table:table-cell>
          <table:table-cell office:value-type="float" office:value="888.56" calcext:value-type="float">
            <text:p>888.5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5433" calcext:value-type="float">
            <text:p>-5433</text:p>
          </table:table-cell>
          <table:table-cell office:value-type="float" office:value="22" calcext:value-type="float">
            <text:p>22</text:p>
          </table:table-cell>
          <table:table-cell office:value-type="float" office:value="206.4" calcext:value-type="float">
            <text:p>206.4</text:p>
          </table:table-cell>
          <table:table-cell table:number-columns-repeated="997"/>
        </table:table-row>
        <table:table-row table:style-name="ro4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346-normalized-Generated_notes_20140709_1000_0.05-000.opb</text:p>
          </table:table-cell>
          <table:table-cell office:value-type="string" calcext:value-type="string">
            <text:p>OPT</text:p>
          </table:table-cell>
          <table:table-cell office:value-type="float" office:value="-122892" calcext:value-type="float">
            <text:p>-122892</text:p>
          </table:table-cell>
          <table:table-cell office:value-type="float" office:value="8.519" calcext:value-type="float">
            <text:p>8.519</text:p>
          </table:table-cell>
          <table:table-cell office:value-type="string" calcext:value-type="string">
            <text:p>Some_solution_found</text:p>
          </table:table-cell>
          <table:table-cell office:value-type="float" office:value="-65676" calcext:value-type="float">
            <text:p>-65676</text:p>
          </table:table-cell>
          <table:table-cell office:value-type="float" office:value="27" calcext:value-type="float">
            <text:p>27</text:p>
          </table:table-cell>
          <table:table-cell office:value-type="float" office:value="3600.88" calcext:value-type="float">
            <text:p>3600.88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63139" calcext:value-type="float">
            <text:p>-63139</text:p>
          </table:table-cell>
          <table:table-cell office:value-type="float" office:value="34" calcext:value-type="float">
            <text:p>34</text:p>
          </table:table-cell>
          <table:table-cell office:value-type="float" office:value="3600.39" calcext:value-type="float">
            <text:p>3600.39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64700" calcext:value-type="float">
            <text:p>-64700</text:p>
          </table:table-cell>
          <table:table-cell office:value-type="float" office:value="436" calcext:value-type="float">
            <text:p>436</text:p>
          </table:table-cell>
          <table:table-cell office:value-type="float" office:value="3600.29" calcext:value-type="float">
            <text:p>3600.29</text:p>
          </table:table-cell>
          <table:table-cell table:number-columns-repeated="997"/>
        </table:table-row>
        <table:table-row table:style-name="ro4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347-normalized-matrix_5x3_9.opb</text:p>
          </table:table-cell>
          <table:table-cell office:value-type="string" calcext:value-type="string">
            <text:p>OPT</text:p>
          </table:table-cell>
          <table:table-cell office:value-type="float" office:value="21" calcext:value-type="float">
            <text:p>21</text:p>
          </table:table-cell>
          <table:table-cell office:value-type="float" office:value="976.674" calcext:value-type="float">
            <text:p>976.674</text:p>
          </table:table-cell>
          <table:table-cell office:value-type="string" calcext:value-type="string">
            <text:p>Some_solution_found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348-normalized-aim-200-3_4-yes1-3.opb</text:p>
          </table:table-cell>
          <table:table-cell office:value-type="string" calcext:value-type="string">
            <text:p>OPT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07841" calcext:value-type="float">
            <text:p>0.007841</text:p>
          </table:table-cell>
          <table:table-cell table:number-columns-repeated="997"/>
        </table:table-row>
        <table:table-row table:style-name="ro4"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349-normalized-circ8_3.opb</text:p>
          </table:table-cell>
          <table:table-cell office:value-type="string" calcext:value-type="string">
            <text:p>SAT</text:p>
          </table:table-cell>
          <table:table-cell office:value-type="float" office:value="136" calcext:value-type="float">
            <text:p>136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35-normalized-bogr_6.opb</text:p>
          </table:table-cell>
          <table:table-cell office:value-type="string" calcext:value-type="string">
            <text:p>OPT</text:p>
          </table:table-cell>
          <table:table-cell office:value-type="float" office:value="17" calcext:value-type="float">
            <text:p>17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04098" calcext:value-type="float">
            <text:p>0.004098</text:p>
          </table:table-cell>
          <table:table-cell table:number-columns-repeated="997"/>
        </table:table-row>
        <table:table-row table:style-name="ro4"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351-normalized-hal-cups-utils.cudf.paranoid.opb</text:p>
          </table:table-cell>
          <table:table-cell office:value-type="string" calcext:value-type="string">
            <text:p>OPT</text:p>
          </table:table-cell>
          <table:table-cell office:value-type="float" office:value="141814" calcext:value-type="float">
            <text:p>141814</text:p>
          </table:table-cell>
          <table:table-cell office:value-type="float" office:value="1.935" calcext:value-type="float">
            <text:p>1.935</text:p>
          </table:table-cell>
          <table:table-cell office:value-type="string" calcext:value-type="string">
            <text:p>Optimum_found</text:p>
          </table:table-cell>
          <table:table-cell office:value-type="float" office:value="141814" calcext:value-type="float">
            <text:p>141814</text:p>
          </table:table-cell>
          <table:table-cell office:value-type="float" office:value="22" calcext:value-type="float">
            <text:p>22</text:p>
          </table:table-cell>
          <table:table-cell office:value-type="float" office:value="14.15" calcext:value-type="float">
            <text:p>14.1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1814" calcext:value-type="float">
            <text:p>141814</text:p>
          </table:table-cell>
          <table:table-cell office:value-type="float" office:value="19" calcext:value-type="float">
            <text:p>19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41814" calcext:value-type="float">
            <text:p>141814</text:p>
          </table:table-cell>
          <table:table-cell office:value-type="float" office:value="5273" calcext:value-type="float">
            <text:p>5273</text:p>
          </table:table-cell>
          <table:table-cell office:value-type="float" office:value="64.9679" calcext:value-type="float">
            <text:p>64.9679</text:p>
          </table:table-cell>
          <table:table-cell table:number-columns-repeated="997"/>
        </table:table-row>
        <table:table-row table:style-name="ro4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352-normalized-j12023_6.std.opb</text:p>
          </table:table-cell>
          <table:table-cell office:value-type="string" calcext:value-type="string">
            <text:p>OPT</text:p>
          </table:table-cell>
          <table:table-cell office:value-type="float" office:value="106" calcext:value-type="float">
            <text:p>106</text:p>
          </table:table-cell>
          <table:table-cell office:value-type="float" office:value="0.653" calcext:value-type="float">
            <text:p>0.653</text:p>
          </table:table-cell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06" calcext:value-type="float">
            <text:p>106</text:p>
          </table:table-cell>
          <table:table-cell office:value-type="float" office:value="195" calcext:value-type="float">
            <text:p>195</text:p>
          </table:table-cell>
          <table:table-cell office:value-type="float" office:value="1.38726" calcext:value-type="float">
            <text:p>1.38726</text:p>
          </table:table-cell>
          <table:table-cell table:number-columns-repeated="997"/>
        </table:table-row>
        <table:table-row table:style-name="ro4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353-Init-x1-i3_pp_87_merged.opb</text:p>
          </table:table-cell>
          <table:table-cell office:value-type="string" calcext:value-type="string">
            <text:p>OPT</text:p>
          </table:table-cell>
          <table:table-cell office:value-type="float" office:value="346" calcext:value-type="float">
            <text:p>346</text:p>
          </table:table-cell>
          <table:table-cell office:value-type="float" office:value="2.703" calcext:value-type="float">
            <text:p>2.703</text:p>
          </table:table-cell>
          <table:table-cell office:value-type="string" calcext:value-type="string">
            <text:p>Optimum_found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9.71" calcext:value-type="float">
            <text:p>9.7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9.07" calcext:value-type="float">
            <text:p>9.0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1.10801" calcext:value-type="float">
            <text:p>1.10801</text:p>
          </table:table-cell>
          <table:table-cell table:number-columns-repeated="997"/>
        </table:table-row>
        <table:table-row table:style-name="ro4"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354-normalized-mul_8_9_shg.opb</text:p>
          </table:table-cell>
          <table:table-cell office:value-type="string" calcext:value-type="string">
            <text:p>OPT</text:p>
          </table:table-cell>
          <table:table-cell office:value-type="float" office:value="42" calcext:value-type="float">
            <text:p>42</text:p>
          </table:table-cell>
          <table:table-cell office:value-type="float" office:value="992.421" calcext:value-type="float">
            <text:p>992.421</text:p>
          </table:table-cell>
          <table:table-cell office:value-type="string" calcext:value-type="string">
            <text:p>Some_solution_found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2" calcext:value-type="float">
            <text:p>42</text:p>
          </table:table-cell>
          <table:table-cell office:value-type="float" office:value="1111" calcext:value-type="float">
            <text:p>111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355-normalized-OGR_5.opb</text:p>
          </table:table-cell>
          <table:table-cell office:value-type="string" calcext:value-type="string">
            <text:p>OPT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000179" calcext:value-type="float">
            <text:p>0.000179</text:p>
          </table:table-cell>
          <table:table-cell table:number-columns-repeated="997"/>
        </table:table-row>
        <table:table-row table:style-name="ro4">
          <table:table-cell office:value-type="float" office:value="230" calcext:value-type="float">
            <text:p>230</text:p>
          </table:table-cell>
          <table:table-cell/>
          <table:table-cell table:style-name="ce10" office:value-type="string" calcext:value-type="string">
            <text:p>356-normalized-oct5.5.opb</text:p>
          </table:table-cell>
          <table:table-cell office:value-type="string" calcext:value-type="string">
            <text:p>OPT</text:p>
          </table:table-cell>
          <table:table-cell office:value-type="float" office:value="167" calcext:value-type="float">
            <text:p>167</text:p>
          </table:table-cell>
          <table:table-cell office:value-type="float" office:value="3.551" calcext:value-type="float">
            <text:p>3.551</text:p>
          </table:table-cell>
          <table:table-cell office:value-type="string" calcext:value-type="string">
            <text:p>Some_solution_found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357-normalized-vtxcov_v2000_e4000_34.opb.PB06.opb</text:p>
          </table:table-cell>
          <table:table-cell office:value-type="string" calcext:value-type="string">
            <text:p>SAT</text:p>
          </table:table-cell>
          <table:table-cell office:value-type="float" office:value="1033" calcext:value-type="float">
            <text:p>1033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1137" calcext:value-type="float">
            <text:p>1137</text:p>
          </table:table-cell>
          <table:table-cell office:value-type="float" office:value="26" calcext:value-type="float">
            <text:p>2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35" calcext:value-type="float">
            <text:p>1135</text:p>
          </table:table-cell>
          <table:table-cell office:value-type="float" office:value="33" calcext:value-type="float">
            <text:p>3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87" calcext:value-type="float">
            <text:p>1087</text:p>
          </table:table-cell>
          <table:table-cell office:value-type="float" office:value="118" calcext:value-type="float">
            <text:p>11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359-normalized-ped3.F.recomb10-0.01-5.opb</text:p>
          </table:table-cell>
          <table:table-cell office:value-type="string" calcext:value-type="string">
            <text:p>OPT</text:p>
          </table:table-cell>
          <table:table-cell office:value-type="float" office:value="7540" calcext:value-type="float">
            <text:p>7540</text:p>
          </table:table-cell>
          <table:table-cell office:value-type="float" office:value="3.227" calcext:value-type="float">
            <text:p>3.227</text:p>
          </table:table-cell>
          <table:table-cell office:value-type="string" calcext:value-type="string">
            <text:p>Some_solution_found</text:p>
          </table:table-cell>
          <table:table-cell office:value-type="float" office:value="16412" calcext:value-type="float">
            <text:p>16412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9485" calcext:value-type="float">
            <text:p>19485</text:p>
          </table:table-cell>
          <table:table-cell office:value-type="float" office:value="11" calcext:value-type="float">
            <text:p>1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7543" calcext:value-type="float">
            <text:p>7543</text:p>
          </table:table-cell>
          <table:table-cell office:value-type="float" office:value="515" calcext:value-type="float">
            <text:p>51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36-normalized-simp-nonunif-100_100.10.opb</text:p>
          </table:table-cell>
          <table:table-cell office:value-type="string" calcext:value-type="string">
            <text:p>OPT</text:p>
          </table:table-cell>
          <table:table-cell office:value-type="float" office:value="49" calcext:value-type="float">
            <text:p>49</text:p>
          </table:table-cell>
          <table:table-cell office:value-type="float" office:value="3.374" calcext:value-type="float">
            <text:p>3.374</text:p>
          </table:table-cell>
          <table:table-cell office:value-type="string" calcext:value-type="string">
            <text:p>Optimum_found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5.98" calcext:value-type="float">
            <text:p>15.9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4.72" calcext:value-type="float">
            <text:p>24.7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360-normalized-clique-coloring-max-clique-n=20-t=2.opb</text:p>
          </table:table-cell>
          <table:table-cell office:value-type="string" calcext:value-type="string">
            <text:p>OPT</text:p>
          </table:table-cell>
          <table:table-cell office:value-type="float" office:value="18" calcext:value-type="float">
            <text:p>18</text:p>
          </table:table-cell>
          <table:table-cell office:value-type="float" office:value="49.474" calcext:value-type="float">
            <text:p>49.474</text:p>
          </table:table-cell>
          <table:table-cell office:value-type="string" calcext:value-type="string">
            <text:p>Some_solution_found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361-normalized-knapPI_15_20_1000_2_-948.opb</text:p>
          </table:table-cell>
          <table:table-cell office:value-type="string" calcext:value-type="string">
            <text:p>OPT</text:p>
          </table:table-cell>
          <table:table-cell office:value-type="float" office:value="-318" calcext:value-type="float">
            <text:p>-31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Optimum_found</text:p>
          </table:table-cell>
          <table:table-cell office:value-type="float" office:value="-318" calcext:value-type="float">
            <text:p>-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318" calcext:value-type="float">
            <text:p>-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318" calcext:value-type="float">
            <text:p>-3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362-normalized-50-750-false-45-90-4-5000opt.opb</text:p>
          </table:table-cell>
          <table:table-cell office:value-type="string" calcext:value-type="string">
            <text:p>OPT</text:p>
          </table:table-cell>
          <table:table-cell office:value-type="float" office:value="-70" calcext:value-type="float">
            <text:p>-70</text:p>
          </table:table-cell>
          <table:table-cell office:value-type="float" office:value="2.662" calcext:value-type="float">
            <text:p>2.662</text:p>
          </table:table-cell>
          <table:table-cell office:value-type="string" calcext:value-type="string">
            <text:p>Optimum_found</text:p>
          </table:table-cell>
          <table:table-cell office:value-type="float" office:value="-70" calcext:value-type="float">
            <text:p>-70</text:p>
          </table:table-cell>
          <table:table-cell office:value-type="float" office:value="19" calcext:value-type="float">
            <text:p>19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70" calcext:value-type="float">
            <text:p>-70</text:p>
          </table:table-cell>
          <table:table-cell office:value-type="float" office:value="16" calcext:value-type="float">
            <text:p>16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70" calcext:value-type="float">
            <text:p>-70</text:p>
          </table:table-cell>
          <table:table-cell office:value-type="float" office:value="32" calcext:value-type="float">
            <text:p>32</text:p>
          </table:table-cell>
          <table:table-cell office:value-type="float" office:value="3.73092" calcext:value-type="float">
            <text:p>3.73092</text:p>
          </table:table-cell>
          <table:table-cell table:number-columns-repeated="997"/>
        </table:table-row>
        <table:table-row table:style-name="ro4"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363-normalized-autocorr_bern35-09.lin.opb</text:p>
          </table:table-cell>
          <table:table-cell office:value-type="string" calcext:value-type="string">
            <text:p>SAT</text:p>
          </table:table-cell>
          <table:table-cell office:value-type="float" office:value="-1277" calcext:value-type="float">
            <text:p>-1277</text:p>
          </table:table-cell>
          <table:table-cell office:value-type="float" office:value="3588.05" calcext:value-type="float">
            <text:p>3588.05</text:p>
          </table:table-cell>
          <table:table-cell office:value-type="string" calcext:value-type="string">
            <text:p>Some_solution_found</text:p>
          </table:table-cell>
          <table:table-cell office:value-type="float" office:value="-1256" calcext:value-type="float">
            <text:p>-1256</text:p>
          </table:table-cell>
          <table:table-cell office:value-type="float" office:value="19" calcext:value-type="float">
            <text:p>1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260" calcext:value-type="float">
            <text:p>-1260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272" calcext:value-type="float">
            <text:p>-1272</text:p>
          </table:table-cell>
          <table:table-cell office:value-type="float" office:value="28" calcext:value-type="float">
            <text:p>2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364-normalized-oct6.5.opb</text:p>
          </table:table-cell>
          <table:table-cell office:value-type="string" calcext:value-type="string">
            <text:p>OPT</text:p>
          </table:table-cell>
          <table:table-cell office:value-type="float" office:value="101" calcext:value-type="float">
            <text:p>101</text:p>
          </table:table-cell>
          <table:table-cell office:value-type="float" office:value="1.453" calcext:value-type="float">
            <text:p>1.453</text:p>
          </table:table-cell>
          <table:table-cell office:value-type="string" calcext:value-type="string">
            <text:p>Some_solution_found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365-normalized-fx49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2386.3" calcext:value-type="float">
            <text:p>2386.3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366-normalized-domset_opt_hexgrid_nrowsdiv30add5_ncols_080.opb</text:p>
          </table:table-cell>
          <table:table-cell office:value-type="string" calcext:value-type="string">
            <text:p>OPT</text:p>
          </table:table-cell>
          <table:table-cell office:value-type="float" office:value="140" calcext:value-type="float">
            <text:p>140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Some_solution_found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367-normalized-matrix_5x3_5.opb</text:p>
          </table:table-cell>
          <table:table-cell office:value-type="string" calcext:value-type="string">
            <text:p>OPT</text:p>
          </table:table-cell>
          <table:table-cell office:value-type="float" office:value="20" calcext:value-type="float">
            <text:p>20</text:p>
          </table:table-cell>
          <table:table-cell office:value-type="float" office:value="41.049" calcext:value-type="float">
            <text:p>41.049</text:p>
          </table:table-cell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369-normalized-injcomp_opt_3layers_maxall_lastlayerdecr1_size_50.opb</text:p>
          </table:table-cell>
          <table:table-cell office:value-type="string" calcext:value-type="string">
            <text:p>OPT</text:p>
          </table:table-cell>
          <table:table-cell office:value-type="float" office:value="-98" calcext:value-type="float">
            <text:p>-98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Some_solution_found</text:p>
          </table:table-cell>
          <table:table-cell office:value-type="float" office:value="-75" calcext:value-type="float">
            <text:p>-75</text:p>
          </table:table-cell>
          <table:table-cell office:value-type="float" office:value="4" calcext:value-type="float">
            <text:p>4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74" calcext:value-type="float">
            <text:p>-74</text:p>
          </table:table-cell>
          <table:table-cell office:value-type="float" office:value="7" calcext:value-type="float">
            <text:p>7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98" calcext:value-type="float">
            <text:p>-98</text:p>
          </table:table-cell>
          <table:table-cell office:value-type="float" office:value="99" calcext:value-type="float">
            <text:p>9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370-normalized-lp4l.opb</text:p>
          </table:table-cell>
          <table:table-cell office:value-type="string" calcext:value-type="string">
            <text:p>OPT</text:p>
          </table:table-cell>
          <table:table-cell office:value-type="float" office:value="2967" calcext:value-type="float">
            <text:p>2967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Optimum_found</text:p>
          </table:table-cell>
          <table:table-cell office:value-type="float" office:value="2967" calcext:value-type="float">
            <text:p>2967</text:p>
          </table:table-cell>
          <table:table-cell office:value-type="float" office:value="53" calcext:value-type="float">
            <text:p>53</text:p>
          </table:table-cell>
          <table:table-cell office:value-type="float" office:value="816.32" calcext:value-type="float">
            <text:p>816.3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967" calcext:value-type="float">
            <text:p>2967</text:p>
          </table:table-cell>
          <table:table-cell office:value-type="float" office:value="72" calcext:value-type="float">
            <text:p>72</text:p>
          </table:table-cell>
          <table:table-cell office:value-type="float" office:value="217.57" calcext:value-type="float">
            <text:p>217.57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150" calcext:value-type="float">
            <text:p>3150</text:p>
          </table:table-cell>
          <table:table-cell office:value-type="float" office:value="65" calcext:value-type="float">
            <text:p>6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372-normalized-50-750-false-45-90-4-4000opt.opb</text:p>
          </table:table-cell>
          <table:table-cell office:value-type="string" calcext:value-type="string">
            <text:p>OPT</text:p>
          </table:table-cell>
          <table:table-cell office:value-type="float" office:value="-82" calcext:value-type="float">
            <text:p>-82</text:p>
          </table:table-cell>
          <table:table-cell office:value-type="float" office:value="1.024" calcext:value-type="float">
            <text:p>1.024</text:p>
          </table:table-cell>
          <table:table-cell office:value-type="string" calcext:value-type="string">
            <text:p>Optimum_found</text:p>
          </table:table-cell>
          <table:table-cell office:value-type="float" office:value="-82" calcext:value-type="float">
            <text:p>-82</text:p>
          </table:table-cell>
          <table:table-cell office:value-type="float" office:value="14" calcext:value-type="float">
            <text:p>14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82" calcext:value-type="float">
            <text:p>-82</text:p>
          </table:table-cell>
          <table:table-cell office:value-type="float" office:value="24" calcext:value-type="float">
            <text:p>24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82" calcext:value-type="float">
            <text:p>-82</text:p>
          </table:table-cell>
          <table:table-cell office:value-type="float" office:value="35" calcext:value-type="float">
            <text:p>35</text:p>
          </table:table-cell>
          <table:table-cell office:value-type="float" office:value="1.22389" calcext:value-type="float">
            <text:p>1.22389</text:p>
          </table:table-cell>
          <table:table-cell table:number-columns-repeated="997"/>
        </table:table-row>
        <table:table-row table:style-name="ro4"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375-normalized-lo_12x12_009.opb.metafix.opb</text:p>
          </table:table-cell>
          <table:table-cell office:value-type="string" calcext:value-type="string">
            <text:p>OPT</text:p>
          </table:table-cell>
          <table:table-cell office:value-type="float" office:value="70" calcext:value-type="float">
            <text:p>70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233245" calcext:value-type="float">
            <text:p>0.233245</text:p>
          </table:table-cell>
          <table:table-cell table:number-columns-repeated="997"/>
        </table:table-row>
        <table:table-row table:style-name="ro4"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377-normalized-fx57.opb</text:p>
          </table:table-cell>
          <table:table-cell office:value-type="string" calcext:value-type="string">
            <text:p>OPT</text:p>
          </table:table-cell>
          <table:table-cell office:value-type="float" office:value="6" calcext:value-type="float">
            <text:p>6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71642" calcext:value-type="float">
            <text:p>0.671642</text:p>
          </table:table-cell>
          <table:table-cell table:number-columns-repeated="997"/>
        </table:table-row>
        <table:table-row table:style-name="ro4"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378-normalized-s4-4-3-6pb.opb</text:p>
          </table:table-cell>
          <table:table-cell office:value-type="string" calcext:value-type="string">
            <text:p>OPT</text:p>
          </table:table-cell>
          <table:table-cell office:value-type="float" office:value="66" calcext:value-type="float">
            <text:p>66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Optimum_found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.44581" calcext:value-type="float">
            <text:p>0.44581</text:p>
          </table:table-cell>
          <table:table-cell table:number-columns-repeated="997"/>
        </table:table-row>
        <table:table-row table:style-name="ro4"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379-normalized-single-obj-f14-DC2Loss.seq-A-2-combined-abcdeir.opb</text:p>
          </table:table-cell>
          <table:table-cell office:value-type="string" calcext:value-type="string">
            <text:p>OPT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ptimum_found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9" calcext:value-type="float">
            <text:p>9</text:p>
          </table:table-cell>
          <table:table-cell office:value-type="float" office:value="0.008872" calcext:value-type="float">
            <text:p>0.008872</text:p>
          </table:table-cell>
          <table:table-cell table:number-columns-repeated="997"/>
        </table:table-row>
        <table:table-row table:style-name="ro4"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38-normalized-KE_300_003.opb</text:p>
          </table:table-cell>
          <table:table-cell office:value-type="string" calcext:value-type="string">
            <text:p>OPT</text:p>
          </table:table-cell>
          <table:table-cell office:value-type="float" office:value="-7399" calcext:value-type="float">
            <text:p>-7399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Some_solution_found</text:p>
          </table:table-cell>
          <table:table-cell office:value-type="float" office:value="-6022" calcext:value-type="float">
            <text:p>-6022</text:p>
          </table:table-cell>
          <table:table-cell office:value-type="float" office:value="111" calcext:value-type="float">
            <text:p>11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6067" calcext:value-type="float">
            <text:p>-6067</text:p>
          </table:table-cell>
          <table:table-cell office:value-type="float" office:value="46" calcext:value-type="float">
            <text:p>4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7399" calcext:value-type="float">
            <text:p>-7399</text:p>
          </table:table-cell>
          <table:table-cell office:value-type="float" office:value="147" calcext:value-type="float">
            <text:p>14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380-normalized-vtxcov_v2000_e4000_7.opb.PB06.opb</text:p>
          </table:table-cell>
          <table:table-cell office:value-type="string" calcext:value-type="string">
            <text:p>SAT</text:p>
          </table:table-cell>
          <table:table-cell office:value-type="float" office:value="1035" calcext:value-type="float">
            <text:p>1035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1151" calcext:value-type="float">
            <text:p>1151</text:p>
          </table:table-cell>
          <table:table-cell office:value-type="float" office:value="30" calcext:value-type="float">
            <text:p>30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48" calcext:value-type="float">
            <text:p>1148</text:p>
          </table:table-cell>
          <table:table-cell office:value-type="float" office:value="39" calcext:value-type="float">
            <text:p>3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48" calcext:value-type="float">
            <text:p>1048</text:p>
          </table:table-cell>
          <table:table-cell office:value-type="float" office:value="149" calcext:value-type="float">
            <text:p>14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382-normalized-j12051_4.std.opb</text:p>
          </table:table-cell>
          <table:table-cell office:value-type="string" calcext:value-type="string">
            <text:p>SAT</text:p>
          </table:table-cell>
          <table:table-cell office:value-type="float" office:value="218" calcext:value-type="float">
            <text:p>218</text:p>
          </table:table-cell>
          <table:table-cell office:value-type="float" office:value="3600.14" calcext:value-type="float">
            <text:p>3600.14</text:p>
          </table:table-cell>
          <table:table-cell office:value-type="string" calcext:value-type="string">
            <text:p>Some_solution_found</text:p>
          </table:table-cell>
          <table:table-cell office:value-type="float" office:value="227" calcext:value-type="float">
            <text:p>227</text:p>
          </table:table-cell>
          <table:table-cell office:value-type="float" office:value="45" calcext:value-type="float">
            <text:p>4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27" calcext:value-type="float">
            <text:p>227</text:p>
          </table:table-cell>
          <table:table-cell office:value-type="float" office:value="45" calcext:value-type="float">
            <text:p>4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22" calcext:value-type="float">
            <text:p>222</text:p>
          </table:table-cell>
          <table:table-cell office:value-type="float" office:value="79" calcext:value-type="float">
            <text:p>79</text:p>
          </table:table-cell>
          <table:table-cell office:value-type="float" office:value="3600" calcext:value-type="float">
            <text:p>3600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383-normalized-BA_RDC4.dot_luby_0null50mast_rapportOE1.0_TMAX60_K67_cod3.opb</text:p>
          </table:table-cell>
          <table:table-cell office:value-type="string" calcext:value-type="string">
            <text:p>OPT</text:p>
          </table:table-cell>
          <table:table-cell office:value-type="float" office:value="-2592" calcext:value-type="float">
            <text:p>-2592</text:p>
          </table:table-cell>
          <table:table-cell office:value-type="float" office:value="564.51" calcext:value-type="float">
            <text:p>564.51</text:p>
          </table:table-cell>
          <table:table-cell office:value-type="string" calcext:value-type="string">
            <text:p>Some_solution_found</text:p>
          </table:table-cell>
          <table:table-cell office:value-type="float" office:value="-288" calcext:value-type="float">
            <text:p>-288</text:p>
          </table:table-cell>
          <table:table-cell office:value-type="float" office:value="12" calcext:value-type="float">
            <text:p>12</text:p>
          </table:table-cell>
          <table:table-cell office:value-type="float" office:value="3601.67" calcext:value-type="float">
            <text:p>3601.6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6" calcext:value-type="float">
            <text:p>-36</text:p>
          </table:table-cell>
          <table:table-cell office:value-type="float" office:value="6" calcext:value-type="float">
            <text:p>6</text:p>
          </table:table-cell>
          <table:table-cell office:value-type="float" office:value="3611.02" calcext:value-type="float">
            <text:p>3611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592" calcext:value-type="float">
            <text:p>-592</text:p>
          </table:table-cell>
          <table:table-cell office:value-type="float" office:value="37" calcext:value-type="float">
            <text:p>37</text:p>
          </table:table-cell>
          <table:table-cell office:value-type="float" office:value="3600" calcext:value-type="float">
            <text:p>3600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384-normalized-5_10.opb</text:p>
          </table:table-cell>
          <table:table-cell office:value-type="string" calcext:value-type="string">
            <text:p>OPT</text:p>
          </table:table-cell>
          <table:table-cell office:value-type="float" office:value="3951" calcext:value-type="float">
            <text:p>395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Optimum_found</text:p>
          </table:table-cell>
          <table:table-cell office:value-type="float" office:value="3951" calcext:value-type="float">
            <text:p>39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951" calcext:value-type="float">
            <text:p>39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951" calcext:value-type="float">
            <text:p>3951</text:p>
          </table:table-cell>
          <table:table-cell office:value-type="float" office:value="8" calcext:value-type="float">
            <text:p>8</text:p>
          </table:table-cell>
          <table:table-cell office:value-type="float" office:value="0.000834" calcext:value-type="float">
            <text:p>0.000834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386-normalized-g9x9.opb</text:p>
          </table:table-cell>
          <table:table-cell office:value-type="string" calcext:value-type="string">
            <text:p>OPT</text:p>
          </table:table-cell>
          <table:table-cell office:value-type="float" office:value="20" calcext:value-type="float">
            <text:p>20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255" calcext:value-type="float">
            <text:p>2.255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387-normalized-mps-v2-20-10-p0548.opb</text:p>
          </table:table-cell>
          <table:table-cell office:value-type="string" calcext:value-type="string">
            <text:p>OPT</text:p>
          </table:table-cell>
          <table:table-cell office:value-type="float" office:value="8691" calcext:value-type="float">
            <text:p>8691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Some_solution_found</text:p>
          </table:table-cell>
          <table:table-cell office:value-type="float" office:value="11464" calcext:value-type="float">
            <text:p>11464</text:p>
          </table:table-cell>
          <table:table-cell office:value-type="float" office:value="239" calcext:value-type="float">
            <text:p>23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446" calcext:value-type="float">
            <text:p>11446</text:p>
          </table:table-cell>
          <table:table-cell office:value-type="float" office:value="226" calcext:value-type="float">
            <text:p>22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8698" calcext:value-type="float">
            <text:p>8698</text:p>
          </table:table-cell>
          <table:table-cell office:value-type="float" office:value="175" calcext:value-type="float">
            <text:p>175</text:p>
          </table:table-cell>
          <table:table-cell office:value-type="float" office:value="3600" calcext:value-type="float">
            <text:p>3600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388-normalized-clique-coloring-max-clique-n=9-t=5.opb</text:p>
          </table:table-cell>
          <table:table-cell office:value-type="string" calcext:value-type="string">
            <text:p>OPT</text:p>
          </table:table-cell>
          <table:table-cell office:value-type="float" office:value="4" calcext:value-type="float">
            <text:p>4</text:p>
          </table:table-cell>
          <table:table-cell office:value-type="float" office:value="9.754" calcext:value-type="float">
            <text:p>9.754</text:p>
          </table:table-cell>
          <table:table-cell office:value-type="string" calcext:value-type="string">
            <text:p>Some_solution_f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390-normalized-BA_RDC4.dot_unif_20null10mast_rapportOE1.0_TMAX15_K67_cod3.opb</text:p>
          </table:table-cell>
          <table:table-cell office:value-type="string" calcext:value-type="string">
            <text:p>OPT</text:p>
          </table:table-cell>
          <table:table-cell office:value-type="float" office:value="-4036" calcext:value-type="float">
            <text:p>-4036</text:p>
          </table:table-cell>
          <table:table-cell office:value-type="float" office:value="300.406" calcext:value-type="float">
            <text:p>300.406</text:p>
          </table:table-cell>
          <table:table-cell office:value-type="string" calcext:value-type="string">
            <text:p>Optimum_found</text:p>
          </table:table-cell>
          <table:table-cell office:value-type="float" office:value="-4036" calcext:value-type="float">
            <text:p>-4036</text:p>
          </table:table-cell>
          <table:table-cell office:value-type="float" office:value="30" calcext:value-type="float">
            <text:p>30</text:p>
          </table:table-cell>
          <table:table-cell office:value-type="float" office:value="302.66" calcext:value-type="float">
            <text:p>302.6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4036" calcext:value-type="float">
            <text:p>-4036</text:p>
          </table:table-cell>
          <table:table-cell office:value-type="float" office:value="19" calcext:value-type="float">
            <text:p>19</text:p>
          </table:table-cell>
          <table:table-cell office:value-type="float" office:value="551.43" calcext:value-type="float">
            <text:p>551.4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4036" calcext:value-type="float">
            <text:p>-4036</text:p>
          </table:table-cell>
          <table:table-cell office:value-type="float" office:value="19" calcext:value-type="float">
            <text:p>19</text:p>
          </table:table-cell>
          <table:table-cell office:value-type="float" office:value="370.32" calcext:value-type="float">
            <text:p>370.32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391-normalized-mps-v2-20-10-nw04.opb</text:p>
          </table:table-cell>
          <table:table-cell office:value-type="string" calcext:value-type="string">
            <text:p>OPT</text:p>
          </table:table-cell>
          <table:table-cell office:value-type="float" office:value="8431" calcext:value-type="float">
            <text:p>8431</text:p>
          </table:table-cell>
          <table:table-cell office:value-type="float" office:value="7.499" calcext:value-type="float">
            <text:p>7.499</text:p>
          </table:table-cell>
          <table:table-cell office:value-type="string" calcext:value-type="string">
            <text:p>Some_solution_found</text:p>
          </table:table-cell>
          <table:table-cell office:value-type="float" office:value="8948" calcext:value-type="float">
            <text:p>8948</text:p>
          </table:table-cell>
          <table:table-cell office:value-type="float" office:value="27" calcext:value-type="float">
            <text:p>27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9649" calcext:value-type="float">
            <text:p>9649</text:p>
          </table:table-cell>
          <table:table-cell office:value-type="float" office:value="13" calcext:value-type="float">
            <text:p>13</text:p>
          </table:table-cell>
          <table:table-cell office:value-type="float" office:value="3608.19" calcext:value-type="float">
            <text:p>3608.19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8454" calcext:value-type="float">
            <text:p>8454</text:p>
          </table:table-cell>
          <table:table-cell office:value-type="float" office:value="61" calcext:value-type="float">
            <text:p>61</text:p>
          </table:table-cell>
          <table:table-cell office:value-type="float" office:value="3600.03" calcext:value-type="float">
            <text:p>3600.03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9" calcext:value-type="float">
            <text:p>259</text:p>
          </table:table-cell>
          <table:table-cell/>
          <table:table-cell table:style-name="ce10" office:value-type="string" calcext:value-type="string">
            <text:p>392-normalized-ex1010-pi.opb</text:p>
          </table:table-cell>
          <table:table-cell office:value-type="string" calcext:value-type="string">
            <text:p>SAT</text:p>
          </table:table-cell>
          <table:table-cell office:value-type="float" office:value="235" calcext:value-type="float">
            <text:p>235</text:p>
          </table:table-cell>
          <table:table-cell office:value-type="float" office:value="71065.7" calcext:value-type="float">
            <text:p>71065.7</text:p>
          </table:table-cell>
          <table:table-cell office:value-type="string" calcext:value-type="string">
            <text:p>Some_solution_found</text:p>
          </table:table-cell>
          <table:table-cell office:value-type="float" office:value="433" calcext:value-type="float">
            <text:p>433</text:p>
          </table:table-cell>
          <table:table-cell office:value-type="float" office:value="44" calcext:value-type="float">
            <text:p>44</text:p>
          </table:table-cell>
          <table:table-cell office:value-type="float" office:value="3600.07" calcext:value-type="float">
            <text:p>3600.0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51" calcext:value-type="float">
            <text:p>451</text:p>
          </table:table-cell>
          <table:table-cell office:value-type="float" office:value="52" calcext:value-type="float">
            <text:p>52</text:p>
          </table:table-cell>
          <table:table-cell office:value-type="float" office:value="3600.2" calcext:value-type="float">
            <text:p>3600.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42" calcext:value-type="float">
            <text:p>342</text:p>
          </table:table-cell>
          <table:table-cell office:value-type="float" office:value="103" calcext:value-type="float">
            <text:p>103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393-normalized-matrix_5x3_7.opb</text:p>
          </table:table-cell>
          <table:table-cell office:value-type="string" calcext:value-type="string">
            <text:p>OPT</text:p>
          </table:table-cell>
          <table:table-cell office:value-type="float" office:value="21" calcext:value-type="float">
            <text:p>21</text:p>
          </table:table-cell>
          <table:table-cell office:value-type="float" office:value="191.711" calcext:value-type="float">
            <text:p>191.711</text:p>
          </table:table-cell>
          <table:table-cell office:value-type="string" calcext:value-type="string">
            <text:p>Some_solution_found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3" calcext:value-type="float">
            <text:p>3600.03</text:p>
          </table:table-cell>
          <table:table-cell table:number-columns-repeated="997"/>
        </table:table-row>
        <table:table-row table:style-name="ro4"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394-normalized-ssa7552-038.opb</text:p>
          </table:table-cell>
          <table:table-cell office:value-type="string" calcext:value-type="string">
            <text:p>OPT</text:p>
          </table:table-cell>
          <table:table-cell office:value-type="float" office:value="1448" calcext:value-type="float">
            <text:p>1448</text:p>
          </table:table-cell>
          <table:table-cell office:value-type="float" office:value="0.644" calcext:value-type="float">
            <text:p>0.644</text:p>
          </table:table-cell>
          <table:table-cell office:value-type="string" calcext:value-type="string">
            <text:p>Some_solution_found</text:p>
          </table:table-cell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450" calcext:value-type="float">
            <text:p>1450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395-normalized-30:70:4.5:0.5:100.opb</text:p>
          </table:table-cell>
          <table:table-cell office:value-type="string" calcext:value-type="string">
            <text:p>OPT</text:p>
          </table:table-cell>
          <table:table-cell office:value-type="float" office:value="9" calcext:value-type="float">
            <text:p>9</text:p>
          </table:table-cell>
          <table:table-cell office:value-type="float" office:value="6.725" calcext:value-type="float">
            <text:p>6.725</text:p>
          </table:table-cell>
          <table:table-cell office:value-type="string" calcext:value-type="string">
            <text:p>Some_solution_found</text:p>
          </table:table-cell>
          <table:table-cell office:value-type="float" office:value="522" calcext:value-type="float">
            <text:p>522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17" calcext:value-type="float">
            <text:p>517</text:p>
          </table:table-cell>
          <table:table-cell office:value-type="float" office:value="29" calcext:value-type="float">
            <text:p>29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04" calcext:value-type="float">
            <text:p>304</text:p>
          </table:table-cell>
          <table:table-cell office:value-type="float" office:value="222" calcext:value-type="float">
            <text:p>22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396-normalized-domset_v500_e2000_w30_mw19_11.opb.PB06.opb</text:p>
          </table:table-cell>
          <table:table-cell office:value-type="string" calcext:value-type="string">
            <text:p>SAT</text:p>
          </table:table-cell>
          <table:table-cell office:value-type="float" office:value="180" calcext:value-type="float">
            <text:p>180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64" calcext:value-type="float">
            <text:p>264</text:p>
          </table:table-cell>
          <table:table-cell/>
          <table:table-cell table:style-name="ce10" office:value-type="string" calcext:value-type="string">
            <text:p>397-normalized-OGR_17.opb</text:p>
          </table:table-cell>
          <table:table-cell office:value-type="string" calcext:value-type="string">
            <text:p>SAT</text:p>
          </table:table-cell>
          <table:table-cell office:value-type="float" office:value="248" calcext:value-type="float">
            <text:p>248</text:p>
          </table:table-cell>
          <table:table-cell office:value-type="float" office:value="3600.02" calcext:value-type="float">
            <text:p>3600.02</text:p>
          </table:table-cell>
          <table:table-cell office:value-type="string" calcext:value-type="string">
            <text:p>Some_solution_found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398-normalized-ped2.G.recomb10-0.20-13.opb</text:p>
          </table:table-cell>
          <table:table-cell office:value-type="string" calcext:value-type="string">
            <text:p>OPT</text:p>
          </table:table-cell>
          <table:table-cell office:value-type="float" office:value="40755" calcext:value-type="float">
            <text:p>40755</text:p>
          </table:table-cell>
          <table:table-cell office:value-type="float" office:value="49.966" calcext:value-type="float">
            <text:p>49.966</text:p>
          </table:table-cell>
          <table:table-cell office:value-type="string" calcext:value-type="string">
            <text:p>Some_solution_found</text:p>
          </table:table-cell>
          <table:table-cell office:value-type="float" office:value="201162" calcext:value-type="float">
            <text:p>201162</text:p>
          </table:table-cell>
          <table:table-cell office:value-type="float" office:value="10" calcext:value-type="float">
            <text:p>10</text:p>
          </table:table-cell>
          <table:table-cell office:value-type="float" office:value="3600.07" calcext:value-type="float">
            <text:p>3600.0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78551" calcext:value-type="float">
            <text:p>178551</text:p>
          </table:table-cell>
          <table:table-cell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37285" calcext:value-type="float">
            <text:p>137285</text:p>
          </table:table-cell>
          <table:table-cell office:value-type="float" office:value="1126" calcext:value-type="float">
            <text:p>1126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399-normalized-neos-3437289-erdre.opb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2049" calcext:value-type="float">
            <text:p>0.062049</text:p>
          </table:table-cell>
          <table:table-cell table:number-columns-repeated="997"/>
        </table:table-row>
        <table:table-row table:style-name="ro4"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4-normalized-vertexcover_opt_grid_evenrowoddcolsquare_dim_160.opb</text:p>
          </table:table-cell>
          <table:table-cell office:value-type="string" calcext:value-type="string">
            <text:p>OPT</text:p>
          </table:table-cell>
          <table:table-cell office:value-type="float" office:value="12960" calcext:value-type="float">
            <text:p>12960</text:p>
          </table:table-cell>
          <table:table-cell office:value-type="float" office:value="170.469" calcext:value-type="float">
            <text:p>170.469</text:p>
          </table:table-cell>
          <table:table-cell office:value-type="string" calcext:value-type="string">
            <text:p>Some_solution_found</text:p>
          </table:table-cell>
          <table:table-cell office:value-type="float" office:value="12960" calcext:value-type="float">
            <text:p>12960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2960" calcext:value-type="float">
            <text:p>12960</text:p>
          </table:table-cell>
          <table:table-cell office:value-type="float" office:value="7" calcext:value-type="float">
            <text:p>7</text:p>
          </table:table-cell>
          <table:table-cell office:value-type="float" office:value="3600.44" calcext:value-type="float">
            <text:p>3600.44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2960" calcext:value-type="float">
            <text:p>1296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40-normalized-jul5.5.opb</text:p>
          </table:table-cell>
          <table:table-cell office:value-type="string" calcext:value-type="string">
            <text:p>OPT</text:p>
          </table:table-cell>
          <table:table-cell office:value-type="float" office:value="189" calcext:value-type="float">
            <text:p>189</text:p>
          </table:table-cell>
          <table:table-cell office:value-type="float" office:value="2.832" calcext:value-type="float">
            <text:p>2.832</text:p>
          </table:table-cell>
          <table:table-cell office:value-type="string" calcext:value-type="string">
            <text:p>Some_solution_found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400-normalized-sep6.5.opb</text:p>
          </table:table-cell>
          <table:table-cell office:value-type="string" calcext:value-type="string">
            <text:p>OPT</text:p>
          </table:table-cell>
          <table:table-cell office:value-type="float" office:value="43" calcext:value-type="float">
            <text:p>43</text:p>
          </table:table-cell>
          <table:table-cell office:value-type="float" office:value="2078.11" calcext:value-type="float">
            <text:p>2078.11</text:p>
          </table:table-cell>
          <table:table-cell office:value-type="string" calcext:value-type="string">
            <text:p>Some_solution_found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401-normalized-hw32-vm99p-opt.opb.negationfix.opb</text:p>
          </table:table-cell>
          <table:table-cell office:value-type="string" calcext:value-type="string">
            <text:p>OPT</text:p>
          </table:table-cell>
          <table:table-cell office:value-type="float" office:value="32" calcext:value-type="float">
            <text:p>32</text:p>
          </table:table-cell>
          <table:table-cell office:value-type="float" office:value="1.652" calcext:value-type="float">
            <text:p>1.652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402-normalized-sporttournament08.lin.opb</text:p>
          </table:table-cell>
          <table:table-cell office:value-type="string" calcext:value-type="string">
            <text:p>OPT</text:p>
          </table:table-cell>
          <table:table-cell office:value-type="float" office:value="-12" calcext:value-type="float">
            <text:p>-12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Optimum_found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0.030434" calcext:value-type="float">
            <text:p>0.030434</text:p>
          </table:table-cell>
          <table:table-cell table:number-columns-repeated="997"/>
        </table:table-row>
        <table:table-row table:style-name="ro4"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403-normalized-domset_v500_e2000_w30_mw19_22.opb.PB06.opb</text:p>
          </table:table-cell>
          <table:table-cell office:value-type="string" calcext:value-type="string">
            <text:p>SAT</text:p>
          </table:table-cell>
          <table:table-cell office:value-type="float" office:value="179" calcext:value-type="float">
            <text:p>179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9" calcext:value-type="float">
            <text:p>209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404-normalized-wnq_n100_mw99_2.opb.PB06.opb</text:p>
          </table:table-cell>
          <table:table-cell office:value-type="string" calcext:value-type="string">
            <text:p>SAT</text:p>
          </table:table-cell>
          <table:table-cell office:value-type="float" office:value="241" calcext:value-type="float">
            <text:p>241</text:p>
          </table:table-cell>
          <table:table-cell office:value-type="float" office:value="3558.03" calcext:value-type="float">
            <text:p>3558.03</text:p>
          </table:table-cell>
          <table:table-cell office:value-type="string" calcext:value-type="string">
            <text:p>Some_solution_found</text:p>
          </table:table-cell>
          <table:table-cell office:value-type="float" office:value="5589" calcext:value-type="float">
            <text:p>5589</text:p>
          </table:table-cell>
          <table:table-cell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680" calcext:value-type="float">
            <text:p>5680</text:p>
          </table:table-cell>
          <table:table-cell office:value-type="float" office:value="31" calcext:value-type="float">
            <text:p>3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41" calcext:value-type="float">
            <text:p>441</text:p>
          </table:table-cell>
          <table:table-cell office:value-type="float" office:value="398" calcext:value-type="float">
            <text:p>398</text:p>
          </table:table-cell>
          <table:table-cell office:value-type="float" office:value="3600.02" calcext:value-type="float">
            <text:p>3600.02</text:p>
          </table:table-cell>
          <table:table-cell table:number-columns-repeated="997"/>
        </table:table-row>
        <table:table-row table:style-name="ro4"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405-normalized-ped2.G.recomb10-0.10-8.opb</text:p>
          </table:table-cell>
          <table:table-cell office:value-type="string" calcext:value-type="string">
            <text:p>OPT</text:p>
          </table:table-cell>
          <table:table-cell office:value-type="float" office:value="55874" calcext:value-type="float">
            <text:p>55874</text:p>
          </table:table-cell>
          <table:table-cell office:value-type="float" office:value="19.796" calcext:value-type="float">
            <text:p>19.796</text:p>
          </table:table-cell>
          <table:table-cell office:value-type="string" calcext:value-type="string">
            <text:p>Some_solution_found</text:p>
          </table:table-cell>
          <table:table-cell office:value-type="float" office:value="205236" calcext:value-type="float">
            <text:p>205236</text:p>
          </table:table-cell>
          <table:table-cell office:value-type="float" office:value="12" calcext:value-type="float">
            <text:p>12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91876" calcext:value-type="float">
            <text:p>191876</text:p>
          </table:table-cell>
          <table:table-cell office:value-type="float" office:value="7" calcext:value-type="float">
            <text:p>7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5963" calcext:value-type="float">
            <text:p>55963</text:p>
          </table:table-cell>
          <table:table-cell office:value-type="float" office:value="1437" calcext:value-type="float">
            <text:p>143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406-normalized-aries-da_network_20_2__17_12__64.opb</text:p>
          </table:table-cell>
          <table:table-cell office:value-type="string" calcext:value-type="string">
            <text:p>OPT</text:p>
          </table:table-cell>
          <table:table-cell office:value-type="float" office:value="46877" calcext:value-type="float">
            <text:p>46877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4" calcext:value-type="float">
            <text:p>14</text:p>
          </table:table-cell>
          <table:table-cell office:value-type="float" office:value="5.48" calcext:value-type="float">
            <text:p>5.4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6877" calcext:value-type="float">
            <text:p>46877</text:p>
          </table:table-cell>
          <table:table-cell office:value-type="float" office:value="9" calcext:value-type="float">
            <text:p>9</text:p>
          </table:table-cell>
          <table:table-cell office:value-type="float" office:value="64.3513" calcext:value-type="float">
            <text:p>64.3513</text:p>
          </table:table-cell>
          <table:table-cell table:number-columns-repeated="997"/>
        </table:table-row>
        <table:table-row table:style-name="ro4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408-normalized-aug4.5.opb</text:p>
          </table:table-cell>
          <table:table-cell office:value-type="string" calcext:value-type="string">
            <text:p>SAT</text:p>
          </table:table-cell>
          <table:table-cell office:value-type="float" office:value="204" calcext:value-type="float">
            <text:p>204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409-normalized-NG.dot_luby_20null50mast_rapportOE2.0_TMAX60_K192_cod2.opb</text:p>
          </table:table-cell>
          <table:table-cell office:value-type="string" calcext:value-type="string">
            <text:p>OPT</text:p>
          </table:table-cell>
          <table:table-cell office:value-type="float" office:value="-5492" calcext:value-type="float">
            <text:p>-5492</text:p>
          </table:table-cell>
          <table:table-cell office:value-type="float" office:value="706.49" calcext:value-type="float">
            <text:p>706.49</text:p>
          </table:table-cell>
          <table:table-cell office:value-type="string" calcext:value-type="string">
            <text:p>Some_solution_found</text:p>
          </table:table-cell>
          <table:table-cell office:value-type="float" office:value="-4104" calcext:value-type="float">
            <text:p>-4104</text:p>
          </table:table-cell>
          <table:table-cell office:value-type="float" office:value="1" calcext:value-type="float">
            <text:p>1</text:p>
          </table:table-cell>
          <table:table-cell office:value-type="float" office:value="3600.64" calcext:value-type="float">
            <text:p>3600.64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104" calcext:value-type="float">
            <text:p>-4104</text:p>
          </table:table-cell>
          <table:table-cell office:value-type="float" office:value="1" calcext:value-type="float">
            <text:p>1</text:p>
          </table:table-cell>
          <table:table-cell office:value-type="float" office:value="3600.95" calcext:value-type="float">
            <text:p>3600.9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5492" calcext:value-type="float">
            <text:p>-5492</text:p>
          </table:table-cell>
          <table:table-cell office:value-type="float" office:value="104" calcext:value-type="float">
            <text:p>104</text:p>
          </table:table-cell>
          <table:table-cell office:value-type="float" office:value="3778.13" calcext:value-type="float">
            <text:p>3778.13</text:p>
          </table:table-cell>
          <table:table-cell table:number-columns-repeated="997"/>
        </table:table-row>
        <table:table-row table:style-name="ro4"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410-normalized-fx60.opb</text:p>
          </table:table-cell>
          <table:table-cell office:value-type="string" calcext:value-type="string">
            <text:p>OPT</text:p>
          </table:table-cell>
          <table:table-cell office:value-type="float" office:value="6" calcext:value-type="float">
            <text:p>6</text:p>
          </table:table-cell>
          <table:table-cell office:value-type="float" office:value="4.328" calcext:value-type="float">
            <text:p>4.328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.5215" calcext:value-type="float">
            <text:p>27.5215</text:p>
          </table:table-cell>
          <table:table-cell table:number-columns-repeated="997"/>
        </table:table-row>
        <table:table-row table:style-name="ro4"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411-normalized-ss97-4.opb</text:p>
          </table:table-cell>
          <table:table-cell office:value-type="string" calcext:value-type="string">
            <text:p>OPT</text:p>
          </table:table-cell>
          <table:table-cell office:value-type="float" office:value="813" calcext:value-type="float">
            <text:p>813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Optimum_found</text:p>
          </table:table-cell>
          <table:table-cell office:value-type="float" office:value="813" calcext:value-type="float">
            <text:p>813</text:p>
          </table:table-cell>
          <table:table-cell office:value-type="float" office:value="74" calcext:value-type="float">
            <text:p>74</text:p>
          </table:table-cell>
          <table:table-cell office:value-type="float" office:value="21.02" calcext:value-type="float">
            <text:p>21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13" calcext:value-type="float">
            <text:p>813</text:p>
          </table:table-cell>
          <table:table-cell office:value-type="float" office:value="86" calcext:value-type="float">
            <text:p>86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813" calcext:value-type="float">
            <text:p>813</text:p>
          </table:table-cell>
          <table:table-cell office:value-type="float" office:value="275" calcext:value-type="float">
            <text:p>275</text:p>
          </table:table-cell>
          <table:table-cell office:value-type="float" office:value="203.853" calcext:value-type="float">
            <text:p>203.853</text:p>
          </table:table-cell>
          <table:table-cell table:number-columns-repeated="997"/>
        </table:table-row>
        <table:table-row table:style-name="ro4"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412-normalized-maxcut_opt_complete_6-partite_inlv_nvert_66.opb</text:p>
          </table:table-cell>
          <table:table-cell office:value-type="string" calcext:value-type="string">
            <text:p>OPT</text:p>
          </table:table-cell>
          <table:table-cell office:value-type="float" office:value="-1089" calcext:value-type="float">
            <text:p>-1089</text:p>
          </table:table-cell>
          <table:table-cell office:value-type="float" office:value="2062.74" calcext:value-type="float">
            <text:p>2062.74</text:p>
          </table:table-cell>
          <table:table-cell office:value-type="string" calcext:value-type="string">
            <text:p>Some_solution_found</text:p>
          </table:table-cell>
          <table:table-cell office:value-type="float" office:value="-1019" calcext:value-type="float">
            <text:p>-1019</text:p>
          </table:table-cell>
          <table:table-cell office:value-type="float" office:value="15" calcext:value-type="float">
            <text:p>1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006" calcext:value-type="float">
            <text:p>-1006</text:p>
          </table:table-cell>
          <table:table-cell office:value-type="float" office:value="27" calcext:value-type="float">
            <text:p>2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089" calcext:value-type="float">
            <text:p>-1089</text:p>
          </table:table-cell>
          <table:table-cell office:value-type="float" office:value="34" calcext:value-type="float">
            <text:p>3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413-normalized-j1207_5.std.opb</text:p>
          </table:table-cell>
          <table:table-cell office:value-type="string" calcext:value-type="string">
            <text:p>SAT</text:p>
          </table:table-cell>
          <table:table-cell office:value-type="float" office:value="132" calcext:value-type="float">
            <text:p>132</text:p>
          </table:table-cell>
          <table:table-cell office:value-type="float" office:value="3600.1" calcext:value-type="float">
            <text:p>3600.1</text:p>
          </table:table-cell>
          <table:table-cell office:value-type="string" calcext:value-type="string">
            <text:p>Some_solution_found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414-normalized-fir08_area_delay.opb</text:p>
          </table:table-cell>
          <table:table-cell office:value-type="string" calcext:value-type="string">
            <text:p>OPT</text:p>
          </table:table-cell>
          <table:table-cell office:value-type="float" office:value="23" calcext:value-type="float">
            <text:p>23</text:p>
          </table:table-cell>
          <table:table-cell office:value-type="float" office:value="43.068" calcext:value-type="float">
            <text:p>43.068</text:p>
          </table:table-cell>
          <table:table-cell office:value-type="string" calcext:value-type="string">
            <text:p>Some_solution_found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620.46" calcext:value-type="float">
            <text:p>3620.46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625.69" calcext:value-type="float">
            <text:p>3625.69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83" calcext:value-type="float">
            <text:p>283</text:p>
          </table:table-cell>
          <table:table-cell/>
          <table:table-cell table:style-name="ce10" office:value-type="string" calcext:value-type="string">
            <text:p>415-normalized-knapPI_6_5000_10000_1_-246112.opb</text:p>
          </table:table-cell>
          <table:table-cell office:value-type="string" calcext:value-type="string">
            <text:p>OPT</text:p>
          </table:table-cell>
          <table:table-cell office:value-type="float" office:value="-246112" calcext:value-type="float">
            <text:p>-246112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Some_solution_found</text:p>
          </table:table-cell>
          <table:table-cell office:value-type="float" office:value="-246112" calcext:value-type="float">
            <text:p>-246112</text:p>
          </table:table-cell>
          <table:table-cell office:value-type="float" office:value="3" calcext:value-type="float">
            <text:p>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46112" calcext:value-type="float">
            <text:p>-246112</text:p>
          </table:table-cell>
          <table:table-cell office:value-type="float" office:value="3" calcext:value-type="float">
            <text:p>3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46112" calcext:value-type="float">
            <text:p>-246112</text:p>
          </table:table-cell>
          <table:table-cell office:value-type="float" office:value="51" calcext:value-type="float">
            <text:p>5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417-normalized-aim-200-3_4-yes1-2.opb</text:p>
          </table:table-cell>
          <table:table-cell office:value-type="string" calcext:value-type="string">
            <text:p>OP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03326" calcext:value-type="float">
            <text:p>0.003326</text:p>
          </table:table-cell>
          <table:table-cell table:number-columns-repeated="997"/>
        </table:table-row>
        <table:table-row table:style-name="ro4"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418-normalized-circ4_3.opb</text:p>
          </table:table-cell>
          <table:table-cell office:value-type="string" calcext:value-type="string">
            <text:p>OPT</text:p>
          </table:table-cell>
          <table:table-cell office:value-type="float" office:value="20" calcext:value-type="float">
            <text:p>2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31612" calcext:value-type="float">
            <text:p>0.031612</text:p>
          </table:table-cell>
          <table:table-cell table:number-columns-repeated="997"/>
        </table:table-row>
        <table:table-row table:style-name="ro4"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42-normalized-neos-1109824.opb</text:p>
          </table:table-cell>
          <table:table-cell office:value-type="string" calcext:value-type="string">
            <text:p>OPT</text:p>
          </table:table-cell>
          <table:table-cell office:value-type="float" office:value="378" calcext:value-type="float">
            <text:p>378</text:p>
          </table:table-cell>
          <table:table-cell office:value-type="float" office:value="18.211" calcext:value-type="float">
            <text:p>18.211</text:p>
          </table:table-cell>
          <table:table-cell office:value-type="string" calcext:value-type="string">
            <text:p>Some_solution_found</text:p>
          </table:table-cell>
          <table:table-cell office:value-type="float" office:value="425" calcext:value-type="float">
            <text:p>425</text:p>
          </table:table-cell>
          <table:table-cell office:value-type="float" office:value="34" calcext:value-type="float">
            <text:p>3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31" calcext:value-type="float">
            <text:p>431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420-normalized-50-250-false-45-90-4-7000opt.opb</text:p>
          </table:table-cell>
          <table:table-cell office:value-type="string" calcext:value-type="string">
            <text:p>OPT</text:p>
          </table:table-cell>
          <table:table-cell office:value-type="float" office:value="-172" calcext:value-type="float">
            <text:p>-172</text:p>
          </table:table-cell>
          <table:table-cell office:value-type="float" office:value="1.594" calcext:value-type="float">
            <text:p>1.594</text:p>
          </table:table-cell>
          <table:table-cell office:value-type="string" calcext:value-type="string">
            <text:p>Optimum_found</text:p>
          </table:table-cell>
          <table:table-cell office:value-type="float" office:value="-172" calcext:value-type="float">
            <text:p>-172</text:p>
          </table:table-cell>
          <table:table-cell office:value-type="float" office:value="25" calcext:value-type="float">
            <text:p>25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72" calcext:value-type="float">
            <text:p>-172</text:p>
          </table:table-cell>
          <table:table-cell office:value-type="float" office:value="13" calcext:value-type="float">
            <text:p>13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72" calcext:value-type="float">
            <text:p>-172</text:p>
          </table:table-cell>
          <table:table-cell office:value-type="float" office:value="69" calcext:value-type="float">
            <text:p>69</text:p>
          </table:table-cell>
          <table:table-cell office:value-type="float" office:value="5.15777" calcext:value-type="float">
            <text:p>5.15777</text:p>
          </table:table-cell>
          <table:table-cell table:number-columns-repeated="997"/>
        </table:table-row>
        <table:table-row table:style-name="ro4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421-normalized-lo_8x8_006.opb.metafix.opb</text:p>
          </table:table-cell>
          <table:table-cell office:value-type="string" calcext:value-type="string">
            <text:p>OPT</text:p>
          </table:table-cell>
          <table:table-cell office:value-type="float" office:value="37" calcext:value-type="float">
            <text:p>3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422-normalized-NG.dot_fibo_0null50mast_rapportOE2.0_TMAX180_K192_cod2.opb</text:p>
          </table:table-cell>
          <table:table-cell office:value-type="string" calcext:value-type="string">
            <text:p>SAT</text:p>
          </table:table-cell>
          <table:table-cell office:value-type="float" office:value="-250538" calcext:value-type="float">
            <text:p>-250538</text:p>
          </table:table-cell>
          <table:table-cell office:value-type="float" office:value="72002.3" calcext:value-type="float">
            <text:p>72002.3</text:p>
          </table:table-cell>
          <table:table-cell office:value-type="string" calcext:value-type="string">
            <text:p>Some_solution_found</text:p>
          </table:table-cell>
          <table:table-cell office:value-type="float" office:value="-172201" calcext:value-type="float">
            <text:p>-172201</text:p>
          </table:table-cell>
          <table:table-cell office:value-type="float" office:value="4" calcext:value-type="float">
            <text:p>4</text:p>
          </table:table-cell>
          <table:table-cell office:value-type="float" office:value="3967.62" calcext:value-type="float">
            <text:p>3967.6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72201" calcext:value-type="float">
            <text:p>-172201</text:p>
          </table:table-cell>
          <table:table-cell office:value-type="float" office:value="4" calcext:value-type="float">
            <text:p>4</text:p>
          </table:table-cell>
          <table:table-cell office:value-type="float" office:value="3794.12" calcext:value-type="float">
            <text:p>3794.1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88954" calcext:value-type="float">
            <text:p>-188954</text:p>
          </table:table-cell>
          <table:table-cell office:value-type="float" office:value="104" calcext:value-type="float">
            <text:p>10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423-normalized-injcomp_opt_4layers_maxall_lastlayerdiv2_size_16.opb</text:p>
          </table:table-cell>
          <table:table-cell office:value-type="string" calcext:value-type="string">
            <text:p>OPT</text:p>
          </table:table-cell>
          <table:table-cell office:value-type="float" office:value="-32" calcext:value-type="float">
            <text:p>-32</text:p>
          </table:table-cell>
          <table:table-cell office:value-type="float" office:value="506.649" calcext:value-type="float">
            <text:p>506.649</text:p>
          </table:table-cell>
          <table:table-cell office:value-type="string" calcext:value-type="string">
            <text:p>Some_solution_found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2" calcext:value-type="float">
            <text:p>-32</text:p>
          </table:table-cell>
          <table:table-cell office:value-type="float" office:value="33" calcext:value-type="float">
            <text:p>3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425-normalized-frb45-21-1.opb</text:p>
          </table:table-cell>
          <table:table-cell office:value-type="string" calcext:value-type="string">
            <text:p>OPT</text:p>
          </table:table-cell>
          <table:table-cell office:value-type="float" office:value="-45" calcext:value-type="float">
            <text:p>-45</text:p>
          </table:table-cell>
          <table:table-cell office:value-type="float" office:value="1120.33" calcext:value-type="float">
            <text:p>1120.33</text:p>
          </table:table-cell>
          <table:table-cell office:value-type="string" calcext:value-type="string">
            <text:p>Some_solution_found</text:p>
          </table:table-cell>
          <table:table-cell office:value-type="float" office:value="-38" calcext:value-type="float">
            <text:p>-38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9" calcext:value-type="float">
            <text:p>-39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8" calcext:value-type="float">
            <text:p>-38</text:p>
          </table:table-cell>
          <table:table-cell office:value-type="float" office:value="39" calcext:value-type="float">
            <text:p>3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92" calcext:value-type="float">
            <text:p>292</text:p>
          </table:table-cell>
          <table:table-cell/>
          <table:table-cell table:style-name="ce10" office:value-type="string" calcext:value-type="string">
            <text:p>426-normalized-10:10:4.5:0.95:100.opb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545042" calcext:value-type="float">
            <text:p>0.545042</text:p>
          </table:table-cell>
          <table:table-cell table:number-columns-repeated="997"/>
        </table:table-row>
        <table:table-row table:style-name="ro4"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427-normalized-graphpart_clique-50.lin.opb</text:p>
          </table:table-cell>
          <table:table-cell office:value-type="string" calcext:value-type="string">
            <text:p>OPT</text:p>
          </table:table-cell>
          <table:table-cell office:value-type="float" office:value="2312" calcext:value-type="float">
            <text:p>2312</text:p>
          </table:table-cell>
          <table:table-cell office:value-type="float" office:value="2994.21" calcext:value-type="float">
            <text:p>2994.21</text:p>
          </table:table-cell>
          <table:table-cell office:value-type="string" calcext:value-type="string">
            <text:p>Some_solution_found</text:p>
          </table:table-cell>
          <table:table-cell office:value-type="float" office:value="4439" calcext:value-type="float">
            <text:p>4439</text:p>
          </table:table-cell>
          <table:table-cell office:value-type="float" office:value="20" calcext:value-type="float">
            <text:p>2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250" calcext:value-type="float">
            <text:p>4250</text:p>
          </table:table-cell>
          <table:table-cell office:value-type="float" office:value="27" calcext:value-type="float">
            <text:p>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312" calcext:value-type="float">
            <text:p>2312</text:p>
          </table:table-cell>
          <table:table-cell office:value-type="float" office:value="69" calcext:value-type="float">
            <text:p>69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428-SMTI_50000_3_0.95_1.opb</text:p>
          </table:table-cell>
          <table:table-cell office:value-type="string" calcext:value-type="string">
            <text:p>OPT</text:p>
          </table:table-cell>
          <table:table-cell office:value-type="float" office:value="6112" calcext:value-type="float">
            <text:p>6112</text:p>
          </table:table-cell>
          <table:table-cell office:value-type="float" office:value="92.218" calcext:value-type="float">
            <text:p>92.218</text:p>
          </table:table-cell>
          <table:table-cell office:value-type="string" calcext:value-type="string">
            <text:p>Optimum_found</text:p>
          </table:table-cell>
          <table:table-cell office:value-type="float" office:value="6112" calcext:value-type="float">
            <text:p>6112</text:p>
          </table:table-cell>
          <table:table-cell office:value-type="float" office:value="1" calcext:value-type="float">
            <text:p>1</text:p>
          </table:table-cell>
          <table:table-cell office:value-type="float" office:value="176.1" calcext:value-type="float">
            <text:p>176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112" calcext:value-type="float">
            <text:p>6112</text:p>
          </table:table-cell>
          <table:table-cell office:value-type="float" office:value="1" calcext:value-type="float">
            <text:p>1</text:p>
          </table:table-cell>
          <table:table-cell office:value-type="float" office:value="166.19" calcext:value-type="float">
            <text:p>166.1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112" calcext:value-type="float">
            <text:p>6112</text:p>
          </table:table-cell>
          <table:table-cell office:value-type="float" office:value="1493" calcext:value-type="float">
            <text:p>1493</text:p>
          </table:table-cell>
          <table:table-cell office:value-type="float" office:value="984.609" calcext:value-type="float">
            <text:p>984.609</text:p>
          </table:table-cell>
          <table:table-cell table:number-columns-repeated="997"/>
        </table:table-row>
        <table:table-row table:style-name="ro4"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429-normalized-s4-4-3-4pb.opb</text:p>
          </table:table-cell>
          <table:table-cell office:value-type="string" calcext:value-type="string">
            <text:p>OPT</text:p>
          </table:table-cell>
          <table:table-cell office:value-type="float" office:value="60" calcext:value-type="float">
            <text:p>6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7455" calcext:value-type="float">
            <text:p>0.7455</text:p>
          </table:table-cell>
          <table:table-cell table:number-columns-repeated="997"/>
        </table:table-row>
        <table:table-row table:style-name="ro4"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431-normalized-bogr_5.opb</text:p>
          </table:table-cell>
          <table:table-cell office:value-type="string" calcext:value-type="string">
            <text:p>OPT</text:p>
          </table:table-cell>
          <table:table-cell office:value-type="float" office:value="11" calcext:value-type="float">
            <text:p>11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00917" calcext:value-type="float">
            <text:p>0.000917</text:p>
          </table:table-cell>
          <table:table-cell table:number-columns-repeated="997"/>
        </table:table-row>
        <table:table-row table:style-name="ro4"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432-normalized-neos-1620770.opb</text:p>
          </table:table-cell>
          <table:table-cell office:value-type="string" calcext:value-type="string">
            <text:p>OPT</text:p>
          </table:table-cell>
          <table:table-cell office:value-type="float" office:value="9" calcext:value-type="float">
            <text:p>9</text:p>
          </table:table-cell>
          <table:table-cell office:value-type="float" office:value="374.616" calcext:value-type="float">
            <text:p>374.616</text:p>
          </table:table-cell>
          <table:table-cell office:value-type="string" calcext:value-type="string">
            <text:p>Some_solution_foun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433-normalized-data8_3.opb</text:p>
          </table:table-cell>
          <table:table-cell office:value-type="string" calcext:value-type="string">
            <text:p>SAT</text:p>
          </table:table-cell>
          <table:table-cell office:value-type="float" office:value="40292" calcext:value-type="float">
            <text:p>40292</text:p>
          </table:table-cell>
          <table:table-cell office:value-type="float" office:value="72000.8" calcext:value-type="float">
            <text:p>72000.8</text:p>
          </table:table-cell>
          <table:table-cell office:value-type="string" calcext:value-type="string">
            <text:p>Some_solution_found</text:p>
          </table:table-cell>
          <table:table-cell office:value-type="float" office:value="47225" calcext:value-type="float">
            <text:p>47225</text:p>
          </table:table-cell>
          <table:table-cell office:value-type="float" office:value="19" calcext:value-type="float">
            <text:p>1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7424" calcext:value-type="float">
            <text:p>47424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2250" calcext:value-type="float">
            <text:p>42250</text:p>
          </table:table-cell>
          <table:table-cell office:value-type="float" office:value="41" calcext:value-type="float">
            <text:p>4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435-normalized-fx97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1518.19" calcext:value-type="float">
            <text:p>1518.19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2" calcext:value-type="float">
            <text:p>3600.2</text:p>
          </table:table-cell>
          <table:table-cell table:number-columns-repeated="997"/>
        </table:table-row>
        <table:table-row table:style-name="ro4"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436-normalized-hw128-vm75p-opt.opb.negationfix.opb</text:p>
          </table:table-cell>
          <table:table-cell office:value-type="string" calcext:value-type="string">
            <text:p>SAT</text:p>
          </table:table-cell>
          <table:table-cell office:value-type="float" office:value="95" calcext:value-type="float">
            <text:p>95</text:p>
          </table:table-cell>
          <table:table-cell office:value-type="float" office:value="2192.23" calcext:value-type="float">
            <text:p>2192.23</text:p>
          </table:table-cell>
          <table:table-cell office:value-type="string" calcext:value-type="string">
            <text:p>Some_solution_found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3600.06" calcext:value-type="float">
            <text:p>3600.06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437-normalized-ped2.G.recomb1-0.20-12.opb</text:p>
          </table:table-cell>
          <table:table-cell office:value-type="string" calcext:value-type="string">
            <text:p>OPT</text:p>
          </table:table-cell>
          <table:table-cell office:value-type="float" office:value="8175" calcext:value-type="float">
            <text:p>8175</text:p>
          </table:table-cell>
          <table:table-cell office:value-type="float" office:value="19.857" calcext:value-type="float">
            <text:p>19.857</text:p>
          </table:table-cell>
          <table:table-cell office:value-type="string" calcext:value-type="string">
            <text:p>Some_solution_found</text:p>
          </table:table-cell>
          <table:table-cell office:value-type="float" office:value="87829" calcext:value-type="float">
            <text:p>87829</text:p>
          </table:table-cell>
          <table:table-cell office:value-type="float" office:value="2" calcext:value-type="float">
            <text:p>2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87829" calcext:value-type="float">
            <text:p>87829</text:p>
          </table:table-cell>
          <table:table-cell office:value-type="float" office:value="2" calcext:value-type="float">
            <text:p>2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8175" calcext:value-type="float">
            <text:p>8175</text:p>
          </table:table-cell>
          <table:table-cell office:value-type="float" office:value="1352" calcext:value-type="float">
            <text:p>1352</text:p>
          </table:table-cell>
          <table:table-cell office:value-type="float" office:value="3600.03" calcext:value-type="float">
            <text:p>3600.03</text:p>
          </table:table-cell>
          <table:table-cell table:number-columns-repeated="997"/>
        </table:table-row>
        <table:table-row table:style-name="ro4"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38-normalized-matrix_5x3_4.opb</text:p>
          </table:table-cell>
          <table:table-cell office:value-type="string" calcext:value-type="string">
            <text:p>SAT</text:p>
          </table:table-cell>
          <table:table-cell office:value-type="float" office:value="23" calcext:value-type="float">
            <text:p>23</text:p>
          </table:table-cell>
          <table:table-cell office:value-type="float" office:value="3600.06" calcext:value-type="float">
            <text:p>3600.06</text:p>
          </table:table-cell>
          <table:table-cell office:value-type="string" calcext:value-type="string">
            <text:p>Some_solution_found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00.09" calcext:value-type="float">
            <text:p>3600.09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601.61" calcext:value-type="float">
            <text:p>3601.61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2.08" calcext:value-type="float">
            <text:p>3602.08</text:p>
          </table:table-cell>
          <table:table-cell table:number-columns-repeated="997"/>
        </table:table-row>
        <table:table-row table:style-name="ro4"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439-normalized-clique-coloring-max-clique-n=19-t=2.opb</text:p>
          </table:table-cell>
          <table:table-cell office:value-type="string" calcext:value-type="string">
            <text:p>OPT</text:p>
          </table:table-cell>
          <table:table-cell office:value-type="float" office:value="17" calcext:value-type="float">
            <text:p>17</text:p>
          </table:table-cell>
          <table:table-cell office:value-type="float" office:value="59.722" calcext:value-type="float">
            <text:p>59.722</text:p>
          </table:table-cell>
          <table:table-cell office:value-type="string" calcext:value-type="string">
            <text:p>Some_solution_f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44-normalized-maxcut_opt_complete_6-partite_block_nvert_72.opb</text:p>
          </table:table-cell>
          <table:table-cell office:value-type="string" calcext:value-type="string">
            <text:p>OPT</text:p>
          </table:table-cell>
          <table:table-cell office:value-type="float" office:value="-1296" calcext:value-type="float">
            <text:p>-1296</text:p>
          </table:table-cell>
          <table:table-cell office:value-type="float" office:value="3008.4" calcext:value-type="float">
            <text:p>3008.4</text:p>
          </table:table-cell>
          <table:table-cell office:value-type="string" calcext:value-type="string">
            <text:p>Some_solution_found</text:p>
          </table:table-cell>
          <table:table-cell office:value-type="float" office:value="-1284" calcext:value-type="float">
            <text:p>-1284</text:p>
          </table:table-cell>
          <table:table-cell office:value-type="float" office:value="26" calcext:value-type="float">
            <text:p>26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296" calcext:value-type="float">
            <text:p>-1296</text:p>
          </table:table-cell>
          <table:table-cell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296" calcext:value-type="float">
            <text:p>-1296</text:p>
          </table:table-cell>
          <table:table-cell office:value-type="float" office:value="37" calcext:value-type="float">
            <text:p>37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05" calcext:value-type="float">
            <text:p>305</text:p>
          </table:table-cell>
          <table:table-cell/>
          <table:table-cell table:style-name="ce10" office:value-type="string" calcext:value-type="string">
            <text:p>440-normalized-aries-da_network_20_2__17_12__512.opb</text:p>
          </table:table-cell>
          <table:table-cell office:value-type="string" calcext:value-type="string">
            <text:p>OPT</text:p>
          </table:table-cell>
          <table:table-cell office:value-type="float" office:value="46877" calcext:value-type="float">
            <text:p>46877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Some_solution_found</text:p>
          </table:table-cell>
          <table:table-cell office:value-type="float" office:value="161843" calcext:value-type="float">
            <text:p>161843</text:p>
          </table:table-cell>
          <table:table-cell office:value-type="float" office:value="11" calcext:value-type="float">
            <text:p>11</text:p>
          </table:table-cell>
          <table:table-cell office:value-type="float" office:value="3603.03" calcext:value-type="float">
            <text:p>3603.0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9" calcext:value-type="float">
            <text:p>9</text:p>
          </table:table-cell>
          <table:table-cell office:value-type="float" office:value="225.55" calcext:value-type="float">
            <text:p>225.5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6877" calcext:value-type="float">
            <text:p>46877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06" calcext:value-type="float">
            <text:p>306</text:p>
          </table:table-cell>
          <table:table-cell/>
          <table:table-cell table:style-name="ce10" office:value-type="string" calcext:value-type="string">
            <text:p>441-normalized-30:30:4.5:0.95:98.opb</text:p>
          </table:table-cell>
          <table:table-cell office:value-type="string" calcext:value-type="string">
            <text:p>OPT</text:p>
          </table:table-cell>
          <table:table-cell office:value-type="float" office:value="4" calcext:value-type="float">
            <text:p>4</text:p>
          </table:table-cell>
          <table:table-cell office:value-type="float" office:value="1.523" calcext:value-type="float">
            <text:p>1.523</text:p>
          </table:table-cell>
          <table:table-cell office:value-type="string" calcext:value-type="string">
            <text:p>Some_solution_found</text:p>
          </table:table-cell>
          <table:table-cell office:value-type="float" office:value="251" calcext:value-type="float">
            <text:p>251</text:p>
          </table:table-cell>
          <table:table-cell office:value-type="float" office:value="46" calcext:value-type="float">
            <text:p>4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2" calcext:value-type="float">
            <text:p>62</text:p>
          </table:table-cell>
          <table:table-cell office:value-type="float" office:value="224" calcext:value-type="float">
            <text:p>22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442-normalized-simp-nonunif-100_100.07.opb</text:p>
          </table:table-cell>
          <table:table-cell office:value-type="string" calcext:value-type="string">
            <text:p>OPT</text:p>
          </table:table-cell>
          <table:table-cell office:value-type="float" office:value="37" calcext:value-type="float">
            <text:p>37</text:p>
          </table:table-cell>
          <table:table-cell office:value-type="float" office:value="2.578" calcext:value-type="float">
            <text:p>2.578</text:p>
          </table:table-cell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.81" calcext:value-type="float">
            <text:p>6.81</text:p>
          </table:table-cell>
          <table:table-cell table:number-columns-repeated="997"/>
        </table:table-row>
        <table:table-row table:style-name="ro4">
          <table:table-cell office:value-type="float" office:value="308" calcext:value-type="float">
            <text:p>308</text:p>
          </table:table-cell>
          <table:table-cell/>
          <table:table-cell table:style-name="ce10" office:value-type="string" calcext:value-type="string">
            <text:p>443-normalized-mult_diagcomm_opt_greater_teq_nbits_10.opb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Some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445-normalized-j9018_7.std.opb</text:p>
          </table:table-cell>
          <table:table-cell office:value-type="string" calcext:value-type="string">
            <text:p>OPT</text:p>
          </table:table-cell>
          <table:table-cell office:value-type="float" office:value="73" calcext:value-type="float">
            <text:p>73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Optimum_found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3" calcext:value-type="float">
            <text:p>73</text:p>
          </table:table-cell>
          <table:table-cell office:value-type="float" office:value="216" calcext:value-type="float">
            <text:p>216</text:p>
          </table:table-cell>
          <table:table-cell office:value-type="float" office:value="1.03762" calcext:value-type="float">
            <text:p>1.03762</text:p>
          </table:table-cell>
          <table:table-cell table:number-columns-repeated="997"/>
        </table:table-row>
        <table:table-row table:style-name="ro4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447-normalized-aim-200-2_0-yes1-2.opb</text:p>
          </table:table-cell>
          <table:table-cell office:value-type="string" calcext:value-type="string">
            <text:p>OPT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06364" calcext:value-type="float">
            <text:p>0.006364</text:p>
          </table:table-cell>
          <table:table-cell table:number-columns-repeated="997"/>
        </table:table-row>
        <table:table-row table:style-name="ro4"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448-normalized-g100x100.opb</text:p>
          </table:table-cell>
          <table:table-cell office:value-type="string" calcext:value-type="string">
            <text:p>SAT</text:p>
          </table:table-cell>
          <table:table-cell office:value-type="float" office:value="2076" calcext:value-type="float">
            <text:p>2076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2526" calcext:value-type="float">
            <text:p>2526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524" calcext:value-type="float">
            <text:p>2524</text:p>
          </table:table-cell>
          <table:table-cell office:value-type="float" office:value="13" calcext:value-type="float">
            <text:p>13</text:p>
          </table:table-cell>
          <table:table-cell office:value-type="float" office:value="3600.17" calcext:value-type="float">
            <text:p>3600.17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946" calcext:value-type="float">
            <text:p>2946</text:p>
          </table:table-cell>
          <table:table-cell office:value-type="float" office:value="389" calcext:value-type="float">
            <text:p>38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449-normalized-graphpart_3pm-0334-0334.lin.opb</text:p>
          </table:table-cell>
          <table:table-cell office:value-type="string" calcext:value-type="string">
            <text:p>OPT</text:p>
          </table:table-cell>
          <table:table-cell office:value-type="float" office:value="-36" calcext:value-type="float">
            <text:p>-36</text:p>
          </table:table-cell>
          <table:table-cell office:value-type="float" office:value="1.223" calcext:value-type="float">
            <text:p>1.223</text:p>
          </table:table-cell>
          <table:table-cell office:value-type="string" calcext:value-type="string">
            <text:p>Some_solution_found</text:p>
          </table:table-cell>
          <table:table-cell office:value-type="float" office:value="-35" calcext:value-type="float">
            <text:p>-35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4" calcext:value-type="float">
            <text:p>-34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6" calcext:value-type="float">
            <text:p>-36</text:p>
          </table:table-cell>
          <table:table-cell office:value-type="float" office:value="25" calcext:value-type="float">
            <text:p>2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45-normalized-matrix_5x3_3.opb</text:p>
          </table:table-cell>
          <table:table-cell office:value-type="string" calcext:value-type="string">
            <text:p>OPT</text:p>
          </table:table-cell>
          <table:table-cell office:value-type="float" office:value="21" calcext:value-type="float">
            <text:p>21</text:p>
          </table:table-cell>
          <table:table-cell office:value-type="float" office:value="90.313" calcext:value-type="float">
            <text:p>90.313</text:p>
          </table:table-cell>
          <table:table-cell office:value-type="string" calcext:value-type="string">
            <text:p>Some_solution_found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450-normalized-KE_400_008.opb</text:p>
          </table:table-cell>
          <table:table-cell office:value-type="string" calcext:value-type="string">
            <text:p>OPT</text:p>
          </table:table-cell>
          <table:table-cell office:value-type="float" office:value="-12612" calcext:value-type="float">
            <text:p>-12612</text:p>
          </table:table-cell>
          <table:table-cell office:value-type="float" office:value="0.388" calcext:value-type="float">
            <text:p>0.388</text:p>
          </table:table-cell>
          <table:table-cell office:value-type="string" calcext:value-type="string">
            <text:p>Some_solution_found</text:p>
          </table:table-cell>
          <table:table-cell office:value-type="float" office:value="-9665" calcext:value-type="float">
            <text:p>-9665</text:p>
          </table:table-cell>
          <table:table-cell office:value-type="float" office:value="70" calcext:value-type="float">
            <text:p>7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9672" calcext:value-type="float">
            <text:p>-9672</text:p>
          </table:table-cell>
          <table:table-cell office:value-type="float" office:value="103" calcext:value-type="float">
            <text:p>10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1594" calcext:value-type="float">
            <text:p>-11594</text:p>
          </table:table-cell>
          <table:table-cell office:value-type="float" office:value="215" calcext:value-type="float">
            <text:p>21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452-normalized-s4-4-3-5pb.opb</text:p>
          </table:table-cell>
          <table:table-cell office:value-type="string" calcext:value-type="string">
            <text:p>OPT</text:p>
          </table:table-cell>
          <table:table-cell office:value-type="float" office:value="60" calcext:value-type="float">
            <text:p>60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.74309" calcext:value-type="float">
            <text:p>3.74309</text:p>
          </table:table-cell>
          <table:table-cell table:number-columns-repeated="997"/>
        </table:table-row>
        <table:table-row table:style-name="ro4"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453-normalized-mps-v2-20-10-seymour1.opb</text:p>
          </table:table-cell>
          <table:table-cell office:value-type="string" calcext:value-type="string">
            <text:p>SAT</text:p>
          </table:table-cell>
          <table:table-cell office:value-type="float" office:value="424072" calcext:value-type="float">
            <text:p>424072</text:p>
          </table:table-cell>
          <table:table-cell office:value-type="float" office:value="72001" calcext:value-type="float">
            <text:p>72001</text:p>
          </table:table-cell>
          <table:table-cell office:value-type="string" calcext:value-type="string">
            <text:p>Some_solution_found</text:p>
          </table:table-cell>
          <table:table-cell office:value-type="float" office:value="487423" calcext:value-type="float">
            <text:p>487423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90635" calcext:value-type="float">
            <text:p>490635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65760" calcext:value-type="float">
            <text:p>465760</text:p>
          </table:table-cell>
          <table:table-cell office:value-type="float" office:value="1536" calcext:value-type="float">
            <text:p>153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454-normalized-s3-3-3-4pb.opb</text:p>
          </table:table-cell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03074" calcext:value-type="float">
            <text:p>0.003074</text:p>
          </table:table-cell>
          <table:table-cell table:number-columns-repeated="997"/>
        </table:table-row>
        <table:table-row table:style-name="ro4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455-normalized-ped2.G.recomb5-0.10-9.opb</text:p>
          </table:table-cell>
          <table:table-cell office:value-type="string" calcext:value-type="string">
            <text:p>OPT</text:p>
          </table:table-cell>
          <table:table-cell office:value-type="float" office:value="31445" calcext:value-type="float">
            <text:p>31445</text:p>
          </table:table-cell>
          <table:table-cell office:value-type="float" office:value="19.35" calcext:value-type="float">
            <text:p>19.35</text:p>
          </table:table-cell>
          <table:table-cell office:value-type="string" calcext:value-type="string">
            <text:p>Some_solution_found</text:p>
          </table:table-cell>
          <table:table-cell office:value-type="float" office:value="137812" calcext:value-type="float">
            <text:p>137812</text:p>
          </table:table-cell>
          <table:table-cell office:value-type="float" office:value="6" calcext:value-type="float">
            <text:p>6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39548" calcext:value-type="float">
            <text:p>139548</text:p>
          </table:table-cell>
          <table:table-cell office:value-type="float" office:value="8" calcext:value-type="float">
            <text:p>8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1470" calcext:value-type="float">
            <text:p>31470</text:p>
          </table:table-cell>
          <table:table-cell office:value-type="float" office:value="1517" calcext:value-type="float">
            <text:p>151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456-normalized-maxcut_opt_complete_5-partite_block_nvert_55.opb</text:p>
          </table:table-cell>
          <table:table-cell office:value-type="string" calcext:value-type="string">
            <text:p>OPT</text:p>
          </table:table-cell>
          <table:table-cell office:value-type="float" office:value="-726" calcext:value-type="float">
            <text:p>-726</text:p>
          </table:table-cell>
          <table:table-cell office:value-type="float" office:value="151.254" calcext:value-type="float">
            <text:p>151.254</text:p>
          </table:table-cell>
          <table:table-cell office:value-type="string" calcext:value-type="string">
            <text:p>Some_solution_found</text:p>
          </table:table-cell>
          <table:table-cell office:value-type="float" office:value="-726" calcext:value-type="float">
            <text:p>-726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726" calcext:value-type="float">
            <text:p>-726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726" calcext:value-type="float">
            <text:p>-726</text:p>
          </table:table-cell>
          <table:table-cell office:value-type="float" office:value="28" calcext:value-type="float">
            <text:p>2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458-normalized-bogr_14.opb</text:p>
          </table:table-cell>
          <table:table-cell office:value-type="string" calcext:value-type="string">
            <text:p>SAT</text:p>
          </table:table-cell>
          <table:table-cell office:value-type="float" office:value="138" calcext:value-type="float">
            <text:p>138</text:p>
          </table:table-cell>
          <table:table-cell office:value-type="float" office:value="3584.86" calcext:value-type="float">
            <text:p>3584.86</text:p>
          </table:table-cell>
          <table:table-cell office:value-type="string" calcext:value-type="string">
            <text:p>Some_solution_found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46-normalized-mspp16.opb</text:p>
          </table:table-cell>
          <table:table-cell office:value-type="string" calcext:value-type="string">
            <text:p>OPT</text:p>
          </table:table-cell>
          <table:table-cell office:value-type="float" office:value="33" calcext:value-type="float">
            <text:p>33</text:p>
          </table:table-cell>
          <table:table-cell office:value-type="float" office:value="11.331" calcext:value-type="float">
            <text:p>11.331</text:p>
          </table:table-cell>
          <table:table-cell office:value-type="string" calcext:value-type="string">
            <text:p>Optimum_found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26.97" calcext:value-type="float">
            <text:p>726.9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73.57" calcext:value-type="float">
            <text:p>673.5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.1265" calcext:value-type="float">
            <text:p>10.1265</text:p>
          </table:table-cell>
          <table:table-cell table:number-columns-repeated="997"/>
        </table:table-row>
        <table:table-row table:style-name="ro4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460-Init-x2-i9_pp_96.opb</text:p>
          </table:table-cell>
          <table:table-cell office:value-type="string" calcext:value-type="string">
            <text:p>SAT</text:p>
          </table:table-cell>
          <table:table-cell office:value-type="float" office:value="1406" calcext:value-type="float">
            <text:p>1406</text:p>
          </table:table-cell>
          <table:table-cell office:value-type="float" office:value="3558.03" calcext:value-type="float">
            <text:p>3558.03</text:p>
          </table:table-cell>
          <table:table-cell office:value-type="string" calcext:value-type="string">
            <text:p>Some_solution_found</text:p>
          </table:table-cell>
          <table:table-cell office:value-type="float" office:value="1432" calcext:value-type="float">
            <text:p>1432</text:p>
          </table:table-cell>
          <table:table-cell office:value-type="float" office:value="12" calcext:value-type="float">
            <text:p>12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432" calcext:value-type="float">
            <text:p>1432</text:p>
          </table:table-cell>
          <table:table-cell office:value-type="float" office:value="17" calcext:value-type="float">
            <text:p>1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406" calcext:value-type="float">
            <text:p>1406</text:p>
          </table:table-cell>
          <table:table-cell office:value-type="float" office:value="103" calcext:value-type="float">
            <text:p>10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461-Init-x1-i4_pp_80_merged.opb</text:p>
          </table:table-cell>
          <table:table-cell office:value-type="string" calcext:value-type="string">
            <text:p>OPT</text:p>
          </table:table-cell>
          <table:table-cell office:value-type="float" office:value="344" calcext:value-type="float">
            <text:p>344</text:p>
          </table:table-cell>
          <table:table-cell office:value-type="float" office:value="2.978" calcext:value-type="float">
            <text:p>2.978</text:p>
          </table:table-cell>
          <table:table-cell office:value-type="string" calcext:value-type="string">
            <text:p>Optimum_found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9.07" calcext:value-type="float">
            <text:p>9.0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1.16637" calcext:value-type="float">
            <text:p>1.16637</text:p>
          </table:table-cell>
          <table:table-cell table:number-columns-repeated="997"/>
        </table:table-row>
        <table:table-row table:style-name="ro4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462-normalized-ped3.G.recomb10-0.01-1.opb</text:p>
          </table:table-cell>
          <table:table-cell office:value-type="string" calcext:value-type="string">
            <text:p>OPT</text:p>
          </table:table-cell>
          <table:table-cell office:value-type="float" office:value="15748" calcext:value-type="float">
            <text:p>15748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Some_solution_found</text:p>
          </table:table-cell>
          <table:table-cell office:value-type="float" office:value="29437" calcext:value-type="float">
            <text:p>29437</text:p>
          </table:table-cell>
          <table:table-cell office:value-type="float" office:value="9" calcext:value-type="float">
            <text:p>9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9073" calcext:value-type="float">
            <text:p>29073</text:p>
          </table:table-cell>
          <table:table-cell office:value-type="float" office:value="17" calcext:value-type="float">
            <text:p>17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5757" calcext:value-type="float">
            <text:p>15757</text:p>
          </table:table-cell>
          <table:table-cell office:value-type="float" office:value="477" calcext:value-type="float">
            <text:p>47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463-normalized-ii32c3.opb</text:p>
          </table:table-cell>
          <table:table-cell office:value-type="string" calcext:value-type="string">
            <text:p>OPT</text:p>
          </table:table-cell>
          <table:table-cell office:value-type="float" office:value="261" calcext:value-type="float">
            <text:p>261</text:p>
          </table:table-cell>
          <table:table-cell office:value-type="float" office:value="13.425" calcext:value-type="float">
            <text:p>13.425</text:p>
          </table:table-cell>
          <table:table-cell office:value-type="string" calcext:value-type="string">
            <text:p>Optimum_found</text:p>
          </table:table-cell>
          <table:table-cell office:value-type="float" office:value="261" calcext:value-type="float">
            <text:p>261</text:p>
          </table:table-cell>
          <table:table-cell office:value-type="float" office:value="8" calcext:value-type="float">
            <text:p>8</text:p>
          </table:table-cell>
          <table:table-cell office:value-type="float" office:value="11.35" calcext:value-type="float">
            <text:p>11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8.74" calcext:value-type="float">
            <text:p>8.7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61" calcext:value-type="float">
            <text:p>261</text:p>
          </table:table-cell>
          <table:table-cell office:value-type="float" office:value="19" calcext:value-type="float">
            <text:p>19</text:p>
          </table:table-cell>
          <table:table-cell office:value-type="float" office:value="24.532" calcext:value-type="float">
            <text:p>24.532</text:p>
          </table:table-cell>
          <table:table-cell table:number-columns-repeated="997"/>
        </table:table-row>
        <table:table-row table:style-name="ro4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464-normalized-f20c10b_019_area_delay.opb</text:p>
          </table:table-cell>
          <table:table-cell office:value-type="string" calcext:value-type="string">
            <text:p>OPT</text:p>
          </table:table-cell>
          <table:table-cell office:value-type="float" office:value="24" calcext:value-type="float">
            <text:p>24</text:p>
          </table:table-cell>
          <table:table-cell office:value-type="float" office:value="4.778" calcext:value-type="float">
            <text:p>4.778</text:p>
          </table:table-cell>
          <table:table-cell office:value-type="string" calcext:value-type="string">
            <text:p>Some_solution_found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465-normalized-BA_RDC4.dot_luby_20null20mast_rapportOE2.0_TMAX15_K67_cod2_pbEq1_newVersion_product.opb</text:p>
          </table:table-cell>
          <table:table-cell office:value-type="string" calcext:value-type="string">
            <text:p>OPT</text:p>
          </table:table-cell>
          <table:table-cell office:value-type="float" office:value="-100" calcext:value-type="float">
            <text:p>-100</text:p>
          </table:table-cell>
          <table:table-cell office:value-type="float" office:value="18.312" calcext:value-type="float">
            <text:p>18.312</text:p>
          </table:table-cell>
          <table:table-cell office:value-type="string" calcext:value-type="string">
            <text:p>Optimum_found</text:p>
          </table:table-cell>
          <table:table-cell office:value-type="float" office:value="-100" calcext:value-type="float">
            <text:p>-100</text:p>
          </table:table-cell>
          <table:table-cell office:value-type="float" office:value="7" calcext:value-type="float">
            <text:p>7</text:p>
          </table:table-cell>
          <table:table-cell office:value-type="float" office:value="422.53" calcext:value-type="float">
            <text:p>422.5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00" calcext:value-type="float">
            <text:p>-100</text:p>
          </table:table-cell>
          <table:table-cell office:value-type="float" office:value="6" calcext:value-type="float">
            <text:p>6</text:p>
          </table:table-cell>
          <table:table-cell office:value-type="float" office:value="651.87" calcext:value-type="float">
            <text:p>651.8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00" calcext:value-type="float">
            <text:p>-100</text:p>
          </table:table-cell>
          <table:table-cell office:value-type="float" office:value="12" calcext:value-type="float">
            <text:p>12</text:p>
          </table:table-cell>
          <table:table-cell office:value-type="float" office:value="59.8668" calcext:value-type="float">
            <text:p>59.8668</text:p>
          </table:table-cell>
          <table:table-cell table:number-columns-repeated="997"/>
        </table:table-row>
        <table:table-row table:style-name="ro4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466-normalized-j9021_10.std.opb</text:p>
          </table:table-cell>
          <table:table-cell office:value-type="string" calcext:value-type="string">
            <text:p>OPT</text:p>
          </table:table-cell>
          <table:table-cell office:value-type="float" office:value="109" calcext:value-type="float">
            <text:p>109</text:p>
          </table:table-cell>
          <table:table-cell office:value-type="float" office:value="35.995" calcext:value-type="float">
            <text:p>35.995</text:p>
          </table:table-cell>
          <table:table-cell office:value-type="string" calcext:value-type="string">
            <text:p>Optimum_found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1006.95" calcext:value-type="float">
            <text:p>1006.9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1003.77" calcext:value-type="float">
            <text:p>1003.7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float" office:value="153.491" calcext:value-type="float">
            <text:p>153.491</text:p>
          </table:table-cell>
          <table:table-cell table:number-columns-repeated="997"/>
        </table:table-row>
        <table:table-row table:style-name="ro4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468-normalized-maincont.r.opb</text:p>
          </table:table-cell>
          <table:table-cell office:value-type="string" calcext:value-type="string">
            <text:p>OPT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3278" calcext:value-type="float">
            <text:p>0.003278</text:p>
          </table:table-cell>
          <table:table-cell table:number-columns-repeated="997"/>
        </table:table-row>
        <table:table-row table:style-name="ro4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469-normalized-ws97-3.opb</text:p>
          </table:table-cell>
          <table:table-cell office:value-type="string" calcext:value-type="string">
            <text:p>OPT</text:p>
          </table:table-cell>
          <table:table-cell office:value-type="float" office:value="3031" calcext:value-type="float">
            <text:p>3031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Some_solution_found</text:p>
          </table:table-cell>
          <table:table-cell office:value-type="float" office:value="11051" calcext:value-type="float">
            <text:p>11051</text:p>
          </table:table-cell>
          <table:table-cell office:value-type="float" office:value="138" calcext:value-type="float">
            <text:p>13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043" calcext:value-type="float">
            <text:p>3043</text:p>
          </table:table-cell>
          <table:table-cell office:value-type="float" office:value="295" calcext:value-type="float">
            <text:p>29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031" calcext:value-type="float">
            <text:p>3031</text:p>
          </table:table-cell>
          <table:table-cell office:value-type="float" office:value="454" calcext:value-type="float">
            <text:p>45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47-normalized-lo_6x6_003.opb.metafix.opb</text:p>
          </table:table-cell>
          <table:table-cell office:value-type="string" calcext:value-type="string">
            <text:p>OPT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470-normalized-factor-size=9-P=149-Q=487.opb</text:p>
          </table:table-cell>
          <table:table-cell office:value-type="string" calcext:value-type="string">
            <text:p>OPT</text:p>
          </table:table-cell>
          <table:table-cell office:value-type="float" office:value="149" calcext:value-type="float">
            <text:p>149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9874" calcext:value-type="float">
            <text:p>0.009874</text:p>
          </table:table-cell>
          <table:table-cell table:number-columns-repeated="997"/>
        </table:table-row>
        <table:table-row table:style-name="ro4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471-normalized-ped2.G.recomb10-0.20-12.opb</text:p>
          </table:table-cell>
          <table:table-cell office:value-type="string" calcext:value-type="string">
            <text:p>OPT</text:p>
          </table:table-cell>
          <table:table-cell office:value-type="float" office:value="54713" calcext:value-type="float">
            <text:p>54713</text:p>
          </table:table-cell>
          <table:table-cell office:value-type="float" office:value="42.799" calcext:value-type="float">
            <text:p>42.799</text:p>
          </table:table-cell>
          <table:table-cell office:value-type="string" calcext:value-type="string">
            <text:p>Some_solution_found</text:p>
          </table:table-cell>
          <table:table-cell office:value-type="float" office:value="227334" calcext:value-type="float">
            <text:p>227334</text:p>
          </table:table-cell>
          <table:table-cell office:value-type="float" office:value="7" calcext:value-type="float">
            <text:p>7</text:p>
          </table:table-cell>
          <table:table-cell office:value-type="float" office:value="3600.09" calcext:value-type="float">
            <text:p>3600.09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25002" calcext:value-type="float">
            <text:p>225002</text:p>
          </table:table-cell>
          <table:table-cell office:value-type="float" office:value="12" calcext:value-type="float">
            <text:p>12</text:p>
          </table:table-cell>
          <table:table-cell office:value-type="float" office:value="3600.54" calcext:value-type="float">
            <text:p>3600.54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32659" calcext:value-type="float">
            <text:p>132659</text:p>
          </table:table-cell>
          <table:table-cell office:value-type="float" office:value="1008" calcext:value-type="float">
            <text:p>100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472-normalized-knapPI_15_50_1000_5_-1047.opb</text:p>
          </table:table-cell>
          <table:table-cell office:value-type="string" calcext:value-type="string">
            <text:p>OPT</text:p>
          </table:table-cell>
          <table:table-cell office:value-type="float" office:value="-354" calcext:value-type="float">
            <text:p>-35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Some_solution_found</text:p>
          </table:table-cell>
          <table:table-cell office:value-type="float" office:value="-353" calcext:value-type="float">
            <text:p>-353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54" calcext:value-type="float">
            <text:p>-354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54" calcext:value-type="float">
            <text:p>-354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474-normalized-domset_v500_e2000_w30_mw19_12.opb.PB06.opb</text:p>
          </table:table-cell>
          <table:table-cell office:value-type="string" calcext:value-type="string">
            <text:p>SAT</text:p>
          </table:table-cell>
          <table:table-cell office:value-type="float" office:value="176" calcext:value-type="float">
            <text:p>176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89" calcext:value-type="float">
            <text:p>189</text:p>
          </table:table-cell>
          <table:table-cell office:value-type="float" office:value="41" calcext:value-type="float">
            <text:p>4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476-normalized-fx30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130.294" calcext:value-type="float">
            <text:p>130.294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477-normalized-linearized_pebbling_opt_layeredfan_up_r11_c22_a6.opb</text:p>
          </table:table-cell>
          <table:table-cell office:value-type="string" calcext:value-type="string">
            <text:p>OPT</text:p>
          </table:table-cell>
          <table:table-cell office:value-type="float" office:value="1419" calcext:value-type="float">
            <text:p>1419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Some_solution_found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478-normalized-s4-4-3-1pb.opb</text:p>
          </table:table-cell>
          <table:table-cell office:value-type="string" calcext:value-type="string">
            <text:p>OPT</text:p>
          </table:table-cell>
          <table:table-cell office:value-type="float" office:value="62" calcext:value-type="float">
            <text:p>62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Optimum_found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0.726518" calcext:value-type="float">
            <text:p>0.726518</text:p>
          </table:table-cell>
          <table:table-cell table:number-columns-repeated="997"/>
        </table:table-row>
        <table:table-row table:style-name="ro4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48-normalized-bench1.r.opb</text:p>
          </table:table-cell>
          <table:table-cell office:value-type="string" calcext:value-type="string">
            <text:p>OPT</text:p>
          </table:table-cell>
          <table:table-cell office:value-type="float" office:value="121" calcext:value-type="float">
            <text:p>121</text:p>
          </table:table-cell>
          <table:table-cell office:value-type="float" office:value="0.393" calcext:value-type="float">
            <text:p>0.393</text:p>
          </table:table-cell>
          <table:table-cell office:value-type="string" calcext:value-type="string">
            <text:p>Some_solution_found</text:p>
          </table:table-cell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49-normalized-may6.5.opb</text:p>
          </table:table-cell>
          <table:table-cell office:value-type="string" calcext:value-type="string">
            <text:p>OPT</text:p>
          </table:table-cell>
          <table:table-cell office:value-type="float" office:value="43" calcext:value-type="float">
            <text:p>43</text:p>
          </table:table-cell>
          <table:table-cell office:value-type="float" office:value="2.522" calcext:value-type="float">
            <text:p>2.522</text:p>
          </table:table-cell>
          <table:table-cell office:value-type="string" calcext:value-type="string">
            <text:p>Some_solution_found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5-normalized-sporttournament50.lin.opb</text:p>
          </table:table-cell>
          <table:table-cell office:value-type="string" calcext:value-type="string">
            <text:p>SAT</text:p>
          </table:table-cell>
          <table:table-cell office:value-type="float" office:value="-599" calcext:value-type="float">
            <text:p>-599</text:p>
          </table:table-cell>
          <table:table-cell office:value-type="float" office:value="72000.6" calcext:value-type="float">
            <text:p>72000.6</text:p>
          </table:table-cell>
          <table:table-cell office:value-type="string" calcext:value-type="string">
            <text:p>Some_solution_found</text:p>
          </table:table-cell>
          <table:table-cell office:value-type="float" office:value="-426" calcext:value-type="float">
            <text:p>-426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27" calcext:value-type="float">
            <text:p>-427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55" calcext:value-type="float">
            <text:p>-355</text:p>
          </table:table-cell>
          <table:table-cell office:value-type="float" office:value="338" calcext:value-type="float">
            <text:p>338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42" calcext:value-type="float">
            <text:p>342</text:p>
          </table:table-cell>
          <table:table-cell/>
          <table:table-cell table:style-name="ce10" office:value-type="string" calcext:value-type="string">
            <text:p>50-normalized-lo_12x12_001.opb.metafix.opb</text:p>
          </table:table-cell>
          <table:table-cell office:value-type="string" calcext:value-type="string">
            <text:p>OPT</text:p>
          </table:table-cell>
          <table:table-cell office:value-type="float" office:value="70" calcext:value-type="float">
            <text:p>70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51-normalized-data6_3.opb</text:p>
          </table:table-cell>
          <table:table-cell office:value-type="string" calcext:value-type="string">
            <text:p>SAT</text:p>
          </table:table-cell>
          <table:table-cell office:value-type="float" office:value="23916" calcext:value-type="float">
            <text:p>23916</text:p>
          </table:table-cell>
          <table:table-cell office:value-type="float" office:value="3441.35" calcext:value-type="float">
            <text:p>3441.35</text:p>
          </table:table-cell>
          <table:table-cell office:value-type="string" calcext:value-type="string">
            <text:p>Some_solution_found</text:p>
          </table:table-cell>
          <table:table-cell office:value-type="float" office:value="24755" calcext:value-type="float">
            <text:p>24755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4757" calcext:value-type="float">
            <text:p>24757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3916" calcext:value-type="float">
            <text:p>23916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52-normalized-hw128-vm98p-opt.opb.negationfix.opb</text:p>
          </table:table-cell>
          <table:table-cell office:value-type="string" calcext:value-type="string">
            <text:p>SAT</text:p>
          </table:table-cell>
          <table:table-cell office:value-type="float" office:value="126" calcext:value-type="float">
            <text:p>126</text:p>
          </table:table-cell>
          <table:table-cell office:value-type="float" office:value="1995.07" calcext:value-type="float">
            <text:p>1995.07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9" calcext:value-type="float">
            <text:p>3600.09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53-normalized-simp-nonunif-100_100.12.opb</text:p>
          </table:table-cell>
          <table:table-cell office:value-type="string" calcext:value-type="string">
            <text:p>OPT</text:p>
          </table:table-cell>
          <table:table-cell office:value-type="float" office:value="41" calcext:value-type="float">
            <text:p>41</text:p>
          </table:table-cell>
          <table:table-cell office:value-type="float" office:value="2.865" calcext:value-type="float">
            <text:p>2.865</text:p>
          </table:table-cell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.86389" calcext:value-type="float">
            <text:p>2.86389</text:p>
          </table:table-cell>
          <table:table-cell table:number-columns-repeated="997"/>
        </table:table-row>
        <table:table-row table:style-name="ro4"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54-normalized-go19.opb</text:p>
          </table:table-cell>
          <table:table-cell office:value-type="string" calcext:value-type="string">
            <text:p>SAT</text:p>
          </table:table-cell>
          <table:table-cell office:value-type="float" office:value="84" calcext:value-type="float">
            <text:p>84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55-normalized-libpango-perl.cudf.paranoid.opb</text:p>
          </table:table-cell>
          <table:table-cell office:value-type="string" calcext:value-type="string">
            <text:p>OPT</text:p>
          </table:table-cell>
          <table:table-cell office:value-type="float" office:value="176205" calcext:value-type="float">
            <text:p>176205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Optimum_found</text:p>
          </table:table-cell>
          <table:table-cell office:value-type="float" office:value="176205" calcext:value-type="float">
            <text:p>176205</text:p>
          </table:table-cell>
          <table:table-cell office:value-type="float" office:value="23" calcext:value-type="float">
            <text:p>23</text:p>
          </table:table-cell>
          <table:table-cell office:value-type="float" office:value="6.08" calcext:value-type="float">
            <text:p>6.0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76205" calcext:value-type="float">
            <text:p>176205</text:p>
          </table:table-cell>
          <table:table-cell office:value-type="float" office:value="17" calcext:value-type="float">
            <text:p>17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76205" calcext:value-type="float">
            <text:p>176205</text:p>
          </table:table-cell>
          <table:table-cell office:value-type="float" office:value="5358" calcext:value-type="float">
            <text:p>5358</text:p>
          </table:table-cell>
          <table:table-cell office:value-type="float" office:value="65.7985" calcext:value-type="float">
            <text:p>65.7985</text:p>
          </table:table-cell>
          <table:table-cell table:number-columns-repeated="997"/>
        </table:table-row>
        <table:table-row table:style-name="ro4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56-normalized-simp-unif-100_100.00.opb</text:p>
          </table:table-cell>
          <table:table-cell office:value-type="string" calcext:value-type="string">
            <text:p>OPT</text:p>
          </table:table-cell>
          <table:table-cell office:value-type="float" office:value="34" calcext:value-type="float">
            <text:p>34</text:p>
          </table:table-cell>
          <table:table-cell office:value-type="float" office:value="2.603" calcext:value-type="float">
            <text:p>2.603</text:p>
          </table:table-cell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6.52" calcext:value-type="float">
            <text:p>106.5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94.32" calcext:value-type="float">
            <text:p>94.3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206.08" calcext:value-type="float">
            <text:p>1206.08</text:p>
          </table:table-cell>
          <table:table-cell table:number-columns-repeated="997"/>
        </table:table-row>
        <table:table-row table:style-name="ro4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57-normalized-BA_RDC4.dot_fibo_50null0mast_rapportOE2.0_TMAX15_K67_cod3.opb</text:p>
          </table:table-cell>
          <table:table-cell office:value-type="string" calcext:value-type="string">
            <text:p>OPT</text:p>
          </table:table-cell>
          <table:table-cell office:value-type="float" office:value="-7752" calcext:value-type="float">
            <text:p>-7752</text:p>
          </table:table-cell>
          <table:table-cell office:value-type="float" office:value="167.939" calcext:value-type="float">
            <text:p>167.939</text:p>
          </table:table-cell>
          <table:table-cell office:value-type="string" calcext:value-type="string">
            <text:p>Optimum_found</text:p>
          </table:table-cell>
          <table:table-cell office:value-type="float" office:value="-7752" calcext:value-type="float">
            <text:p>-7752</text:p>
          </table:table-cell>
          <table:table-cell office:value-type="float" office:value="8" calcext:value-type="float">
            <text:p>8</text:p>
          </table:table-cell>
          <table:table-cell office:value-type="float" office:value="223.01" calcext:value-type="float">
            <text:p>223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7752" calcext:value-type="float">
            <text:p>-7752</text:p>
          </table:table-cell>
          <table:table-cell office:value-type="float" office:value="8" calcext:value-type="float">
            <text:p>8</text:p>
          </table:table-cell>
          <table:table-cell office:value-type="float" office:value="231.12" calcext:value-type="float">
            <text:p>231.1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7752" calcext:value-type="float">
            <text:p>-7752</text:p>
          </table:table-cell>
          <table:table-cell office:value-type="float" office:value="13" calcext:value-type="float">
            <text:p>13</text:p>
          </table:table-cell>
          <table:table-cell office:value-type="float" office:value="354.591" calcext:value-type="float">
            <text:p>354.591</text:p>
          </table:table-cell>
          <table:table-cell table:number-columns-repeated="997"/>
        </table:table-row>
        <table:table-row table:style-name="ro4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58-normalized-clique-coloring-max-clique-n=13-t=11.opb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59-normalized-581.cudf.paranoid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047" calcext:value-type="float">
            <text:p>0.047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3724" calcext:value-type="float">
            <text:p>0.043724</text:p>
          </table:table-cell>
          <table:table-cell table:number-columns-repeated="997"/>
        </table:table-row>
        <table:table-row table:style-name="ro4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60-normalized-s4-4-3-8pb.opb</text:p>
          </table:table-cell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.080748" calcext:value-type="float">
            <text:p>0.080748</text:p>
          </table:table-cell>
          <table:table-cell table:number-columns-repeated="997"/>
        </table:table-row>
        <table:table-row table:style-name="ro4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61-normalized-evencolouring_opt_unit_random6regular_nvert_751.opb</text:p>
          </table:table-cell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70.688" calcext:value-type="float">
            <text:p>70.688</text:p>
          </table:table-cell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248.465" calcext:value-type="float">
            <text:p>248.465</text:p>
          </table:table-cell>
          <table:table-cell table:number-columns-repeated="997"/>
        </table:table-row>
        <table:table-row table:style-name="ro4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62-normalized-ped3.F.recomb10-0.20-11.opb</text:p>
          </table:table-cell>
          <table:table-cell office:value-type="string" calcext:value-type="string">
            <text:p>OPT</text:p>
          </table:table-cell>
          <table:table-cell office:value-type="float" office:value="4807" calcext:value-type="float">
            <text:p>4807</text:p>
          </table:table-cell>
          <table:table-cell office:value-type="float" office:value="6.022" calcext:value-type="float">
            <text:p>6.022</text:p>
          </table:table-cell>
          <table:table-cell office:value-type="string" calcext:value-type="string">
            <text:p>Some_solution_found</text:p>
          </table:table-cell>
          <table:table-cell office:value-type="float" office:value="33504" calcext:value-type="float">
            <text:p>33504</text:p>
          </table:table-cell>
          <table:table-cell office:value-type="float" office:value="5" calcext:value-type="float">
            <text:p>5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6214" calcext:value-type="float">
            <text:p>36214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807" calcext:value-type="float">
            <text:p>4807</text:p>
          </table:table-cell>
          <table:table-cell office:value-type="float" office:value="1024" calcext:value-type="float">
            <text:p>1024</text:p>
          </table:table-cell>
          <table:table-cell office:value-type="float" office:value="3600.94" calcext:value-type="float">
            <text:p>3600.94</text:p>
          </table:table-cell>
          <table:table-cell table:number-columns-repeated="997"/>
        </table:table-row>
        <table:table-row table:style-name="ro4"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63-normalized-rand5c0b12.cudf.paranoid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046" calcext:value-type="float">
            <text:p>0.046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4272" calcext:value-type="float">
            <text:p>0.044272</text:p>
          </table:table-cell>
          <table:table-cell table:number-columns-repeated="997"/>
        </table:table-row>
        <table:table-row table:style-name="ro4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64-normalized-hw128-vm25p-opt.opb.negationfix.opb</text:p>
          </table:table-cell>
          <table:table-cell office:value-type="string" calcext:value-type="string">
            <text:p>SAT</text:p>
          </table:table-cell>
          <table:table-cell office:value-type="float" office:value="27" calcext:value-type="float">
            <text:p>27</text:p>
          </table:table-cell>
          <table:table-cell office:value-type="float" office:value="3558.03" calcext:value-type="float">
            <text:p>3558.03</text:p>
          </table:table-cell>
          <table:table-cell office:value-type="string" calcext:value-type="string">
            <text:p>Some_solution_found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66-normalized-clique-coloring-max-clique-n=6-t=4.opb</text:p>
          </table:table-cell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12862" calcext:value-type="float">
            <text:p>0.712862</text:p>
          </table:table-cell>
          <table:table-cell table:number-columns-repeated="997"/>
        </table:table-row>
        <table:table-row table:style-name="ro4"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68-normalized-clique-coloring-max-clique-n=11-t=5.opb</text:p>
          </table:table-cell>
          <table:table-cell office:value-type="string" calcext:value-type="string">
            <text:p>OPT</text:p>
          </table:table-cell>
          <table:table-cell office:value-type="float" office:value="6" calcext:value-type="float">
            <text:p>6</text:p>
          </table:table-cell>
          <table:table-cell office:value-type="float" office:value="30.114" calcext:value-type="float">
            <text:p>30.114</text:p>
          </table:table-cell>
          <table:table-cell office:value-type="string" calcext:value-type="string">
            <text:p>Some_solution_foun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7-normalized-vtxcov_v2000_e4000_0.opb.PB06.opb</text:p>
          </table:table-cell>
          <table:table-cell office:value-type="string" calcext:value-type="string">
            <text:p>SAT</text:p>
          </table:table-cell>
          <table:table-cell office:value-type="float" office:value="1037" calcext:value-type="float">
            <text:p>1037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1151" calcext:value-type="float">
            <text:p>1151</text:p>
          </table:table-cell>
          <table:table-cell office:value-type="float" office:value="31" calcext:value-type="float">
            <text:p>31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53" calcext:value-type="float">
            <text:p>1153</text:p>
          </table:table-cell>
          <table:table-cell office:value-type="float" office:value="40" calcext:value-type="float">
            <text:p>4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41" calcext:value-type="float">
            <text:p>1041</text:p>
          </table:table-cell>
          <table:table-cell office:value-type="float" office:value="157" calcext:value-type="float">
            <text:p>15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60" calcext:value-type="float">
            <text:p>360</text:p>
          </table:table-cell>
          <table:table-cell/>
          <table:table-cell table:style-name="ce10" office:value-type="string" calcext:value-type="string">
            <text:p>70-normalized-aug5.5.opb</text:p>
          </table:table-cell>
          <table:table-cell office:value-type="string" calcext:value-type="string">
            <text:p>SAT</text:p>
          </table:table-cell>
          <table:table-cell office:value-type="float" office:value="101" calcext:value-type="float">
            <text:p>101</text:p>
          </table:table-cell>
          <table:table-cell office:value-type="float" office:value="3558.02" calcext:value-type="float">
            <text:p>3558.02</text:p>
          </table:table-cell>
          <table:table-cell office:value-type="string" calcext:value-type="string">
            <text:p>Some_solution_found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72-normalized-KE_140_005.opb</text:p>
          </table:table-cell>
          <table:table-cell office:value-type="string" calcext:value-type="string">
            <text:p>OPT</text:p>
          </table:table-cell>
          <table:table-cell office:value-type="float" office:value="-3559" calcext:value-type="float">
            <text:p>-3559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Some_solution_found</text:p>
          </table:table-cell>
          <table:table-cell office:value-type="float" office:value="-3547" calcext:value-type="float">
            <text:p>-3547</text:p>
          </table:table-cell>
          <table:table-cell office:value-type="float" office:value="113" calcext:value-type="float">
            <text:p>11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3559" calcext:value-type="float">
            <text:p>-3559</text:p>
          </table:table-cell>
          <table:table-cell office:value-type="float" office:value="111" calcext:value-type="float">
            <text:p>111</text:p>
          </table:table-cell>
          <table:table-cell office:value-type="float" office:value="427.15" calcext:value-type="float">
            <text:p>427.1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3559" calcext:value-type="float">
            <text:p>-3559</text:p>
          </table:table-cell>
          <table:table-cell office:value-type="float" office:value="68" calcext:value-type="float">
            <text:p>68</text:p>
          </table:table-cell>
          <table:table-cell office:value-type="float" office:value="1384.93" calcext:value-type="float">
            <text:p>1384.93</text:p>
          </table:table-cell>
          <table:table-cell table:number-columns-repeated="997"/>
        </table:table-row>
        <table:table-row table:style-name="ro4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73-normalized-factor-size=9-P=41-Q=347.opb</text:p>
          </table:table-cell>
          <table:table-cell office:value-type="string" calcext:value-type="string">
            <text:p>OPT</text:p>
          </table:table-cell>
          <table:table-cell office:value-type="float" office:value="41" calcext:value-type="float">
            <text:p>4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.003917" calcext:value-type="float">
            <text:p>0.003917</text:p>
          </table:table-cell>
          <table:table-cell table:number-columns-repeated="997"/>
        </table:table-row>
        <table:table-row table:style-name="ro4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74-normalized-opt-market-split_8_70_1.opb</text:p>
          </table:table-cell>
          <table:table-cell office:value-type="string" calcext:value-type="string">
            <text:p>SAT</text:p>
          </table:table-cell>
          <table:table-cell office:value-type="float" office:value="15" calcext:value-type="float">
            <text:p>15</text:p>
          </table:table-cell>
          <table:table-cell office:value-type="float" office:value="3600.03" calcext:value-type="float">
            <text:p>3600.03</text:p>
          </table:table-cell>
          <table:table-cell office:value-type="string" calcext:value-type="string">
            <text:p>Some_solution_found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76-normalized-j12039_5.std.opb</text:p>
          </table:table-cell>
          <table:table-cell office:value-type="string" calcext:value-type="string">
            <text:p>OPT</text:p>
          </table:table-cell>
          <table:table-cell office:value-type="float" office:value="106" calcext:value-type="float">
            <text:p>106</text:p>
          </table:table-cell>
          <table:table-cell office:value-type="float" office:value="1.578" calcext:value-type="float">
            <text:p>1.578</text:p>
          </table:table-cell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06" calcext:value-type="float">
            <text:p>106</text:p>
          </table:table-cell>
          <table:table-cell office:value-type="float" office:value="195" calcext:value-type="float">
            <text:p>195</text:p>
          </table:table-cell>
          <table:table-cell office:value-type="float" office:value="1.63521" calcext:value-type="float">
            <text:p>1.63521</text:p>
          </table:table-cell>
          <table:table-cell table:number-columns-repeated="997"/>
        </table:table-row>
        <table:table-row table:style-name="ro4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77-normalized-aries-da_network_3000_5__126_2812.opb</text:p>
          </table:table-cell>
          <table:table-cell office:value-type="string" calcext:value-type="string">
            <text:p>OPT</text:p>
          </table:table-cell>
          <table:table-cell office:value-type="float" office:value="60720" calcext:value-type="float">
            <text:p>60720</text:p>
          </table:table-cell>
          <table:table-cell office:value-type="float" office:value="1.551" calcext:value-type="float">
            <text:p>1.551</text:p>
          </table:table-cell>
          <table:table-cell office:value-type="string" calcext:value-type="string">
            <text:p>Optimum_found</text:p>
          </table:table-cell>
          <table:table-cell office:value-type="float" office:value="60720" calcext:value-type="float">
            <text:p>60720</text:p>
          </table:table-cell>
          <table:table-cell office:value-type="float" office:value="45" calcext:value-type="float">
            <text:p>45</text:p>
          </table:table-cell>
          <table:table-cell office:value-type="float" office:value="352.16" calcext:value-type="float">
            <text:p>352.1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0720" calcext:value-type="float">
            <text:p>60720</text:p>
          </table:table-cell>
          <table:table-cell office:value-type="float" office:value="27" calcext:value-type="float">
            <text:p>27</text:p>
          </table:table-cell>
          <table:table-cell office:value-type="float" office:value="198.62" calcext:value-type="float">
            <text:p>198.6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97986" calcext:value-type="float">
            <text:p>597986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66" calcext:value-type="float">
            <text:p>366</text:p>
          </table:table-cell>
          <table:table-cell/>
          <table:table-cell table:style-name="ce10" office:value-type="string" calcext:value-type="string">
            <text:p>78-normalized-evencolouring_opt_unit_random6regular_nvert_851.opb</text:p>
          </table:table-cell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111.42" calcext:value-type="float">
            <text:p>111.42</text:p>
          </table:table-cell>
          <table:table-cell office:value-type="string" calcext:value-type="string">
            <text:p>Some_solution_fou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25.4973" calcext:value-type="float">
            <text:p>25.4973</text:p>
          </table:table-cell>
          <table:table-cell table:number-columns-repeated="997"/>
        </table:table-row>
        <table:table-row table:style-name="ro4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79-normalized-clique-coloring-max-clique-n=24-t=2.opb</text:p>
          </table:table-cell>
          <table:table-cell office:value-type="string" calcext:value-type="string">
            <text:p>SAT</text:p>
          </table:table-cell>
          <table:table-cell office:value-type="float" office:value="22" calcext:value-type="float">
            <text:p>22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8-normalized-BA_RDC4.dot_unif_10null10mast_rapportOE1.0_TMAX120_K67_cod1.opb</text:p>
          </table:table-cell>
          <table:table-cell office:value-type="string" calcext:value-type="string">
            <text:p>SAT</text:p>
          </table:table-cell>
          <table:table-cell office:value-type="float" office:value="-42567" calcext:value-type="float">
            <text:p>-42567</text:p>
          </table:table-cell>
          <table:table-cell office:value-type="float" office:value="3588.48" calcext:value-type="float">
            <text:p>3588.48</text:p>
          </table:table-cell>
          <table:table-cell office:value-type="string" calcext:value-type="string">
            <text:p>Some_solution_found</text:p>
          </table:table-cell>
          <table:table-cell office:value-type="float" office:value="-17905" calcext:value-type="float">
            <text:p>-17905</text:p>
          </table:table-cell>
          <table:table-cell office:value-type="float" office:value="100" calcext:value-type="float">
            <text:p>10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6338" calcext:value-type="float">
            <text:p>-16338</text:p>
          </table:table-cell>
          <table:table-cell office:value-type="float" office:value="142" calcext:value-type="float">
            <text:p>142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1749" calcext:value-type="float">
            <text:p>-21749</text:p>
          </table:table-cell>
          <table:table-cell office:value-type="float" office:value="116" calcext:value-type="float">
            <text:p>116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69" calcext:value-type="float">
            <text:p>369</text:p>
          </table:table-cell>
          <table:table-cell/>
          <table:table-cell table:style-name="ce10" office:value-type="string" calcext:value-type="string">
            <text:p>80-normalized-comppebphp_opt_pyrheightequalsnholes_54.opb</text:p>
          </table:table-cell>
          <table:table-cell office:value-type="string" calcext:value-type="string">
            <text:p>OPT</text:p>
          </table:table-cell>
          <table:table-cell office:value-type="float" office:value="1540" calcext:value-type="float">
            <text:p>1540</text:p>
          </table:table-cell>
          <table:table-cell office:value-type="float" office:value="1431.86" calcext:value-type="float">
            <text:p>1431.86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57" calcext:value-type="float">
            <text:p>3600.57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63" calcext:value-type="float">
            <text:p>3600.6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81-normalized-opm2-z7-s2.opb</text:p>
          </table:table-cell>
          <table:table-cell office:value-type="string" calcext:value-type="string">
            <text:p>OPT</text:p>
          </table:table-cell>
          <table:table-cell office:value-type="float" office:value="-10280" calcext:value-type="float">
            <text:p>-10280</text:p>
          </table:table-cell>
          <table:table-cell office:value-type="float" office:value="345.088" calcext:value-type="float">
            <text:p>345.088</text:p>
          </table:table-cell>
          <table:table-cell office:value-type="string" calcext:value-type="string">
            <text:p>Some_solution_found</text:p>
          </table:table-cell>
          <table:table-cell office:value-type="float" office:value="-8142" calcext:value-type="float">
            <text:p>-8142</text:p>
          </table:table-cell>
          <table:table-cell office:value-type="float" office:value="33" calcext:value-type="float">
            <text:p>3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8585" calcext:value-type="float">
            <text:p>-8585</text:p>
          </table:table-cell>
          <table:table-cell office:value-type="float" office:value="22" calcext:value-type="float">
            <text:p>22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9744" calcext:value-type="float">
            <text:p>-9744</text:p>
          </table:table-cell>
          <table:table-cell office:value-type="float" office:value="665" calcext:value-type="float">
            <text:p>66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82-normalized-data4_3.opb</text:p>
          </table:table-cell>
          <table:table-cell office:value-type="string" calcext:value-type="string">
            <text:p>OPT</text:p>
          </table:table-cell>
          <table:table-cell office:value-type="float" office:value="8276" calcext:value-type="float">
            <text:p>827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Optimum_found</text:p>
          </table:table-cell>
          <table:table-cell office:value-type="float" office:value="8276" calcext:value-type="float">
            <text:p>8276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276" calcext:value-type="float">
            <text:p>8276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8276" calcext:value-type="float">
            <text:p>8276</text:p>
          </table:table-cell>
          <table:table-cell office:value-type="float" office:value="6" calcext:value-type="float">
            <text:p>6</text:p>
          </table:table-cell>
          <table:table-cell office:value-type="float" office:value="0.104594" calcext:value-type="float">
            <text:p>0.104594</text:p>
          </table:table-cell>
          <table:table-cell table:number-columns-repeated="997"/>
        </table:table-row>
        <table:table-row table:style-name="ro4"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83-normalized-comppebphp_opt_pyrheightequalsnholes_34.opb</text:p>
          </table:table-cell>
          <table:table-cell office:value-type="string" calcext:value-type="string">
            <text:p>OPT</text:p>
          </table:table-cell>
          <table:table-cell office:value-type="float" office:value="630" calcext:value-type="float">
            <text:p>630</text:p>
          </table:table-cell>
          <table:table-cell office:value-type="float" office:value="178.235" calcext:value-type="float">
            <text:p>178.235</text:p>
          </table:table-cell>
          <table:table-cell office:value-type="string" calcext:value-type="string">
            <text:p>Some_solution_found</text:p>
          </table:table-cell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3600.09" calcext:value-type="float">
            <text:p>3600.09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3600.09" calcext:value-type="float">
            <text:p>3600.09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84-normalized-lo_10x10_003.opb.metafix.opb</text:p>
          </table:table-cell>
          <table:table-cell office:value-type="string" calcext:value-type="string">
            <text:p>OPT</text:p>
          </table:table-cell>
          <table:table-cell office:value-type="float" office:value="50" calcext:value-type="float">
            <text:p>5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374" calcext:value-type="float">
            <text:p>374</text:p>
          </table:table-cell>
          <table:table-cell/>
          <table:table-cell table:style-name="ce10" office:value-type="string" calcext:value-type="string">
            <text:p>85-normalized-pdc.r.opb</text:p>
          </table:table-cell>
          <table:table-cell office:value-type="string" calcext:value-type="string">
            <text:p>OPT</text:p>
          </table:table-cell>
          <table:table-cell office:value-type="float" office:value="94" calcext:value-type="float">
            <text:p>94</text:p>
          </table:table-cell>
          <table:table-cell office:value-type="float" office:value="2.422" calcext:value-type="float">
            <text:p>2.422</text:p>
          </table:table-cell>
          <table:table-cell office:value-type="string" calcext:value-type="string">
            <text:p>Some_solution_found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95" calcext:value-type="float">
            <text:p>95</text:p>
          </table:table-cell>
          <table:table-cell office:value-type="float" office:value="278" calcext:value-type="float">
            <text:p>27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86-normalized-lo_12x12_004.opb.metafix.opb</text:p>
          </table:table-cell>
          <table:table-cell office:value-type="string" calcext:value-type="string">
            <text:p>OPT</text:p>
          </table:table-cell>
          <table:table-cell office:value-type="float" office:value="61" calcext:value-type="float">
            <text:p>61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Optimum_found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.11" calcext:value-type="float">
            <text:p>5.1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7.887" calcext:value-type="float">
            <text:p>17.887</text:p>
          </table:table-cell>
          <table:table-cell table:number-columns-repeated="997"/>
        </table:table-row>
        <table:table-row table:style-name="ro4">
          <table:table-cell office:value-type="float" office:value="376" calcext:value-type="float">
            <text:p>376</text:p>
          </table:table-cell>
          <table:table-cell/>
          <table:table-cell table:style-name="ce10" office:value-type="string" calcext:value-type="string">
            <text:p>87-normalized-single-obj-f27-DC2Loss.seq-B-2-combined-irabcde.opb</text:p>
          </table:table-cell>
          <table:table-cell office:value-type="string" calcext:value-type="string">
            <text:p>OPT</text:p>
          </table:table-cell>
          <table:table-cell office:value-type="float" office:value="721792" calcext:value-type="float">
            <text:p>72179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Optimum_found</text:p>
          </table:table-cell>
          <table:table-cell office:value-type="float" office:value="721792" calcext:value-type="float">
            <text:p>72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21792" calcext:value-type="float">
            <text:p>72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21792" calcext:value-type="float">
            <text:p>721792</text:p>
          </table:table-cell>
          <table:table-cell office:value-type="float" office:value="4" calcext:value-type="float">
            <text:p>4</text:p>
          </table:table-cell>
          <table:table-cell office:value-type="float" office:value="0.002447" calcext:value-type="float">
            <text:p>0.002447</text:p>
          </table:table-cell>
          <table:table-cell table:number-columns-repeated="997"/>
        </table:table-row>
        <table:table-row table:style-name="ro4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88-normalized-50-250-false-45-90-4-2000opt.opb</text:p>
          </table:table-cell>
          <table:table-cell office:value-type="string" calcext:value-type="string">
            <text:p>OPT</text:p>
          </table:table-cell>
          <table:table-cell office:value-type="float" office:value="-167" calcext:value-type="float">
            <text:p>-167</text:p>
          </table:table-cell>
          <table:table-cell office:value-type="float" office:value="3.154" calcext:value-type="float">
            <text:p>3.154</text:p>
          </table:table-cell>
          <table:table-cell office:value-type="string" calcext:value-type="string">
            <text:p>Optimum_found</text:p>
          </table:table-cell>
          <table:table-cell office:value-type="float" office:value="-167" calcext:value-type="float">
            <text:p>-167</text:p>
          </table:table-cell>
          <table:table-cell office:value-type="float" office:value="19" calcext:value-type="float">
            <text:p>19</text:p>
          </table:table-cell>
          <table:table-cell office:value-type="float" office:value="9.86" calcext:value-type="float">
            <text:p>9.8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7" calcext:value-type="float">
            <text:p>-167</text:p>
          </table:table-cell>
          <table:table-cell office:value-type="float" office:value="21" calcext:value-type="float">
            <text:p>21</text:p>
          </table:table-cell>
          <table:table-cell office:value-type="float" office:value="16.66" calcext:value-type="float">
            <text:p>16.6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67" calcext:value-type="float">
            <text:p>-167</text:p>
          </table:table-cell>
          <table:table-cell office:value-type="float" office:value="70" calcext:value-type="float">
            <text:p>70</text:p>
          </table:table-cell>
          <table:table-cell office:value-type="float" office:value="19.0002" calcext:value-type="float">
            <text:p>19.0002</text:p>
          </table:table-cell>
          <table:table-cell table:number-columns-repeated="997"/>
        </table:table-row>
        <table:table-row table:style-name="ro4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89-normalized-single-obj-f1-DataDisplay_0_order4.seq-A-3-2-irabcde.opb</text:p>
          </table:table-cell>
          <table:table-cell office:value-type="string" calcext:value-type="string">
            <text:p>OPT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Optimum_found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1" calcext:value-type="float">
            <text:p>1</text:p>
          </table:table-cell>
          <table:table-cell office:value-type="float" office:value="0.005027" calcext:value-type="float">
            <text:p>0.005027</text:p>
          </table:table-cell>
          <table:table-cell table:number-columns-repeated="997"/>
        </table:table-row>
        <table:table-row table:style-name="ro4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9-Init-x2-i8_pp_100.opb</text:p>
          </table:table-cell>
          <table:table-cell office:value-type="string" calcext:value-type="string">
            <text:p>OPT</text:p>
          </table:table-cell>
          <table:table-cell office:value-type="float" office:value="2252" calcext:value-type="float">
            <text:p>2252</text:p>
          </table:table-cell>
          <table:table-cell office:value-type="float" office:value="0.382" calcext:value-type="float">
            <text:p>0.382</text:p>
          </table:table-cell>
          <table:table-cell office:value-type="string" calcext:value-type="string">
            <text:p>Optimum_found</text:p>
          </table:table-cell>
          <table:table-cell office:value-type="float" office:value="2252" calcext:value-type="float">
            <text:p>2252</text:p>
          </table:table-cell>
          <table:table-cell office:value-type="float" office:value="6" calcext:value-type="float">
            <text:p>6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52" calcext:value-type="float">
            <text:p>2252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252" calcext:value-type="float">
            <text:p>2252</text:p>
          </table:table-cell>
          <table:table-cell office:value-type="float" office:value="60" calcext:value-type="float">
            <text:p>60</text:p>
          </table:table-cell>
          <table:table-cell office:value-type="float" office:value="0.377953" calcext:value-type="float">
            <text:p>0.377953</text:p>
          </table:table-cell>
          <table:table-cell table:number-columns-repeated="997"/>
        </table:table-row>
        <table:table-row table:style-name="ro4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90-normalized-rand0a62b6.cudf.paranoid.opb</text:p>
          </table:table-cell>
          <table:table-cell office:value-type="string" calcext:value-type="string">
            <text:p>OPT</text:p>
          </table:table-cell>
          <table:table-cell office:value-type="float" office:value="6943" calcext:value-type="float">
            <text:p>6943</text:p>
          </table:table-cell>
          <table:table-cell office:value-type="float" office:value="0.347" calcext:value-type="float">
            <text:p>0.347</text:p>
          </table:table-cell>
          <table:table-cell office:value-type="string" calcext:value-type="string">
            <text:p>Optimum_found</text:p>
          </table:table-cell>
          <table:table-cell office:value-type="float" office:value="6943" calcext:value-type="float">
            <text:p>6943</text:p>
          </table:table-cell>
          <table:table-cell office:value-type="float" office:value="23" calcext:value-type="float">
            <text:p>23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943" calcext:value-type="float">
            <text:p>6943</text:p>
          </table:table-cell>
          <table:table-cell office:value-type="float" office:value="20" calcext:value-type="float">
            <text:p>20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943" calcext:value-type="float">
            <text:p>6943</text:p>
          </table:table-cell>
          <table:table-cell office:value-type="float" office:value="802" calcext:value-type="float">
            <text:p>802</text:p>
          </table:table-cell>
          <table:table-cell office:value-type="float" office:value="2.39634" calcext:value-type="float">
            <text:p>2.39634</text:p>
          </table:table-cell>
          <table:table-cell table:number-columns-repeated="997"/>
        </table:table-row>
        <table:table-row table:style-name="ro4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91-normalized-simp-nonunif-100_100.11.opb</text:p>
          </table:table-cell>
          <table:table-cell office:value-type="string" calcext:value-type="string">
            <text:p>OPT</text:p>
          </table:table-cell>
          <table:table-cell office:value-type="float" office:value="38" calcext:value-type="float">
            <text:p>38</text:p>
          </table:table-cell>
          <table:table-cell office:value-type="float" office:value="3.978" calcext:value-type="float">
            <text:p>3.978</text:p>
          </table:table-cell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9.35" calcext:value-type="float">
            <text:p>19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3.64" calcext:value-type="float">
            <text:p>23.6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7.3428" calcext:value-type="float">
            <text:p>27.3428</text:p>
          </table:table-cell>
          <table:table-cell table:number-columns-repeated="997"/>
        </table:table-row>
        <table:table-row table:style-name="ro4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93-normalized-ss97-6.opb</text:p>
          </table:table-cell>
          <table:table-cell office:value-type="string" calcext:value-type="string">
            <text:p>OPT</text:p>
          </table:table-cell>
          <table:table-cell office:value-type="float" office:value="304" calcext:value-type="float">
            <text:p>30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 office:value-type="float" office:value="0.109183" calcext:value-type="float">
            <text:p>0.109183</text:p>
          </table:table-cell>
          <table:table-cell table:number-columns-repeated="997"/>
        </table:table-row>
        <table:table-row table:style-name="ro4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94-normalized-50-250-false-45-90-4-4000opt.opb</text:p>
          </table:table-cell>
          <table:table-cell office:value-type="string" calcext:value-type="string">
            <text:p>OPT</text:p>
          </table:table-cell>
          <table:table-cell office:value-type="float" office:value="-164" calcext:value-type="float">
            <text:p>-164</text:p>
          </table:table-cell>
          <table:table-cell office:value-type="float" office:value="1.849" calcext:value-type="float">
            <text:p>1.849</text:p>
          </table:table-cell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22" calcext:value-type="float">
            <text:p>22</text:p>
          </table:table-cell>
          <table:table-cell office:value-type="float" office:value="13.64" calcext:value-type="float">
            <text:p>13.6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21" calcext:value-type="float">
            <text:p>21</text:p>
          </table:table-cell>
          <table:table-cell office:value-type="float" office:value="17.58" calcext:value-type="float">
            <text:p>17.5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64" calcext:value-type="float">
            <text:p>-164</text:p>
          </table:table-cell>
          <table:table-cell office:value-type="float" office:value="66" calcext:value-type="float">
            <text:p>66</text:p>
          </table:table-cell>
          <table:table-cell office:value-type="float" office:value="9.77187" calcext:value-type="float">
            <text:p>9.77187</text:p>
          </table:table-cell>
          <table:table-cell table:number-columns-repeated="997"/>
        </table:table-row>
        <table:table-row table:style-name="ro4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96-normalized-autocorr_bern50-06.lin.opb</text:p>
          </table:table-cell>
          <table:table-cell office:value-type="string" calcext:value-type="string">
            <text:p>SAT</text:p>
          </table:table-cell>
          <table:table-cell office:value-type="float" office:value="-270" calcext:value-type="float">
            <text:p>-270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-267" calcext:value-type="float">
            <text:p>-267</text:p>
          </table:table-cell>
          <table:table-cell office:value-type="float" office:value="20" calcext:value-type="float">
            <text:p>2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66" calcext:value-type="float">
            <text:p>-266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70" calcext:value-type="float">
            <text:p>-270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97-normalized-fx84.opb</text:p>
          </table:table-cell>
          <table:table-cell office:value-type="string" calcext:value-type="string">
            <text:p>OPT</text:p>
          </table:table-cell>
          <table:table-cell office:value-type="float" office:value="8" calcext:value-type="float">
            <text:p>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.18" calcext:value-type="float">
            <text:p>10.1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9672" calcext:value-type="float">
            <text:p>0.59672</text:p>
          </table:table-cell>
          <table:table-cell table:style-name="ce119" table:number-columns-repeated="997"/>
        </table:table-row>
        <table:table-row table:style-name="ro1">
          <table:table-cell table:style-name="Default" table:number-columns-repeated="20"/>
          <table:table-cell table:number-columns-repeated="997"/>
        </table:table-row>
        <table:table-row table:style-name="ro2">
          <table:table-cell table:style-name="Default" table:number-columns-repeated="2"/>
          <table:table-cell table:style-name="ce120" office:value-type="string" calcext:value-type="string">
            <text:p>#Solved</text:p>
          </table:table-cell>
          <table:table-cell table:style-name="Default" table:number-columns-repeated="3"/>
          <table:table-cell table:style-name="ce8" table:formula="of:=COUNTIF([.G5:.G389]; &quot;=Optimum_found&quot;) + COUNTIF([.G5:.G389]; &quot;=infeasible&quot;)" office:value-type="float" office:value="150" calcext:value-type="float">
            <text:p>150</text:p>
          </table:table-cell>
          <table:table-cell table:style-name="Default" table:number-columns-repeated="4"/>
          <table:table-cell table:style-name="ce8" table:formula="of:=COUNTIF([.L5:.L389]; &quot;=Optimum_found&quot;) + COUNTIF([.L5:.L389]; &quot;=infeasible&quot;)" office:value-type="float" office:value="156" calcext:value-type="float">
            <text:p>156</text:p>
          </table:table-cell>
          <table:table-cell table:style-name="Default" table:number-columns-repeated="4"/>
          <table:table-cell table:style-name="ce8" table:formula="of:=COUNTIF([.Q5:.Q389]; &quot;=OPT&quot;) + COUNTIF([.Q5:.Q389]; &quot;=UNSAT&quot;)" office:value-type="float" office:value="156" calcext:value-type="float">
            <text:p>156</text:p>
          </table:table-cell>
          <table:table-cell table:style-name="Default" table:number-columns-repeated="3"/>
          <table:table-cell table:number-columns-repeated="997"/>
        </table:table-row>
      </table:table>
      <table:table table:name="Interval (LB, UB) of Solution Value" table:style-name="ta1">
        <office:forms form:automatic-focus="false" form:apply-design-mode="false"/>
        <table:table-column table:style-name="co7" table:default-cell-style-name="ce8"/>
        <table:table-column table:style-name="co1" table:number-columns-repeated="5" table:default-cell-style-name="Default"/>
        <table:table-column table:style-name="co8" table:default-cell-style-name="ce8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ce14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39"/>
        <table:table-column table:style-name="co11" table:default-cell-style-name="Default"/>
        <table:table-column table:style-name="co16" table:default-cell-style-name="Default"/>
        <table:table-column table:style-name="co1" table:number-columns-repeated="1006" table:default-cell-style-name="Default"/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5">
          <table:table-cell table:style-name="Default"/>
          <table:table-cell/>
          <table:table-cell table:style-name="ce45" office:value-type="string" calcext:value-type="string">
            <text:p>Symbolic Solver</text:p>
          </table:table-cell>
          <table:table-cell table:style-name="ce126" table:number-columns-repeated="4"/>
          <table:table-cell table:style-name="ce52" office:value-type="string" calcext:value-type="string" table:number-columns-spanned="5" table:number-rows-spanned="1">
            <text:p>Last solution</text:p>
            <text:p>(of the original minimization problem)</text:p>
          </table:table-cell>
          <table:covered-table-cell table:style-name="ce132"/>
          <table:covered-table-cell table:number-columns-repeated="3" table:style-name="ce134"/>
          <table:table-cell table:style-name="ce64" office:value-type="string" calcext:value-type="string" table:number-columns-spanned="5" table:number-rows-spanned="1">
            <text:p>Last lemma if It exists after last solution found</text:p>
          </table:table-cell>
          <table:covered-table-cell table:number-columns-repeated="3" table:style-name="ce134"/>
          <table:covered-table-cell/>
          <table:table-cell table:number-columns-repeated="1007"/>
        </table:table-row>
        <table:table-row table:style-name="ro6">
          <table:table-cell table:style-name="ce43" table:number-columns-repeated="3"/>
          <table:table-cell table:style-name="ce47" office:value-type="string" calcext:value-type="string">
            <text:p>Status</text:p>
          </table:table-cell>
          <table:table-cell table:style-name="ce49" office:value-type="string" calcext:value-type="string">
            <text:p>#Solutions</text:p>
          </table:table-cell>
          <table:table-cell table:style-name="ce50" office:value-type="string" calcext:value-type="string">
            <text:p>Solving Time</text:p>
          </table:table-cell>
          <table:table-cell table:style-name="ce50" office:value-type="string" calcext:value-type="string">
            <text:p><text:span text:style-name="T3">  #Times that UB of Objective constraint’s Degree is Improved</text:span><text:span text:style-name="T4"> </text:span>from Symbolic Lemmas</text:p>
          </table:table-cell>
          <table:table-cell table:style-name="ce53" office:value-type="string" calcext:value-type="string">
            <text:p>Best COST so far</text:p>
            <text:p>(it will be next updated UB of cost</text:p>
            <text:p>In original minimization problem)</text:p>
          </table:table-cell>
          <table:table-cell table:style-name="ce55" office:value-type="string" calcext:value-type="string">
            <text:p>Cost <text:span text:style-name="T5">LB</text:span></text:p>
          </table:table-cell>
          <table:table-cell table:style-name="ce55" office:value-type="string" calcext:value-type="string">
            <text:p>Cost <text:span text:style-name="T5">UB</text:span></text:p>
          </table:table-cell>
          <table:table-cell table:style-name="ce55" office:value-type="string" calcext:value-type="string">
            <text:p>Distance</text:p>
            <text:p>(BestCost – LB)</text:p>
          </table:table-cell>
          <table:table-cell table:style-name="ce55" office:value-type="string" calcext:value-type="string">
            <text:p>Solving Time(s).</text:p>
            <text:p>@Last solution </text:p>
            <text:p>Found</text:p>
          </table:table-cell>
          <table:table-cell table:style-name="ce55" office:value-type="string" calcext:value-type="string">
            <text:p>Cost <text:span text:style-name="T5">LB</text:span></text:p>
          </table:table-cell>
          <table:table-cell table:style-name="ce55" office:value-type="string" calcext:value-type="string">
            <text:p>Cost <text:span text:style-name="T5">UB</text:span></text:p>
          </table:table-cell>
          <table:table-cell table:style-name="ce55" office:value-type="string" calcext:value-type="string">
            <text:p>Distance</text:p>
            <text:p>(UB – LB)</text:p>
          </table:table-cell>
          <table:table-cell table:style-name="ce53" office:value-type="string" calcext:value-type="string">
            <text:p>Solving Time(s).@Last lemma</text:p>
            <text:p>From which Cost Interval [LB,UB] is decreased</text:p>
          </table:table-cell>
          <table:table-cell table:style-name="ce50" office:value-type="string" calcext:value-type="string">
            <text:p>ID of Considered 87 hard Benchmarks for [LB, UB] </text:p>
          </table:table-cell>
          <table:table-cell table:style-name="ce66" office:value-type="string" calcext:value-type="string">
            <text:p>Size of Last Interval /</text:p>
            <text:p>Size Interval of Last Solution *100</text:p>
          </table:table-cell>
          <table:table-cell table:style-name="ce43" table:number-columns-repeated="1004"/>
          <table:table-cell table:style-name="ce70" table:number-columns-repeated="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119"/>
          <table:table-cell table:style-name="ce119" office:value-type="string" calcext:value-type="string">
            <text:p>10-normalized-mul_8_3_shg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3600.02" calcext:value-type="float">
            <text:p>3600.02</text:p>
          </table:table-cell>
          <table:table-cell table:style-name="ce23" office:value-type="float" office:value="16" calcext:value-type="float">
            <text:p>16</text:p>
          </table:table-cell>
          <table:table-cell table:style-name="ce119" office:value-type="float" office:value="44" calcext:value-type="float">
            <text:p>44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45" calcext:value-type="float">
            <text:p>45</text:p>
          </table:table-cell>
          <table:table-cell table:style-name="ce119" table:formula="of:=[.H5]-[.I5]" office:value-type="float" office:value="28" calcext:value-type="float">
            <text:p>28</text:p>
          </table:table-cell>
          <table:table-cell table:style-name="ce135" office:value-type="float" office:value="1651.73" calcext:value-type="float">
            <text:p>1651.7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44" calcext:value-type="float">
            <text:p>44</text:p>
          </table:table-cell>
          <table:table-cell table:style-name="ce119" table:formula="of:=[.N5]-[.M5]" office:value-type="float" office:value="25" calcext:value-type="float">
            <text:p>25</text:p>
          </table:table-cell>
          <table:table-cell table:style-name="ce135" office:value-type="float" office:value="3587.42" calcext:value-type="float">
            <text:p>3587.4</text:p>
          </table:table-cell>
          <table:table-cell table:style-name="ce23" office:value-type="float" office:value="1" calcext:value-type="float">
            <text:p>1</text:p>
          </table:table-cell>
          <table:table-cell table:style-name="ce165" table:formula="of:=[.O5]/[.K5]" office:value-type="percentage" office:value="0.892857142857143" calcext:value-type="percentage">
            <text:p>89.2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119"/>
          <table:table-cell table:style-name="ce119" office:value-type="string" calcext:value-type="string">
            <text:p>101-normalized-fir06_trarea_ac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0" calcext:value-type="float">
            <text:p>40</text:p>
          </table:table-cell>
          <table:table-cell table:style-name="ce119" office:value-type="float" office:value="34333" calcext:value-type="float">
            <text:p>34333</text:p>
          </table:table-cell>
          <table:table-cell table:style-name="ce119" office:value-type="float" office:value="25939" calcext:value-type="float">
            <text:p>25939</text:p>
          </table:table-cell>
          <table:table-cell table:style-name="ce119" office:value-type="float" office:value="34624" calcext:value-type="float">
            <text:p>34624</text:p>
          </table:table-cell>
          <table:table-cell table:style-name="ce119" table:formula="of:=[.H6]-[.I6]" office:value-type="float" office:value="8394" calcext:value-type="float">
            <text:p>8394</text:p>
          </table:table-cell>
          <table:table-cell table:style-name="ce135" office:value-type="float" office:value="1487.52" calcext:value-type="float">
            <text:p>1487.5</text:p>
          </table:table-cell>
          <table:table-cell table:style-name="ce119" office:value-type="float" office:value="27090" calcext:value-type="float">
            <text:p>27090</text:p>
          </table:table-cell>
          <table:table-cell table:style-name="ce119" office:value-type="float" office:value="34333" calcext:value-type="float">
            <text:p>34333</text:p>
          </table:table-cell>
          <table:table-cell table:style-name="ce119" table:formula="of:=[.N6]-[.M6]" office:value-type="float" office:value="7243" calcext:value-type="float">
            <text:p>7243</text:p>
          </table:table-cell>
          <table:table-cell table:style-name="ce135" office:value-type="float" office:value="3436.34" calcext:value-type="float">
            <text:p>3436.3</text:p>
          </table:table-cell>
          <table:table-cell table:style-name="ce23" office:value-type="float" office:value="2" calcext:value-type="float">
            <text:p>2</text:p>
          </table:table-cell>
          <table:table-cell table:style-name="ce165" table:formula="of:=[.O6]/[.K6]" office:value-type="percentage" office:value="0.862878246366452" calcext:value-type="percentage">
            <text:p>86.2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119"/>
          <table:table-cell table:style-name="ce119" office:value-type="string" calcext:value-type="string">
            <text:p>112-normalized-injcomp_opt_3layers_maxfirst_lastlayerdiv2_size_3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" calcext:value-type="float">
            <text:p>2</text:p>
          </table:table-cell>
          <table:table-cell table:style-name="ce119" office:value-type="float" office:value="-15" calcext:value-type="float">
            <text:p>-15</text:p>
          </table:table-cell>
          <table:table-cell table:style-name="ce119" office:value-type="float" office:value="-961" calcext:value-type="float">
            <text:p>-961</text:p>
          </table:table-cell>
          <table:table-cell table:style-name="ce119" office:value-type="float" office:value="0" calcext:value-type="float">
            <text:p>0</text:p>
          </table:table-cell>
          <table:table-cell table:style-name="ce119" table:formula="of:=[.H7]-[.I7]" office:value-type="float" office:value="946" calcext:value-type="float">
            <text:p>946</text:p>
          </table:table-cell>
          <table:table-cell table:style-name="ce136" office:value-type="float" office:value="0.013588" calcext:value-type="float">
            <text:p>0.014</text:p>
          </table:table-cell>
          <table:table-cell table:style-name="ce119" office:value-type="float" office:value="-541" calcext:value-type="float">
            <text:p>-541</text:p>
          </table:table-cell>
          <table:table-cell table:style-name="ce119" office:value-type="float" office:value="-15" calcext:value-type="float">
            <text:p>-15</text:p>
          </table:table-cell>
          <table:table-cell table:style-name="ce119" table:formula="of:=[.N7]-[.M7]" office:value-type="float" office:value="526" calcext:value-type="float">
            <text:p>526</text:p>
          </table:table-cell>
          <table:table-cell table:style-name="ce135" office:value-type="float" office:value="74.3598" calcext:value-type="float">
            <text:p>74.4</text:p>
          </table:table-cell>
          <table:table-cell table:style-name="ce23" office:value-type="float" office:value="3" calcext:value-type="float">
            <text:p>3</text:p>
          </table:table-cell>
          <table:table-cell table:style-name="ce165" table:formula="of:=[.O7]/[.K7]" office:value-type="percentage" office:value="0.556025369978858" calcext:value-type="percentage">
            <text:p>55.6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6" calcext:value-type="float">
            <text:p>16</text:p>
          </table:table-cell>
          <table:table-cell table:style-name="ce119"/>
          <table:table-cell table:style-name="ce119" office:value-type="string" calcext:value-type="string">
            <text:p>119-normalized-frb40-19-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9" calcext:value-type="float">
            <text:p>19</text:p>
          </table:table-cell>
          <table:table-cell table:style-name="ce119" office:value-type="float" office:value="-35" calcext:value-type="float">
            <text:p>-35</text:p>
          </table:table-cell>
          <table:table-cell table:style-name="ce119" office:value-type="float" office:value="-739" calcext:value-type="float">
            <text:p>-739</text:p>
          </table:table-cell>
          <table:table-cell table:style-name="ce119" office:value-type="float" office:value="-34" calcext:value-type="float">
            <text:p>-34</text:p>
          </table:table-cell>
          <table:table-cell table:style-name="ce119" table:formula="of:=[.H8]-[.I8]" office:value-type="float" office:value="704" calcext:value-type="float">
            <text:p>704</text:p>
          </table:table-cell>
          <table:table-cell table:style-name="ce135" office:value-type="float" office:value="814.537" calcext:value-type="float">
            <text:p>814.5</text:p>
          </table:table-cell>
          <table:table-cell table:style-name="ce119" office:value-type="float" office:value="-736" calcext:value-type="float">
            <text:p>-736</text:p>
          </table:table-cell>
          <table:table-cell table:style-name="ce119" office:value-type="float" office:value="-35" calcext:value-type="float">
            <text:p>-35</text:p>
          </table:table-cell>
          <table:table-cell table:style-name="ce119" table:formula="of:=[.N8]-[.M8]" office:value-type="float" office:value="701" calcext:value-type="float">
            <text:p>701</text:p>
          </table:table-cell>
          <table:table-cell table:style-name="ce135" office:value-type="float" office:value="2554.32" calcext:value-type="float">
            <text:p>2554.3</text:p>
          </table:table-cell>
          <table:table-cell table:style-name="ce23" office:value-type="float" office:value="4" calcext:value-type="float">
            <text:p>4</text:p>
          </table:table-cell>
          <table:table-cell table:style-name="ce165" table:formula="of:=[.O8]/[.K8]" office:value-type="percentage" office:value="0.995738636363636" calcext:value-type="percentage">
            <text:p>99.57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119"/>
          <table:table-cell table:style-name="ce119" office:value-type="string" calcext:value-type="string">
            <text:p>121-normalized-Generated_notes_20140709_1000_0.10-02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8" calcext:value-type="float">
            <text:p>28</text:p>
          </table:table-cell>
          <table:table-cell table:style-name="ce119" office:value-type="float" office:value="3601" calcext:value-type="float">
            <text:p>3601</text:p>
          </table:table-cell>
          <table:table-cell table:style-name="ce23" office:value-type="float" office:value="405" calcext:value-type="float">
            <text:p>405</text:p>
          </table:table-cell>
          <table:table-cell table:style-name="ce119" office:value-type="float" office:value="-61039" calcext:value-type="float">
            <text:p>-61039</text:p>
          </table:table-cell>
          <table:table-cell table:style-name="ce119" office:value-type="float" office:value="-16483994" calcext:value-type="float">
            <text:p>-16483994</text:p>
          </table:table-cell>
          <table:table-cell table:style-name="ce119" office:value-type="float" office:value="-61021" calcext:value-type="float">
            <text:p>-61021</text:p>
          </table:table-cell>
          <table:table-cell table:style-name="ce119" table:formula="of:=[.H9]-[.I9]" office:value-type="float" office:value="16422955" calcext:value-type="float">
            <text:p>16422955</text:p>
          </table:table-cell>
          <table:table-cell table:style-name="ce135" office:value-type="float" office:value="1793.46" calcext:value-type="float">
            <text:p>1793.5</text:p>
          </table:table-cell>
          <table:table-cell table:style-name="ce119" office:value-type="float" office:value="-9932767" calcext:value-type="float">
            <text:p>-9932767</text:p>
          </table:table-cell>
          <table:table-cell table:style-name="ce119" office:value-type="float" office:value="-61039" calcext:value-type="float">
            <text:p>-61039</text:p>
          </table:table-cell>
          <table:table-cell table:style-name="ce119" table:formula="of:=[.N9]-[.M9]" office:value-type="float" office:value="9871728" calcext:value-type="float">
            <text:p>9871728</text:p>
          </table:table-cell>
          <table:table-cell table:style-name="ce135" office:value-type="float" office:value="2514.2" calcext:value-type="float">
            <text:p>2514.2</text:p>
          </table:table-cell>
          <table:table-cell table:style-name="ce23" office:value-type="float" office:value="5" calcext:value-type="float">
            <text:p>5</text:p>
          </table:table-cell>
          <table:table-cell table:style-name="ce165" table:formula="of:=[.O9]/[.K9]" office:value-type="percentage" office:value="0.601093286804963" calcext:value-type="percentage">
            <text:p>60.1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3" calcext:value-type="float">
            <text:p>33</text:p>
          </table:table-cell>
          <table:table-cell table:style-name="ce119"/>
          <table:table-cell table:style-name="ce119" office:value-type="string" calcext:value-type="string">
            <text:p>139-normalized-fir08_trarea_ac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9" calcext:value-type="float">
            <text:p>29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" calcext:value-type="float">
            <text:p>2</text:p>
          </table:table-cell>
          <table:table-cell table:style-name="ce119" office:value-type="float" office:value="83805" calcext:value-type="float">
            <text:p>83805</text:p>
          </table:table-cell>
          <table:table-cell table:style-name="ce119" office:value-type="float" office:value="5430" calcext:value-type="float">
            <text:p>5430</text:p>
          </table:table-cell>
          <table:table-cell table:style-name="ce119" office:value-type="float" office:value="85946" calcext:value-type="float">
            <text:p>85946</text:p>
          </table:table-cell>
          <table:table-cell table:style-name="ce119" table:formula="of:=[.H10]-[.I10]" office:value-type="float" office:value="78375" calcext:value-type="float">
            <text:p>78375</text:p>
          </table:table-cell>
          <table:table-cell table:style-name="ce135" office:value-type="float" office:value="1306.78" calcext:value-type="float">
            <text:p>1306.8</text:p>
          </table:table-cell>
          <table:table-cell table:style-name="ce119" office:value-type="float" office:value="5711" calcext:value-type="float">
            <text:p>5711</text:p>
          </table:table-cell>
          <table:table-cell table:style-name="ce119" office:value-type="float" office:value="83805" calcext:value-type="float">
            <text:p>83805</text:p>
          </table:table-cell>
          <table:table-cell table:style-name="ce119" table:formula="of:=[.N10]-[.M10]" office:value-type="float" office:value="78094" calcext:value-type="float">
            <text:p>78094</text:p>
          </table:table-cell>
          <table:table-cell table:style-name="ce135" office:value-type="float" office:value="3591.9" calcext:value-type="float">
            <text:p>3591.9</text:p>
          </table:table-cell>
          <table:table-cell table:style-name="ce23" office:value-type="float" office:value="6" calcext:value-type="float">
            <text:p>6</text:p>
          </table:table-cell>
          <table:table-cell table:style-name="ce165" table:formula="of:=[.O10]/[.K10]" office:value-type="percentage" office:value="0.996414673046252" calcext:value-type="percentage">
            <text:p>99.64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4" calcext:value-type="float">
            <text:p>34</text:p>
          </table:table-cell>
          <table:table-cell table:style-name="ce119"/>
          <table:table-cell table:style-name="ce119" office:value-type="string" calcext:value-type="string">
            <text:p>14-normalized-m4.r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73" calcext:value-type="float">
            <text:p>73</text:p>
          </table:table-cell>
          <table:table-cell table:style-name="ce119" office:value-type="float" office:value="98" calcext:value-type="float">
            <text:p>98</text:p>
          </table:table-cell>
          <table:table-cell table:style-name="ce119" office:value-type="float" office:value="74" calcext:value-type="float">
            <text:p>74</text:p>
          </table:table-cell>
          <table:table-cell table:style-name="ce119" office:value-type="float" office:value="99" calcext:value-type="float">
            <text:p>99</text:p>
          </table:table-cell>
          <table:table-cell table:style-name="ce119" table:formula="of:=[.H11]-[.I11]" office:value-type="float" office:value="24" calcext:value-type="float">
            <text:p>24</text:p>
          </table:table-cell>
          <table:table-cell table:style-name="ce135" office:value-type="float" office:value="1167.79" calcext:value-type="float">
            <text:p>1167.8</text:p>
          </table:table-cell>
          <table:table-cell table:style-name="ce119" office:value-type="float" office:value="76" calcext:value-type="float">
            <text:p>76</text:p>
          </table:table-cell>
          <table:table-cell table:style-name="ce119" office:value-type="float" office:value="98" calcext:value-type="float">
            <text:p>98</text:p>
          </table:table-cell>
          <table:table-cell table:style-name="ce119" table:formula="of:=[.N11]-[.M11]" office:value-type="float" office:value="22" calcext:value-type="float">
            <text:p>22</text:p>
          </table:table-cell>
          <table:table-cell table:style-name="ce135" office:value-type="float" office:value="3406.11" calcext:value-type="float">
            <text:p>3406.1</text:p>
          </table:table-cell>
          <table:table-cell table:style-name="ce23" office:value-type="float" office:value="7" calcext:value-type="float">
            <text:p>7</text:p>
          </table:table-cell>
          <table:table-cell table:style-name="ce165" table:formula="of:=[.O11]/[.K11]" office:value-type="percentage" office:value="0.916666666666667" calcext:value-type="percentage">
            <text:p>91.67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6" calcext:value-type="float">
            <text:p>36</text:p>
          </table:table-cell>
          <table:table-cell table:style-name="ce119"/>
          <table:table-cell table:style-name="ce119" office:value-type="string" calcext:value-type="string">
            <text:p>141-normalized-vertexcover_opt_grid_evenrowoddcolsquare_dim_10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4884" calcext:value-type="float">
            <text:p>4884</text:p>
          </table:table-cell>
          <table:table-cell table:style-name="ce119" office:value-type="float" office:value="5100" calcext:value-type="float">
            <text:p>5100</text:p>
          </table:table-cell>
          <table:table-cell table:style-name="ce119" office:value-type="float" office:value="823" calcext:value-type="float">
            <text:p>823</text:p>
          </table:table-cell>
          <table:table-cell table:style-name="ce119" office:value-type="float" office:value="5254" calcext:value-type="float">
            <text:p>5254</text:p>
          </table:table-cell>
          <table:table-cell table:style-name="ce119" table:formula="of:=[.H12]-[.I12]" office:value-type="float" office:value="4277" calcext:value-type="float">
            <text:p>4277</text:p>
          </table:table-cell>
          <table:table-cell table:style-name="ce135" office:value-type="float" office:value="9.57549" calcext:value-type="float">
            <text:p>9.6</text:p>
          </table:table-cell>
          <table:table-cell table:style-name="ce119" office:value-type="float" office:value="4956" calcext:value-type="float">
            <text:p>4956</text:p>
          </table:table-cell>
          <table:table-cell table:style-name="ce119" office:value-type="float" office:value="5100" calcext:value-type="float">
            <text:p>5100</text:p>
          </table:table-cell>
          <table:table-cell table:style-name="ce119" table:formula="of:=[.N12]-[.M12]" office:value-type="float" office:value="144" calcext:value-type="float">
            <text:p>144</text:p>
          </table:table-cell>
          <table:table-cell table:style-name="ce135" office:value-type="float" office:value="1400.26" calcext:value-type="float">
            <text:p>1400.3</text:p>
          </table:table-cell>
          <table:table-cell table:style-name="ce23" office:value-type="float" office:value="8" calcext:value-type="float">
            <text:p>8</text:p>
          </table:table-cell>
          <table:table-cell table:style-name="ce165" table:formula="of:=[.O12]/[.K12]" office:value-type="percentage" office:value="0.0336684592003741" calcext:value-type="percentage">
            <text:p>3.37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8" calcext:value-type="float">
            <text:p>38</text:p>
          </table:table-cell>
          <table:table-cell table:style-name="ce119"/>
          <table:table-cell table:style-name="ce119" office:value-type="string" calcext:value-type="string">
            <text:p>143-normalized-g15x15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36" calcext:value-type="float">
            <text:p>36</text:p>
          </table:table-cell>
          <table:table-cell table:style-name="ce119" office:value-type="float" office:value="56" calcext:value-type="float">
            <text:p>56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57" calcext:value-type="float">
            <text:p>57</text:p>
          </table:table-cell>
          <table:table-cell table:style-name="ce119" table:formula="of:=[.H13]-[.I13]" office:value-type="float" office:value="22" calcext:value-type="float">
            <text:p>22</text:p>
          </table:table-cell>
          <table:table-cell table:style-name="ce135" office:value-type="float" office:value="409.357" calcext:value-type="float">
            <text:p>409.4</text:p>
          </table:table-cell>
          <table:table-cell table:style-name="ce119" office:value-type="float" office:value="38" calcext:value-type="float">
            <text:p>38</text:p>
          </table:table-cell>
          <table:table-cell table:style-name="ce119" office:value-type="float" office:value="56" calcext:value-type="float">
            <text:p>56</text:p>
          </table:table-cell>
          <table:table-cell table:style-name="ce119" table:formula="of:=[.N13]-[.M13]" office:value-type="float" office:value="18" calcext:value-type="float">
            <text:p>18</text:p>
          </table:table-cell>
          <table:table-cell table:style-name="ce135" office:value-type="float" office:value="1197.26" calcext:value-type="float">
            <text:p>1197.3</text:p>
          </table:table-cell>
          <table:table-cell table:style-name="ce23" office:value-type="float" office:value="9" calcext:value-type="float">
            <text:p>9</text:p>
          </table:table-cell>
          <table:table-cell table:style-name="ce165" table:formula="of:=[.O13]/[.K13]" office:value-type="percentage" office:value="0.818181818181818" calcext:value-type="percentage">
            <text:p>81.8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42" calcext:value-type="float">
            <text:p>42</text:p>
          </table:table-cell>
          <table:table-cell table:style-name="ce119"/>
          <table:table-cell table:style-name="ce119" office:value-type="string" calcext:value-type="string">
            <text:p>147-normalized-30:30:4.5:0.95:10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54" calcext:value-type="float">
            <text:p>54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55" calcext:value-type="float">
            <text:p>55</text:p>
          </table:table-cell>
          <table:table-cell table:style-name="ce119" office:value-type="float" office:value="207" calcext:value-type="float">
            <text:p>207</text:p>
          </table:table-cell>
          <table:table-cell table:style-name="ce119" office:value-type="float" office:value="-2256" calcext:value-type="float">
            <text:p>-2256</text:p>
          </table:table-cell>
          <table:table-cell table:style-name="ce119" office:value-type="float" office:value="208" calcext:value-type="float">
            <text:p>208</text:p>
          </table:table-cell>
          <table:table-cell table:style-name="ce119" table:formula="of:=[.H14]-[.I14]" office:value-type="float" office:value="2463" calcext:value-type="float">
            <text:p>2463</text:p>
          </table:table-cell>
          <table:table-cell table:style-name="ce135" office:value-type="float" office:value="3076.14" calcext:value-type="float">
            <text:p>3076.1</text:p>
          </table:table-cell>
          <table:table-cell table:style-name="ce119" office:value-type="float" office:value="-2228" calcext:value-type="float">
            <text:p>-2228</text:p>
          </table:table-cell>
          <table:table-cell table:style-name="ce119" office:value-type="float" office:value="207" calcext:value-type="float">
            <text:p>207</text:p>
          </table:table-cell>
          <table:table-cell table:style-name="ce119" table:formula="of:=[.N14]-[.M14]" office:value-type="float" office:value="2435" calcext:value-type="float">
            <text:p>2435</text:p>
          </table:table-cell>
          <table:table-cell table:style-name="ce135" office:value-type="float" office:value="3353.54" calcext:value-type="float">
            <text:p>3353.5</text:p>
          </table:table-cell>
          <table:table-cell table:style-name="ce23" office:value-type="float" office:value="10" calcext:value-type="float">
            <text:p>10</text:p>
          </table:table-cell>
          <table:table-cell table:style-name="ce165" table:formula="of:=[.O14]/[.K14]" office:value-type="percentage" office:value="0.988631749898498" calcext:value-type="percentage">
            <text:p>98.86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15-normalized-exam.pi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2" calcext:value-type="float">
            <text:p>22</text:p>
          </table:table-cell>
          <table:table-cell table:style-name="ce119" office:value-type="float" office:value="79" calcext:value-type="float">
            <text:p>79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80" calcext:value-type="float">
            <text:p>80</text:p>
          </table:table-cell>
          <table:table-cell table:style-name="ce119" table:formula="of:=[.H15]-[.I15]" office:value-type="float" office:value="49" calcext:value-type="float">
            <text:p>49</text:p>
          </table:table-cell>
          <table:table-cell table:style-name="ce135" office:value-type="float" office:value="900.406" calcext:value-type="float">
            <text:p>900.4</text:p>
          </table:table-cell>
          <table:table-cell table:style-name="ce119" office:value-type="float" office:value="37" calcext:value-type="float">
            <text:p>37</text:p>
          </table:table-cell>
          <table:table-cell table:style-name="ce119" office:value-type="float" office:value="79" calcext:value-type="float">
            <text:p>79</text:p>
          </table:table-cell>
          <table:table-cell table:style-name="ce119" table:formula="of:=[.N15]-[.M15]" office:value-type="float" office:value="42" calcext:value-type="float">
            <text:p>42</text:p>
          </table:table-cell>
          <table:table-cell table:style-name="ce135" office:value-type="float" office:value="2561.6" calcext:value-type="float">
            <text:p>2561.6</text:p>
          </table:table-cell>
          <table:table-cell table:style-name="ce23" office:value-type="float" office:value="11" calcext:value-type="float">
            <text:p>11</text:p>
          </table:table-cell>
          <table:table-cell table:style-name="ce165" table:formula="of:=[.O15]/[.K15]" office:value-type="percentage" office:value="0.857142857142857" calcext:value-type="percentage">
            <text:p>85.7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49" calcext:value-type="float">
            <text:p>49</text:p>
          </table:table-cell>
          <table:table-cell table:style-name="ce119"/>
          <table:table-cell table:style-name="ce119" office:value-type="string" calcext:value-type="string">
            <text:p>156-normalized-matrix_5x3_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" calcext:value-type="float">
            <text:p>1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table:formula="of:=[.H16]-[.I16]" office:value-type="float" office:value="16" calcext:value-type="float">
            <text:p>16</text:p>
          </table:table-cell>
          <table:table-cell table:style-name="ce135" office:value-type="float" office:value="428.148" calcext:value-type="float">
            <text:p>428.1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table:formula="of:=[.N16]-[.M16]" office:value-type="float" office:value="15" calcext:value-type="float">
            <text:p>15</text:p>
          </table:table-cell>
          <table:table-cell table:style-name="ce135" office:value-type="float" office:value="1138.82" calcext:value-type="float">
            <text:p>1138.8</text:p>
          </table:table-cell>
          <table:table-cell table:style-name="ce23" office:value-type="float" office:value="12" calcext:value-type="float">
            <text:p>12</text:p>
          </table:table-cell>
          <table:table-cell table:style-name="ce165" table:formula="of:=[.O16]/[.K16]" office:value-type="percentage" office:value="0.9375" calcext:value-type="percentage">
            <text:p>93.7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51" calcext:value-type="float">
            <text:p>51</text:p>
          </table:table-cell>
          <table:table-cell table:style-name="ce119"/>
          <table:table-cell table:style-name="ce119" office:value-type="string" calcext:value-type="string">
            <text:p>158-normalized-10:10:4.5:0.95:98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9" calcext:value-type="float">
            <text:p>29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96" calcext:value-type="float">
            <text:p>96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-78" calcext:value-type="float">
            <text:p>-78</text:p>
          </table:table-cell>
          <table:table-cell table:style-name="ce119" office:value-type="float" office:value="7" calcext:value-type="float">
            <text:p>7</text:p>
          </table:table-cell>
          <table:table-cell table:style-name="ce119" table:formula="of:=[.H17]-[.I17]" office:value-type="float" office:value="84" calcext:value-type="float">
            <text:p>84</text:p>
          </table:table-cell>
          <table:table-cell table:style-name="ce135" office:value-type="float" office:value="1366.04" calcext:value-type="float">
            <text:p>1366.0</text:p>
          </table:table-cell>
          <table:table-cell table:style-name="ce119" office:value-type="float" office:value="-64" calcext:value-type="float">
            <text:p>-64</text:p>
          </table:table-cell>
          <table:table-cell table:style-name="ce119" office:value-type="float" office:value="6" calcext:value-type="float">
            <text:p>6</text:p>
          </table:table-cell>
          <table:table-cell table:style-name="ce119" table:formula="of:=[.N17]-[.M17]" office:value-type="float" office:value="70" calcext:value-type="float">
            <text:p>70</text:p>
          </table:table-cell>
          <table:table-cell table:style-name="ce135" office:value-type="float" office:value="1611.98" calcext:value-type="float">
            <text:p>1612.0</text:p>
          </table:table-cell>
          <table:table-cell table:style-name="ce23" office:value-type="float" office:value="13" calcext:value-type="float">
            <text:p>13</text:p>
          </table:table-cell>
          <table:table-cell table:style-name="ce165" table:formula="of:=[.O17]/[.K17]" office:value-type="percentage" office:value="0.833333333333333" calcext:value-type="percentage">
            <text:p>83.33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16-normalized-knapPI_1_50_1000_4_-4888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6" calcext:value-type="float">
            <text:p>6</text:p>
          </table:table-cell>
          <table:table-cell table:style-name="ce119" office:value-type="float" office:value="-11584" calcext:value-type="float">
            <text:p>-11584</text:p>
          </table:table-cell>
          <table:table-cell table:style-name="ce119" office:value-type="float" office:value="-102564" calcext:value-type="float">
            <text:p>-102564</text:p>
          </table:table-cell>
          <table:table-cell table:style-name="ce119" office:value-type="float" office:value="-11515" calcext:value-type="float">
            <text:p>-11515</text:p>
          </table:table-cell>
          <table:table-cell table:style-name="ce119" table:formula="of:=[.H18]-[.I18]" office:value-type="float" office:value="90980" calcext:value-type="float">
            <text:p>90980</text:p>
          </table:table-cell>
          <table:table-cell table:style-name="ce135" office:value-type="float" office:value="1215.47" calcext:value-type="float">
            <text:p>1215.5</text:p>
          </table:table-cell>
          <table:table-cell table:style-name="ce119" office:value-type="float" office:value="-101851" calcext:value-type="float">
            <text:p>-101851</text:p>
          </table:table-cell>
          <table:table-cell table:style-name="ce119" office:value-type="float" office:value="-11584" calcext:value-type="float">
            <text:p>-11584</text:p>
          </table:table-cell>
          <table:table-cell table:style-name="ce119" table:formula="of:=[.N18]-[.M18]" office:value-type="float" office:value="90267" calcext:value-type="float">
            <text:p>90267</text:p>
          </table:table-cell>
          <table:table-cell table:style-name="ce135" office:value-type="float" office:value="3385.07" calcext:value-type="float">
            <text:p>3385.1</text:p>
          </table:table-cell>
          <table:table-cell table:style-name="ce23" office:value-type="float" office:value="14" calcext:value-type="float">
            <text:p>14</text:p>
          </table:table-cell>
          <table:table-cell table:style-name="ce165" table:formula="of:=[.O18]/[.K18]" office:value-type="percentage" office:value="0.992163112772038" calcext:value-type="percentage">
            <text:p>99.2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55" calcext:value-type="float">
            <text:p>55</text:p>
          </table:table-cell>
          <table:table-cell table:style-name="ce119"/>
          <table:table-cell table:style-name="ce119" office:value-type="string" calcext:value-type="string">
            <text:p>161-normalized-BA_RDC4.dot_unif_20null10mast_rapportOE2.0_TMAX180_K67_cod2_pbEq1_newVersion_product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63" calcext:value-type="float">
            <text:p>163</text:p>
          </table:table-cell>
          <table:table-cell table:style-name="ce119" office:value-type="float" office:value="3600.02" calcext:value-type="float">
            <text:p>3600.02</text:p>
          </table:table-cell>
          <table:table-cell table:style-name="ce23" office:value-type="float" office:value="5" calcext:value-type="float">
            <text:p>5</text:p>
          </table:table-cell>
          <table:table-cell table:style-name="ce119" office:value-type="float" office:value="-27314" calcext:value-type="float">
            <text:p>-27314</text:p>
          </table:table-cell>
          <table:table-cell table:style-name="ce119" office:value-type="float" office:value="-85133" calcext:value-type="float">
            <text:p>-85133</text:p>
          </table:table-cell>
          <table:table-cell table:style-name="ce119" office:value-type="float" office:value="-27205" calcext:value-type="float">
            <text:p>-27205</text:p>
          </table:table-cell>
          <table:table-cell table:style-name="ce119" table:formula="of:=[.H19]-[.I19]" office:value-type="float" office:value="57819" calcext:value-type="float">
            <text:p>57819</text:p>
          </table:table-cell>
          <table:table-cell table:style-name="ce135" office:value-type="float" office:value="2137.28" calcext:value-type="float">
            <text:p>2137.3</text:p>
          </table:table-cell>
          <table:table-cell table:style-name="ce119" office:value-type="float" office:value="-67800" calcext:value-type="float">
            <text:p>-67800</text:p>
          </table:table-cell>
          <table:table-cell table:style-name="ce119" office:value-type="float" office:value="-27314" calcext:value-type="float">
            <text:p>-27314</text:p>
          </table:table-cell>
          <table:table-cell table:style-name="ce119" table:formula="of:=[.N19]-[.M19]" office:value-type="float" office:value="40486" calcext:value-type="float">
            <text:p>40486</text:p>
          </table:table-cell>
          <table:table-cell table:style-name="ce135" office:value-type="float" office:value="2422.77" calcext:value-type="float">
            <text:p>2422.8</text:p>
          </table:table-cell>
          <table:table-cell table:style-name="ce23" office:value-type="float" office:value="15" calcext:value-type="float">
            <text:p>15</text:p>
          </table:table-cell>
          <table:table-cell table:style-name="ce165" table:formula="of:=[.O19]/[.K19]" office:value-type="percentage" office:value="0.700219650979782" calcext:value-type="percentage">
            <text:p>70.0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119"/>
          <table:table-cell table:style-name="ce119" office:value-type="string" calcext:value-type="string">
            <text:p>167-normalized-domset_opt_hexgrid_nrowsdiv30add5_ncols_46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1451" calcext:value-type="float">
            <text:p>1451</text:p>
          </table:table-cell>
          <table:table-cell table:style-name="ce119" office:value-type="float" office:value="2312" calcext:value-type="float">
            <text:p>2312</text:p>
          </table:table-cell>
          <table:table-cell table:style-name="ce119" office:value-type="float" office:value="1560" calcext:value-type="float">
            <text:p>1560</text:p>
          </table:table-cell>
          <table:table-cell table:style-name="ce119" office:value-type="float" office:value="2387" calcext:value-type="float">
            <text:p>2387</text:p>
          </table:table-cell>
          <table:table-cell table:style-name="ce119" table:formula="of:=[.H20]-[.I20]" office:value-type="float" office:value="752" calcext:value-type="float">
            <text:p>752</text:p>
          </table:table-cell>
          <table:table-cell table:style-name="ce135" office:value-type="float" office:value="3176.93" calcext:value-type="float">
            <text:p>3176.9</text:p>
          </table:table-cell>
          <table:table-cell table:style-name="ce119" office:value-type="float" office:value="1623" calcext:value-type="float">
            <text:p>1623</text:p>
          </table:table-cell>
          <table:table-cell table:style-name="ce119" office:value-type="float" office:value="2312" calcext:value-type="float">
            <text:p>2312</text:p>
          </table:table-cell>
          <table:table-cell table:style-name="ce119" table:formula="of:=[.N20]-[.M20]" office:value-type="float" office:value="689" calcext:value-type="float">
            <text:p>689</text:p>
          </table:table-cell>
          <table:table-cell table:style-name="ce135" office:value-type="float" office:value="3460.75" calcext:value-type="float">
            <text:p>3460.8</text:p>
          </table:table-cell>
          <table:table-cell table:style-name="ce23" office:value-type="float" office:value="16" calcext:value-type="float">
            <text:p>16</text:p>
          </table:table-cell>
          <table:table-cell table:style-name="ce165" table:formula="of:=[.O20]/[.K20]" office:value-type="percentage" office:value="0.916223404255319" calcext:value-type="percentage">
            <text:p>91.6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62" calcext:value-type="float">
            <text:p>62</text:p>
          </table:table-cell>
          <table:table-cell table:style-name="ce119"/>
          <table:table-cell table:style-name="ce119" office:value-type="string" calcext:value-type="string">
            <text:p>168-normalized-frb50-23-3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0" calcext:value-type="float">
            <text:p>20</text:p>
          </table:table-cell>
          <table:table-cell table:style-name="ce119" office:value-type="float" office:value="-42" calcext:value-type="float">
            <text:p>-42</text:p>
          </table:table-cell>
          <table:table-cell table:style-name="ce119" office:value-type="float" office:value="-1126" calcext:value-type="float">
            <text:p>-1126</text:p>
          </table:table-cell>
          <table:table-cell table:style-name="ce119" office:value-type="float" office:value="-41" calcext:value-type="float">
            <text:p>-41</text:p>
          </table:table-cell>
          <table:table-cell table:style-name="ce119" table:formula="of:=[.H21]-[.I21]" office:value-type="float" office:value="1084" calcext:value-type="float">
            <text:p>1084</text:p>
          </table:table-cell>
          <table:table-cell table:style-name="ce135" office:value-type="float" office:value="1988.43" calcext:value-type="float">
            <text:p>1988.4</text:p>
          </table:table-cell>
          <table:table-cell table:style-name="ce119" office:value-type="float" office:value="-1125" calcext:value-type="float">
            <text:p>-1125</text:p>
          </table:table-cell>
          <table:table-cell table:style-name="ce119" office:value-type="float" office:value="-42" calcext:value-type="float">
            <text:p>-42</text:p>
          </table:table-cell>
          <table:table-cell table:style-name="ce119" table:formula="of:=[.N21]-[.M21]" office:value-type="float" office:value="1083" calcext:value-type="float">
            <text:p>1083</text:p>
          </table:table-cell>
          <table:table-cell table:style-name="ce135" office:value-type="float" office:value="2081.03" calcext:value-type="float">
            <text:p>2081.0</text:p>
          </table:table-cell>
          <table:table-cell table:style-name="ce23" office:value-type="float" office:value="17" calcext:value-type="float">
            <text:p>17</text:p>
          </table:table-cell>
          <table:table-cell table:style-name="ce165" table:formula="of:=[.O21]/[.K21]" office:value-type="percentage" office:value="0.999077490774908" calcext:value-type="percentage">
            <text:p>99.9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63" calcext:value-type="float">
            <text:p>63</text:p>
          </table:table-cell>
          <table:table-cell table:style-name="ce119"/>
          <table:table-cell table:style-name="ce119" office:value-type="string" calcext:value-type="string">
            <text:p>17-normalized-30:70:4.5:0.95:98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9" calcext:value-type="float">
            <text:p>49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6" calcext:value-type="float">
            <text:p>46</text:p>
          </table:table-cell>
          <table:table-cell table:style-name="ce119" office:value-type="float" office:value="675" calcext:value-type="float">
            <text:p>675</text:p>
          </table:table-cell>
          <table:table-cell table:style-name="ce119" office:value-type="float" office:value="-5397" calcext:value-type="float">
            <text:p>-5397</text:p>
          </table:table-cell>
          <table:table-cell table:style-name="ce119" office:value-type="float" office:value="676" calcext:value-type="float">
            <text:p>676</text:p>
          </table:table-cell>
          <table:table-cell table:style-name="ce119" table:formula="of:=[.H22]-[.I22]" office:value-type="float" office:value="6072" calcext:value-type="float">
            <text:p>6072</text:p>
          </table:table-cell>
          <table:table-cell table:style-name="ce135" office:value-type="float" office:value="3187.95" calcext:value-type="float">
            <text:p>3188.0</text:p>
          </table:table-cell>
          <table:table-cell table:style-name="ce119" office:value-type="float" office:value="-5387" calcext:value-type="float">
            <text:p>-5387</text:p>
          </table:table-cell>
          <table:table-cell table:style-name="ce119" office:value-type="float" office:value="675" calcext:value-type="float">
            <text:p>675</text:p>
          </table:table-cell>
          <table:table-cell table:style-name="ce119" table:formula="of:=[.N22]-[.M22]" office:value-type="float" office:value="6062" calcext:value-type="float">
            <text:p>6062</text:p>
          </table:table-cell>
          <table:table-cell table:style-name="ce135" office:value-type="float" office:value="3591.23" calcext:value-type="float">
            <text:p>3591.2</text:p>
          </table:table-cell>
          <table:table-cell table:style-name="ce23" office:value-type="float" office:value="18" calcext:value-type="float">
            <text:p>18</text:p>
          </table:table-cell>
          <table:table-cell table:style-name="ce165" table:formula="of:=[.O22]/[.K22]" office:value-type="percentage" office:value="0.998353096179183" calcext:value-type="percentage">
            <text:p>99.84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64" calcext:value-type="float">
            <text:p>64</text:p>
          </table:table-cell>
          <table:table-cell table:style-name="ce119"/>
          <table:table-cell table:style-name="ce119" office:value-type="string" calcext:value-type="string">
            <text:p>170-normalized-KE_410_004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5" calcext:value-type="float">
            <text:p>75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302" calcext:value-type="float">
            <text:p>302</text:p>
          </table:table-cell>
          <table:table-cell table:style-name="ce119" office:value-type="float" office:value="-10463" calcext:value-type="float">
            <text:p>-10463</text:p>
          </table:table-cell>
          <table:table-cell table:style-name="ce119" office:value-type="float" office:value="-16776" calcext:value-type="float">
            <text:p>-16776</text:p>
          </table:table-cell>
          <table:table-cell table:style-name="ce119" office:value-type="float" office:value="-10461" calcext:value-type="float">
            <text:p>-10461</text:p>
          </table:table-cell>
          <table:table-cell table:style-name="ce119" table:formula="of:=[.H23]-[.I23]" office:value-type="float" office:value="6313" calcext:value-type="float">
            <text:p>6313</text:p>
          </table:table-cell>
          <table:table-cell table:style-name="ce135" office:value-type="float" office:value="3038.38" calcext:value-type="float">
            <text:p>3038.4</text:p>
          </table:table-cell>
          <table:table-cell table:style-name="ce119" office:value-type="float" office:value="-16740" calcext:value-type="float">
            <text:p>-16740</text:p>
          </table:table-cell>
          <table:table-cell table:style-name="ce119" office:value-type="float" office:value="-10463" calcext:value-type="float">
            <text:p>-10463</text:p>
          </table:table-cell>
          <table:table-cell table:style-name="ce119" table:formula="of:=[.N23]-[.M23]" office:value-type="float" office:value="6277" calcext:value-type="float">
            <text:p>6277</text:p>
          </table:table-cell>
          <table:table-cell table:style-name="ce135" office:value-type="float" office:value="3183.75" calcext:value-type="float">
            <text:p>3183.8</text:p>
          </table:table-cell>
          <table:table-cell table:style-name="ce23" office:value-type="float" office:value="19" calcext:value-type="float">
            <text:p>19</text:p>
          </table:table-cell>
          <table:table-cell table:style-name="ce165" table:formula="of:=[.O23]/[.K23]" office:value-type="percentage" office:value="0.994297481387613" calcext:value-type="percentage">
            <text:p>99.43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71" calcext:value-type="float">
            <text:p>71</text:p>
          </table:table-cell>
          <table:table-cell table:style-name="ce119"/>
          <table:table-cell table:style-name="ce119" office:value-type="string" calcext:value-type="string">
            <text:p>18-normalized-ii16d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140" calcext:value-type="float">
            <text:p>140</text:p>
          </table:table-cell>
          <table:table-cell table:style-name="ce119" office:value-type="float" office:value="928" calcext:value-type="float">
            <text:p>928</text:p>
          </table:table-cell>
          <table:table-cell table:style-name="ce119" office:value-type="float" office:value="177" calcext:value-type="float">
            <text:p>177</text:p>
          </table:table-cell>
          <table:table-cell table:style-name="ce119" office:value-type="float" office:value="933" calcext:value-type="float">
            <text:p>933</text:p>
          </table:table-cell>
          <table:table-cell table:style-name="ce119" table:formula="of:=[.H24]-[.I24]" office:value-type="float" office:value="751" calcext:value-type="float">
            <text:p>751</text:p>
          </table:table-cell>
          <table:table-cell table:style-name="ce135" office:value-type="float" office:value="1878.44" calcext:value-type="float">
            <text:p>1878.4</text:p>
          </table:table-cell>
          <table:table-cell table:style-name="ce119" office:value-type="float" office:value="186" calcext:value-type="float">
            <text:p>186</text:p>
          </table:table-cell>
          <table:table-cell table:style-name="ce119" office:value-type="float" office:value="928" calcext:value-type="float">
            <text:p>928</text:p>
          </table:table-cell>
          <table:table-cell table:style-name="ce119" table:formula="of:=[.N24]-[.M24]" office:value-type="float" office:value="742" calcext:value-type="float">
            <text:p>742</text:p>
          </table:table-cell>
          <table:table-cell table:style-name="ce135" office:value-type="float" office:value="3129.76" calcext:value-type="float">
            <text:p>3129.8</text:p>
          </table:table-cell>
          <table:table-cell table:style-name="ce23" office:value-type="float" office:value="20" calcext:value-type="float">
            <text:p>20</text:p>
          </table:table-cell>
          <table:table-cell table:style-name="ce165" table:formula="of:=[.O24]/[.K24]" office:value-type="percentage" office:value="0.988015978695073" calcext:value-type="percentage">
            <text:p>98.8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73" calcext:value-type="float">
            <text:p>73</text:p>
          </table:table-cell>
          <table:table-cell table:style-name="ce119"/>
          <table:table-cell table:style-name="ce119" office:value-type="string" calcext:value-type="string">
            <text:p>181-normalized-ns1853823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3600.03" calcext:value-type="float">
            <text:p>3600.03</text:p>
          </table:table-cell>
          <table:table-cell table:style-name="ce23" office:value-type="float" office:value="5" calcext:value-type="float">
            <text:p>5</text:p>
          </table:table-cell>
          <table:table-cell table:style-name="ce119" office:value-type="float" office:value="148" calcext:value-type="float">
            <text:p>148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66" calcext:value-type="float">
            <text:p>166</text:p>
          </table:table-cell>
          <table:table-cell table:style-name="ce119" table:formula="of:=[.H25]-[.I25]" office:value-type="float" office:value="143" calcext:value-type="float">
            <text:p>143</text:p>
          </table:table-cell>
          <table:table-cell table:style-name="ce135" office:value-type="float" office:value="2057.04" calcext:value-type="float">
            <text:p>2057.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48" calcext:value-type="float">
            <text:p>148</text:p>
          </table:table-cell>
          <table:table-cell table:style-name="ce119" table:formula="of:=[.N25]-[.M25]" office:value-type="float" office:value="142" calcext:value-type="float">
            <text:p>142</text:p>
          </table:table-cell>
          <table:table-cell table:style-name="ce135" office:value-type="float" office:value="3259.75" calcext:value-type="float">
            <text:p>3259.8</text:p>
          </table:table-cell>
          <table:table-cell table:style-name="ce23" office:value-type="float" office:value="21" calcext:value-type="float">
            <text:p>21</text:p>
          </table:table-cell>
          <table:table-cell table:style-name="ce165" table:formula="of:=[.O25]/[.K25]" office:value-type="percentage" office:value="0.993006993006993" calcext:value-type="percentage">
            <text:p>99.3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78" calcext:value-type="float">
            <text:p>78</text:p>
          </table:table-cell>
          <table:table-cell table:style-name="ce119"/>
          <table:table-cell table:style-name="ce119" office:value-type="string" calcext:value-type="string">
            <text:p>188-normalized-KE_250_005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8" calcext:value-type="float">
            <text:p>78</text:p>
          </table:table-cell>
          <table:table-cell table:style-name="ce119" office:value-type="float" office:value="3600.02" calcext:value-type="float">
            <text:p>3600.02</text:p>
          </table:table-cell>
          <table:table-cell table:style-name="ce23" office:value-type="float" office:value="121" calcext:value-type="float">
            <text:p>121</text:p>
          </table:table-cell>
          <table:table-cell table:style-name="ce119" office:value-type="float" office:value="-5989" calcext:value-type="float">
            <text:p>-5989</text:p>
          </table:table-cell>
          <table:table-cell table:style-name="ce119" office:value-type="float" office:value="-7966" calcext:value-type="float">
            <text:p>-7966</text:p>
          </table:table-cell>
          <table:table-cell table:style-name="ce119" office:value-type="float" office:value="-5985" calcext:value-type="float">
            <text:p>-5985</text:p>
          </table:table-cell>
          <table:table-cell table:style-name="ce119" table:formula="of:=[.H26]-[.I26]" office:value-type="float" office:value="1977" calcext:value-type="float">
            <text:p>1977</text:p>
          </table:table-cell>
          <table:table-cell table:style-name="ce135" office:value-type="float" office:value="3410.04" calcext:value-type="float">
            <text:p>3410.0</text:p>
          </table:table-cell>
          <table:table-cell table:style-name="ce119" office:value-type="float" office:value="-7957" calcext:value-type="float">
            <text:p>-7957</text:p>
          </table:table-cell>
          <table:table-cell table:style-name="ce119" office:value-type="float" office:value="-5989" calcext:value-type="float">
            <text:p>-5989</text:p>
          </table:table-cell>
          <table:table-cell table:style-name="ce119" table:formula="of:=[.N26]-[.M26]" office:value-type="float" office:value="1968" calcext:value-type="float">
            <text:p>1968</text:p>
          </table:table-cell>
          <table:table-cell table:style-name="ce135" office:value-type="float" office:value="3500.27" calcext:value-type="float">
            <text:p>3500.3</text:p>
          </table:table-cell>
          <table:table-cell table:style-name="ce23" office:value-type="float" office:value="22" calcext:value-type="float">
            <text:p>22</text:p>
          </table:table-cell>
          <table:table-cell table:style-name="ce165" table:formula="of:=[.O26]/[.K26]" office:value-type="percentage" office:value="0.995447647951442" calcext:value-type="percentage">
            <text:p>99.54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85" calcext:value-type="float">
            <text:p>85</text:p>
          </table:table-cell>
          <table:table-cell table:style-name="ce119"/>
          <table:table-cell table:style-name="ce119" office:value-type="string" calcext:value-type="string">
            <text:p>194-normalized-vertexcover_opt_grid_oddrowevencolsquare_dim_07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1906" calcext:value-type="float">
            <text:p>1906</text:p>
          </table:table-cell>
          <table:table-cell table:style-name="ce119" office:value-type="float" office:value="2664" calcext:value-type="float">
            <text:p>2664</text:p>
          </table:table-cell>
          <table:table-cell table:style-name="ce119" office:value-type="float" office:value="663" calcext:value-type="float">
            <text:p>663</text:p>
          </table:table-cell>
          <table:table-cell table:style-name="ce119" office:value-type="float" office:value="2682" calcext:value-type="float">
            <text:p>2682</text:p>
          </table:table-cell>
          <table:table-cell table:style-name="ce119" table:formula="of:=[.H27]-[.I27]" office:value-type="float" office:value="2001" calcext:value-type="float">
            <text:p>2001</text:p>
          </table:table-cell>
          <table:table-cell table:style-name="ce135" office:value-type="float" office:value="10.9201" calcext:value-type="float">
            <text:p>10.9</text:p>
          </table:table-cell>
          <table:table-cell table:style-name="ce119" office:value-type="float" office:value="1999" calcext:value-type="float">
            <text:p>1999</text:p>
          </table:table-cell>
          <table:table-cell table:style-name="ce119" office:value-type="float" office:value="2664" calcext:value-type="float">
            <text:p>2664</text:p>
          </table:table-cell>
          <table:table-cell table:style-name="ce119" table:formula="of:=[.N27]-[.M27]" office:value-type="float" office:value="665" calcext:value-type="float">
            <text:p>665</text:p>
          </table:table-cell>
          <table:table-cell table:style-name="ce135" office:value-type="float" office:value="1711.33" calcext:value-type="float">
            <text:p>1711.3</text:p>
          </table:table-cell>
          <table:table-cell table:style-name="ce23" office:value-type="float" office:value="23" calcext:value-type="float">
            <text:p>23</text:p>
          </table:table-cell>
          <table:table-cell table:style-name="ce165" table:formula="of:=[.O27]/[.K27]" office:value-type="percentage" office:value="0.332333833083458" calcext:value-type="percentage">
            <text:p>33.23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86" calcext:value-type="float">
            <text:p>86</text:p>
          </table:table-cell>
          <table:table-cell table:style-name="ce119"/>
          <table:table-cell table:style-name="ce119" office:value-type="string" calcext:value-type="string">
            <text:p>195-normalized-knapPI_6_200_10000_5_-4899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5" calcext:value-type="float">
            <text:p>5</text:p>
          </table:table-cell>
          <table:table-cell table:style-name="ce119" office:value-type="float" office:value="-48992" calcext:value-type="float">
            <text:p>-48992</text:p>
          </table:table-cell>
          <table:table-cell table:style-name="ce119" office:value-type="float" office:value="-5085234" calcext:value-type="float">
            <text:p>-5085234</text:p>
          </table:table-cell>
          <table:table-cell table:style-name="ce119" office:value-type="float" office:value="-48983" calcext:value-type="float">
            <text:p>-48983</text:p>
          </table:table-cell>
          <table:table-cell table:style-name="ce119" table:formula="of:=[.H28]-[.I28]" office:value-type="float" office:value="5036242" calcext:value-type="float">
            <text:p>5036242</text:p>
          </table:table-cell>
          <table:table-cell table:style-name="ce136" office:value-type="float" office:value="0.001762" calcext:value-type="float">
            <text:p>0.002</text:p>
          </table:table-cell>
          <table:table-cell table:style-name="ce119" office:value-type="float" office:value="-5085109" calcext:value-type="float">
            <text:p>-5085109</text:p>
          </table:table-cell>
          <table:table-cell table:style-name="ce119" office:value-type="float" office:value="-48992" calcext:value-type="float">
            <text:p>-48992</text:p>
          </table:table-cell>
          <table:table-cell table:style-name="ce119" table:formula="of:=[.N28]-[.M28]" office:value-type="float" office:value="5036117" calcext:value-type="float">
            <text:p>5036117</text:p>
          </table:table-cell>
          <table:table-cell table:style-name="ce135" office:value-type="float" office:value="2789.42" calcext:value-type="float">
            <text:p>2789.4</text:p>
          </table:table-cell>
          <table:table-cell table:style-name="ce23" office:value-type="float" office:value="24" calcext:value-type="float">
            <text:p>24</text:p>
          </table:table-cell>
          <table:table-cell table:style-name="ce165" table:formula="of:=[.O28]/[.K28]" office:value-type="percentage" office:value="0.99997517990597" calcext:value-type="percentage">
            <text:p>100.0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87" calcext:value-type="float">
            <text:p>87</text:p>
          </table:table-cell>
          <table:table-cell table:style-name="ce119"/>
          <table:table-cell table:style-name="ce119" office:value-type="string" calcext:value-type="string">
            <text:p>196-normalized-ped3.G.recomb10-0.01-5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7" calcext:value-type="float">
            <text:p>7</text:p>
          </table:table-cell>
          <table:table-cell table:style-name="ce119" office:value-type="float" office:value="32139" calcext:value-type="float">
            <text:p>32139</text:p>
          </table:table-cell>
          <table:table-cell table:style-name="ce119" office:value-type="float" office:value="1034" calcext:value-type="float">
            <text:p>1034</text:p>
          </table:table-cell>
          <table:table-cell table:style-name="ce119" office:value-type="float" office:value="33162" calcext:value-type="float">
            <text:p>33162</text:p>
          </table:table-cell>
          <table:table-cell table:style-name="ce119" table:formula="of:=[.H29]-[.I29]" office:value-type="float" office:value="31105" calcext:value-type="float">
            <text:p>31105</text:p>
          </table:table-cell>
          <table:table-cell table:style-name="ce135" office:value-type="float" office:value="679.64" calcext:value-type="float">
            <text:p>679.6</text:p>
          </table:table-cell>
          <table:table-cell table:style-name="ce119" office:value-type="float" office:value="1714" calcext:value-type="float">
            <text:p>1714</text:p>
          </table:table-cell>
          <table:table-cell table:style-name="ce119" office:value-type="float" office:value="32139" calcext:value-type="float">
            <text:p>32139</text:p>
          </table:table-cell>
          <table:table-cell table:style-name="ce119" table:formula="of:=[.N29]-[.M29]" office:value-type="float" office:value="30425" calcext:value-type="float">
            <text:p>30425</text:p>
          </table:table-cell>
          <table:table-cell table:style-name="ce135" office:value-type="float" office:value="3433.78" calcext:value-type="float">
            <text:p>3433.8</text:p>
          </table:table-cell>
          <table:table-cell table:style-name="ce23" office:value-type="float" office:value="25" calcext:value-type="float">
            <text:p>25</text:p>
          </table:table-cell>
          <table:table-cell table:style-name="ce165" table:formula="of:=[.O29]/[.K29]" office:value-type="percentage" office:value="0.978138562932005" calcext:value-type="percentage">
            <text:p>97.8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89" calcext:value-type="float">
            <text:p>89</text:p>
          </table:table-cell>
          <table:table-cell table:style-name="ce119"/>
          <table:table-cell table:style-name="ce119" office:value-type="string" calcext:value-type="string">
            <text:p>198-normalized-hw32-vm50p-opt.opb.negationfix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" calcext:value-type="float">
            <text:p>1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table:formula="of:=[.H30]-[.I30]" office:value-type="float" office:value="16" calcext:value-type="float">
            <text:p>16</text:p>
          </table:table-cell>
          <table:table-cell table:style-name="ce135" office:value-type="float" office:value="4.30243" calcext:value-type="float">
            <text:p>4.3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table:formula="of:=[.N30]-[.M30]" office:value-type="float" office:value="1" calcext:value-type="float">
            <text:p>1</text:p>
          </table:table-cell>
          <table:table-cell table:style-name="ce135" office:value-type="float" office:value="5.17777" calcext:value-type="float">
            <text:p>5.2</text:p>
          </table:table-cell>
          <table:table-cell table:style-name="ce23" office:value-type="float" office:value="26" calcext:value-type="float">
            <text:p>26</text:p>
          </table:table-cell>
          <table:table-cell table:style-name="ce165" table:formula="of:=[.O30]/[.K30]" office:value-type="percentage" office:value="0.0625" calcext:value-type="percentage">
            <text:p>6.2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02" calcext:value-type="float">
            <text:p>102</text:p>
          </table:table-cell>
          <table:table-cell table:style-name="ce119"/>
          <table:table-cell table:style-name="ce119" office:value-type="string" calcext:value-type="string">
            <text:p>211-normalized-vtxcov_v2000_e4000_1.opb.PB0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6" calcext:value-type="float">
            <text:p>26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93" calcext:value-type="float">
            <text:p>493</text:p>
          </table:table-cell>
          <table:table-cell table:style-name="ce119" office:value-type="float" office:value="1146" calcext:value-type="float">
            <text:p>1146</text:p>
          </table:table-cell>
          <table:table-cell table:style-name="ce119" office:value-type="float" office:value="530" calcext:value-type="float">
            <text:p>530</text:p>
          </table:table-cell>
          <table:table-cell table:style-name="ce119" office:value-type="float" office:value="1150" calcext:value-type="float">
            <text:p>1150</text:p>
          </table:table-cell>
          <table:table-cell table:style-name="ce119" table:formula="of:=[.H31]-[.I31]" office:value-type="float" office:value="616" calcext:value-type="float">
            <text:p>616</text:p>
          </table:table-cell>
          <table:table-cell table:style-name="ce135" office:value-type="float" office:value="2367.99" calcext:value-type="float">
            <text:p>2368.0</text:p>
          </table:table-cell>
          <table:table-cell table:style-name="ce119" office:value-type="float" office:value="533" calcext:value-type="float">
            <text:p>533</text:p>
          </table:table-cell>
          <table:table-cell table:style-name="ce119" office:value-type="float" office:value="1146" calcext:value-type="float">
            <text:p>1146</text:p>
          </table:table-cell>
          <table:table-cell table:style-name="ce119" table:formula="of:=[.N31]-[.M31]" office:value-type="float" office:value="613" calcext:value-type="float">
            <text:p>613</text:p>
          </table:table-cell>
          <table:table-cell table:style-name="ce135" office:value-type="float" office:value="3507.9" calcext:value-type="float">
            <text:p>3507.9</text:p>
          </table:table-cell>
          <table:table-cell table:style-name="ce23" office:value-type="float" office:value="27" calcext:value-type="float">
            <text:p>27</text:p>
          </table:table-cell>
          <table:table-cell table:style-name="ce165" table:formula="of:=[.O31]/[.K31]" office:value-type="percentage" office:value="0.99512987012987" calcext:value-type="percentage">
            <text:p>99.5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04" calcext:value-type="float">
            <text:p>104</text:p>
          </table:table-cell>
          <table:table-cell table:style-name="ce119"/>
          <table:table-cell table:style-name="ce119" office:value-type="string" calcext:value-type="string">
            <text:p>213-normalized-graphpart_2pm-0066-0066.lin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" calcext:value-type="float">
            <text:p>4</text:p>
          </table:table-cell>
          <table:table-cell table:style-name="ce119" office:value-type="float" office:value="-29" calcext:value-type="float">
            <text:p>-29</text:p>
          </table:table-cell>
          <table:table-cell table:style-name="ce119" office:value-type="float" office:value="-107" calcext:value-type="float">
            <text:p>-107</text:p>
          </table:table-cell>
          <table:table-cell table:style-name="ce119" office:value-type="float" office:value="-28" calcext:value-type="float">
            <text:p>-28</text:p>
          </table:table-cell>
          <table:table-cell table:style-name="ce119" table:formula="of:=[.H32]-[.I32]" office:value-type="float" office:value="78" calcext:value-type="float">
            <text:p>78</text:p>
          </table:table-cell>
          <table:table-cell table:style-name="ce135" office:value-type="float" office:value="2.17025" calcext:value-type="float">
            <text:p>2.2</text:p>
          </table:table-cell>
          <table:table-cell table:style-name="ce119" office:value-type="float" office:value="-104" calcext:value-type="float">
            <text:p>-104</text:p>
          </table:table-cell>
          <table:table-cell table:style-name="ce119" office:value-type="float" office:value="-29" calcext:value-type="float">
            <text:p>-29</text:p>
          </table:table-cell>
          <table:table-cell table:style-name="ce119" table:formula="of:=[.N32]-[.M32]" office:value-type="float" office:value="75" calcext:value-type="float">
            <text:p>75</text:p>
          </table:table-cell>
          <table:table-cell table:style-name="ce135" office:value-type="float" office:value="663.458" calcext:value-type="float">
            <text:p>663.5</text:p>
          </table:table-cell>
          <table:table-cell table:style-name="ce23" office:value-type="float" office:value="28" calcext:value-type="float">
            <text:p>28</text:p>
          </table:table-cell>
          <table:table-cell table:style-name="ce165" table:formula="of:=[.O32]/[.K32]" office:value-type="percentage" office:value="0.961538461538462" calcext:value-type="percentage">
            <text:p>96.1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05" calcext:value-type="float">
            <text:p>105</text:p>
          </table:table-cell>
          <table:table-cell table:style-name="ce119"/>
          <table:table-cell table:style-name="ce119" office:value-type="string" calcext:value-type="string">
            <text:p>215-normalized-faclay60.lin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3600.1" calcext:value-type="float">
            <text:p>3600.1</text:p>
          </table:table-cell>
          <table:table-cell table:style-name="ce23" office:value-type="float" office:value="7" calcext:value-type="float">
            <text:p>7</text:p>
          </table:table-cell>
          <table:table-cell table:style-name="ce119" office:value-type="float" office:value="2088918" calcext:value-type="float">
            <text:p>2088918</text:p>
          </table:table-cell>
          <table:table-cell table:style-name="ce119" office:value-type="float" office:value="-7147418" calcext:value-type="float">
            <text:p>-7147418</text:p>
          </table:table-cell>
          <table:table-cell table:style-name="ce119" office:value-type="float" office:value="2135757" calcext:value-type="float">
            <text:p>2135757</text:p>
          </table:table-cell>
          <table:table-cell table:style-name="ce119" table:formula="of:=[.H33]-[.I33]" office:value-type="float" office:value="9236336" calcext:value-type="float">
            <text:p>9236336</text:p>
          </table:table-cell>
          <table:table-cell table:style-name="ce135" office:value-type="float" office:value="1309.24" calcext:value-type="float">
            <text:p>1309.2</text:p>
          </table:table-cell>
          <table:table-cell table:style-name="ce119" office:value-type="float" office:value="-7147166" calcext:value-type="float">
            <text:p>-7147166</text:p>
          </table:table-cell>
          <table:table-cell table:style-name="ce119" office:value-type="float" office:value="2088918" calcext:value-type="float">
            <text:p>2088918</text:p>
          </table:table-cell>
          <table:table-cell table:style-name="ce119" table:formula="of:=[.N33]-[.M33]" office:value-type="float" office:value="9236084" calcext:value-type="float">
            <text:p>9236084</text:p>
          </table:table-cell>
          <table:table-cell table:style-name="ce135" office:value-type="float" office:value="2099.27" calcext:value-type="float">
            <text:p>2099.3</text:p>
          </table:table-cell>
          <table:table-cell table:style-name="ce23" office:value-type="float" office:value="29" calcext:value-type="float">
            <text:p>29</text:p>
          </table:table-cell>
          <table:table-cell table:style-name="ce165" table:formula="of:=[.O33]/[.K33]" office:value-type="percentage" office:value="0.999972716453797" calcext:value-type="percentage">
            <text:p>100.0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09" calcext:value-type="float">
            <text:p>109</text:p>
          </table:table-cell>
          <table:table-cell table:style-name="ce119"/>
          <table:table-cell table:style-name="ce119" office:value-type="string" calcext:value-type="string">
            <text:p>220-normalized-mul_8_14_shg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4" calcext:value-type="float">
            <text:p>4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13" calcext:value-type="float">
            <text:p>113</text:p>
          </table:table-cell>
          <table:table-cell table:style-name="ce119" table:formula="of:=[.H34]-[.I34]" office:value-type="float" office:value="110" calcext:value-type="float">
            <text:p>110</text:p>
          </table:table-cell>
          <table:table-cell table:style-name="ce136" office:value-type="float" office:value="0.396502" calcext:value-type="float">
            <text:p>0.39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table:formula="of:=[.N34]-[.M34]" office:value-type="float" office:value="102" calcext:value-type="float">
            <text:p>102</text:p>
          </table:table-cell>
          <table:table-cell table:style-name="ce135" office:value-type="float" office:value="900.973" calcext:value-type="float">
            <text:p>901.0</text:p>
          </table:table-cell>
          <table:table-cell table:style-name="ce23" office:value-type="float" office:value="30" calcext:value-type="float">
            <text:p>30</text:p>
          </table:table-cell>
          <table:table-cell table:style-name="ce165" table:formula="of:=[.O34]/[.K34]" office:value-type="percentage" office:value="0.927272727272727" calcext:value-type="percentage">
            <text:p>92.73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13" calcext:value-type="float">
            <text:p>113</text:p>
          </table:table-cell>
          <table:table-cell table:style-name="ce119"/>
          <table:table-cell table:style-name="ce119" office:value-type="string" calcext:value-type="string">
            <text:p>224-normalized-vtxcov_v2000_e4000_43.opb.PB0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32" calcext:value-type="float">
            <text:p>432</text:p>
          </table:table-cell>
          <table:table-cell table:style-name="ce119" office:value-type="float" office:value="1152" calcext:value-type="float">
            <text:p>1152</text:p>
          </table:table-cell>
          <table:table-cell table:style-name="ce119" office:value-type="float" office:value="497" calcext:value-type="float">
            <text:p>497</text:p>
          </table:table-cell>
          <table:table-cell table:style-name="ce119" office:value-type="float" office:value="1153" calcext:value-type="float">
            <text:p>1153</text:p>
          </table:table-cell>
          <table:table-cell table:style-name="ce119" table:formula="of:=[.H35]-[.I35]" office:value-type="float" office:value="655" calcext:value-type="float">
            <text:p>655</text:p>
          </table:table-cell>
          <table:table-cell table:style-name="ce135" office:value-type="float" office:value="1957.98" calcext:value-type="float">
            <text:p>1958.0</text:p>
          </table:table-cell>
          <table:table-cell table:style-name="ce119" office:value-type="float" office:value="500" calcext:value-type="float">
            <text:p>500</text:p>
          </table:table-cell>
          <table:table-cell table:style-name="ce119" office:value-type="float" office:value="1152" calcext:value-type="float">
            <text:p>1152</text:p>
          </table:table-cell>
          <table:table-cell table:style-name="ce119" table:formula="of:=[.N35]-[.M35]" office:value-type="float" office:value="652" calcext:value-type="float">
            <text:p>652</text:p>
          </table:table-cell>
          <table:table-cell table:style-name="ce135" office:value-type="float" office:value="2454.65" calcext:value-type="float">
            <text:p>2454.7</text:p>
          </table:table-cell>
          <table:table-cell table:style-name="ce23" office:value-type="float" office:value="31" calcext:value-type="float">
            <text:p>31</text:p>
          </table:table-cell>
          <table:table-cell table:style-name="ce165" table:formula="of:=[.O35]/[.K35]" office:value-type="percentage" office:value="0.995419847328244" calcext:value-type="percentage">
            <text:p>99.54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19" calcext:value-type="float">
            <text:p>119</text:p>
          </table:table-cell>
          <table:table-cell table:style-name="ce119"/>
          <table:table-cell table:style-name="ce119" office:value-type="string" calcext:value-type="string">
            <text:p>232-normalized-BA_RDC4.dot_unif_10null0mast_rapportOE2.0_TMAX60_K67_cod2_pbEq1_newVersion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7" calcext:value-type="float">
            <text:p>37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4" calcext:value-type="float">
            <text:p>4</text:p>
          </table:table-cell>
          <table:table-cell table:style-name="ce119" office:value-type="float" office:value="-10713" calcext:value-type="float">
            <text:p>-10713</text:p>
          </table:table-cell>
          <table:table-cell table:style-name="ce119" office:value-type="float" office:value="-57826" calcext:value-type="float">
            <text:p>-57826</text:p>
          </table:table-cell>
          <table:table-cell table:style-name="ce119" office:value-type="float" office:value="-10353" calcext:value-type="float">
            <text:p>-10353</text:p>
          </table:table-cell>
          <table:table-cell table:style-name="ce119" table:formula="of:=[.H36]-[.I36]" office:value-type="float" office:value="47113" calcext:value-type="float">
            <text:p>47113</text:p>
          </table:table-cell>
          <table:table-cell table:style-name="ce135" office:value-type="float" office:value="2617.85" calcext:value-type="float">
            <text:p>2617.9</text:p>
          </table:table-cell>
          <table:table-cell table:style-name="ce119" office:value-type="float" office:value="-56829" calcext:value-type="float">
            <text:p>-56829</text:p>
          </table:table-cell>
          <table:table-cell table:style-name="ce119" office:value-type="float" office:value="-10713" calcext:value-type="float">
            <text:p>-10713</text:p>
          </table:table-cell>
          <table:table-cell table:style-name="ce119" table:formula="of:=[.N36]-[.M36]" office:value-type="float" office:value="46116" calcext:value-type="float">
            <text:p>46116</text:p>
          </table:table-cell>
          <table:table-cell table:style-name="ce135" office:value-type="float" office:value="2618.43" calcext:value-type="float">
            <text:p>2618.4</text:p>
          </table:table-cell>
          <table:table-cell table:style-name="ce23" office:value-type="float" office:value="32" calcext:value-type="float">
            <text:p>32</text:p>
          </table:table-cell>
          <table:table-cell table:style-name="ce165" table:formula="of:=[.O36]/[.K36]" office:value-type="percentage" office:value="0.978838112622843" calcext:value-type="percentage">
            <text:p>97.88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20" calcext:value-type="float">
            <text:p>120</text:p>
          </table:table-cell>
          <table:table-cell table:style-name="ce119"/>
          <table:table-cell table:style-name="ce119" office:value-type="string" calcext:value-type="string">
            <text:p>233-normalized-fir06_area_opers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3600.84" calcext:value-type="float">
            <text:p>3600.84</text:p>
          </table:table-cell>
          <table:table-cell table:style-name="ce23" office:value-type="float" office:value="17" calcext:value-type="float">
            <text:p>17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table:formula="of:=[.H37]-[.I37]" office:value-type="float" office:value="21" calcext:value-type="float">
            <text:p>21</text:p>
          </table:table-cell>
          <table:table-cell table:style-name="ce136" office:value-type="float" office:value="0.026765" calcext:value-type="float">
            <text:p>0.027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table:formula="of:=[.N37]-[.M37]" office:value-type="float" office:value="4" calcext:value-type="float">
            <text:p>4</text:p>
          </table:table-cell>
          <table:table-cell table:style-name="ce135" office:value-type="float" office:value="854.375" calcext:value-type="float">
            <text:p>854.4</text:p>
          </table:table-cell>
          <table:table-cell table:style-name="ce23" office:value-type="float" office:value="33" calcext:value-type="float">
            <text:p>33</text:p>
          </table:table-cell>
          <table:table-cell table:style-name="ce165" table:formula="of:=[.O37]/[.K37]" office:value-type="percentage" office:value="0.19047619047619" calcext:value-type="percentage">
            <text:p>19.0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26" calcext:value-type="float">
            <text:p>126</text:p>
          </table:table-cell>
          <table:table-cell table:style-name="ce119"/>
          <table:table-cell table:style-name="ce119" office:value-type="string" calcext:value-type="string">
            <text:p>240-normalized-frb30-15-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4" calcext:value-type="float">
            <text:p>14</text:p>
          </table:table-cell>
          <table:table-cell table:style-name="ce119" office:value-type="float" office:value="-27" calcext:value-type="float">
            <text:p>-27</text:p>
          </table:table-cell>
          <table:table-cell table:style-name="ce119" office:value-type="float" office:value="-430" calcext:value-type="float">
            <text:p>-430</text:p>
          </table:table-cell>
          <table:table-cell table:style-name="ce119" office:value-type="float" office:value="-26" calcext:value-type="float">
            <text:p>-26</text:p>
          </table:table-cell>
          <table:table-cell table:style-name="ce119" table:formula="of:=[.H38]-[.I38]" office:value-type="float" office:value="403" calcext:value-type="float">
            <text:p>403</text:p>
          </table:table-cell>
          <table:table-cell table:style-name="ce135" office:value-type="float" office:value="1323.97" calcext:value-type="float">
            <text:p>1324.0</text:p>
          </table:table-cell>
          <table:table-cell table:style-name="ce119" office:value-type="float" office:value="-429" calcext:value-type="float">
            <text:p>-429</text:p>
          </table:table-cell>
          <table:table-cell table:style-name="ce119" office:value-type="float" office:value="-27" calcext:value-type="float">
            <text:p>-27</text:p>
          </table:table-cell>
          <table:table-cell table:style-name="ce119" table:formula="of:=[.N38]-[.M38]" office:value-type="float" office:value="402" calcext:value-type="float">
            <text:p>402</text:p>
          </table:table-cell>
          <table:table-cell table:style-name="ce135" office:value-type="float" office:value="2910.41" calcext:value-type="float">
            <text:p>2910.4</text:p>
          </table:table-cell>
          <table:table-cell table:style-name="ce23" office:value-type="float" office:value="34" calcext:value-type="float">
            <text:p>34</text:p>
          </table:table-cell>
          <table:table-cell table:style-name="ce165" table:formula="of:=[.O38]/[.K38]" office:value-type="percentage" office:value="0.997518610421836" calcext:value-type="percentage">
            <text:p>99.7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29" calcext:value-type="float">
            <text:p>129</text:p>
          </table:table-cell>
          <table:table-cell table:style-name="ce119"/>
          <table:table-cell table:style-name="ce119" office:value-type="string" calcext:value-type="string">
            <text:p>244-normalized-frb59-26-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23" calcext:value-type="float">
            <text:p>23</text:p>
          </table:table-cell>
          <table:table-cell table:style-name="ce119" office:value-type="float" office:value="-48" calcext:value-type="float">
            <text:p>-48</text:p>
          </table:table-cell>
          <table:table-cell table:style-name="ce119" office:value-type="float" office:value="-1509" calcext:value-type="float">
            <text:p>-1509</text:p>
          </table:table-cell>
          <table:table-cell table:style-name="ce119" office:value-type="float" office:value="-47" calcext:value-type="float">
            <text:p>-47</text:p>
          </table:table-cell>
          <table:table-cell table:style-name="ce119" table:formula="of:=[.H39]-[.I39]" office:value-type="float" office:value="1461" calcext:value-type="float">
            <text:p>1461</text:p>
          </table:table-cell>
          <table:table-cell table:style-name="ce135" office:value-type="float" office:value="630.515" calcext:value-type="float">
            <text:p>630.5</text:p>
          </table:table-cell>
          <table:table-cell table:style-name="ce119" office:value-type="float" office:value="-1507" calcext:value-type="float">
            <text:p>-1507</text:p>
          </table:table-cell>
          <table:table-cell table:style-name="ce119" office:value-type="float" office:value="-48" calcext:value-type="float">
            <text:p>-48</text:p>
          </table:table-cell>
          <table:table-cell table:style-name="ce119" table:formula="of:=[.N39]-[.M39]" office:value-type="float" office:value="1459" calcext:value-type="float">
            <text:p>1459</text:p>
          </table:table-cell>
          <table:table-cell table:style-name="ce135" office:value-type="float" office:value="2602.96" calcext:value-type="float">
            <text:p>2603.0</text:p>
          </table:table-cell>
          <table:table-cell table:style-name="ce23" office:value-type="float" office:value="35" calcext:value-type="float">
            <text:p>35</text:p>
          </table:table-cell>
          <table:table-cell table:style-name="ce165" table:formula="of:=[.O39]/[.K39]" office:value-type="percentage" office:value="0.998631074606434" calcext:value-type="percentage">
            <text:p>99.86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34" calcext:value-type="float">
            <text:p>134</text:p>
          </table:table-cell>
          <table:table-cell table:style-name="ce119"/>
          <table:table-cell table:style-name="ce119" office:value-type="string" calcext:value-type="string">
            <text:p>25-normalized-frb53-24-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8" calcext:value-type="float">
            <text:p>18</text:p>
          </table:table-cell>
          <table:table-cell table:style-name="ce119" office:value-type="float" office:value="-45" calcext:value-type="float">
            <text:p>-45</text:p>
          </table:table-cell>
          <table:table-cell table:style-name="ce119" office:value-type="float" office:value="-1247" calcext:value-type="float">
            <text:p>-1247</text:p>
          </table:table-cell>
          <table:table-cell table:style-name="ce119" office:value-type="float" office:value="-44" calcext:value-type="float">
            <text:p>-44</text:p>
          </table:table-cell>
          <table:table-cell table:style-name="ce119" table:formula="of:=[.H40]-[.I40]" office:value-type="float" office:value="1202" calcext:value-type="float">
            <text:p>1202</text:p>
          </table:table-cell>
          <table:table-cell table:style-name="ce135" office:value-type="float" office:value="319.553" calcext:value-type="float">
            <text:p>319.6</text:p>
          </table:table-cell>
          <table:table-cell table:style-name="ce119" office:value-type="float" office:value="-1245" calcext:value-type="float">
            <text:p>-1245</text:p>
          </table:table-cell>
          <table:table-cell table:style-name="ce119" office:value-type="float" office:value="-45" calcext:value-type="float">
            <text:p>-45</text:p>
          </table:table-cell>
          <table:table-cell table:style-name="ce119" table:formula="of:=[.N40]-[.M40]" office:value-type="float" office:value="1200" calcext:value-type="float">
            <text:p>1200</text:p>
          </table:table-cell>
          <table:table-cell table:style-name="ce135" office:value-type="float" office:value="1447.4" calcext:value-type="float">
            <text:p>1447.4</text:p>
          </table:table-cell>
          <table:table-cell table:style-name="ce23" office:value-type="float" office:value="36" calcext:value-type="float">
            <text:p>36</text:p>
          </table:table-cell>
          <table:table-cell table:style-name="ce165" table:formula="of:=[.O40]/[.K40]" office:value-type="percentage" office:value="0.998336106489185" calcext:value-type="percentage">
            <text:p>99.83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42" calcext:value-type="float">
            <text:p>142</text:p>
          </table:table-cell>
          <table:table-cell table:style-name="ce119"/>
          <table:table-cell table:style-name="ce119" office:value-type="string" calcext:value-type="string">
            <text:p>259-normalized-frb35-17-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7" calcext:value-type="float">
            <text:p>17</text:p>
          </table:table-cell>
          <table:table-cell table:style-name="ce119" office:value-type="float" office:value="-31" calcext:value-type="float">
            <text:p>-31</text:p>
          </table:table-cell>
          <table:table-cell table:style-name="ce119" office:value-type="float" office:value="-575" calcext:value-type="float">
            <text:p>-575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table:formula="of:=[.H41]-[.I41]" office:value-type="float" office:value="544" calcext:value-type="float">
            <text:p>544</text:p>
          </table:table-cell>
          <table:table-cell table:style-name="ce135" office:value-type="float" office:value="83.3572" calcext:value-type="float">
            <text:p>83.4</text:p>
          </table:table-cell>
          <table:table-cell table:style-name="ce119" office:value-type="float" office:value="-572" calcext:value-type="float">
            <text:p>-572</text:p>
          </table:table-cell>
          <table:table-cell table:style-name="ce119" office:value-type="float" office:value="-31" calcext:value-type="float">
            <text:p>-31</text:p>
          </table:table-cell>
          <table:table-cell table:style-name="ce119" table:formula="of:=[.N41]-[.M41]" office:value-type="float" office:value="541" calcext:value-type="float">
            <text:p>541</text:p>
          </table:table-cell>
          <table:table-cell table:style-name="ce135" office:value-type="float" office:value="1242.5" calcext:value-type="float">
            <text:p>1242.5</text:p>
          </table:table-cell>
          <table:table-cell table:style-name="ce23" office:value-type="float" office:value="37" calcext:value-type="float">
            <text:p>37</text:p>
          </table:table-cell>
          <table:table-cell table:style-name="ce165" table:formula="of:=[.O41]/[.K41]" office:value-type="percentage" office:value="0.994485294117647" calcext:value-type="percentage">
            <text:p>99.4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43" calcext:value-type="float">
            <text:p>143</text:p>
          </table:table-cell>
          <table:table-cell table:style-name="ce119"/>
          <table:table-cell table:style-name="ce119" office:value-type="string" calcext:value-type="string">
            <text:p>26-normalized-ns90361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" calcext:value-type="float">
            <text:p>1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table:formula="of:=[.H42]-[.I42]" office:value-type="float" office:value="21" calcext:value-type="float">
            <text:p>21</text:p>
          </table:table-cell>
          <table:table-cell table:style-name="ce135" office:value-type="float" office:value="824.707" calcext:value-type="float">
            <text:p>824.7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table:formula="of:=[.N42]-[.M42]" office:value-type="float" office:value="4" calcext:value-type="float">
            <text:p>4</text:p>
          </table:table-cell>
          <table:table-cell table:style-name="ce135" office:value-type="float" office:value="893.254" calcext:value-type="float">
            <text:p>893.3</text:p>
          </table:table-cell>
          <table:table-cell table:style-name="ce23" office:value-type="float" office:value="38" calcext:value-type="float">
            <text:p>38</text:p>
          </table:table-cell>
          <table:table-cell table:style-name="ce165" table:formula="of:=[.O42]/[.K42]" office:value-type="percentage" office:value="0.19047619047619" calcext:value-type="percentage">
            <text:p>19.0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48" calcext:value-type="float">
            <text:p>148</text:p>
          </table:table-cell>
          <table:table-cell table:style-name="ce119"/>
          <table:table-cell table:style-name="ce119" office:value-type="string" calcext:value-type="string">
            <text:p>265-normalized-iis-glass-cov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6" calcext:value-type="float">
            <text:p>6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table:formula="of:=[.H43]-[.I43]" office:value-type="float" office:value="18" calcext:value-type="float">
            <text:p>18</text:p>
          </table:table-cell>
          <table:table-cell table:style-name="ce135" office:value-type="float" office:value="1989.07" calcext:value-type="float">
            <text:p>1989.1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table:formula="of:=[.N43]-[.M43]" office:value-type="float" office:value="16" calcext:value-type="float">
            <text:p>16</text:p>
          </table:table-cell>
          <table:table-cell table:style-name="ce135" office:value-type="float" office:value="3029.12" calcext:value-type="float">
            <text:p>3029.1</text:p>
          </table:table-cell>
          <table:table-cell table:style-name="ce23" office:value-type="float" office:value="39" calcext:value-type="float">
            <text:p>39</text:p>
          </table:table-cell>
          <table:table-cell table:style-name="ce165" table:formula="of:=[.O43]/[.K43]" office:value-type="percentage" office:value="0.888888888888889" calcext:value-type="percentage">
            <text:p>88.8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61" calcext:value-type="float">
            <text:p>161</text:p>
          </table:table-cell>
          <table:table-cell table:style-name="ce119"/>
          <table:table-cell table:style-name="ce119" office:value-type="string" calcext:value-type="string">
            <text:p>280-normalized-vertexcover_opt_grid_oddrowevencolsquare_dim_07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304" calcext:value-type="float">
            <text:p>2304</text:p>
          </table:table-cell>
          <table:table-cell table:style-name="ce119" office:value-type="float" office:value="2964" calcext:value-type="float">
            <text:p>2964</text:p>
          </table:table-cell>
          <table:table-cell table:style-name="ce119" office:value-type="float" office:value="1219" calcext:value-type="float">
            <text:p>1219</text:p>
          </table:table-cell>
          <table:table-cell table:style-name="ce119" office:value-type="float" office:value="3025" calcext:value-type="float">
            <text:p>3025</text:p>
          </table:table-cell>
          <table:table-cell table:style-name="ce119" table:formula="of:=[.H44]-[.I44]" office:value-type="float" office:value="1745" calcext:value-type="float">
            <text:p>1745</text:p>
          </table:table-cell>
          <table:table-cell table:style-name="ce135" office:value-type="float" office:value="3.82207" calcext:value-type="float">
            <text:p>3.8</text:p>
          </table:table-cell>
          <table:table-cell table:style-name="ce119" office:value-type="float" office:value="2381" calcext:value-type="float">
            <text:p>2381</text:p>
          </table:table-cell>
          <table:table-cell table:style-name="ce119" office:value-type="float" office:value="2964" calcext:value-type="float">
            <text:p>2964</text:p>
          </table:table-cell>
          <table:table-cell table:style-name="ce119" table:formula="of:=[.N44]-[.M44]" office:value-type="float" office:value="583" calcext:value-type="float">
            <text:p>583</text:p>
          </table:table-cell>
          <table:table-cell table:style-name="ce135" office:value-type="float" office:value="3459.95" calcext:value-type="float">
            <text:p>3460.0</text:p>
          </table:table-cell>
          <table:table-cell table:style-name="ce23" office:value-type="float" office:value="40" calcext:value-type="float">
            <text:p>40</text:p>
          </table:table-cell>
          <table:table-cell table:style-name="ce165" table:formula="of:=[.O44]/[.K44]" office:value-type="percentage" office:value="0.334097421203438" calcext:value-type="percentage">
            <text:p>33.4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68" calcext:value-type="float">
            <text:p>168</text:p>
          </table:table-cell>
          <table:table-cell table:style-name="ce119"/>
          <table:table-cell table:style-name="ce119" office:value-type="string" calcext:value-type="string">
            <text:p>289-normalized-circ6_3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0" calcext:value-type="float">
            <text:p>20</text:p>
          </table:table-cell>
          <table:table-cell table:style-name="ce119" office:value-type="float" office:value="66" calcext:value-type="float">
            <text:p>66</text:p>
          </table:table-cell>
          <table:table-cell table:style-name="ce119" office:value-type="float" office:value="29" calcext:value-type="float">
            <text:p>29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table:formula="of:=[.H45]-[.I45]" office:value-type="float" office:value="37" calcext:value-type="float">
            <text:p>37</text:p>
          </table:table-cell>
          <table:table-cell table:style-name="ce135" office:value-type="float" office:value="3470.44" calcext:value-type="float">
            <text:p>3470.4</text:p>
          </table:table-cell>
          <table:table-cell table:style-name="ce119" office:value-type="float" office:value="33" calcext:value-type="float">
            <text:p>33</text:p>
          </table:table-cell>
          <table:table-cell table:style-name="ce119" office:value-type="float" office:value="66" calcext:value-type="float">
            <text:p>66</text:p>
          </table:table-cell>
          <table:table-cell table:style-name="ce119" table:formula="of:=[.N45]-[.M45]" office:value-type="float" office:value="33" calcext:value-type="float">
            <text:p>33</text:p>
          </table:table-cell>
          <table:table-cell table:style-name="ce135" office:value-type="float" office:value="3499.09" calcext:value-type="float">
            <text:p>3499.1</text:p>
          </table:table-cell>
          <table:table-cell table:style-name="ce23" office:value-type="float" office:value="41" calcext:value-type="float">
            <text:p>41</text:p>
          </table:table-cell>
          <table:table-cell table:style-name="ce165" table:formula="of:=[.O45]/[.K45]" office:value-type="percentage" office:value="0.891891891891892" calcext:value-type="percentage">
            <text:p>89.1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69" calcext:value-type="float">
            <text:p>169</text:p>
          </table:table-cell>
          <table:table-cell table:style-name="ce119"/>
          <table:table-cell table:style-name="ce119" office:value-type="string" calcext:value-type="string">
            <text:p>29-normalized-frb40-19-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8" calcext:value-type="float">
            <text:p>18</text:p>
          </table:table-cell>
          <table:table-cell table:style-name="ce119" office:value-type="float" office:value="-34" calcext:value-type="float">
            <text:p>-34</text:p>
          </table:table-cell>
          <table:table-cell table:style-name="ce119" office:value-type="float" office:value="-740" calcext:value-type="float">
            <text:p>-740</text:p>
          </table:table-cell>
          <table:table-cell table:style-name="ce119" office:value-type="float" office:value="-33" calcext:value-type="float">
            <text:p>-33</text:p>
          </table:table-cell>
          <table:table-cell table:style-name="ce119" table:formula="of:=[.H46]-[.I46]" office:value-type="float" office:value="706" calcext:value-type="float">
            <text:p>706</text:p>
          </table:table-cell>
          <table:table-cell table:style-name="ce135" office:value-type="float" office:value="6.54354" calcext:value-type="float">
            <text:p>6.5</text:p>
          </table:table-cell>
          <table:table-cell table:style-name="ce119" office:value-type="float" office:value="-737" calcext:value-type="float">
            <text:p>-737</text:p>
          </table:table-cell>
          <table:table-cell table:style-name="ce119" office:value-type="float" office:value="-34" calcext:value-type="float">
            <text:p>-34</text:p>
          </table:table-cell>
          <table:table-cell table:style-name="ce119" table:formula="of:=[.N46]-[.M46]" office:value-type="float" office:value="703" calcext:value-type="float">
            <text:p>703</text:p>
          </table:table-cell>
          <table:table-cell table:style-name="ce135" office:value-type="float" office:value="493.221" calcext:value-type="float">
            <text:p>493.2</text:p>
          </table:table-cell>
          <table:table-cell table:style-name="ce23" office:value-type="float" office:value="42" calcext:value-type="float">
            <text:p>42</text:p>
          </table:table-cell>
          <table:table-cell table:style-name="ce165" table:formula="of:=[.O46]/[.K46]" office:value-type="percentage" office:value="0.995750708215297" calcext:value-type="percentage">
            <text:p>99.58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70" calcext:value-type="float">
            <text:p>170</text:p>
          </table:table-cell>
          <table:table-cell table:style-name="ce119"/>
          <table:table-cell table:style-name="ce119" office:value-type="string" calcext:value-type="string">
            <text:p>290-normalized-frb53-24-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1" calcext:value-type="float">
            <text:p>21</text:p>
          </table:table-cell>
          <table:table-cell table:style-name="ce119" office:value-type="float" office:value="-45" calcext:value-type="float">
            <text:p>-45</text:p>
          </table:table-cell>
          <table:table-cell table:style-name="ce119" office:value-type="float" office:value="-1246" calcext:value-type="float">
            <text:p>-1246</text:p>
          </table:table-cell>
          <table:table-cell table:style-name="ce119" office:value-type="float" office:value="-44" calcext:value-type="float">
            <text:p>-44</text:p>
          </table:table-cell>
          <table:table-cell table:style-name="ce119" table:formula="of:=[.H47]-[.I47]" office:value-type="float" office:value="1201" calcext:value-type="float">
            <text:p>1201</text:p>
          </table:table-cell>
          <table:table-cell table:style-name="ce135" office:value-type="float" office:value="793.884" calcext:value-type="float">
            <text:p>793.9</text:p>
          </table:table-cell>
          <table:table-cell table:style-name="ce119" office:value-type="float" office:value="-1245" calcext:value-type="float">
            <text:p>-1245</text:p>
          </table:table-cell>
          <table:table-cell table:style-name="ce119" office:value-type="float" office:value="-45" calcext:value-type="float">
            <text:p>-45</text:p>
          </table:table-cell>
          <table:table-cell table:style-name="ce119" table:formula="of:=[.N47]-[.M47]" office:value-type="float" office:value="1200" calcext:value-type="float">
            <text:p>1200</text:p>
          </table:table-cell>
          <table:table-cell table:style-name="ce135" office:value-type="float" office:value="1425.97" calcext:value-type="float">
            <text:p>1426.0</text:p>
          </table:table-cell>
          <table:table-cell table:style-name="ce23" office:value-type="float" office:value="43" calcext:value-type="float">
            <text:p>43</text:p>
          </table:table-cell>
          <table:table-cell table:style-name="ce165" table:formula="of:=[.O47]/[.K47]" office:value-type="percentage" office:value="0.999167360532889" calcext:value-type="percentage">
            <text:p>99.9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71" calcext:value-type="float">
            <text:p>171</text:p>
          </table:table-cell>
          <table:table-cell table:style-name="ce119"/>
          <table:table-cell table:style-name="ce119" office:value-type="string" calcext:value-type="string">
            <text:p>293-normalized-frb30-15-5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6" calcext:value-type="float">
            <text:p>16</text:p>
          </table:table-cell>
          <table:table-cell table:style-name="ce119" office:value-type="float" office:value="-27" calcext:value-type="float">
            <text:p>-27</text:p>
          </table:table-cell>
          <table:table-cell table:style-name="ce119" office:value-type="float" office:value="-431" calcext:value-type="float">
            <text:p>-431</text:p>
          </table:table-cell>
          <table:table-cell table:style-name="ce119" office:value-type="float" office:value="-26" calcext:value-type="float">
            <text:p>-26</text:p>
          </table:table-cell>
          <table:table-cell table:style-name="ce119" table:formula="of:=[.H48]-[.I48]" office:value-type="float" office:value="404" calcext:value-type="float">
            <text:p>404</text:p>
          </table:table-cell>
          <table:table-cell table:style-name="ce135" office:value-type="float" office:value="635.828" calcext:value-type="float">
            <text:p>635.8</text:p>
          </table:table-cell>
          <table:table-cell table:style-name="ce119" office:value-type="float" office:value="-429" calcext:value-type="float">
            <text:p>-429</text:p>
          </table:table-cell>
          <table:table-cell table:style-name="ce119" office:value-type="float" office:value="-27" calcext:value-type="float">
            <text:p>-27</text:p>
          </table:table-cell>
          <table:table-cell table:style-name="ce119" table:formula="of:=[.N48]-[.M48]" office:value-type="float" office:value="402" calcext:value-type="float">
            <text:p>402</text:p>
          </table:table-cell>
          <table:table-cell table:style-name="ce135" office:value-type="float" office:value="1029.92" calcext:value-type="float">
            <text:p>1029.9</text:p>
          </table:table-cell>
          <table:table-cell table:style-name="ce23" office:value-type="float" office:value="44" calcext:value-type="float">
            <text:p>44</text:p>
          </table:table-cell>
          <table:table-cell table:style-name="ce165" table:formula="of:=[.O48]/[.K48]" office:value-type="percentage" office:value="0.995049504950495" calcext:value-type="percentage">
            <text:p>99.5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90" calcext:value-type="float">
            <text:p>190</text:p>
          </table:table-cell>
          <table:table-cell table:style-name="ce119"/>
          <table:table-cell table:style-name="ce119" office:value-type="string" calcext:value-type="string">
            <text:p>311-normalized-lo_16x16_001.opb.metafix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5" calcext:value-type="float">
            <text:p>5</text:p>
          </table:table-cell>
          <table:table-cell table:style-name="ce119" office:value-type="float" office:value="125" calcext:value-type="float">
            <text:p>125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240" calcext:value-type="float">
            <text:p>240</text:p>
          </table:table-cell>
          <table:table-cell table:style-name="ce119" table:formula="of:=[.H49]-[.I49]" office:value-type="float" office:value="115" calcext:value-type="float">
            <text:p>115</text:p>
          </table:table-cell>
          <table:table-cell table:style-name="ce136" office:value-type="float" office:value="0.049289" calcext:value-type="float">
            <text:p>0.049</text:p>
          </table:table-cell>
          <table:table-cell table:style-name="ce119" office:value-type="float" office:value="49" calcext:value-type="float">
            <text:p>49</text:p>
          </table:table-cell>
          <table:table-cell table:style-name="ce119" office:value-type="float" office:value="125" calcext:value-type="float">
            <text:p>125</text:p>
          </table:table-cell>
          <table:table-cell table:style-name="ce119" table:formula="of:=[.N49]-[.M49]" office:value-type="float" office:value="76" calcext:value-type="float">
            <text:p>76</text:p>
          </table:table-cell>
          <table:table-cell table:style-name="ce135" office:value-type="float" office:value="81.161" calcext:value-type="float">
            <text:p>81.2</text:p>
          </table:table-cell>
          <table:table-cell table:style-name="ce23" office:value-type="float" office:value="45" calcext:value-type="float">
            <text:p>45</text:p>
          </table:table-cell>
          <table:table-cell table:style-name="ce165" table:formula="of:=[.O49]/[.K49]" office:value-type="percentage" office:value="0.660869565217391" calcext:value-type="percentage">
            <text:p>66.0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91" calcext:value-type="float">
            <text:p>191</text:p>
          </table:table-cell>
          <table:table-cell table:style-name="ce119"/>
          <table:table-cell table:style-name="ce119" office:value-type="string" calcext:value-type="string">
            <text:p>312-normalized-10:20:4.5:0.95:10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67" calcext:value-type="float">
            <text:p>67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-333" calcext:value-type="float">
            <text:p>-333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table:formula="of:=[.H50]-[.I50]" office:value-type="float" office:value="356" calcext:value-type="float">
            <text:p>356</text:p>
          </table:table-cell>
          <table:table-cell table:style-name="ce135" office:value-type="float" office:value="1851.22" calcext:value-type="float">
            <text:p>1851.2</text:p>
          </table:table-cell>
          <table:table-cell table:style-name="ce119" office:value-type="float" office:value="-330" calcext:value-type="float">
            <text:p>-330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table:formula="of:=[.N50]-[.M50]" office:value-type="float" office:value="353" calcext:value-type="float">
            <text:p>353</text:p>
          </table:table-cell>
          <table:table-cell table:style-name="ce135" office:value-type="float" office:value="1882.97" calcext:value-type="float">
            <text:p>1883.0</text:p>
          </table:table-cell>
          <table:table-cell table:style-name="ce23" office:value-type="float" office:value="46" calcext:value-type="float">
            <text:p>46</text:p>
          </table:table-cell>
          <table:table-cell table:style-name="ce165" table:formula="of:=[.O50]/[.K50]" office:value-type="percentage" office:value="0.991573033707865" calcext:value-type="percentage">
            <text:p>99.16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98" calcext:value-type="float">
            <text:p>198</text:p>
          </table:table-cell>
          <table:table-cell table:style-name="ce119"/>
          <table:table-cell table:style-name="ce119" office:value-type="string" calcext:value-type="string">
            <text:p>320-normalized-linearized_pebbling_opt_layeredfan_up_r24_c47_a5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1" calcext:value-type="float">
            <text:p>3601</text:p>
          </table:table-cell>
          <table:table-cell table:style-name="ce23" office:value-type="float" office:value="7" calcext:value-type="float">
            <text:p>7</text:p>
          </table:table-cell>
          <table:table-cell table:style-name="ce119" office:value-type="float" office:value="6627" calcext:value-type="float">
            <text:p>662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1045" calcext:value-type="float">
            <text:p>11045</text:p>
          </table:table-cell>
          <table:table-cell table:style-name="ce119" table:formula="of:=[.H51]-[.I51]" office:value-type="float" office:value="6627" calcext:value-type="float">
            <text:p>6627</text:p>
          </table:table-cell>
          <table:table-cell table:style-name="ce135" office:value-type="float" office:value="1703.23" calcext:value-type="float">
            <text:p>1703.2</text:p>
          </table:table-cell>
          <table:table-cell table:style-name="ce119" office:value-type="float" office:value="99" calcext:value-type="float">
            <text:p>99</text:p>
          </table:table-cell>
          <table:table-cell table:style-name="ce119" office:value-type="float" office:value="6627" calcext:value-type="float">
            <text:p>6627</text:p>
          </table:table-cell>
          <table:table-cell table:style-name="ce119" table:formula="of:=[.N51]-[.M51]" office:value-type="float" office:value="6528" calcext:value-type="float">
            <text:p>6528</text:p>
          </table:table-cell>
          <table:table-cell table:style-name="ce135" office:value-type="float" office:value="1787.98" calcext:value-type="float">
            <text:p>1788.0</text:p>
          </table:table-cell>
          <table:table-cell table:style-name="ce23" office:value-type="float" office:value="47" calcext:value-type="float">
            <text:p>47</text:p>
          </table:table-cell>
          <table:table-cell table:style-name="ce165" table:formula="of:=[.O51]/[.K51]" office:value-type="percentage" office:value="0.985061113626075" calcext:value-type="percentage">
            <text:p>98.5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00" calcext:value-type="float">
            <text:p>200</text:p>
          </table:table-cell>
          <table:table-cell table:style-name="ce119"/>
          <table:table-cell table:style-name="ce119" office:value-type="string" calcext:value-type="string">
            <text:p>322-normalized-mul_8_13_shg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600.1" calcext:value-type="float">
            <text:p>3600.1</text:p>
          </table:table-cell>
          <table:table-cell table:style-name="ce23" office:value-type="float" office:value="7" calcext:value-type="float">
            <text:p>7</text:p>
          </table:table-cell>
          <table:table-cell table:style-name="ce119" office:value-type="float" office:value="144" calcext:value-type="float">
            <text:p>144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53" calcext:value-type="float">
            <text:p>153</text:p>
          </table:table-cell>
          <table:table-cell table:style-name="ce119" table:formula="of:=[.H52]-[.I52]" office:value-type="float" office:value="138" calcext:value-type="float">
            <text:p>138</text:p>
          </table:table-cell>
          <table:table-cell table:style-name="ce135" office:value-type="float" office:value="393.449" calcext:value-type="float">
            <text:p>393.4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44" calcext:value-type="float">
            <text:p>144</text:p>
          </table:table-cell>
          <table:table-cell table:style-name="ce119" table:formula="of:=[.N52]-[.M52]" office:value-type="float" office:value="135" calcext:value-type="float">
            <text:p>135</text:p>
          </table:table-cell>
          <table:table-cell table:style-name="ce135" office:value-type="float" office:value="553.729" calcext:value-type="float">
            <text:p>553.7</text:p>
          </table:table-cell>
          <table:table-cell table:style-name="ce23" office:value-type="float" office:value="48" calcext:value-type="float">
            <text:p>48</text:p>
          </table:table-cell>
          <table:table-cell table:style-name="ce165" table:formula="of:=[.O52]/[.K52]" office:value-type="percentage" office:value="0.978260869565217" calcext:value-type="percentage">
            <text:p>97.83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03" calcext:value-type="float">
            <text:p>203</text:p>
          </table:table-cell>
          <table:table-cell table:style-name="ce119"/>
          <table:table-cell table:style-name="ce119" office:value-type="string" calcext:value-type="string">
            <text:p>326-normalized-KE_630_00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3600.05" calcext:value-type="float">
            <text:p>3600.05</text:p>
          </table:table-cell>
          <table:table-cell table:style-name="ce23" office:value-type="float" office:value="533" calcext:value-type="float">
            <text:p>533</text:p>
          </table:table-cell>
          <table:table-cell table:style-name="ce119" office:value-type="float" office:value="-19136" calcext:value-type="float">
            <text:p>-19136</text:p>
          </table:table-cell>
          <table:table-cell table:style-name="ce119" office:value-type="float" office:value="-556614" calcext:value-type="float">
            <text:p>-556614</text:p>
          </table:table-cell>
          <table:table-cell table:style-name="ce119" office:value-type="float" office:value="-19135" calcext:value-type="float">
            <text:p>-19135</text:p>
          </table:table-cell>
          <table:table-cell table:style-name="ce119" table:formula="of:=[.H53]-[.I53]" office:value-type="float" office:value="537478" calcext:value-type="float">
            <text:p>537478</text:p>
          </table:table-cell>
          <table:table-cell table:style-name="ce135" office:value-type="float" office:value="1491.03" calcext:value-type="float">
            <text:p>1491.0</text:p>
          </table:table-cell>
          <table:table-cell table:style-name="ce119" office:value-type="float" office:value="-204521" calcext:value-type="float">
            <text:p>-204521</text:p>
          </table:table-cell>
          <table:table-cell table:style-name="ce119" office:value-type="float" office:value="-19136" calcext:value-type="float">
            <text:p>-19136</text:p>
          </table:table-cell>
          <table:table-cell table:style-name="ce119" table:formula="of:=[.N53]-[.M53]" office:value-type="float" office:value="185385" calcext:value-type="float">
            <text:p>185385</text:p>
          </table:table-cell>
          <table:table-cell table:style-name="ce135" office:value-type="float" office:value="3381.75" calcext:value-type="float">
            <text:p>3381.8</text:p>
          </table:table-cell>
          <table:table-cell table:style-name="ce23" office:value-type="float" office:value="49" calcext:value-type="float">
            <text:p>49</text:p>
          </table:table-cell>
          <table:table-cell table:style-name="ce165" table:formula="of:=[.O53]/[.K53]" office:value-type="percentage" office:value="0.344916443091624" calcext:value-type="percentage">
            <text:p>34.4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04" calcext:value-type="float">
            <text:p>204</text:p>
          </table:table-cell>
          <table:table-cell table:style-name="ce119"/>
          <table:table-cell table:style-name="ce119" office:value-type="string" calcext:value-type="string">
            <text:p>327-normalized-ii16a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223" calcext:value-type="float">
            <text:p>223</text:p>
          </table:table-cell>
          <table:table-cell table:style-name="ce119" office:value-type="float" office:value="1164" calcext:value-type="float">
            <text:p>1164</text:p>
          </table:table-cell>
          <table:table-cell table:style-name="ce119" office:value-type="float" office:value="247" calcext:value-type="float">
            <text:p>247</text:p>
          </table:table-cell>
          <table:table-cell table:style-name="ce119" office:value-type="float" office:value="1170" calcext:value-type="float">
            <text:p>1170</text:p>
          </table:table-cell>
          <table:table-cell table:style-name="ce119" table:formula="of:=[.H54]-[.I54]" office:value-type="float" office:value="917" calcext:value-type="float">
            <text:p>917</text:p>
          </table:table-cell>
          <table:table-cell table:style-name="ce135" office:value-type="float" office:value="52.4355" calcext:value-type="float">
            <text:p>52.4</text:p>
          </table:table-cell>
          <table:table-cell table:style-name="ce119" office:value-type="float" office:value="297" calcext:value-type="float">
            <text:p>297</text:p>
          </table:table-cell>
          <table:table-cell table:style-name="ce119" office:value-type="float" office:value="1164" calcext:value-type="float">
            <text:p>1164</text:p>
          </table:table-cell>
          <table:table-cell table:style-name="ce119" table:formula="of:=[.N54]-[.M54]" office:value-type="float" office:value="867" calcext:value-type="float">
            <text:p>867</text:p>
          </table:table-cell>
          <table:table-cell table:style-name="ce135" office:value-type="float" office:value="3338.07" calcext:value-type="float">
            <text:p>3338.1</text:p>
          </table:table-cell>
          <table:table-cell table:style-name="ce23" office:value-type="float" office:value="50" calcext:value-type="float">
            <text:p>50</text:p>
          </table:table-cell>
          <table:table-cell table:style-name="ce165" table:formula="of:=[.O54]/[.K54]" office:value-type="percentage" office:value="0.945474372955289" calcext:value-type="percentage">
            <text:p>94.5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09" calcext:value-type="float">
            <text:p>209</text:p>
          </table:table-cell>
          <table:table-cell table:style-name="ce119"/>
          <table:table-cell table:style-name="ce119" office:value-type="string" calcext:value-type="string">
            <text:p>335-normalized-10:20:4.5:0.5:10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90" calcext:value-type="float">
            <text:p>9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-211" calcext:value-type="float">
            <text:p>-211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table:formula="of:=[.H55]-[.I55]" office:value-type="float" office:value="224" calcext:value-type="float">
            <text:p>224</text:p>
          </table:table-cell>
          <table:table-cell table:style-name="ce135" office:value-type="float" office:value="524.693" calcext:value-type="float">
            <text:p>524.7</text:p>
          </table:table-cell>
          <table:table-cell table:style-name="ce119" office:value-type="float" office:value="-157" calcext:value-type="float">
            <text:p>-157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table:formula="of:=[.N55]-[.M55]" office:value-type="float" office:value="170" calcext:value-type="float">
            <text:p>170</text:p>
          </table:table-cell>
          <table:table-cell table:style-name="ce135" office:value-type="float" office:value="1951.92" calcext:value-type="float">
            <text:p>1951.9</text:p>
          </table:table-cell>
          <table:table-cell table:style-name="ce23" office:value-type="float" office:value="51" calcext:value-type="float">
            <text:p>51</text:p>
          </table:table-cell>
          <table:table-cell table:style-name="ce165" table:formula="of:=[.O55]/[.K55]" office:value-type="percentage" office:value="0.758928571428571" calcext:value-type="percentage">
            <text:p>75.8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11" calcext:value-type="float">
            <text:p>211</text:p>
          </table:table-cell>
          <table:table-cell table:style-name="ce119"/>
          <table:table-cell table:style-name="ce119" office:value-type="string" calcext:value-type="string">
            <text:p>337-normalized-knapPI_14_50_1000_5_-3237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5" calcext:value-type="float">
            <text:p>15</text:p>
          </table:table-cell>
          <table:table-cell table:style-name="ce119" office:value-type="float" office:value="-5724" calcext:value-type="float">
            <text:p>-5724</text:p>
          </table:table-cell>
          <table:table-cell table:style-name="ce119" office:value-type="float" office:value="-178752" calcext:value-type="float">
            <text:p>-178752</text:p>
          </table:table-cell>
          <table:table-cell table:style-name="ce119" office:value-type="float" office:value="-5637" calcext:value-type="float">
            <text:p>-5637</text:p>
          </table:table-cell>
          <table:table-cell table:style-name="ce119" table:formula="of:=[.H56]-[.I56]" office:value-type="float" office:value="173028" calcext:value-type="float">
            <text:p>173028</text:p>
          </table:table-cell>
          <table:table-cell table:style-name="ce135" office:value-type="float" office:value="2398.13" calcext:value-type="float">
            <text:p>2398.1</text:p>
          </table:table-cell>
          <table:table-cell table:style-name="ce119" office:value-type="float" office:value="-178463" calcext:value-type="float">
            <text:p>-178463</text:p>
          </table:table-cell>
          <table:table-cell table:style-name="ce119" office:value-type="float" office:value="-5724" calcext:value-type="float">
            <text:p>-5724</text:p>
          </table:table-cell>
          <table:table-cell table:style-name="ce119" table:formula="of:=[.N56]-[.M56]" office:value-type="float" office:value="172739" calcext:value-type="float">
            <text:p>172739</text:p>
          </table:table-cell>
          <table:table-cell table:style-name="ce135" office:value-type="float" office:value="3200.96" calcext:value-type="float">
            <text:p>3201.0</text:p>
          </table:table-cell>
          <table:table-cell table:style-name="ce23" office:value-type="float" office:value="52" calcext:value-type="float">
            <text:p>52</text:p>
          </table:table-cell>
          <table:table-cell table:style-name="ce165" table:formula="of:=[.O56]/[.K56]" office:value-type="percentage" office:value="0.99832975009825" calcext:value-type="percentage">
            <text:p>99.83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15" calcext:value-type="float">
            <text:p>215</text:p>
          </table:table-cell>
          <table:table-cell table:style-name="ce119"/>
          <table:table-cell table:style-name="ce119" office:value-type="string" calcext:value-type="string">
            <text:p>340-normalized-domset_opt_hexgrid_nrowsdiv30add5_ncols_34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850" calcext:value-type="float">
            <text:p>850</text:p>
          </table:table-cell>
          <table:table-cell table:style-name="ce119" office:value-type="float" office:value="1416" calcext:value-type="float">
            <text:p>1416</text:p>
          </table:table-cell>
          <table:table-cell table:style-name="ce119" office:value-type="float" office:value="825" calcext:value-type="float">
            <text:p>825</text:p>
          </table:table-cell>
          <table:table-cell table:style-name="ce119" office:value-type="float" office:value="1441" calcext:value-type="float">
            <text:p>1441</text:p>
          </table:table-cell>
          <table:table-cell table:style-name="ce119" table:formula="of:=[.H57]-[.I57]" office:value-type="float" office:value="591" calcext:value-type="float">
            <text:p>591</text:p>
          </table:table-cell>
          <table:table-cell table:style-name="ce135" office:value-type="float" office:value="829.626" calcext:value-type="float">
            <text:p>829.6</text:p>
          </table:table-cell>
          <table:table-cell table:style-name="ce119" office:value-type="float" office:value="986" calcext:value-type="float">
            <text:p>986</text:p>
          </table:table-cell>
          <table:table-cell table:style-name="ce119" office:value-type="float" office:value="1416" calcext:value-type="float">
            <text:p>1416</text:p>
          </table:table-cell>
          <table:table-cell table:style-name="ce119" table:formula="of:=[.N57]-[.M57]" office:value-type="float" office:value="430" calcext:value-type="float">
            <text:p>430</text:p>
          </table:table-cell>
          <table:table-cell table:style-name="ce135" office:value-type="float" office:value="3548.26" calcext:value-type="float">
            <text:p>3548.3</text:p>
          </table:table-cell>
          <table:table-cell table:style-name="ce23" office:value-type="float" office:value="53" calcext:value-type="float">
            <text:p>53</text:p>
          </table:table-cell>
          <table:table-cell table:style-name="ce165" table:formula="of:=[.O57]/[.K57]" office:value-type="percentage" office:value="0.727580372250423" calcext:value-type="percentage">
            <text:p>72.76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23" calcext:value-type="float">
            <text:p>223</text:p>
          </table:table-cell>
          <table:table-cell table:style-name="ce119"/>
          <table:table-cell table:style-name="ce119" office:value-type="string" calcext:value-type="string">
            <text:p>349-normalized-circ8_3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6" calcext:value-type="float">
            <text:p>16</text:p>
          </table:table-cell>
          <table:table-cell table:style-name="ce119" office:value-type="float" office:value="162" calcext:value-type="float">
            <text:p>162</text:p>
          </table:table-cell>
          <table:table-cell table:style-name="ce119" office:value-type="float" office:value="50" calcext:value-type="float">
            <text:p>50</text:p>
          </table:table-cell>
          <table:table-cell table:style-name="ce119" office:value-type="float" office:value="166" calcext:value-type="float">
            <text:p>166</text:p>
          </table:table-cell>
          <table:table-cell table:style-name="ce119" table:formula="of:=[.H58]-[.I58]" office:value-type="float" office:value="112" calcext:value-type="float">
            <text:p>112</text:p>
          </table:table-cell>
          <table:table-cell table:style-name="ce135" office:value-type="float" office:value="1945.68" calcext:value-type="float">
            <text:p>1945.7</text:p>
          </table:table-cell>
          <table:table-cell table:style-name="ce119" office:value-type="float" office:value="52" calcext:value-type="float">
            <text:p>52</text:p>
          </table:table-cell>
          <table:table-cell table:style-name="ce119" office:value-type="float" office:value="162" calcext:value-type="float">
            <text:p>162</text:p>
          </table:table-cell>
          <table:table-cell table:style-name="ce119" table:formula="of:=[.N58]-[.M58]" office:value-type="float" office:value="110" calcext:value-type="float">
            <text:p>110</text:p>
          </table:table-cell>
          <table:table-cell table:style-name="ce135" office:value-type="float" office:value="3151.16" calcext:value-type="float">
            <text:p>3151.2</text:p>
          </table:table-cell>
          <table:table-cell table:style-name="ce23" office:value-type="float" office:value="54" calcext:value-type="float">
            <text:p>54</text:p>
          </table:table-cell>
          <table:table-cell table:style-name="ce165" table:formula="of:=[.O58]/[.K58]" office:value-type="percentage" office:value="0.982142857142857" calcext:value-type="percentage">
            <text:p>98.2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31" calcext:value-type="float">
            <text:p>231</text:p>
          </table:table-cell>
          <table:table-cell table:style-name="ce119"/>
          <table:table-cell table:style-name="ce119" office:value-type="string" calcext:value-type="string">
            <text:p>357-normalized-vtxcov_v2000_e4000_34.opb.PB0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3" calcext:value-type="float">
            <text:p>33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25" calcext:value-type="float">
            <text:p>425</text:p>
          </table:table-cell>
          <table:table-cell table:style-name="ce119" office:value-type="float" office:value="1135" calcext:value-type="float">
            <text:p>1135</text:p>
          </table:table-cell>
          <table:table-cell table:style-name="ce119" office:value-type="float" office:value="468" calcext:value-type="float">
            <text:p>468</text:p>
          </table:table-cell>
          <table:table-cell table:style-name="ce119" office:value-type="float" office:value="1136" calcext:value-type="float">
            <text:p>1136</text:p>
          </table:table-cell>
          <table:table-cell table:style-name="ce119" table:formula="of:=[.H59]-[.I59]" office:value-type="float" office:value="667" calcext:value-type="float">
            <text:p>667</text:p>
          </table:table-cell>
          <table:table-cell table:style-name="ce135" office:value-type="float" office:value="981.503" calcext:value-type="float">
            <text:p>981.5</text:p>
          </table:table-cell>
          <table:table-cell table:style-name="ce119" office:value-type="float" office:value="478" calcext:value-type="float">
            <text:p>478</text:p>
          </table:table-cell>
          <table:table-cell table:style-name="ce119" office:value-type="float" office:value="1135" calcext:value-type="float">
            <text:p>1135</text:p>
          </table:table-cell>
          <table:table-cell table:style-name="ce119" table:formula="of:=[.N59]-[.M59]" office:value-type="float" office:value="657" calcext:value-type="float">
            <text:p>657</text:p>
          </table:table-cell>
          <table:table-cell table:style-name="ce135" office:value-type="float" office:value="1891.03" calcext:value-type="float">
            <text:p>1891.0</text:p>
          </table:table-cell>
          <table:table-cell table:style-name="ce23" office:value-type="float" office:value="55" calcext:value-type="float">
            <text:p>55</text:p>
          </table:table-cell>
          <table:table-cell table:style-name="ce165" table:formula="of:=[.O59]/[.K59]" office:value-type="percentage" office:value="0.985007496251874" calcext:value-type="percentage">
            <text:p>98.5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32" calcext:value-type="float">
            <text:p>232</text:p>
          </table:table-cell>
          <table:table-cell table:style-name="ce119"/>
          <table:table-cell table:style-name="ce119" office:value-type="string" calcext:value-type="string">
            <text:p>359-normalized-ped3.F.recomb10-0.01-5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5" calcext:value-type="float">
            <text:p>5</text:p>
          </table:table-cell>
          <table:table-cell table:style-name="ce119" office:value-type="float" office:value="19485" calcext:value-type="float">
            <text:p>19485</text:p>
          </table:table-cell>
          <table:table-cell table:style-name="ce119" office:value-type="float" office:value="1368" calcext:value-type="float">
            <text:p>1368</text:p>
          </table:table-cell>
          <table:table-cell table:style-name="ce119" office:value-type="float" office:value="20166" calcext:value-type="float">
            <text:p>20166</text:p>
          </table:table-cell>
          <table:table-cell table:style-name="ce119" table:formula="of:=[.H60]-[.I60]" office:value-type="float" office:value="18117" calcext:value-type="float">
            <text:p>18117</text:p>
          </table:table-cell>
          <table:table-cell table:style-name="ce135" office:value-type="float" office:value="87.4486" calcext:value-type="float">
            <text:p>87.4</text:p>
          </table:table-cell>
          <table:table-cell table:style-name="ce119" office:value-type="float" office:value="2050" calcext:value-type="float">
            <text:p>2050</text:p>
          </table:table-cell>
          <table:table-cell table:style-name="ce119" office:value-type="float" office:value="19485" calcext:value-type="float">
            <text:p>19485</text:p>
          </table:table-cell>
          <table:table-cell table:style-name="ce119" table:formula="of:=[.N60]-[.M60]" office:value-type="float" office:value="17435" calcext:value-type="float">
            <text:p>17435</text:p>
          </table:table-cell>
          <table:table-cell table:style-name="ce135" office:value-type="float" office:value="87.4723" calcext:value-type="float">
            <text:p>87.5</text:p>
          </table:table-cell>
          <table:table-cell table:style-name="ce23" office:value-type="float" office:value="56" calcext:value-type="float">
            <text:p>56</text:p>
          </table:table-cell>
          <table:table-cell table:style-name="ce165" table:formula="of:=[.O60]/[.K60]" office:value-type="percentage" office:value="0.962355798421372" calcext:value-type="percentage">
            <text:p>96.24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40" calcext:value-type="float">
            <text:p>240</text:p>
          </table:table-cell>
          <table:table-cell table:style-name="ce119"/>
          <table:table-cell table:style-name="ce119" office:value-type="string" calcext:value-type="string">
            <text:p>366-normalized-domset_opt_hexgrid_nrowsdiv30add5_ncols_08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84" calcext:value-type="float">
            <text:p>84</text:p>
          </table:table-cell>
          <table:table-cell table:style-name="ce119" office:value-type="float" office:value="154" calcext:value-type="float">
            <text:p>154</text:p>
          </table:table-cell>
          <table:table-cell table:style-name="ce119" office:value-type="float" office:value="93" calcext:value-type="float">
            <text:p>93</text:p>
          </table:table-cell>
          <table:table-cell table:style-name="ce119" office:value-type="float" office:value="155" calcext:value-type="float">
            <text:p>155</text:p>
          </table:table-cell>
          <table:table-cell table:style-name="ce119" table:formula="of:=[.H61]-[.I61]" office:value-type="float" office:value="61" calcext:value-type="float">
            <text:p>61</text:p>
          </table:table-cell>
          <table:table-cell table:style-name="ce135" office:value-type="float" office:value="509.221" calcext:value-type="float">
            <text:p>509.2</text:p>
          </table:table-cell>
          <table:table-cell table:style-name="ce119" office:value-type="float" office:value="99" calcext:value-type="float">
            <text:p>99</text:p>
          </table:table-cell>
          <table:table-cell table:style-name="ce119" office:value-type="float" office:value="154" calcext:value-type="float">
            <text:p>154</text:p>
          </table:table-cell>
          <table:table-cell table:style-name="ce119" table:formula="of:=[.N61]-[.M61]" office:value-type="float" office:value="55" calcext:value-type="float">
            <text:p>55</text:p>
          </table:table-cell>
          <table:table-cell table:style-name="ce135" office:value-type="float" office:value="2083.93" calcext:value-type="float">
            <text:p>2083.9</text:p>
          </table:table-cell>
          <table:table-cell table:style-name="ce23" office:value-type="float" office:value="57" calcext:value-type="float">
            <text:p>57</text:p>
          </table:table-cell>
          <table:table-cell table:style-name="ce165" table:formula="of:=[.O61]/[.K61]" office:value-type="percentage" office:value="0.901639344262295" calcext:value-type="percentage">
            <text:p>90.16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42" calcext:value-type="float">
            <text:p>242</text:p>
          </table:table-cell>
          <table:table-cell table:style-name="ce119"/>
          <table:table-cell table:style-name="ce119" office:value-type="string" calcext:value-type="string">
            <text:p>369-normalized-injcomp_opt_3layers_maxall_lastlayerdecr1_size_5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25" calcext:value-type="float">
            <text:p>25</text:p>
          </table:table-cell>
          <table:table-cell table:style-name="ce119" office:value-type="float" office:value="-74" calcext:value-type="float">
            <text:p>-74</text:p>
          </table:table-cell>
          <table:table-cell table:style-name="ce119" office:value-type="float" office:value="-3527" calcext:value-type="float">
            <text:p>-3527</text:p>
          </table:table-cell>
          <table:table-cell table:style-name="ce119" office:value-type="float" office:value="-73" calcext:value-type="float">
            <text:p>-73</text:p>
          </table:table-cell>
          <table:table-cell table:style-name="ce119" table:formula="of:=[.H62]-[.I62]" office:value-type="float" office:value="3453" calcext:value-type="float">
            <text:p>3453</text:p>
          </table:table-cell>
          <table:table-cell table:style-name="ce135" office:value-type="float" office:value="2618" calcext:value-type="float">
            <text:p>2618.0</text:p>
          </table:table-cell>
          <table:table-cell table:style-name="ce119" office:value-type="float" office:value="-3472" calcext:value-type="float">
            <text:p>-3472</text:p>
          </table:table-cell>
          <table:table-cell table:style-name="ce119" office:value-type="float" office:value="-74" calcext:value-type="float">
            <text:p>-74</text:p>
          </table:table-cell>
          <table:table-cell table:style-name="ce119" table:formula="of:=[.N62]-[.M62]" office:value-type="float" office:value="3398" calcext:value-type="float">
            <text:p>3398</text:p>
          </table:table-cell>
          <table:table-cell table:style-name="ce135" office:value-type="float" office:value="3553.81" calcext:value-type="float">
            <text:p>3553.8</text:p>
          </table:table-cell>
          <table:table-cell table:style-name="ce23" office:value-type="float" office:value="58" calcext:value-type="float">
            <text:p>58</text:p>
          </table:table-cell>
          <table:table-cell table:style-name="ce165" table:formula="of:=[.O62]/[.K62]" office:value-type="percentage" office:value="0.984071821604402" calcext:value-type="percentage">
            <text:p>98.4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50" calcext:value-type="float">
            <text:p>250</text:p>
          </table:table-cell>
          <table:table-cell table:style-name="ce119"/>
          <table:table-cell table:style-name="ce119" office:value-type="string" calcext:value-type="string">
            <text:p>380-normalized-vtxcov_v2000_e4000_7.opb.PB0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27" calcext:value-type="float">
            <text:p>427</text:p>
          </table:table-cell>
          <table:table-cell table:style-name="ce119" office:value-type="float" office:value="1148" calcext:value-type="float">
            <text:p>1148</text:p>
          </table:table-cell>
          <table:table-cell table:style-name="ce119" office:value-type="float" office:value="499" calcext:value-type="float">
            <text:p>499</text:p>
          </table:table-cell>
          <table:table-cell table:style-name="ce119" office:value-type="float" office:value="1149" calcext:value-type="float">
            <text:p>1149</text:p>
          </table:table-cell>
          <table:table-cell table:style-name="ce119" table:formula="of:=[.H63]-[.I63]" office:value-type="float" office:value="649" calcext:value-type="float">
            <text:p>649</text:p>
          </table:table-cell>
          <table:table-cell table:style-name="ce135" office:value-type="float" office:value="3323.67" calcext:value-type="float">
            <text:p>3323.7</text:p>
          </table:table-cell>
          <table:table-cell table:style-name="ce119" office:value-type="float" office:value="509" calcext:value-type="float">
            <text:p>509</text:p>
          </table:table-cell>
          <table:table-cell table:style-name="ce119" office:value-type="float" office:value="1148" calcext:value-type="float">
            <text:p>1148</text:p>
          </table:table-cell>
          <table:table-cell table:style-name="ce119" table:formula="of:=[.N63]-[.M63]" office:value-type="float" office:value="639" calcext:value-type="float">
            <text:p>639</text:p>
          </table:table-cell>
          <table:table-cell table:style-name="ce135" office:value-type="float" office:value="3508.83" calcext:value-type="float">
            <text:p>3508.8</text:p>
          </table:table-cell>
          <table:table-cell table:style-name="ce23" office:value-type="float" office:value="59" calcext:value-type="float">
            <text:p>59</text:p>
          </table:table-cell>
          <table:table-cell table:style-name="ce165" table:formula="of:=[.O63]/[.K63]" office:value-type="percentage" office:value="0.984591679506934" calcext:value-type="percentage">
            <text:p>98.46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52" calcext:value-type="float">
            <text:p>252</text:p>
          </table:table-cell>
          <table:table-cell table:style-name="ce119"/>
          <table:table-cell table:style-name="ce119" office:value-type="string" calcext:value-type="string">
            <text:p>383-normalized-BA_RDC4.dot_luby_0null50mast_rapportOE1.0_TMAX60_K67_cod3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604.07" calcext:value-type="float">
            <text:p>3604.07</text:p>
          </table:table-cell>
          <table:table-cell table:style-name="ce23" office:value-type="float" office:value="9" calcext:value-type="float">
            <text:p>9</text:p>
          </table:table-cell>
          <table:table-cell table:style-name="ce119" office:value-type="float" office:value="-36" calcext:value-type="float">
            <text:p>-36</text:p>
          </table:table-cell>
          <table:table-cell table:style-name="ce119" office:value-type="float" office:value="-26144" calcext:value-type="float">
            <text:p>-26144</text:p>
          </table:table-cell>
          <table:table-cell table:style-name="ce119" office:value-type="float" office:value="-34" calcext:value-type="float">
            <text:p>-34</text:p>
          </table:table-cell>
          <table:table-cell table:style-name="ce119" table:formula="of:=[.H64]-[.I64]" office:value-type="float" office:value="26108" calcext:value-type="float">
            <text:p>26108</text:p>
          </table:table-cell>
          <table:table-cell table:style-name="ce135" office:value-type="float" office:value="199.74" calcext:value-type="float">
            <text:p>199.7</text:p>
          </table:table-cell>
          <table:table-cell table:style-name="ce119" office:value-type="float" office:value="-5941" calcext:value-type="float">
            <text:p>-5941</text:p>
          </table:table-cell>
          <table:table-cell table:style-name="ce119" office:value-type="float" office:value="-36" calcext:value-type="float">
            <text:p>-36</text:p>
          </table:table-cell>
          <table:table-cell table:style-name="ce119" table:formula="of:=[.N64]-[.M64]" office:value-type="float" office:value="5905" calcext:value-type="float">
            <text:p>5905</text:p>
          </table:table-cell>
          <table:table-cell table:style-name="ce135" office:value-type="float" office:value="3441.58" calcext:value-type="float">
            <text:p>3441.6</text:p>
          </table:table-cell>
          <table:table-cell table:style-name="ce23" office:value-type="float" office:value="60" calcext:value-type="float">
            <text:p>60</text:p>
          </table:table-cell>
          <table:table-cell table:style-name="ce165" table:formula="of:=[.O64]/[.K64]" office:value-type="percentage" office:value="0.226175884786272" calcext:value-type="percentage">
            <text:p>22.6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61" calcext:value-type="float">
            <text:p>261</text:p>
          </table:table-cell>
          <table:table-cell table:style-name="ce119"/>
          <table:table-cell table:style-name="ce119" office:value-type="string" calcext:value-type="string">
            <text:p>394-normalized-ssa7552-038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139" calcext:value-type="float">
            <text:p>139</text:p>
          </table:table-cell>
          <table:table-cell table:style-name="ce119" office:value-type="float" office:value="1448" calcext:value-type="float">
            <text:p>1448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2962" calcext:value-type="float">
            <text:p>2962</text:p>
          </table:table-cell>
          <table:table-cell table:style-name="ce119" table:formula="of:=[.H65]-[.I65]" office:value-type="float" office:value="1408" calcext:value-type="float">
            <text:p>1408</text:p>
          </table:table-cell>
          <table:table-cell table:style-name="ce136" office:value-type="float" office:value="0.00447" calcext:value-type="float">
            <text:p>0.004</text:p>
          </table:table-cell>
          <table:table-cell table:style-name="ce119" office:value-type="float" office:value="734" calcext:value-type="float">
            <text:p>734</text:p>
          </table:table-cell>
          <table:table-cell table:style-name="ce119" office:value-type="float" office:value="1448" calcext:value-type="float">
            <text:p>1448</text:p>
          </table:table-cell>
          <table:table-cell table:style-name="ce119" table:formula="of:=[.N65]-[.M65]" office:value-type="float" office:value="714" calcext:value-type="float">
            <text:p>714</text:p>
          </table:table-cell>
          <table:table-cell table:style-name="ce135" office:value-type="float" office:value="1262.53" calcext:value-type="float">
            <text:p>1262.5</text:p>
          </table:table-cell>
          <table:table-cell table:style-name="ce23" office:value-type="float" office:value="61" calcext:value-type="float">
            <text:p>61</text:p>
          </table:table-cell>
          <table:table-cell table:style-name="ce165" table:formula="of:=[.O65]/[.K65]" office:value-type="percentage" office:value="0.507102272727273" calcext:value-type="percentage">
            <text:p>50.7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62" calcext:value-type="float">
            <text:p>262</text:p>
          </table:table-cell>
          <table:table-cell table:style-name="ce119"/>
          <table:table-cell table:style-name="ce119" office:value-type="string" calcext:value-type="string">
            <text:p>395-normalized-30:70:4.5:0.5:10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9" calcext:value-type="float">
            <text:p>29</text:p>
          </table:table-cell>
          <table:table-cell table:style-name="ce119" office:value-type="float" office:value="3600.02" calcext:value-type="float">
            <text:p>3600.02</text:p>
          </table:table-cell>
          <table:table-cell table:style-name="ce23" office:value-type="float" office:value="14" calcext:value-type="float">
            <text:p>14</text:p>
          </table:table-cell>
          <table:table-cell table:style-name="ce119" office:value-type="float" office:value="517" calcext:value-type="float">
            <text:p>517</text:p>
          </table:table-cell>
          <table:table-cell table:style-name="ce119" office:value-type="float" office:value="-4952" calcext:value-type="float">
            <text:p>-4952</text:p>
          </table:table-cell>
          <table:table-cell table:style-name="ce119" office:value-type="float" office:value="518" calcext:value-type="float">
            <text:p>518</text:p>
          </table:table-cell>
          <table:table-cell table:style-name="ce119" table:formula="of:=[.H66]-[.I66]" office:value-type="float" office:value="5469" calcext:value-type="float">
            <text:p>5469</text:p>
          </table:table-cell>
          <table:table-cell table:style-name="ce135" office:value-type="float" office:value="2381.81" calcext:value-type="float">
            <text:p>2381.8</text:p>
          </table:table-cell>
          <table:table-cell table:style-name="ce119" office:value-type="float" office:value="-4890" calcext:value-type="float">
            <text:p>-4890</text:p>
          </table:table-cell>
          <table:table-cell table:style-name="ce119" office:value-type="float" office:value="517" calcext:value-type="float">
            <text:p>517</text:p>
          </table:table-cell>
          <table:table-cell table:style-name="ce119" table:formula="of:=[.N66]-[.M66]" office:value-type="float" office:value="5407" calcext:value-type="float">
            <text:p>5407</text:p>
          </table:table-cell>
          <table:table-cell table:style-name="ce135" office:value-type="float" office:value="2443.29" calcext:value-type="float">
            <text:p>2443.3</text:p>
          </table:table-cell>
          <table:table-cell table:style-name="ce23" office:value-type="float" office:value="62" calcext:value-type="float">
            <text:p>62</text:p>
          </table:table-cell>
          <table:table-cell table:style-name="ce165" table:formula="of:=[.O66]/[.K66]" office:value-type="percentage" office:value="0.988663375388554" calcext:value-type="percentage">
            <text:p>98.87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67" calcext:value-type="float">
            <text:p>267</text:p>
          </table:table-cell>
          <table:table-cell table:style-name="ce119"/>
          <table:table-cell table:style-name="ce119" office:value-type="string" calcext:value-type="string">
            <text:p>4-normalized-vertexcover_opt_grid_evenrowoddcolsquare_dim_16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.98" calcext:value-type="float">
            <text:p>3600.98</text:p>
          </table:table-cell>
          <table:table-cell table:style-name="ce23" office:value-type="float" office:value="12601" calcext:value-type="float">
            <text:p>12601</text:p>
          </table:table-cell>
          <table:table-cell table:style-name="ce119" office:value-type="float" office:value="12960" calcext:value-type="float">
            <text:p>12960</text:p>
          </table:table-cell>
          <table:table-cell table:style-name="ce119" office:value-type="float" office:value="563" calcext:value-type="float">
            <text:p>563</text:p>
          </table:table-cell>
          <table:table-cell table:style-name="ce119" office:value-type="float" office:value="13566" calcext:value-type="float">
            <text:p>13566</text:p>
          </table:table-cell>
          <table:table-cell table:style-name="ce119" table:formula="of:=[.H67]-[.I67]" office:value-type="float" office:value="12397" calcext:value-type="float">
            <text:p>12397</text:p>
          </table:table-cell>
          <table:table-cell table:style-name="ce135" office:value-type="float" office:value="3.46178" calcext:value-type="float">
            <text:p>3.5</text:p>
          </table:table-cell>
          <table:table-cell table:style-name="ce119" office:value-type="float" office:value="12722" calcext:value-type="float">
            <text:p>12722</text:p>
          </table:table-cell>
          <table:table-cell table:style-name="ce119" office:value-type="float" office:value="12960" calcext:value-type="float">
            <text:p>12960</text:p>
          </table:table-cell>
          <table:table-cell table:style-name="ce119" table:formula="of:=[.N67]-[.M67]" office:value-type="float" office:value="238" calcext:value-type="float">
            <text:p>238</text:p>
          </table:table-cell>
          <table:table-cell table:style-name="ce135" office:value-type="float" office:value="185.777" calcext:value-type="float">
            <text:p>185.8</text:p>
          </table:table-cell>
          <table:table-cell table:style-name="ce23" office:value-type="float" office:value="63" calcext:value-type="float">
            <text:p>63</text:p>
          </table:table-cell>
          <table:table-cell table:style-name="ce165" table:formula="of:=[.O67]/[.K67]" office:value-type="percentage" office:value="0.0191981931112366" calcext:value-type="percentage">
            <text:p>1.9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72" calcext:value-type="float">
            <text:p>272</text:p>
          </table:table-cell>
          <table:table-cell table:style-name="ce119"/>
          <table:table-cell table:style-name="ce119" office:value-type="string" calcext:value-type="string">
            <text:p>403-normalized-domset_v500_e2000_w30_mw19_22.opb.PB0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3" calcext:value-type="float">
            <text:p>3</text:p>
          </table:table-cell>
          <table:table-cell table:style-name="ce119" office:value-type="float" office:value="209" calcext:value-type="float">
            <text:p>209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210" calcext:value-type="float">
            <text:p>210</text:p>
          </table:table-cell>
          <table:table-cell table:style-name="ce119" table:formula="of:=[.H68]-[.I68]" office:value-type="float" office:value="207" calcext:value-type="float">
            <text:p>207</text:p>
          </table:table-cell>
          <table:table-cell table:style-name="ce135" office:value-type="float" office:value="191.966" calcext:value-type="float">
            <text:p>192.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09" calcext:value-type="float">
            <text:p>209</text:p>
          </table:table-cell>
          <table:table-cell table:style-name="ce119" table:formula="of:=[.N68]-[.M68]" office:value-type="float" office:value="206" calcext:value-type="float">
            <text:p>206</text:p>
          </table:table-cell>
          <table:table-cell table:style-name="ce135" office:value-type="float" office:value="390.371" calcext:value-type="float">
            <text:p>390.4</text:p>
          </table:table-cell>
          <table:table-cell table:style-name="ce23" office:value-type="float" office:value="64" calcext:value-type="float">
            <text:p>64</text:p>
          </table:table-cell>
          <table:table-cell table:style-name="ce165" table:formula="of:=[.O68]/[.K68]" office:value-type="percentage" office:value="0.995169082125604" calcext:value-type="percentage">
            <text:p>99.5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74" calcext:value-type="float">
            <text:p>274</text:p>
          </table:table-cell>
          <table:table-cell table:style-name="ce119"/>
          <table:table-cell table:style-name="ce119" office:value-type="string" calcext:value-type="string">
            <text:p>405-normalized-ped2.G.recomb10-0.10-8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.04" calcext:value-type="float">
            <text:p>3600.04</text:p>
          </table:table-cell>
          <table:table-cell table:style-name="ce23" office:value-type="float" office:value="5" calcext:value-type="float">
            <text:p>5</text:p>
          </table:table-cell>
          <table:table-cell table:style-name="ce119" office:value-type="float" office:value="191876" calcext:value-type="float">
            <text:p>191876</text:p>
          </table:table-cell>
          <table:table-cell table:style-name="ce119" office:value-type="float" office:value="593" calcext:value-type="float">
            <text:p>593</text:p>
          </table:table-cell>
          <table:table-cell table:style-name="ce119" office:value-type="float" office:value="192457" calcext:value-type="float">
            <text:p>192457</text:p>
          </table:table-cell>
          <table:table-cell table:style-name="ce119" table:formula="of:=[.H69]-[.I69]" office:value-type="float" office:value="191283" calcext:value-type="float">
            <text:p>191283</text:p>
          </table:table-cell>
          <table:table-cell table:style-name="ce135" office:value-type="float" office:value="5.80291" calcext:value-type="float">
            <text:p>5.8</text:p>
          </table:table-cell>
          <table:table-cell table:style-name="ce119" office:value-type="float" office:value="2917" calcext:value-type="float">
            <text:p>2917</text:p>
          </table:table-cell>
          <table:table-cell table:style-name="ce119" office:value-type="float" office:value="191876" calcext:value-type="float">
            <text:p>191876</text:p>
          </table:table-cell>
          <table:table-cell table:style-name="ce119" table:formula="of:=[.N69]-[.M69]" office:value-type="float" office:value="188959" calcext:value-type="float">
            <text:p>188959</text:p>
          </table:table-cell>
          <table:table-cell table:style-name="ce135" office:value-type="float" office:value="1044.73" calcext:value-type="float">
            <text:p>1044.7</text:p>
          </table:table-cell>
          <table:table-cell table:style-name="ce23" office:value-type="float" office:value="65" calcext:value-type="float">
            <text:p>65</text:p>
          </table:table-cell>
          <table:table-cell table:style-name="ce165" table:formula="of:=[.O69]/[.K69]" office:value-type="percentage" office:value="0.987850462403873" calcext:value-type="percentage">
            <text:p>98.7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77" calcext:value-type="float">
            <text:p>277</text:p>
          </table:table-cell>
          <table:table-cell table:style-name="ce119"/>
          <table:table-cell table:style-name="ce119" office:value-type="string" calcext:value-type="string">
            <text:p>409-normalized-NG.dot_luby_20null50mast_rapportOE2.0_TMAX60_K192_cod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0.83" calcext:value-type="float">
            <text:p>3600.83</text:p>
          </table:table-cell>
          <table:table-cell table:style-name="ce23" office:value-type="float" office:value="2" calcext:value-type="float">
            <text:p>2</text:p>
          </table:table-cell>
          <table:table-cell table:style-name="ce119" office:value-type="float" office:value="-4104" calcext:value-type="float">
            <text:p>-4104</text:p>
          </table:table-cell>
          <table:table-cell table:style-name="ce119" office:value-type="float" office:value="-915460" calcext:value-type="float">
            <text:p>-915460</text:p>
          </table:table-cell>
          <table:table-cell table:style-name="ce119" office:value-type="float" office:value="0" calcext:value-type="float">
            <text:p>0</text:p>
          </table:table-cell>
          <table:table-cell table:style-name="ce119" table:formula="of:=[.H70]-[.I70]" office:value-type="float" office:value="911356" calcext:value-type="float">
            <text:p>911356</text:p>
          </table:table-cell>
          <table:table-cell table:style-name="ce135" office:value-type="float" office:value="2.36375" calcext:value-type="float">
            <text:p>2.4</text:p>
          </table:table-cell>
          <table:table-cell table:style-name="ce119" office:value-type="float" office:value="-20096" calcext:value-type="float">
            <text:p>-20096</text:p>
          </table:table-cell>
          <table:table-cell table:style-name="ce119" office:value-type="float" office:value="-4104" calcext:value-type="float">
            <text:p>-4104</text:p>
          </table:table-cell>
          <table:table-cell table:style-name="ce119" table:formula="of:=[.N70]-[.M70]" office:value-type="float" office:value="15992" calcext:value-type="float">
            <text:p>15992</text:p>
          </table:table-cell>
          <table:table-cell table:style-name="ce135" office:value-type="float" office:value="522.828" calcext:value-type="float">
            <text:p>522.8</text:p>
          </table:table-cell>
          <table:table-cell table:style-name="ce23" office:value-type="float" office:value="66" calcext:value-type="float">
            <text:p>66</text:p>
          </table:table-cell>
          <table:table-cell table:style-name="ce165" table:formula="of:=[.O70]/[.K70]" office:value-type="percentage" office:value="0.0175474787020659" calcext:value-type="percentage">
            <text:p>1.7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83" calcext:value-type="float">
            <text:p>283</text:p>
          </table:table-cell>
          <table:table-cell table:style-name="ce119"/>
          <table:table-cell table:style-name="ce119" office:value-type="string" calcext:value-type="string">
            <text:p>415-normalized-knapPI_6_5000_10000_1_-24611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3600.07" calcext:value-type="float">
            <text:p>3600.07</text:p>
          </table:table-cell>
          <table:table-cell table:style-name="ce23" office:value-type="float" office:value="3" calcext:value-type="float">
            <text:p>3</text:p>
          </table:table-cell>
          <table:table-cell table:style-name="ce119" office:value-type="float" office:value="-246112" calcext:value-type="float">
            <text:p>-246112</text:p>
          </table:table-cell>
          <table:table-cell table:style-name="ce119" office:value-type="float" office:value="-24857398" calcext:value-type="float">
            <text:p>-24857398</text:p>
          </table:table-cell>
          <table:table-cell table:style-name="ce119" office:value-type="float" office:value="-246110" calcext:value-type="float">
            <text:p>-246110</text:p>
          </table:table-cell>
          <table:table-cell table:style-name="ce119" table:formula="of:=[.H71]-[.I71]" office:value-type="float" office:value="24611286" calcext:value-type="float">
            <text:p>24611286</text:p>
          </table:table-cell>
          <table:table-cell table:style-name="ce136" office:value-type="float" office:value="0.004589" calcext:value-type="float">
            <text:p>0.005</text:p>
          </table:table-cell>
          <table:table-cell table:style-name="ce119" office:value-type="float" office:value="-24857377" calcext:value-type="float">
            <text:p>-24857377</text:p>
          </table:table-cell>
          <table:table-cell table:style-name="ce119" office:value-type="float" office:value="-246112" calcext:value-type="float">
            <text:p>-246112</text:p>
          </table:table-cell>
          <table:table-cell table:style-name="ce119" table:formula="of:=[.N71]-[.M71]" office:value-type="float" office:value="24611265" calcext:value-type="float">
            <text:p>24611265</text:p>
          </table:table-cell>
          <table:table-cell table:style-name="ce135" office:value-type="float" office:value="42.8159" calcext:value-type="float">
            <text:p>42.8</text:p>
          </table:table-cell>
          <table:table-cell table:style-name="ce23" office:value-type="float" office:value="67" calcext:value-type="float">
            <text:p>67</text:p>
          </table:table-cell>
          <table:table-cell table:style-name="ce165" table:formula="of:=[.O71]/[.K71]" office:value-type="percentage" office:value="0.999999146732926" calcext:value-type="percentage">
            <text:p>100.0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89" calcext:value-type="float">
            <text:p>289</text:p>
          </table:table-cell>
          <table:table-cell table:style-name="ce119"/>
          <table:table-cell table:style-name="ce119" office:value-type="string" calcext:value-type="string">
            <text:p>422-normalized-NG.dot_fibo_0null50mast_rapportOE2.0_TMAX180_K192_cod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3900.79" calcext:value-type="float">
            <text:p>3900.79</text:p>
          </table:table-cell>
          <table:table-cell table:style-name="ce23" office:value-type="float" office:value="11" calcext:value-type="float">
            <text:p>11</text:p>
          </table:table-cell>
          <table:table-cell table:style-name="ce119" office:value-type="float" office:value="-172201" calcext:value-type="float">
            <text:p>-172201</text:p>
          </table:table-cell>
          <table:table-cell table:style-name="ce119" office:value-type="float" office:value="-10548534" calcext:value-type="float">
            <text:p>-10548534</text:p>
          </table:table-cell>
          <table:table-cell table:style-name="ce119" office:value-type="float" office:value="-161986" calcext:value-type="float">
            <text:p>-161986</text:p>
          </table:table-cell>
          <table:table-cell table:style-name="ce119" table:formula="of:=[.H72]-[.I72]" office:value-type="float" office:value="10376333" calcext:value-type="float">
            <text:p>10376333</text:p>
          </table:table-cell>
          <table:table-cell table:style-name="ce135" office:value-type="float" office:value="2852.2" calcext:value-type="float">
            <text:p>2852.2</text:p>
          </table:table-cell>
          <table:table-cell table:style-name="ce119" office:value-type="float" office:value="-733335" calcext:value-type="float">
            <text:p>-733335</text:p>
          </table:table-cell>
          <table:table-cell table:style-name="ce119" office:value-type="float" office:value="-172201" calcext:value-type="float">
            <text:p>-172201</text:p>
          </table:table-cell>
          <table:table-cell table:style-name="ce119" table:formula="of:=[.N72]-[.M72]" office:value-type="float" office:value="561134" calcext:value-type="float">
            <text:p>561134</text:p>
          </table:table-cell>
          <table:table-cell table:style-name="ce135" office:value-type="float" office:value="3366.66" calcext:value-type="float">
            <text:p>3366.7</text:p>
          </table:table-cell>
          <table:table-cell table:style-name="ce23" office:value-type="float" office:value="68" calcext:value-type="float">
            <text:p>68</text:p>
          </table:table-cell>
          <table:table-cell table:style-name="ce165" table:formula="of:=[.O72]/[.K72]" office:value-type="percentage" office:value="0.0540782567406038" calcext:value-type="percentage">
            <text:p>5.4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90" calcext:value-type="float">
            <text:p>290</text:p>
          </table:table-cell>
          <table:table-cell table:style-name="ce119"/>
          <table:table-cell table:style-name="ce119" office:value-type="string" calcext:value-type="string">
            <text:p>423-normalized-injcomp_opt_4layers_maxall_lastlayerdiv2_size_1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7" calcext:value-type="float">
            <text:p>17</text:p>
          </table:table-cell>
          <table:table-cell table:style-name="ce119" office:value-type="float" office:value="-32" calcext:value-type="float">
            <text:p>-32</text:p>
          </table:table-cell>
          <table:table-cell table:style-name="ce119" office:value-type="float" office:value="-640" calcext:value-type="float">
            <text:p>-640</text:p>
          </table:table-cell>
          <table:table-cell table:style-name="ce119" office:value-type="float" office:value="0" calcext:value-type="float">
            <text:p>0</text:p>
          </table:table-cell>
          <table:table-cell table:style-name="ce119" table:formula="of:=[.H73]-[.I73]" office:value-type="float" office:value="608" calcext:value-type="float">
            <text:p>608</text:p>
          </table:table-cell>
          <table:table-cell table:style-name="ce136" office:value-type="float" office:value="0.003105" calcext:value-type="float">
            <text:p>0.003</text:p>
          </table:table-cell>
          <table:table-cell table:style-name="ce119" office:value-type="float" office:value="-266" calcext:value-type="float">
            <text:p>-266</text:p>
          </table:table-cell>
          <table:table-cell table:style-name="ce119" office:value-type="float" office:value="-32" calcext:value-type="float">
            <text:p>-32</text:p>
          </table:table-cell>
          <table:table-cell table:style-name="ce119" table:formula="of:=[.N73]-[.M73]" office:value-type="float" office:value="234" calcext:value-type="float">
            <text:p>234</text:p>
          </table:table-cell>
          <table:table-cell table:style-name="ce135" office:value-type="float" office:value="2399.62" calcext:value-type="float">
            <text:p>2399.6</text:p>
          </table:table-cell>
          <table:table-cell table:style-name="ce23" office:value-type="float" office:value="69" calcext:value-type="float">
            <text:p>69</text:p>
          </table:table-cell>
          <table:table-cell table:style-name="ce165" table:formula="of:=[.O73]/[.K73]" office:value-type="percentage" office:value="0.384868421052632" calcext:value-type="percentage">
            <text:p>38.4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92" calcext:value-type="float">
            <text:p>292</text:p>
          </table:table-cell>
          <table:table-cell table:style-name="ce119"/>
          <table:table-cell table:style-name="ce119" office:value-type="string" calcext:value-type="string">
            <text:p>426-normalized-10:10:4.5:0.95:10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79" calcext:value-type="float">
            <text:p>79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-107" calcext:value-type="float">
            <text:p>-107</text:p>
          </table:table-cell>
          <table:table-cell table:style-name="ce119" office:value-type="float" office:value="2" calcext:value-type="float">
            <text:p>2</text:p>
          </table:table-cell>
          <table:table-cell table:style-name="ce119" table:formula="of:=[.H74]-[.I74]" office:value-type="float" office:value="108" calcext:value-type="float">
            <text:p>108</text:p>
          </table:table-cell>
          <table:table-cell table:style-name="ce135" office:value-type="float" office:value="264.232" calcext:value-type="float">
            <text:p>264.2</text:p>
          </table:table-cell>
          <table:table-cell table:style-name="ce119" office:value-type="float" office:value="-95" calcext:value-type="float">
            <text:p>-95</text:p>
          </table:table-cell>
          <table:table-cell table:style-name="ce119" office:value-type="float" office:value="1" calcext:value-type="float">
            <text:p>1</text:p>
          </table:table-cell>
          <table:table-cell table:style-name="ce119" table:formula="of:=[.N74]-[.M74]" office:value-type="float" office:value="96" calcext:value-type="float">
            <text:p>96</text:p>
          </table:table-cell>
          <table:table-cell table:style-name="ce135" office:value-type="float" office:value="636.786" calcext:value-type="float">
            <text:p>636.8</text:p>
          </table:table-cell>
          <table:table-cell table:style-name="ce23" office:value-type="float" office:value="70" calcext:value-type="float">
            <text:p>70</text:p>
          </table:table-cell>
          <table:table-cell table:style-name="ce165" table:formula="of:=[.O74]/[.K74]" office:value-type="percentage" office:value="0.888888888888889" calcext:value-type="percentage">
            <text:p>88.8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98" calcext:value-type="float">
            <text:p>298</text:p>
          </table:table-cell>
          <table:table-cell table:style-name="ce119"/>
          <table:table-cell table:style-name="ce119" office:value-type="string" calcext:value-type="string">
            <text:p>433-normalized-data8_3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37" calcext:value-type="float">
            <text:p>37</text:p>
          </table:table-cell>
          <table:table-cell table:style-name="ce119" office:value-type="float" office:value="47424" calcext:value-type="float">
            <text:p>47424</text:p>
          </table:table-cell>
          <table:table-cell table:style-name="ce119" office:value-type="float" office:value="16576" calcext:value-type="float">
            <text:p>16576</text:p>
          </table:table-cell>
          <table:table-cell table:style-name="ce119" office:value-type="float" office:value="47700" calcext:value-type="float">
            <text:p>47700</text:p>
          </table:table-cell>
          <table:table-cell table:style-name="ce119" table:formula="of:=[.H75]-[.I75]" office:value-type="float" office:value="30848" calcext:value-type="float">
            <text:p>30848</text:p>
          </table:table-cell>
          <table:table-cell table:style-name="ce135" office:value-type="float" office:value="478.492" calcext:value-type="float">
            <text:p>478.5</text:p>
          </table:table-cell>
          <table:table-cell table:style-name="ce119" office:value-type="float" office:value="20811" calcext:value-type="float">
            <text:p>20811</text:p>
          </table:table-cell>
          <table:table-cell table:style-name="ce119" office:value-type="float" office:value="47424" calcext:value-type="float">
            <text:p>47424</text:p>
          </table:table-cell>
          <table:table-cell table:style-name="ce119" table:formula="of:=[.N75]-[.M75]" office:value-type="float" office:value="26613" calcext:value-type="float">
            <text:p>26613</text:p>
          </table:table-cell>
          <table:table-cell table:style-name="ce135" office:value-type="float" office:value="724.046" calcext:value-type="float">
            <text:p>724.0</text:p>
          </table:table-cell>
          <table:table-cell table:style-name="ce23" office:value-type="float" office:value="71" calcext:value-type="float">
            <text:p>71</text:p>
          </table:table-cell>
          <table:table-cell table:style-name="ce165" table:formula="of:=[.O75]/[.K75]" office:value-type="percentage" office:value="0.862713952282158" calcext:value-type="percentage">
            <text:p>86.27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01" calcext:value-type="float">
            <text:p>301</text:p>
          </table:table-cell>
          <table:table-cell table:style-name="ce119"/>
          <table:table-cell table:style-name="ce119" office:value-type="string" calcext:value-type="string">
            <text:p>437-normalized-ped2.G.recomb1-0.20-1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600.03" calcext:value-type="float">
            <text:p>3600.03</text:p>
          </table:table-cell>
          <table:table-cell table:style-name="ce23" office:value-type="float" office:value="1" calcext:value-type="float">
            <text:p>1</text:p>
          </table:table-cell>
          <table:table-cell table:style-name="ce119" office:value-type="float" office:value="87829" calcext:value-type="float">
            <text:p>87829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41862" calcext:value-type="float">
            <text:p>141862</text:p>
          </table:table-cell>
          <table:table-cell table:style-name="ce119" table:formula="of:=[.H76]-[.I76]" office:value-type="float" office:value="87824" calcext:value-type="float">
            <text:p>87824</text:p>
          </table:table-cell>
          <table:table-cell table:style-name="ce135" office:value-type="float" office:value="1.52562" calcext:value-type="float">
            <text:p>1.5</text:p>
          </table:table-cell>
          <table:table-cell table:style-name="ce119" office:value-type="float" office:value="586" calcext:value-type="float">
            <text:p>586</text:p>
          </table:table-cell>
          <table:table-cell table:style-name="ce119" office:value-type="float" office:value="87829" calcext:value-type="float">
            <text:p>87829</text:p>
          </table:table-cell>
          <table:table-cell table:style-name="ce119" table:formula="of:=[.N76]-[.M76]" office:value-type="float" office:value="87243" calcext:value-type="float">
            <text:p>87243</text:p>
          </table:table-cell>
          <table:table-cell table:style-name="ce135" office:value-type="float" office:value="7.92507" calcext:value-type="float">
            <text:p>7.9</text:p>
          </table:table-cell>
          <table:table-cell table:style-name="ce23" office:value-type="float" office:value="72" calcext:value-type="float">
            <text:p>72</text:p>
          </table:table-cell>
          <table:table-cell table:style-name="ce165" table:formula="of:=[.O76]/[.K76]" office:value-type="percentage" office:value="0.993384496265258" calcext:value-type="percentage">
            <text:p>99.34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04" calcext:value-type="float">
            <text:p>304</text:p>
          </table:table-cell>
          <table:table-cell table:style-name="ce119"/>
          <table:table-cell table:style-name="ce119" office:value-type="string" calcext:value-type="string">
            <text:p>44-normalized-maxcut_opt_complete_6-partite_block_nvert_7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2" calcext:value-type="float">
            <text:p>12</text:p>
          </table:table-cell>
          <table:table-cell table:style-name="ce119" office:value-type="float" office:value="-1296" calcext:value-type="float">
            <text:p>-1296</text:p>
          </table:table-cell>
          <table:table-cell table:style-name="ce119" office:value-type="float" office:value="-2149" calcext:value-type="float">
            <text:p>-2149</text:p>
          </table:table-cell>
          <table:table-cell table:style-name="ce119" office:value-type="float" office:value="-1242" calcext:value-type="float">
            <text:p>-1242</text:p>
          </table:table-cell>
          <table:table-cell table:style-name="ce119" table:formula="of:=[.H77]-[.I77]" office:value-type="float" office:value="853" calcext:value-type="float">
            <text:p>853</text:p>
          </table:table-cell>
          <table:table-cell table:style-name="ce135" office:value-type="float" office:value="1987.86" calcext:value-type="float">
            <text:p>1987.9</text:p>
          </table:table-cell>
          <table:table-cell table:style-name="ce119" office:value-type="float" office:value="-2146" calcext:value-type="float">
            <text:p>-2146</text:p>
          </table:table-cell>
          <table:table-cell table:style-name="ce119" office:value-type="float" office:value="-1296" calcext:value-type="float">
            <text:p>-1296</text:p>
          </table:table-cell>
          <table:table-cell table:style-name="ce119" table:formula="of:=[.N77]-[.M77]" office:value-type="float" office:value="850" calcext:value-type="float">
            <text:p>850</text:p>
          </table:table-cell>
          <table:table-cell table:style-name="ce135" office:value-type="float" office:value="2540.55" calcext:value-type="float">
            <text:p>2540.6</text:p>
          </table:table-cell>
          <table:table-cell table:style-name="ce23" office:value-type="float" office:value="73" calcext:value-type="float">
            <text:p>73</text:p>
          </table:table-cell>
          <table:table-cell table:style-name="ce165" table:formula="of:=[.O77]/[.K77]" office:value-type="percentage" office:value="0.996483001172333" calcext:value-type="percentage">
            <text:p>99.6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08" calcext:value-type="float">
            <text:p>308</text:p>
          </table:table-cell>
          <table:table-cell table:style-name="ce119"/>
          <table:table-cell table:style-name="ce119" office:value-type="string" calcext:value-type="string">
            <text:p>443-normalized-mult_diagcomm_opt_greater_teq_nbits_1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2" calcext:value-type="float">
            <text:p>2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48575" calcext:value-type="float">
            <text:p>-1048575</text:p>
          </table:table-cell>
          <table:table-cell table:style-name="ce119" office:value-type="float" office:value="1048575" calcext:value-type="float">
            <text:p>1048575</text:p>
          </table:table-cell>
          <table:table-cell table:style-name="ce119" table:formula="of:=[.H78]-[.I78]" office:value-type="float" office:value="1048575" calcext:value-type="float">
            <text:p>1048575</text:p>
          </table:table-cell>
          <table:table-cell table:style-name="ce136" office:value-type="float" office:value="0.001163" calcext:value-type="float">
            <text:p>0.001</text:p>
          </table:table-cell>
          <table:table-cell table:style-name="ce119" office:value-type="float" office:value="-703999" calcext:value-type="float">
            <text:p>-703999</text:p>
          </table:table-cell>
          <table:table-cell table:style-name="ce119" office:value-type="float" office:value="0" calcext:value-type="float">
            <text:p>0</text:p>
          </table:table-cell>
          <table:table-cell table:style-name="ce119" table:formula="of:=[.N78]-[.M78]" office:value-type="float" office:value="703999" calcext:value-type="float">
            <text:p>703999</text:p>
          </table:table-cell>
          <table:table-cell table:style-name="ce135" office:value-type="float" office:value="961.269" calcext:value-type="float">
            <text:p>961.3</text:p>
          </table:table-cell>
          <table:table-cell table:style-name="ce23" office:value-type="float" office:value="74" calcext:value-type="float">
            <text:p>74</text:p>
          </table:table-cell>
          <table:table-cell table:style-name="ce165" table:formula="of:=[.O78]/[.K78]" office:value-type="percentage" office:value="0.671386405359655" calcext:value-type="percentage">
            <text:p>67.14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11" calcext:value-type="float">
            <text:p>311</text:p>
          </table:table-cell>
          <table:table-cell table:style-name="ce119"/>
          <table:table-cell table:style-name="ce119" office:value-type="string" calcext:value-type="string">
            <text:p>448-normalized-g100x10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845" calcext:value-type="float">
            <text:p>845</text:p>
          </table:table-cell>
          <table:table-cell table:style-name="ce119" office:value-type="float" office:value="2524" calcext:value-type="float">
            <text:p>2524</text:p>
          </table:table-cell>
          <table:table-cell table:style-name="ce119" office:value-type="float" office:value="717" calcext:value-type="float">
            <text:p>717</text:p>
          </table:table-cell>
          <table:table-cell table:style-name="ce119" office:value-type="float" office:value="2528" calcext:value-type="float">
            <text:p>2528</text:p>
          </table:table-cell>
          <table:table-cell table:style-name="ce119" table:formula="of:=[.H79]-[.I79]" office:value-type="float" office:value="1807" calcext:value-type="float">
            <text:p>1807</text:p>
          </table:table-cell>
          <table:table-cell table:style-name="ce135" office:value-type="float" office:value="1178.15" calcext:value-type="float">
            <text:p>1178.2</text:p>
          </table:table-cell>
          <table:table-cell table:style-name="ce119" office:value-type="float" office:value="857" calcext:value-type="float">
            <text:p>857</text:p>
          </table:table-cell>
          <table:table-cell table:style-name="ce119" office:value-type="float" office:value="2524" calcext:value-type="float">
            <text:p>2524</text:p>
          </table:table-cell>
          <table:table-cell table:style-name="ce119" table:formula="of:=[.N79]-[.M79]" office:value-type="float" office:value="1667" calcext:value-type="float">
            <text:p>1667</text:p>
          </table:table-cell>
          <table:table-cell table:style-name="ce135" office:value-type="float" office:value="3545.13" calcext:value-type="float">
            <text:p>3545.1</text:p>
          </table:table-cell>
          <table:table-cell table:style-name="ce23" office:value-type="float" office:value="75" calcext:value-type="float">
            <text:p>75</text:p>
          </table:table-cell>
          <table:table-cell table:style-name="ce165" table:formula="of:=[.O79]/[.K79]" office:value-type="percentage" office:value="0.922523519645822" calcext:value-type="percentage">
            <text:p>92.2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14" calcext:value-type="float">
            <text:p>314</text:p>
          </table:table-cell>
          <table:table-cell table:style-name="ce119"/>
          <table:table-cell table:style-name="ce119" office:value-type="string" calcext:value-type="string">
            <text:p>450-normalized-KE_400_008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03" calcext:value-type="float">
            <text:p>103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05" calcext:value-type="float">
            <text:p>205</text:p>
          </table:table-cell>
          <table:table-cell table:style-name="ce119" office:value-type="float" office:value="-9672" calcext:value-type="float">
            <text:p>-9672</text:p>
          </table:table-cell>
          <table:table-cell table:style-name="ce119" office:value-type="float" office:value="-14256" calcext:value-type="float">
            <text:p>-14256</text:p>
          </table:table-cell>
          <table:table-cell table:style-name="ce119" office:value-type="float" office:value="-9669" calcext:value-type="float">
            <text:p>-9669</text:p>
          </table:table-cell>
          <table:table-cell table:style-name="ce119" table:formula="of:=[.H80]-[.I80]" office:value-type="float" office:value="4584" calcext:value-type="float">
            <text:p>4584</text:p>
          </table:table-cell>
          <table:table-cell table:style-name="ce135" office:value-type="float" office:value="3102.18" calcext:value-type="float">
            <text:p>3102.2</text:p>
          </table:table-cell>
          <table:table-cell table:style-name="ce119" office:value-type="float" office:value="-14240" calcext:value-type="float">
            <text:p>-14240</text:p>
          </table:table-cell>
          <table:table-cell table:style-name="ce119" office:value-type="float" office:value="-9672" calcext:value-type="float">
            <text:p>-9672</text:p>
          </table:table-cell>
          <table:table-cell table:style-name="ce119" table:formula="of:=[.N80]-[.M80]" office:value-type="float" office:value="4568" calcext:value-type="float">
            <text:p>4568</text:p>
          </table:table-cell>
          <table:table-cell table:style-name="ce135" office:value-type="float" office:value="3597.71" calcext:value-type="float">
            <text:p>3597.7</text:p>
          </table:table-cell>
          <table:table-cell table:style-name="ce23" office:value-type="float" office:value="76" calcext:value-type="float">
            <text:p>76</text:p>
          </table:table-cell>
          <table:table-cell table:style-name="ce165" table:formula="of:=[.O80]/[.K80]" office:value-type="percentage" office:value="0.996509598603839" calcext:value-type="percentage">
            <text:p>99.6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16" calcext:value-type="float">
            <text:p>316</text:p>
          </table:table-cell>
          <table:table-cell table:style-name="ce119"/>
          <table:table-cell table:style-name="ce119" office:value-type="string" calcext:value-type="string">
            <text:p>453-normalized-mps-v2-20-10-seymour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1" calcext:value-type="float">
            <text:p>11</text:p>
          </table:table-cell>
          <table:table-cell table:style-name="ce119" office:value-type="float" office:value="490635" calcext:value-type="float">
            <text:p>490635</text:p>
          </table:table-cell>
          <table:table-cell table:style-name="ce119" office:value-type="float" office:value="130048" calcext:value-type="float">
            <text:p>130048</text:p>
          </table:table-cell>
          <table:table-cell table:style-name="ce119" office:value-type="float" office:value="490953" calcext:value-type="float">
            <text:p>490953</text:p>
          </table:table-cell>
          <table:table-cell table:style-name="ce119" table:formula="of:=[.H81]-[.I81]" office:value-type="float" office:value="360587" calcext:value-type="float">
            <text:p>360587</text:p>
          </table:table-cell>
          <table:table-cell table:style-name="ce135" office:value-type="float" office:value="1306.75" calcext:value-type="float">
            <text:p>1306.8</text:p>
          </table:table-cell>
          <table:table-cell table:style-name="ce119" office:value-type="float" office:value="131072" calcext:value-type="float">
            <text:p>131072</text:p>
          </table:table-cell>
          <table:table-cell table:style-name="ce119" office:value-type="float" office:value="490635" calcext:value-type="float">
            <text:p>490635</text:p>
          </table:table-cell>
          <table:table-cell table:style-name="ce119" table:formula="of:=[.N81]-[.M81]" office:value-type="float" office:value="359563" calcext:value-type="float">
            <text:p>359563</text:p>
          </table:table-cell>
          <table:table-cell table:style-name="ce135" office:value-type="float" office:value="1638.26" calcext:value-type="float">
            <text:p>1638.3</text:p>
          </table:table-cell>
          <table:table-cell table:style-name="ce23" office:value-type="float" office:value="77" calcext:value-type="float">
            <text:p>77</text:p>
          </table:table-cell>
          <table:table-cell table:style-name="ce165" table:formula="of:=[.O81]/[.K81]" office:value-type="percentage" office:value="0.997160186030001" calcext:value-type="percentage">
            <text:p>99.7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19" calcext:value-type="float">
            <text:p>319</text:p>
          </table:table-cell>
          <table:table-cell table:style-name="ce119"/>
          <table:table-cell table:style-name="ce119" office:value-type="string" calcext:value-type="string">
            <text:p>456-normalized-maxcut_opt_complete_5-partite_block_nvert_55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6" calcext:value-type="float">
            <text:p>16</text:p>
          </table:table-cell>
          <table:table-cell table:style-name="ce119" office:value-type="float" office:value="-726" calcext:value-type="float">
            <text:p>-726</text:p>
          </table:table-cell>
          <table:table-cell table:style-name="ce119" office:value-type="float" office:value="-1206" calcext:value-type="float">
            <text:p>-1206</text:p>
          </table:table-cell>
          <table:table-cell table:style-name="ce119" office:value-type="float" office:value="-704" calcext:value-type="float">
            <text:p>-704</text:p>
          </table:table-cell>
          <table:table-cell table:style-name="ce119" table:formula="of:=[.H82]-[.I82]" office:value-type="float" office:value="480" calcext:value-type="float">
            <text:p>480</text:p>
          </table:table-cell>
          <table:table-cell table:style-name="ce135" office:value-type="float" office:value="4.19095" calcext:value-type="float">
            <text:p>4.2</text:p>
          </table:table-cell>
          <table:table-cell table:style-name="ce119" office:value-type="float" office:value="-1193" calcext:value-type="float">
            <text:p>-1193</text:p>
          </table:table-cell>
          <table:table-cell table:style-name="ce119" office:value-type="float" office:value="-726" calcext:value-type="float">
            <text:p>-726</text:p>
          </table:table-cell>
          <table:table-cell table:style-name="ce119" table:formula="of:=[.N82]-[.M82]" office:value-type="float" office:value="467" calcext:value-type="float">
            <text:p>467</text:p>
          </table:table-cell>
          <table:table-cell table:style-name="ce135" office:value-type="float" office:value="296.822" calcext:value-type="float">
            <text:p>296.8</text:p>
          </table:table-cell>
          <table:table-cell table:style-name="ce23" office:value-type="float" office:value="78" calcext:value-type="float">
            <text:p>78</text:p>
          </table:table-cell>
          <table:table-cell table:style-name="ce165" table:formula="of:=[.O82]/[.K82]" office:value-type="percentage" office:value="0.972916666666667" calcext:value-type="percentage">
            <text:p>97.2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22" calcext:value-type="float">
            <text:p>322</text:p>
          </table:table-cell>
          <table:table-cell table:style-name="ce119"/>
          <table:table-cell table:style-name="ce119" office:value-type="string" calcext:value-type="string">
            <text:p>460-Init-x2-i9_pp_9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10" calcext:value-type="float">
            <text:p>10</text:p>
          </table:table-cell>
          <table:table-cell table:style-name="ce119" office:value-type="float" office:value="1432" calcext:value-type="float">
            <text:p>1432</text:p>
          </table:table-cell>
          <table:table-cell table:style-name="ce119" office:value-type="float" office:value="1352" calcext:value-type="float">
            <text:p>1352</text:p>
          </table:table-cell>
          <table:table-cell table:style-name="ce119" office:value-type="float" office:value="1434" calcext:value-type="float">
            <text:p>1434</text:p>
          </table:table-cell>
          <table:table-cell table:style-name="ce119" table:formula="of:=[.H83]-[.I83]" office:value-type="float" office:value="80" calcext:value-type="float">
            <text:p>80</text:p>
          </table:table-cell>
          <table:table-cell table:style-name="ce135" office:value-type="float" office:value="722.857" calcext:value-type="float">
            <text:p>722.9</text:p>
          </table:table-cell>
          <table:table-cell table:style-name="ce119" office:value-type="float" office:value="1356" calcext:value-type="float">
            <text:p>1356</text:p>
          </table:table-cell>
          <table:table-cell table:style-name="ce119" office:value-type="float" office:value="1432" calcext:value-type="float">
            <text:p>1432</text:p>
          </table:table-cell>
          <table:table-cell table:style-name="ce119" table:formula="of:=[.N83]-[.M83]" office:value-type="float" office:value="76" calcext:value-type="float">
            <text:p>76</text:p>
          </table:table-cell>
          <table:table-cell table:style-name="ce135" office:value-type="float" office:value="3041.53" calcext:value-type="float">
            <text:p>3041.5</text:p>
          </table:table-cell>
          <table:table-cell table:style-name="ce23" office:value-type="float" office:value="79" calcext:value-type="float">
            <text:p>79</text:p>
          </table:table-cell>
          <table:table-cell table:style-name="ce165" table:formula="of:=[.O83]/[.K83]" office:value-type="percentage" office:value="0.95" calcext:value-type="percentage">
            <text:p>95.0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34" calcext:value-type="float">
            <text:p>334</text:p>
          </table:table-cell>
          <table:table-cell table:style-name="ce119"/>
          <table:table-cell table:style-name="ce119" office:value-type="string" calcext:value-type="string">
            <text:p>472-normalized-knapPI_15_50_1000_5_-1047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6" calcext:value-type="float">
            <text:p>16</text:p>
          </table:table-cell>
          <table:table-cell table:style-name="ce119" office:value-type="float" office:value="-354" calcext:value-type="float">
            <text:p>-354</text:p>
          </table:table-cell>
          <table:table-cell table:style-name="ce119" office:value-type="float" office:value="-977" calcext:value-type="float">
            <text:p>-977</text:p>
          </table:table-cell>
          <table:table-cell table:style-name="ce119" office:value-type="float" office:value="-353" calcext:value-type="float">
            <text:p>-353</text:p>
          </table:table-cell>
          <table:table-cell table:style-name="ce119" table:formula="of:=[.H84]-[.I84]" office:value-type="float" office:value="623" calcext:value-type="float">
            <text:p>623</text:p>
          </table:table-cell>
          <table:table-cell table:style-name="ce135" office:value-type="float" office:value="109.94" calcext:value-type="float">
            <text:p>109.9</text:p>
          </table:table-cell>
          <table:table-cell table:style-name="ce119" office:value-type="float" office:value="-926" calcext:value-type="float">
            <text:p>-926</text:p>
          </table:table-cell>
          <table:table-cell table:style-name="ce119" office:value-type="float" office:value="-354" calcext:value-type="float">
            <text:p>-354</text:p>
          </table:table-cell>
          <table:table-cell table:style-name="ce119" table:formula="of:=[.N84]-[.M84]" office:value-type="float" office:value="572" calcext:value-type="float">
            <text:p>572</text:p>
          </table:table-cell>
          <table:table-cell table:style-name="ce135" office:value-type="float" office:value="541.994" calcext:value-type="float">
            <text:p>542.0</text:p>
          </table:table-cell>
          <table:table-cell table:style-name="ce23" office:value-type="float" office:value="80" calcext:value-type="float">
            <text:p>80</text:p>
          </table:table-cell>
          <table:table-cell table:style-name="ce165" table:formula="of:=[.O84]/[.K84]" office:value-type="percentage" office:value="0.918138041733547" calcext:value-type="percentage">
            <text:p>91.8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35" calcext:value-type="float">
            <text:p>335</text:p>
          </table:table-cell>
          <table:table-cell table:style-name="ce119"/>
          <table:table-cell table:style-name="ce119" office:value-type="string" calcext:value-type="string">
            <text:p>474-normalized-domset_v500_e2000_w30_mw19_12.opb.PB0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3" calcext:value-type="float">
            <text:p>3</text:p>
          </table:table-cell>
          <table:table-cell table:style-name="ce119" office:value-type="float" office:value="203" calcext:value-type="float">
            <text:p>203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204" calcext:value-type="float">
            <text:p>204</text:p>
          </table:table-cell>
          <table:table-cell table:style-name="ce119" table:formula="of:=[.H85]-[.I85]" office:value-type="float" office:value="201" calcext:value-type="float">
            <text:p>201</text:p>
          </table:table-cell>
          <table:table-cell table:style-name="ce135" office:value-type="float" office:value="626.53" calcext:value-type="float">
            <text:p>626.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03" calcext:value-type="float">
            <text:p>203</text:p>
          </table:table-cell>
          <table:table-cell table:style-name="ce119" table:formula="of:=[.N85]-[.M85]" office:value-type="float" office:value="200" calcext:value-type="float">
            <text:p>200</text:p>
          </table:table-cell>
          <table:table-cell table:style-name="ce135" office:value-type="float" office:value="2422.01" calcext:value-type="float">
            <text:p>2422.0</text:p>
          </table:table-cell>
          <table:table-cell table:style-name="ce23" office:value-type="float" office:value="81" calcext:value-type="float">
            <text:p>81</text:p>
          </table:table-cell>
          <table:table-cell table:style-name="ce165" table:formula="of:=[.O85]/[.K85]" office:value-type="percentage" office:value="0.99502487562189" calcext:value-type="percentage">
            <text:p>99.5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37" calcext:value-type="float">
            <text:p>337</text:p>
          </table:table-cell>
          <table:table-cell table:style-name="ce119"/>
          <table:table-cell table:style-name="ce119" office:value-type="string" calcext:value-type="string">
            <text:p>477-normalized-linearized_pebbling_opt_layeredfan_up_r11_c22_a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3" calcext:value-type="float">
            <text:p>13</text:p>
          </table:table-cell>
          <table:table-cell table:style-name="ce119" office:value-type="float" office:value="1419" calcext:value-type="float">
            <text:p>1419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838" calcext:value-type="float">
            <text:p>2838</text:p>
          </table:table-cell>
          <table:table-cell table:style-name="ce119" table:formula="of:=[.H86]-[.I86]" office:value-type="float" office:value="1419" calcext:value-type="float">
            <text:p>1419</text:p>
          </table:table-cell>
          <table:table-cell table:style-name="ce135" office:value-type="float" office:value="109.893" calcext:value-type="float">
            <text:p>109.9</text:p>
          </table:table-cell>
          <table:table-cell table:style-name="ce119" office:value-type="float" office:value="122" calcext:value-type="float">
            <text:p>122</text:p>
          </table:table-cell>
          <table:table-cell table:style-name="ce119" office:value-type="float" office:value="1419" calcext:value-type="float">
            <text:p>1419</text:p>
          </table:table-cell>
          <table:table-cell table:style-name="ce119" table:formula="of:=[.N86]-[.M86]" office:value-type="float" office:value="1297" calcext:value-type="float">
            <text:p>1297</text:p>
          </table:table-cell>
          <table:table-cell table:style-name="ce135" office:value-type="float" office:value="1971.46" calcext:value-type="float">
            <text:p>1971.5</text:p>
          </table:table-cell>
          <table:table-cell table:style-name="ce23" office:value-type="float" office:value="82" calcext:value-type="float">
            <text:p>82</text:p>
          </table:table-cell>
          <table:table-cell table:style-name="ce165" table:formula="of:=[.O86]/[.K86]" office:value-type="percentage" office:value="0.914023960535588" calcext:value-type="percentage">
            <text:p>91.4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43" calcext:value-type="float">
            <text:p>343</text:p>
          </table:table-cell>
          <table:table-cell table:style-name="ce119"/>
          <table:table-cell table:style-name="ce119" office:value-type="string" calcext:value-type="string">
            <text:p>51-normalized-data6_3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7" calcext:value-type="float">
            <text:p>47</text:p>
          </table:table-cell>
          <table:table-cell table:style-name="ce119" office:value-type="float" office:value="24757" calcext:value-type="float">
            <text:p>24757</text:p>
          </table:table-cell>
          <table:table-cell table:style-name="ce119" office:value-type="float" office:value="15239" calcext:value-type="float">
            <text:p>15239</text:p>
          </table:table-cell>
          <table:table-cell table:style-name="ce119" office:value-type="float" office:value="24787" calcext:value-type="float">
            <text:p>24787</text:p>
          </table:table-cell>
          <table:table-cell table:style-name="ce119" table:formula="of:=[.H87]-[.I87]" office:value-type="float" office:value="9518" calcext:value-type="float">
            <text:p>9518</text:p>
          </table:table-cell>
          <table:table-cell table:style-name="ce135" office:value-type="float" office:value="1317.93" calcext:value-type="float">
            <text:p>1317.9</text:p>
          </table:table-cell>
          <table:table-cell table:style-name="ce119" office:value-type="float" office:value="16085" calcext:value-type="float">
            <text:p>16085</text:p>
          </table:table-cell>
          <table:table-cell table:style-name="ce119" office:value-type="float" office:value="24757" calcext:value-type="float">
            <text:p>24757</text:p>
          </table:table-cell>
          <table:table-cell table:style-name="ce119" table:formula="of:=[.N87]-[.M87]" office:value-type="float" office:value="8672" calcext:value-type="float">
            <text:p>8672</text:p>
          </table:table-cell>
          <table:table-cell table:style-name="ce135" office:value-type="float" office:value="2833.2" calcext:value-type="float">
            <text:p>2833.2</text:p>
          </table:table-cell>
          <table:table-cell table:style-name="ce23" office:value-type="float" office:value="83" calcext:value-type="float">
            <text:p>83</text:p>
          </table:table-cell>
          <table:table-cell table:style-name="ce165" table:formula="of:=[.O87]/[.K87]" office:value-type="percentage" office:value="0.911115780626182" calcext:value-type="percentage">
            <text:p>91.1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46" calcext:value-type="float">
            <text:p>346</text:p>
          </table:table-cell>
          <table:table-cell table:style-name="ce119"/>
          <table:table-cell table:style-name="ce119" office:value-type="string" calcext:value-type="string">
            <text:p>54-normalized-go19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7" calcext:value-type="float">
            <text:p>47</text:p>
          </table:table-cell>
          <table:table-cell table:style-name="ce119" office:value-type="float" office:value="92" calcext:value-type="float">
            <text:p>92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93" calcext:value-type="float">
            <text:p>93</text:p>
          </table:table-cell>
          <table:table-cell table:style-name="ce119" table:formula="of:=[.H88]-[.I88]" office:value-type="float" office:value="82" calcext:value-type="float">
            <text:p>82</text:p>
          </table:table-cell>
          <table:table-cell table:style-name="ce136" office:value-type="float" office:value="0.007212" calcext:value-type="float">
            <text:p>0.007</text:p>
          </table:table-cell>
          <table:table-cell table:style-name="ce119" office:value-type="float" office:value="51" calcext:value-type="float">
            <text:p>51</text:p>
          </table:table-cell>
          <table:table-cell table:style-name="ce119" office:value-type="float" office:value="92" calcext:value-type="float">
            <text:p>92</text:p>
          </table:table-cell>
          <table:table-cell table:style-name="ce119" table:formula="of:=[.N88]-[.M88]" office:value-type="float" office:value="41" calcext:value-type="float">
            <text:p>41</text:p>
          </table:table-cell>
          <table:table-cell table:style-name="ce135" office:value-type="float" office:value="2073.43" calcext:value-type="float">
            <text:p>2073.4</text:p>
          </table:table-cell>
          <table:table-cell table:style-name="ce23" office:value-type="float" office:value="84" calcext:value-type="float">
            <text:p>84</text:p>
          </table:table-cell>
          <table:table-cell table:style-name="ce165" table:formula="of:=[.O88]/[.K88]" office:value-type="percentage" office:value="0.5" calcext:value-type="percentage">
            <text:p>50.0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70" calcext:value-type="float">
            <text:p>370</text:p>
          </table:table-cell>
          <table:table-cell table:style-name="ce119"/>
          <table:table-cell table:style-name="ce119" office:value-type="string" calcext:value-type="string">
            <text:p>81-normalized-opm2-z7-s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22" calcext:value-type="float">
            <text:p>122</text:p>
          </table:table-cell>
          <table:table-cell table:style-name="ce119" office:value-type="float" office:value="-8585" calcext:value-type="float">
            <text:p>-8585</text:p>
          </table:table-cell>
          <table:table-cell table:style-name="ce119" office:value-type="float" office:value="-105630" calcext:value-type="float">
            <text:p>-105630</text:p>
          </table:table-cell>
          <table:table-cell table:style-name="ce119" office:value-type="float" office:value="-8135" calcext:value-type="float">
            <text:p>-8135</text:p>
          </table:table-cell>
          <table:table-cell table:style-name="ce119" table:formula="of:=[.H89]-[.I89]" office:value-type="float" office:value="97045" calcext:value-type="float">
            <text:p>97045</text:p>
          </table:table-cell>
          <table:table-cell table:style-name="ce135" office:value-type="float" office:value="1378.49" calcext:value-type="float">
            <text:p>1378.5</text:p>
          </table:table-cell>
          <table:table-cell table:style-name="ce119" office:value-type="float" office:value="-104660" calcext:value-type="float">
            <text:p>-104660</text:p>
          </table:table-cell>
          <table:table-cell table:style-name="ce119" office:value-type="float" office:value="-8585" calcext:value-type="float">
            <text:p>-8585</text:p>
          </table:table-cell>
          <table:table-cell table:style-name="ce119" table:formula="of:=[.N89]-[.M89]" office:value-type="float" office:value="96075" calcext:value-type="float">
            <text:p>96075</text:p>
          </table:table-cell>
          <table:table-cell table:style-name="ce135" office:value-type="float" office:value="2388.92" calcext:value-type="float">
            <text:p>2388.9</text:p>
          </table:table-cell>
          <table:table-cell table:style-name="ce23" office:value-type="float" office:value="85" calcext:value-type="float">
            <text:p>85</text:p>
          </table:table-cell>
          <table:table-cell table:style-name="ce165" table:formula="of:=[.O89]/[.K89]" office:value-type="percentage" office:value="0.990004637024061" calcext:value-type="percentage">
            <text:p>99.0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72" calcext:value-type="float">
            <text:p>372</text:p>
          </table:table-cell>
          <table:table-cell table:style-name="ce119"/>
          <table:table-cell table:style-name="ce119" office:value-type="string" calcext:value-type="string">
            <text:p>83-normalized-comppebphp_opt_pyrheightequalsnholes_34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3600.09" calcext:value-type="float">
            <text:p>3600.09</text:p>
          </table:table-cell>
          <table:table-cell table:style-name="ce23" office:value-type="float" office:value="174" calcext:value-type="float">
            <text:p>174</text:p>
          </table:table-cell>
          <table:table-cell table:style-name="ce119" office:value-type="float" office:value="630" calcext:value-type="float">
            <text:p>630</text:p>
          </table:table-cell>
          <table:table-cell table:style-name="ce119" office:value-type="float" office:value="99" calcext:value-type="float">
            <text:p>99</text:p>
          </table:table-cell>
          <table:table-cell table:style-name="ce119" office:value-type="float" office:value="635" calcext:value-type="float">
            <text:p>635</text:p>
          </table:table-cell>
          <table:table-cell table:style-name="ce119" table:formula="of:=[.H90]-[.I90]" office:value-type="float" office:value="531" calcext:value-type="float">
            <text:p>531</text:p>
          </table:table-cell>
          <table:table-cell table:style-name="ce135" office:value-type="float" office:value="208.229" calcext:value-type="float">
            <text:p>208.2</text:p>
          </table:table-cell>
          <table:table-cell table:style-name="ce119" office:value-type="float" office:value="174" calcext:value-type="float">
            <text:p>174</text:p>
          </table:table-cell>
          <table:table-cell table:style-name="ce119" office:value-type="float" office:value="630" calcext:value-type="float">
            <text:p>630</text:p>
          </table:table-cell>
          <table:table-cell table:style-name="ce119" table:formula="of:=[.N90]-[.M90]" office:value-type="float" office:value="456" calcext:value-type="float">
            <text:p>456</text:p>
          </table:table-cell>
          <table:table-cell table:style-name="ce135" office:value-type="float" office:value="3361.98" calcext:value-type="float">
            <text:p>3362.0</text:p>
          </table:table-cell>
          <table:table-cell table:style-name="ce23" office:value-type="float" office:value="86" calcext:value-type="float">
            <text:p>86</text:p>
          </table:table-cell>
          <table:table-cell table:style-name="ce165" table:formula="of:=[.O90]/[.K90]" office:value-type="percentage" office:value="0.858757062146893" calcext:value-type="percentage">
            <text:p>85.88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84" calcext:value-type="float">
            <text:p>384</text:p>
          </table:table-cell>
          <table:table-cell table:style-name="ce119"/>
          <table:table-cell table:style-name="ce119" office:value-type="string" calcext:value-type="string">
            <text:p>96-normalized-autocorr_bern50-06.lin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32" calcext:value-type="float">
            <text:p>32</text:p>
          </table:table-cell>
          <table:table-cell table:style-name="ce119" office:value-type="float" office:value="-266" calcext:value-type="float">
            <text:p>-266</text:p>
          </table:table-cell>
          <table:table-cell table:style-name="ce119" office:value-type="float" office:value="-6384" calcext:value-type="float">
            <text:p>-6384</text:p>
          </table:table-cell>
          <table:table-cell table:style-name="ce119" office:value-type="float" office:value="-265" calcext:value-type="float">
            <text:p>-265</text:p>
          </table:table-cell>
          <table:table-cell table:style-name="ce119" table:formula="of:=[.H91]-[.I91]" office:value-type="float" office:value="6118" calcext:value-type="float">
            <text:p>6118</text:p>
          </table:table-cell>
          <table:table-cell table:style-name="ce135" office:value-type="float" office:value="449.406" calcext:value-type="float">
            <text:p>449.4</text:p>
          </table:table-cell>
          <table:table-cell table:style-name="ce119" office:value-type="float" office:value="-6355" calcext:value-type="float">
            <text:p>-6355</text:p>
          </table:table-cell>
          <table:table-cell table:style-name="ce119" office:value-type="float" office:value="-266" calcext:value-type="float">
            <text:p>-266</text:p>
          </table:table-cell>
          <table:table-cell table:style-name="ce119" table:formula="of:=[.N91]-[.M91]" office:value-type="float" office:value="6089" calcext:value-type="float">
            <text:p>6089</text:p>
          </table:table-cell>
          <table:table-cell table:style-name="ce135" office:value-type="float" office:value="1729.32" calcext:value-type="float">
            <text:p>1729.3</text:p>
          </table:table-cell>
          <table:table-cell table:style-name="ce23" office:value-type="float" office:value="87" calcext:value-type="float">
            <text:p>87</text:p>
          </table:table-cell>
          <table:table-cell table:style-name="ce165" table:formula="of:=[.O91]/[.K91]" office:value-type="percentage" office:value="0.995259888852566" calcext:value-type="percentage">
            <text:p>99.53%</text:p>
          </table:table-cell>
          <table:table-cell table:style-name="ce119"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08-normalized-6_12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867" calcext:value-type="float">
            <text:p>5867</text:p>
          </table:table-cell>
          <table:table-cell office:value-type="float" office:value="0" calcext:value-type="float">
            <text:p>0</text:p>
          </table:table-cell>
          <table:table-cell office:value-type="float" office:value="39785" calcext:value-type="float">
            <text:p>39785</text:p>
          </table:table-cell>
          <table:table-cell table:formula="of:=[.H92]-[.I92]" office:value-type="float" office:value="5867" calcext:value-type="float">
            <text:p>5867</text:p>
          </table:table-cell>
          <table:table-cell table:style-name="ce137" office:value-type="float" office:value="0.000358" calcext:value-type="float">
            <text:p>0.0004</text:p>
          </table:table-cell>
          <table:table-cell office:value-type="float" office:value="1868" calcext:value-type="float">
            <text:p>1868</text:p>
          </table:table-cell>
          <table:table-cell office:value-type="float" office:value="5867" calcext:value-type="float">
            <text:p>5867</text:p>
          </table:table-cell>
          <table:table-cell table:style-name="ce119" table:formula="of:=[.N92]-[.M92]" office:value-type="float" office:value="3999" calcext:value-type="float">
            <text:p>3999</text:p>
          </table:table-cell>
          <table:table-cell table:style-name="ce138" office:value-type="float" office:value="0.00127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336-normalized-g9x3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H93]-[.I93]" office:value-type="float" office:value="2" calcext:value-type="float">
            <text:p>2</text:p>
          </table:table-cell>
          <table:table-cell table:style-name="ce138" office:value-type="float" office:value="0.000585" calcext:value-type="float">
            <text:p>0.0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9" table:formula="of:=[.N93]-[.M93]" office:value-type="float" office:value="1" calcext:value-type="float">
            <text:p>1</text:p>
          </table:table-cell>
          <table:table-cell table:style-name="ce138" office:value-type="float" office:value="0.000603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421-normalized-lo_8x8_006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formula="of:=[.H94]-[.I94]" office:value-type="float" office:value="24" calcext:value-type="float">
            <text:p>24</text:p>
          </table:table-cell>
          <table:table-cell table:style-name="ce138" office:value-type="float" office:value="0.000627" calcext:value-type="float">
            <text:p>0.00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style-name="ce119" table:formula="of:=[.N94]-[.M94]" office:value-type="float" office:value="4" calcext:value-type="float">
            <text:p>4</text:p>
          </table:table-cell>
          <table:table-cell table:style-name="ce138" office:value-type="float" office:value="0.000742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217-normalized-single-obj-f26-ACDoubleLoss.seq-A-2-combined-abcdeir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833" calcext:value-type="float">
            <text:p>37833</text:p>
          </table:table-cell>
          <table:table-cell office:value-type="float" office:value="30" calcext:value-type="float">
            <text:p>30</text:p>
          </table:table-cell>
          <table:table-cell office:value-type="float" office:value="37834" calcext:value-type="float">
            <text:p>37834</text:p>
          </table:table-cell>
          <table:table-cell table:formula="of:=[.H95]-[.I95]" office:value-type="float" office:value="37803" calcext:value-type="float">
            <text:p>37803</text:p>
          </table:table-cell>
          <table:table-cell table:style-name="ce138" office:value-type="float" office:value="0.000819" calcext:value-type="float">
            <text:p>0.001</text:p>
          </table:table-cell>
          <table:table-cell office:value-type="float" office:value="37831" calcext:value-type="float">
            <text:p>37831</text:p>
          </table:table-cell>
          <table:table-cell office:value-type="float" office:value="37833" calcext:value-type="float">
            <text:p>37833</text:p>
          </table:table-cell>
          <table:table-cell table:style-name="ce119" table:formula="of:=[.N95]-[.M95]" office:value-type="float" office:value="2" calcext:value-type="float">
            <text:p>2</text:p>
          </table:table-cell>
          <table:table-cell table:style-name="ce138" office:value-type="float" office:value="0.000868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468-normalized-maincont.r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96]-[.I96]" office:value-type="float" office:value="4" calcext:value-type="float">
            <text:p>4</text:p>
          </table:table-cell>
          <table:table-cell table:style-name="ce138" office:value-type="float" office:value="0.000882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19" table:formula="of:=[.N96]-[.M96]" office:value-type="float" office:value="2" calcext:value-type="float">
            <text:p>2</text:p>
          </table:table-cell>
          <table:table-cell table:style-name="ce138" office:value-type="float" office:value="0.00098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87-normalized-single-obj-f27-DC2Loss.seq-B-2-combined-irabcde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1792" calcext:value-type="float">
            <text:p>721792</text:p>
          </table:table-cell>
          <table:table-cell office:value-type="float" office:value="655360" calcext:value-type="float">
            <text:p>655360</text:p>
          </table:table-cell>
          <table:table-cell office:value-type="float" office:value="722968" calcext:value-type="float">
            <text:p>722968</text:p>
          </table:table-cell>
          <table:table-cell table:formula="of:=[.H97]-[.I97]" office:value-type="float" office:value="66432" calcext:value-type="float">
            <text:p>66432</text:p>
          </table:table-cell>
          <table:table-cell table:style-name="ce138" office:value-type="float" office:value="0.000911" calcext:value-type="float">
            <text:p>0.001</text:p>
          </table:table-cell>
          <table:table-cell office:value-type="float" office:value="655673" calcext:value-type="float">
            <text:p>655673</text:p>
          </table:table-cell>
          <table:table-cell office:value-type="float" office:value="721792" calcext:value-type="float">
            <text:p>721792</text:p>
          </table:table-cell>
          <table:table-cell table:style-name="ce119" table:formula="of:=[.N97]-[.M97]" office:value-type="float" office:value="66119" calcext:value-type="float">
            <text:p>66119</text:p>
          </table:table-cell>
          <table:table-cell table:style-name="ce138" office:value-type="float" office:value="0.001204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89-normalized-single-obj-f1-DataDisplay_0_order4.seq-A-3-2-irabcde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5340654" calcext:value-type="float">
            <text:p>5340654</text:p>
          </table:table-cell>
          <table:table-cell office:value-type="float" office:value="6168960" calcext:value-type="float">
            <text:p>6168960</text:p>
          </table:table-cell>
          <table:table-cell table:formula="of:=[.H98]-[.I98]" office:value-type="float" office:value="533061" calcext:value-type="float">
            <text:p>533061</text:p>
          </table:table-cell>
          <table:table-cell table:style-name="ce138" office:value-type="float" office:value="0.001149" calcext:value-type="float">
            <text:p>0.001</text:p>
          </table:table-cell>
          <table:table-cell office:value-type="float" office:value="5398165" calcext:value-type="float">
            <text:p>5398165</text:p>
          </table:table-cell>
          <table:table-cell office:value-type="float" office:value="5873715" calcext:value-type="float">
            <text:p>5873715</text:p>
          </table:table-cell>
          <table:table-cell table:style-name="ce119" table:formula="of:=[.N98]-[.M98]" office:value-type="float" office:value="475550" calcext:value-type="float">
            <text:p>475550</text:p>
          </table:table-cell>
          <table:table-cell table:style-name="ce138" office:value-type="float" office:value="0.001226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99-normalized-s3-3-3-2pb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[.H99]-[.I99]" office:value-type="float" office:value="36" calcext:value-type="float">
            <text:p>36</text:p>
          </table:table-cell>
          <table:table-cell table:style-name="ce138" office:value-type="float" office:value="0.001275" calcext:value-type="float">
            <text:p>0.00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19" table:formula="of:=[.N99]-[.M99]" office:value-type="float" office:value="27" calcext:value-type="float">
            <text:p>27</text:p>
          </table:table-cell>
          <table:table-cell table:style-name="ce138" office:value-type="float" office:value="0.0023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84-normalized-lo_10x10_003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formula="of:=[.H100]-[.I100]" office:value-type="float" office:value="44" calcext:value-type="float">
            <text:p>44</text:p>
          </table:table-cell>
          <table:table-cell table:style-name="ce138" office:value-type="float" office:value="0.001402" calcext:value-type="float">
            <text:p>0.00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19" table:formula="of:=[.N100]-[.M100]" office:value-type="float" office:value="5" calcext:value-type="float">
            <text:p>5</text:p>
          </table:table-cell>
          <table:table-cell table:style-name="ce138" office:value-type="float" office:value="0.002107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379-normalized-single-obj-f14-DC2Loss.seq-A-2-combined-abcdeir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110400225" calcext:value-type="float">
            <text:p>110400225</text:p>
          </table:table-cell>
          <table:table-cell office:value-type="float" office:value="208012229" calcext:value-type="float">
            <text:p>208012229</text:p>
          </table:table-cell>
          <table:table-cell table:formula="of:=[.H101]-[.I101]" office:value-type="float" office:value="29440004" calcext:value-type="float">
            <text:p>29440004</text:p>
          </table:table-cell>
          <table:table-cell table:style-name="ce138" office:value-type="float" office:value="0.002613" calcext:value-type="float">
            <text:p>0.003</text:p>
          </table:table-cell>
          <table:table-cell office:value-type="float" office:value="139840227" calcext:value-type="float">
            <text:p>139840227</text:p>
          </table:table-cell>
          <table:table-cell office:value-type="float" office:value="139840229" calcext:value-type="float">
            <text:p>139840229</text:p>
          </table:table-cell>
          <table:table-cell table:style-name="ce119" table:formula="of:=[.N101]-[.M101]" office:value-type="float" office:value="2" calcext:value-type="float">
            <text:p>2</text:p>
          </table:table-cell>
          <table:table-cell table:style-name="ce138" office:value-type="float" office:value="0.003084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34-normalized-s3-3-3-5pb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[.H102]-[.I102]" office:value-type="float" office:value="34" calcext:value-type="float">
            <text:p>34</text:p>
          </table:table-cell>
          <table:table-cell table:style-name="ce138" office:value-type="float" office:value="0.000847" calcext:value-type="float">
            <text:p>0.00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119" table:formula="of:=[.N102]-[.M102]" office:value-type="float" office:value="3" calcext:value-type="float">
            <text:p>3</text:p>
          </table:table-cell>
          <table:table-cell table:style-name="ce138" office:value-type="float" office:value="0.008041" calcext:value-type="float">
            <text:p>0.008</text:p>
          </table:table-cell>
          <table:table-cell table:number-columns-repeated="1008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38-normalized-fir01_trarea_ac.opb</text:p>
          </table:table-cell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13949" calcext:value-type="float">
            <text:p>13949</text:p>
          </table:table-cell>
          <table:table-cell office:value-type="float" office:value="5673" calcext:value-type="float">
            <text:p>5673</text:p>
          </table:table-cell>
          <table:table-cell office:value-type="float" office:value="14131" calcext:value-type="float">
            <text:p>14131</text:p>
          </table:table-cell>
          <table:table-cell table:formula="of:=[.H103]-[.I103]" office:value-type="float" office:value="8276" calcext:value-type="float">
            <text:p>8276</text:p>
          </table:table-cell>
          <table:table-cell table:style-name="ce138" office:value-type="float" office:value="0.005627" calcext:value-type="float">
            <text:p>0.006</text:p>
          </table:table-cell>
          <table:table-cell office:value-type="float" office:value="11316" calcext:value-type="float">
            <text:p>11316</text:p>
          </table:table-cell>
          <table:table-cell office:value-type="float" office:value="13949" calcext:value-type="float">
            <text:p>13949</text:p>
          </table:table-cell>
          <table:table-cell table:style-name="ce119" table:formula="of:=[.N103]-[.M103]" office:value-type="float" office:value="2633" calcext:value-type="float">
            <text:p>2633</text:p>
          </table:table-cell>
          <table:table-cell office:value-type="float" office:value="0.006596" calcext:value-type="float">
            <text:p>0.01</text:p>
          </table:table-cell>
          <table:table-cell table:number-columns-repeated="1008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355-normalized-OGR_5.opb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H104]-[.I104]" office:value-type="float" office:value="11" calcext:value-type="float">
            <text:p>11</text:p>
          </table:table-cell>
          <table:table-cell table:style-name="ce138" office:value-type="float" office:value="0.006103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19" table:formula="of:=[.N104]-[.M104]" office:value-type="float" office:value="10" calcext:value-type="float">
            <text:p>10</text:p>
          </table:table-cell>
          <table:table-cell office:value-type="float" office:value="0.006153" calcext:value-type="float">
            <text:p>0.01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35-normalized-single-obj-f54-DCTotalLoss.seq-B-3-combined-EDCBAir.opb</text:p>
          </table:table-cell>
          <table:table-cell office:value-type="string" calcext:value-type="string">
            <text:p>Optimum_found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-5631497" calcext:value-type="float">
            <text:p>-5631497</text:p>
          </table:table-cell>
          <table:table-cell office:value-type="float" office:value="-3787226" calcext:value-type="float">
            <text:p>-3787226</text:p>
          </table:table-cell>
          <table:table-cell table:formula="of:=[.H105]-[.I105]" office:value-type="float" office:value="1841691" calcext:value-type="float">
            <text:p>1841691</text:p>
          </table:table-cell>
          <table:table-cell table:style-name="ce139" office:value-type="float" office:value="0.022733" calcext:value-type="float">
            <text:p>0.02</text:p>
          </table:table-cell>
          <table:table-cell office:value-type="float" office:value="-4175300" calcext:value-type="float">
            <text:p>-4175300</text:p>
          </table:table-cell>
          <table:table-cell office:value-type="float" office:value="-3789806" calcext:value-type="float">
            <text:p>-3789806</text:p>
          </table:table-cell>
          <table:table-cell table:style-name="ce119" table:formula="of:=[.N105]-[.M105]" office:value-type="float" office:value="385494" calcext:value-type="float">
            <text:p>385494</text:p>
          </table:table-cell>
          <table:table-cell office:value-type="float" office:value="0.023091" calcext:value-type="float">
            <text:p>0.02</text:p>
          </table:table-cell>
          <table:table-cell table:number-columns-repeated="1008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304-normalized-8_16.opb</text:p>
          </table:table-cell>
          <table:table-cell office:value-type="string" calcext:value-type="string">
            <text:p>Optimum_found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office:value-type="float" office:value="16" calcext:value-type="float">
            <text:p>16</text:p>
          </table:table-cell>
          <table:table-cell office:value-type="float" office:value="5852" calcext:value-type="float">
            <text:p>5852</text:p>
          </table:table-cell>
          <table:table-cell office:value-type="float" office:value="2112" calcext:value-type="float">
            <text:p>2112</text:p>
          </table:table-cell>
          <table:table-cell office:value-type="float" office:value="5866" calcext:value-type="float">
            <text:p>5866</text:p>
          </table:table-cell>
          <table:table-cell table:formula="of:=[.H106]-[.I106]" office:value-type="float" office:value="3740" calcext:value-type="float">
            <text:p>3740</text:p>
          </table:table-cell>
          <table:table-cell table:style-name="ce139" office:value-type="float" office:value="0.017099" calcext:value-type="float">
            <text:p>0.02</text:p>
          </table:table-cell>
          <table:table-cell office:value-type="float" office:value="3542" calcext:value-type="float">
            <text:p>3542</text:p>
          </table:table-cell>
          <table:table-cell office:value-type="float" office:value="5852" calcext:value-type="float">
            <text:p>5852</text:p>
          </table:table-cell>
          <table:table-cell table:style-name="ce119" table:formula="of:=[.N106]-[.M106]" office:value-type="float" office:value="2310" calcext:value-type="float">
            <text:p>2310</text:p>
          </table:table-cell>
          <table:table-cell office:value-type="float" office:value="0.025202" calcext:value-type="float">
            <text:p>0.03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10-normalized-clique-coloring-max-clique-n=5-t=3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107]-[.I107]" office:value-type="float" office:value="2" calcext:value-type="float">
            <text:p>2</text:p>
          </table:table-cell>
          <table:table-cell table:style-name="ce138" office:value-type="float" office:value="0.0006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9" table:formula="of:=[.N107]-[.M107]" office:value-type="float" office:value="1" calcext:value-type="float">
            <text:p>1</text:p>
          </table:table-cell>
          <table:table-cell table:style-name="ce138" office:value-type="float" office:value="0.04622" calcext:value-type="float">
            <text:p>0.046</text:p>
          </table:table-cell>
          <table:table-cell table:number-columns-repeated="1008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285-normalized-rand88811a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15" calcext:value-type="float">
            <text:p>15</text:p>
          </table:table-cell>
          <table:table-cell office:value-type="float" office:value="2256" calcext:value-type="float">
            <text:p>2256</text:p>
          </table:table-cell>
          <table:table-cell office:value-type="float" office:value="2190" calcext:value-type="float">
            <text:p>2190</text:p>
          </table:table-cell>
          <table:table-cell office:value-type="float" office:value="2262" calcext:value-type="float">
            <text:p>2262</text:p>
          </table:table-cell>
          <table:table-cell table:formula="of:=[.H108]-[.I108]" office:value-type="float" office:value="66" calcext:value-type="float">
            <text:p>66</text:p>
          </table:table-cell>
          <table:table-cell table:style-name="ce139" office:value-type="float" office:value="0.046231" calcext:value-type="float">
            <text:p>0.05</text:p>
          </table:table-cell>
          <table:table-cell office:value-type="float" office:value="2241" calcext:value-type="float">
            <text:p>2241</text:p>
          </table:table-cell>
          <table:table-cell office:value-type="float" office:value="2256" calcext:value-type="float">
            <text:p>2256</text:p>
          </table:table-cell>
          <table:table-cell table:style-name="ce119" table:formula="of:=[.N108]-[.M108]" office:value-type="float" office:value="15" calcext:value-type="float">
            <text:p>15</text:p>
          </table:table-cell>
          <table:table-cell office:value-type="float" office:value="0.055099" calcext:value-type="float">
            <text:p>0.06</text:p>
          </table:table-cell>
          <table:table-cell table:number-columns-repeated="1008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9-Init-x2-i8_pp_100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 office:value-type="float" office:value="30" calcext:value-type="float">
            <text:p>30</text:p>
          </table:table-cell>
          <table:table-cell office:value-type="float" office:value="2252" calcext:value-type="float">
            <text:p>2252</text:p>
          </table:table-cell>
          <table:table-cell office:value-type="float" office:value="2233" calcext:value-type="float">
            <text:p>2233</text:p>
          </table:table-cell>
          <table:table-cell office:value-type="float" office:value="2254" calcext:value-type="float">
            <text:p>2254</text:p>
          </table:table-cell>
          <table:table-cell table:formula="of:=[.H109]-[.I109]" office:value-type="float" office:value="19" calcext:value-type="float">
            <text:p>19</text:p>
          </table:table-cell>
          <table:table-cell table:style-name="ce139" office:value-type="float" office:value="0.057124" calcext:value-type="float">
            <text:p>0.06</text:p>
          </table:table-cell>
          <table:table-cell office:value-type="float" office:value="2249" calcext:value-type="float">
            <text:p>2249</text:p>
          </table:table-cell>
          <table:table-cell office:value-type="float" office:value="2252" calcext:value-type="float">
            <text:p>2252</text:p>
          </table:table-cell>
          <table:table-cell table:style-name="ce119" table:formula="of:=[.N109]-[.M109]" office:value-type="float" office:value="3" calcext:value-type="float">
            <text:p>3</text:p>
          </table:table-cell>
          <table:table-cell office:value-type="float" office:value="0.058244" calcext:value-type="float">
            <text:p>0.06</text:p>
          </table:table-cell>
          <table:table-cell table:number-columns-repeated="1008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402-normalized-sporttournament08.lin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-12" calcext:value-type="float">
            <text:p>-12</text:p>
          </table:table-cell>
          <table:table-cell office:value-type="float" office:value="-28" calcext:value-type="float">
            <text:p>-28</text:p>
          </table:table-cell>
          <table:table-cell office:value-type="float" office:value="-11" calcext:value-type="float">
            <text:p>-11</text:p>
          </table:table-cell>
          <table:table-cell table:formula="of:=[.H110]-[.I110]" office:value-type="float" office:value="16" calcext:value-type="float">
            <text:p>16</text:p>
          </table:table-cell>
          <table:table-cell table:style-name="ce138" office:value-type="float" office:value="0.014416" calcext:value-type="float">
            <text:p>0.014</text:p>
          </table:table-cell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table:style-name="ce119" table:formula="of:=[.N110]-[.M110]" office:value-type="float" office:value="4" calcext:value-type="float">
            <text:p>4</text:p>
          </table:table-cell>
          <table:table-cell office:value-type="float" office:value="0.076258" calcext:value-type="float">
            <text:p>0.0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4-normalized-cc.opb</text:p>
          </table:table-cell>
          <table:table-cell office:value-type="string" calcext:value-type="string">
            <text:p>Optimum_found</text:p>
          </table:table-cell>
          <table:table-cell office:value-type="float" office:value="40" calcext:value-type="float">
            <text:p>40</text:p>
          </table:table-cell>
          <table:table-cell office:value-type="float" office:value="0.08" calcext:value-type="float">
            <text:p>0.08</text:p>
          </table:table-cell>
          <table:table-cell office:value-type="float" office:value="45" calcext:value-type="float">
            <text:p>45</text:p>
          </table:table-cell>
          <table:table-cell office:value-type="float" office:value="1567" calcext:value-type="float">
            <text:p>1567</text:p>
          </table:table-cell>
          <table:table-cell office:value-type="float" office:value="1408" calcext:value-type="float">
            <text:p>1408</text:p>
          </table:table-cell>
          <table:table-cell office:value-type="float" office:value="1569" calcext:value-type="float">
            <text:p>1569</text:p>
          </table:table-cell>
          <table:table-cell table:formula="of:=[.H111]-[.I111]" office:value-type="float" office:value="159" calcext:value-type="float">
            <text:p>159</text:p>
          </table:table-cell>
          <table:table-cell table:style-name="ce139" office:value-type="float" office:value="0.080164" calcext:value-type="float">
            <text:p>0.08</text:p>
          </table:table-cell>
          <table:table-cell office:value-type="float" office:value="1537" calcext:value-type="float">
            <text:p>1537</text:p>
          </table:table-cell>
          <table:table-cell office:value-type="float" office:value="1567" calcext:value-type="float">
            <text:p>1567</text:p>
          </table:table-cell>
          <table:table-cell table:style-name="ce119" table:formula="of:=[.N111]-[.M111]" office:value-type="float" office:value="30" calcext:value-type="float">
            <text:p>30</text:p>
          </table:table-cell>
          <table:table-cell office:value-type="float" office:value="0.081185" calcext:value-type="float">
            <text:p>0.08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189-normalized-randa13f2d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 office:value-type="float" office:value="17" calcext:value-type="float">
            <text:p>17</text:p>
          </table:table-cell>
          <table:table-cell office:value-type="float" office:value="2477" calcext:value-type="float">
            <text:p>2477</text:p>
          </table:table-cell>
          <table:table-cell office:value-type="float" office:value="2465" calcext:value-type="float">
            <text:p>2465</text:p>
          </table:table-cell>
          <table:table-cell office:value-type="float" office:value="2478" calcext:value-type="float">
            <text:p>2478</text:p>
          </table:table-cell>
          <table:table-cell table:formula="of:=[.H112]-[.I112]" office:value-type="float" office:value="12" calcext:value-type="float">
            <text:p>12</text:p>
          </table:table-cell>
          <table:table-cell table:style-name="ce139" office:value-type="float" office:value="0.096967" calcext:value-type="float">
            <text:p>0.10</text:p>
          </table:table-cell>
          <table:table-cell office:value-type="float" office:value="2468" calcext:value-type="float">
            <text:p>2468</text:p>
          </table:table-cell>
          <table:table-cell office:value-type="float" office:value="2477" calcext:value-type="float">
            <text:p>2477</text:p>
          </table:table-cell>
          <table:table-cell table:style-name="ce119" table:formula="of:=[.N112]-[.M112]" office:value-type="float" office:value="9" calcext:value-type="float">
            <text:p>9</text:p>
          </table:table-cell>
          <table:table-cell office:value-type="float" office:value="0.109229" calcext:value-type="float">
            <text:p>0.11</text:p>
          </table:table-cell>
          <table:table-cell table:number-columns-repeated="1008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418-normalized-circ4_3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H113]-[.I113]" office:value-type="float" office:value="20" calcext:value-type="float">
            <text:p>20</text:p>
          </table:table-cell>
          <table:table-cell table:style-name="ce138" office:value-type="float" office:value="0.002679" calcext:value-type="float">
            <text:p>0.00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19" table:formula="of:=[.N113]-[.M113]" office:value-type="float" office:value="4" calcext:value-type="float">
            <text:p>4</text:p>
          </table:table-cell>
          <table:table-cell office:value-type="float" office:value="0.089773" calcext:value-type="float">
            <text:p>0.09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26-normalized-10_20.opb</text:p>
          </table:table-cell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office:value-type="float" office:value="8034" calcext:value-type="float">
            <text:p>8034</text:p>
          </table:table-cell>
          <table:table-cell office:value-type="float" office:value="2995" calcext:value-type="float">
            <text:p>2995</text:p>
          </table:table-cell>
          <table:table-cell office:value-type="float" office:value="8087" calcext:value-type="float">
            <text:p>8087</text:p>
          </table:table-cell>
          <table:table-cell table:formula="of:=[.H114]-[.I114]" office:value-type="float" office:value="5039" calcext:value-type="float">
            <text:p>5039</text:p>
          </table:table-cell>
          <table:table-cell table:style-name="ce139" office:value-type="float" office:value="0.132622" calcext:value-type="float">
            <text:p>0.13</text:p>
          </table:table-cell>
          <table:table-cell office:value-type="float" office:value="7178" calcext:value-type="float">
            <text:p>7178</text:p>
          </table:table-cell>
          <table:table-cell office:value-type="float" office:value="8034" calcext:value-type="float">
            <text:p>8034</text:p>
          </table:table-cell>
          <table:table-cell table:style-name="ce119" table:formula="of:=[.N114]-[.M114]" office:value-type="float" office:value="856" calcext:value-type="float">
            <text:p>856</text:p>
          </table:table-cell>
          <table:table-cell office:value-type="float" office:value="0.136866" calcext:value-type="float">
            <text:p>0.14</text:p>
          </table:table-cell>
          <table:table-cell table:number-columns-repeated="1008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219-normalized-11_22.opb</text:p>
          </table:table-cell>
          <table:table-cell office:value-type="string" calcext:value-type="string">
            <text:p>Optimum_found</text:p>
          </table:table-cell>
          <table:table-cell office:value-type="float" office:value="28" calcext:value-type="float">
            <text:p>28</text:p>
          </table:table-cell>
          <table:table-cell office:value-type="float" office:value="0.17" calcext:value-type="float">
            <text:p>0.17</text:p>
          </table:table-cell>
          <table:table-cell office:value-type="float" office:value="13" calcext:value-type="float">
            <text:p>13</text:p>
          </table:table-cell>
          <table:table-cell office:value-type="float" office:value="8908" calcext:value-type="float">
            <text:p>8908</text:p>
          </table:table-cell>
          <table:table-cell office:value-type="float" office:value="3893" calcext:value-type="float">
            <text:p>3893</text:p>
          </table:table-cell>
          <table:table-cell office:value-type="float" office:value="9062" calcext:value-type="float">
            <text:p>9062</text:p>
          </table:table-cell>
          <table:table-cell table:formula="of:=[.H115]-[.I115]" office:value-type="float" office:value="5015" calcext:value-type="float">
            <text:p>5015</text:p>
          </table:table-cell>
          <table:table-cell table:style-name="ce139" office:value-type="float" office:value="0.155788" calcext:value-type="float">
            <text:p>0.16</text:p>
          </table:table-cell>
          <table:table-cell office:value-type="float" office:value="5768" calcext:value-type="float">
            <text:p>5768</text:p>
          </table:table-cell>
          <table:table-cell office:value-type="float" office:value="8908" calcext:value-type="float">
            <text:p>8908</text:p>
          </table:table-cell>
          <table:table-cell table:style-name="ce119" table:formula="of:=[.N115]-[.M115]" office:value-type="float" office:value="3140" calcext:value-type="float">
            <text:p>3140</text:p>
          </table:table-cell>
          <table:table-cell office:value-type="float" office:value="0.166557" calcext:value-type="float">
            <text:p>0.17</text:p>
          </table:table-cell>
          <table:table-cell table:number-columns-repeated="1008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386-normalized-g9x9.opb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0.19" calcext:value-type="float">
            <text:p>0.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H116]-[.I116]" office:value-type="float" office:value="6" calcext:value-type="float">
            <text:p>6</text:p>
          </table:table-cell>
          <table:table-cell table:style-name="ce139" office:value-type="float" office:value="0.066503" calcext:value-type="float">
            <text:p>0.0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19" table:formula="of:=[.N116]-[.M116]" office:value-type="float" office:value="2" calcext:value-type="float">
            <text:p>2</text:p>
          </table:table-cell>
          <table:table-cell office:value-type="float" office:value="0.194478" calcext:value-type="float">
            <text:p>0.19</text:p>
          </table:table-cell>
          <table:table-cell table:number-columns-repeated="1008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251-normalized-rand18b530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.19</text:p>
          </table:table-cell>
          <table:table-cell office:value-type="float" office:value="9" calcext:value-type="float">
            <text:p>9</text:p>
          </table:table-cell>
          <table:table-cell office:value-type="float" office:value="6563" calcext:value-type="float">
            <text:p>6563</text:p>
          </table:table-cell>
          <table:table-cell office:value-type="float" office:value="6550" calcext:value-type="float">
            <text:p>6550</text:p>
          </table:table-cell>
          <table:table-cell office:value-type="float" office:value="6564" calcext:value-type="float">
            <text:p>6564</text:p>
          </table:table-cell>
          <table:table-cell table:formula="of:=[.H117]-[.I117]" office:value-type="float" office:value="13" calcext:value-type="float">
            <text:p>13</text:p>
          </table:table-cell>
          <table:table-cell table:style-name="ce139" office:value-type="float" office:value="0.181238" calcext:value-type="float">
            <text:p>0.18</text:p>
          </table:table-cell>
          <table:table-cell office:value-type="float" office:value="6554" calcext:value-type="float">
            <text:p>6554</text:p>
          </table:table-cell>
          <table:table-cell office:value-type="float" office:value="6563" calcext:value-type="float">
            <text:p>6563</text:p>
          </table:table-cell>
          <table:table-cell table:style-name="ce119" table:formula="of:=[.N117]-[.M117]" office:value-type="float" office:value="9" calcext:value-type="float">
            <text:p>9</text:p>
          </table:table-cell>
          <table:table-cell office:value-type="float" office:value="0.182352" calcext:value-type="float">
            <text:p>0.18</text:p>
          </table:table-cell>
          <table:table-cell table:number-columns-repeated="1008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82-normalized-data4_3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8276" calcext:value-type="float">
            <text:p>8276</text:p>
          </table:table-cell>
          <table:table-cell office:value-type="float" office:value="196" calcext:value-type="float">
            <text:p>196</text:p>
          </table:table-cell>
          <table:table-cell office:value-type="float" office:value="8290" calcext:value-type="float">
            <text:p>8290</text:p>
          </table:table-cell>
          <table:table-cell table:formula="of:=[.H118]-[.I118]" office:value-type="float" office:value="8080" calcext:value-type="float">
            <text:p>8080</text:p>
          </table:table-cell>
          <table:table-cell table:style-name="ce139" office:value-type="float" office:value="0.021721" calcext:value-type="float">
            <text:p>0.02</text:p>
          </table:table-cell>
          <table:table-cell office:value-type="float" office:value="7326" calcext:value-type="float">
            <text:p>7326</text:p>
          </table:table-cell>
          <table:table-cell office:value-type="float" office:value="8276" calcext:value-type="float">
            <text:p>8276</text:p>
          </table:table-cell>
          <table:table-cell table:style-name="ce119" table:formula="of:=[.N118]-[.M118]" office:value-type="float" office:value="950" calcext:value-type="float">
            <text:p>950</text:p>
          </table:table-cell>
          <table:table-cell office:value-type="float" office:value="0.219442" calcext:value-type="float">
            <text:p>0.22</text:p>
          </table:table-cell>
          <table:table-cell table:number-columns-repeated="1008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90-normalized-rand0a62b6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office:value-type="float" office:value="6943" calcext:value-type="float">
            <text:p>6943</text:p>
          </table:table-cell>
          <table:table-cell office:value-type="float" office:value="6920" calcext:value-type="float">
            <text:p>6920</text:p>
          </table:table-cell>
          <table:table-cell office:value-type="float" office:value="6945" calcext:value-type="float">
            <text:p>6945</text:p>
          </table:table-cell>
          <table:table-cell table:formula="of:=[.H119]-[.I119]" office:value-type="float" office:value="23" calcext:value-type="float">
            <text:p>23</text:p>
          </table:table-cell>
          <table:table-cell table:style-name="ce139" office:value-type="float" office:value="0.212806" calcext:value-type="float">
            <text:p>0.21</text:p>
          </table:table-cell>
          <table:table-cell office:value-type="float" office:value="6927" calcext:value-type="float">
            <text:p>6927</text:p>
          </table:table-cell>
          <table:table-cell office:value-type="float" office:value="6943" calcext:value-type="float">
            <text:p>6943</text:p>
          </table:table-cell>
          <table:table-cell table:style-name="ce119" table:formula="of:=[.N119]-[.M119]" office:value-type="float" office:value="16" calcext:value-type="float">
            <text:p>16</text:p>
          </table:table-cell>
          <table:table-cell office:value-type="float" office:value="0.215391" calcext:value-type="float">
            <text:p>0.22</text:p>
          </table:table-cell>
          <table:table-cell table:number-columns-repeated="1008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271-normalized-fir04_area_opers.opb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H120]-[.I120]" office:value-type="float" office:value="26" calcext:value-type="float">
            <text:p>26</text:p>
          </table:table-cell>
          <table:table-cell table:style-name="ce139" office:value-type="float" office:value="0.133565" calcext:value-type="float">
            <text:p>0.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19" table:formula="of:=[.N120]-[.M120]" office:value-type="float" office:value="1" calcext:value-type="float">
            <text:p>1</text:p>
          </table:table-cell>
          <table:table-cell office:value-type="float" office:value="0.241724" calcext:value-type="float">
            <text:p>0.24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17-Init-x2-i10_pp_100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2232" calcext:value-type="float">
            <text:p>2232</text:p>
          </table:table-cell>
          <table:table-cell office:value-type="float" office:value="2128" calcext:value-type="float">
            <text:p>2128</text:p>
          </table:table-cell>
          <table:table-cell office:value-type="float" office:value="2234" calcext:value-type="float">
            <text:p>2234</text:p>
          </table:table-cell>
          <table:table-cell table:formula="of:=[.H121]-[.I121]" office:value-type="float" office:value="104" calcext:value-type="float">
            <text:p>104</text:p>
          </table:table-cell>
          <table:table-cell table:style-name="ce139" office:value-type="float" office:value="0.246031" calcext:value-type="float">
            <text:p>0.25</text:p>
          </table:table-cell>
          <table:table-cell office:value-type="float" office:value="2230" calcext:value-type="float">
            <text:p>2230</text:p>
          </table:table-cell>
          <table:table-cell office:value-type="float" office:value="2232" calcext:value-type="float">
            <text:p>2232</text:p>
          </table:table-cell>
          <table:table-cell table:style-name="ce119" table:formula="of:=[.N121]-[.M121]" office:value-type="float" office:value="2" calcext:value-type="float">
            <text:p>2</text:p>
          </table:table-cell>
          <table:table-cell office:value-type="float" office:value="0.253735" calcext:value-type="float">
            <text:p>0.25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179-normalized-lo_10x10_006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H122]-[.I122]" office:value-type="float" office:value="38" calcext:value-type="float">
            <text:p>38</text:p>
          </table:table-cell>
          <table:table-cell table:style-name="ce138" office:value-type="float" office:value="0.00086" calcext:value-type="float">
            <text:p>0.00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style-name="ce119" table:formula="of:=[.N122]-[.M122]" office:value-type="float" office:value="17" calcext:value-type="float">
            <text:p>17</text:p>
          </table:table-cell>
          <table:table-cell office:value-type="float" office:value="0.254145" calcext:value-type="float">
            <text:p>0.25</text:p>
          </table:table-cell>
          <table:table-cell table:number-columns-repeated="1008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283-normalized-graphpart_2g-0044-1601.lin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8" calcext:value-type="float">
            <text:p>8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-3048556" calcext:value-type="float">
            <text:p>-3048556</text:p>
          </table:table-cell>
          <table:table-cell office:value-type="float" office:value="-919798" calcext:value-type="float">
            <text:p>-919798</text:p>
          </table:table-cell>
          <table:table-cell table:formula="of:=[.H123]-[.I123]" office:value-type="float" office:value="2094479" calcext:value-type="float">
            <text:p>2094479</text:p>
          </table:table-cell>
          <table:table-cell table:style-name="ce139" office:value-type="float" office:value="0.056061" calcext:value-type="float">
            <text:p>0.06</text:p>
          </table:table-cell>
          <table:table-cell office:value-type="float" office:value="-2432159" calcext:value-type="float">
            <text:p>-2432159</text:p>
          </table:table-cell>
          <table:table-cell office:value-type="float" office:value="-954077" calcext:value-type="float">
            <text:p>-954077</text:p>
          </table:table-cell>
          <table:table-cell table:style-name="ce119" table:formula="of:=[.N123]-[.M123]" office:value-type="float" office:value="1478082" calcext:value-type="float">
            <text:p>1478082</text:p>
          </table:table-cell>
          <table:table-cell office:value-type="float" office:value="0.279701" calcext:value-type="float">
            <text:p>0.28</text:p>
          </table:table-cell>
          <table:table-cell table:number-columns-repeated="1008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258-normalized-s4-4-3-9pb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[.H124]-[.I124]" office:value-type="float" office:value="58" calcext:value-type="float">
            <text:p>58</text:p>
          </table:table-cell>
          <table:table-cell table:style-name="ce139" office:value-type="float" office:value="0.055309" calcext:value-type="float">
            <text:p>0.06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style-name="ce119" table:formula="of:=[.N124]-[.M124]" office:value-type="float" office:value="52" calcext:value-type="float">
            <text:p>52</text:p>
          </table:table-cell>
          <table:table-cell office:value-type="float" office:value="0.187971" calcext:value-type="float">
            <text:p>0.19</text:p>
          </table:table-cell>
          <table:table-cell table:number-columns-repeated="1008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378-normalized-s4-4-3-6pb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H125]-[.I125]" office:value-type="float" office:value="66" calcext:value-type="float">
            <text:p>66</text:p>
          </table:table-cell>
          <table:table-cell table:style-name="ce139" office:value-type="float" office:value="0.078634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table:style-name="ce119" table:formula="of:=[.N125]-[.M125]" office:value-type="float" office:value="37" calcext:value-type="float">
            <text:p>37</text:p>
          </table:table-cell>
          <table:table-cell office:value-type="float" office:value="0.350762" calcext:value-type="float">
            <text:p>0.35</text:p>
          </table:table-cell>
          <table:table-cell table:number-columns-repeated="1008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247-normalized-s4-4-3-2pb.opb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formula="of:=[.H126]-[.I126]" office:value-type="float" office:value="57" calcext:value-type="float">
            <text:p>57</text:p>
          </table:table-cell>
          <table:table-cell table:style-name="ce139" office:value-type="float" office:value="0.198187" calcext:value-type="float">
            <text:p>0.2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style-name="ce119" table:formula="of:=[.N126]-[.M126]" office:value-type="float" office:value="49" calcext:value-type="float">
            <text:p>49</text:p>
          </table:table-cell>
          <table:table-cell office:value-type="float" office:value="0.38561" calcext:value-type="float">
            <text:p>0.39</text:p>
          </table:table-cell>
          <table:table-cell table:number-columns-repeated="100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313-normalized-rand362510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0.48" calcext:value-type="float">
            <text:p>0.48</text:p>
          </table:table-cell>
          <table:table-cell office:value-type="float" office:value="20" calcext:value-type="float">
            <text:p>20</text:p>
          </table:table-cell>
          <table:table-cell office:value-type="float" office:value="1964" calcext:value-type="float">
            <text:p>1964</text:p>
          </table:table-cell>
          <table:table-cell office:value-type="float" office:value="1948" calcext:value-type="float">
            <text:p>1948</text:p>
          </table:table-cell>
          <table:table-cell office:value-type="float" office:value="1966" calcext:value-type="float">
            <text:p>1966</text:p>
          </table:table-cell>
          <table:table-cell table:formula="of:=[.H127]-[.I127]" office:value-type="float" office:value="16" calcext:value-type="float">
            <text:p>16</text:p>
          </table:table-cell>
          <table:table-cell table:style-name="ce139" office:value-type="float" office:value="0.452791" calcext:value-type="float">
            <text:p>0.45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table:style-name="ce119" table:formula="of:=[.N127]-[.M127]" office:value-type="float" office:value="1" calcext:value-type="float">
            <text:p>1</text:p>
          </table:table-cell>
          <table:table-cell office:value-type="float" office:value="0.476189" calcext:value-type="float">
            <text:p>0.48</text:p>
          </table:table-cell>
          <table:table-cell table:number-columns-repeated="1008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478-normalized-s4-4-3-1pb.opb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0.58" calcext:value-type="float">
            <text:p>0.5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formula="of:=[.H128]-[.I128]" office:value-type="float" office:value="34" calcext:value-type="float">
            <text:p>34</text:p>
          </table:table-cell>
          <table:table-cell table:style-name="ce139" office:value-type="float" office:value="0.357268" calcext:value-type="float">
            <text:p>0.36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style-name="ce119" table:formula="of:=[.N128]-[.M128]" office:value-type="float" office:value="27" calcext:value-type="float">
            <text:p>27</text:p>
          </table:table-cell>
          <table:table-cell office:value-type="float" office:value="0.492446" calcext:value-type="float">
            <text:p>0.49</text:p>
          </table:table-cell>
          <table:table-cell table:number-columns-repeated="1008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60-normalized-s4-4-3-8pb.opb</text:p>
          </table:table-cell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0.61" calcext:value-type="float">
            <text:p>0.6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[.H129]-[.I129]" office:value-type="float" office:value="24" calcext:value-type="float">
            <text:p>24</text:p>
          </table:table-cell>
          <table:table-cell table:style-name="ce139" office:value-type="float" office:value="0.587204" calcext:value-type="float">
            <text:p>0.5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style-name="ce119" table:formula="of:=[.N129]-[.M129]" office:value-type="float" office:value="14" calcext:value-type="float">
            <text:p>14</text:p>
          </table:table-cell>
          <table:table-cell table:style-name="ce140" office:value-type="float" office:value="0.605208" calcext:value-type="float">
            <text:p>0.6</text:p>
          </table:table-cell>
          <table:table-cell table:number-columns-repeated="100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50-normalized-lo_12x12_001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formula="of:=[.H130]-[.I130]" office:value-type="float" office:value="63" calcext:value-type="float">
            <text:p>63</text:p>
          </table:table-cell>
          <table:table-cell table:style-name="ce138" office:value-type="float" office:value="0.005616" calcext:value-type="float">
            <text:p>0.006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style-name="ce119" table:formula="of:=[.N130]-[.M130]" office:value-type="float" office:value="4" calcext:value-type="float">
            <text:p>4</text:p>
          </table:table-cell>
          <table:table-cell office:value-type="float" office:value="0.712597" calcext:value-type="float">
            <text:p>0.71</text:p>
          </table:table-cell>
          <table:table-cell table:number-columns-repeated="1008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452-normalized-s4-4-3-5pb.opb</text:p>
          </table:table-cell>
          <table:table-cell office:value-type="string" calcext:value-type="string">
            <text:p>Optimum_found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H131]-[.I131]" office:value-type="float" office:value="29" calcext:value-type="float">
            <text:p>29</text:p>
          </table:table-cell>
          <table:table-cell table:style-name="ce139" office:value-type="float" office:value="0.308881" calcext:value-type="float">
            <text:p>0.3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style-name="ce119" table:formula="of:=[.N131]-[.M131]" office:value-type="float" office:value="3" calcext:value-type="float">
            <text:p>3</text:p>
          </table:table-cell>
          <table:table-cell office:value-type="float" office:value="0.758233" calcext:value-type="float">
            <text:p>0.76</text:p>
          </table:table-cell>
          <table:table-cell table:number-columns-repeated="1008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429-normalized-s4-4-3-4pb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[.H132]-[.I132]" office:value-type="float" office:value="49" calcext:value-type="float">
            <text:p>49</text:p>
          </table:table-cell>
          <table:table-cell table:style-name="ce139" office:value-type="float" office:value="0.551966" calcext:value-type="float">
            <text:p>0.5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style-name="ce119" table:formula="of:=[.N132]-[.M132]" office:value-type="float" office:value="38" calcext:value-type="float">
            <text:p>38</text:p>
          </table:table-cell>
          <table:table-cell table:style-name="ce140" office:value-type="float" office:value="1.5075" calcext:value-type="float">
            <text:p>1.5</text:p>
          </table:table-cell>
          <table:table-cell table:number-columns-repeated="1008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303-normalized-50-250-false-45-90-4-1000opt.opb</text:p>
          </table:table-cell>
          <table:table-cell office:value-type="string" calcext:value-type="string">
            <text:p>Optimum_found</text:p>
          </table:table-cell>
          <table:table-cell office:value-type="float" office:value="23" calcext:value-type="float">
            <text:p>23</text:p>
          </table:table-cell>
          <table:table-cell office:value-type="float" office:value="1.75" calcext:value-type="float">
            <text:p>1.75</text:p>
          </table:table-cell>
          <table:table-cell office:value-type="float" office:value="67" calcext:value-type="float">
            <text:p>67</text:p>
          </table:table-cell>
          <table:table-cell office:value-type="float" office:value="-178" calcext:value-type="float">
            <text:p>-178</text:p>
          </table:table-cell>
          <table:table-cell office:value-type="float" office:value="-257" calcext:value-type="float">
            <text:p>-257</text:p>
          </table:table-cell>
          <table:table-cell office:value-type="float" office:value="-175" calcext:value-type="float">
            <text:p>-175</text:p>
          </table:table-cell>
          <table:table-cell table:formula="of:=[.H133]-[.I133]" office:value-type="float" office:value="79" calcext:value-type="float">
            <text:p>79</text:p>
          </table:table-cell>
          <table:table-cell table:style-name="ce139" office:value-type="float" office:value="1.23852" calcext:value-type="float">
            <text:p>1.24</text:p>
          </table:table-cell>
          <table:table-cell office:value-type="float" office:value="-185" calcext:value-type="float">
            <text:p>-185</text:p>
          </table:table-cell>
          <table:table-cell office:value-type="float" office:value="-178" calcext:value-type="float">
            <text:p>-178</text:p>
          </table:table-cell>
          <table:table-cell table:style-name="ce119" table:formula="of:=[.N133]-[.M133]" office:value-type="float" office:value="7" calcext:value-type="float">
            <text:p>7</text:p>
          </table:table-cell>
          <table:table-cell table:style-name="ce140" office:value-type="float" office:value="1.75359" calcext:value-type="float">
            <text:p>1.8</text:p>
          </table:table-cell>
          <table:table-cell table:number-columns-repeated="1008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55-normalized-libpango-perl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.86" calcext:value-type="float">
            <text:p>1.86</text:p>
          </table:table-cell>
          <table:table-cell office:value-type="float" office:value="27" calcext:value-type="float">
            <text:p>27</text:p>
          </table:table-cell>
          <table:table-cell office:value-type="float" office:value="176205" calcext:value-type="float">
            <text:p>176205</text:p>
          </table:table-cell>
          <table:table-cell office:value-type="float" office:value="163278" calcext:value-type="float">
            <text:p>163278</text:p>
          </table:table-cell>
          <table:table-cell office:value-type="float" office:value="176281" calcext:value-type="float">
            <text:p>176281</text:p>
          </table:table-cell>
          <table:table-cell table:formula="of:=[.H134]-[.I134]" office:value-type="float" office:value="12927" calcext:value-type="float">
            <text:p>12927</text:p>
          </table:table-cell>
          <table:table-cell office:value-type="float" office:value="1.67218" calcext:value-type="float">
            <text:p>1.7</text:p>
          </table:table-cell>
          <table:table-cell office:value-type="float" office:value="163283" calcext:value-type="float">
            <text:p>163283</text:p>
          </table:table-cell>
          <table:table-cell office:value-type="float" office:value="176205" calcext:value-type="float">
            <text:p>176205</text:p>
          </table:table-cell>
          <table:table-cell table:style-name="ce119" table:formula="of:=[.N134]-[.M134]" office:value-type="float" office:value="12922" calcext:value-type="float">
            <text:p>12922</text:p>
          </table:table-cell>
          <table:table-cell table:style-name="ce140" office:value-type="float" office:value="1.82332" calcext:value-type="float">
            <text:p>1.8</text:p>
          </table:table-cell>
          <table:table-cell table:number-columns-repeated="1008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53-normalized-simp-nonunif-100_100.12.opb</text:p>
          </table:table-cell>
          <table:table-cell office:value-type="string" calcext:value-type="string">
            <text:p>Optimum_found</text:p>
          </table:table-cell>
          <table:table-cell office:value-type="float" office:value="35" calcext:value-type="float">
            <text:p>35</text:p>
          </table:table-cell>
          <table:table-cell office:value-type="float" office:value="1.93" calcext:value-type="float">
            <text:p>1.9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[.H135]-[.I135]" office:value-type="float" office:value="4" calcext:value-type="float">
            <text:p>4</text:p>
          </table:table-cell>
          <table:table-cell office:value-type="float" office:value="1.8504" calcext:value-type="float">
            <text:p>1.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119" table:formula="of:=[.N135]-[.M135]" office:value-type="float" office:value="2" calcext:value-type="float">
            <text:p>2</text:p>
          </table:table-cell>
          <table:table-cell table:style-name="ce140" office:value-type="float" office:value="1.86914" calcext:value-type="float">
            <text:p>1.9</text:p>
          </table:table-cell>
          <table:table-cell table:number-columns-repeated="1008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372-normalized-50-750-false-45-90-4-4000opt.opb</text:p>
          </table:table-cell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2.16" calcext:value-type="float">
            <text:p>2.16</text:p>
          </table:table-cell>
          <table:table-cell office:value-type="float" office:value="76" calcext:value-type="float">
            <text:p>76</text:p>
          </table:table-cell>
          <table:table-cell office:value-type="float" office:value="-82" calcext:value-type="float">
            <text:p>-82</text:p>
          </table:table-cell>
          <table:table-cell office:value-type="float" office:value="-227" calcext:value-type="float">
            <text:p>-227</text:p>
          </table:table-cell>
          <table:table-cell office:value-type="float" office:value="-81" calcext:value-type="float">
            <text:p>-81</text:p>
          </table:table-cell>
          <table:table-cell table:formula="of:=[.H136]-[.I136]" office:value-type="float" office:value="145" calcext:value-type="float">
            <text:p>145</text:p>
          </table:table-cell>
          <table:table-cell table:style-name="ce139" office:value-type="float" office:value="1.57356" calcext:value-type="float">
            <text:p>1.57</text:p>
          </table:table-cell>
          <table:table-cell office:value-type="float" office:value="-102" calcext:value-type="float">
            <text:p>-102</text:p>
          </table:table-cell>
          <table:table-cell office:value-type="float" office:value="-82" calcext:value-type="float">
            <text:p>-82</text:p>
          </table:table-cell>
          <table:table-cell table:style-name="ce119" table:formula="of:=[.N136]-[.M136]" office:value-type="float" office:value="20" calcext:value-type="float">
            <text:p>20</text:p>
          </table:table-cell>
          <table:table-cell table:style-name="ce140" office:value-type="float" office:value="2.15961" calcext:value-type="float">
            <text:p>2.2</text:p>
          </table:table-cell>
          <table:table-cell table:number-columns-repeated="1008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351-normalized-hal-cups-utils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2.46" calcext:value-type="float">
            <text:p>2.46</text:p>
          </table:table-cell>
          <table:table-cell office:value-type="float" office:value="30" calcext:value-type="float">
            <text:p>30</text:p>
          </table:table-cell>
          <table:table-cell office:value-type="float" office:value="141814" calcext:value-type="float">
            <text:p>141814</text:p>
          </table:table-cell>
          <table:table-cell office:value-type="float" office:value="124556" calcext:value-type="float">
            <text:p>124556</text:p>
          </table:table-cell>
          <table:table-cell office:value-type="float" office:value="141890" calcext:value-type="float">
            <text:p>141890</text:p>
          </table:table-cell>
          <table:table-cell table:formula="of:=[.H137]-[.I137]" office:value-type="float" office:value="17258" calcext:value-type="float">
            <text:p>17258</text:p>
          </table:table-cell>
          <table:table-cell office:value-type="float" office:value="2.34882" calcext:value-type="float">
            <text:p>2.3</text:p>
          </table:table-cell>
          <table:table-cell office:value-type="float" office:value="141809" calcext:value-type="float">
            <text:p>141809</text:p>
          </table:table-cell>
          <table:table-cell office:value-type="float" office:value="141814" calcext:value-type="float">
            <text:p>141814</text:p>
          </table:table-cell>
          <table:table-cell table:style-name="ce119" table:formula="of:=[.N137]-[.M137]" office:value-type="float" office:value="5" calcext:value-type="float">
            <text:p>5</text:p>
          </table:table-cell>
          <table:table-cell table:style-name="ce140" office:value-type="float" office:value="2.45779" calcext:value-type="float">
            <text:p>2.5</text:p>
          </table:table-cell>
          <table:table-cell table:number-columns-repeated="1008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411-normalized-ss97-4.opb</text:p>
          </table:table-cell>
          <table:table-cell office:value-type="string" calcext:value-type="string">
            <text:p>Optimum_found</text:p>
          </table:table-cell>
          <table:table-cell office:value-type="float" office:value="86" calcext:value-type="float">
            <text:p>86</text:p>
          </table:table-cell>
          <table:table-cell office:value-type="float" office:value="2.52" calcext:value-type="float">
            <text:p>2.52</text:p>
          </table:table-cell>
          <table:table-cell office:value-type="float" office:value="146" calcext:value-type="float">
            <text:p>146</text:p>
          </table:table-cell>
          <table:table-cell office:value-type="float" office:value="813" calcext:value-type="float">
            <text:p>813</text:p>
          </table:table-cell>
          <table:table-cell office:value-type="float" office:value="803" calcext:value-type="float">
            <text:p>803</text:p>
          </table:table-cell>
          <table:table-cell office:value-type="float" office:value="814" calcext:value-type="float">
            <text:p>814</text:p>
          </table:table-cell>
          <table:table-cell table:formula="of:=[.H138]-[.I138]" office:value-type="float" office:value="10" calcext:value-type="float">
            <text:p>10</text:p>
          </table:table-cell>
          <table:table-cell office:value-type="float" office:value="1.98799" calcext:value-type="float">
            <text:p>2.0</text:p>
          </table:table-cell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table:style-name="ce119" table:formula="of:=[.N138]-[.M138]" office:value-type="float" office:value="2" calcext:value-type="float">
            <text:p>2</text:p>
          </table:table-cell>
          <table:table-cell table:style-name="ce140" office:value-type="float" office:value="2.17966" calcext:value-type="float">
            <text:p>2.2</text:p>
          </table:table-cell>
          <table:table-cell table:number-columns-repeated="1008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442-normalized-simp-nonunif-100_100.07.opb</text:p>
          </table:table-cell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3.01" calcext:value-type="float">
            <text:p>3.0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39]-[.I139]" office:value-type="float" office:value="18" calcext:value-type="float">
            <text:p>18</text:p>
          </table:table-cell>
          <table:table-cell office:value-type="float" office:value="2.68468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style-name="ce119" table:formula="of:=[.N139]-[.M139]" office:value-type="float" office:value="7" calcext:value-type="float">
            <text:p>7</text:p>
          </table:table-cell>
          <table:table-cell table:style-name="ce140" office:value-type="float" office:value="2.92263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362-normalized-50-750-false-45-90-4-5000opt.opb</text:p>
          </table:table-cell>
          <table:table-cell office:value-type="string" calcext:value-type="string">
            <text:p>Optimum_found</text:p>
          </table:table-cell>
          <table:table-cell office:value-type="float" office:value="16" calcext:value-type="float">
            <text:p>16</text:p>
          </table:table-cell>
          <table:table-cell office:value-type="float" office:value="3.54" calcext:value-type="float">
            <text:p>3.54</text:p>
          </table:table-cell>
          <table:table-cell office:value-type="float" office:value="80" calcext:value-type="float">
            <text:p>80</text:p>
          </table:table-cell>
          <table:table-cell office:value-type="float" office:value="-70" calcext:value-type="float">
            <text:p>-70</text:p>
          </table:table-cell>
          <table:table-cell office:value-type="float" office:value="-239" calcext:value-type="float">
            <text:p>-239</text:p>
          </table:table-cell>
          <table:table-cell office:value-type="float" office:value="-68" calcext:value-type="float">
            <text:p>-68</text:p>
          </table:table-cell>
          <table:table-cell table:formula="of:=[.H140]-[.I140]" office:value-type="float" office:value="169" calcext:value-type="float">
            <text:p>169</text:p>
          </table:table-cell>
          <table:table-cell table:style-name="ce139" office:value-type="float" office:value="1.03427" calcext:value-type="float">
            <text:p>1.03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style-name="ce119" table:formula="of:=[.N140]-[.M140]" office:value-type="float" office:value="5" calcext:value-type="float">
            <text:p>5</text:p>
          </table:table-cell>
          <table:table-cell table:style-name="ce140" office:value-type="float" office:value="3.53468" calcext:value-type="float">
            <text:p>3.5</text:p>
          </table:table-cell>
          <table:table-cell table:number-columns-repeated="1008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274-SMTI_10000_5_0.85_3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4.06" calcext:value-type="float">
            <text:p>4.06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57" calcext:value-type="float">
            <text:p>57</text:p>
          </table:table-cell>
          <table:table-cell office:value-type="float" office:value="19906" calcext:value-type="float">
            <text:p>19906</text:p>
          </table:table-cell>
          <table:table-cell table:formula="of:=[.H141]-[.I141]" office:value-type="float" office:value="75" calcext:value-type="float">
            <text:p>75</text:p>
          </table:table-cell>
          <table:table-cell office:value-type="float" office:value="4.02555" calcext:value-type="float">
            <text:p>4.0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table:style-name="ce119" table:formula="of:=[.N141]-[.M141]" office:value-type="float" office:value="3" calcext:value-type="float">
            <text:p>3</text:p>
          </table:table-cell>
          <table:table-cell table:style-name="ce140" office:value-type="float" office:value="4.05138" calcext:value-type="float">
            <text:p>4.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2-normalized-50-750-false-45-90-4-7000opt.opb</text:p>
          </table:table-cell>
          <table:table-cell office:value-type="string" calcext:value-type="string">
            <text:p>Optimum_found</text:p>
          </table:table-cell>
          <table:table-cell office:value-type="float" office:value="10" calcext:value-type="float">
            <text:p>10</text:p>
          </table:table-cell>
          <table:table-cell office:value-type="float" office:value="4.17" calcext:value-type="float">
            <text:p>4.17</text:p>
          </table:table-cell>
          <table:table-cell office:value-type="float" office:value="93" calcext:value-type="float">
            <text:p>93</text:p>
          </table:table-cell>
          <table:table-cell office:value-type="float" office:value="-68" calcext:value-type="float">
            <text:p>-68</text:p>
          </table:table-cell>
          <table:table-cell office:value-type="float" office:value="-233" calcext:value-type="float">
            <text:p>-233</text:p>
          </table:table-cell>
          <table:table-cell office:value-type="float" office:value="-66" calcext:value-type="float">
            <text:p>-66</text:p>
          </table:table-cell>
          <table:table-cell table:formula="of:=[.H142]-[.I142]" office:value-type="float" office:value="165" calcext:value-type="float">
            <text:p>165</text:p>
          </table:table-cell>
          <table:table-cell table:style-name="ce139" office:value-type="float" office:value="0.440908" calcext:value-type="float">
            <text:p>0.44</text:p>
          </table:table-cell>
          <table:table-cell office:value-type="float" office:value="-84" calcext:value-type="float">
            <text:p>-84</text:p>
          </table:table-cell>
          <table:table-cell office:value-type="float" office:value="-68" calcext:value-type="float">
            <text:p>-68</text:p>
          </table:table-cell>
          <table:table-cell table:style-name="ce119" table:formula="of:=[.N142]-[.M142]" office:value-type="float" office:value="16" calcext:value-type="float">
            <text:p>16</text:p>
          </table:table-cell>
          <table:table-cell office:value-type="float" office:value="4.17291" calcext:value-type="float">
            <text:p>4.17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180-normalized-ii32e4.opb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4.34" calcext:value-type="float">
            <text:p>4.34</text:p>
          </table:table-cell>
          <table:table-cell office:value-type="float" office:value="21" calcext:value-type="float">
            <text:p>21</text:p>
          </table:table-cell>
          <table:table-cell office:value-type="float" office:value="364" calcext:value-type="float">
            <text:p>364</text:p>
          </table:table-cell>
          <table:table-cell office:value-type="float" office:value="17" calcext:value-type="float">
            <text:p>17</text:p>
          </table:table-cell>
          <table:table-cell office:value-type="float" office:value="365" calcext:value-type="float">
            <text:p>365</text:p>
          </table:table-cell>
          <table:table-cell table:formula="of:=[.H143]-[.I143]" office:value-type="float" office:value="347" calcext:value-type="float">
            <text:p>347</text:p>
          </table:table-cell>
          <table:table-cell table:style-name="ce139" office:value-type="float" office:value="0.136758" calcext:value-type="float">
            <text:p>0.14</text:p>
          </table:table-cell>
          <table:table-cell office:value-type="float" office:value="48" calcext:value-type="float">
            <text:p>48</text:p>
          </table:table-cell>
          <table:table-cell office:value-type="float" office:value="364" calcext:value-type="float">
            <text:p>364</text:p>
          </table:table-cell>
          <table:table-cell table:style-name="ce119" table:formula="of:=[.N143]-[.M143]" office:value-type="float" office:value="316" calcext:value-type="float">
            <text:p>316</text:p>
          </table:table-cell>
          <table:table-cell office:value-type="float" office:value="3.84252" calcext:value-type="float">
            <text:p>3.84</text:p>
          </table:table-cell>
          <table:table-cell table:number-columns-repeated="1008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2-normalized-simp-nonunif-100_100.02.opb</text:p>
          </table:table-cell>
          <table:table-cell office:value-type="string" calcext:value-type="string">
            <text:p>Optimum_found</text:p>
          </table:table-cell>
          <table:table-cell office:value-type="float" office:value="28" calcext:value-type="float">
            <text:p>28</text:p>
          </table:table-cell>
          <table:table-cell office:value-type="float" office:value="4.52" calcext:value-type="float">
            <text:p>4.5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formula="of:=[.H144]-[.I144]" office:value-type="float" office:value="13" calcext:value-type="float">
            <text:p>13</text:p>
          </table:table-cell>
          <table:table-cell office:value-type="float" office:value="3.81591" calcext:value-type="float">
            <text:p>3.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ce119" table:formula="of:=[.N144]-[.M144]" office:value-type="float" office:value="3" calcext:value-type="float">
            <text:p>3</text:p>
          </table:table-cell>
          <table:table-cell table:style-name="ce140" office:value-type="float" office:value="4.5094" calcext:value-type="float">
            <text:p>4.5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19-SMTI_25000_5_0.95_7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4.66" calcext:value-type="float">
            <text:p>4.66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float" office:value="157" calcext:value-type="float">
            <text:p>157</text:p>
          </table:table-cell>
          <table:table-cell office:value-type="float" office:value="49974" calcext:value-type="float">
            <text:p>49974</text:p>
          </table:table-cell>
          <table:table-cell table:formula="of:=[.H145]-[.I145]" office:value-type="float" office:value="179" calcext:value-type="float">
            <text:p>179</text:p>
          </table:table-cell>
          <table:table-cell office:value-type="float" office:value="4.53196" calcext:value-type="float">
            <text:p>4.5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table:style-name="ce119" table:formula="of:=[.N145]-[.M145]" office:value-type="float" office:value="2" calcext:value-type="float">
            <text:p>2</text:p>
          </table:table-cell>
          <table:table-cell table:style-name="ce140" office:value-type="float" office:value="4.63922" calcext:value-type="float">
            <text:p>4.6</text:p>
          </table:table-cell>
          <table:table-cell table:number-columns-repeated="1008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86-normalized-lo_12x12_004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5.15" calcext:value-type="float">
            <text:p>5.15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formula="of:=[.H146]-[.I146]" office:value-type="float" office:value="59" calcext:value-type="float">
            <text:p>59</text:p>
          </table:table-cell>
          <table:table-cell table:style-name="ce138" office:value-type="float" office:value="0.000697" calcext:value-type="float">
            <text:p>0.001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table:style-name="ce119" table:formula="of:=[.N146]-[.M146]" office:value-type="float" office:value="39" calcext:value-type="float">
            <text:p>39</text:p>
          </table:table-cell>
          <table:table-cell table:style-name="ce138" office:value-type="float" office:value="0.007279" calcext:value-type="float">
            <text:p>0.007</text:p>
          </table:table-cell>
          <table:table-cell table:number-columns-repeated="1008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206-normalized-simp-nonunif-100_100.14.opb</text:p>
          </table:table-cell>
          <table:table-cell office:value-type="string" calcext:value-type="string">
            <text:p>Optimum_found</text:p>
          </table:table-cell>
          <table:table-cell office:value-type="float" office:value="29" calcext:value-type="float">
            <text:p>29</text:p>
          </table:table-cell>
          <table:table-cell office:value-type="float" office:value="5.89" calcext:value-type="float">
            <text:p>5.8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[.H147]-[.I147]" office:value-type="float" office:value="8" calcext:value-type="float">
            <text:p>8</text:p>
          </table:table-cell>
          <table:table-cell office:value-type="float" office:value="5.84722" calcext:value-type="float">
            <text:p>5.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style-name="ce119" table:formula="of:=[.N147]-[.M147]" office:value-type="float" office:value="4" calcext:value-type="float">
            <text:p>4</text:p>
          </table:table-cell>
          <table:table-cell table:style-name="ce140" office:value-type="float" office:value="5.88777" calcext:value-type="float">
            <text:p>5.9</text:p>
          </table:table-cell>
          <table:table-cell table:number-columns-repeated="1008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420-normalized-50-250-false-45-90-4-7000opt.opb</text:p>
          </table:table-cell>
          <table:table-cell office:value-type="string" calcext:value-type="string">
            <text:p>Optimum_found</text:p>
          </table:table-cell>
          <table:table-cell office:value-type="float" office:value="13" calcext:value-type="float">
            <text:p>13</text:p>
          </table:table-cell>
          <table:table-cell office:value-type="float" office:value="6.05" calcext:value-type="float">
            <text:p>6.05</text:p>
          </table:table-cell>
          <table:table-cell office:value-type="float" office:value="47" calcext:value-type="float">
            <text:p>47</text:p>
          </table:table-cell>
          <table:table-cell office:value-type="float" office:value="-172" calcext:value-type="float">
            <text:p>-172</text:p>
          </table:table-cell>
          <table:table-cell office:value-type="float" office:value="-232" calcext:value-type="float">
            <text:p>-232</text:p>
          </table:table-cell>
          <table:table-cell office:value-type="float" office:value="-170" calcext:value-type="float">
            <text:p>-170</text:p>
          </table:table-cell>
          <table:table-cell table:formula="of:=[.H148]-[.I148]" office:value-type="float" office:value="60" calcext:value-type="float">
            <text:p>60</text:p>
          </table:table-cell>
          <table:table-cell office:value-type="float" office:value="5.99486" calcext:value-type="float">
            <text:p>6.0</text:p>
          </table:table-cell>
          <table:table-cell office:value-type="float" office:value="-182" calcext:value-type="float">
            <text:p>-182</text:p>
          </table:table-cell>
          <table:table-cell office:value-type="float" office:value="-172" calcext:value-type="float">
            <text:p>-172</text:p>
          </table:table-cell>
          <table:table-cell table:style-name="ce119" table:formula="of:=[.N148]-[.M148]" office:value-type="float" office:value="10" calcext:value-type="float">
            <text:p>10</text:p>
          </table:table-cell>
          <table:table-cell table:style-name="ce140" office:value-type="float" office:value="6.05169" calcext:value-type="float">
            <text:p>6.1</text:p>
          </table:table-cell>
          <table:table-cell table:number-columns-repeated="1008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197-normalized-fir02_trarea_ac.opb</text:p>
          </table:table-cell>
          <table:table-cell office:value-type="string" calcext:value-type="string">
            <text:p>Optimum_found</text:p>
          </table:table-cell>
          <table:table-cell office:value-type="float" office:value="31" calcext:value-type="float">
            <text:p>31</text:p>
          </table:table-cell>
          <table:table-cell office:value-type="float" office:value="6.38" calcext:value-type="float">
            <text:p>6.38</text:p>
          </table:table-cell>
          <table:table-cell office:value-type="float" office:value="26" calcext:value-type="float">
            <text:p>26</text:p>
          </table:table-cell>
          <table:table-cell office:value-type="float" office:value="24890" calcext:value-type="float">
            <text:p>24890</text:p>
          </table:table-cell>
          <table:table-cell office:value-type="float" office:value="22762" calcext:value-type="float">
            <text:p>22762</text:p>
          </table:table-cell>
          <table:table-cell office:value-type="float" office:value="24928" calcext:value-type="float">
            <text:p>24928</text:p>
          </table:table-cell>
          <table:table-cell table:formula="of:=[.H149]-[.I149]" office:value-type="float" office:value="2128" calcext:value-type="float">
            <text:p>2128</text:p>
          </table:table-cell>
          <table:table-cell office:value-type="float" office:value="5.37764" calcext:value-type="float">
            <text:p>5.4</text:p>
          </table:table-cell>
          <table:table-cell office:value-type="float" office:value="22875" calcext:value-type="float">
            <text:p>22875</text:p>
          </table:table-cell>
          <table:table-cell office:value-type="float" office:value="24890" calcext:value-type="float">
            <text:p>24890</text:p>
          </table:table-cell>
          <table:table-cell table:style-name="ce119" table:formula="of:=[.N149]-[.M149]" office:value-type="float" office:value="2015" calcext:value-type="float">
            <text:p>2015</text:p>
          </table:table-cell>
          <table:table-cell table:style-name="ce140" office:value-type="float" office:value="5.61716" calcext:value-type="float">
            <text:p>5.6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176-normalized-50-250-false-45-90-4-10000opt.opb</text:p>
          </table:table-cell>
          <table:table-cell office:value-type="string" calcext:value-type="string">
            <text:p>Optimum_found</text:p>
          </table:table-cell>
          <table:table-cell office:value-type="float" office:value="16" calcext:value-type="float">
            <text:p>16</text:p>
          </table:table-cell>
          <table:table-cell office:value-type="float" office:value="7.21" calcext:value-type="float">
            <text:p>7.21</text:p>
          </table:table-cell>
          <table:table-cell office:value-type="float" office:value="54" calcext:value-type="float">
            <text:p>54</text:p>
          </table:table-cell>
          <table:table-cell office:value-type="float" office:value="-164" calcext:value-type="float">
            <text:p>-164</text:p>
          </table:table-cell>
          <table:table-cell office:value-type="float" office:value="-268" calcext:value-type="float">
            <text:p>-268</text:p>
          </table:table-cell>
          <table:table-cell office:value-type="float" office:value="-161" calcext:value-type="float">
            <text:p>-161</text:p>
          </table:table-cell>
          <table:table-cell table:formula="of:=[.H150]-[.I150]" office:value-type="float" office:value="104" calcext:value-type="float">
            <text:p>104</text:p>
          </table:table-cell>
          <table:table-cell office:value-type="float" office:value="5.06178" calcext:value-type="float">
            <text:p>5.1</text:p>
          </table:table-cell>
          <table:table-cell office:value-type="float" office:value="-177" calcext:value-type="float">
            <text:p>-177</text:p>
          </table:table-cell>
          <table:table-cell office:value-type="float" office:value="-164" calcext:value-type="float">
            <text:p>-164</text:p>
          </table:table-cell>
          <table:table-cell table:style-name="ce119" table:formula="of:=[.N150]-[.M150]" office:value-type="float" office:value="13" calcext:value-type="float">
            <text:p>13</text:p>
          </table:table-cell>
          <table:table-cell table:style-name="ce140" office:value-type="float" office:value="7.20902" calcext:value-type="float">
            <text:p>7.2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171-normalized-50-250-false-45-90-4-5000opt.opb</text:p>
          </table:table-cell>
          <table:table-cell office:value-type="string" calcext:value-type="string">
            <text:p>Optimum_found</text:p>
          </table:table-cell>
          <table:table-cell office:value-type="float" office:value="15" calcext:value-type="float">
            <text:p>15</text:p>
          </table:table-cell>
          <table:table-cell office:value-type="float" office:value="8.32" calcext:value-type="float">
            <text:p>8.32</text:p>
          </table:table-cell>
          <table:table-cell office:value-type="float" office:value="45" calcext:value-type="float">
            <text:p>45</text:p>
          </table:table-cell>
          <table:table-cell office:value-type="float" office:value="-169" calcext:value-type="float">
            <text:p>-169</text:p>
          </table:table-cell>
          <table:table-cell office:value-type="float" office:value="-259" calcext:value-type="float">
            <text:p>-259</text:p>
          </table:table-cell>
          <table:table-cell office:value-type="float" office:value="-164" calcext:value-type="float">
            <text:p>-164</text:p>
          </table:table-cell>
          <table:table-cell table:formula="of:=[.H151]-[.I151]" office:value-type="float" office:value="90" calcext:value-type="float">
            <text:p>90</text:p>
          </table:table-cell>
          <table:table-cell office:value-type="float" office:value="7.22187" calcext:value-type="float">
            <text:p>7.2</text:p>
          </table:table-cell>
          <table:table-cell office:value-type="float" office:value="-204" calcext:value-type="float">
            <text:p>-204</text:p>
          </table:table-cell>
          <table:table-cell office:value-type="float" office:value="-169" calcext:value-type="float">
            <text:p>-169</text:p>
          </table:table-cell>
          <table:table-cell table:style-name="ce119" table:formula="of:=[.N151]-[.M151]" office:value-type="float" office:value="35" calcext:value-type="float">
            <text:p>35</text:p>
          </table:table-cell>
          <table:table-cell table:style-name="ce140" office:value-type="float" office:value="8.31351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463-normalized-ii32c3.opb</text:p>
          </table:table-cell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8.91" calcext:value-type="float">
            <text:p>8.91</text:p>
          </table:table-cell>
          <table:table-cell office:value-type="float" office:value="21" calcext:value-type="float">
            <text:p>21</text:p>
          </table:table-cell>
          <table:table-cell office:value-type="float" office:value="261" calcext:value-type="float">
            <text:p>261</text:p>
          </table:table-cell>
          <table:table-cell office:value-type="float" office:value="34" calcext:value-type="float">
            <text:p>34</text:p>
          </table:table-cell>
          <table:table-cell office:value-type="float" office:value="262" calcext:value-type="float">
            <text:p>262</text:p>
          </table:table-cell>
          <table:table-cell table:formula="of:=[.H152]-[.I152]" office:value-type="float" office:value="227" calcext:value-type="float">
            <text:p>227</text:p>
          </table:table-cell>
          <table:table-cell table:style-name="ce139" office:value-type="float" office:value="1.04643" calcext:value-type="float">
            <text:p>1.05</text:p>
          </table:table-cell>
          <table:table-cell office:value-type="float" office:value="41" calcext:value-type="float">
            <text:p>41</text:p>
          </table:table-cell>
          <table:table-cell office:value-type="float" office:value="261" calcext:value-type="float">
            <text:p>261</text:p>
          </table:table-cell>
          <table:table-cell table:style-name="ce119" table:formula="of:=[.N152]-[.M152]" office:value-type="float" office:value="220" calcext:value-type="float">
            <text:p>220</text:p>
          </table:table-cell>
          <table:table-cell table:style-name="ce140" office:value-type="float" office:value="3.66651" calcext:value-type="float">
            <text:p>3.7</text:p>
          </table:table-cell>
          <table:table-cell table:number-columns-repeated="1008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243-normalized-sbox_4_shg.opb</text:p>
          </table:table-cell>
          <table:table-cell office:value-type="string" calcext:value-type="string">
            <text:p>Optimum_found</text:p>
          </table:table-cell>
          <table:table-cell office:value-type="float" office:value="10" calcext:value-type="float">
            <text:p>10</text:p>
          </table:table-cell>
          <table:table-cell office:value-type="float" office:value="11.44" calcext:value-type="float">
            <text:p>11.4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H153]-[.I153]" office:value-type="float" office:value="6" calcext:value-type="float">
            <text:p>6</text:p>
          </table:table-cell>
          <table:table-cell table:style-name="ce139" office:value-type="float" office:value="0.22273" calcext:value-type="float">
            <text:p>0.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19" table:formula="of:=[.N153]-[.M153]" office:value-type="float" office:value="2" calcext:value-type="float">
            <text:p>2</text:p>
          </table:table-cell>
          <table:table-cell office:value-type="float" office:value="11.3942" calcext:value-type="float">
            <text:p>11.39</text:p>
          </table:table-cell>
          <table:table-cell table:number-columns-repeated="1008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231-normalized-50-250-false-45-90-4-3000opt.opb</text:p>
          </table:table-cell>
          <table:table-cell office:value-type="string" calcext:value-type="string">
            <text:p>Optimum_found</text:p>
          </table:table-cell>
          <table:table-cell office:value-type="float" office:value="16" calcext:value-type="float">
            <text:p>16</text:p>
          </table:table-cell>
          <table:table-cell office:value-type="float" office:value="11.51" calcext:value-type="float">
            <text:p>11.51</text:p>
          </table:table-cell>
          <table:table-cell office:value-type="float" office:value="49" calcext:value-type="float">
            <text:p>49</text:p>
          </table:table-cell>
          <table:table-cell office:value-type="float" office:value="-187" calcext:value-type="float">
            <text:p>-187</text:p>
          </table:table-cell>
          <table:table-cell office:value-type="float" office:value="-259" calcext:value-type="float">
            <text:p>-259</text:p>
          </table:table-cell>
          <table:table-cell office:value-type="float" office:value="-185" calcext:value-type="float">
            <text:p>-185</text:p>
          </table:table-cell>
          <table:table-cell table:formula="of:=[.H154]-[.I154]" office:value-type="float" office:value="72" calcext:value-type="float">
            <text:p>72</text:p>
          </table:table-cell>
          <table:table-cell office:value-type="float" office:value="9.38159" calcext:value-type="float">
            <text:p>9.4</text:p>
          </table:table-cell>
          <table:table-cell office:value-type="float" office:value="-189" calcext:value-type="float">
            <text:p>-189</text:p>
          </table:table-cell>
          <table:table-cell office:value-type="float" office:value="-187" calcext:value-type="float">
            <text:p>-187</text:p>
          </table:table-cell>
          <table:table-cell table:style-name="ce119" table:formula="of:=[.N154]-[.M154]" office:value-type="float" office:value="2" calcext:value-type="float">
            <text:p>2</text:p>
          </table:table-cell>
          <table:table-cell table:style-name="ce140" office:value-type="float" office:value="11.5095" calcext:value-type="float">
            <text:p>11.5</text:p>
          </table:table-cell>
          <table:table-cell table:number-columns-repeated="1008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216-normalized-simp-unif-100_100.08.opb</text:p>
          </table:table-cell>
          <table:table-cell office:value-type="string" calcext:value-type="string">
            <text:p>Optimum_found</text:p>
          </table:table-cell>
          <table:table-cell office:value-type="float" office:value="22" calcext:value-type="float">
            <text:p>22</text:p>
          </table:table-cell>
          <table:table-cell office:value-type="float" office:value="12.56" calcext:value-type="float">
            <text:p>12.5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formula="of:=[.H155]-[.I155]" office:value-type="float" office:value="12" calcext:value-type="float">
            <text:p>12</text:p>
          </table:table-cell>
          <table:table-cell office:value-type="float" office:value="7.65085" calcext:value-type="float">
            <text:p>7.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19" table:formula="of:=[.N155]-[.M155]" office:value-type="float" office:value="7" calcext:value-type="float">
            <text:p>7</text:p>
          </table:table-cell>
          <table:table-cell table:style-name="ce140" office:value-type="float" office:value="12.4435" calcext:value-type="float">
            <text:p>12.4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165-normalized-fir04_trarea_ac.opb</text:p>
          </table:table-cell>
          <table:table-cell office:value-type="string" calcext:value-type="string">
            <text:p>Optimum_found</text:p>
          </table:table-cell>
          <table:table-cell office:value-type="float" office:value="55" calcext:value-type="float">
            <text:p>55</text:p>
          </table:table-cell>
          <table:table-cell office:value-type="float" office:value="14.96" calcext:value-type="float">
            <text:p>14.96</text:p>
          </table:table-cell>
          <table:table-cell office:value-type="float" office:value="38" calcext:value-type="float">
            <text:p>38</text:p>
          </table:table-cell>
          <table:table-cell office:value-type="float" office:value="41202" calcext:value-type="float">
            <text:p>41202</text:p>
          </table:table-cell>
          <table:table-cell office:value-type="float" office:value="38454" calcext:value-type="float">
            <text:p>38454</text:p>
          </table:table-cell>
          <table:table-cell office:value-type="float" office:value="41216" calcext:value-type="float">
            <text:p>41216</text:p>
          </table:table-cell>
          <table:table-cell table:formula="of:=[.H156]-[.I156]" office:value-type="float" office:value="2748" calcext:value-type="float">
            <text:p>2748</text:p>
          </table:table-cell>
          <table:table-cell office:value-type="float" office:value="11.9812" calcext:value-type="float">
            <text:p>12.0</text:p>
          </table:table-cell>
          <table:table-cell office:value-type="float" office:value="38642" calcext:value-type="float">
            <text:p>38642</text:p>
          </table:table-cell>
          <table:table-cell office:value-type="float" office:value="41202" calcext:value-type="float">
            <text:p>41202</text:p>
          </table:table-cell>
          <table:table-cell table:style-name="ce119" table:formula="of:=[.N156]-[.M156]" office:value-type="float" office:value="2560" calcext:value-type="float">
            <text:p>2560</text:p>
          </table:table-cell>
          <table:table-cell table:style-name="ce140" office:value-type="float" office:value="13.9536" calcext:value-type="float">
            <text:p>14.0</text:p>
          </table:table-cell>
          <table:table-cell table:number-columns-repeated="1008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88-normalized-50-250-false-45-90-4-2000opt.opb</text:p>
          </table:table-cell>
          <table:table-cell office:value-type="string" calcext:value-type="string">
            <text:p>Optimum_found</text:p>
          </table:table-cell>
          <table:table-cell office:value-type="float" office:value="21" calcext:value-type="float">
            <text:p>21</text:p>
          </table:table-cell>
          <table:table-cell office:value-type="float" office:value="16.71" calcext:value-type="float">
            <text:p>16.71</text:p>
          </table:table-cell>
          <table:table-cell office:value-type="float" office:value="57" calcext:value-type="float">
            <text:p>57</text:p>
          </table:table-cell>
          <table:table-cell office:value-type="float" office:value="-167" calcext:value-type="float">
            <text:p>-167</text:p>
          </table:table-cell>
          <table:table-cell office:value-type="float" office:value="-268" calcext:value-type="float">
            <text:p>-268</text:p>
          </table:table-cell>
          <table:table-cell office:value-type="float" office:value="-166" calcext:value-type="float">
            <text:p>-166</text:p>
          </table:table-cell>
          <table:table-cell table:formula="of:=[.H157]-[.I157]" office:value-type="float" office:value="101" calcext:value-type="float">
            <text:p>101</text:p>
          </table:table-cell>
          <table:table-cell office:value-type="float" office:value="5.12903" calcext:value-type="float">
            <text:p>5.1</text:p>
          </table:table-cell>
          <table:table-cell office:value-type="float" office:value="-178" calcext:value-type="float">
            <text:p>-178</text:p>
          </table:table-cell>
          <table:table-cell office:value-type="float" office:value="-167" calcext:value-type="float">
            <text:p>-167</text:p>
          </table:table-cell>
          <table:table-cell table:style-name="ce119" table:formula="of:=[.N157]-[.M157]" office:value-type="float" office:value="11" calcext:value-type="float">
            <text:p>11</text:p>
          </table:table-cell>
          <table:table-cell table:style-name="ce140" office:value-type="float" office:value="16.7074" calcext:value-type="float">
            <text:p>16.7</text:p>
          </table:table-cell>
          <table:table-cell table:number-columns-repeated="1008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94-normalized-50-250-false-45-90-4-4000opt.opb</text:p>
          </table:table-cell>
          <table:table-cell office:value-type="string" calcext:value-type="string">
            <text:p>Optimum_found</text:p>
          </table:table-cell>
          <table:table-cell office:value-type="float" office:value="21" calcext:value-type="float">
            <text:p>21</text:p>
          </table:table-cell>
          <table:table-cell office:value-type="float" office:value="18.11" calcext:value-type="float">
            <text:p>18.11</text:p>
          </table:table-cell>
          <table:table-cell office:value-type="float" office:value="53" calcext:value-type="float">
            <text:p>53</text:p>
          </table:table-cell>
          <table:table-cell office:value-type="float" office:value="-164" calcext:value-type="float">
            <text:p>-164</text:p>
          </table:table-cell>
          <table:table-cell office:value-type="float" office:value="-228" calcext:value-type="float">
            <text:p>-228</text:p>
          </table:table-cell>
          <table:table-cell office:value-type="float" office:value="-162" calcext:value-type="float">
            <text:p>-162</text:p>
          </table:table-cell>
          <table:table-cell table:formula="of:=[.H158]-[.I158]" office:value-type="float" office:value="64" calcext:value-type="float">
            <text:p>64</text:p>
          </table:table-cell>
          <table:table-cell office:value-type="float" office:value="15.9894" calcext:value-type="float">
            <text:p>16.0</text:p>
          </table:table-cell>
          <table:table-cell office:value-type="float" office:value="-192" calcext:value-type="float">
            <text:p>-192</text:p>
          </table:table-cell>
          <table:table-cell office:value-type="float" office:value="-164" calcext:value-type="float">
            <text:p>-164</text:p>
          </table:table-cell>
          <table:table-cell table:style-name="ce119" table:formula="of:=[.N158]-[.M158]" office:value-type="float" office:value="28" calcext:value-type="float">
            <text:p>28</text:p>
          </table:table-cell>
          <table:table-cell table:style-name="ce140" office:value-type="float" office:value="18.1064" calcext:value-type="float">
            <text:p>18.1</text:p>
          </table:table-cell>
          <table:table-cell table:number-columns-repeated="1008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279-normalized-aries-da_network_20_2__17_12__128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22.78" calcext:value-type="float">
            <text:p>22.78</text:p>
          </table:table-cell>
          <table:table-cell office:value-type="float" office:value="1" calcext:value-type="float">
            <text:p>1</text:p>
          </table:table-cell>
          <table:table-cell office:value-type="float" office:value="46877" calcext:value-type="float">
            <text:p>46877</text:p>
          </table:table-cell>
          <table:table-cell office:value-type="float" office:value="0" calcext:value-type="float">
            <text:p>0</text:p>
          </table:table-cell>
          <table:table-cell office:value-type="float" office:value="78430" calcext:value-type="float">
            <text:p>78430</text:p>
          </table:table-cell>
          <table:table-cell table:formula="of:=[.H159]-[.I159]" office:value-type="float" office:value="46877" calcext:value-type="float">
            <text:p>46877</text:p>
          </table:table-cell>
          <table:table-cell office:value-type="float" office:value="22.6361" calcext:value-type="float">
            <text:p>22.6</text:p>
          </table:table-cell>
          <table:table-cell office:value-type="float" office:value="8301" calcext:value-type="float">
            <text:p>8301</text:p>
          </table:table-cell>
          <table:table-cell office:value-type="float" office:value="46877" calcext:value-type="float">
            <text:p>46877</text:p>
          </table:table-cell>
          <table:table-cell table:style-name="ce119" table:formula="of:=[.N159]-[.M159]" office:value-type="float" office:value="38576" calcext:value-type="float">
            <text:p>38576</text:p>
          </table:table-cell>
          <table:table-cell table:style-name="ce140" office:value-type="float" office:value="22.7783" calcext:value-type="float">
            <text:p>22.8</text:p>
          </table:table-cell>
          <table:table-cell table:number-columns-repeated="1008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328-normalized-aries-da_network_100_3__3_91__8.opb</text:p>
          </table:table-cell>
          <table:table-cell office:value-type="string" calcext:value-type="string">
            <text:p>Optimum_found</text:p>
          </table:table-cell>
          <table:table-cell office:value-type="float" office:value="31" calcext:value-type="float">
            <text:p>31</text:p>
          </table:table-cell>
          <table:table-cell office:value-type="float" office:value="23.15" calcext:value-type="float">
            <text:p>23.15</text:p>
          </table:table-cell>
          <table:table-cell office:value-type="float" office:value="3" calcext:value-type="float">
            <text:p>3</text:p>
          </table:table-cell>
          <table:table-cell office:value-type="float" office:value="70998" calcext:value-type="float">
            <text:p>70998</text:p>
          </table:table-cell>
          <table:table-cell office:value-type="float" office:value="0" calcext:value-type="float">
            <text:p>0</text:p>
          </table:table-cell>
          <table:table-cell office:value-type="float" office:value="71837" calcext:value-type="float">
            <text:p>71837</text:p>
          </table:table-cell>
          <table:table-cell table:formula="of:=[.H160]-[.I160]" office:value-type="float" office:value="70998" calcext:value-type="float">
            <text:p>70998</text:p>
          </table:table-cell>
          <table:table-cell office:value-type="float" office:value="21.0768" calcext:value-type="float">
            <text:p>21.1</text:p>
          </table:table-cell>
          <table:table-cell office:value-type="float" office:value="47609" calcext:value-type="float">
            <text:p>47609</text:p>
          </table:table-cell>
          <table:table-cell office:value-type="float" office:value="70998" calcext:value-type="float">
            <text:p>70998</text:p>
          </table:table-cell>
          <table:table-cell table:style-name="ce119" table:formula="of:=[.N160]-[.M160]" office:value-type="float" office:value="23389" calcext:value-type="float">
            <text:p>23389</text:p>
          </table:table-cell>
          <table:table-cell table:style-name="ce140" office:value-type="float" office:value="23.1504" calcext:value-type="float">
            <text:p>23.2</text:p>
          </table:table-cell>
          <table:table-cell table:number-columns-repeated="1008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91-normalized-simp-nonunif-100_100.11.opb</text:p>
          </table:table-cell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23.7" calcext:value-type="float">
            <text:p>23.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[.H161]-[.I161]" office:value-type="float" office:value="5" calcext:value-type="float">
            <text:p>5</text:p>
          </table:table-cell>
          <table:table-cell office:value-type="float" office:value="4.37177" calcext:value-type="float">
            <text:p>4.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style-name="ce119" table:formula="of:=[.N161]-[.M161]" office:value-type="float" office:value="2" calcext:value-type="float">
            <text:p>2</text:p>
          </table:table-cell>
          <table:table-cell table:style-name="ce140" office:value-type="float" office:value="23.6969" calcext:value-type="float">
            <text:p>23.7</text:p>
          </table:table-cell>
          <table:table-cell table:number-columns-repeated="1008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36-normalized-simp-nonunif-100_100.10.opb</text:p>
          </table:table-cell>
          <table:table-cell office:value-type="string" calcext:value-type="string">
            <text:p>Optimum_found</text:p>
          </table:table-cell>
          <table:table-cell office:value-type="float" office:value="21" calcext:value-type="float">
            <text:p>21</text:p>
          </table:table-cell>
          <table:table-cell office:value-type="float" office:value="24.57" calcext:value-type="float">
            <text:p>24.5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H162]-[.I162]" office:value-type="float" office:value="14" calcext:value-type="float">
            <text:p>14</text:p>
          </table:table-cell>
          <table:table-cell office:value-type="float" office:value="6.18911" calcext:value-type="float">
            <text:p>6.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style-name="ce119" table:formula="of:=[.N162]-[.M162]" office:value-type="float" office:value="8" calcext:value-type="float">
            <text:p>8</text:p>
          </table:table-cell>
          <table:table-cell table:style-name="ce140" office:value-type="float" office:value="24.1747" calcext:value-type="float">
            <text:p>24.2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163-normalized-fir05_trarea_ac.opb</text:p>
          </table:table-cell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63.21" calcext:value-type="float">
            <text:p>63.21</text:p>
          </table:table-cell>
          <table:table-cell office:value-type="float" office:value="66" calcext:value-type="float">
            <text:p>66</text:p>
          </table:table-cell>
          <table:table-cell office:value-type="float" office:value="47342" calcext:value-type="float">
            <text:p>47342</text:p>
          </table:table-cell>
          <table:table-cell office:value-type="float" office:value="43437" calcext:value-type="float">
            <text:p>43437</text:p>
          </table:table-cell>
          <table:table-cell office:value-type="float" office:value="47351" calcext:value-type="float">
            <text:p>47351</text:p>
          </table:table-cell>
          <table:table-cell table:formula="of:=[.H163]-[.I163]" office:value-type="float" office:value="3905" calcext:value-type="float">
            <text:p>3905</text:p>
          </table:table-cell>
          <table:table-cell office:value-type="float" office:value="36.1325" calcext:value-type="float">
            <text:p>36.1</text:p>
          </table:table-cell>
          <table:table-cell office:value-type="float" office:value="44430" calcext:value-type="float">
            <text:p>44430</text:p>
          </table:table-cell>
          <table:table-cell office:value-type="float" office:value="47342" calcext:value-type="float">
            <text:p>47342</text:p>
          </table:table-cell>
          <table:table-cell table:style-name="ce119" table:formula="of:=[.N163]-[.M163]" office:value-type="float" office:value="2912" calcext:value-type="float">
            <text:p>2912</text:p>
          </table:table-cell>
          <table:table-cell table:style-name="ce140" office:value-type="float" office:value="63.1998" calcext:value-type="float">
            <text:p>63.2</text:p>
          </table:table-cell>
          <table:table-cell table:number-columns-repeated="1008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59-normalized-fir03_trarea_ac.opb</text:p>
          </table:table-cell>
          <table:table-cell office:value-type="string" calcext:value-type="string">
            <text:p>Optimum_found</text:p>
          </table:table-cell>
          <table:table-cell office:value-type="float" office:value="26" calcext:value-type="float">
            <text:p>26</text:p>
          </table:table-cell>
          <table:table-cell office:value-type="float" office:value="77.81" calcext:value-type="float">
            <text:p>77.81</text:p>
          </table:table-cell>
          <table:table-cell office:value-type="float" office:value="28" calcext:value-type="float">
            <text:p>28</text:p>
          </table:table-cell>
          <table:table-cell office:value-type="float" office:value="23978" calcext:value-type="float">
            <text:p>23978</text:p>
          </table:table-cell>
          <table:table-cell office:value-type="float" office:value="21417" calcext:value-type="float">
            <text:p>21417</text:p>
          </table:table-cell>
          <table:table-cell office:value-type="float" office:value="24036" calcext:value-type="float">
            <text:p>24036</text:p>
          </table:table-cell>
          <table:table-cell table:formula="of:=[.H164]-[.I164]" office:value-type="float" office:value="2561" calcext:value-type="float">
            <text:p>2561</text:p>
          </table:table-cell>
          <table:table-cell office:value-type="float" office:value="18.6151" calcext:value-type="float">
            <text:p>18.6</text:p>
          </table:table-cell>
          <table:table-cell office:value-type="float" office:value="21730" calcext:value-type="float">
            <text:p>21730</text:p>
          </table:table-cell>
          <table:table-cell office:value-type="float" office:value="23978" calcext:value-type="float">
            <text:p>23978</text:p>
          </table:table-cell>
          <table:table-cell table:style-name="ce119" table:formula="of:=[.N164]-[.M164]" office:value-type="float" office:value="2248" calcext:value-type="float">
            <text:p>2248</text:p>
          </table:table-cell>
          <table:table-cell table:style-name="ce140" office:value-type="float" office:value="77.8079" calcext:value-type="float">
            <text:p>77.8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148-normalized-mult_diagcomm_opt_greater_teq_nbits_08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65535" calcext:value-type="float">
            <text:p>-65535</text:p>
          </table:table-cell>
          <table:table-cell office:value-type="float" office:value="65535" calcext:value-type="float">
            <text:p>65535</text:p>
          </table:table-cell>
          <table:table-cell table:formula="of:=[.H165]-[.I165]" office:value-type="float" office:value="65535" calcext:value-type="float">
            <text:p>65535</text:p>
          </table:table-cell>
          <table:table-cell table:style-name="ce138" office:value-type="float" office:value="0.000721" calcext:value-type="float">
            <text:p>0.001</text:p>
          </table:table-cell>
          <table:table-cell office:value-type="float" office:value="-21503" calcext:value-type="float">
            <text:p>-21503</text:p>
          </table:table-cell>
          <table:table-cell office:value-type="float" office:value="0" calcext:value-type="float">
            <text:p>0</text:p>
          </table:table-cell>
          <table:table-cell table:style-name="ce119" table:formula="of:=[.N165]-[.M165]" office:value-type="float" office:value="21503" calcext:value-type="float">
            <text:p>21503</text:p>
          </table:table-cell>
          <table:table-cell office:value-type="float" office:value="87.3528" calcext:value-type="float">
            <text:p>87.35</text:p>
          </table:table-cell>
          <table:table-cell table:number-columns-repeated="1008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56-normalized-simp-unif-100_100.00.opb</text:p>
          </table:table-cell>
          <table:table-cell office:value-type="string" calcext:value-type="string">
            <text:p>Optimum_found</text:p>
          </table:table-cell>
          <table:table-cell office:value-type="float" office:value="21" calcext:value-type="float">
            <text:p>21</text:p>
          </table:table-cell>
          <table:table-cell office:value-type="float" office:value="94.73" calcext:value-type="float">
            <text:p>94.7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H166]-[.I166]" office:value-type="float" office:value="17" calcext:value-type="float">
            <text:p>17</text:p>
          </table:table-cell>
          <table:table-cell office:value-type="float" office:value="9.15336" calcext:value-type="float">
            <text:p>9.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119" table:formula="of:=[.N166]-[.M166]" office:value-type="float" office:value="3" calcext:value-type="float">
            <text:p>3</text:p>
          </table:table-cell>
          <table:table-cell table:style-name="ce140" office:value-type="float" office:value="94.7301" calcext:value-type="float">
            <text:p>94.7</text:p>
          </table:table-cell>
          <table:table-cell table:number-columns-repeated="1008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428-SMTI_50000_3_0.95_1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168.22" calcext:value-type="float">
            <text:p>168.22</text:p>
          </table:table-cell>
          <table:table-cell office:value-type="float" office:value="479" calcext:value-type="float">
            <text:p>479</text:p>
          </table:table-cell>
          <table:table-cell office:value-type="float" office:value="6112" calcext:value-type="float">
            <text:p>6112</text:p>
          </table:table-cell>
          <table:table-cell office:value-type="float" office:value="2554" calcext:value-type="float">
            <text:p>2554</text:p>
          </table:table-cell>
          <table:table-cell office:value-type="float" office:value="99688" calcext:value-type="float">
            <text:p>99688</text:p>
          </table:table-cell>
          <table:table-cell table:formula="of:=[.H167]-[.I167]" office:value-type="float" office:value="3558" calcext:value-type="float">
            <text:p>3558</text:p>
          </table:table-cell>
          <table:table-cell office:value-type="float" office:value="159.887" calcext:value-type="float">
            <text:p>159.9</text:p>
          </table:table-cell>
          <table:table-cell office:value-type="float" office:value="6109" calcext:value-type="float">
            <text:p>6109</text:p>
          </table:table-cell>
          <table:table-cell office:value-type="float" office:value="6112" calcext:value-type="float">
            <text:p>6112</text:p>
          </table:table-cell>
          <table:table-cell table:style-name="ce119" table:formula="of:=[.N167]-[.M167]" office:value-type="float" office:value="3" calcext:value-type="float">
            <text:p>3</text:p>
          </table:table-cell>
          <table:table-cell table:style-name="ce140" office:value-type="float" office:value="168.19" calcext:value-type="float">
            <text:p>168.2</text:p>
          </table:table-cell>
          <table:table-cell table:number-columns-repeated="1008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72-normalized-KE_140_005.opb</text:p>
          </table:table-cell>
          <table:table-cell office:value-type="string" calcext:value-type="string">
            <text:p>Optimum_found</text:p>
          </table:table-cell>
          <table:table-cell office:value-type="float" office:value="111" calcext:value-type="float">
            <text:p>111</text:p>
          </table:table-cell>
          <table:table-cell office:value-type="float" office:value="379.24" calcext:value-type="float">
            <text:p>379.24</text:p>
          </table:table-cell>
          <table:table-cell office:value-type="float" office:value="53" calcext:value-type="float">
            <text:p>53</text:p>
          </table:table-cell>
          <table:table-cell office:value-type="float" office:value="-3559" calcext:value-type="float">
            <text:p>-3559</text:p>
          </table:table-cell>
          <table:table-cell office:value-type="float" office:value="-3909" calcext:value-type="float">
            <text:p>-3909</text:p>
          </table:table-cell>
          <table:table-cell office:value-type="float" office:value="-3552" calcext:value-type="float">
            <text:p>-3552</text:p>
          </table:table-cell>
          <table:table-cell table:formula="of:=[.H168]-[.I168]" office:value-type="float" office:value="350" calcext:value-type="float">
            <text:p>350</text:p>
          </table:table-cell>
          <table:table-cell office:value-type="float" office:value="356.32" calcext:value-type="float">
            <text:p>356.3</text:p>
          </table:table-cell>
          <table:table-cell office:value-type="float" office:value="-3633" calcext:value-type="float">
            <text:p>-3633</text:p>
          </table:table-cell>
          <table:table-cell office:value-type="float" office:value="-3559" calcext:value-type="float">
            <text:p>-3559</text:p>
          </table:table-cell>
          <table:table-cell table:style-name="ce119" table:formula="of:=[.N168]-[.M168]" office:value-type="float" office:value="74" calcext:value-type="float">
            <text:p>74</text:p>
          </table:table-cell>
          <table:table-cell table:style-name="ce140" office:value-type="float" office:value="379.148" calcext:value-type="float">
            <text:p>379.1</text:p>
          </table:table-cell>
          <table:table-cell table:number-columns-repeated="1008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465-normalized-BA_RDC4.dot_luby_20null20mast_rapportOE2.0_TMAX15_K67_cod2_pbEq1_newVersion_product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663.28" calcext:value-type="float">
            <text:p>663.28</text:p>
          </table:table-cell>
          <table:table-cell office:value-type="float" office:value="4" calcext:value-type="float">
            <text:p>4</text:p>
          </table:table-cell>
          <table:table-cell office:value-type="float" office:value="-100" calcext:value-type="float">
            <text:p>-100</text:p>
          </table:table-cell>
          <table:table-cell office:value-type="float" office:value="-352" calcext:value-type="float">
            <text:p>-352</text:p>
          </table:table-cell>
          <table:table-cell office:value-type="float" office:value="-72" calcext:value-type="float">
            <text:p>-72</text:p>
          </table:table-cell>
          <table:table-cell table:formula="of:=[.H169]-[.I169]" office:value-type="float" office:value="252" calcext:value-type="float">
            <text:p>252</text:p>
          </table:table-cell>
          <table:table-cell office:value-type="float" office:value="396.347" calcext:value-type="float">
            <text:p>396.3</text:p>
          </table:table-cell>
          <table:table-cell office:value-type="float" office:value="-288" calcext:value-type="float">
            <text:p>-288</text:p>
          </table:table-cell>
          <table:table-cell office:value-type="float" office:value="-100" calcext:value-type="float">
            <text:p>-100</text:p>
          </table:table-cell>
          <table:table-cell table:style-name="ce119" table:formula="of:=[.N169]-[.M169]" office:value-type="float" office:value="188" calcext:value-type="float">
            <text:p>188</text:p>
          </table:table-cell>
          <table:table-cell table:style-name="ce140" office:value-type="float" office:value="661.97" calcext:value-type="float">
            <text:p>662.0</text:p>
          </table:table-cell>
          <table:table-cell table:number-columns-repeated="1008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345-normalized-BA_RDC4.dot_unif_20null10mast_rapportOE1.0_TMAX15_K67_cod2_pbEq1_newVersion_ladder.opb</text:p>
          </table:table-cell>
          <table:table-cell office:value-type="string" calcext:value-type="string">
            <text:p>Optimum_found</text:p>
          </table:table-cell>
          <table:table-cell office:value-type="float" office:value="43" calcext:value-type="float">
            <text:p>43</text:p>
          </table:table-cell>
          <table:table-cell office:value-type="float" office:value="917.31" calcext:value-type="float">
            <text:p>917.31</text:p>
          </table:table-cell>
          <table:table-cell office:value-type="float" office:value="12" calcext:value-type="float">
            <text:p>12</text:p>
          </table:table-cell>
          <table:table-cell office:value-type="float" office:value="-5433" calcext:value-type="float">
            <text:p>-5433</text:p>
          </table:table-cell>
          <table:table-cell office:value-type="float" office:value="-12274" calcext:value-type="float">
            <text:p>-12274</text:p>
          </table:table-cell>
          <table:table-cell office:value-type="float" office:value="-5145" calcext:value-type="float">
            <text:p>-5145</text:p>
          </table:table-cell>
          <table:table-cell table:formula="of:=[.H170]-[.I170]" office:value-type="float" office:value="6841" calcext:value-type="float">
            <text:p>6841</text:p>
          </table:table-cell>
          <table:table-cell office:value-type="float" office:value="267.901" calcext:value-type="float">
            <text:p>267.9</text:p>
          </table:table-cell>
          <table:table-cell office:value-type="float" office:value="-7580" calcext:value-type="float">
            <text:p>-7580</text:p>
          </table:table-cell>
          <table:table-cell office:value-type="float" office:value="-5433" calcext:value-type="float">
            <text:p>-5433</text:p>
          </table:table-cell>
          <table:table-cell table:style-name="ce119" table:formula="of:=[.N170]-[.M170]" office:value-type="float" office:value="2147" calcext:value-type="float">
            <text:p>2147</text:p>
          </table:table-cell>
          <table:table-cell table:style-name="ce140" office:value-type="float" office:value="913.408" calcext:value-type="float">
            <text:p>913.4</text:p>
          </table:table-cell>
          <table:table-cell table:number-columns-repeated="1008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192-normalized-mps-v2-20-10-lseu.opb</text:p>
          </table:table-cell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957.51" calcext:value-type="float">
            <text:p>957.51</text:p>
          </table:table-cell>
          <table:table-cell office:value-type="float" office:value="14" calcext:value-type="float">
            <text:p>14</text:p>
          </table:table-cell>
          <table:table-cell office:value-type="float" office:value="1120" calcext:value-type="float">
            <text:p>1120</text:p>
          </table:table-cell>
          <table:table-cell office:value-type="float" office:value="78" calcext:value-type="float">
            <text:p>78</text:p>
          </table:table-cell>
          <table:table-cell office:value-type="float" office:value="1136" calcext:value-type="float">
            <text:p>1136</text:p>
          </table:table-cell>
          <table:table-cell table:formula="of:=[.H171]-[.I171]" office:value-type="float" office:value="1042" calcext:value-type="float">
            <text:p>1042</text:p>
          </table:table-cell>
          <table:table-cell office:value-type="float" office:value="176.753" calcext:value-type="float">
            <text:p>176.8</text:p>
          </table:table-cell>
          <table:table-cell office:value-type="float" office:value="490" calcext:value-type="float">
            <text:p>490</text:p>
          </table:table-cell>
          <table:table-cell office:value-type="float" office:value="1120" calcext:value-type="float">
            <text:p>1120</text:p>
          </table:table-cell>
          <table:table-cell table:style-name="ce119" table:formula="of:=[.N171]-[.M171]" office:value-type="float" office:value="630" calcext:value-type="float">
            <text:p>630</text:p>
          </table:table-cell>
          <table:table-cell table:style-name="ce140" office:value-type="float" office:value="955.235" calcext:value-type="float">
            <text:p>955.2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50-normalized-maxcut_opt_complete_5-partite_inlv_nvert_27.opb</text:p>
          </table:table-cell>
          <table:table-cell office:value-type="string" calcext:value-type="string">
            <text:p>Optimum_found</text:p>
          </table:table-cell>
          <table:table-cell office:value-type="float" office:value="13" calcext:value-type="float">
            <text:p>13</text:p>
          </table:table-cell>
          <table:table-cell office:value-type="float" office:value="2383.73" calcext:value-type="float">
            <text:p>2383.73</text:p>
          </table:table-cell>
          <table:table-cell office:value-type="float" office:value="27" calcext:value-type="float">
            <text:p>27</text:p>
          </table:table-cell>
          <table:table-cell office:value-type="float" office:value="-180" calcext:value-type="float">
            <text:p>-180</text:p>
          </table:table-cell>
          <table:table-cell office:value-type="float" office:value="-275" calcext:value-type="float">
            <text:p>-275</text:p>
          </table:table-cell>
          <table:table-cell office:value-type="float" office:value="-178" calcext:value-type="float">
            <text:p>-178</text:p>
          </table:table-cell>
          <table:table-cell table:formula="of:=[.H172]-[.I172]" office:value-type="float" office:value="95" calcext:value-type="float">
            <text:p>95</text:p>
          </table:table-cell>
          <table:table-cell office:value-type="float" office:value="192.384" calcext:value-type="float">
            <text:p>192.4</text:p>
          </table:table-cell>
          <table:table-cell office:value-type="float" office:value="-226" calcext:value-type="float">
            <text:p>-226</text:p>
          </table:table-cell>
          <table:table-cell office:value-type="float" office:value="-180" calcext:value-type="float">
            <text:p>-180</text:p>
          </table:table-cell>
          <table:table-cell table:style-name="ce119" table:formula="of:=[.N172]-[.M172]" office:value-type="float" office:value="46" calcext:value-type="float">
            <text:p>46</text:p>
          </table:table-cell>
          <table:table-cell table:style-name="ce140" office:value-type="float" office:value="2383.73" calcext:value-type="float">
            <text:p>2383.7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146-normalized-lo_14x14_000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3513.82" calcext:value-type="float">
            <text:p>3513.8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table:formula="of:=[.H173]-[.I173]" office:value-type="float" office:value="90" calcext:value-type="float">
            <text:p>90</text:p>
          </table:table-cell>
          <table:table-cell table:style-name="ce138" office:value-type="float" office:value="0.001358" calcext:value-type="float">
            <text:p>0.001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table:style-name="ce119" table:formula="of:=[.N173]-[.M173]" office:value-type="float" office:value="47" calcext:value-type="float">
            <text:p>47</text:p>
          </table:table-cell>
          <table:table-cell office:value-type="float" office:value="47.4123" calcext:value-type="float">
            <text:p>47.41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166-normalized-rmine15.opb</text:p>
          </table:table-cell>
          <table:table-cell office:value-type="string" calcext:value-type="string">
            <text:p>Some_solution_found</text:p>
          </table:table-cell>
          <table:table-cell office:value-type="float" office:value="4" calcext:value-type="float">
            <text:p>4</text:p>
          </table:table-cell>
          <table:table-cell office:value-type="float" office:value="3600.74" calcext:value-type="float">
            <text:p>3600.74</text:p>
          </table:table-cell>
          <table:table-cell office:value-type="float" office:value="955" calcext:value-type="float">
            <text:p>955</text:p>
          </table:table-cell>
          <table:table-cell office:value-type="float" office:value="-113269941" calcext:value-type="float">
            <text:p>-113269941</text:p>
          </table:table-cell>
          <table:table-cell office:value-type="float" office:value="-370509523" calcext:value-type="float">
            <text:p>-370509523</text:p>
          </table:table-cell>
          <table:table-cell office:value-type="float" office:value="-96658703" calcext:value-type="float">
            <text:p>-96658703</text:p>
          </table:table-cell>
          <table:table-cell table:formula="of:=[.H174]-[.I174]" office:value-type="float" office:value="257239582" calcext:value-type="float">
            <text:p>257239582</text:p>
          </table:table-cell>
          <table:table-cell office:value-type="float" office:value="1529.13" calcext:value-type="float">
            <text:p>1529.1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27-normalized-knapPI_5_2000_10000_5_-952740.opb</text:p>
          </table:table-cell>
          <table:table-cell office:value-type="string" calcext:value-type="string">
            <text:p>Some_solution_found</text:p>
          </table:table-cell>
          <table:table-cell office:value-type="float" office:value="10" calcext:value-type="float">
            <text:p>10</text:p>
          </table:table-cell>
          <table:table-cell office:value-type="float" office:value="3600.05" calcext:value-type="float">
            <text:p>3600.05</text:p>
          </table:table-cell>
          <table:table-cell office:value-type="float" office:value="4" calcext:value-type="float">
            <text:p>4</text:p>
          </table:table-cell>
          <table:table-cell office:value-type="float" office:value="-666591" calcext:value-type="float">
            <text:p>-666591</text:p>
          </table:table-cell>
          <table:table-cell office:value-type="float" office:value="-59627641" calcext:value-type="float">
            <text:p>-59627641</text:p>
          </table:table-cell>
          <table:table-cell office:value-type="float" office:value="-653603" calcext:value-type="float">
            <text:p>-653603</text:p>
          </table:table-cell>
          <table:table-cell table:formula="of:=[.H175]-[.I175]" office:value-type="float" office:value="58961050" calcext:value-type="float">
            <text:p>58961050</text:p>
          </table:table-cell>
          <table:table-cell office:value-type="float" office:value="2009.15" calcext:value-type="float">
            <text:p>2009.2</text:p>
          </table:table-cell>
          <table:table-cell table:number-columns-repeated="1012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57-normalized-BA_RDC4.dot_fibo_50null0mast_rapportOE2.0_TMAX15_K67_cod3.opb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228.18" calcext:value-type="float">
            <text:p>228.18</text:p>
          </table:table-cell>
          <table:table-cell office:value-type="float" office:value="1" calcext:value-type="float">
            <text:p>1</text:p>
          </table:table-cell>
          <table:table-cell office:value-type="float" office:value="-7752" calcext:value-type="float">
            <text:p>-7752</text:p>
          </table:table-cell>
          <table:table-cell office:value-type="float" office:value="-13606936" calcext:value-type="float">
            <text:p>-13606936</text:p>
          </table:table-cell>
          <table:table-cell office:value-type="float" office:value="-7142" calcext:value-type="float">
            <text:p>-7142</text:p>
          </table:table-cell>
          <table:table-cell table:formula="of:=[.H176]-[.I176]" office:value-type="float" office:value="13599184" calcext:value-type="float">
            <text:p>13599184</text:p>
          </table:table-cell>
          <table:table-cell office:value-type="float" office:value="215.307" calcext:value-type="float">
            <text:p>215.3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346-normalized-Generated_notes_20140709_1000_0.05-000.opb</text:p>
          </table:table-cell>
          <table:table-cell office:value-type="string" calcext:value-type="string">
            <text:p>Some_solution_found</text:p>
          </table:table-cell>
          <table:table-cell office:value-type="float" office:value="34" calcext:value-type="float">
            <text:p>34</text:p>
          </table:table-cell>
          <table:table-cell office:value-type="float" office:value="3606.16" calcext:value-type="float">
            <text:p>3606.16</text:p>
          </table:table-cell>
          <table:table-cell office:value-type="float" office:value="279" calcext:value-type="float">
            <text:p>279</text:p>
          </table:table-cell>
          <table:table-cell office:value-type="float" office:value="-63139" calcext:value-type="float">
            <text:p>-63139</text:p>
          </table:table-cell>
          <table:table-cell office:value-type="float" office:value="-8476021" calcext:value-type="float">
            <text:p>-8476021</text:p>
          </table:table-cell>
          <table:table-cell office:value-type="float" office:value="-62957" calcext:value-type="float">
            <text:p>-62957</text:p>
          </table:table-cell>
          <table:table-cell table:formula="of:=[.H177]-[.I177]" office:value-type="float" office:value="8412882" calcext:value-type="float">
            <text:p>8412882</text:p>
          </table:table-cell>
          <table:table-cell office:value-type="float" office:value="3030.57" calcext:value-type="float">
            <text:p>3030.6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277-normalized-knapPI_6_2000_1000_4_-39215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39215" calcext:value-type="float">
            <text:p>-39215</text:p>
          </table:table-cell>
          <table:table-cell office:value-type="float" office:value="-3992436" calcext:value-type="float">
            <text:p>-3992436</text:p>
          </table:table-cell>
          <table:table-cell office:value-type="float" office:value="0" calcext:value-type="float">
            <text:p>0</text:p>
          </table:table-cell>
          <table:table-cell table:formula="of:=[.H178]-[.I178]" office:value-type="float" office:value="3953221" calcext:value-type="float">
            <text:p>3953221</text:p>
          </table:table-cell>
          <table:table-cell table:style-name="ce138" office:value-type="float" office:value="0.00481" calcext:value-type="float">
            <text:p>0.005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297-normalized-KE_690_001.opb</text:p>
          </table:table-cell>
          <table:table-cell office:value-type="string" calcext:value-type="string">
            <text:p>Some_solution_found</text:p>
          </table:table-cell>
          <table:table-cell office:value-type="float" office:value="39" calcext:value-type="float">
            <text:p>39</text:p>
          </table:table-cell>
          <table:table-cell office:value-type="float" office:value="3601" calcext:value-type="float">
            <text:p>3601</text:p>
          </table:table-cell>
          <table:table-cell office:value-type="float" office:value="412" calcext:value-type="float">
            <text:p>412</text:p>
          </table:table-cell>
          <table:table-cell office:value-type="float" office:value="-20206" calcext:value-type="float">
            <text:p>-20206</text:p>
          </table:table-cell>
          <table:table-cell office:value-type="float" office:value="-1306932" calcext:value-type="float">
            <text:p>-1306932</text:p>
          </table:table-cell>
          <table:table-cell office:value-type="float" office:value="-20189" calcext:value-type="float">
            <text:p>-20189</text:p>
          </table:table-cell>
          <table:table-cell table:formula="of:=[.H179]-[.I179]" office:value-type="float" office:value="1286726" calcext:value-type="float">
            <text:p>1286726</text:p>
          </table:table-cell>
          <table:table-cell office:value-type="float" office:value="2100.23" calcext:value-type="float">
            <text:p>2100.2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142-normalized-NG.dot_fibo_10null0mast_rapportOE1.0_TMAX180_K192_cod2.opb</text:p>
          </table:table-cell>
          <table:table-cell office:value-type="string" calcext:value-type="string">
            <text:p>Some_solution_found</text:p>
          </table:table-cell>
          <table:table-cell office:value-type="float" office:value="4" calcext:value-type="float">
            <text:p>4</text:p>
          </table:table-cell>
          <table:table-cell office:value-type="float" office:value="3600.51" calcext:value-type="float">
            <text:p>3600.51</text:p>
          </table:table-cell>
          <table:table-cell office:value-type="float" office:value="0" calcext:value-type="float">
            <text:p>0</text:p>
          </table:table-cell>
          <table:table-cell office:value-type="float" office:value="-46042" calcext:value-type="float">
            <text:p>-46042</text:p>
          </table:table-cell>
          <table:table-cell office:value-type="float" office:value="-1300178" calcext:value-type="float">
            <text:p>-1300178</text:p>
          </table:table-cell>
          <table:table-cell office:value-type="float" office:value="-44255" calcext:value-type="float">
            <text:p>-44255</text:p>
          </table:table-cell>
          <table:table-cell table:formula="of:=[.H180]-[.I180]" office:value-type="float" office:value="1254136" calcext:value-type="float">
            <text:p>1254136</text:p>
          </table:table-cell>
          <table:table-cell office:value-type="float" office:value="3310.76" calcext:value-type="float">
            <text:p>3310.8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52-normalized-knapPI_1_2000_1000_1_-110625.opb</text:p>
          </table:table-cell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-31486" calcext:value-type="float">
            <text:p>-31486</text:p>
          </table:table-cell>
          <table:table-cell office:value-type="float" office:value="-977737" calcext:value-type="float">
            <text:p>-977737</text:p>
          </table:table-cell>
          <table:table-cell office:value-type="float" office:value="-31167" calcext:value-type="float">
            <text:p>-31167</text:p>
          </table:table-cell>
          <table:table-cell table:formula="of:=[.H181]-[.I181]" office:value-type="float" office:value="946251" calcext:value-type="float">
            <text:p>946251</text:p>
          </table:table-cell>
          <table:table-cell office:value-type="float" office:value="299.603" calcext:value-type="float">
            <text:p>299.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7-normalized-NG.dot_fibo_20null20mast_rapportOE2.0_TMAX60_K192_cod2.opb</text:p>
          </table:table-cell>
          <table:table-cell office:value-type="string" calcext:value-type="string">
            <text:p>Some_solution_found</text:p>
          </table:table-cell>
          <table:table-cell office:value-type="float" office:value="24" calcext:value-type="float">
            <text:p>24</text:p>
          </table:table-cell>
          <table:table-cell office:value-type="float" office:value="3601.94" calcext:value-type="float">
            <text:p>3601.94</text:p>
          </table:table-cell>
          <table:table-cell office:value-type="float" office:value="1" calcext:value-type="float">
            <text:p>1</text:p>
          </table:table-cell>
          <table:table-cell office:value-type="float" office:value="-76038" calcext:value-type="float">
            <text:p>-76038</text:p>
          </table:table-cell>
          <table:table-cell office:value-type="float" office:value="-405900" calcext:value-type="float">
            <text:p>-405900</text:p>
          </table:table-cell>
          <table:table-cell office:value-type="float" office:value="-74441" calcext:value-type="float">
            <text:p>-74441</text:p>
          </table:table-cell>
          <table:table-cell table:formula="of:=[.H182]-[.I182]" office:value-type="float" office:value="329862" calcext:value-type="float">
            <text:p>329862</text:p>
          </table:table-cell>
          <table:table-cell office:value-type="float" office:value="93.46" calcext:value-type="float">
            <text:p>93.5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321-normalized-BA_RDC4.dot_fibo_50null0mast_rapportOE1.0_TMAX300_K67_cod2_pbEq1_newVersion_binary.opb</text:p>
          </table:table-cell>
          <table:table-cell office:value-type="string" calcext:value-type="string">
            <text:p>Some_solution_found</text:p>
          </table:table-cell>
          <table:table-cell office:value-type="float" office:value="165" calcext:value-type="float">
            <text:p>165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2" calcext:value-type="float">
            <text:p>2</text:p>
          </table:table-cell>
          <table:table-cell office:value-type="float" office:value="-151963" calcext:value-type="float">
            <text:p>-151963</text:p>
          </table:table-cell>
          <table:table-cell office:value-type="float" office:value="-210893" calcext:value-type="float">
            <text:p>-210893</text:p>
          </table:table-cell>
          <table:table-cell office:value-type="float" office:value="-151874" calcext:value-type="float">
            <text:p>-151874</text:p>
          </table:table-cell>
          <table:table-cell table:formula="of:=[.H183]-[.I183]" office:value-type="float" office:value="58930" calcext:value-type="float">
            <text:p>58930</text:p>
          </table:table-cell>
          <table:table-cell office:value-type="float" office:value="1466.78" calcext:value-type="float">
            <text:p>1466.8</text:p>
          </table:table-cell>
          <table:table-cell table:number-columns-repeated="1012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8-normalized-BA_RDC4.dot_unif_10null10mast_rapportOE1.0_TMAX120_K67_cod1.opb</text:p>
          </table:table-cell>
          <table:table-cell office:value-type="string" calcext:value-type="string">
            <text:p>Some_solution_found</text:p>
          </table:table-cell>
          <table:table-cell office:value-type="float" office:value="142" calcext:value-type="float">
            <text:p>142</text:p>
          </table:table-cell>
          <table:table-cell office:value-type="float" office:value="3600.09" calcext:value-type="float">
            <text:p>3600.09</text:p>
          </table:table-cell>
          <table:table-cell office:value-type="float" office:value="2" calcext:value-type="float">
            <text:p>2</text:p>
          </table:table-cell>
          <table:table-cell office:value-type="float" office:value="-16338" calcext:value-type="float">
            <text:p>-16338</text:p>
          </table:table-cell>
          <table:table-cell office:value-type="float" office:value="-117968" calcext:value-type="float">
            <text:p>-117968</text:p>
          </table:table-cell>
          <table:table-cell office:value-type="float" office:value="-16298" calcext:value-type="float">
            <text:p>-16298</text:p>
          </table:table-cell>
          <table:table-cell table:formula="of:=[.H184]-[.I184]" office:value-type="float" office:value="101630" calcext:value-type="float">
            <text:p>101630</text:p>
          </table:table-cell>
          <table:table-cell office:value-type="float" office:value="3258.81" calcext:value-type="float">
            <text:p>3258.8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212-normalized-NG.dot_unif_50null10mast_rapportOE2.0_TMAX180_K192_cod2.opb</text:p>
          </table:table-cell>
          <table:table-cell office:value-type="string" calcext:value-type="string">
            <text:p>Some_solution_found</text:p>
          </table:table-cell>
          <table:table-cell office:value-type="float" office:value="83" calcext:value-type="float">
            <text:p>83</text:p>
          </table:table-cell>
          <table:table-cell office:value-type="float" office:value="3600.1" calcext:value-type="float">
            <text:p>3600.1</text:p>
          </table:table-cell>
          <table:table-cell office:value-type="float" office:value="1" calcext:value-type="float">
            <text:p>1</text:p>
          </table:table-cell>
          <table:table-cell office:value-type="float" office:value="-26306" calcext:value-type="float">
            <text:p>-26306</text:p>
          </table:table-cell>
          <table:table-cell office:value-type="float" office:value="-100532" calcext:value-type="float">
            <text:p>-100532</text:p>
          </table:table-cell>
          <table:table-cell office:value-type="float" office:value="-26264" calcext:value-type="float">
            <text:p>-26264</text:p>
          </table:table-cell>
          <table:table-cell table:formula="of:=[.H185]-[.I185]" office:value-type="float" office:value="74226" calcext:value-type="float">
            <text:p>74226</text:p>
          </table:table-cell>
          <table:table-cell office:value-type="float" office:value="725.903" calcext:value-type="float">
            <text:p>725.9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282-normalized-NG.dot_unif_0null10mast_rapportOE1.0_TMAX15_K192_cod1.opb</text:p>
          </table:table-cell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4827.95" calcext:value-type="float">
            <text:p>4827.95</text:p>
          </table:table-cell>
          <table:table-cell office:value-type="float" office:value="5" calcext:value-type="float">
            <text:p>5</text:p>
          </table:table-cell>
          <table:table-cell office:value-type="float" office:value="-4884" calcext:value-type="float">
            <text:p>-4884</text:p>
          </table:table-cell>
          <table:table-cell office:value-type="float" office:value="-89223" calcext:value-type="float">
            <text:p>-89223</text:p>
          </table:table-cell>
          <table:table-cell office:value-type="float" office:value="-4878" calcext:value-type="float">
            <text:p>-4878</text:p>
          </table:table-cell>
          <table:table-cell table:formula="of:=[.H186]-[.I186]" office:value-type="float" office:value="84339" calcext:value-type="float">
            <text:p>84339</text:p>
          </table:table-cell>
          <table:table-cell office:value-type="float" office:value="1129.29" calcext:value-type="float">
            <text:p>1129.3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363-normalized-autocorr_bern35-09.lin.opb</text:p>
          </table:table-cell>
          <table:table-cell office:value-type="string" calcext:value-type="string">
            <text:p>Some_solution_found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 office:value-type="float" office:value="18" calcext:value-type="float">
            <text:p>18</text:p>
          </table:table-cell>
          <table:table-cell office:value-type="float" office:value="-1260" calcext:value-type="float">
            <text:p>-1260</text:p>
          </table:table-cell>
          <table:table-cell office:value-type="float" office:value="-36559" calcext:value-type="float">
            <text:p>-36559</text:p>
          </table:table-cell>
          <table:table-cell office:value-type="float" office:value="-1257" calcext:value-type="float">
            <text:p>-1257</text:p>
          </table:table-cell>
          <table:table-cell table:formula="of:=[.H187]-[.I187]" office:value-type="float" office:value="35299" calcext:value-type="float">
            <text:p>35299</text:p>
          </table:table-cell>
          <table:table-cell office:value-type="float" office:value="1861.11" calcext:value-type="float">
            <text:p>1861.1</text:p>
          </table:table-cell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390-normalized-BA_RDC4.dot_unif_20null10mast_rapportOE1.0_TMAX15_K67_cod3.opb</text:p>
          </table:table-cell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539.27" calcext:value-type="float">
            <text:p>539.27</text:p>
          </table:table-cell>
          <table:table-cell office:value-type="float" office:value="6" calcext:value-type="float">
            <text:p>6</text:p>
          </table:table-cell>
          <table:table-cell office:value-type="float" office:value="-4036" calcext:value-type="float">
            <text:p>-4036</text:p>
          </table:table-cell>
          <table:table-cell office:value-type="float" office:value="-29539" calcext:value-type="float">
            <text:p>-29539</text:p>
          </table:table-cell>
          <table:table-cell office:value-type="float" office:value="-3931" calcext:value-type="float">
            <text:p>-3931</text:p>
          </table:table-cell>
          <table:table-cell table:formula="of:=[.H188]-[.I188]" office:value-type="float" office:value="25503" calcext:value-type="float">
            <text:p>25503</text:p>
          </table:table-cell>
          <table:table-cell office:value-type="float" office:value="506.763" calcext:value-type="float">
            <text:p>506.8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208-normalized-knapPI_4_50_1000_1_-994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994" calcext:value-type="float">
            <text:p>-994</text:p>
          </table:table-cell>
          <table:table-cell office:value-type="float" office:value="-25934" calcext:value-type="float">
            <text:p>-25934</text:p>
          </table:table-cell>
          <table:table-cell office:value-type="float" office:value="-984" calcext:value-type="float">
            <text:p>-984</text:p>
          </table:table-cell>
          <table:table-cell table:formula="of:=[.H189]-[.I189]" office:value-type="float" office:value="24940" calcext:value-type="float">
            <text:p>24940</text:p>
          </table:table-cell>
          <table:table-cell office:value-type="float" office:value="0.015349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173-normalized-KE_340_006.opb</text:p>
          </table:table-cell>
          <table:table-cell office:value-type="string" calcext:value-type="string">
            <text:p>Some_solution_found</text:p>
          </table:table-cell>
          <table:table-cell office:value-type="float" office:value="100" calcext:value-type="float">
            <text:p>100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168" calcext:value-type="float">
            <text:p>168</text:p>
          </table:table-cell>
          <table:table-cell office:value-type="float" office:value="-7897" calcext:value-type="float">
            <text:p>-7897</text:p>
          </table:table-cell>
          <table:table-cell office:value-type="float" office:value="-24176" calcext:value-type="float">
            <text:p>-24176</text:p>
          </table:table-cell>
          <table:table-cell office:value-type="float" office:value="-7891" calcext:value-type="float">
            <text:p>-7891</text:p>
          </table:table-cell>
          <table:table-cell table:formula="of:=[.H190]-[.I190]" office:value-type="float" office:value="16279" calcext:value-type="float">
            <text:p>16279</text:p>
          </table:table-cell>
          <table:table-cell office:value-type="float" office:value="3514.06" calcext:value-type="float">
            <text:p>3514.1</text:p>
          </table:table-cell>
          <table:table-cell table:number-columns-repeated="1012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38-normalized-KE_300_003.opb</text:p>
          </table:table-cell>
          <table:table-cell office:value-type="string" calcext:value-type="string">
            <text:p>Some_solution_found</text:p>
          </table:table-cell>
          <table:table-cell office:value-type="float" office:value="50" calcext:value-type="float">
            <text:p>50</text:p>
          </table:table-cell>
          <table:table-cell office:value-type="float" office:value="3600" calcext:value-type="float">
            <text:p>3600</text:p>
          </table:table-cell>
          <table:table-cell office:value-type="float" office:value="108" calcext:value-type="float">
            <text:p>108</text:p>
          </table:table-cell>
          <table:table-cell office:value-type="float" office:value="-6087" calcext:value-type="float">
            <text:p>-6087</text:p>
          </table:table-cell>
          <table:table-cell office:value-type="float" office:value="-7761" calcext:value-type="float">
            <text:p>-7761</text:p>
          </table:table-cell>
          <table:table-cell office:value-type="float" office:value="-6076" calcext:value-type="float">
            <text:p>-6076</text:p>
          </table:table-cell>
          <table:table-cell table:formula="of:=[.H191]-[.I191]" office:value-type="float" office:value="1674" calcext:value-type="float">
            <text:p>1674</text:p>
          </table:table-cell>
          <table:table-cell office:value-type="float" office:value="3503.93" calcext:value-type="float">
            <text:p>3503.9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361-normalized-knapPI_15_20_1000_2_-948.opb</text:p>
          </table:table-cell>
          <table:table-cell office:value-type="string" calcext:value-type="string">
            <text:p>Optimum_foun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8" calcext:value-type="float">
            <text:p>-318</text:p>
          </table:table-cell>
          <table:table-cell office:value-type="float" office:value="-6980" calcext:value-type="float">
            <text:p>-6980</text:p>
          </table:table-cell>
          <table:table-cell office:value-type="float" office:value="-317" calcext:value-type="float">
            <text:p>-317</text:p>
          </table:table-cell>
          <table:table-cell table:formula="of:=[.H192]-[.I192]" office:value-type="float" office:value="6662" calcext:value-type="float">
            <text:p>6662</text:p>
          </table:table-cell>
          <table:table-cell office:value-type="float" office:value="0.000642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262-normalized-30:70:4.5:0.95:100.opb</text:p>
          </table:table-cell>
          <table:table-cell office:value-type="string" calcext:value-type="string">
            <text:p>Some_solution_found</text:p>
          </table:table-cell>
          <table:table-cell office:value-type="float" office:value="51" calcext:value-type="float">
            <text:p>51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80" calcext:value-type="float">
            <text:p>80</text:p>
          </table:table-cell>
          <table:table-cell office:value-type="float" office:value="570" calcext:value-type="float">
            <text:p>570</text:p>
          </table:table-cell>
          <table:table-cell office:value-type="float" office:value="-5660" calcext:value-type="float">
            <text:p>-5660</text:p>
          </table:table-cell>
          <table:table-cell office:value-type="float" office:value="571" calcext:value-type="float">
            <text:p>571</text:p>
          </table:table-cell>
          <table:table-cell table:formula="of:=[.H193]-[.I193]" office:value-type="float" office:value="6230" calcext:value-type="float">
            <text:p>6230</text:p>
          </table:table-cell>
          <table:table-cell office:value-type="float" office:value="3136.68" calcext:value-type="float">
            <text:p>3136.7</text:p>
          </table:table-cell>
          <table:table-cell table:number-columns-repeated="1012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441-normalized-30:30:4.5:0.95:98.opb</text:p>
          </table:table-cell>
          <table:table-cell office:value-type="string" calcext:value-type="string">
            <text:p>Some_solution_found</text:p>
          </table:table-cell>
          <table:table-cell office:value-type="float" office:value="36" calcext:value-type="float">
            <text:p>36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71" calcext:value-type="float">
            <text:p>71</text:p>
          </table:table-cell>
          <table:table-cell office:value-type="float" office:value="247" calcext:value-type="float">
            <text:p>247</text:p>
          </table:table-cell>
          <table:table-cell office:value-type="float" office:value="-2136" calcext:value-type="float">
            <text:p>-2136</text:p>
          </table:table-cell>
          <table:table-cell office:value-type="float" office:value="248" calcext:value-type="float">
            <text:p>248</text:p>
          </table:table-cell>
          <table:table-cell table:formula="of:=[.H194]-[.I194]" office:value-type="float" office:value="2383" calcext:value-type="float">
            <text:p>2383</text:p>
          </table:table-cell>
          <table:table-cell office:value-type="float" office:value="3429.82" calcext:value-type="float">
            <text:p>3429.8</text:p>
          </table:table-cell>
          <table:table-cell table:number-columns-repeated="1012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412-normalized-maxcut_opt_complete_6-partite_inlv_nvert_66.opb</text:p>
          </table:table-cell>
          <table:table-cell office:value-type="string" calcext:value-type="string">
            <text:p>Some_solution_found</text:p>
          </table:table-cell>
          <table:table-cell office:value-type="float" office:value="27" calcext:value-type="float">
            <text:p>27</text:p>
          </table:table-cell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-1006" calcext:value-type="float">
            <text:p>-1006</text:p>
          </table:table-cell>
          <table:table-cell office:value-type="float" office:value="-1799" calcext:value-type="float">
            <text:p>-1799</text:p>
          </table:table-cell>
          <table:table-cell office:value-type="float" office:value="-1005" calcext:value-type="float">
            <text:p>-1005</text:p>
          </table:table-cell>
          <table:table-cell table:formula="of:=[.H195]-[.I195]" office:value-type="float" office:value="793" calcext:value-type="float">
            <text:p>793</text:p>
          </table:table-cell>
          <table:table-cell office:value-type="float" office:value="3450.58" calcext:value-type="float">
            <text:p>3450.6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309-normalized-ss97-2.opb</text:p>
          </table:table-cell>
          <table:table-cell office:value-type="string" calcext:value-type="string">
            <text:p>Some_solution_found</text:p>
          </table:table-cell>
          <table:table-cell office:value-type="float" office:value="106" calcext:value-type="float">
            <text:p>106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 office:value-type="float" office:value="-1720" calcext:value-type="float">
            <text:p>-1720</text:p>
          </table:table-cell>
          <table:table-cell office:value-type="float" office:value="4096" calcext:value-type="float">
            <text:p>4096</text:p>
          </table:table-cell>
          <table:table-cell table:formula="of:=[.H196]-[.I196]" office:value-type="float" office:value="5815" calcext:value-type="float">
            <text:p>5815</text:p>
          </table:table-cell>
          <table:table-cell office:value-type="float" office:value="3145.98" calcext:value-type="float">
            <text:p>3146.0</text:p>
          </table:table-cell>
          <table:table-cell table:number-columns-repeated="1012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5-normalized-sporttournament50.lin.opb</text:p>
          </table:table-cell>
          <table:table-cell office:value-type="string" calcext:value-type="string">
            <text:p>Some_solution_found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office:value-type="float" office:value="146" calcext:value-type="float">
            <text:p>146</text:p>
          </table:table-cell>
          <table:table-cell office:value-type="float" office:value="-427" calcext:value-type="float">
            <text:p>-427</text:p>
          </table:table-cell>
          <table:table-cell office:value-type="float" office:value="-1520" calcext:value-type="float">
            <text:p>-1520</text:p>
          </table:table-cell>
          <table:table-cell office:value-type="float" office:value="-426" calcext:value-type="float">
            <text:p>-426</text:p>
          </table:table-cell>
          <table:table-cell table:formula="of:=[.H197]-[.I197]" office:value-type="float" office:value="1093" calcext:value-type="float">
            <text:p>1093</text:p>
          </table:table-cell>
          <table:table-cell office:value-type="float" office:value="1111.46" calcext:value-type="float">
            <text:p>1111.5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325-normalized-autocorr_bern30-04.lin.opb</text:p>
          </table:table-cell>
          <table:table-cell office:value-type="string" calcext:value-type="string">
            <text:p>Some_solution_found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office:value-type="float" office:value="26" calcext:value-type="float">
            <text:p>26</text:p>
          </table:table-cell>
          <table:table-cell office:value-type="float" office:value="-81" calcext:value-type="float">
            <text:p>-81</text:p>
          </table:table-cell>
          <table:table-cell office:value-type="float" office:value="-1044" calcext:value-type="float">
            <text:p>-1044</text:p>
          </table:table-cell>
          <table:table-cell office:value-type="float" office:value="-80" calcext:value-type="float">
            <text:p>-80</text:p>
          </table:table-cell>
          <table:table-cell table:formula="of:=[.H198]-[.I198]" office:value-type="float" office:value="963" calcext:value-type="float">
            <text:p>963</text:p>
          </table:table-cell>
          <table:table-cell office:value-type="float" office:value="2392.09" calcext:value-type="float">
            <text:p>2392.1</text:p>
          </table:table-cell>
          <table:table-cell table:number-columns-repeated="1012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425-normalized-frb45-21-1.opb</text:p>
          </table:table-cell>
          <table:table-cell office:value-type="string" calcext:value-type="string">
            <text:p>Some_solution_found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office:value-type="float" office:value="20" calcext:value-type="float">
            <text:p>20</text:p>
          </table:table-cell>
          <table:table-cell office:value-type="float" office:value="-39" calcext:value-type="float">
            <text:p>-39</text:p>
          </table:table-cell>
          <table:table-cell office:value-type="float" office:value="-920" calcext:value-type="float">
            <text:p>-920</text:p>
          </table:table-cell>
          <table:table-cell office:value-type="float" office:value="-38" calcext:value-type="float">
            <text:p>-38</text:p>
          </table:table-cell>
          <table:table-cell table:formula="of:=[.H199]-[.I199]" office:value-type="float" office:value="881" calcext:value-type="float">
            <text:p>881</text:p>
          </table:table-cell>
          <table:table-cell office:value-type="float" office:value="2784.19" calcext:value-type="float">
            <text:p>2784.2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242-normalized-10:20:4.5:0.95:98.opb</text:p>
          </table:table-cell>
          <table:table-cell office:value-type="string" calcext:value-type="string">
            <text:p>Some_solution_found</text:p>
          </table:table-cell>
          <table:table-cell office:value-type="float" office:value="36" calcext:value-type="float">
            <text:p>36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-305" calcext:value-type="float">
            <text:p>-305</text:p>
          </table:table-cell>
          <table:table-cell office:value-type="float" office:value="30" calcext:value-type="float">
            <text:p>30</text:p>
          </table:table-cell>
          <table:table-cell table:formula="of:=[.H200]-[.I200]" office:value-type="float" office:value="334" calcext:value-type="float">
            <text:p>334</text:p>
          </table:table-cell>
          <table:table-cell office:value-type="float" office:value="2517.9" calcext:value-type="float">
            <text:p>2517.9</text:p>
          </table:table-cell>
          <table:table-cell table:number-columns-repeated="1012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449-normalized-graphpart_3pm-0334-0334.lin.opb</text:p>
          </table:table-cell>
          <table:table-cell office:value-type="string" calcext:value-type="string">
            <text:p>Some_solution_found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-161" calcext:value-type="float">
            <text:p>-161</text:p>
          </table:table-cell>
          <table:table-cell office:value-type="float" office:value="-33" calcext:value-type="float">
            <text:p>-33</text:p>
          </table:table-cell>
          <table:table-cell table:formula="of:=[.H201]-[.I201]" office:value-type="float" office:value="127" calcext:value-type="float">
            <text:p>127</text:p>
          </table:table-cell>
          <table:table-cell office:value-type="float" office:value="12.0678" calcext:value-type="float">
            <text:p>12.1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190-normalized-graph20-20-1rand.opb</text:p>
          </table:table-cell>
          <table:table-cell office:value-type="string" calcext:value-type="string">
            <text:p>Some_solution_found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7" calcext:value-type="float">
            <text:p>-37</text:p>
          </table:table-cell>
          <table:table-cell office:value-type="float" office:value="-8" calcext:value-type="float">
            <text:p>-8</text:p>
          </table:table-cell>
          <table:table-cell table:formula="of:=[.H202]-[.I202]" office:value-type="float" office:value="28" calcext:value-type="float">
            <text:p>28</text:p>
          </table:table-cell>
          <table:table-cell office:value-type="float" office:value="3.42796" calcext:value-type="float">
            <text:p>3.4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25-normalized-factor-size=9-P=397-Q=449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[.H203]-[.I203]" office:value-type="float" office:value="397" calcext:value-type="float">
            <text:p>397</text:p>
          </table:table-cell>
          <table:table-cell table:style-name="ce139" office:value-type="float" office:value="0.0109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36-normalized-j6033_9.std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9999" calcext:value-type="float">
            <text:p>39999</text:p>
          </table:table-cell>
          <table:table-cell table:formula="of:=[.H204]-[.I204]" office:value-type="float" office:value="108" calcext:value-type="float">
            <text:p>108</text:p>
          </table:table-cell>
          <table:table-cell table:style-name="ce139" office:value-type="float" office:value="0.067465" calcext:value-type="float">
            <text:p>0.07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45-normalized-acc-tight5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205]-[.I205]" office:value-type="float" office:value="0" calcext:value-type="float">
            <text:p>0</text:p>
          </table:table-cell>
          <table:table-cell table:style-name="ce139" office:value-type="float" office:value="0.219604" calcext:value-type="float">
            <text:p>0.22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177-normalized-j609_2.std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281.63" calcext:value-type="float">
            <text:p>281.6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H206]-[.I206]" office:value-type="float" office:value="82" calcext:value-type="float">
            <text:p>82</text:p>
          </table:table-cell>
          <table:table-cell office:value-type="float" office:value="151.244" calcext:value-type="float">
            <text:p>151.2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202-normalized-g2x2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H207]-[.I207]" office:value-type="float" office:value="2" calcext:value-type="float">
            <text:p>2</text:p>
          </table:table-cell>
          <table:table-cell table:style-name="ce137" office:value-type="float" office:value="0.000183" calcext:value-type="float">
            <text:p>0.0002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209-normalized-evencolouring_opt_linear_random6regular_nvert_051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208]-[.I208]" office:value-type="float" office:value="1" calcext:value-type="float">
            <text:p>1</text:p>
          </table:table-cell>
          <table:table-cell table:style-name="ce138" office:value-type="float" office:value="0.028121" calcext:value-type="float">
            <text:p>0.028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210-normalized-aim-50-2_0-yes1-4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209]-[.I209]" office:value-type="float" office:value="50" calcext:value-type="float">
            <text:p>50</text:p>
          </table:table-cell>
          <table:table-cell table:style-name="ce138" office:value-type="float" office:value="0.000628" calcext:value-type="float">
            <text:p>0.001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222-normalized-clique-coloring-max-clique-n=8-t=6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26.6" calcext:value-type="float">
            <text:p>126.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210]-[.I210]" office:value-type="float" office:value="2" calcext:value-type="float">
            <text:p>2</text:p>
          </table:table-cell>
          <table:table-cell table:style-name="ce138" office:value-type="float" office:value="0.001786" calcext:value-type="float">
            <text:p>0.002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255-normalized-j302_9.std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H211]-[.I211]" office:value-type="float" office:value="54" calcext:value-type="float">
            <text:p>54</text:p>
          </table:table-cell>
          <table:table-cell table:style-name="ce138" office:value-type="float" office:value="0.034893" calcext:value-type="float">
            <text:p>0.035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284-normalized-factor-size=9-P=269-Q=359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formula="of:=[.H212]-[.I212]" office:value-type="float" office:value="269" calcext:value-type="float">
            <text:p>269</text:p>
          </table:table-cell>
          <table:table-cell table:style-name="ce138" office:value-type="float" office:value="0.039494" calcext:value-type="float">
            <text:p>0.039</text:p>
          </table:table-cell>
          <table:table-cell table:number-columns-repeated="1012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307-normalized-aries-da_network_20_2__17_12__256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38.82" calcext:value-type="float">
            <text:p>38.82</text:p>
          </table:table-cell>
          <table:table-cell office:value-type="float" office:value="0" calcext:value-type="float">
            <text:p>0</text:p>
          </table:table-cell>
          <table:table-cell office:value-type="float" office:value="46877" calcext:value-type="float">
            <text:p>46877</text:p>
          </table:table-cell>
          <table:table-cell office:value-type="float" office:value="0" calcext:value-type="float">
            <text:p>0</text:p>
          </table:table-cell>
          <table:table-cell office:value-type="float" office:value="159770" calcext:value-type="float">
            <text:p>159770</text:p>
          </table:table-cell>
          <table:table-cell table:formula="of:=[.H213]-[.I213]" office:value-type="float" office:value="46877" calcext:value-type="float">
            <text:p>46877</text:p>
          </table:table-cell>
          <table:table-cell office:value-type="float" office:value="38.4064" calcext:value-type="float">
            <text:p>38.4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333-normalized-factor-size=9-P=47-Q=197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[.H214]-[.I214]" office:value-type="float" office:value="47" calcext:value-type="float">
            <text:p>47</text:p>
          </table:table-cell>
          <table:table-cell table:style-name="ce139" office:value-type="float" office:value="0.006896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348-normalized-aim-200-3_4-yes1-3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H215]-[.I215]" office:value-type="float" office:value="200" calcext:value-type="float">
            <text:p>200</text:p>
          </table:table-cell>
          <table:table-cell table:style-name="ce139" office:value-type="float" office:value="0.012275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352-normalized-j12023_6.std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9897" calcext:value-type="float">
            <text:p>39897</text:p>
          </table:table-cell>
          <table:table-cell table:formula="of:=[.H216]-[.I216]" office:value-type="float" office:value="106" calcext:value-type="float">
            <text:p>106</text:p>
          </table:table-cell>
          <table:table-cell table:style-name="ce139" office:value-type="float" office:value="0.136334" calcext:value-type="float">
            <text:p>0.14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399-normalized-neos-3437289-erdre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217]-[.I217]" office:value-type="float" office:value="0" calcext:value-type="float">
            <text:p>0</text:p>
          </table:table-cell>
          <table:table-cell table:style-name="ce139" office:value-type="float" office:value="0.040783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406-normalized-aries-da_network_20_2__17_12__64.opb</text:p>
          </table:table-cell>
          <table:table-cell office:value-type="string" calcext:value-type="string">
            <text:p>Optimum_found</text:p>
          </table:table-cell>
          <table:table-cell office:value-type="float" office:value="10" calcext:value-type="float">
            <text:p>1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46877" calcext:value-type="float">
            <text:p>46877</text:p>
          </table:table-cell>
          <table:table-cell office:value-type="float" office:value="0" calcext:value-type="float">
            <text:p>0</text:p>
          </table:table-cell>
          <table:table-cell office:value-type="float" office:value="78430" calcext:value-type="float">
            <text:p>78430</text:p>
          </table:table-cell>
          <table:table-cell table:formula="of:=[.H218]-[.I218]" office:value-type="float" office:value="46877" calcext:value-type="float">
            <text:p>46877</text:p>
          </table:table-cell>
          <table:table-cell table:style-name="ce139" office:value-type="float" office:value="0.47854" calcext:value-type="float">
            <text:p>0.48</text:p>
          </table:table-cell>
          <table:table-cell table:number-columns-repeated="1012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417-normalized-aim-200-3_4-yes1-2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H219]-[.I219]" office:value-type="float" office:value="200" calcext:value-type="float">
            <text:p>200</text:p>
          </table:table-cell>
          <table:table-cell table:style-name="ce139" office:value-type="float" office:value="0.004493" calcext:value-type="float">
            <text:p>0.00</text:p>
          </table:table-cell>
          <table:table-cell table:number-columns-repeated="1012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440-normalized-aries-da_network_20_2__17_12__512.opb</text:p>
          </table:table-cell>
          <table:table-cell office:value-type="string" calcext:value-type="string">
            <text:p>Optimum_found</text:p>
          </table:table-cell>
          <table:table-cell office:value-type="float" office:value="9" calcext:value-type="float">
            <text:p>9</text:p>
          </table:table-cell>
          <table:table-cell office:value-type="float" office:value="222.65" calcext:value-type="float">
            <text:p>222.65</text:p>
          </table:table-cell>
          <table:table-cell office:value-type="float" office:value="0" calcext:value-type="float">
            <text:p>0</text:p>
          </table:table-cell>
          <table:table-cell office:value-type="float" office:value="46877" calcext:value-type="float">
            <text:p>46877</text:p>
          </table:table-cell>
          <table:table-cell office:value-type="float" office:value="0" calcext:value-type="float">
            <text:p>0</text:p>
          </table:table-cell>
          <table:table-cell office:value-type="float" office:value="78095" calcext:value-type="float">
            <text:p>78095</text:p>
          </table:table-cell>
          <table:table-cell table:formula="of:=[.H220]-[.I220]" office:value-type="float" office:value="46877" calcext:value-type="float">
            <text:p>46877</text:p>
          </table:table-cell>
          <table:table-cell office:value-type="float" office:value="221.621" calcext:value-type="float">
            <text:p>221.6</text:p>
          </table:table-cell>
          <table:table-cell table:number-columns-repeated="1012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445-normalized-j9018_7.std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2522" calcext:value-type="float">
            <text:p>42522</text:p>
          </table:table-cell>
          <table:table-cell table:formula="of:=[.H221]-[.I221]" office:value-type="float" office:value="73" calcext:value-type="float">
            <text:p>73</text:p>
          </table:table-cell>
          <table:table-cell table:style-name="ce139" office:value-type="float" office:value="0.100429" calcext:value-type="float">
            <text:p>0.10</text:p>
          </table:table-cell>
          <table:table-cell table:number-columns-repeated="1012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447-normalized-aim-200-2_0-yes1-2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H222]-[.I222]" office:value-type="float" office:value="200" calcext:value-type="float">
            <text:p>200</text:p>
          </table:table-cell>
          <table:table-cell table:style-name="ce138" office:value-type="float" office:value="0.001588" calcext:value-type="float">
            <text:p>0.002</text:p>
          </table:table-cell>
          <table:table-cell table:number-columns-repeated="1012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454-normalized-s3-3-3-4pb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formula="of:=[.H223]-[.I223]" office:value-type="float" office:value="36" calcext:value-type="float">
            <text:p>36</text:p>
          </table:table-cell>
          <table:table-cell table:style-name="ce138" office:value-type="float" office:value="0.00122" calcext:value-type="float">
            <text:p>0.001</text:p>
          </table:table-cell>
          <table:table-cell table:number-columns-repeated="1012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466-normalized-j9021_10.std.opb</text:p>
          </table:table-cell>
          <table:table-cell office:value-type="string" calcext:value-type="string">
            <text:p>Optimum_found</text:p>
          </table:table-cell>
          <table:table-cell office:value-type="float" office:value="21" calcext:value-type="float">
            <text:p>21</text:p>
          </table:table-cell>
          <table:table-cell office:value-type="float" office:value="1014.56" calcext:value-type="float">
            <text:p>1014.5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[.H224]-[.I224]" office:value-type="float" office:value="109" calcext:value-type="float">
            <text:p>109</text:p>
          </table:table-cell>
          <table:table-cell table:style-name="ce138" office:value-type="float" office:value="5.87983" calcext:value-type="float">
            <text:p>5.880</text:p>
          </table:table-cell>
          <table:table-cell table:number-columns-repeated="1012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470-normalized-factor-size=9-P=149-Q=487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[.H225]-[.I225]" office:value-type="float" office:value="149" calcext:value-type="float">
            <text:p>149</text:p>
          </table:table-cell>
          <table:table-cell table:style-name="ce138" office:value-type="float" office:value="0.013435" calcext:value-type="float">
            <text:p>0.013</text:p>
          </table:table-cell>
          <table:table-cell table:number-columns-repeated="1012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66-normalized-clique-coloring-max-clique-n=6-t=4.opb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226]-[.I226]" office:value-type="float" office:value="2" calcext:value-type="float">
            <text:p>2</text:p>
          </table:table-cell>
          <table:table-cell table:style-name="ce138" office:value-type="float" office:value="0.00083" calcext:value-type="float">
            <text:p>0.001</text:p>
          </table:table-cell>
          <table:table-cell table:number-columns-repeated="1012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73-normalized-factor-size=9-P=41-Q=347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[.H227]-[.I227]" office:value-type="float" office:value="41" calcext:value-type="float">
            <text:p>41</text:p>
          </table:table-cell>
          <table:table-cell table:style-name="ce138" office:value-type="float" office:value="0.010703" calcext:value-type="float">
            <text:p>0.011</text:p>
          </table:table-cell>
          <table:table-cell table:number-columns-repeated="1012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76-normalized-j12039_5.std.opb</text:p>
          </table:table-cell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[.H228]-[.I228]" office:value-type="float" office:value="106" calcext:value-type="float">
            <text:p>106</text:p>
          </table:table-cell>
          <table:table-cell table:style-name="ce138" office:value-type="float" office:value="0.299328" calcext:value-type="float">
            <text:p>0.29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-normalized-wnq_n100_mw99_5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7" calcext:value-type="float">
            <text:p>17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0" calcext:value-type="float">
            <text:p>0</text:p>
          </table:table-cell>
          <table:table-cell office:value-type="float" office:value="5440" calcext:value-type="float">
            <text:p>5440</text:p>
          </table:table-cell>
          <table:table-cell office:value-type="float" office:value="0" calcext:value-type="float">
            <text:p>0</text:p>
          </table:table-cell>
          <table:table-cell office:value-type="float" office:value="5442" calcext:value-type="float">
            <text:p>5442</text:p>
          </table:table-cell>
          <table:table-cell table:formula="of:=[.H229]-[.I229]" office:value-type="float" office:value="5440" calcext:value-type="float">
            <text:p>5440</text:p>
          </table:table-cell>
          <table:table-cell office:value-type="float" office:value="1439.73" calcext:value-type="float">
            <text:p>1439.7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15-normalized-wnq_n100_mw99_13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1" calcext:value-type="float">
            <text:p>11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5701" calcext:value-type="float">
            <text:p>5701</text:p>
          </table:table-cell>
          <table:table-cell office:value-type="float" office:value="0" calcext:value-type="float">
            <text:p>0</text:p>
          </table:table-cell>
          <table:table-cell office:value-type="float" office:value="5807" calcext:value-type="float">
            <text:p>5807</text:p>
          </table:table-cell>
          <table:table-cell table:formula="of:=[.H230]-[.I230]" office:value-type="float" office:value="5701" calcext:value-type="float">
            <text:p>5701</text:p>
          </table:table-cell>
          <table:table-cell office:value-type="float" office:value="3496" calcext:value-type="float">
            <text:p>3496.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18-normalized-clique-coloring-max-clique-n=14-t=9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H231]-[.I231]" office:value-type="float" office:value="5" calcext:value-type="float">
            <text:p>5</text:p>
          </table:table-cell>
          <table:table-cell table:style-name="ce138" office:value-type="float" office:value="0.016485" calcext:value-type="float">
            <text:p>0.016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20-normalized-OGR_18.opb</text:p>
          </table:table-cell>
          <table:table-cell office:value-type="string" calcext:value-type="string">
            <text:p>Some_solution_found</text:p>
          </table:table-cell>
          <table:table-cell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formula="of:=[.H232]-[.I232]" office:value-type="float" office:value="307" calcext:value-type="float">
            <text:p>307</text:p>
          </table:table-cell>
          <table:table-cell office:value-type="float" office:value="2762.13" calcext:value-type="float">
            <text:p>2762.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-normalized-evencolouring_opt_linear_random6regular_nvert_401.opb</text:p>
          </table:table-cell>
          <table:table-cell office:value-type="string" calcext:value-type="string">
            <text:p>Some_solution_found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233]-[.I233]" office:value-type="float" office:value="1" calcext:value-type="float">
            <text:p>1</text:p>
          </table:table-cell>
          <table:table-cell table:style-name="ce139" office:value-type="float" office:value="0.095279" calcext:value-type="float">
            <text:p>0.10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28-normalized-wnq_n100_mw99_0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249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office:value-type="float" office:value="5260" calcext:value-type="float">
            <text:p>5260</text:p>
          </table:table-cell>
          <table:table-cell table:formula="of:=[.H234]-[.I234]" office:value-type="float" office:value="5249" calcext:value-type="float">
            <text:p>5249</text:p>
          </table:table-cell>
          <table:table-cell office:value-type="float" office:value="1626.86" calcext:value-type="float">
            <text:p>1626.9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29-normalized-wnq_n100_mw99_10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4" calcext:value-type="float">
            <text:p>14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0" calcext:value-type="float">
            <text:p>0</text:p>
          </table:table-cell>
          <table:table-cell office:value-type="float" office:value="5624" calcext:value-type="float">
            <text:p>5624</text:p>
          </table:table-cell>
          <table:table-cell office:value-type="float" office:value="0" calcext:value-type="float">
            <text:p>0</text:p>
          </table:table-cell>
          <table:table-cell office:value-type="float" office:value="5627" calcext:value-type="float">
            <text:p>5627</text:p>
          </table:table-cell>
          <table:table-cell table:formula="of:=[.H235]-[.I235]" office:value-type="float" office:value="5624" calcext:value-type="float">
            <text:p>5624</text:p>
          </table:table-cell>
          <table:table-cell office:value-type="float" office:value="3298.25" calcext:value-type="float">
            <text:p>3298.3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153-normalized-j909_1.std.opb</text:p>
          </table:table-cell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formula="of:=[.H236]-[.I236]" office:value-type="float" office:value="108" calcext:value-type="float">
            <text:p>108</text:p>
          </table:table-cell>
          <table:table-cell office:value-type="float" office:value="2550.22" calcext:value-type="float">
            <text:p>2550.2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187-normalized-wnq_n100_mw99_7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5468" calcext:value-type="float">
            <text:p>5468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formula="of:=[.H237]-[.I237]" office:value-type="float" office:value="5468" calcext:value-type="float">
            <text:p>5468</text:p>
          </table:table-cell>
          <table:table-cell office:value-type="float" office:value="3438.93" calcext:value-type="float">
            <text:p>3438.9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204-normalized-OGR_14.opb</text:p>
          </table:table-cell>
          <table:table-cell office:value-type="string" calcext:value-type="string">
            <text:p>Some_solution_found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[.H238]-[.I238]" office:value-type="float" office:value="155" calcext:value-type="float">
            <text:p>155</text:p>
          </table:table-cell>
          <table:table-cell office:value-type="float" office:value="2041.01" calcext:value-type="float">
            <text:p>2041.0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229-normalized-opt-market-split_7_60_2.opb</text:p>
          </table:table-cell>
          <table:table-cell office:value-type="string" calcext:value-type="string">
            <text:p>Some_solution_found</text:p>
          </table:table-cell>
          <table:table-cell office:value-type="float" office:value="60" calcext:value-type="float">
            <text:p>6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H239]-[.I239]" office:value-type="float" office:value="24" calcext:value-type="float">
            <text:p>24</text:p>
          </table:table-cell>
          <table:table-cell office:value-type="float" office:value="2009.79" calcext:value-type="float">
            <text:p>2009.8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230-normalized-opt-market-split_5_40_1.opb</text:p>
          </table:table-cell>
          <table:table-cell office:value-type="string" calcext:value-type="string">
            <text:p>Some_solution_found</text:p>
          </table:table-cell>
          <table:table-cell office:value-type="float" office:value="42" calcext:value-type="float">
            <text:p>4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H240]-[.I240]" office:value-type="float" office:value="3" calcext:value-type="float">
            <text:p>3</text:p>
          </table:table-cell>
          <table:table-cell office:value-type="float" office:value="3077.31" calcext:value-type="float">
            <text:p>3077.3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248-normalized-wnq_n100_mw99_11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5359" calcext:value-type="float">
            <text:p>5359</text:p>
          </table:table-cell>
          <table:table-cell office:value-type="float" office:value="0" calcext:value-type="float">
            <text:p>0</text:p>
          </table:table-cell>
          <table:table-cell office:value-type="float" office:value="5368" calcext:value-type="float">
            <text:p>5368</text:p>
          </table:table-cell>
          <table:table-cell table:formula="of:=[.H241]-[.I241]" office:value-type="float" office:value="5359" calcext:value-type="float">
            <text:p>5359</text:p>
          </table:table-cell>
          <table:table-cell office:value-type="float" office:value="3417.36" calcext:value-type="float">
            <text:p>3417.4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249-normalized-aug6.5.opb</text:p>
          </table:table-cell>
          <table:table-cell office:value-type="string" calcext:value-type="string">
            <text:p>Some_solution_found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H242]-[.I242]" office:value-type="float" office:value="55" calcext:value-type="float">
            <text:p>55</text:p>
          </table:table-cell>
          <table:table-cell office:value-type="float" office:value="449.103" calcext:value-type="float">
            <text:p>449.1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260-normalized-opt-market-split_6_50_1.opb</text:p>
          </table:table-cell>
          <table:table-cell office:value-type="string" calcext:value-type="string">
            <text:p>Some_solution_found</text:p>
          </table:table-cell>
          <table:table-cell office:value-type="float" office:value="71" calcext:value-type="float">
            <text:p>7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H243]-[.I243]" office:value-type="float" office:value="10" calcext:value-type="float">
            <text:p>10</text:p>
          </table:table-cell>
          <table:table-cell office:value-type="float" office:value="2357.58" calcext:value-type="float">
            <text:p>2357.6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294-normalized-opt-market-split_8_70_3.opb</text:p>
          </table:table-cell>
          <table:table-cell office:value-type="string" calcext:value-type="string">
            <text:p>Some_solution_found</text:p>
          </table:table-cell>
          <table:table-cell office:value-type="float" office:value="91" calcext:value-type="float">
            <text:p>9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H244]-[.I244]" office:value-type="float" office:value="41" calcext:value-type="float">
            <text:p>41</text:p>
          </table:table-cell>
          <table:table-cell office:value-type="float" office:value="496.591" calcext:value-type="float">
            <text:p>496.6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295-normalized-f20c10b_026_area_delay.opb</text:p>
          </table:table-cell>
          <table:table-cell office:value-type="string" calcext:value-type="string">
            <text:p>Some_solution_found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H245]-[.I245]" office:value-type="float" office:value="28" calcext:value-type="float">
            <text:p>28</text:p>
          </table:table-cell>
          <table:table-cell office:value-type="float" office:value="822.504" calcext:value-type="float">
            <text:p>822.5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299-normalized-jun5.5.opb</text:p>
          </table:table-cell>
          <table:table-cell office:value-type="string" calcext:value-type="string">
            <text:p>Some_solution_found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formula="of:=[.H246]-[.I246]" office:value-type="float" office:value="145" calcext:value-type="float">
            <text:p>145</text:p>
          </table:table-cell>
          <table:table-cell office:value-type="float" office:value="4.60658" calcext:value-type="float">
            <text:p>4.6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301-normalized-opt-market-split_6_50_3.opb</text:p>
          </table:table-cell>
          <table:table-cell office:value-type="string" calcext:value-type="string">
            <text:p>Some_solution_found</text:p>
          </table:table-cell>
          <table:table-cell office:value-type="float" office:value="41" calcext:value-type="float">
            <text:p>4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H247]-[.I247]" office:value-type="float" office:value="8" calcext:value-type="float">
            <text:p>8</text:p>
          </table:table-cell>
          <table:table-cell office:value-type="float" office:value="3276.17" calcext:value-type="float">
            <text:p>3276.2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31-normalized-wnq_n100_mw99_8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20" calcext:value-type="float">
            <text:p>20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office:value-type="float" office:value="0" calcext:value-type="float">
            <text:p>0</text:p>
          </table:table-cell>
          <table:table-cell office:value-type="float" office:value="5637" calcext:value-type="float">
            <text:p>5637</text:p>
          </table:table-cell>
          <table:table-cell table:formula="of:=[.H248]-[.I248]" office:value-type="float" office:value="5635" calcext:value-type="float">
            <text:p>5635</text:p>
          </table:table-cell>
          <table:table-cell office:value-type="float" office:value="2878.26" calcext:value-type="float">
            <text:p>2878.3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316-normalized-wnq_n100_mw99_1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8" calcext:value-type="float">
            <text:p>18</text:p>
          </table:table-cell>
          <table:table-cell office:value-type="float" office:value="3600.04" calcext:value-type="float">
            <text:p>3600.04</text:p>
          </table:table-cell>
          <table:table-cell office:value-type="float" office:value="0" calcext:value-type="float">
            <text:p>0</text:p>
          </table:table-cell>
          <table:table-cell office:value-type="float" office:value="5529" calcext:value-type="float">
            <text:p>5529</text:p>
          </table:table-cell>
          <table:table-cell office:value-type="float" office:value="0" calcext:value-type="float">
            <text:p>0</text:p>
          </table:table-cell>
          <table:table-cell office:value-type="float" office:value="5543" calcext:value-type="float">
            <text:p>5543</text:p>
          </table:table-cell>
          <table:table-cell table:formula="of:=[.H249]-[.I249]" office:value-type="float" office:value="5529" calcext:value-type="float">
            <text:p>5529</text:p>
          </table:table-cell>
          <table:table-cell office:value-type="float" office:value="2277.62" calcext:value-type="float">
            <text:p>2277.6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356-normalized-oct5.5.opb</text:p>
          </table:table-cell>
          <table:table-cell office:value-type="string" calcext:value-type="string">
            <text:p>Some_solution_found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formula="of:=[.H250]-[.I250]" office:value-type="float" office:value="167" calcext:value-type="float">
            <text:p>167</text:p>
          </table:table-cell>
          <table:table-cell office:value-type="float" office:value="6.5994" calcext:value-type="float">
            <text:p>6.6</text:p>
          </table:table-cell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360-normalized-clique-coloring-max-clique-n=20-t=2.opb</text:p>
          </table:table-cell>
          <table:table-cell office:value-type="string" calcext:value-type="string">
            <text:p>Some_solution_found</text:p>
          </table:table-cell>
          <table:table-cell office:value-type="float" office:value="2" calcext:value-type="float">
            <text:p>2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H251]-[.I251]" office:value-type="float" office:value="18" calcext:value-type="float">
            <text:p>18</text:p>
          </table:table-cell>
          <table:table-cell table:style-name="ce138" office:value-type="float" office:value="0.042347" calcext:value-type="float">
            <text:p>0.042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364-normalized-oct6.5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[.H252]-[.I252]" office:value-type="float" office:value="101" calcext:value-type="float">
            <text:p>101</text:p>
          </table:table-cell>
          <table:table-cell office:value-type="float" office:value="2.77323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382-normalized-j12051_4.std.opb</text:p>
          </table:table-cell>
          <table:table-cell office:value-type="string" calcext:value-type="string">
            <text:p>Some_solution_found</text:p>
          </table:table-cell>
          <table:table-cell office:value-type="float" office:value="45" calcext:value-type="float">
            <text:p>45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formula="of:=[.H253]-[.I253]" office:value-type="float" office:value="227" calcext:value-type="float">
            <text:p>227</text:p>
          </table:table-cell>
          <table:table-cell office:value-type="float" office:value="1449.48" calcext:value-type="float">
            <text:p>1449.5</text:p>
          </table:table-cell>
          <table:table-cell table:number-columns-repeated="1012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388-normalized-clique-coloring-max-clique-n=9-t=5.opb</text:p>
          </table:table-cell>
          <table:table-cell office:value-type="string" calcext:value-type="string">
            <text:p>Some_solution_found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H254]-[.I254]" office:value-type="float" office:value="4" calcext:value-type="float">
            <text:p>4</text:p>
          </table:table-cell>
          <table:table-cell table:style-name="ce138" office:value-type="float" office:value="0.002666" calcext:value-type="float">
            <text:p>0.003</text:p>
          </table:table-cell>
          <table:table-cell table:number-columns-repeated="1012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397-normalized-OGR_17.opb</text:p>
          </table:table-cell>
          <table:table-cell office:value-type="string" calcext:value-type="string">
            <text:p>Some_solution_found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formula="of:=[.H255]-[.I255]" office:value-type="float" office:value="269" calcext:value-type="float">
            <text:p>269</text:p>
          </table:table-cell>
          <table:table-cell office:value-type="float" office:value="1495.24" calcext:value-type="float">
            <text:p>1495.2</text:p>
          </table:table-cell>
          <table:table-cell table:number-columns-repeated="1012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40-normalized-jul5.5.opb</text:p>
          </table:table-cell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formula="of:=[.H256]-[.I256]" office:value-type="float" office:value="189" calcext:value-type="float">
            <text:p>189</text:p>
          </table:table-cell>
          <table:table-cell office:value-type="float" office:value="2.76246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400-normalized-sep6.5.opb</text:p>
          </table:table-cell>
          <table:table-cell office:value-type="string" calcext:value-type="string">
            <text:p>Some_solution_found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[.H257]-[.I257]" office:value-type="float" office:value="48" calcext:value-type="float">
            <text:p>48</text:p>
          </table:table-cell>
          <table:table-cell office:value-type="float" office:value="695.072" calcext:value-type="float">
            <text:p>695.1</text:p>
          </table:table-cell>
          <table:table-cell table:number-columns-repeated="1012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404-normalized-wnq_n100_mw99_2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31" calcext:value-type="float">
            <text:p>3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680" calcext:value-type="float">
            <text:p>5680</text:p>
          </table:table-cell>
          <table:table-cell office:value-type="float" office:value="0" calcext:value-type="float">
            <text:p>0</text:p>
          </table:table-cell>
          <table:table-cell office:value-type="float" office:value="5686" calcext:value-type="float">
            <text:p>5686</text:p>
          </table:table-cell>
          <table:table-cell table:formula="of:=[.H258]-[.I258]" office:value-type="float" office:value="5680" calcext:value-type="float">
            <text:p>5680</text:p>
          </table:table-cell>
          <table:table-cell office:value-type="float" office:value="3306.2" calcext:value-type="float">
            <text:p>3306.2</text:p>
          </table:table-cell>
          <table:table-cell table:number-columns-repeated="1012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413-normalized-j1207_5.std.opb</text:p>
          </table:table-cell>
          <table:table-cell office:value-type="string" calcext:value-type="string">
            <text:p>Some_solution_found</text:p>
          </table:table-cell>
          <table:table-cell office:value-type="float" office:value="19" calcext:value-type="float">
            <text:p>19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formula="of:=[.H259]-[.I259]" office:value-type="float" office:value="135" calcext:value-type="float">
            <text:p>135</text:p>
          </table:table-cell>
          <table:table-cell office:value-type="float" office:value="2342.97" calcext:value-type="float">
            <text:p>2343.0</text:p>
          </table:table-cell>
          <table:table-cell table:number-columns-repeated="1012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427-normalized-graphpart_clique-50.lin.opb</text:p>
          </table:table-cell>
          <table:table-cell office:value-type="string" calcext:value-type="string">
            <text:p>Some_solution_found</text:p>
          </table:table-cell>
          <table:table-cell office:value-type="float" office:value="27" calcext:value-type="float">
            <text:p>27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4250" calcext:value-type="float">
            <text:p>4250</text:p>
          </table:table-cell>
          <table:table-cell office:value-type="float" office:value="0" calcext:value-type="float">
            <text:p>0</text:p>
          </table:table-cell>
          <table:table-cell office:value-type="float" office:value="4277" calcext:value-type="float">
            <text:p>4277</text:p>
          </table:table-cell>
          <table:table-cell table:formula="of:=[.H260]-[.I260]" office:value-type="float" office:value="4250" calcext:value-type="float">
            <text:p>4250</text:p>
          </table:table-cell>
          <table:table-cell office:value-type="float" office:value="805.247" calcext:value-type="float">
            <text:p>805.2</text:p>
          </table:table-cell>
          <table:table-cell table:number-columns-repeated="1012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436-normalized-hw128-vm75p-opt.opb.negationfix.opb</text:p>
          </table:table-cell>
          <table:table-cell office:value-type="string" calcext:value-type="string">
            <text:p>Some_solution_found</text:p>
          </table:table-cell>
          <table:table-cell office:value-type="float" office:value="14" calcext:value-type="float">
            <text:p>14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261]-[.I261]" office:value-type="float" office:value="99" calcext:value-type="float">
            <text:p>99</text:p>
          </table:table-cell>
          <table:table-cell office:value-type="float" office:value="3457.34" calcext:value-type="float">
            <text:p>3457.3</text:p>
          </table:table-cell>
          <table:table-cell table:number-columns-repeated="1012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439-normalized-clique-coloring-max-clique-n=19-t=2.opb</text:p>
          </table:table-cell>
          <table:table-cell office:value-type="string" calcext:value-type="string">
            <text:p>Some_solution_found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H262]-[.I262]" office:value-type="float" office:value="17" calcext:value-type="float">
            <text:p>17</text:p>
          </table:table-cell>
          <table:table-cell table:style-name="ce139" office:value-type="float" office:value="0.038549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49-normalized-may6.5.opb</text:p>
          </table:table-cell>
          <table:table-cell office:value-type="string" calcext:value-type="string">
            <text:p>Some_solution_found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H263]-[.I263]" office:value-type="float" office:value="43" calcext:value-type="float">
            <text:p>43</text:p>
          </table:table-cell>
          <table:table-cell table:style-name="ce139" office:value-type="float" office:value="1.34568" calcext:value-type="float">
            <text:p>1.35</text:p>
          </table:table-cell>
          <table:table-cell table:number-columns-repeated="1012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58-normalized-clique-coloring-max-clique-n=13-t=11.opb</text:p>
          </table:table-cell>
          <table:table-cell office:value-type="string" calcext:value-type="string">
            <text:p>Some_solution_found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264]-[.I264]" office:value-type="float" office:value="2" calcext:value-type="float">
            <text:p>2</text:p>
          </table:table-cell>
          <table:table-cell table:style-name="ce139" office:value-type="float" office:value="0.011544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61-normalized-evencolouring_opt_unit_random6regular_nvert_751.opb</text:p>
          </table:table-cell>
          <table:table-cell office:value-type="string" calcext:value-type="string">
            <text:p>Some_solution_found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265]-[.I265]" office:value-type="float" office:value="1" calcext:value-type="float">
            <text:p>1</text:p>
          </table:table-cell>
          <table:table-cell table:style-name="ce139" office:value-type="float" office:value="0.09289" calcext:value-type="float">
            <text:p>0.09</text:p>
          </table:table-cell>
          <table:table-cell table:number-columns-repeated="1012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68-normalized-clique-coloring-max-clique-n=11-t=5.opb</text:p>
          </table:table-cell>
          <table:table-cell office:value-type="string" calcext:value-type="string">
            <text:p>Some_solution_found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H266]-[.I266]" office:value-type="float" office:value="6" calcext:value-type="float">
            <text:p>6</text:p>
          </table:table-cell>
          <table:table-cell table:style-name="ce139" office:value-type="float" office:value="0.022456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70-normalized-aug5.5.opb</text:p>
          </table:table-cell>
          <table:table-cell office:value-type="string" calcext:value-type="string">
            <text:p>Some_solution_found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H267]-[.I267]" office:value-type="float" office:value="121" calcext:value-type="float">
            <text:p>121</text:p>
          </table:table-cell>
          <table:table-cell table:style-name="ce139" office:value-type="float" office:value="2728.64" calcext:value-type="float">
            <text:p>2728.64</text:p>
          </table:table-cell>
          <table:table-cell table:number-columns-repeated="1012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74-normalized-opt-market-split_8_70_1.opb</text:p>
          </table:table-cell>
          <table:table-cell office:value-type="string" calcext:value-type="string">
            <text:p>Some_solution_found</text:p>
          </table:table-cell>
          <table:table-cell office:value-type="float" office:value="85" calcext:value-type="float">
            <text:p>85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H268]-[.I268]" office:value-type="float" office:value="32" calcext:value-type="float">
            <text:p>32</text:p>
          </table:table-cell>
          <table:table-cell table:style-name="ce139" office:value-type="float" office:value="2786.46" calcext:value-type="float">
            <text:p>2786.46</text:p>
          </table:table-cell>
          <table:table-cell table:number-columns-repeated="1012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78-normalized-evencolouring_opt_unit_random6regular_nvert_851.opb</text:p>
          </table:table-cell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table:formula="of:=[.H269]-[.I269]" office:value-type="float" office:value="1" calcext:value-type="float">
            <text:p>1</text:p>
          </table:table-cell>
          <table:table-cell table:style-name="ce139" office:value-type="float" office:value="0.031347" calcext:value-type="float">
            <text:p>0.03</text:p>
          </table:table-cell>
          <table:table-cell table:number-columns-repeated="1012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79-normalized-clique-coloring-max-clique-n=24-t=2.opb</text:p>
          </table:table-cell>
          <table:table-cell office:value-type="string" calcext:value-type="string">
            <text:p>Some_solution_found</text:p>
          </table:table-cell>
          <table:table-cell office:value-type="float" office:value="2" calcext:value-type="float">
            <text:p>2</text:p>
          </table:table-cell>
          <table:table-cell office:value-type="float" office:value="3600.06" calcext:value-type="float">
            <text:p>3600.0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H270]-[.I270]" office:value-type="float" office:value="22" calcext:value-type="float">
            <text:p>22</text:p>
          </table:table-cell>
          <table:table-cell table:style-name="ce139" office:value-type="float" office:value="0.087927" calcext:value-type="float">
            <text:p>0.0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2-normalized-m50_100_70_70.r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H271]-[.I271]" office:value-type="float" office:value="1" calcext:value-type="float">
            <text:p>1</text:p>
          </table:table-cell>
          <table:table-cell table:style-name="ce138" office:value-type="float" office:value="0.003328" calcext:value-type="float">
            <text:p>0.003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306-normalized-OGR_7.opb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H272]-[.I272]" office:value-type="float" office:value="24" calcext:value-type="float">
            <text:p>24</text:p>
          </table:table-cell>
          <table:table-cell table:style-name="ce139" office:value-type="float" office:value="0.023337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151-normalized-circ10-3.opb</text:p>
          </table:table-cell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table:formula="of:=[.H273]-[.I273]" office:value-type="float" office:value="341" calcext:value-type="float">
            <text:p>341</text:p>
          </table:table-cell>
          <table:table-cell office:value-type="float" office:value="843.517" calcext:value-type="float">
            <text:p>843.5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261-normalized-f20c10b_001_area_delay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H274]-[.I274]" office:value-type="float" office:value="29" calcext:value-type="float">
            <text:p>29</text:p>
          </table:table-cell>
          <table:table-cell office:value-type="float" office:value="3453.78" calcext:value-type="float">
            <text:p>3453.8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339-normalized-wnq_n100_mw99_9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26" calcext:value-type="float">
            <text:p>26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1" calcext:value-type="float">
            <text:p>1</text:p>
          </table:table-cell>
          <table:table-cell office:value-type="float" office:value="5585" calcext:value-type="float">
            <text:p>5585</text:p>
          </table:table-cell>
          <table:table-cell office:value-type="float" office:value="1" calcext:value-type="float">
            <text:p>1</text:p>
          </table:table-cell>
          <table:table-cell office:value-type="float" office:value="5608" calcext:value-type="float">
            <text:p>5608</text:p>
          </table:table-cell>
          <table:table-cell table:formula="of:=[.H275]-[.I275]" office:value-type="float" office:value="5584" calcext:value-type="float">
            <text:p>5584</text:p>
          </table:table-cell>
          <table:table-cell office:value-type="float" office:value="1942.67" calcext:value-type="float">
            <text:p>1942.7</text:p>
          </table:table-cell>
          <table:table-cell table:number-columns-repeated="1012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414-normalized-fir08_area_delay.opb</text:p>
          </table:table-cell>
          <table:table-cell office:value-type="string" calcext:value-type="string">
            <text:p>Some_solution_found</text:p>
          </table:table-cell>
          <table:table-cell office:value-type="float" office:value="12" calcext:value-type="float">
            <text:p>12</text:p>
          </table:table-cell>
          <table:table-cell office:value-type="float" office:value="3602.64" calcext:value-type="float">
            <text:p>3602.6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H276]-[.I276]" office:value-type="float" office:value="34" calcext:value-type="float">
            <text:p>34</text:p>
          </table:table-cell>
          <table:table-cell office:value-type="float" office:value="457.661" calcext:value-type="float">
            <text:p>457.7</text:p>
          </table:table-cell>
          <table:table-cell table:number-columns-repeated="1012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464-normalized-f20c10b_019_area_delay.opb</text:p>
          </table:table-cell>
          <table:table-cell office:value-type="string" calcext:value-type="string">
            <text:p>Some_solution_found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H277]-[.I277]" office:value-type="float" office:value="24" calcext:value-type="float">
            <text:p>24</text:p>
          </table:table-cell>
          <table:table-cell office:value-type="float" office:value="272.424" calcext:value-type="float">
            <text:p>272.4</text:p>
          </table:table-cell>
          <table:table-cell table:number-columns-repeated="1012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461-Init-x1-i4_pp_80_merged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8.29" calcext:value-type="float">
            <text:p>8.29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1444" calcext:value-type="float">
            <text:p>1444</text:p>
          </table:table-cell>
          <table:table-cell table:formula="of:=[.H278]-[.I278]" office:value-type="float" office:value="342" calcext:value-type="float">
            <text:p>342</text:p>
          </table:table-cell>
          <table:table-cell office:value-type="float" office:value="8.23136" calcext:value-type="float">
            <text:p>8.2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201-normalized-domset_v500_e2000_w30_mw19_23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table:formula="of:=[.H279]-[.I279]" office:value-type="float" office:value="215" calcext:value-type="float">
            <text:p>215</text:p>
          </table:table-cell>
          <table:table-cell office:value-type="float" office:value="471.189" calcext:value-type="float">
            <text:p>471.2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207-normalized-f20c10b_025_area_delay.opb</text:p>
          </table:table-cell>
          <table:table-cell office:value-type="string" calcext:value-type="string">
            <text:p>Some_solution_found</text:p>
          </table:table-cell>
          <table:table-cell office:value-type="float" office:value="10" calcext:value-type="float">
            <text:p>10</text:p>
          </table:table-cell>
          <table:table-cell office:value-type="float" office:value="3600.05" calcext:value-type="float">
            <text:p>3600.0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H280]-[.I280]" office:value-type="float" office:value="25" calcext:value-type="float">
            <text:p>25</text:p>
          </table:table-cell>
          <table:table-cell office:value-type="float" office:value="1037.74" calcext:value-type="float">
            <text:p>1037.7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23-normalized-f20c10b_010_area_delay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H281]-[.I281]" office:value-type="float" office:value="26" calcext:value-type="float">
            <text:p>26</text:p>
          </table:table-cell>
          <table:table-cell office:value-type="float" office:value="1800.77" calcext:value-type="float">
            <text:p>1800.8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237-normalized-domset_v500_e2000_w30_mw19_21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formula="of:=[.H282]-[.I282]" office:value-type="float" office:value="206" calcext:value-type="float">
            <text:p>206</text:p>
          </table:table-cell>
          <table:table-cell office:value-type="float" office:value="3165.2" calcext:value-type="float">
            <text:p>3165.2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296-normalized-domset_v500_e2000_w30_mw19_19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formula="of:=[.H283]-[.I283]" office:value-type="float" office:value="202" calcext:value-type="float">
            <text:p>202</text:p>
          </table:table-cell>
          <table:table-cell office:value-type="float" office:value="1123.32" calcext:value-type="float">
            <text:p>1123.3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323-normalized-f20c10b_023_area_delay.opb</text:p>
          </table:table-cell>
          <table:table-cell office:value-type="string" calcext:value-type="string">
            <text:p>Some_solution_found</text:p>
          </table:table-cell>
          <table:table-cell office:value-type="float" office:value="9" calcext:value-type="float">
            <text:p>9</text:p>
          </table:table-cell>
          <table:table-cell office:value-type="float" office:value="3600.04" calcext:value-type="float">
            <text:p>3600.0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.H284]-[.I284]" office:value-type="float" office:value="21" calcext:value-type="float">
            <text:p>21</text:p>
          </table:table-cell>
          <table:table-cell office:value-type="float" office:value="1674.65" calcext:value-type="float">
            <text:p>1674.7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343-normalized-domset_v500_e2000_w30_mw19_13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formula="of:=[.H285]-[.I285]" office:value-type="float" office:value="209" calcext:value-type="float">
            <text:p>209</text:p>
          </table:table-cell>
          <table:table-cell office:value-type="float" office:value="622.675" calcext:value-type="float">
            <text:p>622.7</text:p>
          </table:table-cell>
          <table:table-cell table:number-columns-repeated="1012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396-normalized-domset_v500_e2000_w30_mw19_11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table:formula="of:=[.H286]-[.I286]" office:value-type="float" office:value="208" calcext:value-type="float">
            <text:p>208</text:p>
          </table:table-cell>
          <table:table-cell office:value-type="float" office:value="1259.38" calcext:value-type="float">
            <text:p>1259.4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200-normalized-g4x4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7]-[.I287]" office:value-type="float" office:value="1" calcext:value-type="float">
            <text:p>1</text:p>
          </table:table-cell>
          <table:table-cell table:style-name="ce137" office:value-type="float" office:value="0.000526" calcext:value-type="float">
            <text:p>0.0005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34-normalized-domset_v500_e2000_w30_mw19_20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formula="of:=[.H288]-[.I288]" office:value-type="float" office:value="207" calcext:value-type="float">
            <text:p>207</text:p>
          </table:table-cell>
          <table:table-cell table:style-name="ce139" office:value-type="float" office:value="1325.77" calcext:value-type="float">
            <text:p>1325.77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37-normalized-domset_v500_e2000_w30_mw19_16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table:formula="of:=[.H289]-[.I289]" office:value-type="float" office:value="209" calcext:value-type="float">
            <text:p>209</text:p>
          </table:table-cell>
          <table:table-cell table:style-name="ce139" office:value-type="float" office:value="1894.34" calcext:value-type="float">
            <text:p>1894.34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164-normalized-domset_v500_e2000_w30_mw19_10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table:formula="of:=[.H290]-[.I290]" office:value-type="float" office:value="205" calcext:value-type="float">
            <text:p>205</text:p>
          </table:table-cell>
          <table:table-cell table:style-name="ce139" office:value-type="float" office:value="1455.51" calcext:value-type="float">
            <text:p>1455.51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286-normalized-OGR_12.opb</text:p>
          </table:table-cell>
          <table:table-cell office:value-type="string" calcext:value-type="string">
            <text:p>Some_solution_found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[.H291]-[.I291]" office:value-type="float" office:value="91" calcext:value-type="float">
            <text:p>91</text:p>
          </table:table-cell>
          <table:table-cell table:style-name="ce139" office:value-type="float" office:value="3432.64" calcext:value-type="float">
            <text:p>3432.64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191-normalized-matrix_5x3_1.opb</text:p>
          </table:table-cell>
          <table:table-cell office:value-type="string" calcext:value-type="string">
            <text:p>Some_solution_found</text:p>
          </table:table-cell>
          <table:table-cell office:value-type="float" office:value="5" calcext:value-type="float">
            <text:p>5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H292]-[.I292]" office:value-type="float" office:value="21" calcext:value-type="float">
            <text:p>21</text:p>
          </table:table-cell>
          <table:table-cell table:style-name="ce139" office:value-type="float" office:value="29.7064" calcext:value-type="float">
            <text:p>29.71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250-normalized-matrix_5x3_8.opb</text:p>
          </table:table-cell>
          <table:table-cell office:value-type="string" calcext:value-type="string">
            <text:p>Some_solution_found</text:p>
          </table:table-cell>
          <table:table-cell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H293]-[.I293]" office:value-type="float" office:value="15" calcext:value-type="float">
            <text:p>15</text:p>
          </table:table-cell>
          <table:table-cell table:style-name="ce139" office:value-type="float" office:value="286.86" calcext:value-type="float">
            <text:p>286.86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315-normalized-matrix_5x3_10.opb</text:p>
          </table:table-cell>
          <table:table-cell office:value-type="string" calcext:value-type="string">
            <text:p>Some_solution_found</text:p>
          </table:table-cell>
          <table:table-cell office:value-type="float" office:value="10" calcext:value-type="float">
            <text:p>10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H294]-[.I294]" office:value-type="float" office:value="19" calcext:value-type="float">
            <text:p>19</text:p>
          </table:table-cell>
          <table:table-cell table:style-name="ce139" office:value-type="float" office:value="1084.44" calcext:value-type="float">
            <text:p>1084.44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347-normalized-matrix_5x3_9.opb</text:p>
          </table:table-cell>
          <table:table-cell office:value-type="string" calcext:value-type="string">
            <text:p>Some_solution_found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H295]-[.I295]" office:value-type="float" office:value="18" calcext:value-type="float">
            <text:p>18</text:p>
          </table:table-cell>
          <table:table-cell table:style-name="ce139" office:value-type="float" office:value="2923.71" calcext:value-type="float">
            <text:p>2923.71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367-normalized-matrix_5x3_5.opb</text:p>
          </table:table-cell>
          <table:table-cell office:value-type="string" calcext:value-type="string">
            <text:p>Some_solution_found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H296]-[.I296]" office:value-type="float" office:value="16" calcext:value-type="float">
            <text:p>16</text:p>
          </table:table-cell>
          <table:table-cell table:style-name="ce139" office:value-type="float" office:value="202.11" calcext:value-type="float">
            <text:p>202.11</text:p>
          </table:table-cell>
          <table:table-cell table:number-columns-repeated="1012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432-normalized-neos-1620770.opb</text:p>
          </table:table-cell>
          <table:table-cell office:value-type="string" calcext:value-type="string">
            <text:p>Some_solution_found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H297]-[.I297]" office:value-type="float" office:value="4" calcext:value-type="float">
            <text:p>4</text:p>
          </table:table-cell>
          <table:table-cell table:style-name="ce138" office:value-type="float" office:value="0.063868" calcext:value-type="float">
            <text:p>0.064</text:p>
          </table:table-cell>
          <table:table-cell table:number-columns-repeated="1012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38-normalized-matrix_5x3_4.opb</text:p>
          </table:table-cell>
          <table:table-cell office:value-type="string" calcext:value-type="string">
            <text:p>Some_solution_found</text:p>
          </table:table-cell>
          <table:table-cell office:value-type="float" office:value="11" calcext:value-type="float">
            <text:p>11</text:p>
          </table:table-cell>
          <table:table-cell office:value-type="float" office:value="3600.08" calcext:value-type="float">
            <text:p>3600.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H298]-[.I298]" office:value-type="float" office:value="21" calcext:value-type="float">
            <text:p>21</text:p>
          </table:table-cell>
          <table:table-cell table:style-name="ce139" office:value-type="float" office:value="812.103" calcext:value-type="float">
            <text:p>812.10</text:p>
          </table:table-cell>
          <table:table-cell table:number-columns-repeated="1012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45-normalized-matrix_5x3_3.opb</text:p>
          </table:table-cell>
          <table:table-cell office:value-type="string" calcext:value-type="string">
            <text:p>Some_solution_found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H299]-[.I299]" office:value-type="float" office:value="18" calcext:value-type="float">
            <text:p>18</text:p>
          </table:table-cell>
          <table:table-cell table:style-name="ce139" office:value-type="float" office:value="1756.69" calcext:value-type="float">
            <text:p>1756.69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377-normalized-fx57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H300]-[.I300]" office:value-type="float" office:value="0" calcext:value-type="float">
            <text:p>0</text:p>
          </table:table-cell>
          <table:table-cell table:style-name="ce139" office:value-type="float" office:value="1.42552" calcext:value-type="float">
            <text:p>1.43</text:p>
          </table:table-cell>
          <table:table-cell table:number-columns-repeated="1012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410-normalized-fx60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13.72" calcext:value-type="float">
            <text:p>13.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H301]-[.I301]" office:value-type="float" office:value="0" calcext:value-type="float">
            <text:p>0</text:p>
          </table:table-cell>
          <table:table-cell table:style-name="ce139" office:value-type="float" office:value="13.7132" calcext:value-type="float">
            <text:p>13.7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13-normalized-matrix_5x3_2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H302]-[.I302]" office:value-type="float" office:value="13" calcext:value-type="float">
            <text:p>13</text:p>
          </table:table-cell>
          <table:table-cell table:style-name="ce139" office:value-type="float" office:value="3521.1" calcext:value-type="float">
            <text:p>3521.10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184-normalized-circ10_3.opb</text:p>
          </table:table-cell>
          <table:table-cell office:value-type="string" calcext:value-type="string">
            <text:p>Some_solution_found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office:value-type="float" office:value="342" calcext:value-type="float">
            <text:p>342</text:p>
          </table:table-cell>
          <table:table-cell table:formula="of:=[.H303]-[.I303]" office:value-type="float" office:value="334" calcext:value-type="float">
            <text:p>334</text:p>
          </table:table-cell>
          <table:table-cell table:style-name="ce139" office:value-type="float" office:value="2693.73" calcext:value-type="float">
            <text:p>2693.73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393-normalized-matrix_5x3_7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[.H304]-[.I304]" office:value-type="float" office:value="15" calcext:value-type="float">
            <text:p>15</text:p>
          </table:table-cell>
          <table:table-cell table:style-name="ce139" office:value-type="float" office:value="2292.74" calcext:value-type="float">
            <text:p>2292.74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23-normalized-787.cudf.trendy.opb</text:p>
          </table:table-cell>
          <table:table-cell office:value-type="string" calcext:value-type="string">
            <text:p>Optimum_foun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table:formula="of:=[.H305]-[.I305]" office:value-type="float" office:value="7" calcext:value-type="float">
            <text:p>7</text:p>
          </table:table-cell>
          <table:table-cell table:style-name="ce138" office:value-type="float" office:value="0.000514" calcext:value-type="float">
            <text:p>0.001</text:p>
          </table:table-cell>
          <table:table-cell table:number-columns-repeated="1012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354-normalized-mul_8_9_shg.opb</text:p>
          </table:table-cell>
          <table:table-cell office:value-type="string" calcext:value-type="string">
            <text:p>Some_solution_found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formula="of:=[.H306]-[.I306]" office:value-type="float" office:value="68" calcext:value-type="float">
            <text:p>68</text:p>
          </table:table-cell>
          <table:table-cell table:style-name="ce139" office:value-type="float" office:value="74.599" calcext:value-type="float">
            <text:p>74.60</text:p>
          </table:table-cell>
          <table:table-cell table:number-columns-repeated="1012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97-normalized-fx84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9.87" calcext:value-type="float">
            <text:p>9.8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H307]-[.I307]" office:value-type="float" office:value="0" calcext:value-type="float">
            <text:p>0</text:p>
          </table:table-cell>
          <table:table-cell table:style-name="ce139" office:value-type="float" office:value="9.86281" calcext:value-type="float">
            <text:p>9.86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300-normalized-fx92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H308]-[.I308]" office:value-type="float" office:value="0" calcext:value-type="float">
            <text:p>0</text:p>
          </table:table-cell>
          <table:table-cell table:style-name="ce139" office:value-type="float" office:value="12.0111" calcext:value-type="float">
            <text:p>12.01</text:p>
          </table:table-cell>
          <table:table-cell table:number-columns-repeated="1012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47-normalized-lo_6x6_003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9" calcext:value-type="float">
            <text:p>19</text:p>
          </table:table-cell>
          <table:table-cell table:formula="of:=[.H309]-[.I309]" office:value-type="float" office:value="0" calcext:value-type="float">
            <text:p>0</text:p>
          </table:table-cell>
          <table:table-cell table:style-name="ce138" office:value-type="float" office:value="0.000192" calcext:value-type="float">
            <text:p>0.000</text:p>
          </table:table-cell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281-normalized-lo_6x6_001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7" calcext:value-type="float">
            <text:p>17</text:p>
          </table:table-cell>
          <table:table-cell table:formula="of:=[.H310]-[.I310]" office:value-type="float" office:value="0" calcext:value-type="float">
            <text:p>0</text:p>
          </table:table-cell>
          <table:table-cell table:style-name="ce138" office:value-type="float" office:value="0.000196" calcext:value-type="float">
            <text:p>0.000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32-normalized-single-obj-f27-DC2Loss.seq-A-2-1-irabcde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7472" calcext:value-type="float">
            <text:p>737472</text:p>
          </table:table-cell>
          <table:table-cell office:value-type="float" office:value="659456" calcext:value-type="float">
            <text:p>659456</text:p>
          </table:table-cell>
          <table:table-cell office:value-type="float" office:value="770240" calcext:value-type="float">
            <text:p>770240</text:p>
          </table:table-cell>
          <table:table-cell table:formula="of:=[.H311]-[.I311]" office:value-type="float" office:value="78016" calcext:value-type="float">
            <text:p>78016</text:p>
          </table:table-cell>
          <table:table-cell table:style-name="ce138" office:value-type="float" office:value="0.000627" calcext:value-type="float">
            <text:p>0.001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375-normalized-lo_12x12_009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formula="of:=[.H312]-[.I312]" office:value-type="float" office:value="59" calcext:value-type="float">
            <text:p>59</text:p>
          </table:table-cell>
          <table:table-cell table:style-name="ce138" office:value-type="float" office:value="0.001481" calcext:value-type="float">
            <text:p>0.001</text:p>
          </table:table-cell>
          <table:table-cell table:number-columns-repeated="1012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384-normalized-5_10.opb</text:p>
          </table:table-cell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51" calcext:value-type="float">
            <text:p>3951</text:p>
          </table:table-cell>
          <table:table-cell office:value-type="float" office:value="1376" calcext:value-type="float">
            <text:p>1376</text:p>
          </table:table-cell>
          <table:table-cell office:value-type="float" office:value="3996" calcext:value-type="float">
            <text:p>3996</text:p>
          </table:table-cell>
          <table:table-cell table:formula="of:=[.H313]-[.I313]" office:value-type="float" office:value="2575" calcext:value-type="float">
            <text:p>2575</text:p>
          </table:table-cell>
          <table:table-cell table:style-name="ce138" office:value-type="float" office:value="0.002061" calcext:value-type="float">
            <text:p>0.002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182-normalized-g7x7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H314]-[.I314]" office:value-type="float" office:value="2" calcext:value-type="float">
            <text:p>2</text:p>
          </table:table-cell>
          <table:table-cell table:style-name="ce138" office:value-type="float" office:value="0.002245" calcext:value-type="float">
            <text:p>0.002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223-normalized-1094.cudf.trendy.opb</text:p>
          </table:table-cell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90" calcext:value-type="float">
            <text:p>25090</text:p>
          </table:table-cell>
          <table:table-cell office:value-type="float" office:value="25066" calcext:value-type="float">
            <text:p>25066</text:p>
          </table:table-cell>
          <table:table-cell office:value-type="float" office:value="50054" calcext:value-type="float">
            <text:p>50054</text:p>
          </table:table-cell>
          <table:table-cell table:formula="of:=[.H315]-[.I315]" office:value-type="float" office:value="24" calcext:value-type="float">
            <text:p>24</text:p>
          </table:table-cell>
          <table:table-cell table:style-name="ce138" office:value-type="float" office:value="0.002325" calcext:value-type="float">
            <text:p>0.002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318-normalized-1037.cudf.trendy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573" calcext:value-type="float">
            <text:p>51573</text:p>
          </table:table-cell>
          <table:table-cell office:value-type="float" office:value="51565" calcext:value-type="float">
            <text:p>51565</text:p>
          </table:table-cell>
          <table:table-cell office:value-type="float" office:value="68734" calcext:value-type="float">
            <text:p>68734</text:p>
          </table:table-cell>
          <table:table-cell table:formula="of:=[.H316]-[.I316]" office:value-type="float" office:value="8" calcext:value-type="float">
            <text:p>8</text:p>
          </table:table-cell>
          <table:table-cell table:style-name="ce138" office:value-type="float" office:value="0.002604" calcext:value-type="float">
            <text:p>0.003</text:p>
          </table:table-cell>
          <table:table-cell table:number-columns-repeated="1012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93-normalized-ss97-6.opb</text:p>
          </table:table-cell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table:formula="of:=[.H317]-[.I317]" office:value-type="float" office:value="0" calcext:value-type="float">
            <text:p>0</text:p>
          </table:table-cell>
          <table:table-cell table:style-name="ce138" office:value-type="float" office:value="0.003009" calcext:value-type="float">
            <text:p>0.003</text:p>
          </table:table-cell>
          <table:table-cell table:number-columns-repeated="1012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431-normalized-bogr_5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H318]-[.I318]" office:value-type="float" office:value="1" calcext:value-type="float">
            <text:p>1</text:p>
          </table:table-cell>
          <table:table-cell table:style-name="ce138" office:value-type="float" office:value="0.003147" calcext:value-type="float">
            <text:p>0.00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14-normalized-fir05_area_partials.opb</text:p>
          </table:table-cell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[.H319]-[.I319]" office:value-type="float" office:value="1" calcext:value-type="float">
            <text:p>1</text:p>
          </table:table-cell>
          <table:table-cell table:style-name="ce138" office:value-type="float" office:value="0.004297" calcext:value-type="float">
            <text:p>0.004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264-normalized-7_14.opb</text:p>
          </table:table-cell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5148" calcext:value-type="float">
            <text:p>5148</text:p>
          </table:table-cell>
          <table:table-cell office:value-type="float" office:value="2544" calcext:value-type="float">
            <text:p>2544</text:p>
          </table:table-cell>
          <table:table-cell office:value-type="float" office:value="5187" calcext:value-type="float">
            <text:p>5187</text:p>
          </table:table-cell>
          <table:table-cell table:formula="of:=[.H320]-[.I320]" office:value-type="float" office:value="2604" calcext:value-type="float">
            <text:p>2604</text:p>
          </table:table-cell>
          <table:table-cell table:style-name="ce138" office:value-type="float" office:value="0.008635" calcext:value-type="float">
            <text:p>0.009</text:p>
          </table:table-cell>
          <table:table-cell table:number-columns-repeated="1012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35-normalized-bogr_6.opb</text:p>
          </table:table-cell>
          <table:table-cell office:value-type="string" calcext:value-type="string">
            <text:p>Optimum_found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H321]-[.I321]" office:value-type="float" office:value="2" calcext:value-type="float">
            <text:p>2</text:p>
          </table:table-cell>
          <table:table-cell table:style-name="ce138" office:value-type="float" office:value="0.014757" calcext:value-type="float">
            <text:p>0.015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245-normalized-ws97-5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642" calcext:value-type="float">
            <text:p>2642</text:p>
          </table:table-cell>
          <table:table-cell office:value-type="float" office:value="2742" calcext:value-type="float">
            <text:p>2742</text:p>
          </table:table-cell>
          <table:table-cell table:formula="of:=[.H322]-[.I322]" office:value-type="float" office:value="0" calcext:value-type="float">
            <text:p>0</text:p>
          </table:table-cell>
          <table:table-cell table:style-name="ce139" office:value-type="float" office:value="0.022131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267-normalized-aries-da_network_50_2__8_45__8.opb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45008" calcext:value-type="float">
            <text:p>45008</text:p>
          </table:table-cell>
          <table:table-cell office:value-type="float" office:value="10131" calcext:value-type="float">
            <text:p>10131</text:p>
          </table:table-cell>
          <table:table-cell office:value-type="float" office:value="115867" calcext:value-type="float">
            <text:p>115867</text:p>
          </table:table-cell>
          <table:table-cell table:formula="of:=[.H323]-[.I323]" office:value-type="float" office:value="34877" calcext:value-type="float">
            <text:p>34877</text:p>
          </table:table-cell>
          <table:table-cell table:style-name="ce139" office:value-type="float" office:value="0.06541" calcext:value-type="float">
            <text:p>0.07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3-normalized-fout.r.opb</text:p>
          </table:table-cell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office:value-type="float" office:value="0.96" calcext:value-type="float">
            <text:p>0.9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formula="of:=[.H324]-[.I324]" office:value-type="float" office:value="2" calcext:value-type="float">
            <text:p>2</text:p>
          </table:table-cell>
          <table:table-cell table:style-name="ce139" office:value-type="float" office:value="0.928899" calcext:value-type="float">
            <text:p>0.93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270-Init-x1-i4_pp_92_merged.opb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table:formula="of:=[.H325]-[.I325]" office:value-type="float" office:value="1" calcext:value-type="float">
            <text:p>1</text:p>
          </table:table-cell>
          <table:table-cell table:style-name="ce139" office:value-type="float" office:value="0.957399" calcext:value-type="float">
            <text:p>0.96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276-normalized-kjumpingcube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21" calcext:value-type="float">
            <text:p>21</text:p>
          </table:table-cell>
          <table:table-cell office:value-type="float" office:value="2.21" calcext:value-type="float">
            <text:p>2.21</text:p>
          </table:table-cell>
          <table:table-cell office:value-type="float" office:value="30" calcext:value-type="float">
            <text:p>30</text:p>
          </table:table-cell>
          <table:table-cell office:value-type="float" office:value="141778" calcext:value-type="float">
            <text:p>141778</text:p>
          </table:table-cell>
          <table:table-cell office:value-type="float" office:value="128896" calcext:value-type="float">
            <text:p>128896</text:p>
          </table:table-cell>
          <table:table-cell office:value-type="float" office:value="141787" calcext:value-type="float">
            <text:p>141787</text:p>
          </table:table-cell>
          <table:table-cell table:formula="of:=[.H326]-[.I326]" office:value-type="float" office:value="12882" calcext:value-type="float">
            <text:p>12882</text:p>
          </table:table-cell>
          <table:table-cell office:value-type="float" office:value="2.15589" calcext:value-type="float">
            <text:p>2.2</text:p>
          </table:table-cell>
          <table:table-cell table:number-columns-repeated="1012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353-Init-x1-i3_pp_87_merged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9.03" calcext:value-type="float">
            <text:p>9.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table:formula="of:=[.H327]-[.I327]" office:value-type="float" office:value="0" calcext:value-type="float">
            <text:p>0</text:p>
          </table:table-cell>
          <table:table-cell office:value-type="float" office:value="9.01789" calcext:value-type="float">
            <text:p>9.0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193-normalized-hw64-vm25p-opt.opb.negationfix.opb</text:p>
          </table:table-cell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10.56" calcext:value-type="float">
            <text:p>10.5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H328]-[.I328]" office:value-type="float" office:value="1" calcext:value-type="float">
            <text:p>1</text:p>
          </table:table-cell>
          <table:table-cell office:value-type="float" office:value="10.5581" calcext:value-type="float">
            <text:p>10.6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239-normalized-hw32-vm75p-opt.opb.negationfix.opb</text:p>
          </table:table-cell>
          <table:table-cell office:value-type="string" calcext:value-type="string">
            <text:p>Optimum_found</text:p>
          </table:table-cell>
          <table:table-cell office:value-type="float" office:value="5" calcext:value-type="float">
            <text:p>5</text:p>
          </table:table-cell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H329]-[.I329]" office:value-type="float" office:value="1" calcext:value-type="float">
            <text:p>1</text:p>
          </table:table-cell>
          <table:table-cell office:value-type="float" office:value="20.3934" calcext:value-type="float">
            <text:p>20.4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57-Init-x2-i5_pp_93.opb</text:p>
          </table:table-cell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147.65" calcext:value-type="float">
            <text:p>147.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752" calcext:value-type="float">
            <text:p>752</text:p>
          </table:table-cell>
          <table:table-cell table:formula="of:=[.H330]-[.I330]" office:value-type="float" office:value="0" calcext:value-type="float">
            <text:p>0</text:p>
          </table:table-cell>
          <table:table-cell office:value-type="float" office:value="147.617" calcext:value-type="float">
            <text:p>147.6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398-normalized-ped2.G.recomb10-0.20-13.opb</text:p>
          </table:table-cell>
          <table:table-cell office:value-type="string" calcext:value-type="string">
            <text:p>Some_solution_found</text:p>
          </table:table-cell>
          <table:table-cell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1" calcext:value-type="float">
            <text:p>1</text:p>
          </table:table-cell>
          <table:table-cell office:value-type="float" office:value="178551" calcext:value-type="float">
            <text:p>178551</text:p>
          </table:table-cell>
          <table:table-cell office:value-type="float" office:value="1748" calcext:value-type="float">
            <text:p>1748</text:p>
          </table:table-cell>
          <table:table-cell office:value-type="float" office:value="219192" calcext:value-type="float">
            <text:p>219192</text:p>
          </table:table-cell>
          <table:table-cell table:formula="of:=[.H331]-[.I331]" office:value-type="float" office:value="176803" calcext:value-type="float">
            <text:p>176803</text:p>
          </table:table-cell>
          <table:table-cell office:value-type="float" office:value="164.065" calcext:value-type="float">
            <text:p>164.1</text:p>
          </table:table-cell>
          <table:table-cell table:number-columns-repeated="1012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77-normalized-aries-da_network_3000_5__126_2812.opb</text:p>
          </table:table-cell>
          <table:table-cell office:value-type="string" calcext:value-type="string">
            <text:p>Optimum_found</text:p>
          </table:table-cell>
          <table:table-cell office:value-type="float" office:value="27" calcext:value-type="float">
            <text:p>27</text:p>
          </table:table-cell>
          <table:table-cell office:value-type="float" office:value="182.11" calcext:value-type="float">
            <text:p>182.11</text:p>
          </table:table-cell>
          <table:table-cell office:value-type="float" office:value="3" calcext:value-type="float">
            <text:p>3</text:p>
          </table:table-cell>
          <table:table-cell office:value-type="float" office:value="60720" calcext:value-type="float">
            <text:p>60720</text:p>
          </table:table-cell>
          <table:table-cell office:value-type="float" office:value="24808" calcext:value-type="float">
            <text:p>24808</text:p>
          </table:table-cell>
          <table:table-cell office:value-type="float" office:value="72050" calcext:value-type="float">
            <text:p>72050</text:p>
          </table:table-cell>
          <table:table-cell table:formula="of:=[.H332]-[.I332]" office:value-type="float" office:value="35912" calcext:value-type="float">
            <text:p>35912</text:p>
          </table:table-cell>
          <table:table-cell office:value-type="float" office:value="181.593" calcext:value-type="float">
            <text:p>181.6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370-normalized-lp4l.opb</text:p>
          </table:table-cell>
          <table:table-cell office:value-type="string" calcext:value-type="string">
            <text:p>Optimum_found</text:p>
          </table:table-cell>
          <table:table-cell office:value-type="float" office:value="72" calcext:value-type="float">
            <text:p>72</text:p>
          </table:table-cell>
          <table:table-cell office:value-type="float" office:value="217.35" calcext:value-type="float">
            <text:p>217.35</text:p>
          </table:table-cell>
          <table:table-cell office:value-type="float" office:value="20" calcext:value-type="float">
            <text:p>20</text:p>
          </table:table-cell>
          <table:table-cell office:value-type="float" office:value="2967" calcext:value-type="float">
            <text:p>2967</text:p>
          </table:table-cell>
          <table:table-cell office:value-type="float" office:value="2391" calcext:value-type="float">
            <text:p>2391</text:p>
          </table:table-cell>
          <table:table-cell office:value-type="float" office:value="2968" calcext:value-type="float">
            <text:p>2968</text:p>
          </table:table-cell>
          <table:table-cell table:formula="of:=[.H333]-[.I333]" office:value-type="float" office:value="576" calcext:value-type="float">
            <text:p>576</text:p>
          </table:table-cell>
          <table:table-cell office:value-type="float" office:value="217.237" calcext:value-type="float">
            <text:p>217.2</text:p>
          </table:table-cell>
          <table:table-cell table:number-columns-repeated="1012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471-normalized-ped2.G.recomb10-0.20-12.opb</text:p>
          </table:table-cell>
          <table:table-cell office:value-type="string" calcext:value-type="string">
            <text:p>Some_solution_found</text:p>
          </table:table-cell>
          <table:table-cell office:value-type="float" office:value="12" calcext:value-type="float">
            <text:p>1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3" calcext:value-type="float">
            <text:p>3</text:p>
          </table:table-cell>
          <table:table-cell office:value-type="float" office:value="225002" calcext:value-type="float">
            <text:p>225002</text:p>
          </table:table-cell>
          <table:table-cell office:value-type="float" office:value="1749" calcext:value-type="float">
            <text:p>1749</text:p>
          </table:table-cell>
          <table:table-cell office:value-type="float" office:value="232609" calcext:value-type="float">
            <text:p>232609</text:p>
          </table:table-cell>
          <table:table-cell table:formula="of:=[.H334]-[.I334]" office:value-type="float" office:value="223253" calcext:value-type="float">
            <text:p>223253</text:p>
          </table:table-cell>
          <table:table-cell office:value-type="float" office:value="369.347" calcext:value-type="float">
            <text:p>369.3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40-normalized-hw64-vm75p-opt.opb.negationfix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[.H335]-[.I335]" office:value-type="float" office:value="2" calcext:value-type="float">
            <text:p>2</text:p>
          </table:table-cell>
          <table:table-cell office:value-type="float" office:value="581.881" calcext:value-type="float">
            <text:p>581.9</text:p>
          </table:table-cell>
          <table:table-cell table:number-columns-repeated="1012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46-normalized-mspp16.opb</text:p>
          </table:table-cell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665.57" calcext:value-type="float">
            <text:p>665.5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[.H336]-[.I336]" office:value-type="float" office:value="2" calcext:value-type="float">
            <text:p>2</text:p>
          </table:table-cell>
          <table:table-cell office:value-type="float" office:value="662.413" calcext:value-type="float">
            <text:p>662.4</text:p>
          </table:table-cell>
          <table:table-cell table:number-columns-repeated="1012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342-normalized-addm4.r.opb</text:p>
          </table:table-cell>
          <table:table-cell office:value-type="string" calcext:value-type="string">
            <text:p>Some_solution_found</text:p>
          </table:table-cell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 office:value-type="float" office:value="124" calcext:value-type="float">
            <text:p>124</text:p>
          </table:table-cell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formula="of:=[.H337]-[.I337]" office:value-type="float" office:value="39" calcext:value-type="float">
            <text:p>39</text:p>
          </table:table-cell>
          <table:table-cell office:value-type="float" office:value="765.691" calcext:value-type="float">
            <text:p>765.7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31-normalized-neos-631710.opb</text:p>
          </table:table-cell>
          <table:table-cell office:value-type="string" calcext:value-type="string">
            <text:p>Some_solution_found</text:p>
          </table:table-cell>
          <table:table-cell office:value-type="float" office:value="31" calcext:value-type="float">
            <text:p>31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table:formula="of:=[.H338]-[.I338]" office:value-type="float" office:value="101" calcext:value-type="float">
            <text:p>101</text:p>
          </table:table-cell>
          <table:table-cell office:value-type="float" office:value="783.863" calcext:value-type="float">
            <text:p>783.9</text:p>
          </table:table-cell>
          <table:table-cell table:number-columns-repeated="1012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64-normalized-hw128-vm25p-opt.opb.negationfix.opb</text:p>
          </table:table-cell>
          <table:table-cell office:value-type="string" calcext:value-type="string">
            <text:p>Some_solution_found</text:p>
          </table:table-cell>
          <table:table-cell office:value-type="float" office:value="18" calcext:value-type="float">
            <text:p>18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[.H339]-[.I339]" office:value-type="float" office:value="1" calcext:value-type="float">
            <text:p>1</text:p>
          </table:table-cell>
          <table:table-cell office:value-type="float" office:value="1073.84" calcext:value-type="float">
            <text:p>1073.8</text:p>
          </table:table-cell>
          <table:table-cell table:number-columns-repeated="1012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62-normalized-ped3.F.recomb10-0.20-11.opb</text:p>
          </table:table-cell>
          <table:table-cell office:value-type="string" calcext:value-type="string">
            <text:p>Some_solution_found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2" calcext:value-type="float">
            <text:p>2</text:p>
          </table:table-cell>
          <table:table-cell office:value-type="float" office:value="36214" calcext:value-type="float">
            <text:p>36214</text:p>
          </table:table-cell>
          <table:table-cell office:value-type="float" office:value="684" calcext:value-type="float">
            <text:p>684</text:p>
          </table:table-cell>
          <table:table-cell office:value-type="float" office:value="36588" calcext:value-type="float">
            <text:p>36588</text:p>
          </table:table-cell>
          <table:table-cell table:formula="of:=[.H340]-[.I340]" office:value-type="float" office:value="35530" calcext:value-type="float">
            <text:p>35530</text:p>
          </table:table-cell>
          <table:table-cell office:value-type="float" office:value="1086.5" calcext:value-type="float">
            <text:p>1086.5</text:p>
          </table:table-cell>
          <table:table-cell table:number-columns-repeated="1012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85-normalized-pdc.r.opb</text:p>
          </table:table-cell>
          <table:table-cell office:value-type="string" calcext:value-type="string">
            <text:p>Some_solution_found</text:p>
          </table:table-cell>
          <table:table-cell office:value-type="float" office:value="5" calcext:value-type="float">
            <text:p>5</text:p>
          </table:table-cell>
          <table:table-cell office:value-type="float" office:value="3605.65" calcext:value-type="float">
            <text:p>3605.65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138" calcext:value-type="float">
            <text:p>138</text:p>
          </table:table-cell>
          <table:table-cell table:formula="of:=[.H341]-[.I341]" office:value-type="float" office:value="108" calcext:value-type="float">
            <text:p>108</text:p>
          </table:table-cell>
          <table:table-cell office:value-type="float" office:value="1091.91" calcext:value-type="float">
            <text:p>1091.9</text:p>
          </table:table-cell>
          <table:table-cell table:number-columns-repeated="1012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458-normalized-bogr_14.opb</text:p>
          </table:table-cell>
          <table:table-cell office:value-type="string" calcext:value-type="string">
            <text:p>Some_solution_found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table:formula="of:=[.H342]-[.I342]" office:value-type="float" office:value="62" calcext:value-type="float">
            <text:p>62</text:p>
          </table:table-cell>
          <table:table-cell office:value-type="float" office:value="1109.64" calcext:value-type="float">
            <text:p>1109.6</text:p>
          </table:table-cell>
          <table:table-cell table:number-columns-repeated="1012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391-normalized-mps-v2-20-10-nw04.opb</text:p>
          </table:table-cell>
          <table:table-cell office:value-type="string" calcext:value-type="string">
            <text:p>Some_solution_found</text:p>
          </table:table-cell>
          <table:table-cell office:value-type="float" office:value="13" calcext:value-type="float">
            <text:p>13</text:p>
          </table:table-cell>
          <table:table-cell office:value-type="float" office:value="3611.64" calcext:value-type="float">
            <text:p>3611.64</text:p>
          </table:table-cell>
          <table:table-cell office:value-type="float" office:value="7" calcext:value-type="float">
            <text:p>7</text:p>
          </table:table-cell>
          <table:table-cell office:value-type="float" office:value="9649" calcext:value-type="float">
            <text:p>9649</text:p>
          </table:table-cell>
          <table:table-cell office:value-type="float" office:value="5491" calcext:value-type="float">
            <text:p>5491</text:p>
          </table:table-cell>
          <table:table-cell office:value-type="float" office:value="9658" calcext:value-type="float">
            <text:p>9658</text:p>
          </table:table-cell>
          <table:table-cell table:formula="of:=[.H343]-[.I343]" office:value-type="float" office:value="4158" calcext:value-type="float">
            <text:p>4158</text:p>
          </table:table-cell>
          <table:table-cell office:value-type="float" office:value="1642.64" calcext:value-type="float">
            <text:p>1642.6</text:p>
          </table:table-cell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392-normalized-ex1010-pi.opb</text:p>
          </table:table-cell>
          <table:table-cell office:value-type="string" calcext:value-type="string">
            <text:p>Some_solution_found</text:p>
          </table:table-cell>
          <table:table-cell office:value-type="float" office:value="52" calcext:value-type="float">
            <text:p>5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64" calcext:value-type="float">
            <text:p>64</text:p>
          </table:table-cell>
          <table:table-cell office:value-type="float" office:value="451" calcext:value-type="float">
            <text:p>451</text:p>
          </table:table-cell>
          <table:table-cell office:value-type="float" office:value="78" calcext:value-type="float">
            <text:p>78</text:p>
          </table:table-cell>
          <table:table-cell office:value-type="float" office:value="452" calcext:value-type="float">
            <text:p>452</text:p>
          </table:table-cell>
          <table:table-cell table:formula="of:=[.H344]-[.I344]" office:value-type="float" office:value="373" calcext:value-type="float">
            <text:p>373</text:p>
          </table:table-cell>
          <table:table-cell office:value-type="float" office:value="1653.61" calcext:value-type="float">
            <text:p>1653.6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278-normalized-mps-v2-20-10-mod008.opb</text:p>
          </table:table-cell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61" calcext:value-type="float">
            <text:p>61</text:p>
          </table:table-cell>
          <table:table-cell office:value-type="float" office:value="308" calcext:value-type="float">
            <text:p>308</text:p>
          </table:table-cell>
          <table:table-cell table:formula="of:=[.H345]-[.I345]" office:value-type="float" office:value="246" calcext:value-type="float">
            <text:p>246</text:p>
          </table:table-cell>
          <table:table-cell office:value-type="float" office:value="1659.93" calcext:value-type="float">
            <text:p>1659.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1-normalized-fir09_trarea_ac.opb</text:p>
          </table:table-cell>
          <table:table-cell office:value-type="string" calcext:value-type="string">
            <text:p>Some_solution_found</text:p>
          </table:table-cell>
          <table:table-cell office:value-type="float" office:value="37" calcext:value-type="float">
            <text:p>37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56463" calcext:value-type="float">
            <text:p>56463</text:p>
          </table:table-cell>
          <table:table-cell office:value-type="float" office:value="4308" calcext:value-type="float">
            <text:p>4308</text:p>
          </table:table-cell>
          <table:table-cell office:value-type="float" office:value="56853" calcext:value-type="float">
            <text:p>56853</text:p>
          </table:table-cell>
          <table:table-cell table:formula="of:=[.H346]-[.I346]" office:value-type="float" office:value="52155" calcext:value-type="float">
            <text:p>52155</text:p>
          </table:table-cell>
          <table:table-cell office:value-type="float" office:value="1894.92" calcext:value-type="float">
            <text:p>1894.9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144-normalized-vtxcov_v2000_e4000_6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office:value-type="float" office:value="374" calcext:value-type="float">
            <text:p>374</text:p>
          </table:table-cell>
          <table:table-cell office:value-type="float" office:value="1158" calcext:value-type="float">
            <text:p>1158</text:p>
          </table:table-cell>
          <table:table-cell office:value-type="float" office:value="444" calcext:value-type="float">
            <text:p>444</text:p>
          </table:table-cell>
          <table:table-cell office:value-type="float" office:value="1159" calcext:value-type="float">
            <text:p>1159</text:p>
          </table:table-cell>
          <table:table-cell table:formula="of:=[.H347]-[.I347]" office:value-type="float" office:value="714" calcext:value-type="float">
            <text:p>714</text:p>
          </table:table-cell>
          <table:table-cell office:value-type="float" office:value="1980.19" calcext:value-type="float">
            <text:p>1980.2</text:p>
          </table:table-cell>
          <table:table-cell table:number-columns-repeated="1012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48-normalized-bench1.r.opb</text:p>
          </table:table-cell>
          <table:table-cell office:value-type="string" calcext:value-type="string">
            <text:p>Some_solution_found</text:p>
          </table:table-cell>
          <table:table-cell office:value-type="float" office:value="20" calcext:value-type="float">
            <text:p>20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71" calcext:value-type="float">
            <text:p>71</text:p>
          </table:table-cell>
          <table:table-cell office:value-type="float" office:value="153" calcext:value-type="float">
            <text:p>153</text:p>
          </table:table-cell>
          <table:table-cell table:formula="of:=[.H348]-[.I348]" office:value-type="float" office:value="81" calcext:value-type="float">
            <text:p>81</text:p>
          </table:table-cell>
          <table:table-cell office:value-type="float" office:value="2348.7" calcext:value-type="float">
            <text:p>2348.7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236-normalized-mps-v2-20-10-core4284-1064.opb</text:p>
          </table:table-cell>
          <table:table-cell office:value-type="string" calcext:value-type="string">
            <text:p>Some_solution_found</text:p>
          </table:table-cell>
          <table:table-cell office:value-type="float" office:value="19" calcext:value-type="float">
            <text:p>19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12" calcext:value-type="float">
            <text:p>12</text:p>
          </table:table-cell>
          <table:table-cell office:value-type="float" office:value="1574" calcext:value-type="float">
            <text:p>1574</text:p>
          </table:table-cell>
          <table:table-cell office:value-type="float" office:value="59" calcext:value-type="float">
            <text:p>59</text:p>
          </table:table-cell>
          <table:table-cell office:value-type="float" office:value="1575" calcext:value-type="float">
            <text:p>1575</text:p>
          </table:table-cell>
          <table:table-cell table:formula="of:=[.H349]-[.I349]" office:value-type="float" office:value="1515" calcext:value-type="float">
            <text:p>1515</text:p>
          </table:table-cell>
          <table:table-cell office:value-type="float" office:value="2464.01" calcext:value-type="float">
            <text:p>2464.0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257-normalized-ex1010.pi.opb</text:p>
          </table:table-cell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  <table:table-cell office:value-type="float" office:value="46" calcext:value-type="float">
            <text:p>46</text:p>
          </table:table-cell>
          <table:table-cell office:value-type="float" office:value="409" calcext:value-type="float">
            <text:p>409</text:p>
          </table:table-cell>
          <table:table-cell table:formula="of:=[.H350]-[.I350]" office:value-type="float" office:value="362" calcext:value-type="float">
            <text:p>362</text:p>
          </table:table-cell>
          <table:table-cell office:value-type="float" office:value="2515.49" calcext:value-type="float">
            <text:p>2515.5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266-normalized-vtxcov_v2000_e4000_5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30" calcext:value-type="float">
            <text:p>30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451" calcext:value-type="float">
            <text:p>451</text:p>
          </table:table-cell>
          <table:table-cell office:value-type="float" office:value="1137" calcext:value-type="float">
            <text:p>1137</text:p>
          </table:table-cell>
          <table:table-cell office:value-type="float" office:value="482" calcext:value-type="float">
            <text:p>482</text:p>
          </table:table-cell>
          <table:table-cell office:value-type="float" office:value="1138" calcext:value-type="float">
            <text:p>1138</text:p>
          </table:table-cell>
          <table:table-cell table:formula="of:=[.H351]-[.I351]" office:value-type="float" office:value="655" calcext:value-type="float">
            <text:p>655</text:p>
          </table:table-cell>
          <table:table-cell office:value-type="float" office:value="2638.01" calcext:value-type="float">
            <text:p>2638.0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225-normalized-data10_3.opb</text:p>
          </table:table-cell>
          <table:table-cell office:value-type="string" calcext:value-type="string">
            <text:p>Some_solution_found</text:p>
          </table:table-cell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 office:value-type="float" office:value="13" calcext:value-type="float">
            <text:p>13</text:p>
          </table:table-cell>
          <table:table-cell office:value-type="float" office:value="78034" calcext:value-type="float">
            <text:p>78034</text:p>
          </table:table-cell>
          <table:table-cell office:value-type="float" office:value="3577" calcext:value-type="float">
            <text:p>3577</text:p>
          </table:table-cell>
          <table:table-cell office:value-type="float" office:value="78382" calcext:value-type="float">
            <text:p>78382</text:p>
          </table:table-cell>
          <table:table-cell table:formula="of:=[.H352]-[.I352]" office:value-type="float" office:value="74457" calcext:value-type="float">
            <text:p>74457</text:p>
          </table:table-cell>
          <table:table-cell office:value-type="float" office:value="2682.98" calcext:value-type="float">
            <text:p>2683.0</text:p>
          </table:table-cell>
          <table:table-cell table:number-columns-repeated="1012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462-normalized-ped3.G.recomb10-0.01-1.opb</text:p>
          </table:table-cell>
          <table:table-cell office:value-type="string" calcext:value-type="string">
            <text:p>Some_solution_found</text:p>
          </table:table-cell>
          <table:table-cell office:value-type="float" office:value="17" calcext:value-type="float">
            <text:p>17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5" calcext:value-type="float">
            <text:p>5</text:p>
          </table:table-cell>
          <table:table-cell office:value-type="float" office:value="29073" calcext:value-type="float">
            <text:p>29073</text:p>
          </table:table-cell>
          <table:table-cell office:value-type="float" office:value="1029" calcext:value-type="float">
            <text:p>1029</text:p>
          </table:table-cell>
          <table:table-cell office:value-type="float" office:value="29414" calcext:value-type="float">
            <text:p>29414</text:p>
          </table:table-cell>
          <table:table-cell table:formula="of:=[.H353]-[.I353]" office:value-type="float" office:value="28044" calcext:value-type="float">
            <text:p>28044</text:p>
          </table:table-cell>
          <table:table-cell office:value-type="float" office:value="2700.69" calcext:value-type="float">
            <text:p>2700.7</text:p>
          </table:table-cell>
          <table:table-cell table:number-columns-repeated="1012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455-normalized-ped2.G.recomb5-0.10-9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1" calcext:value-type="float">
            <text:p>1</text:p>
          </table:table-cell>
          <table:table-cell office:value-type="float" office:value="139548" calcext:value-type="float">
            <text:p>139548</text:p>
          </table:table-cell>
          <table:table-cell office:value-type="float" office:value="587" calcext:value-type="float">
            <text:p>587</text:p>
          </table:table-cell>
          <table:table-cell office:value-type="float" office:value="145357" calcext:value-type="float">
            <text:p>145357</text:p>
          </table:table-cell>
          <table:table-cell table:formula="of:=[.H354]-[.I354]" office:value-type="float" office:value="138961" calcext:value-type="float">
            <text:p>138961</text:p>
          </table:table-cell>
          <table:table-cell office:value-type="float" office:value="2910.18" calcext:value-type="float">
            <text:p>2910.2</text:p>
          </table:table-cell>
          <table:table-cell table:number-columns-repeated="1012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332-normalized-fir10_trarea_ac.opb</text:p>
          </table:table-cell>
          <table:table-cell office:value-type="string" calcext:value-type="string">
            <text:p>Some_solution_found</text:p>
          </table:table-cell>
          <table:table-cell office:value-type="float" office:value="20" calcext:value-type="float">
            <text:p>20</text:p>
          </table:table-cell>
          <table:table-cell office:value-type="float" office:value="3600.26" calcext:value-type="float">
            <text:p>3600.26</text:p>
          </table:table-cell>
          <table:table-cell office:value-type="float" office:value="1" calcext:value-type="float">
            <text:p>1</text:p>
          </table:table-cell>
          <table:table-cell office:value-type="float" office:value="94589" calcext:value-type="float">
            <text:p>94589</text:p>
          </table:table-cell>
          <table:table-cell office:value-type="float" office:value="8580" calcext:value-type="float">
            <text:p>8580</text:p>
          </table:table-cell>
          <table:table-cell office:value-type="float" office:value="95454" calcext:value-type="float">
            <text:p>95454</text:p>
          </table:table-cell>
          <table:table-cell table:formula="of:=[.H355]-[.I355]" office:value-type="float" office:value="86009" calcext:value-type="float">
            <text:p>86009</text:p>
          </table:table-cell>
          <table:table-cell office:value-type="float" office:value="3003.78" calcext:value-type="float">
            <text:p>3003.8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338-normalized-bogr_11.opb</text:p>
          </table:table-cell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formula="of:=[.H356]-[.I356]" office:value-type="float" office:value="21" calcext:value-type="float">
            <text:p>21</text:p>
          </table:table-cell>
          <table:table-cell office:value-type="float" office:value="3032.42" calcext:value-type="float">
            <text:p>3032.4</text:p>
          </table:table-cell>
          <table:table-cell table:number-columns-repeated="1012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7-normalized-vtxcov_v2000_e4000_0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office:value-type="float" office:value="435" calcext:value-type="float">
            <text:p>435</text:p>
          </table:table-cell>
          <table:table-cell office:value-type="float" office:value="1153" calcext:value-type="float">
            <text:p>1153</text:p>
          </table:table-cell>
          <table:table-cell office:value-type="float" office:value="491" calcext:value-type="float">
            <text:p>491</text:p>
          </table:table-cell>
          <table:table-cell office:value-type="float" office:value="1154" calcext:value-type="float">
            <text:p>1154</text:p>
          </table:table-cell>
          <table:table-cell table:formula="of:=[.H357]-[.I357]" office:value-type="float" office:value="662" calcext:value-type="float">
            <text:p>662</text:p>
          </table:table-cell>
          <table:table-cell office:value-type="float" office:value="3083.15" calcext:value-type="float">
            <text:p>3083.2</text:p>
          </table:table-cell>
          <table:table-cell table:number-columns-repeated="1012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469-normalized-ws97-3.opb</text:p>
          </table:table-cell>
          <table:table-cell office:value-type="string" calcext:value-type="string">
            <text:p>Some_solution_found</text:p>
          </table:table-cell>
          <table:table-cell office:value-type="float" office:value="304" calcext:value-type="float">
            <text:p>304</text:p>
          </table:table-cell>
          <table:table-cell office:value-type="float" office:value="3600" calcext:value-type="float">
            <text:p>3600</text:p>
          </table:table-cell>
          <table:table-cell office:value-type="float" office:value="18" calcext:value-type="float">
            <text:p>18</text:p>
          </table:table-cell>
          <table:table-cell office:value-type="float" office:value="3034" calcext:value-type="float">
            <text:p>3034</text:p>
          </table:table-cell>
          <table:table-cell office:value-type="float" office:value="2500" calcext:value-type="float">
            <text:p>2500</text:p>
          </table:table-cell>
          <table:table-cell office:value-type="float" office:value="3035" calcext:value-type="float">
            <text:p>3035</text:p>
          </table:table-cell>
          <table:table-cell table:formula="of:=[.H358]-[.I358]" office:value-type="float" office:value="534" calcext:value-type="float">
            <text:p>534</text:p>
          </table:table-cell>
          <table:table-cell office:value-type="float" office:value="3120.51" calcext:value-type="float">
            <text:p>3120.5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273-normalized-ped2.G.recomb1-0.01-5.opb</text:p>
          </table:table-cell>
          <table:table-cell office:value-type="string" calcext:value-type="string">
            <text:p>Some_solution_found</text:p>
          </table:table-cell>
          <table:table-cell office:value-type="float" office:value="19" calcext:value-type="float">
            <text:p>19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3" calcext:value-type="float">
            <text:p>3</text:p>
          </table:table-cell>
          <table:table-cell office:value-type="float" office:value="18646" calcext:value-type="float">
            <text:p>18646</text:p>
          </table:table-cell>
          <table:table-cell office:value-type="float" office:value="1746" calcext:value-type="float">
            <text:p>1746</text:p>
          </table:table-cell>
          <table:table-cell office:value-type="float" office:value="23289" calcext:value-type="float">
            <text:p>23289</text:p>
          </table:table-cell>
          <table:table-cell table:formula="of:=[.H359]-[.I359]" office:value-type="float" office:value="16900" calcext:value-type="float">
            <text:p>16900</text:p>
          </table:table-cell>
          <table:table-cell office:value-type="float" office:value="3390.56" calcext:value-type="float">
            <text:p>3390.6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32-normalized-vtxcov_v2000_e4000_21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47" calcext:value-type="float">
            <text:p>47</text:p>
          </table:table-cell>
          <table:table-cell office:value-type="float" office:value="3600" calcext:value-type="float">
            <text:p>3600</text:p>
          </table:table-cell>
          <table:table-cell office:value-type="float" office:value="456" calcext:value-type="float">
            <text:p>456</text:p>
          </table:table-cell>
          <table:table-cell office:value-type="float" office:value="1141" calcext:value-type="float">
            <text:p>1141</text:p>
          </table:table-cell>
          <table:table-cell office:value-type="float" office:value="504" calcext:value-type="float">
            <text:p>504</text:p>
          </table:table-cell>
          <table:table-cell office:value-type="float" office:value="1142" calcext:value-type="float">
            <text:p>1142</text:p>
          </table:table-cell>
          <table:table-cell table:formula="of:=[.H360]-[.I360]" office:value-type="float" office:value="637" calcext:value-type="float">
            <text:p>637</text:p>
          </table:table-cell>
          <table:table-cell office:value-type="float" office:value="3415.43" calcext:value-type="float">
            <text:p>3415.4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254-normalized-fir07_trarea_ac.opb</text:p>
          </table:table-cell>
          <table:table-cell office:value-type="string" calcext:value-type="string">
            <text:p>Some_solution_found</text:p>
          </table:table-cell>
          <table:table-cell office:value-type="float" office:value="47" calcext:value-type="float">
            <text:p>47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49" calcext:value-type="float">
            <text:p>49</text:p>
          </table:table-cell>
          <table:table-cell office:value-type="float" office:value="50483" calcext:value-type="float">
            <text:p>50483</text:p>
          </table:table-cell>
          <table:table-cell office:value-type="float" office:value="35517" calcext:value-type="float">
            <text:p>35517</text:p>
          </table:table-cell>
          <table:table-cell office:value-type="float" office:value="50605" calcext:value-type="float">
            <text:p>50605</text:p>
          </table:table-cell>
          <table:table-cell table:formula="of:=[.H361]-[.I361]" office:value-type="float" office:value="14966" calcext:value-type="float">
            <text:p>14966</text:p>
          </table:table-cell>
          <table:table-cell office:value-type="float" office:value="3449.28" calcext:value-type="float">
            <text:p>3449.3</text:p>
          </table:table-cell>
          <table:table-cell table:number-columns-repeated="1012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42-normalized-neos-1109824.opb</text:p>
          </table:table-cell>
          <table:table-cell office:value-type="string" calcext:value-type="string">
            <text:p>Some_solution_found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431" calcext:value-type="float">
            <text:p>431</text:p>
          </table:table-cell>
          <table:table-cell office:value-type="float" office:value="47" calcext:value-type="float">
            <text:p>47</text:p>
          </table:table-cell>
          <table:table-cell office:value-type="float" office:value="439" calcext:value-type="float">
            <text:p>439</text:p>
          </table:table-cell>
          <table:table-cell table:formula="of:=[.H362]-[.I362]" office:value-type="float" office:value="384" calcext:value-type="float">
            <text:p>384</text:p>
          </table:table-cell>
          <table:table-cell office:value-type="float" office:value="3455.58" calcext:value-type="float">
            <text:p>3455.6</text:p>
          </table:table-cell>
          <table:table-cell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387-normalized-mps-v2-20-10-p0548.opb</text:p>
          </table:table-cell>
          <table:table-cell office:value-type="string" calcext:value-type="string">
            <text:p>Some_solution_found</text:p>
          </table:table-cell>
          <table:table-cell office:value-type="float" office:value="224" calcext:value-type="float">
            <text:p>224</text:p>
          </table:table-cell>
          <table:table-cell office:value-type="float" office:value="3600" calcext:value-type="float">
            <text:p>3600</text:p>
          </table:table-cell>
          <table:table-cell office:value-type="float" office:value="13" calcext:value-type="float">
            <text:p>13</text:p>
          </table:table-cell>
          <table:table-cell office:value-type="float" office:value="11464" calcext:value-type="float">
            <text:p>11464</text:p>
          </table:table-cell>
          <table:table-cell office:value-type="float" office:value="3717" calcext:value-type="float">
            <text:p>3717</text:p>
          </table:table-cell>
          <table:table-cell office:value-type="float" office:value="11470" calcext:value-type="float">
            <text:p>11470</text:p>
          </table:table-cell>
          <table:table-cell table:formula="of:=[.H363]-[.I363]" office:value-type="float" office:value="7747" calcext:value-type="float">
            <text:p>7747</text:p>
          </table:table-cell>
          <table:table-cell office:value-type="float" office:value="3479.47" calcext:value-type="float">
            <text:p>3479.5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305-normalized-vtxcov_v2000_e4000_12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27" calcext:value-type="float">
            <text:p>27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371" calcext:value-type="float">
            <text:p>371</text:p>
          </table:table-cell>
          <table:table-cell office:value-type="float" office:value="1145" calcext:value-type="float">
            <text:p>1145</text:p>
          </table:table-cell>
          <table:table-cell office:value-type="float" office:value="405" calcext:value-type="float">
            <text:p>405</text:p>
          </table:table-cell>
          <table:table-cell office:value-type="float" office:value="1146" calcext:value-type="float">
            <text:p>1146</text:p>
          </table:table-cell>
          <table:table-cell table:formula="of:=[.H364]-[.I364]" office:value-type="float" office:value="740" calcext:value-type="float">
            <text:p>740</text:p>
          </table:table-cell>
          <table:table-cell office:value-type="float" office:value="3522.21" calcext:value-type="float">
            <text:p>3522.2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0-normalized-vtxcov_v2000_e4000_11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float" office:value="422" calcext:value-type="float">
            <text:p>422</text:p>
          </table:table-cell>
          <table:table-cell office:value-type="float" office:value="1135" calcext:value-type="float">
            <text:p>1135</text:p>
          </table:table-cell>
          <table:table-cell office:value-type="float" office:value="457" calcext:value-type="float">
            <text:p>457</text:p>
          </table:table-cell>
          <table:table-cell office:value-type="float" office:value="1136" calcext:value-type="float">
            <text:p>1136</text:p>
          </table:table-cell>
          <table:table-cell table:formula="of:=[.H365]-[.I365]" office:value-type="float" office:value="678" calcext:value-type="float">
            <text:p>678</text:p>
          </table:table-cell>
          <table:table-cell office:value-type="float" office:value="3545.55" calcext:value-type="float">
            <text:p>3545.6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160-normalized-neos-859770.opb</text:p>
          </table:table-cell>
          <table:table-cell office:value-type="string" calcext:value-type="string">
            <text:p>Infeasible</text:p>
          </table:table-cell>
          <table:table-cell office:value-type="float" office:value="0" calcext:value-type="float">
            <text:p>0</text:p>
          </table:table-cell>
          <table:table-cell office:value-type="float" office:value="291.67" calcext:value-type="float">
            <text:p>291.6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172-normalized-1077.cudf.paranoid.opb</text:p>
          </table:table-cell>
          <table:table-cell office:value-type="string" calcext:value-type="string">
            <text:p>Infeasib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183-normalized-1336.cudf.paranoid.opb</text:p>
          </table:table-cell>
          <table:table-cell office:value-type="string" calcext:value-type="string">
            <text:p>Infeasibl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221-normalized-ns1745726.opb</text:p>
          </table:table-cell>
          <table:table-cell office:value-type="string" calcext:value-type="string">
            <text:p>Infeasible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252-normalized-658.cudf.trendy.opb</text:p>
          </table:table-cell>
          <table:table-cell office:value-type="string" calcext:value-type="string">
            <text:p>Infeasib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302-normalized-522.cudf.paranoid.opb</text:p>
          </table:table-cell>
          <table:table-cell office:value-type="string" calcext:value-type="string">
            <text:p>Infeasibl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310-normalized-market-split_4_30_2.opb</text:p>
          </table:table-cell>
          <table:table-cell office:value-type="string" calcext:value-type="string">
            <text:p>Infeasible</text:p>
          </table:table-cell>
          <table:table-cell office:value-type="float" office:value="0" calcext:value-type="float">
            <text:p>0</text:p>
          </table:table-cell>
          <table:table-cell office:value-type="float" office:value="306.02" calcext:value-type="float">
            <text:p>306.0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59-normalized-581.cudf.paranoid.opb</text:p>
          </table:table-cell>
          <table:table-cell office:value-type="string" calcext:value-type="string">
            <text:p>Infeasibl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63-normalized-rand5c0b12.cudf.paranoid.opb</text:p>
          </table:table-cell>
          <table:table-cell office:value-type="string" calcext:value-type="string">
            <text:p>Infeasibl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-normalized-market-split_5_40_2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162-normalized-linearized_pebbling_opt_layeredfan_up_r33_c65_a6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24-normalized-fx63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275-normalized-hw64-vm98p-opt.opb.negationfix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30-normalized-hw128-vm99p-opt.opb.negationfix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319-normalized-sep4.5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334-normalized-fx75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341-normalized-comppebphp_opt_pyrheightequalsnholes_50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.39" calcext:value-type="float">
            <text:p>3600.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365-normalized-fx49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401-normalized-hw32-vm99p-opt.opb.negationfix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408-normalized-aug4.5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435-normalized-fx97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476-normalized-fx30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52-normalized-hw128-vm98p-opt.opb.negationfix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80-normalized-comppebphp_opt_pyrheightequalsnholes_54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.55" calcext:value-type="float">
            <text:p>3600.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style-name="ce48"/>
          <table:table-cell table:number-columns-repeated="2"/>
          <table:table-cell table:style-name="ce48"/>
          <table:table-cell table:number-columns-repeated="1004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style-name="ce48"/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style-name="ce48"/>
          <table:table-cell table:number-columns-repeated="1007"/>
        </table:table-row>
      </table:table>
      <table:table table:name="% Lemmas with Symbolic Part" table:style-name="ta1">
        <office:forms form:automatic-focus="false" form:apply-design-mode="false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ce8"/>
        <table:table-column table:style-name="co20" table:default-cell-style-name="ce8"/>
        <table:table-column table:style-name="co1" table:number-columns-repeated="1016" table:default-cell-style-name="Default"/>
        <table:table-row table:style-name="ro1">
          <table:table-cell table:number-columns-repeated="1023"/>
        </table:table-row>
        <table:table-row table:style-name="ro2">
          <table:table-cell/>
          <table:table-cell table:style-name="ce45" office:value-type="string" calcext:value-type="string">
            <text:p>Symbolic Solver</text:p>
          </table:table-cell>
          <table:table-cell table:number-columns-repeated="1021"/>
        </table:table-row>
        <table:table-row table:style-name="ro2">
          <table:table-cell/>
          <table:table-cell table:style-name="ce45"/>
          <table:table-cell table:number-columns-repeated="1021"/>
        </table:table-row>
        <table:table-row table:style-name="ro7">
          <table:table-cell table:style-name="ce73"/>
          <table:table-cell table:style-name="ce73" office:value-type="string" calcext:value-type="string">
            <text:p>Benchmarks</text:p>
          </table:table-cell>
          <table:table-cell table:style-name="ce73" office:value-type="string" calcext:value-type="string">
            <text:p>Status</text:p>
          </table:table-cell>
          <table:table-cell table:style-name="ce96" office:value-type="string" calcext:value-type="string">
            <text:p>#Solutions</text:p>
          </table:table-cell>
          <table:table-cell table:style-name="ce121" office:value-type="string" calcext:value-type="string">
            <text:p>Time</text:p>
          </table:table-cell>
          <table:table-cell table:style-name="ce76" office:value-type="string" calcext:value-type="string">
            <text:p>Avg.% of threngthened Lemmas between Solutions</text:p>
          </table:table-cell>
          <table:table-cell table:style-name="ce76" office:value-type="string" calcext:value-type="string">
            <text:p>Avg.% of Non-symbolic Lemmas due to Saturation</text:p>
            <text:p>between Solutions</text:p>
          </table:table-cell>
          <table:table-cell table:style-name="ce73"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469-normalized-ws97-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95" calcext:value-type="float">
            <text:p>29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729" calcext:value-type="percentage">
            <text:p>97.29%</text:p>
          </table:table-cell>
          <table:table-cell table:style-name="ce77" office:value-type="percentage" office:value="0.0074" calcext:value-type="percentage">
            <text:p>0.74%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387-normalized-mps-v2-20-10-p054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26" calcext:value-type="float">
            <text:p>22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45" calcext:value-type="percentage">
            <text:p>0.4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321-normalized-BA_RDC4.dot_fibo_50null0mast_rapportOE1.0_TMAX300_K67_cod2_pbEq1_newVersion_binar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5" calcext:value-type="float">
            <text:p>165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5838" calcext:value-type="percentage">
            <text:p>58.38%</text:p>
          </table:table-cell>
          <table:table-cell table:style-name="ce77" office:value-type="percentage" office:value="0.0892" calcext:value-type="percentage">
            <text:p>8.92%</text:p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161-normalized-BA_RDC4.dot_unif_20null10mast_rapportOE2.0_TMAX180_K67_cod2_pbEq1_newVersion_product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3" calcext:value-type="float">
            <text:p>163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3718" calcext:value-type="percentage">
            <text:p>37.18%</text:p>
          </table:table-cell>
          <table:table-cell table:style-name="ce77" office:value-type="percentage" office:value="0.1838" calcext:value-type="percentage">
            <text:p>18.38%</text:p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8-normalized-BA_RDC4.dot_unif_10null10mast_rapportOE1.0_TMAX120_K67_cod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42" calcext:value-type="float">
            <text:p>142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3782" calcext:value-type="percentage">
            <text:p>37.82%</text:p>
          </table:table-cell>
          <table:table-cell table:style-name="ce77" office:value-type="percentage" office:value="0.4652" calcext:value-type="percentage">
            <text:p>46.52%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72-normalized-KE_140_005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11" calcext:value-type="float">
            <text:p>111</text:p>
          </table:table-cell>
          <table:table-cell office:value-type="float" office:value="427.15" calcext:value-type="float">
            <text:p>427.15</text:p>
          </table:table-cell>
          <table:table-cell table:style-name="ce77" office:value-type="percentage" office:value="0.9678" calcext:value-type="percentage">
            <text:p>96.78%</text:p>
          </table:table-cell>
          <table:table-cell table:style-name="ce77" office:value-type="percentage" office:value="0.0099" calcext:value-type="percentage">
            <text:p>0.99%</text:p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163-normalized-fir05_trarea_ac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06" calcext:value-type="float">
            <text:p>106</text:p>
          </table:table-cell>
          <table:table-cell office:value-type="float" office:value="64.03" calcext:value-type="float">
            <text:p>64.03</text:p>
          </table:table-cell>
          <table:table-cell table:style-name="ce77" office:value-type="percentage" office:value="0.9598" calcext:value-type="percentage">
            <text:p>95.98%</text:p>
          </table:table-cell>
          <table:table-cell table:style-name="ce77" office:value-type="percentage" office:value="0.0288" calcext:value-type="percentage">
            <text:p>2.88%</text:p>
          </table:table-cell>
          <table:table-cell table:number-columns-repeated="1016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309-normalized-ss97-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6" calcext:value-type="float">
            <text:p>106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6415" calcext:value-type="percentage">
            <text:p>64.15%</text:p>
          </table:table-cell>
          <table:table-cell table:style-name="ce77" office:value-type="percentage" office:value="0.0057" calcext:value-type="percentage">
            <text:p>0.57%</text:p>
          </table:table-cell>
          <table:table-cell table:number-columns-repeated="1016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450-normalized-KE_400_00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3" calcext:value-type="float">
            <text:p>103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75" calcext:value-type="percentage">
            <text:p>97.50%</text:p>
          </table:table-cell>
          <table:table-cell table:style-name="ce77" office:value-type="percentage" office:value="0.0001" calcext:value-type="percentage">
            <text:p>0.01%</text:p>
          </table:table-cell>
          <table:table-cell table:number-columns-repeated="101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173-normalized-KE_340_0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8" calcext:value-type="float">
            <text:p>9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782" calcext:value-type="percentage">
            <text:p>97.82%</text:p>
          </table:table-cell>
          <table:table-cell table:style-name="ce77" office:value-type="percentage" office:value="0.0002" calcext:value-type="percentage">
            <text:p>0.02%</text:p>
          </table:table-cell>
          <table:table-cell table:number-columns-repeated="1016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294-normalized-opt-market-split_8_70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1" calcext:value-type="float">
            <text:p>9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481" calcext:value-type="percentage">
            <text:p>4.81%</text:p>
          </table:table-cell>
          <table:table-cell table:style-name="ce77" office:value-type="percentage" office:value="0.0002" calcext:value-type="percentage">
            <text:p>0.02%</text:p>
          </table:table-cell>
          <table:table-cell table:number-columns-repeated="1016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411-normalized-ss97-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86" calcext:value-type="float">
            <text:p>86</text:p>
          </table:table-cell>
          <table:table-cell office:value-type="float" office:value="2.65" calcext:value-type="float">
            <text:p>2.65</text:p>
          </table:table-cell>
          <table:table-cell table:style-name="ce77" office:value-type="percentage" office:value="0.9675" calcext:value-type="percentage">
            <text:p>96.7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74-normalized-opt-market-split_8_70_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5" calcext:value-type="float">
            <text:p>8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115" calcext:value-type="percentage">
            <text:p>1.1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212-normalized-NG.dot_unif_50null10mast_rapportOE2.0_TMAX180_K192_cod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3" calcext:value-type="float">
            <text:p>83</text:p>
          </table:table-cell>
          <table:table-cell office:value-type="float" office:value="3600.05" calcext:value-type="float">
            <text:p>3600.05</text:p>
          </table:table-cell>
          <table:table-cell table:style-name="ce77" office:value-type="percentage" office:value="0.2913" calcext:value-type="percentage">
            <text:p>29.13%</text:p>
          </table:table-cell>
          <table:table-cell table:style-name="ce77" office:value-type="percentage" office:value="0.0647" calcext:value-type="percentage">
            <text:p>6.47%</text:p>
          </table:table-cell>
          <table:table-cell table:number-columns-repeated="1016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70-normalized-KE_410_00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5" calcext:value-type="float">
            <text:p>75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837" calcext:value-type="percentage">
            <text:p>98.3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188-normalized-KE_250_00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5" calcext:value-type="float">
            <text:p>7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817" calcext:value-type="percentage">
            <text:p>98.17%</text:p>
          </table:table-cell>
          <table:table-cell table:style-name="ce77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370-normalized-lp4l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72" calcext:value-type="float">
            <text:p>72</text:p>
          </table:table-cell>
          <table:table-cell office:value-type="float" office:value="217.57" calcext:value-type="float">
            <text:p>217.57</text:p>
          </table:table-cell>
          <table:table-cell table:style-name="ce77" office:value-type="percentage" office:value="0.245" calcext:value-type="percentage">
            <text:p>24.50%</text:p>
          </table:table-cell>
          <table:table-cell table:style-name="ce77" office:value-type="percentage" office:value="0.0007" calcext:value-type="percentage">
            <text:p>0.07%</text:p>
          </table:table-cell>
          <table:table-cell table:number-columns-repeated="1016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260-normalized-opt-market-split_6_50_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1" calcext:value-type="float">
            <text:p>7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527" calcext:value-type="percentage">
            <text:p>5.27%</text:p>
          </table:table-cell>
          <table:table-cell table:style-name="ce77" office:value-type="percentage" office:value="0.0004" calcext:value-type="percentage">
            <text:p>0.04%</text:p>
          </table:table-cell>
          <table:table-cell table:number-columns-repeated="1016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229-normalized-opt-market-split_7_60_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0" calcext:value-type="float">
            <text:p>60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34" calcext:value-type="percentage">
            <text:p>3.40%</text:p>
          </table:table-cell>
          <table:table-cell table:style-name="ce77" office:value-type="percentage" office:value="0.0001" calcext:value-type="percentage">
            <text:p>0.01%</text:p>
          </table:table-cell>
          <table:table-cell table:number-columns-repeated="1016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326-normalized-KE_630_00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0" calcext:value-type="float">
            <text:p>60</text:p>
          </table:table-cell>
          <table:table-cell office:value-type="float" office:value="3600.05" calcext:value-type="float">
            <text:p>3600.05</text:p>
          </table:table-cell>
          <table:table-cell table:style-name="ce77" office:value-type="percentage" office:value="0.9753" calcext:value-type="percentage">
            <text:p>97.53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165-normalized-fir04_trarea_ac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55" calcext:value-type="float">
            <text:p>55</text:p>
          </table:table-cell>
          <table:table-cell office:value-type="float" office:value="14.73" calcext:value-type="float">
            <text:p>14.73</text:p>
          </table:table-cell>
          <table:table-cell table:style-name="ce77" office:value-type="percentage" office:value="0.9659" calcext:value-type="percentage">
            <text:p>96.59%</text:p>
          </table:table-cell>
          <table:table-cell table:style-name="ce77" office:value-type="percentage" office:value="0.0034" calcext:value-type="percentage">
            <text:p>0.34%</text:p>
          </table:table-cell>
          <table:table-cell table:number-columns-repeated="1016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147-normalized-30:30:4.5:0.95: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4" calcext:value-type="float">
            <text:p>5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724" calcext:value-type="percentage">
            <text:p>97.24%</text:p>
          </table:table-cell>
          <table:table-cell table:style-name="ce77" office:value-type="percentage" office:value="0.0048" calcext:value-type="percentage">
            <text:p>0.48%</text:p>
          </table:table-cell>
          <table:table-cell table:number-columns-repeated="1016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392-normalized-ex1010-pi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2" calcext:value-type="float">
            <text:p>52</text:p>
          </table:table-cell>
          <table:table-cell office:value-type="float" office:value="3600.2" calcext:value-type="float">
            <text:p>3600.2</text:p>
          </table:table-cell>
          <table:table-cell table:style-name="ce77" office:value-type="percentage" office:value="0.9141" calcext:value-type="percentage">
            <text:p>91.41%</text:p>
          </table:table-cell>
          <table:table-cell table:style-name="ce77" office:value-type="percentage" office:value="0.0048" calcext:value-type="percentage">
            <text:p>0.48%</text:p>
          </table:table-cell>
          <table:table-cell table:number-columns-repeated="1016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262-normalized-30:70:4.5:0.95: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1" calcext:value-type="float">
            <text:p>51</text:p>
          </table:table-cell>
          <table:table-cell office:value-type="float" office:value="3600.04" calcext:value-type="float">
            <text:p>3600.04</text:p>
          </table:table-cell>
          <table:table-cell table:style-name="ce77" office:value-type="percentage" office:value="0.9756" calcext:value-type="percentage">
            <text:p>97.56%</text:p>
          </table:table-cell>
          <table:table-cell table:style-name="ce77" office:value-type="percentage" office:value="0.0039" calcext:value-type="percentage">
            <text:p>0.39%</text:p>
          </table:table-cell>
          <table:table-cell table:number-columns-repeated="1016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17-normalized-30:70:4.5:0.95:9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9" calcext:value-type="float">
            <text:p>49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685" calcext:value-type="percentage">
            <text:p>96.85%</text:p>
          </table:table-cell>
          <table:table-cell table:style-name="ce77" office:value-type="percentage" office:value="0.0024" calcext:value-type="percentage">
            <text:p>0.24%</text:p>
          </table:table-cell>
          <table:table-cell table:number-columns-repeated="1016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132-normalized-vtxcov_v2000_e4000_21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7" calcext:value-type="float">
            <text:p>4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389" calcext:value-type="percentage">
            <text:p>83.89%</text:p>
          </table:table-cell>
          <table:table-cell table:style-name="ce77" office:value-type="percentage" office:value="0.0275" calcext:value-type="percentage">
            <text:p>2.75%</text:p>
          </table:table-cell>
          <table:table-cell table:number-columns-repeated="1016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254-normalized-fir07_trarea_ac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7" calcext:value-type="float">
            <text:p>4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853" calcext:value-type="percentage">
            <text:p>98.53%</text:p>
          </table:table-cell>
          <table:table-cell table:style-name="ce77" office:value-type="percentage" office:value="0.0016" calcext:value-type="percentage">
            <text:p>0.16%</text:p>
          </table:table-cell>
          <table:table-cell table:number-columns-repeated="1016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38-normalized-KE_300_00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6" calcext:value-type="float">
            <text:p>46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714" calcext:value-type="percentage">
            <text:p>97.14%</text:p>
          </table:table-cell>
          <table:table-cell table:style-name="ce77" office:value-type="percentage" office:value="0.0002" calcext:value-type="percentage">
            <text:p>0.02%</text:p>
          </table:table-cell>
          <table:table-cell table:number-columns-repeated="1016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string" calcext:value-type="string">
            <text:p>382-normalized-j12051_4.std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5" calcext:value-type="float">
            <text:p>45</text:p>
          </table:table-cell>
          <table:table-cell office:value-type="float" office:value="3600.01" calcext:value-type="float">
            <text:p>3600.01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345-normalized-BA_RDC4.dot_unif_20null10mast_rapportOE1.0_TMAX15_K67_cod2_pbEq1_newVersion_ladder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3" calcext:value-type="float">
            <text:p>43</text:p>
          </table:table-cell>
          <table:table-cell office:value-type="float" office:value="888.56" calcext:value-type="float">
            <text:p>888.56</text:p>
          </table:table-cell>
          <table:table-cell table:style-name="ce77" office:value-type="percentage" office:value="0.2425" calcext:value-type="percentage">
            <text:p>24.25%</text:p>
          </table:table-cell>
          <table:table-cell table:style-name="ce77" office:value-type="percentage" office:value="0.11" calcext:value-type="percentage">
            <text:p>11.00%</text:p>
          </table:table-cell>
          <table:table-cell table:number-columns-repeated="1016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230-normalized-opt-market-split_5_40_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2" calcext:value-type="float">
            <text:p>4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135" calcext:value-type="percentage">
            <text:p>1.3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301-normalized-opt-market-split_6_50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1" calcext:value-type="float">
            <text:p>4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488" calcext:value-type="percentage">
            <text:p>4.88%</text:p>
          </table:table-cell>
          <table:table-cell table:style-name="ce77" office:value-type="percentage" office:value="0.0018" calcext:value-type="percentage">
            <text:p>0.18%</text:p>
          </table:table-cell>
          <table:table-cell table:number-columns-repeated="1016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104-normalized-cc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0.08" calcext:value-type="float">
            <text:p>0.08</text:p>
          </table:table-cell>
          <table:table-cell table:style-name="ce77" office:value-type="percentage" office:value="0.8869" calcext:value-type="percentage">
            <text:p>88.69%</text:p>
          </table:table-cell>
          <table:table-cell table:style-name="ce77" office:value-type="percentage" office:value="0.1099" calcext:value-type="percentage">
            <text:p>10.99%</text:p>
          </table:table-cell>
          <table:table-cell table:number-columns-repeated="1016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337-normalized-knapPI_14_50_1000_5_-3237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2154" calcext:value-type="percentage">
            <text:p>21.54%</text:p>
          </table:table-cell>
          <table:table-cell table:style-name="ce77" office:value-type="percentage" office:value="0.0619" calcext:value-type="percentage">
            <text:p>6.19%</text:p>
          </table:table-cell>
          <table:table-cell table:number-columns-repeated="1016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7-normalized-vtxcov_v2000_e4000_0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379" calcext:value-type="percentage">
            <text:p>93.79%</text:p>
          </table:table-cell>
          <table:table-cell table:style-name="ce77" office:value-type="percentage" office:value="0.0326" calcext:value-type="percentage">
            <text:p>3.26%</text:p>
          </table:table-cell>
          <table:table-cell table:number-columns-repeated="1016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office:value-type="string" calcext:value-type="string">
            <text:p>380-normalized-vtxcov_v2000_e4000_7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9" calcext:value-type="float">
            <text:p>39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484" calcext:value-type="percentage">
            <text:p>94.84%</text:p>
          </table:table-cell>
          <table:table-cell table:style-name="ce77" office:value-type="percentage" office:value="0.0198" calcext:value-type="percentage">
            <text:p>1.98%</text:p>
          </table:table-cell>
          <table:table-cell table:number-columns-repeated="1016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112" office:value-type="string" calcext:value-type="string">
            <text:p>297-normalized-KE_690_00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office:value-type="string" calcext:value-type="string">
            <text:p>144-normalized-vtxcov_v2000_e4000_6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426" calcext:value-type="percentage">
            <text:p>94.26%</text:p>
          </table:table-cell>
          <table:table-cell table:style-name="ce77" office:value-type="percentage" office:value="0.0251" calcext:value-type="percentage">
            <text:p>2.51%</text:p>
          </table:table-cell>
          <table:table-cell table:number-columns-repeated="1016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office:value-type="string" calcext:value-type="string">
            <text:p>42-normalized-neos-110982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3541" calcext:value-type="percentage">
            <text:p>35.41%</text:p>
          </table:table-cell>
          <table:table-cell table:style-name="ce77" office:value-type="percentage" office:value="0.0008" calcext:value-type="percentage">
            <text:p>0.08%</text:p>
          </table:table-cell>
          <table:table-cell table:number-columns-repeated="1016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office:value-type="string" calcext:value-type="string">
            <text:p>21-normalized-fir09_trarea_ac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7" calcext:value-type="float">
            <text:p>37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9395" calcext:value-type="percentage">
            <text:p>93.95%</text:p>
          </table:table-cell>
          <table:table-cell table:style-name="ce77" office:value-type="percentage" office:value="0.0011" calcext:value-type="percentage">
            <text:p>0.11%</text:p>
          </table:table-cell>
          <table:table-cell table:number-columns-repeated="1016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office:value-type="string" calcext:value-type="string">
            <text:p>232-normalized-BA_RDC4.dot_unif_10null0mast_rapportOE2.0_TMAX60_K67_cod2_pbEq1_newVersio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7" calcext:value-type="float">
            <text:p>3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3659" calcext:value-type="percentage">
            <text:p>36.59%</text:p>
          </table:table-cell>
          <table:table-cell table:style-name="ce77" office:value-type="percentage" office:value="0.1542" calcext:value-type="percentage">
            <text:p>15.42%</text:p>
          </table:table-cell>
          <table:table-cell table:number-columns-repeated="1016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office:value-type="string" calcext:value-type="string">
            <text:p>242-normalized-10:20:4.5:0.95:9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897" calcext:value-type="percentage">
            <text:p>88.97%</text:p>
          </table:table-cell>
          <table:table-cell table:style-name="ce77" office:value-type="percentage" office:value="0.0203" calcext:value-type="percentage">
            <text:p>2.03%</text:p>
          </table:table-cell>
          <table:table-cell table:number-columns-repeated="1016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office:value-type="string" calcext:value-type="string">
            <text:p>441-normalized-30:30:4.5:0.95:9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6" calcext:value-type="float">
            <text:p>36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932" calcext:value-type="percentage">
            <text:p>99.32%</text:p>
          </table:table-cell>
          <table:table-cell table:style-name="ce77" office:value-type="percentage" office:value="0.0043" calcext:value-type="percentage">
            <text:p>0.43%</text:p>
          </table:table-cell>
          <table:table-cell table:number-columns-repeated="1016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office:value-type="string" calcext:value-type="string">
            <text:p>53-normalized-simp-nonunif-100_100.1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1.91" calcext:value-type="float">
            <text:p>1.91</text:p>
          </table:table-cell>
          <table:table-cell table:style-name="ce77" office:value-type="percentage" office:value="0.6391" calcext:value-type="percentage">
            <text:p>63.91%</text:p>
          </table:table-cell>
          <table:table-cell table:style-name="ce77" office:value-type="percentage" office:value="0.1056" calcext:value-type="percentage">
            <text:p>10.56%</text:p>
          </table:table-cell>
          <table:table-cell table:number-columns-repeated="1016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101-normalized-fir06_trarea_ac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9186" calcext:value-type="percentage">
            <text:p>91.86%</text:p>
          </table:table-cell>
          <table:table-cell table:style-name="ce77" office:value-type="percentage" office:value="0.0002" calcext:value-type="percentage">
            <text:p>0.02%</text:p>
          </table:table-cell>
          <table:table-cell table:number-columns-repeated="1016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office:value-type="string" calcext:value-type="string">
            <text:p>16-normalized-knapPI_1_50_1000_4_-488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0226" calcext:value-type="percentage">
            <text:p>2.26%</text:p>
          </table:table-cell>
          <table:table-cell table:style-name="ce77" office:value-type="percentage" office:value="0.0123" calcext:value-type="percentage">
            <text:p>1.23%</text:p>
          </table:table-cell>
          <table:table-cell table:number-columns-repeated="1016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office:value-type="string" calcext:value-type="string">
            <text:p>224-normalized-vtxcov_v2000_e4000_43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406" calcext:value-type="percentage">
            <text:p>94.06%</text:p>
          </table:table-cell>
          <table:table-cell table:style-name="ce77" office:value-type="percentage" office:value="0.0324" calcext:value-type="percentage">
            <text:p>3.24%</text:p>
          </table:table-cell>
          <table:table-cell table:number-columns-repeated="1016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office:value-type="string" calcext:value-type="string">
            <text:p>384-normalized-5_10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7269" calcext:value-type="percentage">
            <text:p>72.69%</text:p>
          </table:table-cell>
          <table:table-cell table:style-name="ce77" office:value-type="percentage" office:value="0.2116" calcext:value-type="percentage">
            <text:p>21.16%</text:p>
          </table:table-cell>
          <table:table-cell table:number-columns-repeated="1016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office:value-type="string" calcext:value-type="string">
            <text:p>335-normalized-10:20:4.5:0.5: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4" calcext:value-type="float">
            <text:p>34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405" calcext:value-type="percentage">
            <text:p>94.05%</text:p>
          </table:table-cell>
          <table:table-cell table:style-name="ce77" office:value-type="percentage" office:value="0.0277" calcext:value-type="percentage">
            <text:p>2.77%</text:p>
          </table:table-cell>
          <table:table-cell table:number-columns-repeated="1016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346-normalized-Generated_notes_20140709_1000_0.05-0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4" calcext:value-type="float">
            <text:p>34</text:p>
          </table:table-cell>
          <table:table-cell office:value-type="float" office:value="3600.39" calcext:value-type="float">
            <text:p>3600.39</text:p>
          </table:table-cell>
          <table:table-cell table:style-name="ce77" office:value-type="percentage" office:value="0.9627" calcext:value-type="percentage">
            <text:p>96.27%</text:p>
          </table:table-cell>
          <table:table-cell table:style-name="ce77" office:value-type="percentage" office:value="0.0052" calcext:value-type="percentage">
            <text:p>0.52%</text:p>
          </table:table-cell>
          <table:table-cell table:number-columns-repeated="1016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office:value-type="string" calcext:value-type="string">
            <text:p>357-normalized-vtxcov_v2000_e4000_34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3" calcext:value-type="float">
            <text:p>33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93" calcext:value-type="percentage">
            <text:p>89.30%</text:p>
          </table:table-cell>
          <table:table-cell table:style-name="ce77" office:value-type="percentage" office:value="0.0358" calcext:value-type="percentage">
            <text:p>3.58%</text:p>
          </table:table-cell>
          <table:table-cell table:number-columns-repeated="1016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office:value-type="string" calcext:value-type="string">
            <text:p>197-normalized-fir02_trarea_ac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1" calcext:value-type="float">
            <text:p>31</text:p>
          </table:table-cell>
          <table:table-cell office:value-type="float" office:value="6.66" calcext:value-type="float">
            <text:p>6.66</text:p>
          </table:table-cell>
          <table:table-cell table:style-name="ce77" office:value-type="percentage" office:value="0.9199" calcext:value-type="percentage">
            <text:p>91.99%</text:p>
          </table:table-cell>
          <table:table-cell table:style-name="ce77" office:value-type="percentage" office:value="0.0012" calcext:value-type="percentage">
            <text:p>0.12%</text:p>
          </table:table-cell>
          <table:table-cell table:number-columns-repeated="1016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office:value-type="string" calcext:value-type="string">
            <text:p>328-normalized-aries-da_network_100_3__3_91__8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1" calcext:value-type="float">
            <text:p>31</text:p>
          </table:table-cell>
          <table:table-cell office:value-type="float" office:value="23.3" calcext:value-type="float">
            <text:p>23.3</text:p>
          </table:table-cell>
          <table:table-cell table:style-name="ce77" office:value-type="percentage" office:value="0.2048" calcext:value-type="percentage">
            <text:p>20.48%</text:p>
          </table:table-cell>
          <table:table-cell table:style-name="ce77" office:value-type="percentage" office:value="0.0003" calcext:value-type="percentage">
            <text:p>0.03%</text:p>
          </table:table-cell>
          <table:table-cell table:number-columns-repeated="1016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office:value-type="string" calcext:value-type="string">
            <text:p>131-normalized-neos-63171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1" calcext:value-type="float">
            <text:p>31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007" calcext:value-type="percentage">
            <text:p>0.70%</text:p>
          </table:table-cell>
          <table:table-cell table:style-name="ce77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office:value-type="string" calcext:value-type="string">
            <text:p>404-normalized-wnq_n100_mw99_2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1" calcext:value-type="float">
            <text:p>3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7745" calcext:value-type="percentage">
            <text:p>77.45%</text:p>
          </table:table-cell>
          <table:table-cell table:style-name="ce77" office:value-type="percentage" office:value="0.077" calcext:value-type="percentage">
            <text:p>7.70%</text:p>
          </table:table-cell>
          <table:table-cell table:number-columns-repeated="1016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office:value-type="string" calcext:value-type="string">
            <text:p>135-normalized-single-obj-f54-DCTotalLoss.seq-B-3-combined-EDCBAir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table:style-name="ce77" office:value-type="percentage" office:value="0.4617" calcext:value-type="percentage">
            <text:p>46.17%</text:p>
          </table:table-cell>
          <table:table-cell table:style-name="ce77" office:value-type="percentage" office:value="0.4314" calcext:value-type="percentage">
            <text:p>43.14%</text:p>
          </table:table-cell>
          <table:table-cell table:number-columns-repeated="1016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office:value-type="string" calcext:value-type="string">
            <text:p>266-normalized-vtxcov_v2000_e4000_5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365" calcext:value-type="percentage">
            <text:p>93.65%</text:p>
          </table:table-cell>
          <table:table-cell table:style-name="ce77" office:value-type="percentage" office:value="0.0216" calcext:value-type="percentage">
            <text:p>2.16%</text:p>
          </table:table-cell>
          <table:table-cell table:number-columns-repeated="1016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office:value-type="string" calcext:value-type="string">
            <text:p>206-normalized-simp-nonunif-100_100.1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5.83" calcext:value-type="float">
            <text:p>5.83</text:p>
          </table:table-cell>
          <table:table-cell table:style-name="ce77" office:value-type="percentage" office:value="0.7318" calcext:value-type="percentage">
            <text:p>73.18%</text:p>
          </table:table-cell>
          <table:table-cell table:style-name="ce77" office:value-type="percentage" office:value="0.2618" calcext:value-type="percentage">
            <text:p>26.18%</text:p>
          </table:table-cell>
          <table:table-cell table:number-columns-repeated="1016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office:value-type="string" calcext:value-type="string">
            <text:p>304-normalized-8_16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table:style-name="ce77" office:value-type="percentage" office:value="0.8396" calcext:value-type="percentage">
            <text:p>83.96%</text:p>
          </table:table-cell>
          <table:table-cell table:style-name="ce77" office:value-type="percentage" office:value="0.1009" calcext:value-type="percentage">
            <text:p>10.09%</text:p>
          </table:table-cell>
          <table:table-cell table:number-columns-repeated="1016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30-normalized-vtxcov_v2000_e4000_11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479" calcext:value-type="percentage">
            <text:p>84.79%</text:p>
          </table:table-cell>
          <table:table-cell table:style-name="ce77" office:value-type="percentage" office:value="0.0209" calcext:value-type="percentage">
            <text:p>2.09%</text:p>
          </table:table-cell>
          <table:table-cell table:number-columns-repeated="1016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office:value-type="string" calcext:value-type="string">
            <text:p>139-normalized-fir08_trarea_ac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3600.13" calcext:value-type="float">
            <text:p>3600.13</text:p>
          </table:table-cell>
          <table:table-cell table:style-name="ce77" office:value-type="percentage" office:value="0.9581" calcext:value-type="percentage">
            <text:p>95.81%</text:p>
          </table:table-cell>
          <table:table-cell table:style-name="ce77" office:value-type="percentage" office:value="0.0001" calcext:value-type="percentage">
            <text:p>0.01%</text:p>
          </table:table-cell>
          <table:table-cell table:number-columns-repeated="1016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office:value-type="string" calcext:value-type="string">
            <text:p>158-normalized-10:10:4.5:0.95:9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452" calcext:value-type="percentage">
            <text:p>94.52%</text:p>
          </table:table-cell>
          <table:table-cell table:style-name="ce77" office:value-type="percentage" office:value="0.036" calcext:value-type="percentage">
            <text:p>3.60%</text:p>
          </table:table-cell>
          <table:table-cell table:number-columns-repeated="1016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office:value-type="string" calcext:value-type="string">
            <text:p>363-normalized-autocorr_bern35-09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855" calcext:value-type="percentage">
            <text:p>8.55%</text:p>
          </table:table-cell>
          <table:table-cell table:style-name="ce77" office:value-type="percentage" office:value="0.0017" calcext:value-type="percentage">
            <text:p>0.17%</text:p>
          </table:table-cell>
          <table:table-cell table:number-columns-repeated="1016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office:value-type="string" calcext:value-type="string">
            <text:p>395-normalized-30:70:4.5:0.5: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9906" calcext:value-type="percentage">
            <text:p>99.06%</text:p>
          </table:table-cell>
          <table:table-cell table:style-name="ce77" office:value-type="percentage" office:value="0.0014" calcext:value-type="percentage">
            <text:p>0.14%</text:p>
          </table:table-cell>
          <table:table-cell table:number-columns-repeated="1016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office:value-type="string" calcext:value-type="string">
            <text:p>2-normalized-simp-nonunif-100_100.0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8" calcext:value-type="float">
            <text:p>28</text:p>
          </table:table-cell>
          <table:table-cell office:value-type="float" office:value="4.46" calcext:value-type="float">
            <text:p>4.46</text:p>
          </table:table-cell>
          <table:table-cell table:style-name="ce77" office:value-type="percentage" office:value="0.7271" calcext:value-type="percentage">
            <text:p>72.71%</text:p>
          </table:table-cell>
          <table:table-cell table:style-name="ce77" office:value-type="percentage" office:value="0.1289" calcext:value-type="percentage">
            <text:p>12.89%</text:p>
          </table:table-cell>
          <table:table-cell table:number-columns-repeated="1016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office:value-type="string" calcext:value-type="string">
            <text:p>219-normalized-11_2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8" calcext:value-type="float">
            <text:p>28</text:p>
          </table:table-cell>
          <table:table-cell office:value-type="float" office:value="0.17" calcext:value-type="float">
            <text:p>0.17</text:p>
          </table:table-cell>
          <table:table-cell table:style-name="ce77" office:value-type="percentage" office:value="0.6241" calcext:value-type="percentage">
            <text:p>62.41%</text:p>
          </table:table-cell>
          <table:table-cell table:style-name="ce77" office:value-type="percentage" office:value="0.3314" calcext:value-type="percentage">
            <text:p>33.14%</text:p>
          </table:table-cell>
          <table:table-cell table:number-columns-repeated="1016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112" office:value-type="string" calcext:value-type="string">
            <text:p>121-normalized-Generated_notes_20140709_1000_0.10-02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office:value-type="string" calcext:value-type="string">
            <text:p>77-normalized-aries-da_network_3000_5__126_281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198.62" calcext:value-type="float">
            <text:p>198.62</text:p>
          </table:table-cell>
          <table:table-cell table:style-name="ce77" office:value-type="percentage" office:value="0.1253" calcext:value-type="percentage">
            <text:p>12.53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office:value-type="string" calcext:value-type="string">
            <text:p>181-normalized-ns185382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0534" calcext:value-type="percentage">
            <text:p>5.3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office:value-type="string" calcext:value-type="string">
            <text:p>305-normalized-vtxcov_v2000_e4000_12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8061" calcext:value-type="percentage">
            <text:p>80.61%</text:p>
          </table:table-cell>
          <table:table-cell table:style-name="ce77" office:value-type="percentage" office:value="0.0272" calcext:value-type="percentage">
            <text:p>2.72%</text:p>
          </table:table-cell>
          <table:table-cell table:number-columns-repeated="1016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office:value-type="string" calcext:value-type="string">
            <text:p>312-normalized-10:20:4.5:0.95: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168" calcext:value-type="percentage">
            <text:p>91.68%</text:p>
          </table:table-cell>
          <table:table-cell table:style-name="ce77" office:value-type="percentage" office:value="0.0225" calcext:value-type="percentage">
            <text:p>2.25%</text:p>
          </table:table-cell>
          <table:table-cell table:number-columns-repeated="1016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office:value-type="string" calcext:value-type="string">
            <text:p>412-normalized-maxcut_opt_complete_6-partite_inlv_nvert_6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6478" calcext:value-type="percentage">
            <text:p>64.78%</text:p>
          </table:table-cell>
          <table:table-cell table:style-name="ce77" office:value-type="percentage" office:value="0.2931" calcext:value-type="percentage">
            <text:p>29.31%</text:p>
          </table:table-cell>
          <table:table-cell table:number-columns-repeated="1016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office:value-type="string" calcext:value-type="string">
            <text:p>427-normalized-graphpart_clique-50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1534" calcext:value-type="percentage">
            <text:p>15.34%</text:p>
          </table:table-cell>
          <table:table-cell table:style-name="ce77" office:value-type="percentage" office:value="0.0146" calcext:value-type="percentage">
            <text:p>1.46%</text:p>
          </table:table-cell>
          <table:table-cell table:number-columns-repeated="1016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office:value-type="string" calcext:value-type="string">
            <text:p>159-normalized-fir03_trarea_ac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6" calcext:value-type="float">
            <text:p>26</text:p>
          </table:table-cell>
          <table:table-cell office:value-type="float" office:value="81.52" calcext:value-type="float">
            <text:p>81.52</text:p>
          </table:table-cell>
          <table:table-cell table:style-name="ce77" office:value-type="percentage" office:value="0.9528" calcext:value-type="percentage">
            <text:p>95.28%</text:p>
          </table:table-cell>
          <table:table-cell table:style-name="ce77" office:value-type="percentage" office:value="0.0009" calcext:value-type="percentage">
            <text:p>0.09%</text:p>
          </table:table-cell>
          <table:table-cell table:number-columns-repeated="1016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office:value-type="string" calcext:value-type="string">
            <text:p>211-normalized-vtxcov_v2000_e4000_1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6" calcext:value-type="float">
            <text:p>26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8524" calcext:value-type="percentage">
            <text:p>85.24%</text:p>
          </table:table-cell>
          <table:table-cell table:style-name="ce77" office:value-type="percentage" office:value="0.0266" calcext:value-type="percentage">
            <text:p>2.66%</text:p>
          </table:table-cell>
          <table:table-cell table:number-columns-repeated="1016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office:value-type="string" calcext:value-type="string">
            <text:p>339-normalized-wnq_n100_mw99_9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6" calcext:value-type="float">
            <text:p>26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795" calcext:value-type="percentage">
            <text:p>79.50%</text:p>
          </table:table-cell>
          <table:table-cell table:style-name="ce77" office:value-type="percentage" office:value="0.0571" calcext:value-type="percentage">
            <text:p>5.71%</text:p>
          </table:table-cell>
          <table:table-cell table:number-columns-repeated="1016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office:value-type="string" calcext:value-type="string">
            <text:p>251-normalized-rand18b530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0.19" calcext:value-type="float">
            <text:p>0.19</text:p>
          </table:table-cell>
          <table:table-cell table:style-name="ce77" office:value-type="percentage" office:value="0.8609" calcext:value-type="percentage">
            <text:p>86.0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office:value-type="string" calcext:value-type="string">
            <text:p>264-normalized-7_1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table:style-name="ce77" office:value-type="percentage" office:value="0.6346" calcext:value-type="percentage">
            <text:p>63.46%</text:p>
          </table:table-cell>
          <table:table-cell table:style-name="ce77" office:value-type="percentage" office:value="0.3008" calcext:value-type="percentage">
            <text:p>30.08%</text:p>
          </table:table-cell>
          <table:table-cell table:number-columns-repeated="1016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office:value-type="string" calcext:value-type="string">
            <text:p>442-normalized-simp-nonunif-100_100.0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2.98" calcext:value-type="float">
            <text:p>2.98</text:p>
          </table:table-cell>
          <table:table-cell table:style-name="ce77" office:value-type="percentage" office:value="0.5686" calcext:value-type="percentage">
            <text:p>56.86%</text:p>
          </table:table-cell>
          <table:table-cell table:style-name="ce77" office:value-type="percentage" office:value="0.2452" calcext:value-type="percentage">
            <text:p>24.52%</text:p>
          </table:table-cell>
          <table:table-cell table:number-columns-repeated="1016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126-normalized-10_20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4" calcext:value-type="float">
            <text:p>24</text:p>
          </table:table-cell>
          <table:table-cell office:value-type="float" office:value="0.14" calcext:value-type="float">
            <text:p>0.14</text:p>
          </table:table-cell>
          <table:table-cell table:style-name="ce77" office:value-type="percentage" office:value="0.7115" calcext:value-type="percentage">
            <text:p>71.15%</text:p>
          </table:table-cell>
          <table:table-cell table:style-name="ce77" office:value-type="percentage" office:value="0.2315" calcext:value-type="percentage">
            <text:p>23.15%</text:p>
          </table:table-cell>
          <table:table-cell table:number-columns-repeated="1016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office:value-type="string" calcext:value-type="string">
            <text:p>372-normalized-50-750-false-45-90-4-4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4" calcext:value-type="float">
            <text:p>24</text:p>
          </table:table-cell>
          <table:table-cell office:value-type="float" office:value="2.15" calcext:value-type="float">
            <text:p>2.15</text:p>
          </table:table-cell>
          <table:table-cell table:style-name="ce77" office:value-type="percentage" office:value="0.4824" calcext:value-type="percentage">
            <text:p>48.24%</text:p>
          </table:table-cell>
          <table:table-cell table:style-name="ce77" office:value-type="percentage" office:value="0.4139" calcext:value-type="percentage">
            <text:p>41.39%</text:p>
          </table:table-cell>
          <table:table-cell table:number-columns-repeated="1016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office:value-type="string" calcext:value-type="string">
            <text:p>91-normalized-simp-nonunif-100_100.11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4" calcext:value-type="float">
            <text:p>24</text:p>
          </table:table-cell>
          <table:table-cell office:value-type="float" office:value="23.64" calcext:value-type="float">
            <text:p>23.64</text:p>
          </table:table-cell>
          <table:table-cell table:style-name="ce77" office:value-type="percentage" office:value="0.7974" calcext:value-type="percentage">
            <text:p>79.74%</text:p>
          </table:table-cell>
          <table:table-cell table:style-name="ce77" office:value-type="percentage" office:value="0.089" calcext:value-type="percentage">
            <text:p>8.90%</text:p>
          </table:table-cell>
          <table:table-cell table:number-columns-repeated="1016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office:value-type="string" calcext:value-type="string">
            <text:p>107-normalized-NG.dot_fibo_20null20mast_rapportOE2.0_TMAX60_K192_cod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4" calcext:value-type="float">
            <text:p>24</text:p>
          </table:table-cell>
          <table:table-cell office:value-type="float" office:value="3600.17" calcext:value-type="float">
            <text:p>3600.17</text:p>
          </table:table-cell>
          <table:table-cell table:style-name="ce77" office:value-type="percentage" office:value="0.0586" calcext:value-type="percentage">
            <text:p>5.86%</text:p>
          </table:table-cell>
          <table:table-cell table:style-name="ce77" office:value-type="percentage" office:value="0.0045" calcext:value-type="percentage">
            <text:p>0.45%</text:p>
          </table:table-cell>
          <table:table-cell table:number-columns-repeated="1016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office:value-type="string" calcext:value-type="string">
            <text:p>303-normalized-50-250-false-45-90-4-1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3" calcext:value-type="float">
            <text:p>23</text:p>
          </table:table-cell>
          <table:table-cell office:value-type="float" office:value="1.74" calcext:value-type="float">
            <text:p>1.74</text:p>
          </table:table-cell>
          <table:table-cell table:style-name="ce77" office:value-type="percentage" office:value="0.6534" calcext:value-type="percentage">
            <text:p>65.34%</text:p>
          </table:table-cell>
          <table:table-cell table:style-name="ce77" office:value-type="percentage" office:value="0.1749" calcext:value-type="percentage">
            <text:p>17.49%</text:p>
          </table:table-cell>
          <table:table-cell table:number-columns-repeated="1016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office:value-type="string" calcext:value-type="string">
            <text:p>216-normalized-simp-unif-100_100.08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2" calcext:value-type="float">
            <text:p>22</text:p>
          </table:table-cell>
          <table:table-cell office:value-type="float" office:value="12.63" calcext:value-type="float">
            <text:p>12.63</text:p>
          </table:table-cell>
          <table:table-cell table:style-name="ce77" office:value-type="percentage" office:value="0.6822" calcext:value-type="percentage">
            <text:p>68.22%</text:p>
          </table:table-cell>
          <table:table-cell table:style-name="ce77" office:value-type="percentage" office:value="0.1704" calcext:value-type="percentage">
            <text:p>17.04%</text:p>
          </table:table-cell>
          <table:table-cell table:number-columns-repeated="1016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office:value-type="string" calcext:value-type="string">
            <text:p>257-normalized-ex1010.pi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2" calcext:value-type="float">
            <text:p>22</text:p>
          </table:table-cell>
          <table:table-cell office:value-type="float" office:value="3600.05" calcext:value-type="float">
            <text:p>3600.05</text:p>
          </table:table-cell>
          <table:table-cell table:style-name="ce77" office:value-type="percentage" office:value="0.9927" calcext:value-type="percentage">
            <text:p>99.27%</text:p>
          </table:table-cell>
          <table:table-cell table:style-name="ce77" office:value-type="percentage" office:value="0.0001" calcext:value-type="percentage">
            <text:p>0.01%</text:p>
          </table:table-cell>
          <table:table-cell table:number-columns-repeated="1016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office:value-type="string" calcext:value-type="string">
            <text:p>338-normalized-bogr_1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2" calcext:value-type="float">
            <text:p>2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15" calcext:value-type="percentage">
            <text:p>0.15%</text:p>
          </table:table-cell>
          <table:table-cell table:style-name="ce77" office:value-type="percentage" office:value="0.049" calcext:value-type="percentage">
            <text:p>4.90%</text:p>
          </table:table-cell>
          <table:table-cell table:number-columns-repeated="1016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office:value-type="string" calcext:value-type="string">
            <text:p>81-normalized-opm2-z7-s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2" calcext:value-type="float">
            <text:p>22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5946" calcext:value-type="percentage">
            <text:p>59.46%</text:p>
          </table:table-cell>
          <table:table-cell table:style-name="ce77" office:value-type="percentage" office:value="0.0658" calcext:value-type="percentage">
            <text:p>6.58%</text:p>
          </table:table-cell>
          <table:table-cell table:number-columns-repeated="1016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office:value-type="string" calcext:value-type="string">
            <text:p>276-normalized-kjumpingcube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2.22" calcext:value-type="float">
            <text:p>2.22</text:p>
          </table:table-cell>
          <table:table-cell table:style-name="ce77" office:value-type="percentage" office:value="0.8981" calcext:value-type="percentage">
            <text:p>89.81%</text:p>
          </table:table-cell>
          <table:table-cell table:style-name="ce77" office:value-type="percentage" office:value="0.0365" calcext:value-type="percentage">
            <text:p>3.65%</text:p>
          </table:table-cell>
          <table:table-cell table:number-columns-repeated="1016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office:value-type="string" calcext:value-type="string">
            <text:p>36-normalized-simp-nonunif-100_100.10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24.72" calcext:value-type="float">
            <text:p>24.72</text:p>
          </table:table-cell>
          <table:table-cell table:style-name="ce77" office:value-type="percentage" office:value="0.7929" calcext:value-type="percentage">
            <text:p>79.29%</text:p>
          </table:table-cell>
          <table:table-cell table:style-name="ce77" office:value-type="percentage" office:value="0.1748" calcext:value-type="percentage">
            <text:p>17.48%</text:p>
          </table:table-cell>
          <table:table-cell table:number-columns-repeated="1016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office:value-type="string" calcext:value-type="string">
            <text:p>466-normalized-j9021_10.st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1003.77" calcext:value-type="float">
            <text:p>1003.77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office:value-type="string" calcext:value-type="string">
            <text:p>56-normalized-simp-unif-100_100.00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94.32" calcext:value-type="float">
            <text:p>94.32</text:p>
          </table:table-cell>
          <table:table-cell table:style-name="ce77" office:value-type="percentage" office:value="0.6523" calcext:value-type="percentage">
            <text:p>65.23%</text:p>
          </table:table-cell>
          <table:table-cell table:style-name="ce77" office:value-type="percentage" office:value="0.1349" calcext:value-type="percentage">
            <text:p>13.49%</text:p>
          </table:table-cell>
          <table:table-cell table:number-columns-repeated="1016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office:value-type="string" calcext:value-type="string">
            <text:p>88-normalized-50-250-false-45-90-4-2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16.66" calcext:value-type="float">
            <text:p>16.66</text:p>
          </table:table-cell>
          <table:table-cell table:style-name="ce77" office:value-type="percentage" office:value="0.7427" calcext:value-type="percentage">
            <text:p>74.27%</text:p>
          </table:table-cell>
          <table:table-cell table:style-name="ce77" office:value-type="percentage" office:value="0.1705" calcext:value-type="percentage">
            <text:p>17.05%</text:p>
          </table:table-cell>
          <table:table-cell table:number-columns-repeated="1016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office:value-type="string" calcext:value-type="string">
            <text:p>94-normalized-50-250-false-45-90-4-4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17.58" calcext:value-type="float">
            <text:p>17.58</text:p>
          </table:table-cell>
          <table:table-cell table:style-name="ce77" office:value-type="percentage" office:value="0.5924" calcext:value-type="percentage">
            <text:p>59.24%</text:p>
          </table:table-cell>
          <table:table-cell table:style-name="ce77" office:value-type="percentage" office:value="0.3055" calcext:value-type="percentage">
            <text:p>30.55%</text:p>
          </table:table-cell>
          <table:table-cell table:number-columns-repeated="1016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office:value-type="string" calcext:value-type="string">
            <text:p>153-normalized-j909_1.std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office:value-type="string" calcext:value-type="string">
            <text:p>44-normalized-maxcut_opt_complete_6-partite_block_nvert_7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7233" calcext:value-type="percentage">
            <text:p>72.33%</text:p>
          </table:table-cell>
          <table:table-cell table:style-name="ce77" office:value-type="percentage" office:value="0.2176" calcext:value-type="percentage">
            <text:p>21.76%</text:p>
          </table:table-cell>
          <table:table-cell table:number-columns-repeated="1016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192-normalized-mps-v2-20-10-lseu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972.47" calcext:value-type="float">
            <text:p>972.47</text:p>
          </table:table-cell>
          <table:table-cell table:style-name="ce77" office:value-type="percentage" office:value="0.0099" calcext:value-type="percentage">
            <text:p>0.9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office:value-type="string" calcext:value-type="string">
            <text:p>90-normalized-rand0a62b6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.22" calcext:value-type="float">
            <text:p>0.22</text:p>
          </table:table-cell>
          <table:table-cell table:style-name="ce77" office:value-type="percentage" office:value="0.9484" calcext:value-type="percentage">
            <text:p>94.84%</text:p>
          </table:table-cell>
          <table:table-cell table:style-name="ce77" office:value-type="percentage" office:value="0.0014" calcext:value-type="percentage">
            <text:p>0.14%</text:p>
          </table:table-cell>
          <table:table-cell table:number-columns-repeated="1016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office:value-type="string" calcext:value-type="string">
            <text:p>31-normalized-wnq_n100_mw99_8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6398" calcext:value-type="percentage">
            <text:p>63.98%</text:p>
          </table:table-cell>
          <table:table-cell table:style-name="ce77" office:value-type="percentage" office:value="0.072" calcext:value-type="percentage">
            <text:p>7.20%</text:p>
          </table:table-cell>
          <table:table-cell table:number-columns-repeated="1016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office:value-type="string" calcext:value-type="string">
            <text:p>332-normalized-fir10_trarea_ac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3601.38" calcext:value-type="float">
            <text:p>3601.38</text:p>
          </table:table-cell>
          <table:table-cell table:style-name="ce77" office:value-type="percentage" office:value="0.8937" calcext:value-type="percentage">
            <text:p>89.37%</text:p>
          </table:table-cell>
          <table:table-cell table:style-name="ce77" office:value-type="percentage" office:value="0.0002" calcext:value-type="percentage">
            <text:p>0.02%</text:p>
          </table:table-cell>
          <table:table-cell table:number-columns-repeated="1016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office:value-type="string" calcext:value-type="string">
            <text:p>48-normalized-bench1.r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161" calcext:value-type="percentage">
            <text:p>91.61%</text:p>
          </table:table-cell>
          <table:table-cell table:style-name="ce77" office:value-type="percentage" office:value="0.0063" calcext:value-type="percentage">
            <text:p>0.63%</text:p>
          </table:table-cell>
          <table:table-cell table:number-columns-repeated="1016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office:value-type="string" calcext:value-type="string">
            <text:p>114-normalized-fir05_area_partials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1111" calcext:value-type="percentage">
            <text:p>11.11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office:value-type="string" calcext:value-type="string">
            <text:p>351-normalized-hal-cups-utils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2.49" calcext:value-type="float">
            <text:p>2.49</text:p>
          </table:table-cell>
          <table:table-cell table:style-name="ce77" office:value-type="percentage" office:value="0.8965" calcext:value-type="percentage">
            <text:p>89.65%</text:p>
          </table:table-cell>
          <table:table-cell table:style-name="ce77" office:value-type="percentage" office:value="0.0248" calcext:value-type="percentage">
            <text:p>2.48%</text:p>
          </table:table-cell>
          <table:table-cell table:number-columns-repeated="1016"/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office:value-type="string" calcext:value-type="string">
            <text:p>390-normalized-BA_RDC4.dot_unif_20null10mast_rapportOE1.0_TMAX15_K67_cod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551.43" calcext:value-type="float">
            <text:p>551.43</text:p>
          </table:table-cell>
          <table:table-cell table:style-name="ce77" office:value-type="percentage" office:value="0.0465" calcext:value-type="percentage">
            <text:p>4.65%</text:p>
          </table:table-cell>
          <table:table-cell table:style-name="ce77" office:value-type="percentage" office:value="0.0178" calcext:value-type="percentage">
            <text:p>1.78%</text:p>
          </table:table-cell>
          <table:table-cell table:number-columns-repeated="1016"/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office:value-type="string" calcext:value-type="string">
            <text:p>76-normalized-j12039_5.st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0.31" calcext:value-type="float">
            <text:p>0.31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office:value-type="string" calcext:value-type="string">
            <text:p>14-normalized-m4.r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27" calcext:value-type="percentage">
            <text:p>92.70%</text:p>
          </table:table-cell>
          <table:table-cell table:style-name="ce77" office:value-type="percentage" office:value="0.0152" calcext:value-type="percentage">
            <text:p>1.52%</text:p>
          </table:table-cell>
          <table:table-cell table:number-columns-repeated="1016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office:value-type="string" calcext:value-type="string">
            <text:p>196-normalized-ped3.G.recomb10-0.01-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8311" calcext:value-type="percentage">
            <text:p>83.11%</text:p>
          </table:table-cell>
          <table:table-cell table:style-name="ce77" office:value-type="percentage" office:value="0.0002" calcext:value-type="percentage">
            <text:p>0.02%</text:p>
          </table:table-cell>
          <table:table-cell table:number-columns-repeated="1016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office:value-type="string" calcext:value-type="string">
            <text:p>236-normalized-mps-v2-20-10-core4284-106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9907" calcext:value-type="percentage">
            <text:p>99.07%</text:p>
          </table:table-cell>
          <table:table-cell table:style-name="ce77" office:value-type="percentage" office:value="0.0009" calcext:value-type="percentage">
            <text:p>0.09%</text:p>
          </table:table-cell>
          <table:table-cell table:number-columns-repeated="1016"/>
        </table:table-row>
        <table:table-row table:style-name="ro1">
          <table:table-cell table:style-name="ce8" office:value-type="float" office:value="109" calcext:value-type="float">
            <text:p>109</text:p>
          </table:table-cell>
          <table:table-cell office:value-type="string" calcext:value-type="string">
            <text:p>273-normalized-ped2.G.recomb1-0.01-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8298" calcext:value-type="percentage">
            <text:p>82.98%</text:p>
          </table:table-cell>
          <table:table-cell table:style-name="ce77" office:value-type="percentage" office:value="0.0009" calcext:value-type="percentage">
            <text:p>0.09%</text:p>
          </table:table-cell>
          <table:table-cell table:number-columns-repeated="1016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office:value-type="string" calcext:value-type="string">
            <text:p>413-normalized-j1207_5.std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3600.01" calcext:value-type="float">
            <text:p>3600.01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office:value-type="string" calcext:value-type="string">
            <text:p>187-normalized-wnq_n100_mw99_7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6457" calcext:value-type="percentage">
            <text:p>64.57%</text:p>
          </table:table-cell>
          <table:table-cell table:style-name="ce77" office:value-type="percentage" office:value="0.0745" calcext:value-type="percentage">
            <text:p>7.45%</text:p>
          </table:table-cell>
          <table:table-cell table:number-columns-repeated="1016"/>
        </table:table-row>
        <table:table-row table:style-name="ro1">
          <table:table-cell table:style-name="ce8" office:value-type="float" office:value="112" calcext:value-type="float">
            <text:p>112</text:p>
          </table:table-cell>
          <table:table-cell office:value-type="string" calcext:value-type="string">
            <text:p>225-normalized-data10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23" calcext:value-type="percentage">
            <text:p>0.23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13" calcext:value-type="float">
            <text:p>113</text:p>
          </table:table-cell>
          <table:table-cell office:value-type="string" calcext:value-type="string">
            <text:p>316-normalized-wnq_n100_mw99_1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7947" calcext:value-type="percentage">
            <text:p>79.47%</text:p>
          </table:table-cell>
          <table:table-cell table:style-name="ce77" office:value-type="percentage" office:value="0.0941" calcext:value-type="percentage">
            <text:p>9.41%</text:p>
          </table:table-cell>
          <table:table-cell table:number-columns-repeated="1016"/>
        </table:table-row>
        <table:table-row table:style-name="ro1">
          <table:table-cell table:style-name="ce8" office:value-type="float" office:value="114" calcext:value-type="float">
            <text:p>114</text:p>
          </table:table-cell>
          <table:table-cell office:value-type="string" calcext:value-type="string">
            <text:p>342-normalized-addm4.r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453" calcext:value-type="percentage">
            <text:p>84.53%</text:p>
          </table:table-cell>
          <table:table-cell table:style-name="ce77" office:value-type="percentage" office:value="0.0342" calcext:value-type="percentage">
            <text:p>3.42%</text:p>
          </table:table-cell>
          <table:table-cell table:number-columns-repeated="1016"/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office:value-type="string" calcext:value-type="string">
            <text:p>64-normalized-hw128-vm25p-opt.opb.negationfix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0327" calcext:value-type="percentage">
            <text:p>3.2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16" calcext:value-type="float">
            <text:p>116</text:p>
          </table:table-cell>
          <table:table-cell office:value-type="string" calcext:value-type="string">
            <text:p>55-normalized-libpango-perl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1.87" calcext:value-type="float">
            <text:p>1.87</text:p>
          </table:table-cell>
          <table:table-cell table:style-name="ce77" office:value-type="percentage" office:value="0.8958" calcext:value-type="percentage">
            <text:p>89.58%</text:p>
          </table:table-cell>
          <table:table-cell table:style-name="ce77" office:value-type="percentage" office:value="0.0186" calcext:value-type="percentage">
            <text:p>1.86%</text:p>
          </table:table-cell>
          <table:table-cell table:number-columns-repeated="1016"/>
        </table:table-row>
        <table:table-row table:style-name="ro1">
          <table:table-cell table:style-name="ce8" office:value-type="float" office:value="117" calcext:value-type="float">
            <text:p>117</text:p>
          </table:table-cell>
          <table:table-cell office:value-type="string" calcext:value-type="string">
            <text:p>100-normalized-wnq_n100_mw99_5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8181" calcext:value-type="percentage">
            <text:p>81.81%</text:p>
          </table:table-cell>
          <table:table-cell table:style-name="ce77" office:value-type="percentage" office:value="0.0801" calcext:value-type="percentage">
            <text:p>8.01%</text:p>
          </table:table-cell>
          <table:table-cell table:number-columns-repeated="1016"/>
        </table:table-row>
        <table:table-row table:style-name="ro1">
          <table:table-cell table:style-name="ce8" office:value-type="float" office:value="118" calcext:value-type="float">
            <text:p>118</text:p>
          </table:table-cell>
          <table:table-cell office:value-type="string" calcext:value-type="string">
            <text:p>426-normalized-10:10:4.5:0.95: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315" calcext:value-type="percentage">
            <text:p>93.15%</text:p>
          </table:table-cell>
          <table:table-cell table:style-name="ce77" office:value-type="percentage" office:value="0.0362" calcext:value-type="percentage">
            <text:p>3.62%</text:p>
          </table:table-cell>
          <table:table-cell table:number-columns-repeated="1016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office:value-type="string" calcext:value-type="string">
            <text:p>460-Init-x2-i9_pp_9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1327" calcext:value-type="percentage">
            <text:p>13.2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462-normalized-ped3.G.recomb10-0.01-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8104" calcext:value-type="percentage">
            <text:p>81.04%</text:p>
          </table:table-cell>
          <table:table-cell table:style-name="ce77" office:value-type="percentage" office:value="0.0011" calcext:value-type="percentage">
            <text:p>0.11%</text:p>
          </table:table-cell>
          <table:table-cell table:number-columns-repeated="1016"/>
        </table:table-row>
        <table:table-row table:style-name="ro1">
          <table:table-cell table:style-name="ce8" office:value-type="float" office:value="121" calcext:value-type="float">
            <text:p>121</text:p>
          </table:table-cell>
          <table:table-cell office:value-type="string" calcext:value-type="string">
            <text:p>176-normalized-50-250-false-45-90-4-10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6.97" calcext:value-type="float">
            <text:p>6.97</text:p>
          </table:table-cell>
          <table:table-cell table:style-name="ce77" office:value-type="percentage" office:value="0.7443" calcext:value-type="percentage">
            <text:p>74.43%</text:p>
          </table:table-cell>
          <table:table-cell table:style-name="ce77" office:value-type="percentage" office:value="0.1919" calcext:value-type="percentage">
            <text:p>19.19%</text:p>
          </table:table-cell>
          <table:table-cell table:number-columns-repeated="1016"/>
        </table:table-row>
        <table:table-row table:style-name="ro1">
          <table:table-cell table:style-name="ce8" office:value-type="float" office:value="122" calcext:value-type="float">
            <text:p>122</text:p>
          </table:table-cell>
          <table:table-cell office:value-type="string" calcext:value-type="string">
            <text:p>231-normalized-50-250-false-45-90-4-3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11.45" calcext:value-type="float">
            <text:p>11.45</text:p>
          </table:table-cell>
          <table:table-cell table:style-name="ce77" office:value-type="percentage" office:value="0.6815" calcext:value-type="percentage">
            <text:p>68.15%</text:p>
          </table:table-cell>
          <table:table-cell table:style-name="ce77" office:value-type="percentage" office:value="0.2126" calcext:value-type="percentage">
            <text:p>21.26%</text:p>
          </table:table-cell>
          <table:table-cell table:number-columns-repeated="1016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office:value-type="string" calcext:value-type="string">
            <text:p>362-normalized-50-750-false-45-90-4-5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3.72" calcext:value-type="float">
            <text:p>3.72</text:p>
          </table:table-cell>
          <table:table-cell table:style-name="ce77" office:value-type="percentage" office:value="0.4267" calcext:value-type="percentage">
            <text:p>42.67%</text:p>
          </table:table-cell>
          <table:table-cell table:style-name="ce77" office:value-type="percentage" office:value="0.3172" calcext:value-type="percentage">
            <text:p>31.72%</text:p>
          </table:table-cell>
          <table:table-cell table:number-columns-repeated="1016"/>
        </table:table-row>
        <table:table-row table:style-name="ro1">
          <table:table-cell table:style-name="ce8" office:value-type="float" office:value="124" calcext:value-type="float">
            <text:p>124</text:p>
          </table:table-cell>
          <table:table-cell office:value-type="string" calcext:value-type="string">
            <text:p>151-normalized-circ10-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34" calcext:value-type="percentage">
            <text:p>0.3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office:value-type="string" calcext:value-type="string">
            <text:p>152-normalized-knapPI_1_2000_1000_1_-11062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5074" calcext:value-type="percentage">
            <text:p>50.74%</text:p>
          </table:table-cell>
          <table:table-cell table:style-name="ce77" office:value-type="percentage" office:value="0.0067" calcext:value-type="percentage">
            <text:p>0.67%</text:p>
          </table:table-cell>
          <table:table-cell table:number-columns-repeated="1016"/>
        </table:table-row>
        <table:table-row table:style-name="ro1">
          <table:table-cell table:style-name="ce8" office:value-type="float" office:value="126" calcext:value-type="float">
            <text:p>126</text:p>
          </table:table-cell>
          <table:table-cell office:value-type="string" calcext:value-type="string">
            <text:p>237-normalized-domset_v500_e2000_w30_mw19_21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337" calcext:value-type="percentage">
            <text:p>3.3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27" calcext:value-type="float">
            <text:p>127</text:p>
          </table:table-cell>
          <table:table-cell office:value-type="string" calcext:value-type="string">
            <text:p>278-normalized-mps-v2-20-10-mod00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65" calcext:value-type="percentage">
            <text:p>2.6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28" calcext:value-type="float">
            <text:p>128</text:p>
          </table:table-cell>
          <table:table-cell office:value-type="string" calcext:value-type="string">
            <text:p>282-normalized-NG.dot_unif_0null10mast_rapportOE1.0_TMAX15_K192_cod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5694.98" calcext:value-type="float">
            <text:p>5694.98</text:p>
          </table:table-cell>
          <table:table-cell table:style-name="ce77" office:value-type="percentage" office:value="0.2049" calcext:value-type="percentage">
            <text:p>20.49%</text:p>
          </table:table-cell>
          <table:table-cell table:style-name="ce77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table-cell table:style-name="ce8" office:value-type="float" office:value="129" calcext:value-type="float">
            <text:p>129</text:p>
          </table:table-cell>
          <table:table-cell office:value-type="string" calcext:value-type="string">
            <text:p>433-normalized-data8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8" calcext:value-type="percentage">
            <text:p>0.8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office:value-type="string" calcext:value-type="string">
            <text:p>96-normalized-autocorr_bern50-06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1357" calcext:value-type="percentage">
            <text:p>13.57%</text:p>
          </table:table-cell>
          <table:table-cell table:style-name="ce77" office:value-type="percentage" office:value="0.001" calcext:value-type="percentage">
            <text:p>0.10%</text:p>
          </table:table-cell>
          <table:table-cell table:number-columns-repeated="1016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office:value-type="string" calcext:value-type="string">
            <text:p>171-normalized-50-250-false-45-90-4-5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8.26" calcext:value-type="float">
            <text:p>8.26</text:p>
          </table:table-cell>
          <table:table-cell table:style-name="ce77" office:value-type="percentage" office:value="0.6145" calcext:value-type="percentage">
            <text:p>61.45%</text:p>
          </table:table-cell>
          <table:table-cell table:style-name="ce77" office:value-type="percentage" office:value="0.18" calcext:value-type="percentage">
            <text:p>18.00%</text:p>
          </table:table-cell>
          <table:table-cell table:number-columns-repeated="1016"/>
        </table:table-row>
        <table:table-row table:style-name="ro1">
          <table:table-cell table:style-name="ce8" office:value-type="float" office:value="132" calcext:value-type="float">
            <text:p>132</text:p>
          </table:table-cell>
          <table:table-cell office:value-type="string" calcext:value-type="string">
            <text:p>129-normalized-wnq_n100_mw99_10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6347" calcext:value-type="percentage">
            <text:p>63.47%</text:p>
          </table:table-cell>
          <table:table-cell table:style-name="ce77" office:value-type="percentage" office:value="0.1289" calcext:value-type="percentage">
            <text:p>12.89%</text:p>
          </table:table-cell>
          <table:table-cell table:number-columns-repeated="1016"/>
        </table:table-row>
        <table:table-row table:style-name="ro1">
          <table:table-cell table:style-name="ce8" office:value-type="float" office:value="133" calcext:value-type="float">
            <text:p>133</text:p>
          </table:table-cell>
          <table:table-cell office:value-type="string" calcext:value-type="string">
            <text:p>164-normalized-domset_v500_e2000_w30_mw19_10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0262" calcext:value-type="percentage">
            <text:p>2.6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34" calcext:value-type="float">
            <text:p>134</text:p>
          </table:table-cell>
          <table:table-cell office:value-type="string" calcext:value-type="string">
            <text:p>296-normalized-domset_v500_e2000_w30_mw19_19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19" calcext:value-type="percentage">
            <text:p>2.1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35" calcext:value-type="float">
            <text:p>135</text:p>
          </table:table-cell>
          <table:table-cell office:value-type="string" calcext:value-type="string">
            <text:p>400-normalized-sep6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22" calcext:value-type="percentage">
            <text:p>0.22%</text:p>
          </table:table-cell>
          <table:table-cell table:style-name="ce77" office:value-type="percentage" office:value="0.0003" calcext:value-type="percentage">
            <text:p>0.03%</text:p>
          </table:table-cell>
          <table:table-cell table:number-columns-repeated="1016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office:value-type="string" calcext:value-type="string">
            <text:p>456-normalized-maxcut_opt_complete_5-partite_block_nvert_5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6461" calcext:value-type="percentage">
            <text:p>64.61%</text:p>
          </table:table-cell>
          <table:table-cell table:style-name="ce77" office:value-type="percentage" office:value="0.277" calcext:value-type="percentage">
            <text:p>27.70%</text:p>
          </table:table-cell>
          <table:table-cell table:number-columns-repeated="1016"/>
        </table:table-row>
        <table:table-row table:style-name="ro1">
          <table:table-cell table:style-name="ce8" office:value-type="float" office:value="137" calcext:value-type="float">
            <text:p>137</text:p>
          </table:table-cell>
          <table:table-cell office:value-type="string" calcext:value-type="string">
            <text:p>51-normalized-data6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9" calcext:value-type="percentage">
            <text:p>2.90%</text:p>
          </table:table-cell>
          <table:table-cell table:style-name="ce77" office:value-type="percentage" office:value="0.0006" calcext:value-type="percentage">
            <text:p>0.06%</text:p>
          </table:table-cell>
          <table:table-cell table:number-columns-repeated="1016"/>
        </table:table-row>
        <table:table-row table:style-name="ro1">
          <table:table-cell table:style-name="ce8" office:value-type="float" office:value="138" calcext:value-type="float">
            <text:p>138</text:p>
          </table:table-cell>
          <table:table-cell office:value-type="string" calcext:value-type="string">
            <text:p>223-normalized-1094.cudf.trendy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3611" calcext:value-type="percentage">
            <text:p>36.11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39" calcext:value-type="float">
            <text:p>139</text:p>
          </table:table-cell>
          <table:table-cell office:value-type="string" calcext:value-type="string">
            <text:p>238-normalized-fir01_trarea_ac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table:style-name="ce77" office:value-type="percentage" office:value="0.7952" calcext:value-type="percentage">
            <text:p>79.5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office:value-type="string" calcext:value-type="string">
            <text:p>3-normalized-fout.r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1.05" calcext:value-type="float">
            <text:p>1.05</text:p>
          </table:table-cell>
          <table:table-cell table:style-name="ce77" office:value-type="percentage" office:value="0.8295" calcext:value-type="percentage">
            <text:p>82.95%</text:p>
          </table:table-cell>
          <table:table-cell table:style-name="ce77" office:value-type="percentage" office:value="0.0139" calcext:value-type="percentage">
            <text:p>1.39%</text:p>
          </table:table-cell>
          <table:table-cell table:number-columns-repeated="1016"/>
        </table:table-row>
        <table:table-row table:style-name="ro1">
          <table:table-cell table:style-name="ce8" office:value-type="float" office:value="141" calcext:value-type="float">
            <text:p>141</text:p>
          </table:table-cell>
          <table:table-cell office:value-type="string" calcext:value-type="string">
            <text:p>201-normalized-domset_v500_e2000_w30_mw19_23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43" calcext:value-type="percentage">
            <text:p>2.43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42" calcext:value-type="float">
            <text:p>142</text:p>
          </table:table-cell>
          <table:table-cell office:value-type="string" calcext:value-type="string">
            <text:p>249-normalized-aug6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24" calcext:value-type="percentage">
            <text:p>0.2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office:value-type="string" calcext:value-type="string">
            <text:p>349-normalized-circ8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88" calcext:value-type="percentage">
            <text:p>0.88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office:value-type="string" calcext:value-type="string">
            <text:p>436-normalized-hw128-vm75p-opt.opb.negationfix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0329" calcext:value-type="percentage">
            <text:p>3.2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474-normalized-domset_v500_e2000_w30_mw19_12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19" calcext:value-type="percentage">
            <text:p>2.1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46" calcext:value-type="float">
            <text:p>146</text:p>
          </table:table-cell>
          <table:table-cell office:value-type="string" calcext:value-type="string">
            <text:p>150-normalized-maxcut_opt_complete_5-partite_inlv_nvert_2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2386.37" calcext:value-type="float">
            <text:p>2386.37</text:p>
          </table:table-cell>
          <table:table-cell table:style-name="ce77" office:value-type="percentage" office:value="0.5628" calcext:value-type="percentage">
            <text:p>56.28%</text:p>
          </table:table-cell>
          <table:table-cell table:style-name="ce77" office:value-type="percentage" office:value="0.3063" calcext:value-type="percentage">
            <text:p>30.63%</text:p>
          </table:table-cell>
          <table:table-cell table:number-columns-repeated="1016"/>
        </table:table-row>
        <table:table-row table:style-name="ro1"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420-normalized-50-250-false-45-90-4-7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5.98" calcext:value-type="float">
            <text:p>5.98</text:p>
          </table:table-cell>
          <table:table-cell table:style-name="ce77" office:value-type="percentage" office:value="0.6831" calcext:value-type="percentage">
            <text:p>68.31%</text:p>
          </table:table-cell>
          <table:table-cell table:style-name="ce77" office:value-type="percentage" office:value="0.2056" calcext:value-type="percentage">
            <text:p>20.56%</text:p>
          </table:table-cell>
          <table:table-cell table:number-columns-repeated="1016"/>
        </table:table-row>
        <table:table-row table:style-name="ro1">
          <table:table-cell table:style-name="ce8" office:value-type="float" office:value="148" calcext:value-type="float">
            <text:p>148</text:p>
          </table:table-cell>
          <table:table-cell office:value-type="string" calcext:value-type="string">
            <text:p>128-normalized-wnq_n100_mw99_0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6831" calcext:value-type="percentage">
            <text:p>68.31%</text:p>
          </table:table-cell>
          <table:table-cell table:style-name="ce77" office:value-type="percentage" office:value="0.0094" calcext:value-type="percentage">
            <text:p>0.94%</text:p>
          </table:table-cell>
          <table:table-cell table:number-columns-repeated="1016"/>
        </table:table-row>
        <table:table-row table:style-name="ro1">
          <table:table-cell table:style-name="ce8" office:value-type="float" office:value="149" calcext:value-type="float">
            <text:p>149</text:p>
          </table:table-cell>
          <table:table-cell office:value-type="string" calcext:value-type="string">
            <text:p>137-normalized-domset_v500_e2000_w30_mw19_16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59" calcext:value-type="percentage">
            <text:p>2.5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office:value-type="string" calcext:value-type="string">
            <text:p>143-normalized-g15x1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365" calcext:value-type="percentage">
            <text:p>83.65%</text:p>
          </table:table-cell>
          <table:table-cell table:style-name="ce77" office:value-type="percentage" office:value="0.0788" calcext:value-type="percentage">
            <text:p>7.88%</text:p>
          </table:table-cell>
          <table:table-cell table:number-columns-repeated="1016"/>
        </table:table-row>
        <table:table-row table:style-name="ro1">
          <table:table-cell table:style-name="ce8" office:value-type="float" office:value="151" calcext:value-type="float">
            <text:p>151</text:p>
          </table:table-cell>
          <table:table-cell office:value-type="string" calcext:value-type="string">
            <text:p>343-normalized-domset_v500_e2000_w30_mw19_13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0254" calcext:value-type="percentage">
            <text:p>2.5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52" calcext:value-type="float">
            <text:p>152</text:p>
          </table:table-cell>
          <table:table-cell office:value-type="string" calcext:value-type="string">
            <text:p>391-normalized-mps-v2-20-10-nw0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3608.19" calcext:value-type="float">
            <text:p>3608.19</text:p>
          </table:table-cell>
          <table:table-cell table:style-name="ce77" office:value-type="percentage" office:value="0.2203" calcext:value-type="percentage">
            <text:p>22.03%</text:p>
          </table:table-cell>
          <table:table-cell table:style-name="ce77" office:value-type="percentage" office:value="0.0004" calcext:value-type="percentage">
            <text:p>0.04%</text:p>
          </table:table-cell>
          <table:table-cell table:number-columns-repeated="1016"/>
        </table:table-row>
        <table:table-row table:style-name="ro1">
          <table:table-cell table:style-name="ce8" office:value-type="float" office:value="153" calcext:value-type="float">
            <text:p>153</text:p>
          </table:table-cell>
          <table:table-cell office:value-type="string" calcext:value-type="string">
            <text:p>448-normalized-g100x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3600.17" calcext:value-type="float">
            <text:p>3600.17</text:p>
          </table:table-cell>
          <table:table-cell table:style-name="ce77" office:value-type="percentage" office:value="0.915" calcext:value-type="percentage">
            <text:p>91.50%</text:p>
          </table:table-cell>
          <table:table-cell table:style-name="ce77" office:value-type="percentage" office:value="0.0008" calcext:value-type="percentage">
            <text:p>0.08%</text:p>
          </table:table-cell>
          <table:table-cell table:number-columns-repeated="1016"/>
        </table:table-row>
        <table:table-row table:style-name="ro1">
          <table:table-cell table:style-name="ce8" office:value-type="float" office:value="154" calcext:value-type="float">
            <text:p>154</text:p>
          </table:table-cell>
          <table:table-cell office:value-type="string" calcext:value-type="string">
            <text:p>157-Init-x2-i5_pp_9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147.23" calcext:value-type="float">
            <text:p>147.23</text:p>
          </table:table-cell>
          <table:table-cell table:style-name="ce77" office:value-type="percentage" office:value="0.0035" calcext:value-type="percentage">
            <text:p>0.3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55" calcext:value-type="float">
            <text:p>155</text:p>
          </table:table-cell>
          <table:table-cell office:value-type="string" calcext:value-type="string">
            <text:p>193-normalized-hw64-vm25p-opt.opb.negation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10.77" calcext:value-type="float">
            <text:p>10.77</text:p>
          </table:table-cell>
          <table:table-cell table:style-name="ce77" office:value-type="percentage" office:value="0.0514" calcext:value-type="percentage">
            <text:p>5.1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56" calcext:value-type="float">
            <text:p>156</text:p>
          </table:table-cell>
          <table:table-cell office:value-type="string" calcext:value-type="string">
            <text:p>463-normalized-ii32c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8.74" calcext:value-type="float">
            <text:p>8.74</text:p>
          </table:table-cell>
          <table:table-cell table:style-name="ce77" office:value-type="percentage" office:value="0.6779" calcext:value-type="percentage">
            <text:p>67.79%</text:p>
          </table:table-cell>
          <table:table-cell table:style-name="ce77" office:value-type="percentage" office:value="0.2283" calcext:value-type="percentage">
            <text:p>22.83%</text:p>
          </table:table-cell>
          <table:table-cell table:number-columns-repeated="1016"/>
        </table:table-row>
        <table:table-row table:style-name="ro1">
          <table:table-cell table:style-name="ce8" office:value-type="float" office:value="157" calcext:value-type="float">
            <text:p>157</text:p>
          </table:table-cell>
          <table:table-cell office:value-type="string" calcext:value-type="string">
            <text:p>134-normalized-domset_v500_e2000_w30_mw19_20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3600.26" calcext:value-type="float">
            <text:p>3600.26</text:p>
          </table:table-cell>
          <table:table-cell table:style-name="ce77" office:value-type="percentage" office:value="0.0381" calcext:value-type="percentage">
            <text:p>3.81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58" calcext:value-type="float">
            <text:p>158</text:p>
          </table:table-cell>
          <table:table-cell office:value-type="string" calcext:value-type="string">
            <text:p>403-normalized-domset_v500_e2000_w30_mw19_22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54" calcext:value-type="percentage">
            <text:p>2.5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59" calcext:value-type="float">
            <text:p>159</text:p>
          </table:table-cell>
          <table:table-cell office:value-type="string" calcext:value-type="string">
            <text:p>414-normalized-fir08_area_dela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3625.69" calcext:value-type="float">
            <text:p>3625.69</text:p>
          </table:table-cell>
          <table:table-cell table:style-name="ce77" office:value-type="percentage" office:value="0.8618" calcext:value-type="percentage">
            <text:p>86.18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60" calcext:value-type="float">
            <text:p>160</text:p>
          </table:table-cell>
          <table:table-cell office:value-type="string" calcext:value-type="string">
            <text:p>471-normalized-ped2.G.recomb10-0.20-1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3600.54" calcext:value-type="float">
            <text:p>3600.54</text:p>
          </table:table-cell>
          <table:table-cell table:style-name="ce77" office:value-type="percentage" office:value="0.725" calcext:value-type="percentage">
            <text:p>72.5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office:value-type="string" calcext:value-type="string">
            <text:p>49-normalized-may6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34" calcext:value-type="percentage">
            <text:p>0.3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office:value-type="string" calcext:value-type="string">
            <text:p>70-normalized-aug5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24" calcext:value-type="percentage">
            <text:p>0.24%</text:p>
          </table:table-cell>
          <table:table-cell table:style-name="ce77" office:value-type="percentage" office:value="0.0003" calcext:value-type="percentage">
            <text:p>0.03%</text:p>
          </table:table-cell>
          <table:table-cell table:number-columns-repeated="1016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office:value-type="string" calcext:value-type="string">
            <text:p>177-normalized-j609_2.st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278.74" calcext:value-type="float">
            <text:p>278.74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64" calcext:value-type="float">
            <text:p>164</text:p>
          </table:table-cell>
          <table:table-cell office:value-type="string" calcext:value-type="string">
            <text:p>189-normalized-randa13f2d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 table:style-name="ce77" office:value-type="percentage" office:value="0.9151" calcext:value-type="percentage">
            <text:p>91.51%</text:p>
          </table:table-cell>
          <table:table-cell table:style-name="ce77" office:value-type="percentage" office:value="0.0051" calcext:value-type="percentage">
            <text:p>0.51%</text:p>
          </table:table-cell>
          <table:table-cell table:number-columns-repeated="1016"/>
        </table:table-row>
        <table:table-row table:style-name="ro1">
          <table:table-cell table:style-name="ce8" office:value-type="float" office:value="165" calcext:value-type="float">
            <text:p>165</text:p>
          </table:table-cell>
          <table:table-cell office:value-type="string" calcext:value-type="string">
            <text:p>208-normalized-knapPI_4_50_1000_1_-99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0388" calcext:value-type="percentage">
            <text:p>3.88%</text:p>
          </table:table-cell>
          <table:table-cell table:number-columns-repeated="1016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office:value-type="string" calcext:value-type="string">
            <text:p>245-normalized-ws97-5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table:style-name="ce77" office:value-type="percentage" office:value="0.8742" calcext:value-type="percentage">
            <text:p>87.4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67" calcext:value-type="float">
            <text:p>167</text:p>
          </table:table-cell>
          <table:table-cell office:value-type="string" calcext:value-type="string">
            <text:p>279-normalized-aries-da_network_20_2__17_12__128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26.95" calcext:value-type="float">
            <text:p>26.95</text:p>
          </table:table-cell>
          <table:table-cell table:style-name="ce77" office:value-type="percentage" office:value="0.368" calcext:value-type="percentage">
            <text:p>36.80%</text:p>
          </table:table-cell>
          <table:table-cell table:style-name="ce77" office:value-type="percentage" office:value="0.0001" calcext:value-type="percentage">
            <text:p>0.01%</text:p>
          </table:table-cell>
          <table:table-cell table:number-columns-repeated="1016"/>
        </table:table-row>
        <table:table-row table:style-name="ro1">
          <table:table-cell table:style-name="ce8" office:value-type="float" office:value="168" calcext:value-type="float">
            <text:p>168</text:p>
          </table:table-cell>
          <table:table-cell office:value-type="string" calcext:value-type="string">
            <text:p>318-normalized-1037.cudf.trendy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4967" calcext:value-type="percentage">
            <text:p>49.6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69" calcext:value-type="float">
            <text:p>169</text:p>
          </table:table-cell>
          <table:table-cell office:value-type="string" calcext:value-type="string">
            <text:p>115-normalized-wnq_n100_mw99_13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.04" calcext:value-type="float">
            <text:p>3600.04</text:p>
          </table:table-cell>
          <table:table-cell table:style-name="ce77" office:value-type="percentage" office:value="0.7795" calcext:value-type="percentage">
            <text:p>77.95%</text:p>
          </table:table-cell>
          <table:table-cell table:style-name="ce77" office:value-type="percentage" office:value="0.1407" calcext:value-type="percentage">
            <text:p>14.07%</text:p>
          </table:table-cell>
          <table:table-cell table:number-columns-repeated="1016"/>
        </table:table-row>
        <table:table-row table:style-name="ro1">
          <table:table-cell table:style-name="ce8" office:value-type="float" office:value="170" calcext:value-type="float">
            <text:p>170</text:p>
          </table:table-cell>
          <table:table-cell office:value-type="string" calcext:value-type="string">
            <text:p>18-normalized-ii16d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204" calcext:value-type="percentage">
            <text:p>82.04%</text:p>
          </table:table-cell>
          <table:table-cell table:style-name="ce77" office:value-type="percentage" office:value="0.1657" calcext:value-type="percentage">
            <text:p>16.57%</text:p>
          </table:table-cell>
          <table:table-cell table:number-columns-repeated="1016"/>
        </table:table-row>
        <table:table-row table:style-name="ro1">
          <table:table-cell table:style-name="ce8" office:value-type="float" office:value="171" calcext:value-type="float">
            <text:p>171</text:p>
          </table:table-cell>
          <table:table-cell office:value-type="string" calcext:value-type="string">
            <text:p>184-normalized-circ10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15" calcext:value-type="percentage">
            <text:p>0.1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72" calcext:value-type="float">
            <text:p>172</text:p>
          </table:table-cell>
          <table:table-cell office:value-type="string" calcext:value-type="string">
            <text:p>204-normalized-OGR_1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11" calcext:value-type="percentage">
            <text:p>0.11%</text:p>
          </table:table-cell>
          <table:table-cell table:style-name="ce77" office:value-type="percentage" office:value="0.0458" calcext:value-type="percentage">
            <text:p>4.58%</text:p>
          </table:table-cell>
          <table:table-cell table:number-columns-repeated="1016"/>
        </table:table-row>
        <table:table-row table:style-name="ro1">
          <table:table-cell table:style-name="ce8" office:value-type="float" office:value="173" calcext:value-type="float">
            <text:p>173</text:p>
          </table:table-cell>
          <table:table-cell office:value-type="string" calcext:value-type="string">
            <text:p>289-normalized-circ6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129" calcext:value-type="percentage">
            <text:p>1.29%</text:p>
          </table:table-cell>
          <table:table-cell table:style-name="ce77" office:value-type="percentage" office:value="0.0001" calcext:value-type="percentage">
            <text:p>0.01%</text:p>
          </table:table-cell>
          <table:table-cell table:number-columns-repeated="1016"/>
        </table:table-row>
        <table:table-row table:style-name="ro1">
          <table:table-cell table:style-name="ce8" office:value-type="float" office:value="174" calcext:value-type="float">
            <text:p>174</text:p>
          </table:table-cell>
          <table:table-cell office:value-type="string" calcext:value-type="string">
            <text:p>359-normalized-ped3.F.recomb10-0.01-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6961" calcext:value-type="percentage">
            <text:p>69.61%</text:p>
          </table:table-cell>
          <table:table-cell table:style-name="ce77" office:value-type="percentage" office:value="0.0002" calcext:value-type="percentage">
            <text:p>0.02%</text:p>
          </table:table-cell>
          <table:table-cell table:number-columns-repeated="1016"/>
        </table:table-row>
        <table:table-row table:style-name="ro1">
          <table:table-cell table:style-name="ce8" office:value-type="float" office:value="175" calcext:value-type="float">
            <text:p>175</text:p>
          </table:table-cell>
          <table:table-cell office:value-type="string" calcext:value-type="string">
            <text:p>396-normalized-domset_v500_e2000_w30_mw19_11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27" calcext:value-type="percentage">
            <text:p>2.2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76" calcext:value-type="float">
            <text:p>176</text:p>
          </table:table-cell>
          <table:table-cell office:value-type="string" calcext:value-type="string">
            <text:p>438-normalized-matrix_5x3_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1.61" calcext:value-type="float">
            <text:p>3601.61</text:p>
          </table:table-cell>
          <table:table-cell table:style-name="ce77" office:value-type="percentage" office:value="0.5657" calcext:value-type="percentage">
            <text:p>56.57%</text:p>
          </table:table-cell>
          <table:table-cell table:style-name="ce77" office:value-type="percentage" office:value="0.0026" calcext:value-type="percentage">
            <text:p>0.26%</text:p>
          </table:table-cell>
          <table:table-cell table:number-columns-repeated="1016"/>
        </table:table-row>
        <table:table-row table:style-name="ro1">
          <table:table-cell table:style-name="ce8" office:value-type="float" office:value="177" calcext:value-type="float">
            <text:p>177</text:p>
          </table:table-cell>
          <table:table-cell office:value-type="string" calcext:value-type="string">
            <text:p>5-normalized-sporttournament50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578" calcext:value-type="percentage">
            <text:p>5.78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78" calcext:value-type="float">
            <text:p>178</text:p>
          </table:table-cell>
          <table:table-cell office:value-type="string" calcext:value-type="string">
            <text:p>12-normalized-50-750-false-45-90-4-7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4.15" calcext:value-type="float">
            <text:p>4.15</text:p>
          </table:table-cell>
          <table:table-cell table:style-name="ce77" office:value-type="percentage" office:value="0.5316" calcext:value-type="percentage">
            <text:p>53.16%</text:p>
          </table:table-cell>
          <table:table-cell table:style-name="ce77" office:value-type="percentage" office:value="0.3917" calcext:value-type="percentage">
            <text:p>39.17%</text:p>
          </table:table-cell>
          <table:table-cell table:number-columns-repeated="1016"/>
        </table:table-row>
        <table:table-row table:style-name="ro1">
          <table:table-cell table:style-name="ce8" office:value-type="float" office:value="179" calcext:value-type="float">
            <text:p>179</text:p>
          </table:table-cell>
          <table:table-cell office:value-type="string" calcext:value-type="string">
            <text:p>243-normalized-sbox_4_shg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11.72" calcext:value-type="float">
            <text:p>11.72</text:p>
          </table:table-cell>
          <table:table-cell table:style-name="ce77" office:value-type="percentage" office:value="0.8263" calcext:value-type="percentage">
            <text:p>82.63%</text:p>
          </table:table-cell>
          <table:table-cell table:style-name="ce77" office:value-type="percentage" office:value="0.0157" calcext:value-type="percentage">
            <text:p>1.57%</text:p>
          </table:table-cell>
          <table:table-cell table:number-columns-repeated="1016"/>
        </table:table-row>
        <table:table-row table:style-name="ro1">
          <table:table-cell table:style-name="ce8" office:value-type="float" office:value="180" calcext:value-type="float">
            <text:p>180</text:p>
          </table:table-cell>
          <table:table-cell office:value-type="string" calcext:value-type="string">
            <text:p>35-normalized-bogr_6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style-name="ce77" office:value-type="percentage" office:value="0.0024" calcext:value-type="percentage">
            <text:p>0.24%</text:p>
          </table:table-cell>
          <table:table-cell table:style-name="ce77" office:value-type="percentage" office:value="0.008" calcext:value-type="percentage">
            <text:p>0.80%</text:p>
          </table:table-cell>
          <table:table-cell table:number-columns-repeated="1016"/>
        </table:table-row>
        <table:table-row table:style-name="ro1">
          <table:table-cell table:style-name="ce8" office:value-type="float" office:value="181" calcext:value-type="float">
            <text:p>181</text:p>
          </table:table-cell>
          <table:table-cell office:value-type="string" calcext:value-type="string">
            <text:p>406-normalized-aries-da_network_20_2__17_12__6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table:style-name="ce77" office:value-type="percentage" office:value="0.0987" calcext:value-type="percentage">
            <text:p>9.8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82" calcext:value-type="float">
            <text:p>182</text:p>
          </table:table-cell>
          <table:table-cell office:value-type="string" calcext:value-type="string">
            <text:p>207-normalized-f20c10b_025_area_dela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774" calcext:value-type="percentage">
            <text:p>77.40%</text:p>
          </table:table-cell>
          <table:table-cell table:style-name="ce77" office:value-type="percentage" office:value="0.0006" calcext:value-type="percentage">
            <text:p>0.06%</text:p>
          </table:table-cell>
          <table:table-cell table:number-columns-repeated="1016"/>
        </table:table-row>
        <table:table-row table:style-name="ro1">
          <table:table-cell table:style-name="ce8" office:value-type="float" office:value="183" calcext:value-type="float">
            <text:p>183</text:p>
          </table:table-cell>
          <table:table-cell office:value-type="string" calcext:value-type="string">
            <text:p>27-normalized-knapPI_5_2000_10000_5_-95274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0488" calcext:value-type="percentage">
            <text:p>4.88%</text:p>
          </table:table-cell>
          <table:table-cell table:style-name="ce77" office:value-type="percentage" office:value="0.043" calcext:value-type="percentage">
            <text:p>4.30%</text:p>
          </table:table-cell>
          <table:table-cell table:number-columns-repeated="1016"/>
        </table:table-row>
        <table:table-row table:style-name="ro1">
          <table:table-cell table:style-name="ce8" office:value-type="float" office:value="184" calcext:value-type="float">
            <text:p>184</text:p>
          </table:table-cell>
          <table:table-cell office:value-type="string" calcext:value-type="string">
            <text:p>286-normalized-OGR_1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08" calcext:value-type="percentage">
            <text:p>0.08%</text:p>
          </table:table-cell>
          <table:table-cell table:style-name="ce77" office:value-type="percentage" office:value="0.0382" calcext:value-type="percentage">
            <text:p>3.82%</text:p>
          </table:table-cell>
          <table:table-cell table:number-columns-repeated="1016"/>
        </table:table-row>
        <table:table-row table:style-name="ro1">
          <table:table-cell table:style-name="ce8" office:value-type="float" office:value="185" calcext:value-type="float">
            <text:p>185</text:p>
          </table:table-cell>
          <table:table-cell office:value-type="string" calcext:value-type="string">
            <text:p>315-normalized-matrix_5x3_1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8975" calcext:value-type="percentage">
            <text:p>89.75%</text:p>
          </table:table-cell>
          <table:table-cell table:style-name="ce77" office:value-type="percentage" office:value="0.0088" calcext:value-type="percentage">
            <text:p>0.88%</text:p>
          </table:table-cell>
          <table:table-cell table:number-columns-repeated="1016"/>
        </table:table-row>
        <table:table-row table:style-name="ro1">
          <table:table-cell table:style-name="ce8" office:value-type="float" office:value="186" calcext:value-type="float">
            <text:p>186</text:p>
          </table:table-cell>
          <table:table-cell office:value-type="string" calcext:value-type="string">
            <text:p>398-normalized-ped2.G.recomb10-0.20-1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8845" calcext:value-type="percentage">
            <text:p>88.4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87" calcext:value-type="float">
            <text:p>187</text:p>
          </table:table-cell>
          <table:table-cell office:value-type="string" calcext:value-type="string">
            <text:p>58-normalized-clique-coloring-max-clique-n=13-t=1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668" calcext:value-type="percentage">
            <text:p>6.68%</text:p>
          </table:table-cell>
          <table:table-cell table:style-name="ce77" office:value-type="percentage" office:value="0.044" calcext:value-type="percentage">
            <text:p>4.40%</text:p>
          </table:table-cell>
          <table:table-cell table:number-columns-repeated="1016"/>
        </table:table-row>
        <table:table-row table:style-name="ro1">
          <table:table-cell table:style-name="ce8" office:value-type="float" office:value="188" calcext:value-type="float">
            <text:p>188</text:p>
          </table:table-cell>
          <table:table-cell office:value-type="string" calcext:value-type="string">
            <text:p>440-normalized-aries-da_network_20_2__17_12__51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225.55" calcext:value-type="float">
            <text:p>225.55</text:p>
          </table:table-cell>
          <table:table-cell table:style-name="ce77" office:value-type="percentage" office:value="0.0584" calcext:value-type="percentage">
            <text:p>5.8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89" calcext:value-type="float">
            <text:p>189</text:p>
          </table:table-cell>
          <table:table-cell office:value-type="string" calcext:value-type="string">
            <text:p>194-normalized-vertexcover_opt_grid_oddrowevencolsquare_dim_07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8694" calcext:value-type="percentage">
            <text:p>86.94%</text:p>
          </table:table-cell>
          <table:table-cell table:style-name="ce77" office:value-type="percentage" office:value="0.0051" calcext:value-type="percentage">
            <text:p>0.51%</text:p>
          </table:table-cell>
          <table:table-cell table:number-columns-repeated="1016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office:value-type="string" calcext:value-type="string">
            <text:p>248-normalized-wnq_n100_mw99_11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3553" calcext:value-type="percentage">
            <text:p>35.53%</text:p>
          </table:table-cell>
          <table:table-cell table:style-name="ce77" office:value-type="percentage" office:value="0.1126" calcext:value-type="percentage">
            <text:p>11.26%</text:p>
          </table:table-cell>
          <table:table-cell table:number-columns-repeated="1016"/>
        </table:table-row>
        <table:table-row table:style-name="ro1">
          <table:table-cell table:style-name="ce8" office:value-type="float" office:value="191" calcext:value-type="float">
            <text:p>191</text:p>
          </table:table-cell>
          <table:table-cell office:value-type="string" calcext:value-type="string">
            <text:p>295-normalized-f20c10b_026_area_dela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8676" calcext:value-type="percentage">
            <text:p>86.76%</text:p>
          </table:table-cell>
          <table:table-cell table:style-name="ce77" office:value-type="percentage" office:value="0.0012" calcext:value-type="percentage">
            <text:p>0.12%</text:p>
          </table:table-cell>
          <table:table-cell table:number-columns-repeated="1016"/>
        </table:table-row>
        <table:table-row table:style-name="ro1">
          <table:table-cell table:style-name="ce8" office:value-type="float" office:value="192" calcext:value-type="float">
            <text:p>192</text:p>
          </table:table-cell>
          <table:table-cell office:value-type="string" calcext:value-type="string">
            <text:p>323-normalized-f20c10b_023_area_dela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.05" calcext:value-type="float">
            <text:p>3600.05</text:p>
          </table:table-cell>
          <table:table-cell table:style-name="ce77" office:value-type="percentage" office:value="0.8737" calcext:value-type="percentage">
            <text:p>87.37%</text:p>
          </table:table-cell>
          <table:table-cell table:style-name="ce77" office:value-type="percentage" office:value="0.0008" calcext:value-type="percentage">
            <text:p>0.08%</text:p>
          </table:table-cell>
          <table:table-cell table:number-columns-repeated="1016"/>
        </table:table-row>
        <table:table-row table:style-name="ro1">
          <table:table-cell table:style-name="ce8" office:value-type="float" office:value="193" calcext:value-type="float">
            <text:p>193</text:p>
          </table:table-cell>
          <table:table-cell office:value-type="string" calcext:value-type="string">
            <text:p>327-normalized-ii16a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5666" calcext:value-type="percentage">
            <text:p>56.66%</text:p>
          </table:table-cell>
          <table:table-cell table:style-name="ce77" office:value-type="percentage" office:value="0.1816" calcext:value-type="percentage">
            <text:p>18.16%</text:p>
          </table:table-cell>
          <table:table-cell table:number-columns-repeated="1016"/>
        </table:table-row>
        <table:table-row table:style-name="ro1">
          <table:table-cell table:style-name="ce8" office:value-type="float" office:value="194" calcext:value-type="float">
            <text:p>194</text:p>
          </table:table-cell>
          <table:table-cell office:value-type="string" calcext:value-type="string">
            <text:p>347-normalized-matrix_5x3_9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3936" calcext:value-type="percentage">
            <text:p>39.36%</text:p>
          </table:table-cell>
          <table:table-cell table:style-name="ce77" office:value-type="percentage" office:value="0.0014" calcext:value-type="percentage">
            <text:p>0.14%</text:p>
          </table:table-cell>
          <table:table-cell table:number-columns-repeated="1016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office:value-type="string" calcext:value-type="string">
            <text:p>432-normalized-neos-162077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32" calcext:value-type="percentage">
            <text:p>2.32%</text:p>
          </table:table-cell>
          <table:table-cell table:style-name="ce77" office:value-type="percentage" office:value="0.1421" calcext:value-type="percentage">
            <text:p>14.21%</text:p>
          </table:table-cell>
          <table:table-cell table:number-columns-repeated="1016"/>
        </table:table-row>
        <table:table-row table:style-name="ro1">
          <table:table-cell table:style-name="ce8" office:value-type="float" office:value="196" calcext:value-type="float">
            <text:p>196</text:p>
          </table:table-cell>
          <table:table-cell office:value-type="string" calcext:value-type="string">
            <text:p>449-normalized-graphpart_3pm-0334-0334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737" calcext:value-type="percentage">
            <text:p>7.3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97" calcext:value-type="float">
            <text:p>197</text:p>
          </table:table-cell>
          <table:table-cell office:value-type="string" calcext:value-type="string">
            <text:p>458-normalized-bogr_1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12" calcext:value-type="percentage">
            <text:p>0.12%</text:p>
          </table:table-cell>
          <table:table-cell table:style-name="ce77" office:value-type="percentage" office:value="0.0554" calcext:value-type="percentage">
            <text:p>5.54%</text:p>
          </table:table-cell>
          <table:table-cell table:number-columns-repeated="1016"/>
        </table:table-row>
        <table:table-row table:style-name="ro1">
          <table:table-cell table:style-name="ce8" office:value-type="float" office:value="198" calcext:value-type="float">
            <text:p>198</text:p>
          </table:table-cell>
          <table:table-cell office:value-type="string" calcext:value-type="string">
            <text:p>267-normalized-aries-da_network_50_2__8_45__8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style-name="ce77" office:value-type="percentage" office:value="0.0505" calcext:value-type="percentage">
            <text:p>5.0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99" calcext:value-type="float">
            <text:p>199</text:p>
          </table:table-cell>
          <table:table-cell office:value-type="string" calcext:value-type="string">
            <text:p>306-normalized-OGR_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0.49" calcext:value-type="float">
            <text:p>0.49</text:p>
          </table:table-cell>
          <table:table-cell table:style-name="ce77" office:value-type="percentage" office:value="0.0003" calcext:value-type="percentage">
            <text:p>0.03%</text:p>
          </table:table-cell>
          <table:table-cell table:style-name="ce77" office:value-type="percentage" office:value="0.0031" calcext:value-type="percentage">
            <text:p>0.31%</text:p>
          </table:table-cell>
          <table:table-cell table:number-columns-repeated="1016"/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office:value-type="string" calcext:value-type="string">
            <text:p>313-normalized-rand362510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style-name="ce77" office:value-type="percentage" office:value="0.8971" calcext:value-type="percentage">
            <text:p>89.71%</text:p>
          </table:table-cell>
          <table:table-cell table:style-name="ce77" office:value-type="percentage" office:value="0.0361" calcext:value-type="percentage">
            <text:p>3.61%</text:p>
          </table:table-cell>
          <table:table-cell table:number-columns-repeated="1016"/>
        </table:table-row>
        <table:table-row table:style-name="ro1">
          <table:table-cell table:style-name="ce8" office:value-type="float" office:value="201" calcext:value-type="float">
            <text:p>201</text:p>
          </table:table-cell>
          <table:table-cell office:value-type="string" calcext:value-type="string">
            <text:p>355-normalized-OGR_5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table:style-name="ce77" office:value-type="percentage" office:value="0.0047" calcext:value-type="percentage">
            <text:p>0.47%</text:p>
          </table:table-cell>
          <table:table-cell table:style-name="ce77" office:value-type="percentage" office:value="0.0035" calcext:value-type="percentage">
            <text:p>0.35%</text:p>
          </table:table-cell>
          <table:table-cell table:number-columns-repeated="1016"/>
        </table:table-row>
        <table:table-row table:style-name="ro1">
          <table:table-cell table:style-name="ce8" office:value-type="float" office:value="202" calcext:value-type="float">
            <text:p>202</text:p>
          </table:table-cell>
          <table:table-cell office:value-type="string" calcext:value-type="string">
            <text:p>386-normalized-g9x9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0.19" calcext:value-type="float">
            <text:p>0.19</text:p>
          </table:table-cell>
          <table:table-cell table:style-name="ce77" office:value-type="percentage" office:value="0.872" calcext:value-type="percentage">
            <text:p>87.20%</text:p>
          </table:table-cell>
          <table:table-cell table:style-name="ce77" office:value-type="percentage" office:value="0.0378" calcext:value-type="percentage">
            <text:p>3.78%</text:p>
          </table:table-cell>
          <table:table-cell table:number-columns-repeated="1016"/>
        </table:table-row>
        <table:table-row table:style-name="ro1">
          <table:table-cell table:style-name="ce8" office:value-type="float" office:value="203" calcext:value-type="float">
            <text:p>203</text:p>
          </table:table-cell>
          <table:table-cell office:value-type="string" calcext:value-type="string">
            <text:p>57-normalized-BA_RDC4.dot_fibo_50null0mast_rapportOE2.0_TMAX15_K67_cod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231.12" calcext:value-type="float">
            <text:p>231.12</text:p>
          </table:table-cell>
          <table:table-cell table:style-name="ce77" office:value-type="percentage" office:value="0.0034" calcext:value-type="percentage">
            <text:p>0.34%</text:p>
          </table:table-cell>
          <table:table-cell table:style-name="ce77" office:value-type="percentage" office:value="0.0823" calcext:value-type="percentage">
            <text:p>8.23%</text:p>
          </table:table-cell>
          <table:table-cell table:number-columns-repeated="1016"/>
        </table:table-row>
        <table:table-row table:style-name="ro1">
          <table:table-cell table:style-name="ce8" office:value-type="float" office:value="204" calcext:value-type="float">
            <text:p>204</text:p>
          </table:table-cell>
          <table:table-cell office:value-type="string" calcext:value-type="string">
            <text:p>113-normalized-matrix_5x3_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5877" calcext:value-type="percentage">
            <text:p>58.77%</text:p>
          </table:table-cell>
          <table:table-cell table:style-name="ce77" office:value-type="percentage" office:value="0.0022" calcext:value-type="percentage">
            <text:p>0.22%</text:p>
          </table:table-cell>
          <table:table-cell table:number-columns-repeated="1016"/>
        </table:table-row>
        <table:table-row table:style-name="ro1">
          <table:table-cell table:style-name="ce8" office:value-type="float" office:value="205" calcext:value-type="float">
            <text:p>205</text:p>
          </table:table-cell>
          <table:table-cell office:value-type="string" calcext:value-type="string">
            <text:p>118-normalized-clique-coloring-max-clique-n=14-t=9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2057" calcext:value-type="percentage">
            <text:p>20.57%</text:p>
          </table:table-cell>
          <table:table-cell table:style-name="ce77" office:value-type="percentage" office:value="0.1643" calcext:value-type="percentage">
            <text:p>16.43%</text:p>
          </table:table-cell>
          <table:table-cell table:number-columns-repeated="1016"/>
        </table:table-row>
        <table:table-row table:style-name="ro1">
          <table:table-cell table:style-name="ce8" office:value-type="float" office:value="206" calcext:value-type="float">
            <text:p>206</text:p>
          </table:table-cell>
          <table:table-cell office:value-type="string" calcext:value-type="string">
            <text:p>140-normalized-hw64-vm75p-opt.opb.negationfix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132" calcext:value-type="percentage">
            <text:p>1.3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07" calcext:value-type="float">
            <text:p>207</text:p>
          </table:table-cell>
          <table:table-cell office:value-type="string" calcext:value-type="string">
            <text:p>156-normalized-matrix_5x3_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238" calcext:value-type="percentage">
            <text:p>82.38%</text:p>
          </table:table-cell>
          <table:table-cell table:style-name="ce77" office:value-type="percentage" office:value="0.0047" calcext:value-type="percentage">
            <text:p>0.47%</text:p>
          </table:table-cell>
          <table:table-cell table:number-columns-repeated="1016"/>
        </table:table-row>
        <table:table-row table:style-name="ro1">
          <table:table-cell table:style-name="ce8" office:value-type="float" office:value="208" calcext:value-type="float">
            <text:p>208</text:p>
          </table:table-cell>
          <table:table-cell office:value-type="string" calcext:value-type="string">
            <text:p>168-normalized-frb50-23-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4341" calcext:value-type="percentage">
            <text:p>43.41%</text:p>
          </table:table-cell>
          <table:table-cell table:style-name="ce77" office:value-type="percentage" office:value="0.2778" calcext:value-type="percentage">
            <text:p>27.78%</text:p>
          </table:table-cell>
          <table:table-cell table:number-columns-repeated="1016"/>
        </table:table-row>
        <table:table-row table:style-name="ro1">
          <table:table-cell table:style-name="ce8" office:value-type="float" office:value="209" calcext:value-type="float">
            <text:p>209</text:p>
          </table:table-cell>
          <table:table-cell office:value-type="string" calcext:value-type="string">
            <text:p>23-normalized-f20c10b_010_area_dela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7595" calcext:value-type="percentage">
            <text:p>75.95%</text:p>
          </table:table-cell>
          <table:table-cell table:style-name="ce77" office:value-type="percentage" office:value="0.0017" calcext:value-type="percentage">
            <text:p>0.17%</text:p>
          </table:table-cell>
          <table:table-cell table:number-columns-repeated="1016"/>
        </table:table-row>
        <table:table-row table:style-name="ro1">
          <table:table-cell table:style-name="ce8" office:value-type="float" office:value="210" calcext:value-type="float">
            <text:p>210</text:p>
          </table:table-cell>
          <table:table-cell office:value-type="string" calcext:value-type="string">
            <text:p>25-normalized-frb53-24-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4854" calcext:value-type="percentage">
            <text:p>48.54%</text:p>
          </table:table-cell>
          <table:table-cell table:style-name="ce77" office:value-type="percentage" office:value="0.2249" calcext:value-type="percentage">
            <text:p>22.49%</text:p>
          </table:table-cell>
          <table:table-cell table:number-columns-repeated="1016"/>
        </table:table-row>
        <table:table-row table:style-name="ro1">
          <table:table-cell table:style-name="ce8" office:value-type="float" office:value="211" calcext:value-type="float">
            <text:p>211</text:p>
          </table:table-cell>
          <table:table-cell office:value-type="string" calcext:value-type="string">
            <text:p>261-normalized-f20c10b_001_area_dela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.06" calcext:value-type="float">
            <text:p>3600.06</text:p>
          </table:table-cell>
          <table:table-cell table:style-name="ce77" office:value-type="percentage" office:value="0.8499" calcext:value-type="percentage">
            <text:p>84.99%</text:p>
          </table:table-cell>
          <table:table-cell table:style-name="ce77" office:value-type="percentage" office:value="0.0057" calcext:value-type="percentage">
            <text:p>0.57%</text:p>
          </table:table-cell>
          <table:table-cell table:number-columns-repeated="1016"/>
        </table:table-row>
        <table:table-row table:style-name="ro1">
          <table:table-cell table:style-name="ce8" office:value-type="float" office:value="212" calcext:value-type="float">
            <text:p>212</text:p>
          </table:table-cell>
          <table:table-cell office:value-type="string" calcext:value-type="string">
            <text:p>265-normalized-iis-glass-cov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43" calcext:value-type="percentage">
            <text:p>84.30%</text:p>
          </table:table-cell>
          <table:table-cell table:style-name="ce77" office:value-type="percentage" office:value="0.1365" calcext:value-type="percentage">
            <text:p>13.65%</text:p>
          </table:table-cell>
          <table:table-cell table:number-columns-repeated="1016"/>
        </table:table-row>
        <table:table-row table:style-name="ro1">
          <table:table-cell table:style-name="ce8" office:value-type="float" office:value="213" calcext:value-type="float">
            <text:p>213</text:p>
          </table:table-cell>
          <table:table-cell office:value-type="string" calcext:value-type="string">
            <text:p>364-normalized-oct6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87" calcext:value-type="percentage">
            <text:p>0.87%</text:p>
          </table:table-cell>
          <table:table-cell table:style-name="ce77" office:value-type="percentage" office:value="0.0001" calcext:value-type="percentage">
            <text:p>0.01%</text:p>
          </table:table-cell>
          <table:table-cell table:number-columns-repeated="1016"/>
        </table:table-row>
        <table:table-row table:style-name="ro1">
          <table:table-cell table:style-name="ce8" office:value-type="float" office:value="214" calcext:value-type="float">
            <text:p>214</text:p>
          </table:table-cell>
          <table:table-cell office:value-type="string" calcext:value-type="string">
            <text:p>366-normalized-domset_opt_hexgrid_nrowsdiv30add5_ncols_08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558" calcext:value-type="percentage">
            <text:p>95.58%</text:p>
          </table:table-cell>
          <table:table-cell table:style-name="ce77" office:value-type="percentage" office:value="0.044" calcext:value-type="percentage">
            <text:p>4.40%</text:p>
          </table:table-cell>
          <table:table-cell table:number-columns-repeated="1016"/>
        </table:table-row>
        <table:table-row table:style-name="ro1">
          <table:table-cell table:style-name="ce8" office:value-type="float" office:value="215" calcext:value-type="float">
            <text:p>215</text:p>
          </table:table-cell>
          <table:table-cell office:value-type="string" calcext:value-type="string">
            <text:p>393-normalized-matrix_5x3_7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7765" calcext:value-type="percentage">
            <text:p>77.65%</text:p>
          </table:table-cell>
          <table:table-cell table:style-name="ce77" office:value-type="percentage" office:value="0.0032" calcext:value-type="percentage">
            <text:p>0.32%</text:p>
          </table:table-cell>
          <table:table-cell table:number-columns-repeated="1016"/>
        </table:table-row>
        <table:table-row table:style-name="ro1">
          <table:table-cell table:style-name="ce8" office:value-type="float" office:value="216" calcext:value-type="float">
            <text:p>216</text:p>
          </table:table-cell>
          <table:table-cell office:value-type="string" calcext:value-type="string">
            <text:p>455-normalized-ped2.G.recomb5-0.10-9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7122" calcext:value-type="percentage">
            <text:p>71.2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17" calcext:value-type="float">
            <text:p>217</text:p>
          </table:table-cell>
          <table:table-cell office:value-type="string" calcext:value-type="string">
            <text:p>46-normalized-mspp16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673.57" calcext:value-type="float">
            <text:p>673.57</text:p>
          </table:table-cell>
          <table:table-cell table:style-name="ce77" office:value-type="percentage" office:value="0.0017" calcext:value-type="percentage">
            <text:p>0.1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18" calcext:value-type="float">
            <text:p>218</text:p>
          </table:table-cell>
          <table:table-cell office:value-type="string" calcext:value-type="string">
            <text:p>60-normalized-s4-4-3-8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style-name="ce77" office:value-type="percentage" office:value="0.2149" calcext:value-type="percentage">
            <text:p>21.49%</text:p>
          </table:table-cell>
          <table:table-cell table:style-name="ce77" office:value-type="percentage" office:value="0.0021" calcext:value-type="percentage">
            <text:p>0.21%</text:p>
          </table:table-cell>
          <table:table-cell table:number-columns-repeated="1016"/>
        </table:table-row>
        <table:table-row table:style-name="ro1">
          <table:table-cell table:style-name="ce8" office:value-type="float" office:value="219" calcext:value-type="float">
            <text:p>219</text:p>
          </table:table-cell>
          <table:table-cell office:value-type="string" calcext:value-type="string">
            <text:p>93-normalized-ss97-6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8694" calcext:value-type="percentage">
            <text:p>86.9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20" calcext:value-type="float">
            <text:p>220</text:p>
          </table:table-cell>
          <table:table-cell office:value-type="string" calcext:value-type="string">
            <text:p>15-normalized-exam.pi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7877" calcext:value-type="percentage">
            <text:p>78.77%</text:p>
          </table:table-cell>
          <table:table-cell table:style-name="ce77" office:value-type="percentage" office:value="0.004" calcext:value-type="percentage">
            <text:p>0.40%</text:p>
          </table:table-cell>
          <table:table-cell table:number-columns-repeated="1016"/>
        </table:table-row>
        <table:table-row table:style-name="ro1">
          <table:table-cell table:style-name="ce8" office:value-type="float" office:value="221" calcext:value-type="float">
            <text:p>221</text:p>
          </table:table-cell>
          <table:table-cell office:value-type="string" calcext:value-type="string">
            <text:p>198-normalized-hw32-vm50p-opt.opb.negationfix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315" calcext:value-type="percentage">
            <text:p>3.1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22" calcext:value-type="float">
            <text:p>222</text:p>
          </table:table-cell>
          <table:table-cell office:value-type="string" calcext:value-type="string">
            <text:p>244-normalized-frb59-26-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7398" calcext:value-type="percentage">
            <text:p>73.98%</text:p>
          </table:table-cell>
          <table:table-cell table:style-name="ce77" office:value-type="percentage" office:value="0.2421" calcext:value-type="percentage">
            <text:p>24.21%</text:p>
          </table:table-cell>
          <table:table-cell table:number-columns-repeated="1016"/>
        </table:table-row>
        <table:table-row table:style-name="ro1">
          <table:table-cell table:style-name="ce8" office:value-type="float" office:value="223" calcext:value-type="float">
            <text:p>223</text:p>
          </table:table-cell>
          <table:table-cell office:value-type="string" calcext:value-type="string">
            <text:p>259-normalized-frb35-17-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5335" calcext:value-type="percentage">
            <text:p>53.35%</text:p>
          </table:table-cell>
          <table:table-cell table:style-name="ce77" office:value-type="percentage" office:value="0.2866" calcext:value-type="percentage">
            <text:p>28.66%</text:p>
          </table:table-cell>
          <table:table-cell table:number-columns-repeated="1016"/>
        </table:table-row>
        <table:table-row table:style-name="ro1">
          <table:table-cell table:style-name="ce8" office:value-type="float" office:value="224" calcext:value-type="float">
            <text:p>224</text:p>
          </table:table-cell>
          <table:table-cell office:value-type="string" calcext:value-type="string">
            <text:p>290-normalized-frb53-24-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6887" calcext:value-type="percentage">
            <text:p>68.87%</text:p>
          </table:table-cell>
          <table:table-cell table:style-name="ce77" office:value-type="percentage" office:value="0.3024" calcext:value-type="percentage">
            <text:p>30.24%</text:p>
          </table:table-cell>
          <table:table-cell table:number-columns-repeated="1016"/>
        </table:table-row>
        <table:table-row table:style-name="ro1">
          <table:table-cell table:style-name="ce8" office:value-type="float" office:value="225" calcext:value-type="float">
            <text:p>225</text:p>
          </table:table-cell>
          <table:table-cell office:value-type="string" calcext:value-type="string">
            <text:p>293-normalized-frb30-15-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4401" calcext:value-type="percentage">
            <text:p>44.01%</text:p>
          </table:table-cell>
          <table:table-cell table:style-name="ce77" office:value-type="percentage" office:value="0.3796" calcext:value-type="percentage">
            <text:p>37.96%</text:p>
          </table:table-cell>
          <table:table-cell table:number-columns-repeated="1016"/>
        </table:table-row>
        <table:table-row table:style-name="ro1">
          <table:table-cell table:style-name="ce8" office:value-type="float" office:value="226" calcext:value-type="float">
            <text:p>226</text:p>
          </table:table-cell>
          <table:table-cell office:value-type="string" calcext:value-type="string">
            <text:p>299-normalized-jun5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21" calcext:value-type="percentage">
            <text:p>0.21%</text:p>
          </table:table-cell>
          <table:table-cell table:style-name="ce77" office:value-type="percentage" office:value="0.0017" calcext:value-type="percentage">
            <text:p>0.17%</text:p>
          </table:table-cell>
          <table:table-cell table:number-columns-repeated="1016"/>
        </table:table-row>
        <table:table-row table:style-name="ro1">
          <table:table-cell table:style-name="ce8" office:value-type="float" office:value="227" calcext:value-type="float">
            <text:p>227</text:p>
          </table:table-cell>
          <table:table-cell office:value-type="string" calcext:value-type="string">
            <text:p>325-normalized-autocorr_bern30-04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177" calcext:value-type="percentage">
            <text:p>17.70%</text:p>
          </table:table-cell>
          <table:table-cell table:style-name="ce77" office:value-type="percentage" office:value="0.0146" calcext:value-type="percentage">
            <text:p>1.46%</text:p>
          </table:table-cell>
          <table:table-cell table:number-columns-repeated="1016"/>
        </table:table-row>
        <table:table-row table:style-name="ro1">
          <table:table-cell table:style-name="ce8" office:value-type="float" office:value="228" calcext:value-type="float">
            <text:p>228</text:p>
          </table:table-cell>
          <table:table-cell office:value-type="string" calcext:value-type="string">
            <text:p>340-normalized-domset_opt_hexgrid_nrowsdiv30add5_ncols_34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6621" calcext:value-type="percentage">
            <text:p>66.21%</text:p>
          </table:table-cell>
          <table:table-cell table:style-name="ce77" office:value-type="percentage" office:value="0.0034" calcext:value-type="percentage">
            <text:p>0.34%</text:p>
          </table:table-cell>
          <table:table-cell table:number-columns-repeated="1016"/>
        </table:table-row>
        <table:table-row table:style-name="ro1">
          <table:table-cell table:style-name="ce8" office:value-type="float" office:value="229" calcext:value-type="float">
            <text:p>229</text:p>
          </table:table-cell>
          <table:table-cell office:value-type="string" calcext:value-type="string">
            <text:p>367-normalized-matrix_5x3_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7979" calcext:value-type="percentage">
            <text:p>79.79%</text:p>
          </table:table-cell>
          <table:table-cell table:style-name="ce77" office:value-type="percentage" office:value="0.0054" calcext:value-type="percentage">
            <text:p>0.54%</text:p>
          </table:table-cell>
          <table:table-cell table:number-columns-repeated="1016"/>
        </table:table-row>
        <table:table-row table:style-name="ro1">
          <table:table-cell table:style-name="ce8" office:value-type="float" office:value="230" calcext:value-type="float">
            <text:p>230</text:p>
          </table:table-cell>
          <table:table-cell office:value-type="string" calcext:value-type="string">
            <text:p>369-normalized-injcomp_opt_3layers_maxall_lastlayerdecr1_size_5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7853" calcext:value-type="percentage">
            <text:p>78.53%</text:p>
          </table:table-cell>
          <table:table-cell table:style-name="ce77" office:value-type="percentage" office:value="0.1775" calcext:value-type="percentage">
            <text:p>17.75%</text:p>
          </table:table-cell>
          <table:table-cell table:number-columns-repeated="1016"/>
        </table:table-row>
        <table:table-row table:style-name="ro1">
          <table:table-cell table:style-name="ce8" office:value-type="float" office:value="231" calcext:value-type="float">
            <text:p>231</text:p>
          </table:table-cell>
          <table:table-cell office:value-type="string" calcext:value-type="string">
            <text:p>4-normalized-vertexcover_opt_grid_evenrowoddcolsquare_dim_16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.44" calcext:value-type="float">
            <text:p>3600.44</text:p>
          </table:table-cell>
          <table:table-cell table:style-name="ce77" office:value-type="percentage" office:value="0.4167" calcext:value-type="percentage">
            <text:p>41.6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32" calcext:value-type="float">
            <text:p>232</text:p>
          </table:table-cell>
          <table:table-cell office:value-type="string" calcext:value-type="string">
            <text:p>405-normalized-ped2.G.recomb10-0.10-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4979" calcext:value-type="percentage">
            <text:p>49.7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33" calcext:value-type="float">
            <text:p>233</text:p>
          </table:table-cell>
          <table:table-cell office:value-type="string" calcext:value-type="string">
            <text:p>45-normalized-matrix_5x3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4678" calcext:value-type="percentage">
            <text:p>46.78%</text:p>
          </table:table-cell>
          <table:table-cell table:style-name="ce77" office:value-type="percentage" office:value="0.0039" calcext:value-type="percentage">
            <text:p>0.39%</text:p>
          </table:table-cell>
          <table:table-cell table:number-columns-repeated="1016"/>
        </table:table-row>
        <table:table-row table:style-name="ro1">
          <table:table-cell table:style-name="ce8" office:value-type="float" office:value="234" calcext:value-type="float">
            <text:p>234</text:p>
          </table:table-cell>
          <table:table-cell office:value-type="string" calcext:value-type="string">
            <text:p>453-normalized-mps-v2-20-10-seymour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02" calcext:value-type="percentage">
            <text:p>0.0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35" calcext:value-type="float">
            <text:p>235</text:p>
          </table:table-cell>
          <table:table-cell office:value-type="string" calcext:value-type="string">
            <text:p>464-normalized-f20c10b_019_area_dela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9844" calcext:value-type="percentage">
            <text:p>98.44%</text:p>
          </table:table-cell>
          <table:table-cell table:style-name="ce77" office:value-type="percentage" office:value="0.0016" calcext:value-type="percentage">
            <text:p>0.16%</text:p>
          </table:table-cell>
          <table:table-cell table:number-columns-repeated="1016"/>
        </table:table-row>
        <table:table-row table:style-name="ro1">
          <table:table-cell table:style-name="ce8" office:value-type="float" office:value="236" calcext:value-type="float">
            <text:p>236</text:p>
          </table:table-cell>
          <table:table-cell office:value-type="string" calcext:value-type="string">
            <text:p>472-normalized-knapPI_15_50_1000_5_-1047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3909" calcext:value-type="percentage">
            <text:p>39.09%</text:p>
          </table:table-cell>
          <table:table-cell table:style-name="ce77" office:value-type="percentage" office:value="0.1447" calcext:value-type="percentage">
            <text:p>14.47%</text:p>
          </table:table-cell>
          <table:table-cell table:number-columns-repeated="1016"/>
        </table:table-row>
        <table:table-row table:style-name="ro1">
          <table:table-cell table:style-name="ce8" office:value-type="float" office:value="237" calcext:value-type="float">
            <text:p>237</text:p>
          </table:table-cell>
          <table:table-cell office:value-type="string" calcext:value-type="string">
            <text:p>62-normalized-ped3.F.recomb10-0.20-1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8324" calcext:value-type="percentage">
            <text:p>83.24%</text:p>
          </table:table-cell>
          <table:table-cell table:style-name="ce77" office:value-type="percentage" office:value="0.0003" calcext:value-type="percentage">
            <text:p>0.03%</text:p>
          </table:table-cell>
          <table:table-cell table:number-columns-repeated="1016"/>
        </table:table-row>
        <table:table-row table:style-name="ro1">
          <table:table-cell table:style-name="ce8" office:value-type="float" office:value="238" calcext:value-type="float">
            <text:p>238</text:p>
          </table:table-cell>
          <table:table-cell office:value-type="string" calcext:value-type="string">
            <text:p>117-Init-x2-i10_pp_100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  <table:table-cell table:style-name="ce77" office:value-type="percentage" office:value="0.0219" calcext:value-type="percentage">
            <text:p>2.1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39" calcext:value-type="float">
            <text:p>239</text:p>
          </table:table-cell>
          <table:table-cell office:value-type="string" calcext:value-type="string">
            <text:p>182-normalized-g7x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2811" calcext:value-type="percentage">
            <text:p>28.11%</text:p>
          </table:table-cell>
          <table:table-cell table:style-name="ce77" office:value-type="percentage" office:value="0.0162" calcext:value-type="percentage">
            <text:p>1.62%</text:p>
          </table:table-cell>
          <table:table-cell table:number-columns-repeated="1016"/>
        </table:table-row>
        <table:table-row table:style-name="ro1">
          <table:table-cell table:style-name="ce8" office:value-type="float" office:value="240" calcext:value-type="float">
            <text:p>240</text:p>
          </table:table-cell>
          <table:table-cell office:value-type="string" calcext:value-type="string">
            <text:p>222-normalized-clique-coloring-max-clique-n=8-t=6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126.96" calcext:value-type="float">
            <text:p>126.96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41" calcext:value-type="float">
            <text:p>241</text:p>
          </table:table-cell>
          <table:table-cell office:value-type="string" calcext:value-type="string">
            <text:p>283-normalized-graphpart_2g-0044-1601.lin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style-name="ce77" office:value-type="percentage" office:value="0.0442" calcext:value-type="percentage">
            <text:p>4.4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42" calcext:value-type="float">
            <text:p>242</text:p>
          </table:table-cell>
          <table:table-cell office:value-type="string" calcext:value-type="string">
            <text:p>307-normalized-aries-da_network_20_2__17_12__256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38.3" calcext:value-type="float">
            <text:p>38.3</text:p>
          </table:table-cell>
          <table:table-cell table:style-name="ce77" office:value-type="percentage" office:value="0.3382" calcext:value-type="percentage">
            <text:p>33.82%</text:p>
          </table:table-cell>
          <table:table-cell table:style-name="ce77" office:value-type="percentage" office:value="0.0018" calcext:value-type="percentage">
            <text:p>0.18%</text:p>
          </table:table-cell>
          <table:table-cell table:number-columns-repeated="1016"/>
        </table:table-row>
        <table:table-row table:style-name="ro1">
          <table:table-cell table:style-name="ce8" office:value-type="float" office:value="243" calcext:value-type="float">
            <text:p>243</text:p>
          </table:table-cell>
          <table:table-cell office:value-type="string" calcext:value-type="string">
            <text:p>379-normalized-single-obj-f14-DC2Loss.seq-A-2-combined-abcdeir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71" calcext:value-type="percentage">
            <text:p>71.0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44" calcext:value-type="float">
            <text:p>244</text:p>
          </table:table-cell>
          <table:table-cell office:value-type="string" calcext:value-type="string">
            <text:p>429-normalized-s4-4-3-4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1.59" calcext:value-type="float">
            <text:p>1.59</text:p>
          </table:table-cell>
          <table:table-cell table:style-name="ce77" office:value-type="percentage" office:value="0.1541" calcext:value-type="percentage">
            <text:p>15.41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45" calcext:value-type="float">
            <text:p>245</text:p>
          </table:table-cell>
          <table:table-cell office:value-type="string" calcext:value-type="string">
            <text:p>465-normalized-BA_RDC4.dot_luby_20null20mast_rapportOE2.0_TMAX15_K67_cod2_pbEq1_newVersion_produc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651.87" calcext:value-type="float">
            <text:p>651.87</text:p>
          </table:table-cell>
          <table:table-cell table:style-name="ce77" office:value-type="percentage" office:value="0.4669" calcext:value-type="percentage">
            <text:p>46.69%</text:p>
          </table:table-cell>
          <table:table-cell table:style-name="ce77" office:value-type="percentage" office:value="0.1561" calcext:value-type="percentage">
            <text:p>15.61%</text:p>
          </table:table-cell>
          <table:table-cell table:number-columns-repeated="1016"/>
        </table:table-row>
        <table:table-row table:style-name="ro1">
          <table:table-cell table:style-name="ce8" office:value-type="float" office:value="246" calcext:value-type="float">
            <text:p>246</text:p>
          </table:table-cell>
          <table:table-cell office:value-type="string" calcext:value-type="string">
            <text:p>9-Init-x2-i8_pp_100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47" calcext:value-type="float">
            <text:p>247</text:p>
          </table:table-cell>
          <table:table-cell office:value-type="string" calcext:value-type="string">
            <text:p>119-normalized-frb40-19-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7207" calcext:value-type="percentage">
            <text:p>72.07%</text:p>
          </table:table-cell>
          <table:table-cell table:style-name="ce77" office:value-type="percentage" office:value="0.2618" calcext:value-type="percentage">
            <text:p>26.18%</text:p>
          </table:table-cell>
          <table:table-cell table:number-columns-repeated="1016"/>
        </table:table-row>
        <table:table-row table:style-name="ro1">
          <table:table-cell table:style-name="ce8" office:value-type="float" office:value="248" calcext:value-type="float">
            <text:p>248</text:p>
          </table:table-cell>
          <table:table-cell office:value-type="string" calcext:value-type="string">
            <text:p>167-normalized-domset_opt_hexgrid_nrowsdiv30add5_ncols_46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976" calcext:value-type="percentage">
            <text:p>99.76%</text:p>
          </table:table-cell>
          <table:table-cell table:style-name="ce77" office:value-type="percentage" office:value="0.0017" calcext:value-type="percentage">
            <text:p>0.17%</text:p>
          </table:table-cell>
          <table:table-cell table:number-columns-repeated="1016"/>
        </table:table-row>
        <table:table-row table:style-name="ro1">
          <table:table-cell table:style-name="ce8" office:value-type="float" office:value="249" calcext:value-type="float">
            <text:p>249</text:p>
          </table:table-cell>
          <table:table-cell office:value-type="string" calcext:value-type="string">
            <text:p>190-normalized-graph20-20-1rand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1226" calcext:value-type="percentage">
            <text:p>12.26%</text:p>
          </table:table-cell>
          <table:table-cell table:style-name="ce77" office:value-type="percentage" office:value="0.0013" calcext:value-type="percentage">
            <text:p>0.13%</text:p>
          </table:table-cell>
          <table:table-cell table:number-columns-repeated="1016"/>
        </table:table-row>
        <table:table-row table:style-name="ro1">
          <table:table-cell table:style-name="ce8" office:value-type="float" office:value="250" calcext:value-type="float">
            <text:p>250</text:p>
          </table:table-cell>
          <table:table-cell office:value-type="string" calcext:value-type="string">
            <text:p>250-normalized-matrix_5x3_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5922" calcext:value-type="percentage">
            <text:p>59.22%</text:p>
          </table:table-cell>
          <table:table-cell table:style-name="ce77" office:value-type="percentage" office:value="0.0033" calcext:value-type="percentage">
            <text:p>0.33%</text:p>
          </table:table-cell>
          <table:table-cell table:number-columns-repeated="1016"/>
        </table:table-row>
        <table:table-row table:style-name="ro1">
          <table:table-cell table:style-name="ce8" office:value-type="float" office:value="251" calcext:value-type="float">
            <text:p>251</text:p>
          </table:table-cell>
          <table:table-cell office:value-type="string" calcext:value-type="string">
            <text:p>29-normalized-frb40-19-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6" calcext:value-type="percentage">
            <text:p>60.00%</text:p>
          </table:table-cell>
          <table:table-cell table:style-name="ce77" office:value-type="percentage" office:value="0.1724" calcext:value-type="percentage">
            <text:p>17.24%</text:p>
          </table:table-cell>
          <table:table-cell table:number-columns-repeated="1016"/>
        </table:table-row>
        <table:table-row table:style-name="ro1">
          <table:table-cell table:style-name="ce8" office:value-type="float" office:value="252" calcext:value-type="float">
            <text:p>252</text:p>
          </table:table-cell>
          <table:table-cell office:value-type="string" calcext:value-type="string">
            <text:p>383-normalized-BA_RDC4.dot_luby_0null50mast_rapportOE1.0_TMAX60_K67_cod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3611.02" calcext:value-type="float">
            <text:p>3611.02</text:p>
          </table:table-cell>
          <table:table-cell table:style-name="ce77" office:value-type="percentage" office:value="0.1591" calcext:value-type="percentage">
            <text:p>15.91%</text:p>
          </table:table-cell>
          <table:table-cell table:style-name="ce77" office:value-type="percentage" office:value="0.0014" calcext:value-type="percentage">
            <text:p>0.14%</text:p>
          </table:table-cell>
          <table:table-cell table:number-columns-repeated="1016"/>
        </table:table-row>
        <table:table-row table:style-name="ro1">
          <table:table-cell table:style-name="ce8" office:value-type="float" office:value="253" calcext:value-type="float">
            <text:p>253</text:p>
          </table:table-cell>
          <table:table-cell office:value-type="string" calcext:value-type="string">
            <text:p>123-normalized-787.cudf.trendy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1667" calcext:value-type="percentage">
            <text:p>16.67%</text:p>
          </table:table-cell>
          <table:table-cell table:number-columns-repeated="1016"/>
        </table:table-row>
        <table:table-row table:style-name="ro1">
          <table:table-cell table:style-name="ce8" office:value-type="float" office:value="254" calcext:value-type="float">
            <text:p>254</text:p>
          </table:table-cell>
          <table:table-cell office:value-type="string" calcext:value-type="string">
            <text:p>239-normalized-hw32-vm75p-opt.opb.negation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20.58" calcext:value-type="float">
            <text:p>20.58</text:p>
          </table:table-cell>
          <table:table-cell table:style-name="ce77" office:value-type="percentage" office:value="0.0252" calcext:value-type="percentage">
            <text:p>2.5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55" calcext:value-type="float">
            <text:p>255</text:p>
          </table:table-cell>
          <table:table-cell office:value-type="string" calcext:value-type="string">
            <text:p>361-normalized-knapPI_15_20_1000_2_-948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3771" calcext:value-type="percentage">
            <text:p>37.71%</text:p>
          </table:table-cell>
          <table:table-cell table:number-columns-repeated="1016"/>
        </table:table-row>
        <table:table-row table:style-name="ro1">
          <table:table-cell table:style-name="ce8" office:value-type="float" office:value="256" calcext:value-type="float">
            <text:p>256</text:p>
          </table:table-cell>
          <table:table-cell office:value-type="string" calcext:value-type="string">
            <text:p>452-normalized-s4-4-3-5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table:style-name="ce77" office:value-type="percentage" office:value="0.0971" calcext:value-type="percentage">
            <text:p>9.71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57" calcext:value-type="float">
            <text:p>257</text:p>
          </table:table-cell>
          <table:table-cell office:value-type="string" calcext:value-type="string">
            <text:p>141-normalized-vertexcover_opt_grid_evenrowoddcolsquare_dim_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645" calcext:value-type="percentage">
            <text:p>96.45%</text:p>
          </table:table-cell>
          <table:table-cell table:style-name="ce77" office:value-type="percentage" office:value="0.0059" calcext:value-type="percentage">
            <text:p>0.59%</text:p>
          </table:table-cell>
          <table:table-cell table:number-columns-repeated="1016"/>
        </table:table-row>
        <table:table-row table:style-name="ro1">
          <table:table-cell table:style-name="ce8" office:value-type="float" office:value="258" calcext:value-type="float">
            <text:p>258</text:p>
          </table:table-cell>
          <table:table-cell office:value-type="string" calcext:value-type="string">
            <text:p>191-normalized-matrix_5x3_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4752" calcext:value-type="percentage">
            <text:p>47.52%</text:p>
          </table:table-cell>
          <table:table-cell table:style-name="ce77" office:value-type="percentage" office:value="0.0031" calcext:value-type="percentage">
            <text:p>0.31%</text:p>
          </table:table-cell>
          <table:table-cell table:number-columns-repeated="1016"/>
        </table:table-row>
        <table:table-row table:style-name="ro1">
          <table:table-cell table:style-name="ce8" office:value-type="float" office:value="259" calcext:value-type="float">
            <text:p>259</text:p>
          </table:table-cell>
          <table:table-cell office:value-type="string" calcext:value-type="string">
            <text:p>425-normalized-frb45-21-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5366" calcext:value-type="percentage">
            <text:p>53.66%</text:p>
          </table:table-cell>
          <table:table-cell table:style-name="ce77" office:value-type="percentage" office:value="0.4186" calcext:value-type="percentage">
            <text:p>41.86%</text:p>
          </table:table-cell>
          <table:table-cell table:number-columns-repeated="1016"/>
        </table:table-row>
        <table:table-row table:style-name="ro1">
          <table:table-cell table:style-name="ce8" office:value-type="float" office:value="260" calcext:value-type="float">
            <text:p>260</text:p>
          </table:table-cell>
          <table:table-cell office:value-type="string" calcext:value-type="string">
            <text:p>68-normalized-clique-coloring-max-clique-n=11-t=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2407" calcext:value-type="percentage">
            <text:p>24.07%</text:p>
          </table:table-cell>
          <table:table-cell table:style-name="ce77" office:value-type="percentage" office:value="0.3732" calcext:value-type="percentage">
            <text:p>37.32%</text:p>
          </table:table-cell>
          <table:table-cell table:number-columns-repeated="1016"/>
        </table:table-row>
        <table:table-row table:style-name="ro1">
          <table:table-cell table:style-name="ce8" office:value-type="float" office:value="261" calcext:value-type="float">
            <text:p>261</text:p>
          </table:table-cell>
          <table:table-cell office:value-type="string" calcext:value-type="string">
            <text:p>85-normalized-pdc.r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74" calcext:value-type="percentage">
            <text:p>74.00%</text:p>
          </table:table-cell>
          <table:table-cell table:style-name="ce77" office:value-type="percentage" office:value="0.0025" calcext:value-type="percentage">
            <text:p>0.25%</text:p>
          </table:table-cell>
          <table:table-cell table:number-columns-repeated="1016"/>
        </table:table-row>
        <table:table-row table:style-name="ro1">
          <table:table-cell table:style-name="ce8" office:value-type="float" office:value="262" calcext:value-type="float">
            <text:p>262</text:p>
          </table:table-cell>
          <table:table-cell office:value-type="string" calcext:value-type="string">
            <text:p>180-normalized-ii32e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4.32" calcext:value-type="float">
            <text:p>4.32</text:p>
          </table:table-cell>
          <table:table-cell table:style-name="ce77" office:value-type="percentage" office:value="0.8927" calcext:value-type="percentage">
            <text:p>89.27%</text:p>
          </table:table-cell>
          <table:table-cell table:style-name="ce77" office:value-type="percentage" office:value="0.0778" calcext:value-type="percentage">
            <text:p>7.78%</text:p>
          </table:table-cell>
          <table:table-cell table:number-columns-repeated="1016"/>
        </table:table-row>
        <table:table-row table:style-name="ro1">
          <table:table-cell table:style-name="ce8" office:value-type="float" office:value="263" calcext:value-type="float">
            <text:p>263</text:p>
          </table:table-cell>
          <table:table-cell office:value-type="string" calcext:value-type="string">
            <text:p>247-normalized-s4-4-3-2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0.46" calcext:value-type="float">
            <text:p>0.46</text:p>
          </table:table-cell>
          <table:table-cell table:style-name="ce77" office:value-type="percentage" office:value="0.095" calcext:value-type="percentage">
            <text:p>9.5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64" calcext:value-type="float">
            <text:p>264</text:p>
          </table:table-cell>
          <table:table-cell office:value-type="string" calcext:value-type="string">
            <text:p>270-Init-x1-i4_pp_92_merge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65" calcext:value-type="float">
            <text:p>265</text:p>
          </table:table-cell>
          <table:table-cell office:value-type="string" calcext:value-type="string">
            <text:p>271-normalized-fir04_area_opers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table:style-name="ce77" office:value-type="percentage" office:value="0.6617" calcext:value-type="percentage">
            <text:p>66.17%</text:p>
          </table:table-cell>
          <table:table-cell table:style-name="ce77" office:value-type="percentage" office:value="0.0037" calcext:value-type="percentage">
            <text:p>0.37%</text:p>
          </table:table-cell>
          <table:table-cell table:number-columns-repeated="1016"/>
        </table:table-row>
        <table:table-row table:style-name="ro1">
          <table:table-cell table:style-name="ce8" office:value-type="float" office:value="266" calcext:value-type="float">
            <text:p>266</text:p>
          </table:table-cell>
          <table:table-cell office:value-type="string" calcext:value-type="string">
            <text:p>478-normalized-s4-4-3-1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0.58" calcext:value-type="float">
            <text:p>0.58</text:p>
          </table:table-cell>
          <table:table-cell table:style-name="ce77" office:value-type="percentage" office:value="0.212" calcext:value-type="percentage">
            <text:p>21.2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67" calcext:value-type="float">
            <text:p>267</text:p>
          </table:table-cell>
          <table:table-cell office:value-type="string" calcext:value-type="string">
            <text:p>66-normalized-clique-coloring-max-clique-n=6-t=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68" calcext:value-type="float">
            <text:p>268</text:p>
          </table:table-cell>
          <table:table-cell office:value-type="string" calcext:value-type="string">
            <text:p>120-normalized-OGR_1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06" calcext:value-type="percentage">
            <text:p>0.06%</text:p>
          </table:table-cell>
          <table:table-cell table:style-name="ce77" office:value-type="percentage" office:value="0.018" calcext:value-type="percentage">
            <text:p>1.80%</text:p>
          </table:table-cell>
          <table:table-cell table:number-columns-repeated="1016"/>
        </table:table-row>
        <table:table-row table:style-name="ro1">
          <table:table-cell table:style-name="ce8" office:value-type="float" office:value="269" calcext:value-type="float">
            <text:p>269</text:p>
          </table:table-cell>
          <table:table-cell office:value-type="string" calcext:value-type="string">
            <text:p>142-normalized-NG.dot_fibo_10null0mast_rapportOE1.0_TMAX180_K192_cod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.18" calcext:value-type="float">
            <text:p>3600.18</text:p>
          </table:table-cell>
          <table:table-cell table:style-name="ce77" office:value-type="percentage" office:value="0.0004" calcext:value-type="percentage">
            <text:p>0.04%</text:p>
          </table:table-cell>
          <table:table-cell table:style-name="ce77" office:value-type="percentage" office:value="0.0021" calcext:value-type="percentage">
            <text:p>0.21%</text:p>
          </table:table-cell>
          <table:table-cell table:number-columns-repeated="1016"/>
        </table:table-row>
        <table:table-row table:style-name="ro1">
          <table:table-cell table:style-name="ce8" office:value-type="float" office:value="270" calcext:value-type="float">
            <text:p>270</text:p>
          </table:table-cell>
          <table:table-cell office:value-type="string" calcext:value-type="string">
            <text:p>166-normalized-rmine1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4254" calcext:value-type="percentage">
            <text:p>42.54%</text:p>
          </table:table-cell>
          <table:table-cell table:style-name="ce77" office:value-type="percentage" office:value="0.0252" calcext:value-type="percentage">
            <text:p>2.52%</text:p>
          </table:table-cell>
          <table:table-cell table:number-columns-repeated="1016"/>
        </table:table-row>
        <table:table-row table:style-name="ro1">
          <table:table-cell table:style-name="ce8" office:value-type="float" office:value="271" calcext:value-type="float">
            <text:p>271</text:p>
          </table:table-cell>
          <table:table-cell office:value-type="string" calcext:value-type="string">
            <text:p>195-normalized-knapPI_6_200_10000_5_-4899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.02" calcext:value-type="float">
            <text:p>3600.02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72" calcext:value-type="float">
            <text:p>272</text:p>
          </table:table-cell>
          <table:table-cell office:value-type="string" calcext:value-type="string">
            <text:p>215-normalized-faclay60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1.44" calcext:value-type="float">
            <text:p>3601.44</text:p>
          </table:table-cell>
          <table:table-cell table:style-name="ce77" office:value-type="percentage" office:value="0.0001" calcext:value-type="percentage">
            <text:p>0.01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73" calcext:value-type="float">
            <text:p>273</text:p>
          </table:table-cell>
          <table:table-cell office:value-type="string" calcext:value-type="string">
            <text:p>240-normalized-frb30-15-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4422" calcext:value-type="percentage">
            <text:p>44.22%</text:p>
          </table:table-cell>
          <table:table-cell table:style-name="ce77" office:value-type="percentage" office:value="0.55" calcext:value-type="percentage">
            <text:p>55.00%</text:p>
          </table:table-cell>
          <table:table-cell table:number-columns-repeated="1016"/>
        </table:table-row>
        <table:table-row table:style-name="ro1">
          <table:table-cell table:style-name="ce8" office:value-type="float" office:value="274" calcext:value-type="float">
            <text:p>274</text:p>
          </table:table-cell>
          <table:table-cell office:value-type="string" calcext:value-type="string">
            <text:p>280-normalized-vertexcover_opt_grid_oddrowevencolsquare_dim_07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984" calcext:value-type="percentage">
            <text:p>99.84%</text:p>
          </table:table-cell>
          <table:table-cell table:style-name="ce77" office:value-type="percentage" office:value="0.0006" calcext:value-type="percentage">
            <text:p>0.06%</text:p>
          </table:table-cell>
          <table:table-cell table:number-columns-repeated="1016"/>
        </table:table-row>
        <table:table-row table:style-name="ro1">
          <table:table-cell table:style-name="ce8" office:value-type="float" office:value="275" calcext:value-type="float">
            <text:p>275</text:p>
          </table:table-cell>
          <table:table-cell office:value-type="string" calcext:value-type="string">
            <text:p>354-normalized-mul_8_9_shg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6595" calcext:value-type="percentage">
            <text:p>65.9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76" calcext:value-type="float">
            <text:p>276</text:p>
          </table:table-cell>
          <table:table-cell office:value-type="string" calcext:value-type="string">
            <text:p>356-normalized-oct5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13" calcext:value-type="percentage">
            <text:p>0.13%</text:p>
          </table:table-cell>
          <table:table-cell table:style-name="ce77" office:value-type="percentage" office:value="0.0006" calcext:value-type="percentage">
            <text:p>0.06%</text:p>
          </table:table-cell>
          <table:table-cell table:number-columns-repeated="1016"/>
        </table:table-row>
        <table:table-row table:style-name="ro1">
          <table:table-cell table:style-name="ce8" office:value-type="float" office:value="277" calcext:value-type="float">
            <text:p>277</text:p>
          </table:table-cell>
          <table:table-cell office:value-type="string" calcext:value-type="string">
            <text:p>388-normalized-clique-coloring-max-clique-n=9-t=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78" calcext:value-type="float">
            <text:p>278</text:p>
          </table:table-cell>
          <table:table-cell office:value-type="string" calcext:value-type="string">
            <text:p>422-normalized-NG.dot_fibo_0null50mast_rapportOE2.0_TMAX180_K192_cod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794.12" calcext:value-type="float">
            <text:p>3794.12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79" calcext:value-type="float">
            <text:p>279</text:p>
          </table:table-cell>
          <table:table-cell office:value-type="string" calcext:value-type="string">
            <text:p>83-normalized-comppebphp_opt_pyrheightequalsnholes_3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.09" calcext:value-type="float">
            <text:p>3600.09</text:p>
          </table:table-cell>
          <table:table-cell table:style-name="ce77" office:value-type="percentage" office:value="0.0023" calcext:value-type="percentage">
            <text:p>0.23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0" calcext:value-type="float">
            <text:p>280</text:p>
          </table:table-cell>
          <table:table-cell office:value-type="string" calcext:value-type="string">
            <text:p>102-normalized-m50_100_70_70.r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7308" calcext:value-type="percentage">
            <text:p>73.08%</text:p>
          </table:table-cell>
          <table:table-cell table:style-name="ce77" office:value-type="percentage" office:value="0.0096" calcext:value-type="percentage">
            <text:p>0.96%</text:p>
          </table:table-cell>
          <table:table-cell table:number-columns-repeated="1016"/>
        </table:table-row>
        <table:table-row table:style-name="ro1">
          <table:table-cell table:style-name="ce8" office:value-type="float" office:value="281" calcext:value-type="float">
            <text:p>281</text:p>
          </table:table-cell>
          <table:table-cell office:value-type="string" calcext:value-type="string">
            <text:p>110-normalized-clique-coloring-max-clique-n=5-t=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2" calcext:value-type="float">
            <text:p>282</text:p>
          </table:table-cell>
          <table:table-cell office:value-type="string" calcext:value-type="string">
            <text:p>200-normalized-g4x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3" calcext:value-type="float">
            <text:p>283</text:p>
          </table:table-cell>
          <table:table-cell office:value-type="string" calcext:value-type="string">
            <text:p>209-normalized-evencolouring_opt_linear_random6regular_nvert_051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3.31" calcext:value-type="float">
            <text:p>3.31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4" calcext:value-type="float">
            <text:p>284</text:p>
          </table:table-cell>
          <table:table-cell office:value-type="string" calcext:value-type="string">
            <text:p>255-normalized-j302_9.st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5" calcext:value-type="float">
            <text:p>285</text:p>
          </table:table-cell>
          <table:table-cell office:value-type="string" calcext:value-type="string">
            <text:p>285-normalized-rand88811a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style-name="ce77" office:value-type="percentage" office:value="0.9181" calcext:value-type="percentage">
            <text:p>91.81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6" calcext:value-type="float">
            <text:p>286</text:p>
          </table:table-cell>
          <table:table-cell office:value-type="string" calcext:value-type="string">
            <text:p>336-normalized-g9x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6167" calcext:value-type="percentage">
            <text:p>61.67%</text:p>
          </table:table-cell>
          <table:table-cell table:style-name="ce77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7" calcext:value-type="float">
            <text:p>287</text:p>
          </table:table-cell>
          <table:table-cell office:value-type="string" calcext:value-type="string">
            <text:p>378-normalized-s4-4-3-6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style-name="ce77" office:value-type="percentage" office:value="0.012" calcext:value-type="percentage">
            <text:p>1.2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8" calcext:value-type="float">
            <text:p>288</text:p>
          </table:table-cell>
          <table:table-cell office:value-type="string" calcext:value-type="string">
            <text:p>402-normalized-sporttournament08.lin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table:style-name="ce77" office:value-type="percentage" office:value="0.5281" calcext:value-type="percentage">
            <text:p>52.81%</text:p>
          </table:table-cell>
          <table:table-cell table:style-name="ce77" office:value-type="percentage" office:value="0.0138" calcext:value-type="percentage">
            <text:p>1.38%</text:p>
          </table:table-cell>
          <table:table-cell table:number-columns-repeated="1016"/>
        </table:table-row>
        <table:table-row table:style-name="ro1">
          <table:table-cell table:style-name="ce8" office:value-type="float" office:value="289" calcext:value-type="float">
            <text:p>289</text:p>
          </table:table-cell>
          <table:table-cell office:value-type="string" calcext:value-type="string">
            <text:p>418-normalized-circ4_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 table:style-name="ce77" office:value-type="percentage" office:value="0.0414" calcext:value-type="percentage">
            <text:p>4.14%</text:p>
          </table:table-cell>
          <table:table-cell table:style-name="ce77" office:value-type="percentage" office:value="0.0148" calcext:value-type="percentage">
            <text:p>1.48%</text:p>
          </table:table-cell>
          <table:table-cell table:number-columns-repeated="1016"/>
        </table:table-row>
        <table:table-row table:style-name="ro1">
          <table:table-cell table:style-name="ce8" office:value-type="float" office:value="290" calcext:value-type="float">
            <text:p>290</text:p>
          </table:table-cell>
          <table:table-cell office:value-type="string" calcext:value-type="string">
            <text:p>431-normalized-bogr_5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91" calcext:value-type="float">
            <text:p>291</text:p>
          </table:table-cell>
          <table:table-cell office:value-type="string" calcext:value-type="string">
            <text:p>468-normalized-maincont.r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45" calcext:value-type="percentage">
            <text:p>45.0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92" calcext:value-type="float">
            <text:p>292</text:p>
          </table:table-cell>
          <table:table-cell office:value-type="string" calcext:value-type="string">
            <text:p>82-normalized-data4_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table:style-name="ce77" office:value-type="percentage" office:value="0.1305" calcext:value-type="percentage">
            <text:p>13.05%</text:p>
          </table:table-cell>
          <table:table-cell table:style-name="ce77" office:value-type="percentage" office:value="0.0339" calcext:value-type="percentage">
            <text:p>3.39%</text:p>
          </table:table-cell>
          <table:table-cell table:number-columns-repeated="1016"/>
        </table:table-row>
        <table:table-row table:style-name="ro1">
          <table:table-cell table:style-name="ce8" office:value-type="float" office:value="293" calcext:value-type="float">
            <text:p>293</text:p>
          </table:table-cell>
          <table:table-cell office:value-type="string" calcext:value-type="string">
            <text:p>10-normalized-mul_8_3_shg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081" calcext:value-type="percentage">
            <text:p>90.81%</text:p>
          </table:table-cell>
          <table:table-cell table:style-name="ce77" office:value-type="percentage" office:value="0.0294" calcext:value-type="percentage">
            <text:p>2.94%</text:p>
          </table:table-cell>
          <table:table-cell table:number-columns-repeated="1016"/>
        </table:table-row>
        <table:table-row table:style-name="ro1">
          <table:table-cell table:style-name="ce8" office:value-type="float" office:value="294" calcext:value-type="float">
            <text:p>294</text:p>
          </table:table-cell>
          <table:table-cell office:value-type="string" calcext:value-type="string">
            <text:p>122-normalized-evencolouring_opt_linear_random6regular_nvert_40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95" calcext:value-type="float">
            <text:p>295</text:p>
          </table:table-cell>
          <table:table-cell office:value-type="string" calcext:value-type="string">
            <text:p>213-normalized-graphpart_2pm-0066-0066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139" calcext:value-type="percentage">
            <text:p>1.3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96" calcext:value-type="float">
            <text:p>296</text:p>
          </table:table-cell>
          <table:table-cell office:value-type="string" calcext:value-type="string">
            <text:p>233-normalized-fir06_area_opers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3600.23" calcext:value-type="float">
            <text:p>3600.23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97" calcext:value-type="float">
            <text:p>297</text:p>
          </table:table-cell>
          <table:table-cell office:value-type="string" calcext:value-type="string">
            <text:p>415-normalized-knapPI_6_5000_10000_1_-24611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3600.02" calcext:value-type="float">
            <text:p>3600.02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98" calcext:value-type="float">
            <text:p>298</text:p>
          </table:table-cell>
          <table:table-cell office:value-type="string" calcext:value-type="string">
            <text:p>54-normalized-go19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4857" calcext:value-type="percentage">
            <text:p>48.5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99" calcext:value-type="float">
            <text:p>299</text:p>
          </table:table-cell>
          <table:table-cell office:value-type="string" calcext:value-type="string">
            <text:p>217-normalized-single-obj-f26-ACDoubleLoss.seq-A-2-combined-abcdeir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258-normalized-s4-4-3-9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table:style-name="ce77" office:value-type="percentage" office:value="0.123" calcext:value-type="percentage">
            <text:p>12.3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1" calcext:value-type="float">
            <text:p>301</text:p>
          </table:table-cell>
          <table:table-cell office:value-type="string" calcext:value-type="string">
            <text:p>284-normalized-factor-size=9-P=269-Q=359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0335" calcext:value-type="percentage">
            <text:p>3.35%</text:p>
          </table:table-cell>
          <table:table-cell table:number-columns-repeated="1016"/>
        </table:table-row>
        <table:table-row table:style-name="ro1">
          <table:table-cell table:style-name="ce8" office:value-type="float" office:value="302" calcext:value-type="float">
            <text:p>302</text:p>
          </table:table-cell>
          <table:table-cell office:value-type="string" calcext:value-type="string">
            <text:p>32-normalized-single-obj-f27-DC2Loss.seq-A-2-1-irabcde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3" calcext:value-type="float">
            <text:p>303</text:p>
          </table:table-cell>
          <table:table-cell office:value-type="string" calcext:value-type="string">
            <text:p>353-Init-x1-i3_pp_87_merge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9.07" calcext:value-type="float">
            <text:p>9.07</text:p>
          </table:table-cell>
          <table:table-cell table:style-name="ce77" office:value-type="percentage" office:value="0.0005" calcext:value-type="percentage">
            <text:p>0.0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4" calcext:value-type="float">
            <text:p>304</text:p>
          </table:table-cell>
          <table:table-cell office:value-type="string" calcext:value-type="string">
            <text:p>399-normalized-neos-3437289-erdre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string" calcext:value-type="string">
            <text:p>-nan%</text:p>
          </table:table-cell>
          <table:table-cell table:number-columns-repeated="1016"/>
        </table:table-row>
        <table:table-row table:style-name="ro1">
          <table:table-cell table:style-name="ce8" office:value-type="float" office:value="305" calcext:value-type="float">
            <text:p>305</text:p>
          </table:table-cell>
          <table:table-cell office:value-type="string" calcext:value-type="string">
            <text:p>87-normalized-single-obj-f27-DC2Loss.seq-B-2-combined-irabcde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25" calcext:value-type="percentage">
            <text:p>25.00%</text:p>
          </table:table-cell>
          <table:table-cell table:style-name="ce77" office:value-type="percentage" office:value="0.625" calcext:value-type="percentage">
            <text:p>62.50%</text:p>
          </table:table-cell>
          <table:table-cell table:number-columns-repeated="1016"/>
        </table:table-row>
        <table:table-row table:style-name="ro1">
          <table:table-cell table:style-name="ce8" office:value-type="float" office:value="306" calcext:value-type="float">
            <text:p>306</text:p>
          </table:table-cell>
          <table:table-cell office:value-type="string" calcext:value-type="string">
            <text:p>89-normalized-single-obj-f1-DataDisplay_0_order4.seq-A-3-2-irabcde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7" calcext:value-type="float">
            <text:p>307</text:p>
          </table:table-cell>
          <table:table-cell office:value-type="string" calcext:value-type="string">
            <text:p>220-normalized-mul_8_14_shg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.02" calcext:value-type="float">
            <text:p>3600.02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8" calcext:value-type="float">
            <text:p>308</text:p>
          </table:table-cell>
          <table:table-cell office:value-type="string" calcext:value-type="string">
            <text:p>26-normalized-ns90361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9" calcext:value-type="float">
            <text:p>309</text:p>
          </table:table-cell>
          <table:table-cell office:value-type="string" calcext:value-type="string">
            <text:p>322-normalized-mul_8_13_shg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998" calcext:value-type="percentage">
            <text:p>99.98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10" calcext:value-type="float">
            <text:p>310</text:p>
          </table:table-cell>
          <table:table-cell office:value-type="string" calcext:value-type="string">
            <text:p>360-normalized-clique-coloring-max-clique-n=20-t=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11" calcext:value-type="float">
            <text:p>311</text:p>
          </table:table-cell>
          <table:table-cell office:value-type="string" calcext:value-type="string">
            <text:p>397-normalized-OGR_17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44" calcext:value-type="percentage">
            <text:p>0.44%</text:p>
          </table:table-cell>
          <table:table-cell table:style-name="ce77" office:value-type="percentage" office:value="0.0347" calcext:value-type="percentage">
            <text:p>3.47%</text:p>
          </table:table-cell>
          <table:table-cell table:number-columns-repeated="1016"/>
        </table:table-row>
        <table:table-row table:style-name="ro1">
          <table:table-cell table:style-name="ce8" office:value-type="float" office:value="312" calcext:value-type="float">
            <text:p>312</text:p>
          </table:table-cell>
          <table:table-cell office:value-type="string" calcext:value-type="string">
            <text:p>437-normalized-ped2.G.recomb1-0.20-1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.04" calcext:value-type="float">
            <text:p>3600.04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13" calcext:value-type="float">
            <text:p>313</text:p>
          </table:table-cell>
          <table:table-cell office:value-type="string" calcext:value-type="string">
            <text:p>439-normalized-clique-coloring-max-clique-n=19-t=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14" calcext:value-type="float">
            <text:p>314</text:p>
          </table:table-cell>
          <table:table-cell office:value-type="string" calcext:value-type="string">
            <text:p>61-normalized-evencolouring_opt_unit_random6regular_nvert_75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344" calcext:value-type="percentage">
            <text:p>3.4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15" calcext:value-type="float">
            <text:p>315</text:p>
          </table:table-cell>
          <table:table-cell office:value-type="string" calcext:value-type="string">
            <text:p>79-normalized-clique-coloring-max-clique-n=24-t=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16" calcext:value-type="float">
            <text:p>316</text:p>
          </table:table-cell>
          <table:table-cell office:value-type="string" calcext:value-type="string">
            <text:p>108-normalized-6_1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17" calcext:value-type="float">
            <text:p>317</text:p>
          </table:table-cell>
          <table:table-cell office:value-type="string" calcext:value-type="string">
            <text:p>125-normalized-factor-size=9-P=397-Q=449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ce8" office:value-type="float" office:value="318" calcext:value-type="float">
            <text:p>318</text:p>
          </table:table-cell>
          <table:table-cell office:value-type="string" calcext:value-type="string">
            <text:p>136-normalized-j6033_9.st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table:number-columns-repeated="1018"/>
        </table:table-row>
        <table:table-row table:style-name="ro1">
          <table:table-cell table:style-name="ce8" office:value-type="float" office:value="319" calcext:value-type="float">
            <text:p>319</text:p>
          </table:table-cell>
          <table:table-cell office:value-type="string" calcext:value-type="string">
            <text:p>145-normalized-acc-tight5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table:number-columns-repeated="1018"/>
        </table:table-row>
        <table:table-row table:style-name="ro1">
          <table:table-cell table:style-name="ce8" office:value-type="float" office:value="320" calcext:value-type="float">
            <text:p>320</text:p>
          </table:table-cell>
          <table:table-cell office:value-type="string" calcext:value-type="string">
            <text:p>146-normalized-lo_14x14_000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500.43" calcext:value-type="float">
            <text:p>3500.43</text:p>
          </table:table-cell>
          <table:table-cell table:number-columns-repeated="1018"/>
        </table:table-row>
        <table:table-row table:style-name="ro1">
          <table:table-cell table:style-name="ce8" office:value-type="float" office:value="321" calcext:value-type="float">
            <text:p>321</text:p>
          </table:table-cell>
          <table:table-cell office:value-type="string" calcext:value-type="string">
            <text:p>148-normalized-mult_diagcomm_opt_greater_teq_nbits_08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87.64" calcext:value-type="float">
            <text:p>87.64</text:p>
          </table:table-cell>
          <table:table-cell table:number-columns-repeated="1018"/>
        </table:table-row>
        <table:table-row table:style-name="ro1">
          <table:table-cell table:style-name="ce8" office:value-type="float" office:value="322" calcext:value-type="float">
            <text:p>322</text:p>
          </table:table-cell>
          <table:table-cell office:value-type="string" calcext:value-type="string">
            <text:p>179-normalized-lo_10x10_006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number-columns-repeated="1018"/>
        </table:table-row>
        <table:table-row table:style-name="ro1">
          <table:table-cell table:style-name="ce8" office:value-type="float" office:value="323" calcext:value-type="float">
            <text:p>323</text:p>
          </table:table-cell>
          <table:table-cell office:value-type="string" calcext:value-type="string">
            <text:p>19-SMTI_25000_5_0.95_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table:number-columns-repeated="1018"/>
        </table:table-row>
        <table:table-row table:style-name="ro1">
          <table:table-cell table:style-name="ce8" office:value-type="float" office:value="324" calcext:value-type="float">
            <text:p>324</text:p>
          </table:table-cell>
          <table:table-cell office:value-type="string" calcext:value-type="string">
            <text:p>199-normalized-s3-3-3-2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25" calcext:value-type="float">
            <text:p>325</text:p>
          </table:table-cell>
          <table:table-cell office:value-type="string" calcext:value-type="string">
            <text:p>202-normalized-g2x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26" calcext:value-type="float">
            <text:p>326</text:p>
          </table:table-cell>
          <table:table-cell office:value-type="string" calcext:value-type="string">
            <text:p>210-normalized-aim-50-2_0-yes1-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27" calcext:value-type="float">
            <text:p>327</text:p>
          </table:table-cell>
          <table:table-cell office:value-type="string" calcext:value-type="string">
            <text:p>274-SMTI_10000_5_0.85_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4.09" calcext:value-type="float">
            <text:p>4.09</text:p>
          </table:table-cell>
          <table:table-cell table:number-columns-repeated="1018"/>
        </table:table-row>
        <table:table-row table:style-name="ro1">
          <table:table-cell table:style-name="ce8" office:value-type="float" office:value="328" calcext:value-type="float">
            <text:p>328</text:p>
          </table:table-cell>
          <table:table-cell office:value-type="string" calcext:value-type="string">
            <text:p>277-normalized-knapPI_6_2000_1000_4_-39215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29" calcext:value-type="float">
            <text:p>329</text:p>
          </table:table-cell>
          <table:table-cell office:value-type="string" calcext:value-type="string">
            <text:p>281-normalized-lo_6x6_001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30" calcext:value-type="float">
            <text:p>330</text:p>
          </table:table-cell>
          <table:table-cell office:value-type="string" calcext:value-type="string">
            <text:p>300-normalized-fx9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2.04" calcext:value-type="float">
            <text:p>12.04</text:p>
          </table:table-cell>
          <table:table-cell table:number-columns-repeated="1018"/>
        </table:table-row>
        <table:table-row table:style-name="ro1">
          <table:table-cell table:style-name="ce8" office:value-type="float" office:value="331" calcext:value-type="float">
            <text:p>331</text:p>
          </table:table-cell>
          <table:table-cell office:value-type="string" calcext:value-type="string">
            <text:p>333-normalized-factor-size=9-P=47-Q=19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ce8" office:value-type="float" office:value="332" calcext:value-type="float">
            <text:p>332</text:p>
          </table:table-cell>
          <table:table-cell office:value-type="string" calcext:value-type="string">
            <text:p>34-normalized-s3-3-3-5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33" calcext:value-type="float">
            <text:p>333</text:p>
          </table:table-cell>
          <table:table-cell office:value-type="string" calcext:value-type="string">
            <text:p>348-normalized-aim-200-3_4-yes1-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34" calcext:value-type="float">
            <text:p>334</text:p>
          </table:table-cell>
          <table:table-cell office:value-type="string" calcext:value-type="string">
            <text:p>352-normalized-j12023_6.st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number-columns-repeated="1018"/>
        </table:table-row>
        <table:table-row table:style-name="ro1">
          <table:table-cell table:style-name="ce8" office:value-type="float" office:value="335" calcext:value-type="float">
            <text:p>335</text:p>
          </table:table-cell>
          <table:table-cell office:value-type="string" calcext:value-type="string">
            <text:p>375-normalized-lo_12x12_009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table:number-columns-repeated="1018"/>
        </table:table-row>
        <table:table-row table:style-name="ro1">
          <table:table-cell table:style-name="ce8" office:value-type="float" office:value="336" calcext:value-type="float">
            <text:p>336</text:p>
          </table:table-cell>
          <table:table-cell office:value-type="string" calcext:value-type="string">
            <text:p>377-normalized-fx5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table:number-columns-repeated="1018"/>
        </table:table-row>
        <table:table-row table:style-name="ro1">
          <table:table-cell table:style-name="ce8" office:value-type="float" office:value="337" calcext:value-type="float">
            <text:p>337</text:p>
          </table:table-cell>
          <table:table-cell office:value-type="string" calcext:value-type="string">
            <text:p>410-normalized-fx60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3.71" calcext:value-type="float">
            <text:p>13.71</text:p>
          </table:table-cell>
          <table:table-cell table:number-columns-repeated="1018"/>
        </table:table-row>
        <table:table-row table:style-name="ro1">
          <table:table-cell table:style-name="ce8" office:value-type="float" office:value="338" calcext:value-type="float">
            <text:p>338</text:p>
          </table:table-cell>
          <table:table-cell office:value-type="string" calcext:value-type="string">
            <text:p>417-normalized-aim-200-3_4-yes1-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39" calcext:value-type="float">
            <text:p>339</text:p>
          </table:table-cell>
          <table:table-cell office:value-type="string" calcext:value-type="string">
            <text:p>421-normalized-lo_8x8_006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40" calcext:value-type="float">
            <text:p>340</text:p>
          </table:table-cell>
          <table:table-cell office:value-type="string" calcext:value-type="string">
            <text:p>428-SMTI_50000_3_0.95_1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66.19" calcext:value-type="float">
            <text:p>166.19</text:p>
          </table:table-cell>
          <table:table-cell table:number-columns-repeated="1018"/>
        </table:table-row>
        <table:table-row table:style-name="ro1">
          <table:table-cell table:style-name="ce8" office:value-type="float" office:value="341" calcext:value-type="float">
            <text:p>341</text:p>
          </table:table-cell>
          <table:table-cell office:value-type="string" calcext:value-type="string">
            <text:p>445-normalized-j9018_7.st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number-columns-repeated="1018"/>
        </table:table-row>
        <table:table-row table:style-name="ro1">
          <table:table-cell table:style-name="ce8" office:value-type="float" office:value="342" calcext:value-type="float">
            <text:p>342</text:p>
          </table:table-cell>
          <table:table-cell office:value-type="string" calcext:value-type="string">
            <text:p>447-normalized-aim-200-2_0-yes1-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43" calcext:value-type="float">
            <text:p>343</text:p>
          </table:table-cell>
          <table:table-cell office:value-type="string" calcext:value-type="string">
            <text:p>454-normalized-s3-3-3-4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44" calcext:value-type="float">
            <text:p>344</text:p>
          </table:table-cell>
          <table:table-cell office:value-type="string" calcext:value-type="string">
            <text:p>461-Init-x1-i4_pp_80_merge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8.28" calcext:value-type="float">
            <text:p>8.28</text:p>
          </table:table-cell>
          <table:table-cell table:number-columns-repeated="1018"/>
        </table:table-row>
        <table:table-row table:style-name="ro1">
          <table:table-cell table:style-name="ce8" office:value-type="float" office:value="345" calcext:value-type="float">
            <text:p>345</text:p>
          </table:table-cell>
          <table:table-cell office:value-type="string" calcext:value-type="string">
            <text:p>47-normalized-lo_6x6_003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46" calcext:value-type="float">
            <text:p>346</text:p>
          </table:table-cell>
          <table:table-cell office:value-type="string" calcext:value-type="string">
            <text:p>470-normalized-factor-size=9-P=149-Q=48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47" calcext:value-type="float">
            <text:p>347</text:p>
          </table:table-cell>
          <table:table-cell office:value-type="string" calcext:value-type="string">
            <text:p>50-normalized-lo_12x12_001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table:number-columns-repeated="1018"/>
        </table:table-row>
        <table:table-row table:style-name="ro1">
          <table:table-cell table:style-name="ce8" office:value-type="float" office:value="348" calcext:value-type="float">
            <text:p>348</text:p>
          </table:table-cell>
          <table:table-cell office:value-type="string" calcext:value-type="string">
            <text:p>73-normalized-factor-size=9-P=41-Q=34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49" calcext:value-type="float">
            <text:p>349</text:p>
          </table:table-cell>
          <table:table-cell office:value-type="string" calcext:value-type="string">
            <text:p>84-normalized-lo_10x10_003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50" calcext:value-type="float">
            <text:p>350</text:p>
          </table:table-cell>
          <table:table-cell office:value-type="string" calcext:value-type="string">
            <text:p>86-normalized-lo_12x12_004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5.11" calcext:value-type="float">
            <text:p>5.11</text:p>
          </table:table-cell>
          <table:table-cell table:number-columns-repeated="1018"/>
        </table:table-row>
        <table:table-row table:style-name="ro1">
          <table:table-cell table:style-name="ce8" office:value-type="float" office:value="351" calcext:value-type="float">
            <text:p>351</text:p>
          </table:table-cell>
          <table:table-cell office:value-type="string" calcext:value-type="string">
            <text:p>97-normalized-fx8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9.95" calcext:value-type="float">
            <text:p>9.95</text:p>
          </table:table-cell>
          <table:table-cell table:number-columns-repeated="1018"/>
        </table:table-row>
        <table:table-row table:style-name="ro1">
          <table:table-cell table:style-name="ce8" office:value-type="float" office:value="352" calcext:value-type="float">
            <text:p>352</text:p>
          </table:table-cell>
          <table:table-cell office:value-type="string" calcext:value-type="string">
            <text:p>112-normalized-injcomp_opt_3layers_maxfirst_lastlayerdiv2_size_3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53" calcext:value-type="float">
            <text:p>353</text:p>
          </table:table-cell>
          <table:table-cell office:value-type="string" calcext:value-type="string">
            <text:p>311-normalized-lo_16x16_001.opb.metafix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54" calcext:value-type="float">
            <text:p>354</text:p>
          </table:table-cell>
          <table:table-cell office:value-type="string" calcext:value-type="string">
            <text:p>394-normalized-ssa7552-03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55" calcext:value-type="float">
            <text:p>355</text:p>
          </table:table-cell>
          <table:table-cell office:value-type="string" calcext:value-type="string">
            <text:p>40-normalized-jul5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56" calcext:value-type="float">
            <text:p>356</text:p>
          </table:table-cell>
          <table:table-cell office:value-type="string" calcext:value-type="string">
            <text:p>409-normalized-NG.dot_luby_20null50mast_rapportOE2.0_TMAX60_K192_cod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.95" calcext:value-type="float">
            <text:p>3600.95</text:p>
          </table:table-cell>
          <table:table-cell table:number-columns-repeated="1018"/>
        </table:table-row>
        <table:table-row table:style-name="ro1">
          <table:table-cell table:style-name="ce8" office:value-type="float" office:value="357" calcext:value-type="float">
            <text:p>357</text:p>
          </table:table-cell>
          <table:table-cell office:value-type="string" calcext:value-type="string">
            <text:p>423-normalized-injcomp_opt_4layers_maxall_lastlayerdiv2_size_1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58" calcext:value-type="float">
            <text:p>358</text:p>
          </table:table-cell>
          <table:table-cell office:value-type="string" calcext:value-type="string">
            <text:p>443-normalized-mult_diagcomm_opt_greater_teq_nbits_1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59" calcext:value-type="float">
            <text:p>359</text:p>
          </table:table-cell>
          <table:table-cell office:value-type="string" calcext:value-type="string">
            <text:p>477-normalized-linearized_pebbling_opt_layeredfan_up_r11_c22_a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60" calcext:value-type="float">
            <text:p>360</text:p>
          </table:table-cell>
          <table:table-cell office:value-type="string" calcext:value-type="string">
            <text:p>78-normalized-evencolouring_opt_unit_random6regular_nvert_85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61" calcext:value-type="float">
            <text:p>361</text:p>
          </table:table-cell>
          <table:table-cell office:value-type="string" calcext:value-type="string">
            <text:p>320-normalized-linearized_pebbling_opt_layeredfan_up_r24_c47_a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8" office:value-type="float" office:value="362" calcext:value-type="float">
            <text:p>362</text:p>
          </table:table-cell>
          <table:table-cell office:value-type="string" calcext:value-type="string">
            <text:p>160-normalized-neos-859770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89.62" calcext:value-type="float">
            <text:p>289.62</text:p>
          </table:table-cell>
          <table:table-cell table:number-columns-repeated="1018"/>
        </table:table-row>
        <table:table-row table:style-name="ro1">
          <table:table-cell table:style-name="ce8" office:value-type="float" office:value="363" calcext:value-type="float">
            <text:p>363</text:p>
          </table:table-cell>
          <table:table-cell office:value-type="string" calcext:value-type="string">
            <text:p>172-normalized-1077.cudf.paranoid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64" calcext:value-type="float">
            <text:p>364</text:p>
          </table:table-cell>
          <table:table-cell office:value-type="string" calcext:value-type="string">
            <text:p>183-normalized-1336.cudf.paranoid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65" calcext:value-type="float">
            <text:p>365</text:p>
          </table:table-cell>
          <table:table-cell office:value-type="string" calcext:value-type="string">
            <text:p>221-normalized-ns1745726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table:number-columns-repeated="1018"/>
        </table:table-row>
        <table:table-row table:style-name="ro1">
          <table:table-cell table:style-name="ce8" office:value-type="float" office:value="366" calcext:value-type="float">
            <text:p>366</text:p>
          </table:table-cell>
          <table:table-cell office:value-type="string" calcext:value-type="string">
            <text:p>252-normalized-658.cudf.trendy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67" calcext:value-type="float">
            <text:p>367</text:p>
          </table:table-cell>
          <table:table-cell office:value-type="string" calcext:value-type="string">
            <text:p>302-normalized-522.cudf.paranoid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68" calcext:value-type="float">
            <text:p>368</text:p>
          </table:table-cell>
          <table:table-cell office:value-type="string" calcext:value-type="string">
            <text:p>310-normalized-market-split_4_30_2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08.76" calcext:value-type="float">
            <text:p>308.76</text:p>
          </table:table-cell>
          <table:table-cell table:number-columns-repeated="1018"/>
        </table:table-row>
        <table:table-row table:style-name="ro1">
          <table:table-cell table:style-name="ce8" office:value-type="float" office:value="369" calcext:value-type="float">
            <text:p>369</text:p>
          </table:table-cell>
          <table:table-cell office:value-type="string" calcext:value-type="string">
            <text:p>63-normalized-rand5c0b12.cudf.paranoid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70" calcext:value-type="float">
            <text:p>370</text:p>
          </table:table-cell>
          <table:table-cell office:value-type="string" calcext:value-type="string">
            <text:p>1-normalized-market-split_5_40_2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71" calcext:value-type="float">
            <text:p>371</text:p>
          </table:table-cell>
          <table:table-cell office:value-type="string" calcext:value-type="string">
            <text:p>162-normalized-linearized_pebbling_opt_layeredfan_up_r33_c65_a6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72" calcext:value-type="float">
            <text:p>372</text:p>
          </table:table-cell>
          <table:table-cell office:value-type="string" calcext:value-type="string">
            <text:p>24-normalized-fx63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73" calcext:value-type="float">
            <text:p>373</text:p>
          </table:table-cell>
          <table:table-cell office:value-type="string" calcext:value-type="string">
            <text:p>275-normalized-hw64-vm98p-opt.opb.negationfix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 table:number-columns-repeated="1018"/>
        </table:table-row>
        <table:table-row table:style-name="ro1">
          <table:table-cell table:style-name="ce8" office:value-type="float" office:value="374" calcext:value-type="float">
            <text:p>374</text:p>
          </table:table-cell>
          <table:table-cell office:value-type="string" calcext:value-type="string">
            <text:p>30-normalized-hw128-vm99p-opt.opb.negationfix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.05" calcext:value-type="float">
            <text:p>3600.05</text:p>
          </table:table-cell>
          <table:table-cell table:number-columns-repeated="1018"/>
        </table:table-row>
        <table:table-row table:style-name="ro1">
          <table:table-cell table:style-name="ce8" office:value-type="float" office:value="375" calcext:value-type="float">
            <text:p>375</text:p>
          </table:table-cell>
          <table:table-cell office:value-type="string" calcext:value-type="string">
            <text:p>319-normalized-sep4.5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76" calcext:value-type="float">
            <text:p>376</text:p>
          </table:table-cell>
          <table:table-cell office:value-type="string" calcext:value-type="string">
            <text:p>334-normalized-fx75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77" calcext:value-type="float">
            <text:p>377</text:p>
          </table:table-cell>
          <table:table-cell office:value-type="string" calcext:value-type="string">
            <text:p>341-normalized-comppebphp_opt_pyrheightequalsnholes_50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.39" calcext:value-type="float">
            <text:p>3600.39</text:p>
          </table:table-cell>
          <table:table-cell table:number-columns-repeated="1018"/>
        </table:table-row>
        <table:table-row table:style-name="ro1">
          <table:table-cell table:style-name="ce8" office:value-type="float" office:value="378" calcext:value-type="float">
            <text:p>378</text:p>
          </table:table-cell>
          <table:table-cell office:value-type="string" calcext:value-type="string">
            <text:p>365-normalized-fx49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79" calcext:value-type="float">
            <text:p>379</text:p>
          </table:table-cell>
          <table:table-cell office:value-type="string" calcext:value-type="string">
            <text:p>401-normalized-hw32-vm99p-opt.opb.negationfix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80" calcext:value-type="float">
            <text:p>380</text:p>
          </table:table-cell>
          <table:table-cell office:value-type="string" calcext:value-type="string">
            <text:p>408-normalized-aug4.5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81" calcext:value-type="float">
            <text:p>381</text:p>
          </table:table-cell>
          <table:table-cell office:value-type="string" calcext:value-type="string">
            <text:p>435-normalized-fx97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82" calcext:value-type="float">
            <text:p>382</text:p>
          </table:table-cell>
          <table:table-cell office:value-type="string" calcext:value-type="string">
            <text:p>476-normalized-fx30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83" calcext:value-type="float">
            <text:p>383</text:p>
          </table:table-cell>
          <table:table-cell office:value-type="string" calcext:value-type="string">
            <text:p>52-normalized-hw128-vm98p-opt.opb.negationfix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.09" calcext:value-type="float">
            <text:p>3600.09</text:p>
          </table:table-cell>
          <table:table-cell table:number-columns-repeated="1018"/>
        </table:table-row>
        <table:table-row table:style-name="ro1">
          <table:table-cell table:style-name="ce8" office:value-type="float" office:value="384" calcext:value-type="float">
            <text:p>384</text:p>
          </table:table-cell>
          <table:table-cell office:value-type="string" calcext:value-type="string">
            <text:p>80-normalized-comppebphp_opt_pyrheightequalsnholes_54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.63" calcext:value-type="float">
            <text:p>3600.63</text:p>
          </table:table-cell>
          <table:table-cell table:number-columns-repeated="1018"/>
        </table:table-row>
        <table:table-row table:style-name="ro1">
          <table:table-cell table:style-name="ce8" office:value-type="float" office:value="385" calcext:value-type="float">
            <text:p>385</text:p>
          </table:table-cell>
          <table:table-cell office:value-type="string" calcext:value-type="string">
            <text:p>59-normalized-581.cudf.paranoid.opb</text:p>
          </table:table-cell>
          <table:table-cell table:style-name="ce119" office:value-type="string" calcext:value-type="string">
            <text:p>Infeasible</text:p>
          </table:table-cell>
          <table:table-cell table:style-name="ce23"/>
          <table:table-cell table:number-columns-repeated="1019"/>
        </table:table-row>
        <table:table-row table:style-name="ro1" table:number-rows-repeated="104818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verhead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19"/>
        </table:table-row>
        <table:table-row table:style-name="ro2">
          <table:table-cell table:style-name="ce78" office:value-type="string" calcext:value-type="string">
            <text:p>Original Solver</text:p>
          </table:table-cell>
          <table:table-cell table:style-name="ce82" table:number-columns-repeated="5"/>
          <table:table-cell table:style-name="ce78" office:value-type="string" calcext:value-type="string">
            <text:p>Original Solver, but with Symbolic information</text:p>
          </table:table-cell>
          <table:table-cell table:style-name="ce82" table:number-columns-repeated="5"/>
          <table:table-cell table:style-name="ce78" office:value-type="string" calcext:value-type="string">
            <text:p>Symbolic Solver with Strengthened Steps</text:p>
          </table:table-cell>
          <table:table-cell table:style-name="ce82" table:number-columns-repeated="1004"/>
          <table:table-cell table:style-name="ce70" table:number-columns-repeated="2"/>
        </table:table-row>
        <table:table-row table:style-name="ro4">
          <table:table-cell table:style-name="ce79" office:value-type="string" calcext:value-type="string">
            <text:p>For the benchmarks solved by at least one system</text:p>
          </table:table-cell>
          <table:table-cell table:number-columns-repeated="1018"/>
        </table:table-row>
        <table:table-row table:style-name="ro8">
          <table:table-cell table:style-name="ce80"/>
          <table:table-cell table:style-name="ce83" office:value-type="string" calcext:value-type="string">
            <text:p>status</text:p>
          </table:table-cell>
          <table:table-cell table:style-name="ce83" office:value-type="string" calcext:value-type="string">
            <text:p>bestCost</text:p>
          </table:table-cell>
          <table:table-cell table:style-name="ce84" office:value-type="string" calcext:value-type="string">
            <text:p>#Solutions</text:p>
          </table:table-cell>
          <table:table-cell table:style-name="ce122" office:value-type="string" calcext:value-type="string">
            <text:p>time</text:p>
          </table:table-cell>
          <table:table-cell table:style-name="ce83"/>
          <table:table-cell table:style-name="ce83" office:value-type="string" calcext:value-type="string">
            <text:p>status</text:p>
          </table:table-cell>
          <table:table-cell table:style-name="ce83" office:value-type="string" calcext:value-type="string">
            <text:p>bestCost</text:p>
          </table:table-cell>
          <table:table-cell table:style-name="ce84" office:value-type="string" calcext:value-type="string">
            <text:p>#Solutions</text:p>
          </table:table-cell>
          <table:table-cell table:style-name="ce122" office:value-type="string" calcext:value-type="string">
            <text:p>time</text:p>
          </table:table-cell>
          <table:table-cell table:style-name="ce83" table:number-columns-repeated="2"/>
          <table:table-cell table:style-name="ce83" office:value-type="string" calcext:value-type="string">
            <text:p>status</text:p>
          </table:table-cell>
          <table:table-cell table:style-name="ce83" office:value-type="string" calcext:value-type="string">
            <text:p>bestCost</text:p>
          </table:table-cell>
          <table:table-cell table:style-name="ce83" office:value-type="string" calcext:value-type="string">
            <text:p>#Solutions</text:p>
          </table:table-cell>
          <table:table-cell table:style-name="ce122" office:value-type="string" calcext:value-type="string">
            <text:p>time</text:p>
          </table:table-cell>
          <table:table-cell table:style-name="ce23" table:number-columns-repeated="1003"/>
        </table:table-row>
        <table:table-row table:style-name="ro1">
          <table:table-cell office:value-type="string" calcext:value-type="string">
            <text:p>160-normalized-neos-859770.opb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5.05" calcext:value-type="float">
            <text:p>295.05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6.95" calcext:value-type="float">
            <text:p>286.95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8.09" calcext:value-type="float">
            <text:p>288.0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72-normalized-1077.cudf.paranoid.opb</text:p>
          </table:table-cell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83-normalized-1336.cudf.paranoid.opb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21-normalized-ns1745726.opb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2-normalized-658.cudf.trendy.opb</text:p>
          </table:table-cell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02-normalized-522.cudf.paranoid.opb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10-normalized-market-split_4_30_2.opb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9.03" calcext:value-type="float">
            <text:p>299.03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.23" calcext:value-type="float">
            <text:p>305.23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2.4" calcext:value-type="float">
            <text:p>312.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9-normalized-581.cudf.paranoid.opb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63-normalized-rand5c0b12.cudf.paranoid.opb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02-normalized-m50_100_70_70.r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04-normalized-cc.opb</text:p>
          </table:table-cell>
          <table:table-cell office:value-type="string" calcext:value-type="string">
            <text:p>Optimum_found</text:p>
          </table:table-cell>
          <table:table-cell office:value-type="float" office:value="1567" calcext:value-type="float">
            <text:p>1567</text:p>
          </table:table-cell>
          <table:table-cell office:value-type="float" office:value="31" calcext:value-type="float">
            <text:p>31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567" calcext:value-type="float">
            <text:p>1567</text:p>
          </table:table-cell>
          <table:table-cell office:value-type="float" office:value="31" calcext:value-type="float">
            <text:p>31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567" calcext:value-type="float">
            <text:p>1567</text:p>
          </table:table-cell>
          <table:table-cell office:value-type="float" office:value="40" calcext:value-type="float">
            <text:p>40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08-normalized-6_12.opb</text:p>
          </table:table-cell>
          <table:table-cell office:value-type="string" calcext:value-type="string">
            <text:p>Optimum_found</text:p>
          </table:table-cell>
          <table:table-cell office:value-type="float" office:value="5867" calcext:value-type="float">
            <text:p>5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867" calcext:value-type="float">
            <text:p>5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867" calcext:value-type="float">
            <text:p>5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10-normalized-clique-coloring-max-clique-n=5-t=3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14-normalized-fir05_area_partials.opb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17-Init-x2-i10_pp_100.opb</text:p>
          </table:table-cell>
          <table:table-cell office:value-type="string" calcext:value-type="string">
            <text:p>Optimum_found</text:p>
          </table:table-cell>
          <table:table-cell office:value-type="float" office:value="2232" calcext:value-type="float">
            <text:p>2232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32" calcext:value-type="float">
            <text:p>2232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232" calcext:value-type="float">
            <text:p>2232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2-normalized-50-750-false-45-90-4-7000opt.opb</text:p>
          </table:table-cell>
          <table:table-cell office:value-type="string" calcext:value-type="string">
            <text:p>Optimum_found</text:p>
          </table:table-cell>
          <table:table-cell office:value-type="float" office:value="-68" calcext:value-type="float">
            <text:p>-68</text:p>
          </table:table-cell>
          <table:table-cell office:value-type="float" office:value="14" calcext:value-type="float">
            <text:p>14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68" calcext:value-type="float">
            <text:p>-68</text:p>
          </table:table-cell>
          <table:table-cell office:value-type="float" office:value="14" calcext:value-type="float">
            <text:p>14</text:p>
          </table:table-cell>
          <table:table-cell office:value-type="float" office:value="4.59" calcext:value-type="float">
            <text:p>4.5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68" calcext:value-type="float">
            <text:p>-68</text:p>
          </table:table-cell>
          <table:table-cell office:value-type="float" office:value="10" calcext:value-type="float">
            <text:p>10</text:p>
          </table:table-cell>
          <table:table-cell office:value-type="float" office:value="4.15" calcext:value-type="float">
            <text:p>4.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23-normalized-787.cudf.trendy.opb</text:p>
          </table:table-cell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25-normalized-factor-size=9-P=397-Q=449.opb</text:p>
          </table:table-cell>
          <table:table-cell office:value-type="string" calcext:value-type="string">
            <text:p>Optimum_found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26-normalized-10_20.opb</text:p>
          </table:table-cell>
          <table:table-cell office:value-type="string" calcext:value-type="string">
            <text:p>Optimum_found</text:p>
          </table:table-cell>
          <table:table-cell office:value-type="float" office:value="8034" calcext:value-type="float">
            <text:p>8034</text:p>
          </table:table-cell>
          <table:table-cell office:value-type="float" office:value="17" calcext:value-type="float">
            <text:p>17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034" calcext:value-type="float">
            <text:p>8034</text:p>
          </table:table-cell>
          <table:table-cell office:value-type="float" office:value="17" calcext:value-type="float">
            <text:p>17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8034" calcext:value-type="float">
            <text:p>8034</text:p>
          </table:table-cell>
          <table:table-cell office:value-type="float" office:value="24" calcext:value-type="float">
            <text:p>24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35-normalized-single-obj-f54-DCTotalLoss.seq-B-3-combined-EDCBAir.opb</text:p>
          </table:table-cell>
          <table:table-cell office:value-type="string" calcext:value-type="string">
            <text:p>Optimum_found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28" calcext:value-type="float">
            <text:p>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28" calcext:value-type="float">
            <text:p>28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36-normalized-j6033_9.std.opb</text:p>
          </table:table-cell>
          <table:table-cell office:value-type="string" calcext:value-type="string">
            <text:p>Optimum_found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5-normalized-acc-tight5.opb</text:p>
          </table:table-cell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6-normalized-lo_14x14_000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380.22" calcext:value-type="float">
            <text:p>3380.2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462.46" calcext:value-type="float">
            <text:p>3462.4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491.96" calcext:value-type="float">
            <text:p>3491.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8-normalized-mult_diagcomm_opt_greater_teq_nbits_08.opb</text:p>
          </table:table-cell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7" calcext:value-type="float">
            <text:p>85.7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98" calcext:value-type="float">
            <text:p>85.9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24" calcext:value-type="float">
            <text:p>87.2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57-Init-x2-i5_pp_93.opb</text:p>
          </table:table-cell>
          <table:table-cell office:value-type="string" calcext:value-type="string">
            <text:p>Optimum_found</text:p>
          </table:table-cell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166.01" calcext:value-type="float">
            <text:p>166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163.72" calcext:value-type="float">
            <text:p>163.7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office:value-type="float" office:value="149.19" calcext:value-type="float">
            <text:p>149.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71-normalized-50-250-false-45-90-4-5000opt.opb</text:p>
          </table:table-cell>
          <table:table-cell office:value-type="string" calcext:value-type="string">
            <text:p>Optimum_found</text:p>
          </table:table-cell>
          <table:table-cell office:value-type="float" office:value="-169" calcext:value-type="float">
            <text:p>-169</text:p>
          </table:table-cell>
          <table:table-cell office:value-type="float" office:value="27" calcext:value-type="float">
            <text:p>27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9" calcext:value-type="float">
            <text:p>-169</text:p>
          </table:table-cell>
          <table:table-cell office:value-type="float" office:value="27" calcext:value-type="float">
            <text:p>27</text:p>
          </table:table-cell>
          <table:table-cell office:value-type="float" office:value="7.95" calcext:value-type="float">
            <text:p>7.9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69" calcext:value-type="float">
            <text:p>-169</text:p>
          </table:table-cell>
          <table:table-cell office:value-type="float" office:value="15" calcext:value-type="float">
            <text:p>15</text:p>
          </table:table-cell>
          <table:table-cell office:value-type="float" office:value="8.27" calcext:value-type="float">
            <text:p>8.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76-normalized-50-250-false-45-90-4-10000opt.opb</text:p>
          </table:table-cell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17" calcext:value-type="float">
            <text:p>17</text:p>
          </table:table-cell>
          <table:table-cell office:value-type="float" office:value="8.93" calcext:value-type="float">
            <text:p>8.9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17" calcext:value-type="float">
            <text:p>17</text:p>
          </table:table-cell>
          <table:table-cell office:value-type="float" office:value="9.12" calcext:value-type="float">
            <text:p>9.1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16" calcext:value-type="float">
            <text:p>16</text:p>
          </table:table-cell>
          <table:table-cell office:value-type="float" office:value="6.99" calcext:value-type="float">
            <text:p>6.9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77-normalized-j609_2.std.opb</text:p>
          </table:table-cell>
          <table:table-cell office:value-type="string" calcext:value-type="string">
            <text:p>Optimum_found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77.59" calcext:value-type="float">
            <text:p>277.5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77.77" calcext:value-type="float">
            <text:p>277.7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81.86" calcext:value-type="float">
            <text:p>281.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79-normalized-lo_10x10_006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80-normalized-ii32e4.opb</text:p>
          </table:table-cell>
          <table:table-cell office:value-type="string" calcext:value-type="string">
            <text:p>Optimum_found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3.22" calcext:value-type="float">
            <text:p>3.2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4.29" calcext:value-type="float">
            <text:p>4.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82-normalized-g7x7.opb</text:p>
          </table:table-cell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89-normalized-randa13f2d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2477" calcext:value-type="float">
            <text:p>2477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477" calcext:value-type="float">
            <text:p>2477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477" calcext:value-type="float">
            <text:p>2477</text:p>
          </table:table-cell>
          <table:table-cell office:value-type="float" office:value="11" calcext:value-type="float">
            <text:p>11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9-SMTI_25000_5_0.95_7.opb</text:p>
          </table:table-cell>
          <table:table-cell office:value-type="string" calcext:value-type="string">
            <text:p>Optimum_found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4.88" calcext:value-type="float">
            <text:p>4.8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4.9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4.89" calcext:value-type="float">
            <text:p>4.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92-normalized-mps-v2-20-10-lseu.opb</text:p>
          </table:table-cell>
          <table:table-cell office:value-type="string" calcext:value-type="string">
            <text:p>Optimum_found</text:p>
          </table:table-cell>
          <table:table-cell office:value-type="float" office:value="1120" calcext:value-type="float">
            <text:p>1120</text:p>
          </table:table-cell>
          <table:table-cell office:value-type="float" office:value="22" calcext:value-type="float">
            <text:p>22</text:p>
          </table:table-cell>
          <table:table-cell office:value-type="float" office:value="1096.92" calcext:value-type="float">
            <text:p>1096.9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120" calcext:value-type="float">
            <text:p>1120</text:p>
          </table:table-cell>
          <table:table-cell office:value-type="float" office:value="22" calcext:value-type="float">
            <text:p>22</text:p>
          </table:table-cell>
          <table:table-cell office:value-type="float" office:value="1026.63" calcext:value-type="float">
            <text:p>1026.6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120" calcext:value-type="float">
            <text:p>1120</text:p>
          </table:table-cell>
          <table:table-cell office:value-type="float" office:value="20" calcext:value-type="float">
            <text:p>20</text:p>
          </table:table-cell>
          <table:table-cell office:value-type="float" office:value="972.42" calcext:value-type="float">
            <text:p>972.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93-normalized-hw64-vm25p-opt.opb.negationfix.opb</text:p>
          </table:table-cell>
          <table:table-cell office:value-type="string" calcext:value-type="string">
            <text:p>Optimum_foun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.44" calcext:value-type="float">
            <text:p>8.4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.13" calcext:value-type="float">
            <text:p>8.1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.49" calcext:value-type="float">
            <text:p>10.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97-normalized-fir02_trarea_ac.opb</text:p>
          </table:table-cell>
          <table:table-cell office:value-type="string" calcext:value-type="string">
            <text:p>Optimum_found</text:p>
          </table:table-cell>
          <table:table-cell office:value-type="float" office:value="24890" calcext:value-type="float">
            <text:p>24890</text:p>
          </table:table-cell>
          <table:table-cell office:value-type="float" office:value="26" calcext:value-type="float">
            <text:p>26</text:p>
          </table:table-cell>
          <table:table-cell office:value-type="float" office:value="21.93" calcext:value-type="float">
            <text:p>21.9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4890" calcext:value-type="float">
            <text:p>24890</text:p>
          </table:table-cell>
          <table:table-cell office:value-type="float" office:value="26" calcext:value-type="float">
            <text:p>26</text:p>
          </table:table-cell>
          <table:table-cell office:value-type="float" office:value="21.83" calcext:value-type="float">
            <text:p>21.8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4890" calcext:value-type="float">
            <text:p>24890</text:p>
          </table:table-cell>
          <table:table-cell office:value-type="float" office:value="31" calcext:value-type="float">
            <text:p>31</text:p>
          </table:table-cell>
          <table:table-cell office:value-type="float" office:value="6.52" calcext:value-type="float">
            <text:p>6.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99-normalized-s3-3-3-2pb.opb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-normalized-simp-nonunif-100_100.02.opb</text:p>
          </table:table-cell>
          <table:table-cell office:value-type="string" calcext:value-type="string">
            <text:p>Optimum_found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.82" calcext:value-type="float">
            <text:p>5.8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.43" calcext:value-type="float">
            <text:p>4.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0-normalized-g4x4.opb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-normalized-g2x2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6-normalized-simp-nonunif-100_100.14.opb</text:p>
          </table:table-cell>
          <table:table-cell office:value-type="string" calcext:value-type="string">
            <text:p>Optimum_found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7.13" calcext:value-type="float">
            <text:p>7.1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.78" calcext:value-type="float">
            <text:p>5.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8-normalized-knapPI_4_50_1000_1_-994.opb</text:p>
          </table:table-cell>
          <table:table-cell office:value-type="string" calcext:value-type="string">
            <text:p>Optimum_found</text:p>
          </table:table-cell>
          <table:table-cell office:value-type="float" office:value="-994" calcext:value-type="float">
            <text:p>-994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994" calcext:value-type="float">
            <text:p>-994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994" calcext:value-type="float">
            <text:p>-994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9-normalized-evencolouring_opt_linear_random6regular_nvert_051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38" calcext:value-type="float">
            <text:p>3.3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10-normalized-aim-50-2_0-yes1-4.opb</text:p>
          </table:table-cell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16-normalized-simp-unif-100_100.08.opb</text:p>
          </table:table-cell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0.53" calcext:value-type="float">
            <text:p>10.5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0.72" calcext:value-type="float">
            <text:p>10.7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.4" calcext:value-type="float">
            <text:p>12.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17-normalized-single-obj-f26-ACDoubleLoss.seq-A-2-combined-abcdeir.opb</text:p>
          </table:table-cell>
          <table:table-cell office:value-type="string" calcext:value-type="string">
            <text:p>Optimum_found</text:p>
          </table:table-cell>
          <table:table-cell office:value-type="float" office:value="37833" calcext:value-type="float">
            <text:p>378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7833" calcext:value-type="float">
            <text:p>378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7833" calcext:value-type="float">
            <text:p>378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19-normalized-11_22.opb</text:p>
          </table:table-cell>
          <table:table-cell office:value-type="string" calcext:value-type="string">
            <text:p>Optimum_found</text:p>
          </table:table-cell>
          <table:table-cell office:value-type="float" office:value="8908" calcext:value-type="float">
            <text:p>8908</text:p>
          </table:table-cell>
          <table:table-cell office:value-type="float" office:value="35" calcext:value-type="float">
            <text:p>35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908" calcext:value-type="float">
            <text:p>8908</text:p>
          </table:table-cell>
          <table:table-cell office:value-type="float" office:value="35" calcext:value-type="float">
            <text:p>35</text:p>
          </table:table-cell>
          <table:table-cell office:value-type="float" office:value="0.43" calcext:value-type="float">
            <text:p>0.4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8908" calcext:value-type="float">
            <text:p>8908</text:p>
          </table:table-cell>
          <table:table-cell office:value-type="float" office:value="28" calcext:value-type="float">
            <text:p>28</text:p>
          </table:table-cell>
          <table:table-cell office:value-type="float" office:value="0.17" calcext:value-type="float">
            <text:p>0.1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22-normalized-clique-coloring-max-clique-n=8-t=6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0.88" calcext:value-type="float">
            <text:p>140.8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6.37" calcext:value-type="float">
            <text:p>146.3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5.61" calcext:value-type="float">
            <text:p>125.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23-normalized-1094.cudf.trendy.opb</text:p>
          </table:table-cell>
          <table:table-cell office:value-type="string" calcext:value-type="string">
            <text:p>Optimum_found</text:p>
          </table:table-cell>
          <table:table-cell office:value-type="float" office:value="25090" calcext:value-type="float">
            <text:p>2509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5090" calcext:value-type="float">
            <text:p>2509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5090" calcext:value-type="float">
            <text:p>2509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31-normalized-50-250-false-45-90-4-3000opt.opb</text:p>
          </table:table-cell>
          <table:table-cell office:value-type="string" calcext:value-type="string">
            <text:p>Optimum_found</text:p>
          </table:table-cell>
          <table:table-cell office:value-type="float" office:value="-187" calcext:value-type="float">
            <text:p>-187</text:p>
          </table:table-cell>
          <table:table-cell office:value-type="float" office:value="14" calcext:value-type="float">
            <text:p>14</text:p>
          </table:table-cell>
          <table:table-cell office:value-type="float" office:value="11.14" calcext:value-type="float">
            <text:p>11.1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87" calcext:value-type="float">
            <text:p>-187</text:p>
          </table:table-cell>
          <table:table-cell office:value-type="float" office:value="14" calcext:value-type="float">
            <text:p>14</text:p>
          </table:table-cell>
          <table:table-cell office:value-type="float" office:value="11.49" calcext:value-type="float">
            <text:p>11.4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87" calcext:value-type="float">
            <text:p>-187</text:p>
          </table:table-cell>
          <table:table-cell office:value-type="float" office:value="16" calcext:value-type="float">
            <text:p>16</text:p>
          </table:table-cell>
          <table:table-cell office:value-type="float" office:value="11.46" calcext:value-type="float">
            <text:p>11.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38-normalized-fir01_trarea_ac.opb</text:p>
          </table:table-cell>
          <table:table-cell office:value-type="string" calcext:value-type="string">
            <text:p>Optimum_found</text:p>
          </table:table-cell>
          <table:table-cell office:value-type="float" office:value="13949" calcext:value-type="float">
            <text:p>13949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949" calcext:value-type="float">
            <text:p>13949</text:p>
          </table:table-cell>
          <table:table-cell office:value-type="float" office:value="19" calcext:value-type="float">
            <text:p>19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3949" calcext:value-type="float">
            <text:p>13949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39-normalized-hw32-vm75p-opt.opb.negationfix.opb</text:p>
          </table:table-cell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.52" calcext:value-type="float">
            <text:p>9.5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.35" calcext:value-type="float">
            <text:p>9.3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.27" calcext:value-type="float">
            <text:p>20.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43-normalized-sbox_4_shg.opb</text:p>
          </table:table-cell>
          <table:table-cell office:value-type="string" calcext:value-type="string">
            <text:p>Optimum_found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.49" calcext:value-type="float">
            <text:p>7.4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.44" calcext:value-type="float">
            <text:p>11.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45-normalized-ws97-5.opb</text:p>
          </table:table-cell>
          <table:table-cell office:value-type="string" calcext:value-type="string">
            <text:p>Optimum_found</text:p>
          </table:table-cell>
          <table:table-cell office:value-type="float" office:value="2642" calcext:value-type="float">
            <text:p>2642</text:p>
          </table:table-cell>
          <table:table-cell office:value-type="float" office:value="9" calcext:value-type="float">
            <text:p>9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642" calcext:value-type="float">
            <text:p>2642</text:p>
          </table:table-cell>
          <table:table-cell office:value-type="float" office:value="9" calcext:value-type="float">
            <text:p>9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642" calcext:value-type="float">
            <text:p>2642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47-normalized-s4-4-3-2pb.opb</text:p>
          </table:table-cell>
          <table:table-cell office:value-type="string" calcext:value-type="string">
            <text:p>Optimum_found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1-normalized-rand18b530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6563" calcext:value-type="float">
            <text:p>6563</text:p>
          </table:table-cell>
          <table:table-cell office:value-type="float" office:value="17" calcext:value-type="float">
            <text:p>1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563" calcext:value-type="float">
            <text:p>6563</text:p>
          </table:table-cell>
          <table:table-cell office:value-type="float" office:value="17" calcext:value-type="float">
            <text:p>17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563" calcext:value-type="float">
            <text:p>6563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5-normalized-j302_9.std.opb</text:p>
          </table:table-cell>
          <table:table-cell office:value-type="string" calcext:value-type="string">
            <text:p>Optimum_found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8-normalized-s4-4-3-9pb.opb</text:p>
          </table:table-cell>
          <table:table-cell office:value-type="string" calcext:value-type="string">
            <text:p>Optimum_found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64-normalized-7_14.opb</text:p>
          </table:table-cell>
          <table:table-cell office:value-type="string" calcext:value-type="string">
            <text:p>Optimum_found</text:p>
          </table:table-cell>
          <table:table-cell office:value-type="float" office:value="5148" calcext:value-type="float">
            <text:p>5148</text:p>
          </table:table-cell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148" calcext:value-type="float">
            <text:p>5148</text:p>
          </table:table-cell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148" calcext:value-type="float">
            <text:p>5148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67-normalized-aries-da_network_50_2__8_45__8.opb</text:p>
          </table:table-cell>
          <table:table-cell office:value-type="string" calcext:value-type="string">
            <text:p>Optimum_found</text:p>
          </table:table-cell>
          <table:table-cell office:value-type="float" office:value="45008" calcext:value-type="float">
            <text:p>45008</text:p>
          </table:table-cell>
          <table:table-cell office:value-type="float" office:value="11" calcext:value-type="float">
            <text:p>11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5008" calcext:value-type="float">
            <text:p>45008</text:p>
          </table:table-cell>
          <table:table-cell office:value-type="float" office:value="11" calcext:value-type="float">
            <text:p>11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5008" calcext:value-type="float">
            <text:p>45008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0-Init-x1-i4_pp_92_merged.opb</text:p>
          </table:table-cell>
          <table:table-cell office:value-type="string" calcext:value-type="string">
            <text:p>Optimum_found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0.99" calcext:value-type="float">
            <text:p>0.9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1-normalized-fir04_area_opers.opb</text:p>
          </table:table-cell>
          <table:table-cell office:value-type="string" calcext:value-type="string">
            <text:p>Optimum_found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9.99" calcext:value-type="float">
            <text:p>219.9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8.86" calcext:value-type="float">
            <text:p>218.8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4-SMTI_10000_5_0.85_3.opb</text:p>
          </table:table-cell>
          <table:table-cell office:value-type="string" calcext:value-type="string">
            <text:p>Optimum_found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4.32" calcext:value-type="float">
            <text:p>4.3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6-normalized-kjumpingcube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141778" calcext:value-type="float">
            <text:p>141778</text:p>
          </table:table-cell>
          <table:table-cell office:value-type="float" office:value="11" calcext:value-type="float">
            <text:p>11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1778" calcext:value-type="float">
            <text:p>141778</text:p>
          </table:table-cell>
          <table:table-cell office:value-type="float" office:value="11" calcext:value-type="float">
            <text:p>11</text:p>
          </table:table-cell>
          <table:table-cell office:value-type="float" office:value="3.19" calcext:value-type="float">
            <text:p>3.1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41778" calcext:value-type="float">
            <text:p>141778</text:p>
          </table:table-cell>
          <table:table-cell office:value-type="float" office:value="21" calcext:value-type="float">
            <text:p>21</text:p>
          </table:table-cell>
          <table:table-cell office:value-type="float" office:value="2.25" calcext:value-type="float">
            <text:p>2.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7-normalized-knapPI_6_2000_1000_4_-39215.opb</text:p>
          </table:table-cell>
          <table:table-cell office:value-type="string" calcext:value-type="string">
            <text:p>Optimum_found</text:p>
          </table:table-cell>
          <table:table-cell office:value-type="float" office:value="-39215" calcext:value-type="float">
            <text:p>-3921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39215" calcext:value-type="float">
            <text:p>-3921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39215" calcext:value-type="float">
            <text:p>-3921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9-normalized-aries-da_network_20_2__17_12__128.opb</text:p>
          </table:table-cell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1" calcext:value-type="float">
            <text:p>11</text:p>
          </table:table-cell>
          <table:table-cell office:value-type="float" office:value="41.93" calcext:value-type="float">
            <text:p>41.9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1" calcext:value-type="float">
            <text:p>11</text:p>
          </table:table-cell>
          <table:table-cell office:value-type="float" office:value="40.85" calcext:value-type="float">
            <text:p>40.8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1" calcext:value-type="float">
            <text:p>11</text:p>
          </table:table-cell>
          <table:table-cell office:value-type="float" office:value="26.34" calcext:value-type="float">
            <text:p>26.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81-normalized-lo_6x6_001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83-normalized-graphpart_2g-0044-1601.lin.opb</text:p>
          </table:table-cell>
          <table:table-cell office:value-type="string" calcext:value-type="string">
            <text:p>Optimum_found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84-normalized-factor-size=9-P=269-Q=359.opb</text:p>
          </table:table-cell>
          <table:table-cell office:value-type="string" calcext:value-type="string">
            <text:p>Optimum_found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85-normalized-rand88811a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2256" calcext:value-type="float">
            <text:p>2256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56" calcext:value-type="float">
            <text:p>2256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256" calcext:value-type="float">
            <text:p>2256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-normalized-fout.r.opb</text:p>
          </table:table-cell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0.1" calcext:value-type="float">
            <text:p>160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58.56" calcext:value-type="float">
            <text:p>158.5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0.96" calcext:value-type="float">
            <text:p>0.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00-normalized-fx92.opb</text:p>
          </table:table-cell>
          <table:table-cell office:value-type="string" calcext:value-type="string">
            <text:p>Optimum_foun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.14" calcext:value-type="float">
            <text:p>12.1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89" calcext:value-type="float">
            <text:p>11.8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03-normalized-50-250-false-45-90-4-1000opt.opb</text:p>
          </table:table-cell>
          <table:table-cell office:value-type="string" calcext:value-type="string">
            <text:p>Optimum_found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  <table:table-cell office:value-type="float" office:value="2.63" calcext:value-type="float">
            <text:p>2.6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  <table:table-cell office:value-type="float" office:value="2.68" calcext:value-type="float">
            <text:p>2.6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78" calcext:value-type="float">
            <text:p>-178</text:p>
          </table:table-cell>
          <table:table-cell office:value-type="float" office:value="23" calcext:value-type="float">
            <text:p>23</text:p>
          </table:table-cell>
          <table:table-cell office:value-type="float" office:value="1.75" calcext:value-type="float">
            <text:p>1.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04-normalized-8_16.opb</text:p>
          </table:table-cell>
          <table:table-cell office:value-type="string" calcext:value-type="string">
            <text:p>Optimum_found</text:p>
          </table:table-cell>
          <table:table-cell office:value-type="float" office:value="5852" calcext:value-type="float">
            <text:p>5852</text:p>
          </table:table-cell>
          <table:table-cell office:value-type="float" office:value="17" calcext:value-type="float">
            <text:p>1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852" calcext:value-type="float">
            <text:p>5852</text:p>
          </table:table-cell>
          <table:table-cell office:value-type="float" office:value="17" calcext:value-type="float">
            <text:p>17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852" calcext:value-type="float">
            <text:p>5852</text:p>
          </table:table-cell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06-normalized-OGR_7.opb</text:p>
          </table:table-cell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07-normalized-aries-da_network_20_2__17_12__256.opb</text:p>
          </table:table-cell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6" calcext:value-type="float">
            <text:p>16</text:p>
          </table:table-cell>
          <table:table-cell office:value-type="float" office:value="852.32" calcext:value-type="float">
            <text:p>852.3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6" calcext:value-type="float">
            <text:p>16</text:p>
          </table:table-cell>
          <table:table-cell office:value-type="float" office:value="803.89" calcext:value-type="float">
            <text:p>803.8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6" calcext:value-type="float">
            <text:p>6</text:p>
          </table:table-cell>
          <table:table-cell office:value-type="float" office:value="37.04" calcext:value-type="float">
            <text:p>37.04</text:p>
          </table:table-cell>
          <table:table-cell table:number-columns-repeated="1003"/>
        </table:table-row>
        <table:table-row table:style-name="ro1">
          <table:table-cell table:style-name="ce112" office:value-type="string" calcext:value-type="string">
            <text:p>313-normalized-rand362510.cudf.paranoid.opb</text:p>
          </table:table-cell>
          <table:table-cell table:style-name="ce112" office:value-type="string" calcext:value-type="string">
            <text:p>Optimum_found</text:p>
          </table:table-cell>
          <table:table-cell table:style-name="ce112" office:value-type="float" office:value="1964" calcext:value-type="float">
            <text:p>1964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0.77" calcext:value-type="float">
            <text:p>0.77</text:p>
          </table:table-cell>
          <table:table-cell table:style-name="ce112"/>
          <table:table-cell table:style-name="ce112" office:value-type="string" calcext:value-type="string">
            <text:p>Optimum_found</text:p>
          </table:table-cell>
          <table:table-cell table:style-name="ce112" office:value-type="float" office:value="1964" calcext:value-type="float">
            <text:p>1964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0.77" calcext:value-type="float">
            <text:p>0.77</text:p>
          </table:table-cell>
          <table:table-cell table:number-columns-repeated="2"/>
          <table:table-cell table:style-name="ce112" office:value-type="string" calcext:value-type="string">
            <text:p>Optimum_found</text:p>
          </table:table-cell>
          <table:table-cell table:style-name="ce112" office:value-type="float" office:value="1964" calcext:value-type="float">
            <text:p>1964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0.49" calcext:value-type="float">
            <text:p>0.49</text:p>
          </table:table-cell>
          <table:table-cell table:style-name="ce112" table:number-columns-repeated="1001"/>
          <table:table-cell table:number-columns-repeated="2"/>
        </table:table-row>
        <table:table-row table:style-name="ro1">
          <table:table-cell office:value-type="string" calcext:value-type="string">
            <text:p>318-normalized-1037.cudf.trendy.opb</text:p>
          </table:table-cell>
          <table:table-cell office:value-type="string" calcext:value-type="string">
            <text:p>Optimum_found</text:p>
          </table:table-cell>
          <table:table-cell office:value-type="float" office:value="51573" calcext:value-type="float">
            <text:p>515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1573" calcext:value-type="float">
            <text:p>515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1573" calcext:value-type="float">
            <text:p>515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-normalized-single-obj-f27-DC2Loss.seq-A-2-1-irabcde.opb</text:p>
          </table:table-cell>
          <table:table-cell office:value-type="string" calcext:value-type="string">
            <text:p>Optimum_found</text:p>
          </table:table-cell>
          <table:table-cell office:value-type="float" office:value="737472" calcext:value-type="float">
            <text:p>737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37472" calcext:value-type="float">
            <text:p>737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37472" calcext:value-type="float">
            <text:p>737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8-normalized-aries-da_network_100_3__3_91__8.opb</text:p>
          </table:table-cell>
          <table:table-cell office:value-type="string" calcext:value-type="string">
            <text:p>Optimum_found</text:p>
          </table:table-cell>
          <table:table-cell office:value-type="float" office:value="70998" calcext:value-type="float">
            <text:p>70998</text:p>
          </table:table-cell>
          <table:table-cell office:value-type="float" office:value="37" calcext:value-type="float">
            <text:p>37</text:p>
          </table:table-cell>
          <table:table-cell office:value-type="float" office:value="79.15" calcext:value-type="float">
            <text:p>79.1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0998" calcext:value-type="float">
            <text:p>70998</text:p>
          </table:table-cell>
          <table:table-cell office:value-type="float" office:value="37" calcext:value-type="float">
            <text:p>37</text:p>
          </table:table-cell>
          <table:table-cell office:value-type="float" office:value="78.83" calcext:value-type="float">
            <text:p>78.8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0998" calcext:value-type="float">
            <text:p>70998</text:p>
          </table:table-cell>
          <table:table-cell office:value-type="float" office:value="31" calcext:value-type="float">
            <text:p>31</text:p>
          </table:table-cell>
          <table:table-cell office:value-type="float" office:value="22.72" calcext:value-type="float">
            <text:p>22.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3-normalized-factor-size=9-P=47-Q=197.opb</text:p>
          </table:table-cell>
          <table:table-cell office:value-type="string" calcext:value-type="string">
            <text:p>Optimum_found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6-normalized-g9x3.opb</text:p>
          </table:table-cell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4-normalized-s3-3-3-5pb.opb</text:p>
          </table:table-cell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48-normalized-aim-200-3_4-yes1-3.opb</text:p>
          </table:table-cell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-normalized-bogr_6.opb</text:p>
          </table:table-cell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1-normalized-hal-cups-utils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141814" calcext:value-type="float">
            <text:p>141814</text:p>
          </table:table-cell>
          <table:table-cell office:value-type="float" office:value="22" calcext:value-type="float">
            <text:p>22</text:p>
          </table:table-cell>
          <table:table-cell office:value-type="float" office:value="14.15" calcext:value-type="float">
            <text:p>14.1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1814" calcext:value-type="float">
            <text:p>141814</text:p>
          </table:table-cell>
          <table:table-cell office:value-type="float" office:value="22" calcext:value-type="float">
            <text:p>22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41814" calcext:value-type="float">
            <text:p>141814</text:p>
          </table:table-cell>
          <table:table-cell office:value-type="float" office:value="19" calcext:value-type="float">
            <text:p>19</text:p>
          </table:table-cell>
          <table:table-cell office:value-type="float" office:value="2.41" calcext:value-type="float">
            <text:p>2.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2-normalized-j12023_6.std.opb</text:p>
          </table:table-cell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3-Init-x1-i3_pp_87_merged.opb</text:p>
          </table:table-cell>
          <table:table-cell office:value-type="string" calcext:value-type="string">
            <text:p>Optimum_found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9.71" calcext:value-type="float">
            <text:p>9.7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9.45" calcext:value-type="float">
            <text:p>9.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5-normalized-OGR_5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6-normalized-simp-nonunif-100_100.10.opb</text:p>
          </table:table-cell>
          <table:table-cell office:value-type="string" calcext:value-type="string">
            <text:p>Optimum_found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5.98" calcext:value-type="float">
            <text:p>15.9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6.11" calcext:value-type="float">
            <text:p>16.1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4.62" calcext:value-type="float">
            <text:p>24.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61-normalized-knapPI_15_20_1000_2_-948.opb</text:p>
          </table:table-cell>
          <table:table-cell office:value-type="string" calcext:value-type="string">
            <text:p>Optimum_found</text:p>
          </table:table-cell>
          <table:table-cell office:value-type="float" office:value="-318" calcext:value-type="float">
            <text:p>-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318" calcext:value-type="float">
            <text:p>-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318" calcext:value-type="float">
            <text:p>-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62-normalized-50-750-false-45-90-4-5000opt.opb</text:p>
          </table:table-cell>
          <table:table-cell office:value-type="string" calcext:value-type="string">
            <text:p>Optimum_found</text:p>
          </table:table-cell>
          <table:table-cell office:value-type="float" office:value="-70" calcext:value-type="float">
            <text:p>-70</text:p>
          </table:table-cell>
          <table:table-cell office:value-type="float" office:value="19" calcext:value-type="float">
            <text:p>19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70" calcext:value-type="float">
            <text:p>-70</text:p>
          </table:table-cell>
          <table:table-cell office:value-type="float" office:value="19" calcext:value-type="float">
            <text:p>19</text:p>
          </table:table-cell>
          <table:table-cell office:value-type="float" office:value="2.89" calcext:value-type="float">
            <text:p>2.8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70" calcext:value-type="float">
            <text:p>-70</text:p>
          </table:table-cell>
          <table:table-cell office:value-type="float" office:value="16" calcext:value-type="float">
            <text:p>16</text:p>
          </table:table-cell>
          <table:table-cell office:value-type="float" office:value="3.53" calcext:value-type="float">
            <text:p>3.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70-normalized-lp4l.opb</text:p>
          </table:table-cell>
          <table:table-cell office:value-type="string" calcext:value-type="string">
            <text:p>Optimum_found</text:p>
          </table:table-cell>
          <table:table-cell office:value-type="float" office:value="2967" calcext:value-type="float">
            <text:p>2967</text:p>
          </table:table-cell>
          <table:table-cell office:value-type="float" office:value="53" calcext:value-type="float">
            <text:p>53</text:p>
          </table:table-cell>
          <table:table-cell office:value-type="float" office:value="816.32" calcext:value-type="float">
            <text:p>816.3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967" calcext:value-type="float">
            <text:p>2967</text:p>
          </table:table-cell>
          <table:table-cell office:value-type="float" office:value="53" calcext:value-type="float">
            <text:p>53</text:p>
          </table:table-cell>
          <table:table-cell office:value-type="float" office:value="806.66" calcext:value-type="float">
            <text:p>806.6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967" calcext:value-type="float">
            <text:p>2967</text:p>
          </table:table-cell>
          <table:table-cell office:value-type="float" office:value="72" calcext:value-type="float">
            <text:p>72</text:p>
          </table:table-cell>
          <table:table-cell office:value-type="float" office:value="215.8" calcext:value-type="float">
            <text:p>215.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72-normalized-50-750-false-45-90-4-4000opt.opb</text:p>
          </table:table-cell>
          <table:table-cell office:value-type="string" calcext:value-type="string">
            <text:p>Optimum_found</text:p>
          </table:table-cell>
          <table:table-cell office:value-type="float" office:value="-82" calcext:value-type="float">
            <text:p>-82</text:p>
          </table:table-cell>
          <table:table-cell office:value-type="float" office:value="14" calcext:value-type="float">
            <text:p>14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82" calcext:value-type="float">
            <text:p>-82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82" calcext:value-type="float">
            <text:p>-82</text:p>
          </table:table-cell>
          <table:table-cell office:value-type="float" office:value="24" calcext:value-type="float">
            <text:p>24</text:p>
          </table:table-cell>
          <table:table-cell office:value-type="float" office:value="2.14" calcext:value-type="float">
            <text:p>2.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75-normalized-lo_12x12_009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77-normalized-fx57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78-normalized-s4-4-3-6pb.opb</text:p>
          </table:table-cell>
          <table:table-cell office:value-type="string" calcext:value-type="string">
            <text:p>Optimum_found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79-normalized-single-obj-f14-DC2Loss.seq-A-2-combined-abcdeir.opb</text:p>
          </table:table-cell>
          <table:table-cell office:value-type="string" calcext:value-type="string">
            <text:p>Optimum_found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84-normalized-5_10.opb</text:p>
          </table:table-cell>
          <table:table-cell office:value-type="string" calcext:value-type="string">
            <text:p>Optimum_found</text:p>
          </table:table-cell>
          <table:table-cell office:value-type="float" office:value="3951" calcext:value-type="float">
            <text:p>39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951" calcext:value-type="float">
            <text:p>39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951" calcext:value-type="float">
            <text:p>39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86-normalized-g9x9.opb</text:p>
          </table:table-cell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90-normalized-BA_RDC4.dot_unif_20null10mast_rapportOE1.0_TMAX15_K67_cod3.opb</text:p>
          </table:table-cell>
          <table:table-cell office:value-type="string" calcext:value-type="string">
            <text:p>Optimum_found</text:p>
          </table:table-cell>
          <table:table-cell office:value-type="float" office:value="-4036" calcext:value-type="float">
            <text:p>-4036</text:p>
          </table:table-cell>
          <table:table-cell office:value-type="float" office:value="30" calcext:value-type="float">
            <text:p>30</text:p>
          </table:table-cell>
          <table:table-cell office:value-type="float" office:value="302.66" calcext:value-type="float">
            <text:p>302.6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4036" calcext:value-type="float">
            <text:p>-4036</text:p>
          </table:table-cell>
          <table:table-cell office:value-type="float" office:value="30" calcext:value-type="float">
            <text:p>30</text:p>
          </table:table-cell>
          <table:table-cell office:value-type="float" office:value="295.62" calcext:value-type="float">
            <text:p>295.6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4036" calcext:value-type="float">
            <text:p>-4036</text:p>
          </table:table-cell>
          <table:table-cell office:value-type="float" office:value="19" calcext:value-type="float">
            <text:p>19</text:p>
          </table:table-cell>
          <table:table-cell office:value-type="float" office:value="507.78" calcext:value-type="float">
            <text:p>507.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99-normalized-neos-3437289-erdre.opb</text:p>
          </table:table-cell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02-normalized-sporttournament08.lin.opb</text:p>
          </table:table-cell>
          <table:table-cell office:value-type="string" calcext:value-type="string">
            <text:p>Optimum_found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06-normalized-aries-da_network_20_2__17_12__64.opb</text:p>
          </table:table-cell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4" calcext:value-type="float">
            <text:p>14</text:p>
          </table:table-cell>
          <table:table-cell office:value-type="float" office:value="5.48" calcext:value-type="float">
            <text:p>5.4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4" calcext:value-type="float">
            <text:p>14</text:p>
          </table:table-cell>
          <table:table-cell office:value-type="float" office:value="5.34" calcext:value-type="float">
            <text:p>5.3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10-normalized-fx60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.59" calcext:value-type="float">
            <text:p>13.5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.71" calcext:value-type="float">
            <text:p>13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11-normalized-ss97-4.opb</text:p>
          </table:table-cell>
          <table:table-cell office:value-type="string" calcext:value-type="string">
            <text:p>Optimum_found</text:p>
          </table:table-cell>
          <table:table-cell office:value-type="float" office:value="813" calcext:value-type="float">
            <text:p>813</text:p>
          </table:table-cell>
          <table:table-cell office:value-type="float" office:value="74" calcext:value-type="float">
            <text:p>74</text:p>
          </table:table-cell>
          <table:table-cell office:value-type="float" office:value="21.02" calcext:value-type="float">
            <text:p>21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13" calcext:value-type="float">
            <text:p>813</text:p>
          </table:table-cell>
          <table:table-cell office:value-type="float" office:value="74" calcext:value-type="float">
            <text:p>74</text:p>
          </table:table-cell>
          <table:table-cell office:value-type="float" office:value="20.52" calcext:value-type="float">
            <text:p>20.5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813" calcext:value-type="float">
            <text:p>813</text:p>
          </table:table-cell>
          <table:table-cell office:value-type="float" office:value="86" calcext:value-type="float">
            <text:p>86</text:p>
          </table:table-cell>
          <table:table-cell office:value-type="float" office:value="2.63" calcext:value-type="float">
            <text:p>2.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17-normalized-aim-200-3_4-yes1-2.opb</text:p>
          </table:table-cell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18-normalized-circ4_3.opb</text:p>
          </table:table-cell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20-normalized-50-250-false-45-90-4-7000opt.opb</text:p>
          </table:table-cell>
          <table:table-cell office:value-type="string" calcext:value-type="string">
            <text:p>Optimum_found</text:p>
          </table:table-cell>
          <table:table-cell office:value-type="float" office:value="-172" calcext:value-type="float">
            <text:p>-172</text:p>
          </table:table-cell>
          <table:table-cell office:value-type="float" office:value="25" calcext:value-type="float">
            <text:p>25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72" calcext:value-type="float">
            <text:p>-172</text:p>
          </table:table-cell>
          <table:table-cell office:value-type="float" office:value="25" calcext:value-type="float">
            <text:p>25</text:p>
          </table:table-cell>
          <table:table-cell office:value-type="float" office:value="9.53" calcext:value-type="float">
            <text:p>9.5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72" calcext:value-type="float">
            <text:p>-172</text:p>
          </table:table-cell>
          <table:table-cell office:value-type="float" office:value="13" calcext:value-type="float">
            <text:p>13</text:p>
          </table:table-cell>
          <table:table-cell office:value-type="float" office:value="6.09" calcext:value-type="float">
            <text:p>6.0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21-normalized-lo_8x8_006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28-SMTI_50000_3_0.95_1.opb</text:p>
          </table:table-cell>
          <table:table-cell office:value-type="string" calcext:value-type="string">
            <text:p>Optimum_found</text:p>
          </table:table-cell>
          <table:table-cell office:value-type="float" office:value="6112" calcext:value-type="float">
            <text:p>6112</text:p>
          </table:table-cell>
          <table:table-cell office:value-type="float" office:value="1" calcext:value-type="float">
            <text:p>1</text:p>
          </table:table-cell>
          <table:table-cell office:value-type="float" office:value="176.1" calcext:value-type="float">
            <text:p>176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112" calcext:value-type="float">
            <text:p>6112</text:p>
          </table:table-cell>
          <table:table-cell office:value-type="float" office:value="1" calcext:value-type="float">
            <text:p>1</text:p>
          </table:table-cell>
          <table:table-cell office:value-type="float" office:value="166.61" calcext:value-type="float">
            <text:p>166.6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112" calcext:value-type="float">
            <text:p>6112</text:p>
          </table:table-cell>
          <table:table-cell office:value-type="float" office:value="1" calcext:value-type="float">
            <text:p>1</text:p>
          </table:table-cell>
          <table:table-cell office:value-type="float" office:value="167.59" calcext:value-type="float">
            <text:p>167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29-normalized-s4-4-3-4pb.opb</text:p>
          </table:table-cell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31-normalized-bogr_5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42-normalized-simp-nonunif-100_100.07.opb</text:p>
          </table:table-cell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.96" calcext:value-type="float">
            <text:p>2.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45-normalized-j9018_7.std.opb</text:p>
          </table:table-cell>
          <table:table-cell office:value-type="string" calcext:value-type="string">
            <text:p>Optimum_found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47-normalized-aim-200-2_0-yes1-2.opb</text:p>
          </table:table-cell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52-normalized-s4-4-3-5pb.opb</text:p>
          </table:table-cell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54-normalized-s3-3-3-4pb.opb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61-Init-x1-i4_pp_80_merged.opb</text:p>
          </table:table-cell>
          <table:table-cell office:value-type="string" calcext:value-type="string">
            <text:p>Optimum_found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9.07" calcext:value-type="float">
            <text:p>9.0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8.86" calcext:value-type="float">
            <text:p>8.8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63-normalized-ii32c3.opb</text:p>
          </table:table-cell>
          <table:table-cell office:value-type="string" calcext:value-type="string">
            <text:p>Optimum_found</text:p>
          </table:table-cell>
          <table:table-cell office:value-type="float" office:value="261" calcext:value-type="float">
            <text:p>261</text:p>
          </table:table-cell>
          <table:table-cell office:value-type="float" office:value="8" calcext:value-type="float">
            <text:p>8</text:p>
          </table:table-cell>
          <table:table-cell office:value-type="float" office:value="11.35" calcext:value-type="float">
            <text:p>11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61" calcext:value-type="float">
            <text:p>261</text:p>
          </table:table-cell>
          <table:table-cell office:value-type="float" office:value="8" calcext:value-type="float">
            <text:p>8</text:p>
          </table:table-cell>
          <table:table-cell office:value-type="float" office:value="11.16" calcext:value-type="float">
            <text:p>11.1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8.53" calcext:value-type="float">
            <text:p>8.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65-normalized-BA_RDC4.dot_luby_20null20mast_rapportOE2.0_TMAX15_K67_cod2_pbEq1_newVersion_product.opb</text:p>
          </table:table-cell>
          <table:table-cell office:value-type="string" calcext:value-type="string">
            <text:p>Optimum_found</text:p>
          </table:table-cell>
          <table:table-cell office:value-type="float" office:value="-100" calcext:value-type="float">
            <text:p>-100</text:p>
          </table:table-cell>
          <table:table-cell office:value-type="float" office:value="7" calcext:value-type="float">
            <text:p>7</text:p>
          </table:table-cell>
          <table:table-cell office:value-type="float" office:value="422.53" calcext:value-type="float">
            <text:p>422.5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00" calcext:value-type="float">
            <text:p>-100</text:p>
          </table:table-cell>
          <table:table-cell office:value-type="float" office:value="7" calcext:value-type="float">
            <text:p>7</text:p>
          </table:table-cell>
          <table:table-cell office:value-type="float" office:value="410.12" calcext:value-type="float">
            <text:p>410.1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00" calcext:value-type="float">
            <text:p>-100</text:p>
          </table:table-cell>
          <table:table-cell office:value-type="float" office:value="6" calcext:value-type="float">
            <text:p>6</text:p>
          </table:table-cell>
          <table:table-cell office:value-type="float" office:value="633.13" calcext:value-type="float">
            <text:p>633.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66-normalized-j9021_10.std.opb</text:p>
          </table:table-cell>
          <table:table-cell office:value-type="string" calcext:value-type="string">
            <text:p>Optimum_found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1006.95" calcext:value-type="float">
            <text:p>1006.9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1005.65" calcext:value-type="float">
            <text:p>1005.6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1007.07" calcext:value-type="float">
            <text:p>1007.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68-normalized-maincont.r.opb</text:p>
          </table:table-cell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7-normalized-lo_6x6_003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70-normalized-factor-size=9-P=149-Q=487.opb</text:p>
          </table:table-cell>
          <table:table-cell office:value-type="string" calcext:value-type="string">
            <text:p>Optimum_found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78-normalized-s4-4-3-1pb.opb</text:p>
          </table:table-cell>
          <table:table-cell office:value-type="string" calcext:value-type="string">
            <text:p>Optimum_found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0-normalized-lo_12x12_001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3-normalized-simp-nonunif-100_100.12.opb</text:p>
          </table:table-cell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.91" calcext:value-type="float">
            <text:p>1.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5-normalized-libpango-perl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176205" calcext:value-type="float">
            <text:p>176205</text:p>
          </table:table-cell>
          <table:table-cell office:value-type="float" office:value="23" calcext:value-type="float">
            <text:p>23</text:p>
          </table:table-cell>
          <table:table-cell office:value-type="float" office:value="6.08" calcext:value-type="float">
            <text:p>6.0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76205" calcext:value-type="float">
            <text:p>176205</text:p>
          </table:table-cell>
          <table:table-cell office:value-type="float" office:value="23" calcext:value-type="float">
            <text:p>23</text:p>
          </table:table-cell>
          <table:table-cell office:value-type="float" office:value="5.93" calcext:value-type="float">
            <text:p>5.9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76205" calcext:value-type="float">
            <text:p>176205</text:p>
          </table:table-cell>
          <table:table-cell office:value-type="float" office:value="17" calcext:value-type="float">
            <text:p>17</text:p>
          </table:table-cell>
          <table:table-cell office:value-type="float" office:value="1.87" calcext:value-type="float">
            <text:p>1.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6-normalized-simp-unif-100_100.00.opb</text:p>
          </table:table-cell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6.52" calcext:value-type="float">
            <text:p>106.5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7.05" calcext:value-type="float">
            <text:p>107.0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93.86" calcext:value-type="float">
            <text:p>93.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7-normalized-BA_RDC4.dot_fibo_50null0mast_rapportOE2.0_TMAX15_K67_cod3.opb</text:p>
          </table:table-cell>
          <table:table-cell office:value-type="string" calcext:value-type="string">
            <text:p>Optimum_found</text:p>
          </table:table-cell>
          <table:table-cell office:value-type="float" office:value="-7752" calcext:value-type="float">
            <text:p>-7752</text:p>
          </table:table-cell>
          <table:table-cell office:value-type="float" office:value="8" calcext:value-type="float">
            <text:p>8</text:p>
          </table:table-cell>
          <table:table-cell office:value-type="float" office:value="223.01" calcext:value-type="float">
            <text:p>223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7752" calcext:value-type="float">
            <text:p>-7752</text:p>
          </table:table-cell>
          <table:table-cell office:value-type="float" office:value="8" calcext:value-type="float">
            <text:p>8</text:p>
          </table:table-cell>
          <table:table-cell office:value-type="float" office:value="216.86" calcext:value-type="float">
            <text:p>216.8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7752" calcext:value-type="float">
            <text:p>-7752</text:p>
          </table:table-cell>
          <table:table-cell office:value-type="float" office:value="8" calcext:value-type="float">
            <text:p>8</text:p>
          </table:table-cell>
          <table:table-cell office:value-type="float" office:value="212.55" calcext:value-type="float">
            <text:p>212.5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60-normalized-s4-4-3-8pb.opb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66-normalized-clique-coloring-max-clique-n=6-t=4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3-normalized-factor-size=9-P=41-Q=347.opb</text:p>
          </table:table-cell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6-normalized-j12039_5.std.opb</text:p>
          </table:table-cell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0.31" calcext:value-type="float">
            <text:p>0.3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0.31" calcext:value-type="float">
            <text:p>0.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2-normalized-data4_3.opb</text:p>
          </table:table-cell>
          <table:table-cell office:value-type="string" calcext:value-type="string">
            <text:p>Optimum_found</text:p>
          </table:table-cell>
          <table:table-cell office:value-type="float" office:value="8276" calcext:value-type="float">
            <text:p>8276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276" calcext:value-type="float">
            <text:p>8276</text:p>
          </table:table-cell>
          <table:table-cell office:value-type="float" office:value="3" calcext:value-type="float">
            <text:p>3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8276" calcext:value-type="float">
            <text:p>8276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4-normalized-lo_10x10_003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6-normalized-lo_12x12_004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.04" calcext:value-type="float">
            <text:p>5.0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7-normalized-single-obj-f27-DC2Loss.seq-B-2-combined-irabcde.opb</text:p>
          </table:table-cell>
          <table:table-cell office:value-type="string" calcext:value-type="string">
            <text:p>Optimum_found</text:p>
          </table:table-cell>
          <table:table-cell office:value-type="float" office:value="721792" calcext:value-type="float">
            <text:p>72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21792" calcext:value-type="float">
            <text:p>72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21792" calcext:value-type="float">
            <text:p>72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8-normalized-50-250-false-45-90-4-2000opt.opb</text:p>
          </table:table-cell>
          <table:table-cell office:value-type="string" calcext:value-type="string">
            <text:p>Optimum_found</text:p>
          </table:table-cell>
          <table:table-cell office:value-type="float" office:value="-167" calcext:value-type="float">
            <text:p>-167</text:p>
          </table:table-cell>
          <table:table-cell office:value-type="float" office:value="19" calcext:value-type="float">
            <text:p>19</text:p>
          </table:table-cell>
          <table:table-cell office:value-type="float" office:value="9.86" calcext:value-type="float">
            <text:p>9.8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7" calcext:value-type="float">
            <text:p>-167</text:p>
          </table:table-cell>
          <table:table-cell office:value-type="float" office:value="19" calcext:value-type="float">
            <text:p>19</text:p>
          </table:table-cell>
          <table:table-cell office:value-type="float" office:value="10.04" calcext:value-type="float">
            <text:p>10.0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67" calcext:value-type="float">
            <text:p>-167</text:p>
          </table:table-cell>
          <table:table-cell office:value-type="float" office:value="21" calcext:value-type="float">
            <text:p>21</text:p>
          </table:table-cell>
          <table:table-cell office:value-type="float" office:value="16.56" calcext:value-type="float">
            <text:p>16.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9-normalized-single-obj-f1-DataDisplay_0_order4.seq-A-3-2-irabcde.opb</text:p>
          </table:table-cell>
          <table:table-cell office:value-type="string" calcext:value-type="string">
            <text:p>Optimum_found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9-Init-x2-i8_pp_100.opb</text:p>
          </table:table-cell>
          <table:table-cell office:value-type="string" calcext:value-type="string">
            <text:p>Optimum_found</text:p>
          </table:table-cell>
          <table:table-cell office:value-type="float" office:value="2252" calcext:value-type="float">
            <text:p>2252</text:p>
          </table:table-cell>
          <table:table-cell office:value-type="float" office:value="6" calcext:value-type="float">
            <text:p>6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52" calcext:value-type="float">
            <text:p>2252</text:p>
          </table:table-cell>
          <table:table-cell office:value-type="float" office:value="6" calcext:value-type="float">
            <text:p>6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252" calcext:value-type="float">
            <text:p>2252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90-normalized-rand0a62b6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6943" calcext:value-type="float">
            <text:p>6943</text:p>
          </table:table-cell>
          <table:table-cell office:value-type="float" office:value="23" calcext:value-type="float">
            <text:p>23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943" calcext:value-type="float">
            <text:p>6943</text:p>
          </table:table-cell>
          <table:table-cell office:value-type="float" office:value="23" calcext:value-type="float">
            <text:p>23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943" calcext:value-type="float">
            <text:p>6943</text:p>
          </table:table-cell>
          <table:table-cell office:value-type="float" office:value="20" calcext:value-type="float">
            <text:p>20</text:p>
          </table:table-cell>
          <table:table-cell office:value-type="float" office:value="0.22" calcext:value-type="float">
            <text:p>0.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91-normalized-simp-nonunif-100_100.11.opb</text:p>
          </table:table-cell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9.35" calcext:value-type="float">
            <text:p>19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9.47" calcext:value-type="float">
            <text:p>19.4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3.19" calcext:value-type="float">
            <text:p>23.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93-normalized-ss97-6.opb</text:p>
          </table:table-cell>
          <table:table-cell office:value-type="string" calcext:value-type="string">
            <text:p>Optimum_found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94-normalized-50-250-false-45-90-4-4000opt.opb</text:p>
          </table:table-cell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22" calcext:value-type="float">
            <text:p>22</text:p>
          </table:table-cell>
          <table:table-cell office:value-type="float" office:value="13.64" calcext:value-type="float">
            <text:p>13.6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22" calcext:value-type="float">
            <text:p>22</text:p>
          </table:table-cell>
          <table:table-cell office:value-type="float" office:value="13.97" calcext:value-type="float">
            <text:p>13.9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21" calcext:value-type="float">
            <text:p>21</text:p>
          </table:table-cell>
          <table:table-cell office:value-type="float" office:value="17.72" calcext:value-type="float">
            <text:p>17.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97-normalized-fx84.opb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.18" calcext:value-type="float">
            <text:p>10.1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.78" calcext:value-type="float">
            <text:p>9.7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.89" calcext:value-type="float">
            <text:p>9.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59-normalized-fir03_trarea_ac.opb</text:p>
          </table:table-cell>
          <table:table-cell office:value-type="string" calcext:value-type="string">
            <text:p>Some_solution_found</text:p>
          </table:table-cell>
          <table:table-cell office:value-type="float" office:value="24036" calcext:value-type="float">
            <text:p>24036</text:p>
          </table:table-cell>
          <table:table-cell office:value-type="float" office:value="29" calcext:value-type="float">
            <text:p>29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4036" calcext:value-type="float">
            <text:p>24036</text:p>
          </table:table-cell>
          <table:table-cell office:value-type="float" office:value="29" calcext:value-type="float">
            <text:p>29</text:p>
          </table:table-cell>
          <table:table-cell office:value-type="float" office:value="3600.03" calcext:value-type="float">
            <text:p>3600.0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3978" calcext:value-type="float">
            <text:p>23978</text:p>
          </table:table-cell>
          <table:table-cell office:value-type="float" office:value="26" calcext:value-type="float">
            <text:p>26</text:p>
          </table:table-cell>
          <table:table-cell office:value-type="float" office:value="79.62" calcext:value-type="float">
            <text:p>79.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63-normalized-fir05_trarea_ac.opb</text:p>
          </table:table-cell>
          <table:table-cell office:value-type="string" calcext:value-type="string">
            <text:p>Some_solution_found</text:p>
          </table:table-cell>
          <table:table-cell office:value-type="float" office:value="48552" calcext:value-type="float">
            <text:p>48552</text:p>
          </table:table-cell>
          <table:table-cell office:value-type="float" office:value="48" calcext:value-type="float">
            <text:p>4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8552" calcext:value-type="float">
            <text:p>48552</text:p>
          </table:table-cell>
          <table:table-cell office:value-type="float" office:value="48" calcext:value-type="float">
            <text:p>48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7342" calcext:value-type="float">
            <text:p>47342</text:p>
          </table:table-cell>
          <table:table-cell office:value-type="float" office:value="106" calcext:value-type="float">
            <text:p>106</text:p>
          </table:table-cell>
          <table:table-cell office:value-type="float" office:value="62.53" calcext:value-type="float">
            <text:p>62.53</text:p>
          </table:table-cell>
          <table:table-cell table:number-columns-repeated="1003"/>
        </table:table-row>
      </table:table>
      <table:named-expressions/>
      <table:database-ranges>
        <table:database-range table:name="__Anonymous_Sheet_DB__0" table:target-range-address="'Results on 385 benchmarks'.A5:'Results on 385 benchmarks'.AMJ389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'Interval (LB, UB) of Solution Value'.A92:'Interval (LB, UB) of Solution Value'.AMJ173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% Lemmas with Symbolic Part'.A5:'% Lemmas with Symbolic Part'.AMJ389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14" loext:min-decimal-places="14" number:min-integer-digits="1"/>
    </number:number-style>
    <number:percentage-style style:name="N134">
      <number:number number:decimal-places="1" loext:min-decimal-places="1" number:min-integer-digits="1"/>
      <number:text>%</number:text>
    </number:percentage-style>
    <number:percentage-style style:name="N135">
      <number:number number:decimal-places="3" loext:min-decimal-places="3" number:min-integer-digits="1"/>
      <number:text>%</number:text>
    </number:percentage-style>
    <number:percentage-style style:name="N136">
      <number:number number:decimal-places="4" loext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6:18:57.515380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3T13:11:58.554196397</meta:creation-date>
    <dc:date>2025-03-12T17:32:22.032893876</dc:date>
    <meta:editing-duration>P2DT8H29M8S</meta:editing-duration>
    <meta:editing-cycles>127</meta:editing-cycles>
    <meta:generator>LibreOffice/6.4.7.2$Linux_X86_64 LibreOffice_project/40$Build-2</meta:generator>
    <meta:document-statistic meta:table-count="4" meta:cell-count="15939" meta:object-count="0"/>
  </office:meta>
</office:document-meta>
</file>